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694.49pt" svg:height="424.83pt" svg:x="339.14pt" svg:y="2.83pt">
            <draw:object draw:notify-on-update-of-ranges="'sink_1.receiver_i.routed_msg_sub.network'.D1:'sink_1.receiver_i.routed_msg_sub.network'.D1 'sink_1.receiver_i.routed_msg_sub.network'.D2:'sink_1.receiver_i.routed_msg_sub.network'.D1569 'sink_1.receiver_i.routed_msg_sub.network'.E1:'sink_1.receiver_i.routed_msg_sub.network'.E1 'sink_1.receiver_i.routed_msg_sub.network'.E2:'sink_1.receiver_i.routed_msg_sub.network'.E15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700480.1555" calcext:value-type="float">
            <text:p>1442700480.1555</text:p>
          </table:table-cell>
          <table:table-cell office:value-type="float" office:value="8096" calcext:value-type="float">
            <text:p>8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700480.17571" calcext:value-type="float">
            <text:p>1442700480.17571</text:p>
          </table:table-cell>
          <table:table-cell office:value-type="float" office:value="8096" calcext:value-type="float">
            <text:p>8096</text:p>
          </table:table-cell>
          <table:table-cell table:formula="of:=[.B3]-[.B$2]" office:value-type="float" office:value="0.0202152729034424" calcext:value-type="float">
            <text:p>0.0202152729</text:p>
          </table:table-cell>
          <table:table-cell table:formula="of:=[.C3]/([.D3]-[.D2])" office:value-type="float" office:value="400489.275542818" calcext:value-type="float">
            <text:p>400489.2755428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700480.18594" calcext:value-type="float">
            <text:p>1442700480.18594</text:p>
          </table:table-cell>
          <table:table-cell office:value-type="float" office:value="8096" calcext:value-type="float">
            <text:p>8096</text:p>
          </table:table-cell>
          <table:table-cell table:formula="of:=[.B4]-[.B$2]" office:value-type="float" office:value="0.0304470062255859" calcext:value-type="float">
            <text:p>0.0304470062</text:p>
          </table:table-cell>
          <table:table-cell table:formula="of:=[.C4]/([.D4]-[.D3])" office:value-type="float" office:value="791263.781521613" calcext:value-type="float">
            <text:p>791263.7815216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700480.2067" calcext:value-type="float">
            <text:p>1442700480.2067</text:p>
          </table:table-cell>
          <table:table-cell office:value-type="float" office:value="8096" calcext:value-type="float">
            <text:p>8096</text:p>
          </table:table-cell>
          <table:table-cell table:formula="of:=[.B5]-[.B$2]" office:value-type="float" office:value="0.0512092113494873" calcext:value-type="float">
            <text:p>0.0512092113</text:p>
          </table:table-cell>
          <table:table-cell table:formula="of:=[.C5]/([.D5]-[.D4])" office:value-type="float" office:value="389939.312885408" calcext:value-type="float">
            <text:p>389939.312885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700480.21021" calcext:value-type="float">
            <text:p>1442700480.21021</text:p>
          </table:table-cell>
          <table:table-cell office:value-type="float" office:value="8096" calcext:value-type="float">
            <text:p>8096</text:p>
          </table:table-cell>
          <table:table-cell table:formula="of:=[.B6]-[.B$2]" office:value-type="float" office:value="0.0547099113464356" calcext:value-type="float">
            <text:p>0.0547099113</text:p>
          </table:table-cell>
          <table:table-cell table:formula="of:=[.C6]/([.D6]-[.D5])" office:value-type="float" office:value="2312680.32309474" calcext:value-type="float">
            <text:p>2312680.32309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700480.21707" calcext:value-type="float">
            <text:p>1442700480.21707</text:p>
          </table:table-cell>
          <table:table-cell office:value-type="float" office:value="8096" calcext:value-type="float">
            <text:p>8096</text:p>
          </table:table-cell>
          <table:table-cell table:formula="of:=[.B7]-[.B$2]" office:value-type="float" office:value="0.0615699291229248" calcext:value-type="float">
            <text:p>0.0615699291</text:p>
          </table:table-cell>
          <table:table-cell table:formula="of:=[.C7]/([.D7]-[.D6])" office:value-type="float" office:value="1180171.86890488" calcext:value-type="float">
            <text:p>1180171.86890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700480.24252" calcext:value-type="float">
            <text:p>1442700480.24252</text:p>
          </table:table-cell>
          <table:table-cell office:value-type="float" office:value="8096" calcext:value-type="float">
            <text:p>8096</text:p>
          </table:table-cell>
          <table:table-cell table:formula="of:=[.B8]-[.B$2]" office:value-type="float" office:value="0.087024450302124" calcext:value-type="float">
            <text:p>0.0870244503</text:p>
          </table:table-cell>
          <table:table-cell table:formula="of:=[.C8]/([.D8]-[.D7])" office:value-type="float" office:value="318057.44618036" calcext:value-type="float">
            <text:p>318057.446180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700480.24607" calcext:value-type="float">
            <text:p>1442700480.24607</text:p>
          </table:table-cell>
          <table:table-cell office:value-type="float" office:value="8096" calcext:value-type="float">
            <text:p>8096</text:p>
          </table:table-cell>
          <table:table-cell table:formula="of:=[.B9]-[.B$2]" office:value-type="float" office:value="0.0905723571777344" calcext:value-type="float">
            <text:p>0.0905723572</text:p>
          </table:table-cell>
          <table:table-cell table:formula="of:=[.C9]/([.D9]-[.D8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700480.25585" calcext:value-type="float">
            <text:p>1442700480.25585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100354909896851" calcext:value-type="float">
            <text:p>0.1003549099</text:p>
          </table:table-cell>
          <table:table-cell table:formula="of:=[.C10]/([.D10]-[.D9])" office:value-type="float" office:value="827595.846652531" calcext:value-type="float">
            <text:p>827595.8466525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700480.2733" calcext:value-type="float">
            <text:p>1442700480.2733</text:p>
          </table:table-cell>
          <table:table-cell office:value-type="float" office:value="8096" calcext:value-type="float">
            <text:p>8096</text:p>
          </table:table-cell>
          <table:table-cell table:formula="of:=[.B11]-[.B$2]" office:value-type="float" office:value="0.117807149887085" calcext:value-type="float">
            <text:p>0.1178071499</text:p>
          </table:table-cell>
          <table:table-cell table:formula="of:=[.C11]/([.D11]-[.D10])" office:value-type="float" office:value="463894.606338798" calcext:value-type="float">
            <text:p>463894.6063387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700480.2856" calcext:value-type="float">
            <text:p>1442700480.2856</text:p>
          </table:table-cell>
          <table:table-cell office:value-type="float" office:value="8096" calcext:value-type="float">
            <text:p>8096</text:p>
          </table:table-cell>
          <table:table-cell table:formula="of:=[.B12]-[.B$2]" office:value-type="float" office:value="0.130107164382935" calcext:value-type="float">
            <text:p>0.1301071644</text:p>
          </table:table-cell>
          <table:table-cell table:formula="of:=[.C12]/([.D12]-[.D11])" office:value-type="float" office:value="658210.606396588" calcext:value-type="float">
            <text:p>658210.606396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700480.28913" calcext:value-type="float">
            <text:p>1442700480.28913</text:p>
          </table:table-cell>
          <table:table-cell office:value-type="float" office:value="8096" calcext:value-type="float">
            <text:p>8096</text:p>
          </table:table-cell>
          <table:table-cell table:formula="of:=[.B13]-[.B$2]" office:value-type="float" office:value="0.1336350440979" calcext:value-type="float">
            <text:p>0.1336350441</text:p>
          </table:table-cell>
          <table:table-cell table:formula="of:=[.C13]/([.D13]-[.D12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700480.30012" calcext:value-type="float">
            <text:p>1442700480.30012</text:p>
          </table:table-cell>
          <table:table-cell office:value-type="float" office:value="8096" calcext:value-type="float">
            <text:p>8096</text:p>
          </table:table-cell>
          <table:table-cell table:formula="of:=[.B14]-[.B$2]" office:value-type="float" office:value="0.144627571105957" calcext:value-type="float">
            <text:p>0.1446275711</text:p>
          </table:table-cell>
          <table:table-cell table:formula="of:=[.C14]/([.D14]-[.D13])" office:value-type="float" office:value="736500.351017221" calcext:value-type="float">
            <text:p>736500.3510172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700480.41821" calcext:value-type="float">
            <text:p>1442700480.41821</text:p>
          </table:table-cell>
          <table:table-cell office:value-type="float" office:value="8096" calcext:value-type="float">
            <text:p>8096</text:p>
          </table:table-cell>
          <table:table-cell table:formula="of:=[.B15]-[.B$2]" office:value-type="float" office:value="0.262712717056274" calcext:value-type="float">
            <text:p>0.2627127171</text:p>
          </table:table-cell>
          <table:table-cell table:formula="of:=[.C15]/([.D15]-[.D14])" office:value-type="float" office:value="68560.6977477614" calcext:value-type="float">
            <text:p>68560.69774776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700480.42175" calcext:value-type="float">
            <text:p>1442700480.42175</text:p>
          </table:table-cell>
          <table:table-cell office:value-type="float" office:value="8096" calcext:value-type="float">
            <text:p>8096</text:p>
          </table:table-cell>
          <table:table-cell table:formula="of:=[.B16]-[.B$2]" office:value-type="float" office:value="0.266252279281616" calcext:value-type="float">
            <text:p>0.2662522793</text:p>
          </table:table-cell>
          <table:table-cell table:formula="of:=[.C16]/([.D16]-[.D15])" office:value-type="float" office:value="2287288.50761148" calcext:value-type="float">
            <text:p>2287288.507611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700480.42528" calcext:value-type="float">
            <text:p>1442700480.42528</text:p>
          </table:table-cell>
          <table:table-cell office:value-type="float" office:value="8096" calcext:value-type="float">
            <text:p>8096</text:p>
          </table:table-cell>
          <table:table-cell table:formula="of:=[.B17]-[.B$2]" office:value-type="float" office:value="0.269780397415161" calcext:value-type="float">
            <text:p>0.2697803974</text:p>
          </table:table-cell>
          <table:table-cell table:formula="of:=[.C17]/([.D17]-[.D16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700480.42879" calcext:value-type="float">
            <text:p>1442700480.42879</text:p>
          </table:table-cell>
          <table:table-cell office:value-type="float" office:value="8096" calcext:value-type="float">
            <text:p>8096</text:p>
          </table:table-cell>
          <table:table-cell table:formula="of:=[.B18]-[.B$2]" office:value-type="float" office:value="0.273296594619751" calcext:value-type="float">
            <text:p>0.2732965946</text:p>
          </table:table-cell>
          <table:table-cell table:formula="of:=[.C18]/([.D18]-[.D17])" office:value-type="float" office:value="2302487.4684025" calcext:value-type="float">
            <text:p>2302487.46840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700480.4323" calcext:value-type="float">
            <text:p>1442700480.4323</text:p>
          </table:table-cell>
          <table:table-cell office:value-type="float" office:value="8096" calcext:value-type="float">
            <text:p>8096</text:p>
          </table:table-cell>
          <table:table-cell table:formula="of:=[.B19]-[.B$2]" office:value-type="float" office:value="0.276799917221069" calcext:value-type="float">
            <text:p>0.2767999172</text:p>
          </table:table-cell>
          <table:table-cell table:formula="of:=[.C19]/([.D19]-[.D18])" office:value-type="float" office:value="2310949.03933578" calcext:value-type="float">
            <text:p>2310949.039335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700480.43582" calcext:value-type="float">
            <text:p>1442700480.43582</text:p>
          </table:table-cell>
          <table:table-cell office:value-type="float" office:value="8096" calcext:value-type="float">
            <text:p>8096</text:p>
          </table:table-cell>
          <table:table-cell table:formula="of:=[.B20]-[.B$2]" office:value-type="float" office:value="0.280327558517456" calcext:value-type="float">
            <text:p>0.2803275585</text:p>
          </table:table-cell>
          <table:table-cell table:formula="of:=[.C20]/([.D20]-[.D19])" office:value-type="float" office:value="2295017.92268181" calcext:value-type="float">
            <text:p>2295017.922681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700480.45306" calcext:value-type="float">
            <text:p>1442700480.45306</text:p>
          </table:table-cell>
          <table:table-cell office:value-type="float" office:value="8096" calcext:value-type="float">
            <text:p>8096</text:p>
          </table:table-cell>
          <table:table-cell table:formula="of:=[.B21]-[.B$2]" office:value-type="float" office:value="0.297560214996338" calcext:value-type="float">
            <text:p>0.297560215</text:p>
          </table:table-cell>
          <table:table-cell table:formula="of:=[.C21]/([.D21]-[.D20])" office:value-type="float" office:value="469805.686077561" calcext:value-type="float">
            <text:p>469805.686077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700480.45665" calcext:value-type="float">
            <text:p>1442700480.45665</text:p>
          </table:table-cell>
          <table:table-cell office:value-type="float" office:value="8096" calcext:value-type="float">
            <text:p>8096</text:p>
          </table:table-cell>
          <table:table-cell table:formula="of:=[.B22]-[.B$2]" office:value-type="float" office:value="0.301153182983398" calcext:value-type="float">
            <text:p>0.301153183</text:p>
          </table:table-cell>
          <table:table-cell table:formula="of:=[.C22]/([.D22]-[.D21])" office:value-type="float" office:value="2253290.32408759" calcext:value-type="float">
            <text:p>2253290.32408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700480.46018" calcext:value-type="float">
            <text:p>1442700480.46018</text:p>
          </table:table-cell>
          <table:table-cell office:value-type="float" office:value="8096" calcext:value-type="float">
            <text:p>8096</text:p>
          </table:table-cell>
          <table:table-cell table:formula="of:=[.B23]-[.B$2]" office:value-type="float" office:value="0.304687738418579" calcext:value-type="float">
            <text:p>0.3046877384</text:p>
          </table:table-cell>
          <table:table-cell table:formula="of:=[.C23]/([.D23]-[.D22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700480.47924" calcext:value-type="float">
            <text:p>1442700480.47924</text:p>
          </table:table-cell>
          <table:table-cell office:value-type="float" office:value="8096" calcext:value-type="float">
            <text:p>8096</text:p>
          </table:table-cell>
          <table:table-cell table:formula="of:=[.B24]-[.B$2]" office:value-type="float" office:value="0.323749303817749" calcext:value-type="float">
            <text:p>0.3237493038</text:p>
          </table:table-cell>
          <table:table-cell table:formula="of:=[.C24]/([.D24]-[.D23])" office:value-type="float" office:value="424729.020437774" calcext:value-type="float">
            <text:p>424729.02043777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700480.48278" calcext:value-type="float">
            <text:p>1442700480.48278</text:p>
          </table:table-cell>
          <table:table-cell office:value-type="float" office:value="8096" calcext:value-type="float">
            <text:p>8096</text:p>
          </table:table-cell>
          <table:table-cell table:formula="of:=[.B25]-[.B$2]" office:value-type="float" office:value="0.327282667160034" calcext:value-type="float">
            <text:p>0.3272826672</text:p>
          </table:table-cell>
          <table:table-cell table:formula="of:=[.C25]/([.D25]-[.D24])" office:value-type="float" office:value="2291301.29446694" calcext:value-type="float">
            <text:p>2291301.294466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700480.48632" calcext:value-type="float">
            <text:p>1442700480.48632</text:p>
          </table:table-cell>
          <table:table-cell office:value-type="float" office:value="8096" calcext:value-type="float">
            <text:p>8096</text:p>
          </table:table-cell>
          <table:table-cell table:formula="of:=[.B26]-[.B$2]" office:value-type="float" office:value="0.330823659896851" calcext:value-type="float">
            <text:p>0.3308236599</text:p>
          </table:table-cell>
          <table:table-cell table:formula="of:=[.C26]/([.D26]-[.D25])" office:value-type="float" office:value="2286364.47508753" calcext:value-type="float">
            <text:p>2286364.475087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700480.50616" calcext:value-type="float">
            <text:p>1442700480.50616</text:p>
          </table:table-cell>
          <table:table-cell office:value-type="float" office:value="8096" calcext:value-type="float">
            <text:p>8096</text:p>
          </table:table-cell>
          <table:table-cell table:formula="of:=[.B27]-[.B$2]" office:value-type="float" office:value="0.350669145584106" calcext:value-type="float">
            <text:p>0.3506691456</text:p>
          </table:table-cell>
          <table:table-cell table:formula="of:=[.C27]/([.D27]-[.D26])" office:value-type="float" office:value="407951.718974507" calcext:value-type="float">
            <text:p>407951.71897450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700480.5097" calcext:value-type="float">
            <text:p>1442700480.5097</text:p>
          </table:table-cell>
          <table:table-cell office:value-type="float" office:value="8096" calcext:value-type="float">
            <text:p>8096</text:p>
          </table:table-cell>
          <table:table-cell table:formula="of:=[.B28]-[.B$2]" office:value-type="float" office:value="0.354207515716553" calcext:value-type="float">
            <text:p>0.3542075157</text:p>
          </table:table-cell>
          <table:table-cell table:formula="of:=[.C28]/([.D28]-[.D27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700480.5132" calcext:value-type="float">
            <text:p>1442700480.5132</text:p>
          </table:table-cell>
          <table:table-cell office:value-type="float" office:value="8096" calcext:value-type="float">
            <text:p>8096</text:p>
          </table:table-cell>
          <table:table-cell table:formula="of:=[.B29]-[.B$2]" office:value-type="float" office:value="0.357704877853394" calcext:value-type="float">
            <text:p>0.3577048779</text:p>
          </table:table-cell>
          <table:table-cell table:formula="of:=[.C29]/([.D29]-[.D28])" office:value-type="float" office:value="2314887.53043834" calcext:value-type="float">
            <text:p>2314887.530438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700480.53287" calcext:value-type="float">
            <text:p>1442700480.53287</text:p>
          </table:table-cell>
          <table:table-cell office:value-type="float" office:value="8096" calcext:value-type="float">
            <text:p>8096</text:p>
          </table:table-cell>
          <table:table-cell table:formula="of:=[.B30]-[.B$2]" office:value-type="float" office:value="0.377379179000854" calcext:value-type="float">
            <text:p>0.377379179</text:p>
          </table:table-cell>
          <table:table-cell table:formula="of:=[.C30]/([.D30]-[.D29])" office:value-type="float" office:value="411501.27464857" calcext:value-type="float">
            <text:p>411501.2746485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700480.5364" calcext:value-type="float">
            <text:p>1442700480.5364</text:p>
          </table:table-cell>
          <table:table-cell office:value-type="float" office:value="8096" calcext:value-type="float">
            <text:p>8096</text:p>
          </table:table-cell>
          <table:table-cell table:formula="of:=[.B31]-[.B$2]" office:value-type="float" office:value="0.380908966064453" calcext:value-type="float">
            <text:p>0.3809089661</text:p>
          </table:table-cell>
          <table:table-cell table:formula="of:=[.C31]/([.D31]-[.D30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700480.54641" calcext:value-type="float">
            <text:p>1442700480.54641</text:p>
          </table:table-cell>
          <table:table-cell office:value-type="float" office:value="8096" calcext:value-type="float">
            <text:p>8096</text:p>
          </table:table-cell>
          <table:table-cell table:formula="of:=[.B32]-[.B$2]" office:value-type="float" office:value="0.390918970108032" calcext:value-type="float">
            <text:p>0.3909189701</text:p>
          </table:table-cell>
          <table:table-cell table:formula="of:=[.C32]/([.D32]-[.D31])" office:value-type="float" office:value="808790.882076932" calcext:value-type="float">
            <text:p>808790.88207693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700480.54994" calcext:value-type="float">
            <text:p>1442700480.54994</text:p>
          </table:table-cell>
          <table:table-cell office:value-type="float" office:value="8096" calcext:value-type="float">
            <text:p>8096</text:p>
          </table:table-cell>
          <table:table-cell table:formula="of:=[.B33]-[.B$2]" office:value-type="float" office:value="0.394442319869995" calcext:value-type="float">
            <text:p>0.3944423199</text:p>
          </table:table-cell>
          <table:table-cell table:formula="of:=[.C33]/([.D33]-[.D32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700480.5599" calcext:value-type="float">
            <text:p>1442700480.5599</text:p>
          </table:table-cell>
          <table:table-cell office:value-type="float" office:value="8096" calcext:value-type="float">
            <text:p>8096</text:p>
          </table:table-cell>
          <table:table-cell table:formula="of:=[.B34]-[.B$2]" office:value-type="float" office:value="0.404401779174805" calcext:value-type="float">
            <text:p>0.4044017792</text:p>
          </table:table-cell>
          <table:table-cell table:formula="of:=[.C34]/([.D34]-[.D33])" office:value-type="float" office:value="812895.535010653" calcext:value-type="float">
            <text:p>812895.535010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700480.5733" calcext:value-type="float">
            <text:p>1442700480.5733</text:p>
          </table:table-cell>
          <table:table-cell office:value-type="float" office:value="8096" calcext:value-type="float">
            <text:p>8096</text:p>
          </table:table-cell>
          <table:table-cell table:formula="of:=[.B35]-[.B$2]" office:value-type="float" office:value="0.417801856994629" calcext:value-type="float">
            <text:p>0.417801857</text:p>
          </table:table-cell>
          <table:table-cell table:formula="of:=[.C35]/([.D35]-[.D34])" office:value-type="float" office:value="604175.595758309" calcext:value-type="float">
            <text:p>604175.59575830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700480.57685" calcext:value-type="float">
            <text:p>1442700480.57685</text:p>
          </table:table-cell>
          <table:table-cell office:value-type="float" office:value="8096" calcext:value-type="float">
            <text:p>8096</text:p>
          </table:table-cell>
          <table:table-cell table:formula="of:=[.B36]-[.B$2]" office:value-type="float" office:value="0.421355962753296" calcext:value-type="float">
            <text:p>0.4213559628</text:p>
          </table:table-cell>
          <table:table-cell table:formula="of:=[.C36]/([.D36]-[.D35])" office:value-type="float" office:value="2277928.83772724" calcext:value-type="float">
            <text:p>2277928.837727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700480.58688" calcext:value-type="float">
            <text:p>1442700480.58688</text:p>
          </table:table-cell>
          <table:table-cell office:value-type="float" office:value="8096" calcext:value-type="float">
            <text:p>8096</text:p>
          </table:table-cell>
          <table:table-cell table:formula="of:=[.B37]-[.B$2]" office:value-type="float" office:value="0.431384325027466" calcext:value-type="float">
            <text:p>0.431384325</text:p>
          </table:table-cell>
          <table:table-cell table:formula="of:=[.C37]/([.D37]-[.D36])" office:value-type="float" office:value="807310.284437259" calcext:value-type="float">
            <text:p>807310.2844372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700480.60032" calcext:value-type="float">
            <text:p>1442700480.60032</text:p>
          </table:table-cell>
          <table:table-cell office:value-type="float" office:value="8096" calcext:value-type="float">
            <text:p>8096</text:p>
          </table:table-cell>
          <table:table-cell table:formula="of:=[.B38]-[.B$2]" office:value-type="float" office:value="0.444820642471314" calcext:value-type="float">
            <text:p>0.4448206425</text:p>
          </table:table-cell>
          <table:table-cell table:formula="of:=[.C38]/([.D38]-[.D37])" office:value-type="float" office:value="602546.049826105" calcext:value-type="float">
            <text:p>602546.0498261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700480.61359" calcext:value-type="float">
            <text:p>1442700480.61359</text:p>
          </table:table-cell>
          <table:table-cell office:value-type="float" office:value="8096" calcext:value-type="float">
            <text:p>8096</text:p>
          </table:table-cell>
          <table:table-cell table:formula="of:=[.B39]-[.B$2]" office:value-type="float" office:value="0.458090305328369" calcext:value-type="float">
            <text:p>0.4580903053</text:p>
          </table:table-cell>
          <table:table-cell table:formula="of:=[.C39]/([.D39]-[.D38])" office:value-type="float" office:value="610113.46612286" calcext:value-type="float">
            <text:p>610113.466122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700480.61712" calcext:value-type="float">
            <text:p>1442700480.61712</text:p>
          </table:table-cell>
          <table:table-cell office:value-type="float" office:value="8096" calcext:value-type="float">
            <text:p>8096</text:p>
          </table:table-cell>
          <table:table-cell table:formula="of:=[.B40]-[.B$2]" office:value-type="float" office:value="0.461626529693604" calcext:value-type="float">
            <text:p>0.4616265297</text:p>
          </table:table-cell>
          <table:table-cell table:formula="of:=[.C40]/([.D40]-[.D39])" office:value-type="float" office:value="2289447.49083064" calcext:value-type="float">
            <text:p>2289447.490830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700480.63331" calcext:value-type="float">
            <text:p>1442700480.63331</text:p>
          </table:table-cell>
          <table:table-cell office:value-type="float" office:value="8096" calcext:value-type="float">
            <text:p>8096</text:p>
          </table:table-cell>
          <table:table-cell table:formula="of:=[.B41]-[.B$2]" office:value-type="float" office:value="0.477816820144653" calcext:value-type="float">
            <text:p>0.4778168201</text:p>
          </table:table-cell>
          <table:table-cell table:formula="of:=[.C41]/([.D41]-[.D40])" office:value-type="float" office:value="500052.795499728" calcext:value-type="float">
            <text:p>500052.7954997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700480.64686" calcext:value-type="float">
            <text:p>1442700480.64686</text:p>
          </table:table-cell>
          <table:table-cell office:value-type="float" office:value="8096" calcext:value-type="float">
            <text:p>8096</text:p>
          </table:table-cell>
          <table:table-cell table:formula="of:=[.B42]-[.B$2]" office:value-type="float" office:value="0.491367101669312" calcext:value-type="float">
            <text:p>0.4913671017</text:p>
          </table:table-cell>
          <table:table-cell table:formula="of:=[.C42]/([.D42]-[.D41])" office:value-type="float" office:value="597478.361262625" calcext:value-type="float">
            <text:p>597478.3612626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700480.65038" calcext:value-type="float">
            <text:p>1442700480.65038</text:p>
          </table:table-cell>
          <table:table-cell office:value-type="float" office:value="8096" calcext:value-type="float">
            <text:p>8096</text:p>
          </table:table-cell>
          <table:table-cell table:formula="of:=[.B43]-[.B$2]" office:value-type="float" office:value="0.494883537292481" calcext:value-type="float">
            <text:p>0.4948835373</text:p>
          </table:table-cell>
          <table:table-cell table:formula="of:=[.C43]/([.D43]-[.D42])" office:value-type="float" office:value="2302331.35697335" calcext:value-type="float">
            <text:p>2302331.356973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700480.92114" calcext:value-type="float">
            <text:p>1442700480.92114</text:p>
          </table:table-cell>
          <table:table-cell office:value-type="float" office:value="8096" calcext:value-type="float">
            <text:p>8096</text:p>
          </table:table-cell>
          <table:table-cell table:formula="of:=[.B44]-[.B$2]" office:value-type="float" office:value="0.765646696090698" calcext:value-type="float">
            <text:p>0.7656466961</text:p>
          </table:table-cell>
          <table:table-cell table:formula="of:=[.C44]/([.D44]-[.D43])" office:value-type="float" office:value="29900.6705193354" calcext:value-type="float">
            <text:p>29900.67051933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700480.92468" calcext:value-type="float">
            <text:p>1442700480.92468</text:p>
          </table:table-cell>
          <table:table-cell office:value-type="float" office:value="8096" calcext:value-type="float">
            <text:p>8096</text:p>
          </table:table-cell>
          <table:table-cell table:formula="of:=[.B45]-[.B$2]" office:value-type="float" office:value="0.769180774688721" calcext:value-type="float">
            <text:p>0.7691807747</text:p>
          </table:table-cell>
          <table:table-cell table:formula="of:=[.C45]/([.D45]-[.D44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700480.92822" calcext:value-type="float">
            <text:p>1442700480.92822</text:p>
          </table:table-cell>
          <table:table-cell office:value-type="float" office:value="8096" calcext:value-type="float">
            <text:p>8096</text:p>
          </table:table-cell>
          <table:table-cell table:formula="of:=[.B46]-[.B$2]" office:value-type="float" office:value="0.772721290588379" calcext:value-type="float">
            <text:p>0.7727212906</text:p>
          </table:table-cell>
          <table:table-cell table:formula="of:=[.C46]/([.D46]-[.D45])" office:value-type="float" office:value="2286672.40296296" calcext:value-type="float">
            <text:p>2286672.402962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700480.96148" calcext:value-type="float">
            <text:p>1442700480.96148</text:p>
          </table:table-cell>
          <table:table-cell office:value-type="float" office:value="8096" calcext:value-type="float">
            <text:p>8096</text:p>
          </table:table-cell>
          <table:table-cell table:formula="of:=[.B47]-[.B$2]" office:value-type="float" office:value="0.805986881256104" calcext:value-type="float">
            <text:p>0.8059868813</text:p>
          </table:table-cell>
          <table:table-cell table:formula="of:=[.C47]/([.D47]-[.D46])" office:value-type="float" office:value="243374.605335206" calcext:value-type="float">
            <text:p>243374.6053352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700480.96501" calcext:value-type="float">
            <text:p>1442700480.96501</text:p>
          </table:table-cell>
          <table:table-cell office:value-type="float" office:value="8096" calcext:value-type="float">
            <text:p>8096</text:p>
          </table:table-cell>
          <table:table-cell table:formula="of:=[.B48]-[.B$2]" office:value-type="float" office:value="0.809517621994019" calcext:value-type="float">
            <text:p>0.809517622</text:p>
          </table:table-cell>
          <table:table-cell table:formula="of:=[.C48]/([.D48]-[.D47])" office:value-type="float" office:value="2293003.25369708" calcext:value-type="float">
            <text:p>2293003.253697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700480.97547" calcext:value-type="float">
            <text:p>1442700480.97547</text:p>
          </table:table-cell>
          <table:table-cell office:value-type="float" office:value="8096" calcext:value-type="float">
            <text:p>8096</text:p>
          </table:table-cell>
          <table:table-cell table:formula="of:=[.B49]-[.B$2]" office:value-type="float" office:value="0.819972276687622" calcext:value-type="float">
            <text:p>0.8199722767</text:p>
          </table:table-cell>
          <table:table-cell table:formula="of:=[.C49]/([.D49]-[.D48])" office:value-type="float" office:value="774391.908415051" calcext:value-type="float">
            <text:p>774391.9084150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700480.979" calcext:value-type="float">
            <text:p>1442700480.979</text:p>
          </table:table-cell>
          <table:table-cell office:value-type="float" office:value="8096" calcext:value-type="float">
            <text:p>8096</text:p>
          </table:table-cell>
          <table:table-cell table:formula="of:=[.B50]-[.B$2]" office:value-type="float" office:value="0.823501825332642" calcext:value-type="float">
            <text:p>0.8235018253</text:p>
          </table:table-cell>
          <table:table-cell table:formula="of:=[.C50]/([.D50]-[.D49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700480.98255" calcext:value-type="float">
            <text:p>1442700480.98255</text:p>
          </table:table-cell>
          <table:table-cell office:value-type="float" office:value="8096" calcext:value-type="float">
            <text:p>8096</text:p>
          </table:table-cell>
          <table:table-cell table:formula="of:=[.B51]-[.B$2]" office:value-type="float" office:value="0.82705283164978" calcext:value-type="float">
            <text:p>0.8270528316</text:p>
          </table:table-cell>
          <table:table-cell table:formula="of:=[.C51]/([.D51]-[.D50])" office:value-type="float" office:value="2279917.09305761" calcext:value-type="float">
            <text:p>2279917.093057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700480.98834" calcext:value-type="float">
            <text:p>1442700480.98834</text:p>
          </table:table-cell>
          <table:table-cell office:value-type="float" office:value="8096" calcext:value-type="float">
            <text:p>8096</text:p>
          </table:table-cell>
          <table:table-cell table:formula="of:=[.B52]-[.B$2]" office:value-type="float" office:value="0.832844257354736" calcext:value-type="float">
            <text:p>0.8328442574</text:p>
          </table:table-cell>
          <table:table-cell table:formula="of:=[.C52]/([.D52]-[.D51])" office:value-type="float" office:value="1397928.66427895" calcext:value-type="float">
            <text:p>1397928.6642789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700480.99187" calcext:value-type="float">
            <text:p>1442700480.99187</text:p>
          </table:table-cell>
          <table:table-cell office:value-type="float" office:value="8096" calcext:value-type="float">
            <text:p>8096</text:p>
          </table:table-cell>
          <table:table-cell table:formula="of:=[.B53]-[.B$2]" office:value-type="float" office:value="0.836374044418335" calcext:value-type="float">
            <text:p>0.8363740444</text:p>
          </table:table-cell>
          <table:table-cell table:formula="of:=[.C53]/([.D53]-[.D52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700480.9998" calcext:value-type="float">
            <text:p>1442700480.9998</text:p>
          </table:table-cell>
          <table:table-cell office:value-type="float" office:value="8096" calcext:value-type="float">
            <text:p>8096</text:p>
          </table:table-cell>
          <table:table-cell table:formula="of:=[.B54]-[.B$2]" office:value-type="float" office:value="0.844300746917725" calcext:value-type="float">
            <text:p>0.8443007469</text:p>
          </table:table-cell>
          <table:table-cell table:formula="of:=[.C54]/([.D54]-[.D53])" office:value-type="float" office:value="1021357.87240954" calcext:value-type="float">
            <text:p>1021357.872409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700481.02178" calcext:value-type="float">
            <text:p>1442700481.02178</text:p>
          </table:table-cell>
          <table:table-cell office:value-type="float" office:value="8096" calcext:value-type="float">
            <text:p>8096</text:p>
          </table:table-cell>
          <table:table-cell table:formula="of:=[.B55]-[.B$2]" office:value-type="float" office:value="0.866281509399414" calcext:value-type="float">
            <text:p>0.8662815094</text:p>
          </table:table-cell>
          <table:table-cell table:formula="of:=[.C55]/([.D55]-[.D54])" office:value-type="float" office:value="368322.072846389" calcext:value-type="float">
            <text:p>368322.0728463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700481.0252" calcext:value-type="float">
            <text:p>1442700481.0252</text:p>
          </table:table-cell>
          <table:table-cell office:value-type="float" office:value="8096" calcext:value-type="float">
            <text:p>8096</text:p>
          </table:table-cell>
          <table:table-cell table:formula="of:=[.B56]-[.B$2]" office:value-type="float" office:value="0.86970591545105" calcext:value-type="float">
            <text:p>0.8697059155</text:p>
          </table:table-cell>
          <table:table-cell table:formula="of:=[.C56]/([.D56]-[.D55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700481.02862" calcext:value-type="float">
            <text:p>1442700481.02862</text:p>
          </table:table-cell>
          <table:table-cell office:value-type="float" office:value="8096" calcext:value-type="float">
            <text:p>8096</text:p>
          </table:table-cell>
          <table:table-cell table:formula="of:=[.B57]-[.B$2]" office:value-type="float" office:value="0.873128175735474" calcext:value-type="float">
            <text:p>0.8731281757</text:p>
          </table:table-cell>
          <table:table-cell table:formula="of:=[.C57]/([.D57]-[.D56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700481.03205" calcext:value-type="float">
            <text:p>1442700481.03205</text:p>
          </table:table-cell>
          <table:table-cell office:value-type="float" office:value="8096" calcext:value-type="float">
            <text:p>8096</text:p>
          </table:table-cell>
          <table:table-cell table:formula="of:=[.B58]-[.B$2]" office:value-type="float" office:value="0.876550674438477" calcext:value-type="float">
            <text:p>0.8765506744</text:p>
          </table:table-cell>
          <table:table-cell table:formula="of:=[.C58]/([.D58]-[.D57])" office:value-type="float" office:value="2365523.17547893" calcext:value-type="float">
            <text:p>2365523.1754789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700481.03547" calcext:value-type="float">
            <text:p>1442700481.03547</text:p>
          </table:table-cell>
          <table:table-cell office:value-type="float" office:value="8096" calcext:value-type="float">
            <text:p>8096</text:p>
          </table:table-cell>
          <table:table-cell table:formula="of:=[.B59]-[.B$2]" office:value-type="float" office:value="0.879970073699951" calcext:value-type="float">
            <text:p>0.8799700737</text:p>
          </table:table-cell>
          <table:table-cell table:formula="of:=[.C59]/([.D59]-[.D58])" office:value-type="float" office:value="2367667.35350718" calcext:value-type="float">
            <text:p>2367667.353507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700481.0389" calcext:value-type="float">
            <text:p>1442700481.0389</text:p>
          </table:table-cell>
          <table:table-cell office:value-type="float" office:value="8096" calcext:value-type="float">
            <text:p>8096</text:p>
          </table:table-cell>
          <table:table-cell table:formula="of:=[.B60]-[.B$2]" office:value-type="float" office:value="0.883402347564697" calcext:value-type="float">
            <text:p>0.8834023476</text:p>
          </table:table-cell>
          <table:table-cell table:formula="of:=[.C60]/([.D60]-[.D59])" office:value-type="float" office:value="2358786.13392609" calcext:value-type="float">
            <text:p>2358786.133926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700481.04231" calcext:value-type="float">
            <text:p>1442700481.04231</text:p>
          </table:table-cell>
          <table:table-cell office:value-type="float" office:value="8096" calcext:value-type="float">
            <text:p>8096</text:p>
          </table:table-cell>
          <table:table-cell table:formula="of:=[.B61]-[.B$2]" office:value-type="float" office:value="0.886812210083008" calcext:value-type="float">
            <text:p>0.8868122101</text:p>
          </table:table-cell>
          <table:table-cell table:formula="of:=[.C61]/([.D61]-[.D60])" office:value-type="float" office:value="2374289.27310866" calcext:value-type="float">
            <text:p>2374289.273108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700481.04574" calcext:value-type="float">
            <text:p>1442700481.04574</text:p>
          </table:table-cell>
          <table:table-cell office:value-type="float" office:value="8096" calcext:value-type="float">
            <text:p>8096</text:p>
          </table:table-cell>
          <table:table-cell table:formula="of:=[.B62]-[.B$2]" office:value-type="float" office:value="0.890243768692017" calcext:value-type="float">
            <text:p>0.8902437687</text:p>
          </table:table-cell>
          <table:table-cell table:formula="of:=[.C62]/([.D62]-[.D61])" office:value-type="float" office:value="2359277.78670187" calcext:value-type="float">
            <text:p>2359277.786701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700481.04916" calcext:value-type="float">
            <text:p>1442700481.04916</text:p>
          </table:table-cell>
          <table:table-cell office:value-type="float" office:value="8096" calcext:value-type="float">
            <text:p>8096</text:p>
          </table:table-cell>
          <table:table-cell table:formula="of:=[.B63]-[.B$2]" office:value-type="float" office:value="0.893660068511963" calcext:value-type="float">
            <text:p>0.8936600685</text:p>
          </table:table-cell>
          <table:table-cell table:formula="of:=[.C63]/([.D63]-[.D62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700481.06203" calcext:value-type="float">
            <text:p>1442700481.06203</text:p>
          </table:table-cell>
          <table:table-cell office:value-type="float" office:value="8096" calcext:value-type="float">
            <text:p>8096</text:p>
          </table:table-cell>
          <table:table-cell table:formula="of:=[.B64]-[.B$2]" office:value-type="float" office:value="0.906538486480713" calcext:value-type="float">
            <text:p>0.9065384865</text:p>
          </table:table-cell>
          <table:table-cell table:formula="of:=[.C64]/([.D64]-[.D63])" office:value-type="float" office:value="628648.644549763" calcext:value-type="float">
            <text:p>628648.6445497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700481.06546" calcext:value-type="float">
            <text:p>1442700481.06546</text:p>
          </table:table-cell>
          <table:table-cell office:value-type="float" office:value="8096" calcext:value-type="float">
            <text:p>8096</text:p>
          </table:table-cell>
          <table:table-cell table:formula="of:=[.B65]-[.B$2]" office:value-type="float" office:value="0.909961462020874" calcext:value-type="float">
            <text:p>0.909961462</text:p>
          </table:table-cell>
          <table:table-cell table:formula="of:=[.C65]/([.D65]-[.D64])" office:value-type="float" office:value="2365193.64658355" calcext:value-type="float">
            <text:p>2365193.646583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700481.06889" calcext:value-type="float">
            <text:p>1442700481.06889</text:p>
          </table:table-cell>
          <table:table-cell office:value-type="float" office:value="8096" calcext:value-type="float">
            <text:p>8096</text:p>
          </table:table-cell>
          <table:table-cell table:formula="of:=[.B66]-[.B$2]" office:value-type="float" office:value="0.913393259048462" calcext:value-type="float">
            <text:p>0.913393259</text:p>
          </table:table-cell>
          <table:table-cell table:formula="of:=[.C66]/([.D66]-[.D65])" office:value-type="float" office:value="2359113.87967209" calcext:value-type="float">
            <text:p>2359113.8796720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700481.08889" calcext:value-type="float">
            <text:p>1442700481.08889</text:p>
          </table:table-cell>
          <table:table-cell office:value-type="float" office:value="8096" calcext:value-type="float">
            <text:p>8096</text:p>
          </table:table-cell>
          <table:table-cell table:formula="of:=[.B67]-[.B$2]" office:value-type="float" office:value="0.933391571044922" calcext:value-type="float">
            <text:p>0.933391571</text:p>
          </table:table-cell>
          <table:table-cell table:formula="of:=[.C67]/([.D67]-[.D66])" office:value-type="float" office:value="404834.168075442" calcext:value-type="float">
            <text:p>404834.16807544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700481.09231" calcext:value-type="float">
            <text:p>1442700481.09231</text:p>
          </table:table-cell>
          <table:table-cell office:value-type="float" office:value="8096" calcext:value-type="float">
            <text:p>8096</text:p>
          </table:table-cell>
          <table:table-cell table:formula="of:=[.B68]-[.B$2]" office:value-type="float" office:value="0.936811923980713" calcext:value-type="float">
            <text:p>0.936811924</text:p>
          </table:table-cell>
          <table:table-cell table:formula="of:=[.C68]/([.D68]-[.D67])" office:value-type="float" office:value="2367007.19252753" calcext:value-type="float">
            <text:p>2367007.192527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700481.12226" calcext:value-type="float">
            <text:p>1442700481.12226</text:p>
          </table:table-cell>
          <table:table-cell office:value-type="float" office:value="8096" calcext:value-type="float">
            <text:p>8096</text:p>
          </table:table-cell>
          <table:table-cell table:formula="of:=[.B69]-[.B$2]" office:value-type="float" office:value="0.966761827468872" calcext:value-type="float">
            <text:p>0.9667618275</text:p>
          </table:table-cell>
          <table:table-cell table:formula="of:=[.C69]/([.D69]-[.D68])" office:value-type="float" office:value="270318.066407152" calcext:value-type="float">
            <text:p>270318.06640715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700481.12568" calcext:value-type="float">
            <text:p>1442700481.12568</text:p>
          </table:table-cell>
          <table:table-cell office:value-type="float" office:value="8096" calcext:value-type="float">
            <text:p>8096</text:p>
          </table:table-cell>
          <table:table-cell table:formula="of:=[.B70]-[.B$2]" office:value-type="float" office:value="0.970187664031982" calcext:value-type="float">
            <text:p>0.970187664</text:p>
          </table:table-cell>
          <table:table-cell table:formula="of:=[.C70]/([.D70]-[.D69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700481.12911" calcext:value-type="float">
            <text:p>1442700481.12911</text:p>
          </table:table-cell>
          <table:table-cell office:value-type="float" office:value="8096" calcext:value-type="float">
            <text:p>8096</text:p>
          </table:table-cell>
          <table:table-cell table:formula="of:=[.B71]-[.B$2]" office:value-type="float" office:value="0.973611354827881" calcext:value-type="float">
            <text:p>0.9736113548</text:p>
          </table:table-cell>
          <table:table-cell table:formula="of:=[.C71]/([.D71]-[.D70])" office:value-type="float" office:value="2364699.52534819" calcext:value-type="float">
            <text:p>2364699.525348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700481.14257" calcext:value-type="float">
            <text:p>1442700481.14257</text:p>
          </table:table-cell>
          <table:table-cell office:value-type="float" office:value="8096" calcext:value-type="float">
            <text:p>8096</text:p>
          </table:table-cell>
          <table:table-cell table:formula="of:=[.B72]-[.B$2]" office:value-type="float" office:value="0.987079381942749" calcext:value-type="float">
            <text:p>0.9870793819</text:p>
          </table:table-cell>
          <table:table-cell table:formula="of:=[.C72]/([.D72]-[.D71])" office:value-type="float" office:value="601127.390890262" calcext:value-type="float">
            <text:p>601127.39089026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700481.14603" calcext:value-type="float">
            <text:p>1442700481.14603</text:p>
          </table:table-cell>
          <table:table-cell office:value-type="float" office:value="8096" calcext:value-type="float">
            <text:p>8096</text:p>
          </table:table-cell>
          <table:table-cell table:formula="of:=[.B73]-[.B$2]" office:value-type="float" office:value="0.990533590316772" calcext:value-type="float">
            <text:p>0.9905335903</text:p>
          </table:table-cell>
          <table:table-cell table:formula="of:=[.C73]/([.D73]-[.D72])" office:value-type="float" office:value="2343807.64660409" calcext:value-type="float">
            <text:p>2343807.646604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700481.14945" calcext:value-type="float">
            <text:p>1442700481.14945</text:p>
          </table:table-cell>
          <table:table-cell office:value-type="float" office:value="8096" calcext:value-type="float">
            <text:p>8096</text:p>
          </table:table-cell>
          <table:table-cell table:formula="of:=[.B74]-[.B$2]" office:value-type="float" office:value="0.993955612182617" calcext:value-type="float">
            <text:p>0.9939556122</text:p>
          </table:table-cell>
          <table:table-cell table:formula="of:=[.C74]/([.D74]-[.D73])" office:value-type="float" office:value="2365852.79620985" calcext:value-type="float">
            <text:p>2365852.796209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700481.1857" calcext:value-type="float">
            <text:p>1442700481.1857</text:p>
          </table:table-cell>
          <table:table-cell office:value-type="float" office:value="8096" calcext:value-type="float">
            <text:p>8096</text:p>
          </table:table-cell>
          <table:table-cell table:formula="of:=[.B75]-[.B$2]" office:value-type="float" office:value="1.03020548820496" calcext:value-type="float">
            <text:p>1.0302054882</text:p>
          </table:table-cell>
          <table:table-cell table:formula="of:=[.C75]/([.D75]-[.D74])" office:value-type="float" office:value="223338.694869215" calcext:value-type="float">
            <text:p>223338.6948692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700481.18912" calcext:value-type="float">
            <text:p>1442700481.18912</text:p>
          </table:table-cell>
          <table:table-cell office:value-type="float" office:value="8096" calcext:value-type="float">
            <text:p>8096</text:p>
          </table:table-cell>
          <table:table-cell table:formula="of:=[.B76]-[.B$2]" office:value-type="float" office:value="1.03362607955933" calcext:value-type="float">
            <text:p>1.0336260796</text:p>
          </table:table-cell>
          <table:table-cell table:formula="of:=[.C76]/([.D76]-[.D75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700481.19253" calcext:value-type="float">
            <text:p>1442700481.19253</text:p>
          </table:table-cell>
          <table:table-cell office:value-type="float" office:value="8096" calcext:value-type="float">
            <text:p>8096</text:p>
          </table:table-cell>
          <table:table-cell table:formula="of:=[.B77]-[.B$2]" office:value-type="float" office:value="1.03703260421753" calcext:value-type="float">
            <text:p>1.0370326042</text:p>
          </table:table-cell>
          <table:table-cell table:formula="of:=[.C77]/([.D77]-[.D76])" office:value-type="float" office:value="2376615.7043673" calcext:value-type="float">
            <text:p>2376615.70436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700481.22287" calcext:value-type="float">
            <text:p>1442700481.22287</text:p>
          </table:table-cell>
          <table:table-cell office:value-type="float" office:value="8096" calcext:value-type="float">
            <text:p>8096</text:p>
          </table:table-cell>
          <table:table-cell table:formula="of:=[.B78]-[.B$2]" office:value-type="float" office:value="1.06737899780273" calcext:value-type="float">
            <text:p>1.0673789978</text:p>
          </table:table-cell>
          <table:table-cell table:formula="of:=[.C78]/([.D78]-[.D77])" office:value-type="float" office:value="266786.232020239" calcext:value-type="float">
            <text:p>266786.23202023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700481.2263" calcext:value-type="float">
            <text:p>1442700481.2263</text:p>
          </table:table-cell>
          <table:table-cell office:value-type="float" office:value="8096" calcext:value-type="float">
            <text:p>8096</text:p>
          </table:table-cell>
          <table:table-cell table:formula="of:=[.B79]-[.B$2]" office:value-type="float" office:value="1.07080507278442" calcext:value-type="float">
            <text:p>1.0708050728</text:p>
          </table:table-cell>
          <table:table-cell table:formula="of:=[.C79]/([.D79]-[.D78])" office:value-type="float" office:value="2363053.94460682" calcext:value-type="float">
            <text:p>2363053.9446068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700481.22972" calcext:value-type="float">
            <text:p>1442700481.22972</text:p>
          </table:table-cell>
          <table:table-cell office:value-type="float" office:value="8096" calcext:value-type="float">
            <text:p>8096</text:p>
          </table:table-cell>
          <table:table-cell table:formula="of:=[.B80]-[.B$2]" office:value-type="float" office:value="1.07422041893005" calcext:value-type="float">
            <text:p>1.0742204189</text:p>
          </table:table-cell>
          <table:table-cell table:formula="of:=[.C80]/([.D80]-[.D79])" office:value-type="float" office:value="2370477.15071553" calcext:value-type="float">
            <text:p>2370477.150715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700481.24295" calcext:value-type="float">
            <text:p>1442700481.24295</text:p>
          </table:table-cell>
          <table:table-cell office:value-type="float" office:value="8096" calcext:value-type="float">
            <text:p>8096</text:p>
          </table:table-cell>
          <table:table-cell table:formula="of:=[.B81]-[.B$2]" office:value-type="float" office:value="1.08745193481445" calcext:value-type="float">
            <text:p>1.0874519348</text:p>
          </table:table-cell>
          <table:table-cell table:formula="of:=[.C81]/([.D81]-[.D80])" office:value-type="float" office:value="611872.446871002" calcext:value-type="float">
            <text:p>611872.4468710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700481.24636" calcext:value-type="float">
            <text:p>1442700481.24636</text:p>
          </table:table-cell>
          <table:table-cell office:value-type="float" office:value="8096" calcext:value-type="float">
            <text:p>8096</text:p>
          </table:table-cell>
          <table:table-cell table:formula="of:=[.B82]-[.B$2]" office:value-type="float" office:value="1.09086203575134" calcext:value-type="float">
            <text:p>1.0908620358</text:p>
          </table:table-cell>
          <table:table-cell table:formula="of:=[.C82]/([.D82]-[.D81])" office:value-type="float" office:value="2374123.2737188" calcext:value-type="float">
            <text:p>2374123.2737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700481.24979" calcext:value-type="float">
            <text:p>1442700481.24979</text:p>
          </table:table-cell>
          <table:table-cell office:value-type="float" office:value="8096" calcext:value-type="float">
            <text:p>8096</text:p>
          </table:table-cell>
          <table:table-cell table:formula="of:=[.B83]-[.B$2]" office:value-type="float" office:value="1.09429621696472" calcext:value-type="float">
            <text:p>1.094296217</text:p>
          </table:table-cell>
          <table:table-cell table:formula="of:=[.C83]/([.D83]-[.D82])" office:value-type="float" office:value="2357476.06109414" calcext:value-type="float">
            <text:p>2357476.061094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700481.28626" calcext:value-type="float">
            <text:p>1442700481.28626</text:p>
          </table:table-cell>
          <table:table-cell office:value-type="float" office:value="8096" calcext:value-type="float">
            <text:p>8096</text:p>
          </table:table-cell>
          <table:table-cell table:formula="of:=[.B84]-[.B$2]" office:value-type="float" office:value="1.13076257705688" calcext:value-type="float">
            <text:p>1.1307625771</text:p>
          </table:table-cell>
          <table:table-cell table:formula="of:=[.C84]/([.D84]-[.D83])" office:value-type="float" office:value="222012.835378651" calcext:value-type="float">
            <text:p>222012.83537865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700481.2897" calcext:value-type="float">
            <text:p>1442700481.2897</text:p>
          </table:table-cell>
          <table:table-cell office:value-type="float" office:value="8096" calcext:value-type="float">
            <text:p>8096</text:p>
          </table:table-cell>
          <table:table-cell table:formula="of:=[.B85]-[.B$2]" office:value-type="float" office:value="1.13420534133911" calcext:value-type="float">
            <text:p>1.1342053413</text:p>
          </table:table-cell>
          <table:table-cell table:formula="of:=[.C85]/([.D85]-[.D84])" office:value-type="float" office:value="2351598.69695291" calcext:value-type="float">
            <text:p>2351598.6969529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700481.29313" calcext:value-type="float">
            <text:p>1442700481.29313</text:p>
          </table:table-cell>
          <table:table-cell office:value-type="float" office:value="8096" calcext:value-type="float">
            <text:p>8096</text:p>
          </table:table-cell>
          <table:table-cell table:formula="of:=[.B86]-[.B$2]" office:value-type="float" office:value="1.1376371383667" calcext:value-type="float">
            <text:p>1.1376371384</text:p>
          </table:table-cell>
          <table:table-cell table:formula="of:=[.C86]/([.D86]-[.D85])" office:value-type="float" office:value="2359113.87967209" calcext:value-type="float">
            <text:p>2359113.879672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700481.56094" calcext:value-type="float">
            <text:p>1442700481.56094</text:p>
          </table:table-cell>
          <table:table-cell office:value-type="float" office:value="8096" calcext:value-type="float">
            <text:p>8096</text:p>
          </table:table-cell>
          <table:table-cell table:formula="of:=[.B87]-[.B$2]" office:value-type="float" office:value="1.40544176101685" calcext:value-type="float">
            <text:p>1.405441761</text:p>
          </table:table-cell>
          <table:table-cell table:formula="of:=[.C87]/([.D87]-[.D86])" office:value-type="float" office:value="30230.9942221439" calcext:value-type="float">
            <text:p>30230.994222143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700481.56892" calcext:value-type="float">
            <text:p>1442700481.56892</text:p>
          </table:table-cell>
          <table:table-cell office:value-type="float" office:value="8096" calcext:value-type="float">
            <text:p>8096</text:p>
          </table:table-cell>
          <table:table-cell table:formula="of:=[.B88]-[.B$2]" office:value-type="float" office:value="1.41342973709106" calcext:value-type="float">
            <text:p>1.4134297371</text:p>
          </table:table-cell>
          <table:table-cell table:formula="of:=[.C88]/([.D88]-[.D87])" office:value-type="float" office:value="1013523.31614136" calcext:value-type="float">
            <text:p>1013523.3161413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700481.58289" calcext:value-type="float">
            <text:p>1442700481.58289</text:p>
          </table:table-cell>
          <table:table-cell office:value-type="float" office:value="8096" calcext:value-type="float">
            <text:p>8096</text:p>
          </table:table-cell>
          <table:table-cell table:formula="of:=[.B89]-[.B$2]" office:value-type="float" office:value="1.42739820480347" calcext:value-type="float">
            <text:p>1.4273982048</text:p>
          </table:table-cell>
          <table:table-cell table:formula="of:=[.C89]/([.D89]-[.D88])" office:value-type="float" office:value="579591.13101659" calcext:value-type="float">
            <text:p>579591.131016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700481.58631" calcext:value-type="float">
            <text:p>1442700481.58631</text:p>
          </table:table-cell>
          <table:table-cell office:value-type="float" office:value="8096" calcext:value-type="float">
            <text:p>8096</text:p>
          </table:table-cell>
          <table:table-cell table:formula="of:=[.B90]-[.B$2]" office:value-type="float" office:value="1.43081879615784" calcext:value-type="float">
            <text:p>1.4308187962</text:p>
          </table:table-cell>
          <table:table-cell table:formula="of:=[.C90]/([.D90]-[.D89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700481.59669" calcext:value-type="float">
            <text:p>1442700481.59669</text:p>
          </table:table-cell>
          <table:table-cell office:value-type="float" office:value="8096" calcext:value-type="float">
            <text:p>8096</text:p>
          </table:table-cell>
          <table:table-cell table:formula="of:=[.B91]-[.B$2]" office:value-type="float" office:value="1.44119477272034" calcext:value-type="float">
            <text:p>1.4411947727</text:p>
          </table:table-cell>
          <table:table-cell table:formula="of:=[.C91]/([.D91]-[.D90])" office:value-type="float" office:value="780263.905882353" calcext:value-type="float">
            <text:p>780263.9058823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700481.61597" calcext:value-type="float">
            <text:p>1442700481.61597</text:p>
          </table:table-cell>
          <table:table-cell office:value-type="float" office:value="8096" calcext:value-type="float">
            <text:p>8096</text:p>
          </table:table-cell>
          <table:table-cell table:formula="of:=[.B92]-[.B$2]" office:value-type="float" office:value="1.46047210693359" calcext:value-type="float">
            <text:p>1.4604721069</text:p>
          </table:table-cell>
          <table:table-cell table:formula="of:=[.C92]/([.D92]-[.D91])" office:value-type="float" office:value="419975.081120524" calcext:value-type="float">
            <text:p>419975.0811205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700481.61942" calcext:value-type="float">
            <text:p>1442700481.61942</text:p>
          </table:table-cell>
          <table:table-cell office:value-type="float" office:value="8096" calcext:value-type="float">
            <text:p>8096</text:p>
          </table:table-cell>
          <table:table-cell table:formula="of:=[.B93]-[.B$2]" office:value-type="float" office:value="1.46392345428467" calcext:value-type="float">
            <text:p>1.4639234543</text:p>
          </table:table-cell>
          <table:table-cell table:formula="of:=[.C93]/([.D93]-[.D92])" office:value-type="float" office:value="2345750.56534954" calcext:value-type="float">
            <text:p>2345750.5653495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700481.62453" calcext:value-type="float">
            <text:p>1442700481.62453</text:p>
          </table:table-cell>
          <table:table-cell office:value-type="float" office:value="8096" calcext:value-type="float">
            <text:p>8096</text:p>
          </table:table-cell>
          <table:table-cell table:formula="of:=[.B94]-[.B$2]" office:value-type="float" office:value="1.46903324127197" calcext:value-type="float">
            <text:p>1.4690332413</text:p>
          </table:table-cell>
          <table:table-cell table:formula="of:=[.C94]/([.D94]-[.D93])" office:value-type="float" office:value="1584410.4695782" calcext:value-type="float">
            <text:p>1584410.46957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700481.64398" calcext:value-type="float">
            <text:p>1442700481.64398</text:p>
          </table:table-cell>
          <table:table-cell office:value-type="float" office:value="8096" calcext:value-type="float">
            <text:p>8096</text:p>
          </table:table-cell>
          <table:table-cell table:formula="of:=[.B95]-[.B$2]" office:value-type="float" office:value="1.48848628997803" calcext:value-type="float">
            <text:p>1.48848629</text:p>
          </table:table-cell>
          <table:table-cell table:formula="of:=[.C95]/([.D95]-[.D94])" office:value-type="float" office:value="416181.551916855" calcext:value-type="float">
            <text:p>416181.55191685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700481.65252" calcext:value-type="float">
            <text:p>1442700481.65252</text:p>
          </table:table-cell>
          <table:table-cell office:value-type="float" office:value="8096" calcext:value-type="float">
            <text:p>8096</text:p>
          </table:table-cell>
          <table:table-cell table:formula="of:=[.B96]-[.B$2]" office:value-type="float" office:value="1.4970235824585" calcext:value-type="float">
            <text:p>1.4970235825</text:p>
          </table:table-cell>
          <table:table-cell table:formula="of:=[.C96]/([.D96]-[.D95])" office:value-type="float" office:value="948310.019660411" calcext:value-type="float">
            <text:p>948310.0196604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700481.65592" calcext:value-type="float">
            <text:p>1442700481.65592</text:p>
          </table:table-cell>
          <table:table-cell office:value-type="float" office:value="8096" calcext:value-type="float">
            <text:p>8096</text:p>
          </table:table-cell>
          <table:table-cell table:formula="of:=[.B97]-[.B$2]" office:value-type="float" office:value="1.50042223930359" calcext:value-type="float">
            <text:p>1.5004222393</text:p>
          </table:table-cell>
          <table:table-cell table:formula="of:=[.C97]/([.D97]-[.D96])" office:value-type="float" office:value="2382117.51553841" calcext:value-type="float">
            <text:p>2382117.5155384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700481.68039" calcext:value-type="float">
            <text:p>1442700481.68039</text:p>
          </table:table-cell>
          <table:table-cell office:value-type="float" office:value="8096" calcext:value-type="float">
            <text:p>8096</text:p>
          </table:table-cell>
          <table:table-cell table:formula="of:=[.B98]-[.B$2]" office:value-type="float" office:value="1.52489876747131" calcext:value-type="float">
            <text:p>1.5248987675</text:p>
          </table:table-cell>
          <table:table-cell table:formula="of:=[.C98]/([.D98]-[.D97])" office:value-type="float" office:value="330765.86452631" calcext:value-type="float">
            <text:p>330765.864526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700481.68382" calcext:value-type="float">
            <text:p>1442700481.68382</text:p>
          </table:table-cell>
          <table:table-cell office:value-type="float" office:value="8096" calcext:value-type="float">
            <text:p>8096</text:p>
          </table:table-cell>
          <table:table-cell table:formula="of:=[.B99]-[.B$2]" office:value-type="float" office:value="1.52832865715027" calcext:value-type="float">
            <text:p>1.5283286572</text:p>
          </table:table-cell>
          <table:table-cell table:formula="of:=[.C99]/([.D99]-[.D98])" office:value-type="float" office:value="2360425.77394689" calcext:value-type="float">
            <text:p>2360425.773946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700481.68725" calcext:value-type="float">
            <text:p>1442700481.68725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1.53175854682922" calcext:value-type="float">
            <text:p>1.5317585468</text:p>
          </table:table-cell>
          <table:table-cell table:formula="of:=[.C100]/([.D100]-[.D99])" office:value-type="float" office:value="2360425.77394689" calcext:value-type="float">
            <text:p>2360425.773946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700481.71649" calcext:value-type="float">
            <text:p>1442700481.71649</text:p>
          </table:table-cell>
          <table:table-cell office:value-type="float" office:value="8096" calcext:value-type="float">
            <text:p>8096</text:p>
          </table:table-cell>
          <table:table-cell table:formula="of:=[.B101]-[.B$2]" office:value-type="float" office:value="1.56099605560303" calcext:value-type="float">
            <text:p>1.5609960556</text:p>
          </table:table-cell>
          <table:table-cell table:formula="of:=[.C101]/([.D101]-[.D100])" office:value-type="float" office:value="276904.5770156" calcext:value-type="float">
            <text:p>276904.57701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700481.71994" calcext:value-type="float">
            <text:p>1442700481.71994</text:p>
          </table:table-cell>
          <table:table-cell office:value-type="float" office:value="8096" calcext:value-type="float">
            <text:p>8096</text:p>
          </table:table-cell>
          <table:table-cell table:formula="of:=[.B102]-[.B$2]" office:value-type="float" office:value="1.56444525718689" calcext:value-type="float">
            <text:p>1.5644452572</text:p>
          </table:table-cell>
          <table:table-cell table:formula="of:=[.C102]/([.D102]-[.D101])" office:value-type="float" office:value="2347209.86963434" calcext:value-type="float">
            <text:p>2347209.869634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700481.72347" calcext:value-type="float">
            <text:p>1442700481.72347</text:p>
          </table:table-cell>
          <table:table-cell office:value-type="float" office:value="8096" calcext:value-type="float">
            <text:p>8096</text:p>
          </table:table-cell>
          <table:table-cell table:formula="of:=[.B103]-[.B$2]" office:value-type="float" office:value="1.56797957420349" calcext:value-type="float">
            <text:p>1.5679795742</text:p>
          </table:table-cell>
          <table:table-cell table:formula="of:=[.C103]/([.D103]-[.D102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700481.7445" calcext:value-type="float">
            <text:p>1442700481.7445</text:p>
          </table:table-cell>
          <table:table-cell office:value-type="float" office:value="8096" calcext:value-type="float">
            <text:p>8096</text:p>
          </table:table-cell>
          <table:table-cell table:formula="of:=[.B104]-[.B$2]" office:value-type="float" office:value="1.58900308609009" calcext:value-type="float">
            <text:p>1.5890030861</text:p>
          </table:table-cell>
          <table:table-cell table:formula="of:=[.C104]/([.D104]-[.D103])" office:value-type="float" office:value="385092.654532258" calcext:value-type="float">
            <text:p>385092.6545322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700481.74796" calcext:value-type="float">
            <text:p>1442700481.74796</text:p>
          </table:table-cell>
          <table:table-cell office:value-type="float" office:value="8096" calcext:value-type="float">
            <text:p>8096</text:p>
          </table:table-cell>
          <table:table-cell table:formula="of:=[.B105]-[.B$2]" office:value-type="float" office:value="1.59246730804443" calcext:value-type="float">
            <text:p>1.592467308</text:p>
          </table:table-cell>
          <table:table-cell table:formula="of:=[.C105]/([.D105]-[.D104])" office:value-type="float" office:value="2337032.70364763" calcext:value-type="float">
            <text:p>2337032.703647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700481.88155" calcext:value-type="float">
            <text:p>1442700481.88155</text:p>
          </table:table-cell>
          <table:table-cell office:value-type="float" office:value="8096" calcext:value-type="float">
            <text:p>8096</text:p>
          </table:table-cell>
          <table:table-cell table:formula="of:=[.B106]-[.B$2]" office:value-type="float" office:value="1.72605228424072" calcext:value-type="float">
            <text:p>1.7260522842</text:p>
          </table:table-cell>
          <table:table-cell table:formula="of:=[.C106]/([.D106]-[.D105])" office:value-type="float" office:value="60605.6177163499" calcext:value-type="float">
            <text:p>60605.61771634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700481.88497" calcext:value-type="float">
            <text:p>1442700481.88497</text:p>
          </table:table-cell>
          <table:table-cell office:value-type="float" office:value="8096" calcext:value-type="float">
            <text:p>8096</text:p>
          </table:table-cell>
          <table:table-cell table:formula="of:=[.B107]-[.B$2]" office:value-type="float" office:value="1.72947430610657" calcext:value-type="float">
            <text:p>1.7294743061</text:p>
          </table:table-cell>
          <table:table-cell table:formula="of:=[.C107]/([.D107]-[.D106])" office:value-type="float" office:value="2365852.79620985" calcext:value-type="float">
            <text:p>2365852.796209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700481.88842" calcext:value-type="float">
            <text:p>1442700481.88842</text:p>
          </table:table-cell>
          <table:table-cell office:value-type="float" office:value="8096" calcext:value-type="float">
            <text:p>8096</text:p>
          </table:table-cell>
          <table:table-cell table:formula="of:=[.B108]-[.B$2]" office:value-type="float" office:value="1.73292279243469" calcext:value-type="float">
            <text:p>1.7329227924</text:p>
          </table:table-cell>
          <table:table-cell table:formula="of:=[.C108]/([.D108]-[.D107])" office:value-type="float" office:value="2347696.7079646" calcext:value-type="float">
            <text:p>2347696.707964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700481.89181" calcext:value-type="float">
            <text:p>1442700481.89181</text:p>
          </table:table-cell>
          <table:table-cell office:value-type="float" office:value="8096" calcext:value-type="float">
            <text:p>8096</text:p>
          </table:table-cell>
          <table:table-cell table:formula="of:=[.B109]-[.B$2]" office:value-type="float" office:value="1.73631119728088" calcext:value-type="float">
            <text:p>1.7363111973</text:p>
          </table:table-cell>
          <table:table-cell table:formula="of:=[.C109]/([.D109]-[.D108])" office:value-type="float" office:value="2389324.87925697" calcext:value-type="float">
            <text:p>2389324.8792569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700481.89522" calcext:value-type="float">
            <text:p>1442700481.89522</text:p>
          </table:table-cell>
          <table:table-cell office:value-type="float" office:value="8096" calcext:value-type="float">
            <text:p>8096</text:p>
          </table:table-cell>
          <table:table-cell table:formula="of:=[.B110]-[.B$2]" office:value-type="float" office:value="1.73972749710083" calcext:value-type="float">
            <text:p>1.7397274971</text:p>
          </table:table-cell>
          <table:table-cell table:formula="of:=[.C110]/([.D110]-[.D109])" office:value-type="float" office:value="2369815.42215088" calcext:value-type="float">
            <text:p>2369815.4221508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700481.89865" calcext:value-type="float">
            <text:p>1442700481.89865</text:p>
          </table:table-cell>
          <table:table-cell office:value-type="float" office:value="8096" calcext:value-type="float">
            <text:p>8096</text:p>
          </table:table-cell>
          <table:table-cell table:formula="of:=[.B111]-[.B$2]" office:value-type="float" office:value="1.74315166473389" calcext:value-type="float">
            <text:p>1.7431516647</text:p>
          </table:table-cell>
          <table:table-cell table:formula="of:=[.C111]/([.D111]-[.D110])" office:value-type="float" office:value="2364370.22587383" calcext:value-type="float">
            <text:p>2364370.225873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700481.91768" calcext:value-type="float">
            <text:p>1442700481.91768</text:p>
          </table:table-cell>
          <table:table-cell office:value-type="float" office:value="8096" calcext:value-type="float">
            <text:p>8096</text:p>
          </table:table-cell>
          <table:table-cell table:formula="of:=[.B112]-[.B$2]" office:value-type="float" office:value="1.76218366622925" calcext:value-type="float">
            <text:p>1.7621836662</text:p>
          </table:table-cell>
          <table:table-cell table:formula="of:=[.C112]/([.D112]-[.D111])" office:value-type="float" office:value="425388.785408263" calcext:value-type="float">
            <text:p>425388.7854082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700481.92111" calcext:value-type="float">
            <text:p>1442700481.92111</text:p>
          </table:table-cell>
          <table:table-cell office:value-type="float" office:value="8096" calcext:value-type="float">
            <text:p>8096</text:p>
          </table:table-cell>
          <table:table-cell table:formula="of:=[.B113]-[.B$2]" office:value-type="float" office:value="1.76561164855957" calcext:value-type="float">
            <text:p>1.7656116486</text:p>
          </table:table-cell>
          <table:table-cell table:formula="of:=[.C113]/([.D113]-[.D112])" office:value-type="float" office:value="2361739.12811239" calcext:value-type="float">
            <text:p>2361739.1281123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700481.92457" calcext:value-type="float">
            <text:p>1442700481.92457</text:p>
          </table:table-cell>
          <table:table-cell office:value-type="float" office:value="8096" calcext:value-type="float">
            <text:p>8096</text:p>
          </table:table-cell>
          <table:table-cell table:formula="of:=[.B114]-[.B$2]" office:value-type="float" office:value="1.76907706260681" calcext:value-type="float">
            <text:p>1.7690770626</text:p>
          </table:table-cell>
          <table:table-cell table:formula="of:=[.C114]/([.D114]-[.D113])" office:value-type="float" office:value="2336228.77082903" calcext:value-type="float">
            <text:p>2336228.7708290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700481.94538" calcext:value-type="float">
            <text:p>1442700481.94538</text:p>
          </table:table-cell>
          <table:table-cell office:value-type="float" office:value="8096" calcext:value-type="float">
            <text:p>8096</text:p>
          </table:table-cell>
          <table:table-cell table:formula="of:=[.B115]-[.B$2]" office:value-type="float" office:value="1.78988552093506" calcext:value-type="float">
            <text:p>1.7898855209</text:p>
          </table:table-cell>
          <table:table-cell table:formula="of:=[.C115]/([.D115]-[.D114])" office:value-type="float" office:value="389072.55272294" calcext:value-type="float">
            <text:p>389072.5527229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700481.9488" calcext:value-type="float">
            <text:p>1442700481.9488</text:p>
          </table:table-cell>
          <table:table-cell office:value-type="float" office:value="8096" calcext:value-type="float">
            <text:p>8096</text:p>
          </table:table-cell>
          <table:table-cell table:formula="of:=[.B116]-[.B$2]" office:value-type="float" office:value="1.79330611228943" calcext:value-type="float">
            <text:p>1.7933061123</text:p>
          </table:table-cell>
          <table:table-cell table:formula="of:=[.C116]/([.D116]-[.D115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700481.9522" calcext:value-type="float">
            <text:p>1442700481.9522</text:p>
          </table:table-cell>
          <table:table-cell office:value-type="float" office:value="8096" calcext:value-type="float">
            <text:p>8096</text:p>
          </table:table-cell>
          <table:table-cell table:formula="of:=[.B117]-[.B$2]" office:value-type="float" office:value="1.79670071601868" calcext:value-type="float">
            <text:p>1.796700716</text:p>
          </table:table-cell>
          <table:table-cell table:formula="of:=[.C117]/([.D117]-[.D116])" office:value-type="float" office:value="2384961.73507515" calcext:value-type="float">
            <text:p>2384961.735075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700481.97317" calcext:value-type="float">
            <text:p>1442700481.97317</text:p>
          </table:table-cell>
          <table:table-cell office:value-type="float" office:value="8096" calcext:value-type="float">
            <text:p>8096</text:p>
          </table:table-cell>
          <table:table-cell table:formula="of:=[.B118]-[.B$2]" office:value-type="float" office:value="1.81767797470093" calcext:value-type="float">
            <text:p>1.8176779747</text:p>
          </table:table-cell>
          <table:table-cell table:formula="of:=[.C118]/([.D118]-[.D117])" office:value-type="float" office:value="385941.753526169" calcext:value-type="float">
            <text:p>385941.75352616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700481.97659" calcext:value-type="float">
            <text:p>1442700481.97659</text:p>
          </table:table-cell>
          <table:table-cell office:value-type="float" office:value="8096" calcext:value-type="float">
            <text:p>8096</text:p>
          </table:table-cell>
          <table:table-cell table:formula="of:=[.B119]-[.B$2]" office:value-type="float" office:value="1.82109785079956" calcext:value-type="float">
            <text:p>1.8210978508</text:p>
          </table:table-cell>
          <table:table-cell table:formula="of:=[.C119]/([.D119]-[.D118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700481.98001" calcext:value-type="float">
            <text:p>1442700481.98001</text:p>
          </table:table-cell>
          <table:table-cell office:value-type="float" office:value="8096" calcext:value-type="float">
            <text:p>8096</text:p>
          </table:table-cell>
          <table:table-cell table:formula="of:=[.B120]-[.B$2]" office:value-type="float" office:value="1.82451438903809" calcext:value-type="float">
            <text:p>1.824514389</text:p>
          </table:table-cell>
          <table:table-cell table:formula="of:=[.C120]/([.D120]-[.D119])" office:value-type="float" office:value="2369650.04773203" calcext:value-type="float">
            <text:p>2369650.047732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700482.00083" calcext:value-type="float">
            <text:p>1442700482.00083</text:p>
          </table:table-cell>
          <table:table-cell office:value-type="float" office:value="8096" calcext:value-type="float">
            <text:p>8096</text:p>
          </table:table-cell>
          <table:table-cell table:formula="of:=[.B121]-[.B$2]" office:value-type="float" office:value="1.84533190727234" calcext:value-type="float">
            <text:p>1.8453319073</text:p>
          </table:table-cell>
          <table:table-cell table:formula="of:=[.C121]/([.D121]-[.D120])" office:value-type="float" office:value="388903.226066541" calcext:value-type="float">
            <text:p>388903.22606654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700482.0039" calcext:value-type="float">
            <text:p>1442700482.0039</text:p>
          </table:table-cell>
          <table:table-cell office:value-type="float" office:value="8096" calcext:value-type="float">
            <text:p>8096</text:p>
          </table:table-cell>
          <table:table-cell table:formula="of:=[.B122]-[.B$2]" office:value-type="float" office:value="1.84840893745422" calcext:value-type="float">
            <text:p>1.8484089375</text:p>
          </table:table-cell>
          <table:table-cell table:formula="of:=[.C122]/([.D122]-[.D121])" office:value-type="float" office:value="2631108.41345111" calcext:value-type="float">
            <text:p>2631108.413451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700482.00699" calcext:value-type="float">
            <text:p>1442700482.00699</text:p>
          </table:table-cell>
          <table:table-cell office:value-type="float" office:value="8096" calcext:value-type="float">
            <text:p>8096</text:p>
          </table:table-cell>
          <table:table-cell table:formula="of:=[.B123]-[.B$2]" office:value-type="float" office:value="1.8514940738678" calcext:value-type="float">
            <text:p>1.8514940739</text:p>
          </table:table-cell>
          <table:table-cell table:formula="of:=[.C123]/([.D123]-[.D122])" office:value-type="float" office:value="2624195.14559505" calcext:value-type="float">
            <text:p>2624195.1455950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700482.0183" calcext:value-type="float">
            <text:p>1442700482.0183</text:p>
          </table:table-cell>
          <table:table-cell office:value-type="float" office:value="8096" calcext:value-type="float">
            <text:p>8096</text:p>
          </table:table-cell>
          <table:table-cell table:formula="of:=[.B124]-[.B$2]" office:value-type="float" office:value="1.86280822753906" calcext:value-type="float">
            <text:p>1.8628082275</text:p>
          </table:table-cell>
          <table:table-cell table:formula="of:=[.C124]/([.D124]-[.D123])" office:value-type="float" office:value="715563.906521968" calcext:value-type="float">
            <text:p>715563.90652196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700482.0214" calcext:value-type="float">
            <text:p>1442700482.0214</text:p>
          </table:table-cell>
          <table:table-cell office:value-type="float" office:value="8096" calcext:value-type="float">
            <text:p>8096</text:p>
          </table:table-cell>
          <table:table-cell table:formula="of:=[.B125]-[.B$2]" office:value-type="float" office:value="1.86590218544006" calcext:value-type="float">
            <text:p>1.8659021854</text:p>
          </table:table-cell>
          <table:table-cell table:formula="of:=[.C125]/([.D125]-[.D124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700482.02876" calcext:value-type="float">
            <text:p>1442700482.02876</text:p>
          </table:table-cell>
          <table:table-cell office:value-type="float" office:value="8096" calcext:value-type="float">
            <text:p>8096</text:p>
          </table:table-cell>
          <table:table-cell table:formula="of:=[.B126]-[.B$2]" office:value-type="float" office:value="1.87326383590698" calcext:value-type="float">
            <text:p>1.8732638359</text:p>
          </table:table-cell>
          <table:table-cell table:formula="of:=[.C126]/([.D126]-[.D125])" office:value-type="float" office:value="1099753.38225864" calcext:value-type="float">
            <text:p>1099753.3822586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700482.03185" calcext:value-type="float">
            <text:p>1442700482.03185</text:p>
          </table:table-cell>
          <table:table-cell office:value-type="float" office:value="8096" calcext:value-type="float">
            <text:p>8096</text:p>
          </table:table-cell>
          <table:table-cell table:formula="of:=[.B127]-[.B$2]" office:value-type="float" office:value="1.87634992599487" calcext:value-type="float">
            <text:p>1.876349926</text:p>
          </table:table-cell>
          <table:table-cell table:formula="of:=[.C127]/([.D127]-[.D126])" office:value-type="float" office:value="2623384.20766378" calcext:value-type="float">
            <text:p>2623384.2076637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700482.03496" calcext:value-type="float">
            <text:p>1442700482.03496</text:p>
          </table:table-cell>
          <table:table-cell office:value-type="float" office:value="8096" calcext:value-type="float">
            <text:p>8096</text:p>
          </table:table-cell>
          <table:table-cell table:formula="of:=[.B128]-[.B$2]" office:value-type="float" office:value="1.87946438789368" calcext:value-type="float">
            <text:p>1.8794643879</text:p>
          </table:table-cell>
          <table:table-cell table:formula="of:=[.C128]/([.D128]-[.D127])" office:value-type="float" office:value="2599485.96677639" calcext:value-type="float">
            <text:p>2599485.9667763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700482.07368" calcext:value-type="float">
            <text:p>1442700482.07368</text:p>
          </table:table-cell>
          <table:table-cell office:value-type="float" office:value="8096" calcext:value-type="float">
            <text:p>8096</text:p>
          </table:table-cell>
          <table:table-cell table:formula="of:=[.B129]-[.B$2]" office:value-type="float" office:value="1.91818523406982" calcext:value-type="float">
            <text:p>1.9181852341</text:p>
          </table:table-cell>
          <table:table-cell table:formula="of:=[.C129]/([.D129]-[.D128])" office:value-type="float" office:value="209086.339775995" calcext:value-type="float">
            <text:p>209086.33977599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700482.07677" calcext:value-type="float">
            <text:p>1442700482.07677</text:p>
          </table:table-cell>
          <table:table-cell office:value-type="float" office:value="8096" calcext:value-type="float">
            <text:p>8096</text:p>
          </table:table-cell>
          <table:table-cell table:formula="of:=[.B130]-[.B$2]" office:value-type="float" office:value="1.92127776145935" calcext:value-type="float">
            <text:p>1.9212777615</text:p>
          </table:table-cell>
          <table:table-cell table:formula="of:=[.C130]/([.D130]-[.D129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700482.07986" calcext:value-type="float">
            <text:p>1442700482.07986</text:p>
          </table:table-cell>
          <table:table-cell office:value-type="float" office:value="8096" calcext:value-type="float">
            <text:p>8096</text:p>
          </table:table-cell>
          <table:table-cell table:formula="of:=[.B131]-[.B$2]" office:value-type="float" office:value="1.92436718940735" calcext:value-type="float">
            <text:p>1.9243671894</text:p>
          </table:table-cell>
          <table:table-cell table:formula="of:=[.C131]/([.D131]-[.D130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700482.10135" calcext:value-type="float">
            <text:p>1442700482.10135</text:p>
          </table:table-cell>
          <table:table-cell office:value-type="float" office:value="8096" calcext:value-type="float">
            <text:p>8096</text:p>
          </table:table-cell>
          <table:table-cell table:formula="of:=[.B132]-[.B$2]" office:value-type="float" office:value="1.9458532333374" calcext:value-type="float">
            <text:p>1.9458532333</text:p>
          </table:table-cell>
          <table:table-cell table:formula="of:=[.C132]/([.D132]-[.D131])" office:value-type="float" office:value="376802.729546489" calcext:value-type="float">
            <text:p>376802.72954648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700482.10446" calcext:value-type="float">
            <text:p>1442700482.10446</text:p>
          </table:table-cell>
          <table:table-cell office:value-type="float" office:value="8096" calcext:value-type="float">
            <text:p>8096</text:p>
          </table:table-cell>
          <table:table-cell table:formula="of:=[.B133]-[.B$2]" office:value-type="float" office:value="1.94896221160889" calcext:value-type="float">
            <text:p>1.9489622116</text:p>
          </table:table-cell>
          <table:table-cell table:formula="of:=[.C133]/([.D133]-[.D132])" office:value-type="float" office:value="2604070.94969325" calcext:value-type="float">
            <text:p>2604070.9496932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700482.10755" calcext:value-type="float">
            <text:p>1442700482.10755</text:p>
          </table:table-cell>
          <table:table-cell office:value-type="float" office:value="8096" calcext:value-type="float">
            <text:p>8096</text:p>
          </table:table-cell>
          <table:table-cell table:formula="of:=[.B134]-[.B$2]" office:value-type="float" office:value="1.95205140113831" calcext:value-type="float">
            <text:p>1.9520514011</text:p>
          </table:table-cell>
          <table:table-cell table:formula="of:=[.C134]/([.D134]-[.D133])" office:value-type="float" office:value="2620752.11731111" calcext:value-type="float">
            <text:p>2620752.1173111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700482.11871" calcext:value-type="float">
            <text:p>1442700482.11871</text:p>
          </table:table-cell>
          <table:table-cell office:value-type="float" office:value="8096" calcext:value-type="float">
            <text:p>8096</text:p>
          </table:table-cell>
          <table:table-cell table:formula="of:=[.B135]-[.B$2]" office:value-type="float" office:value="1.96321773529053" calcext:value-type="float">
            <text:p>1.9632177353</text:p>
          </table:table-cell>
          <table:table-cell table:formula="of:=[.C135]/([.D135]-[.D134])" office:value-type="float" office:value="725036.515084872" calcext:value-type="float">
            <text:p>725036.5150848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700482.1218" calcext:value-type="float">
            <text:p>1442700482.1218</text:p>
          </table:table-cell>
          <table:table-cell office:value-type="float" office:value="8096" calcext:value-type="float">
            <text:p>8096</text:p>
          </table:table-cell>
          <table:table-cell table:formula="of:=[.B136]-[.B$2]" office:value-type="float" office:value="1.96630954742432" calcext:value-type="float">
            <text:p>1.9663095474</text:p>
          </table:table-cell>
          <table:table-cell table:formula="of:=[.C136]/([.D136]-[.D135])" office:value-type="float" office:value="2618529.08574954" calcext:value-type="float">
            <text:p>2618529.0857495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700482.1249" calcext:value-type="float">
            <text:p>1442700482.1249</text:p>
          </table:table-cell>
          <table:table-cell office:value-type="float" office:value="8096" calcext:value-type="float">
            <text:p>8096</text:p>
          </table:table-cell>
          <table:table-cell table:formula="of:=[.B137]-[.B$2]" office:value-type="float" office:value="1.96940207481384" calcext:value-type="float">
            <text:p>1.9694020748</text:p>
          </table:table-cell>
          <table:table-cell table:formula="of:=[.C137]/([.D137]-[.D136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700482.12924" calcext:value-type="float">
            <text:p>1442700482.12924</text:p>
          </table:table-cell>
          <table:table-cell office:value-type="float" office:value="8096" calcext:value-type="float">
            <text:p>8096</text:p>
          </table:table-cell>
          <table:table-cell table:formula="of:=[.B138]-[.B$2]" office:value-type="float" office:value="1.97374200820923" calcext:value-type="float">
            <text:p>1.9737420082</text:p>
          </table:table-cell>
          <table:table-cell table:formula="of:=[.C138]/([.D138]-[.D137])" office:value-type="float" office:value="1865466.41674449" calcext:value-type="float">
            <text:p>1865466.4167444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700482.37515" calcext:value-type="float">
            <text:p>1442700482.37515</text:p>
          </table:table-cell>
          <table:table-cell office:value-type="float" office:value="8096" calcext:value-type="float">
            <text:p>8096</text:p>
          </table:table-cell>
          <table:table-cell table:formula="of:=[.B139]-[.B$2]" office:value-type="float" office:value="2.21965670585632" calcext:value-type="float">
            <text:p>2.2196567059</text:p>
          </table:table-cell>
          <table:table-cell table:formula="of:=[.C139]/([.D139]-[.D138])" office:value-type="float" office:value="32921.9850519807" calcext:value-type="float">
            <text:p>32921.98505198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700482.37824" calcext:value-type="float">
            <text:p>1442700482.37824</text:p>
          </table:table-cell>
          <table:table-cell office:value-type="float" office:value="8096" calcext:value-type="float">
            <text:p>8096</text:p>
          </table:table-cell>
          <table:table-cell table:formula="of:=[.B140]-[.B$2]" office:value-type="float" office:value="2.22274684906006" calcext:value-type="float">
            <text:p>2.2227468491</text:p>
          </table:table-cell>
          <table:table-cell table:formula="of:=[.C140]/([.D140]-[.D139])" office:value-type="float" office:value="2619943.30560913" calcext:value-type="float">
            <text:p>2619943.3056091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700482.38136" calcext:value-type="float">
            <text:p>1442700482.38136</text:p>
          </table:table-cell>
          <table:table-cell office:value-type="float" office:value="8096" calcext:value-type="float">
            <text:p>8096</text:p>
          </table:table-cell>
          <table:table-cell table:formula="of:=[.B141]-[.B$2]" office:value-type="float" office:value="2.22586131095886" calcext:value-type="float">
            <text:p>2.225861311</text:p>
          </table:table-cell>
          <table:table-cell table:formula="of:=[.C141]/([.D141]-[.D140])" office:value-type="float" office:value="2599485.96677639" calcext:value-type="float">
            <text:p>2599485.966776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700482.40296" calcext:value-type="float">
            <text:p>1442700482.40296</text:p>
          </table:table-cell>
          <table:table-cell office:value-type="float" office:value="8096" calcext:value-type="float">
            <text:p>8096</text:p>
          </table:table-cell>
          <table:table-cell table:formula="of:=[.B142]-[.B$2]" office:value-type="float" office:value="2.24746870994568" calcext:value-type="float">
            <text:p>2.2474687099</text:p>
          </table:table-cell>
          <table:table-cell table:formula="of:=[.C142]/([.D142]-[.D141])" office:value-type="float" office:value="374686.467581763" calcext:value-type="float">
            <text:p>374686.4675817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700482.4061" calcext:value-type="float">
            <text:p>1442700482.4061</text:p>
          </table:table-cell>
          <table:table-cell office:value-type="float" office:value="8096" calcext:value-type="float">
            <text:p>8096</text:p>
          </table:table-cell>
          <table:table-cell table:formula="of:=[.B143]-[.B$2]" office:value-type="float" office:value="2.2506000995636" calcext:value-type="float">
            <text:p>2.2506000996</text:p>
          </table:table-cell>
          <table:table-cell table:formula="of:=[.C143]/([.D143]-[.D142])" office:value-type="float" office:value="2585433.62144054" calcext:value-type="float">
            <text:p>2585433.621440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700482.40919" calcext:value-type="float">
            <text:p>1442700482.40919</text:p>
          </table:table-cell>
          <table:table-cell office:value-type="float" office:value="8096" calcext:value-type="float">
            <text:p>8096</text:p>
          </table:table-cell>
          <table:table-cell table:formula="of:=[.B144]-[.B$2]" office:value-type="float" office:value="2.25369715690613" calcext:value-type="float">
            <text:p>2.2536971569</text:p>
          </table:table-cell>
          <table:table-cell table:formula="of:=[.C144]/([.D144]-[.D143])" office:value-type="float" office:value="2614094.31747498" calcext:value-type="float">
            <text:p>2614094.3174749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700482.42029" calcext:value-type="float">
            <text:p>1442700482.42029</text:p>
          </table:table-cell>
          <table:table-cell office:value-type="float" office:value="8096" calcext:value-type="float">
            <text:p>8096</text:p>
          </table:table-cell>
          <table:table-cell table:formula="of:=[.B145]-[.B$2]" office:value-type="float" office:value="2.26479434967041" calcext:value-type="float">
            <text:p>2.2647943497</text:p>
          </table:table-cell>
          <table:table-cell table:formula="of:=[.C145]/([.D145]-[.D144])" office:value-type="float" office:value="729553.876549576" calcext:value-type="float">
            <text:p>729553.8765495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700482.42342" calcext:value-type="float">
            <text:p>1442700482.42342</text:p>
          </table:table-cell>
          <table:table-cell office:value-type="float" office:value="8096" calcext:value-type="float">
            <text:p>8096</text:p>
          </table:table-cell>
          <table:table-cell table:formula="of:=[.B146]-[.B$2]" office:value-type="float" office:value="2.26792645454407" calcext:value-type="float">
            <text:p>2.2679264545</text:p>
          </table:table-cell>
          <table:table-cell table:formula="of:=[.C146]/([.D146]-[.D145])" office:value-type="float" office:value="2584843.20499353" calcext:value-type="float">
            <text:p>2584843.2049935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700482.42659" calcext:value-type="float">
            <text:p>1442700482.42659</text:p>
          </table:table-cell>
          <table:table-cell office:value-type="float" office:value="8096" calcext:value-type="float">
            <text:p>8096</text:p>
          </table:table-cell>
          <table:table-cell table:formula="of:=[.B147]-[.B$2]" office:value-type="float" office:value="2.27109551429749" calcext:value-type="float">
            <text:p>2.2710955143</text:p>
          </table:table-cell>
          <table:table-cell table:formula="of:=[.C147]/([.D147]-[.D146])" office:value-type="float" office:value="2554700.96178152" calcext:value-type="float">
            <text:p>2554700.9617815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700482.46002" calcext:value-type="float">
            <text:p>1442700482.46002</text:p>
          </table:table-cell>
          <table:table-cell office:value-type="float" office:value="8096" calcext:value-type="float">
            <text:p>8096</text:p>
          </table:table-cell>
          <table:table-cell table:formula="of:=[.B148]-[.B$2]" office:value-type="float" office:value="2.30452132225037" calcext:value-type="float">
            <text:p>2.3045213223</text:p>
          </table:table-cell>
          <table:table-cell table:formula="of:=[.C148]/([.D148]-[.D147])" office:value-type="float" office:value="242208.057062155" calcext:value-type="float">
            <text:p>242208.0570621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700482.46311" calcext:value-type="float">
            <text:p>1442700482.46311</text:p>
          </table:table-cell>
          <table:table-cell office:value-type="float" office:value="8096" calcext:value-type="float">
            <text:p>8096</text:p>
          </table:table-cell>
          <table:table-cell table:formula="of:=[.B149]-[.B$2]" office:value-type="float" office:value="2.30761313438416" calcext:value-type="float">
            <text:p>2.3076131344</text:p>
          </table:table-cell>
          <table:table-cell table:formula="of:=[.C149]/([.D149]-[.D148])" office:value-type="float" office:value="2618529.08574954" calcext:value-type="float">
            <text:p>2618529.0857495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700482.46622" calcext:value-type="float">
            <text:p>1442700482.46622</text:p>
          </table:table-cell>
          <table:table-cell office:value-type="float" office:value="8096" calcext:value-type="float">
            <text:p>8096</text:p>
          </table:table-cell>
          <table:table-cell table:formula="of:=[.B150]-[.B$2]" office:value-type="float" office:value="2.31072568893433" calcext:value-type="float">
            <text:p>2.3107256889</text:p>
          </table:table-cell>
          <table:table-cell table:formula="of:=[.C150]/([.D150]-[.D149])" office:value-type="float" office:value="2601078.91106856" calcext:value-type="float">
            <text:p>2601078.9110685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700482.47551" calcext:value-type="float">
            <text:p>1442700482.47551</text:p>
          </table:table-cell>
          <table:table-cell office:value-type="float" office:value="8096" calcext:value-type="float">
            <text:p>8096</text:p>
          </table:table-cell>
          <table:table-cell table:formula="of:=[.B151]-[.B$2]" office:value-type="float" office:value="2.32001137733459" calcext:value-type="float">
            <text:p>2.3200113773</text:p>
          </table:table-cell>
          <table:table-cell table:formula="of:=[.C151]/([.D151]-[.D150])" office:value-type="float" office:value="871879.353583075" calcext:value-type="float">
            <text:p>871879.3535830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700482.47859" calcext:value-type="float">
            <text:p>1442700482.47859</text:p>
          </table:table-cell>
          <table:table-cell office:value-type="float" office:value="8096" calcext:value-type="float">
            <text:p>8096</text:p>
          </table:table-cell>
          <table:table-cell table:formula="of:=[.B152]-[.B$2]" office:value-type="float" office:value="2.32309937477112" calcext:value-type="float">
            <text:p>2.3230993748</text:p>
          </table:table-cell>
          <table:table-cell table:formula="of:=[.C152]/([.D152]-[.D151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700482.50342" calcext:value-type="float">
            <text:p>1442700482.50342</text:p>
          </table:table-cell>
          <table:table-cell office:value-type="float" office:value="8096" calcext:value-type="float">
            <text:p>8096</text:p>
          </table:table-cell>
          <table:table-cell table:formula="of:=[.B153]-[.B$2]" office:value-type="float" office:value="2.34792113304138" calcext:value-type="float">
            <text:p>2.347921133</text:p>
          </table:table-cell>
          <table:table-cell table:formula="of:=[.C153]/([.D153]-[.D152])" office:value-type="float" office:value="326165.451772164" calcext:value-type="float">
            <text:p>326165.4517721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700482.50651" calcext:value-type="float">
            <text:p>1442700482.50651</text:p>
          </table:table-cell>
          <table:table-cell office:value-type="float" office:value="8096" calcext:value-type="float">
            <text:p>8096</text:p>
          </table:table-cell>
          <table:table-cell table:formula="of:=[.B154]-[.B$2]" office:value-type="float" office:value="2.35101366043091" calcext:value-type="float">
            <text:p>2.3510136604</text:p>
          </table:table-cell>
          <table:table-cell table:formula="of:=[.C154]/([.D154]-[.D153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700482.5096" calcext:value-type="float">
            <text:p>1442700482.5096</text:p>
          </table:table-cell>
          <table:table-cell office:value-type="float" office:value="8096" calcext:value-type="float">
            <text:p>8096</text:p>
          </table:table-cell>
          <table:table-cell table:formula="of:=[.B155]-[.B$2]" office:value-type="float" office:value="2.35410165786743" calcext:value-type="float">
            <text:p>2.3541016579</text:p>
          </table:table-cell>
          <table:table-cell table:formula="of:=[.C155]/([.D155]-[.D154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700482.52088" calcext:value-type="float">
            <text:p>1442700482.52088</text:p>
          </table:table-cell>
          <table:table-cell office:value-type="float" office:value="8096" calcext:value-type="float">
            <text:p>8096</text:p>
          </table:table-cell>
          <table:table-cell table:formula="of:=[.B156]-[.B$2]" office:value-type="float" office:value="2.36538743972778" calcext:value-type="float">
            <text:p>2.3653874397</text:p>
          </table:table-cell>
          <table:table-cell table:formula="of:=[.C156]/([.D156]-[.D155])" office:value-type="float" office:value="717362.793307419" calcext:value-type="float">
            <text:p>717362.7933074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700482.52401" calcext:value-type="float">
            <text:p>1442700482.52401</text:p>
          </table:table-cell>
          <table:table-cell office:value-type="float" office:value="8096" calcext:value-type="float">
            <text:p>8096</text:p>
          </table:table-cell>
          <table:table-cell table:formula="of:=[.B157]-[.B$2]" office:value-type="float" office:value="2.36851739883423" calcext:value-type="float">
            <text:p>2.3685173988</text:p>
          </table:table-cell>
          <table:table-cell table:formula="of:=[.C157]/([.D157]-[.D156])" office:value-type="float" office:value="2586615.2638635" calcext:value-type="float">
            <text:p>2586615.26386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700482.5271" calcext:value-type="float">
            <text:p>1442700482.5271</text:p>
          </table:table-cell>
          <table:table-cell office:value-type="float" office:value="8096" calcext:value-type="float">
            <text:p>8096</text:p>
          </table:table-cell>
          <table:table-cell table:formula="of:=[.B158]-[.B$2]" office:value-type="float" office:value="2.37160778045654" calcext:value-type="float">
            <text:p>2.3716077805</text:p>
          </table:table-cell>
          <table:table-cell table:formula="of:=[.C158]/([.D158]-[.D157])" office:value-type="float" office:value="2619741.18068199" calcext:value-type="float">
            <text:p>2619741.1806819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700482.55036" calcext:value-type="float">
            <text:p>1442700482.55036</text:p>
          </table:table-cell>
          <table:table-cell office:value-type="float" office:value="8096" calcext:value-type="float">
            <text:p>8096</text:p>
          </table:table-cell>
          <table:table-cell table:formula="of:=[.B159]-[.B$2]" office:value-type="float" office:value="2.39486169815063" calcext:value-type="float">
            <text:p>2.3948616982</text:p>
          </table:table-cell>
          <table:table-cell table:formula="of:=[.C159]/([.D159]-[.D158])" office:value-type="float" office:value="348156.388377386" calcext:value-type="float">
            <text:p>348156.38837738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700482.55345" calcext:value-type="float">
            <text:p>1442700482.55345</text:p>
          </table:table-cell>
          <table:table-cell office:value-type="float" office:value="8096" calcext:value-type="float">
            <text:p>8096</text:p>
          </table:table-cell>
          <table:table-cell table:formula="of:=[.B160]-[.B$2]" office:value-type="float" office:value="2.39795827865601" calcext:value-type="float">
            <text:p>2.3979582787</text:p>
          </table:table-cell>
          <table:table-cell table:formula="of:=[.C160]/([.D160]-[.D159])" office:value-type="float" office:value="2614496.85740684" calcext:value-type="float">
            <text:p>2614496.8574068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700482.55658" calcext:value-type="float">
            <text:p>1442700482.55658</text:p>
          </table:table-cell>
          <table:table-cell office:value-type="float" office:value="8096" calcext:value-type="float">
            <text:p>8096</text:p>
          </table:table-cell>
          <table:table-cell table:formula="of:=[.B161]-[.B$2]" office:value-type="float" office:value="2.40108323097229" calcext:value-type="float">
            <text:p>2.401083231</text:p>
          </table:table-cell>
          <table:table-cell table:formula="of:=[.C161]/([.D161]-[.D160])" office:value-type="float" office:value="2590759.53185321" calcext:value-type="float">
            <text:p>2590759.531853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700482.57608" calcext:value-type="float">
            <text:p>1442700482.57608</text:p>
          </table:table-cell>
          <table:table-cell office:value-type="float" office:value="8096" calcext:value-type="float">
            <text:p>8096</text:p>
          </table:table-cell>
          <table:table-cell table:formula="of:=[.B162]-[.B$2]" office:value-type="float" office:value="2.42058634757996" calcext:value-type="float">
            <text:p>2.4205863476</text:p>
          </table:table-cell>
          <table:table-cell table:formula="of:=[.C162]/([.D162]-[.D161])" office:value-type="float" office:value="415113.141292389" calcext:value-type="float">
            <text:p>415113.14129238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700482.57918" calcext:value-type="float">
            <text:p>1442700482.57918</text:p>
          </table:table-cell>
          <table:table-cell office:value-type="float" office:value="8096" calcext:value-type="float">
            <text:p>8096</text:p>
          </table:table-cell>
          <table:table-cell table:formula="of:=[.B163]-[.B$2]" office:value-type="float" office:value="2.42368245124817" calcext:value-type="float">
            <text:p>2.4236824512</text:p>
          </table:table-cell>
          <table:table-cell table:formula="of:=[.C163]/([.D163]-[.D162])" office:value-type="float" office:value="2614899.52133066" calcext:value-type="float">
            <text:p>2614899.5213306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700482.58224" calcext:value-type="float">
            <text:p>1442700482.58224</text:p>
          </table:table-cell>
          <table:table-cell office:value-type="float" office:value="8096" calcext:value-type="float">
            <text:p>8096</text:p>
          </table:table-cell>
          <table:table-cell table:formula="of:=[.B164]-[.B$2]" office:value-type="float" office:value="2.42674899101257" calcext:value-type="float">
            <text:p>2.426748991</text:p>
          </table:table-cell>
          <table:table-cell table:formula="of:=[.C164]/([.D164]-[.D163])" office:value-type="float" office:value="2640109.25081636" calcext:value-type="float">
            <text:p>2640109.2508163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700482.60394" calcext:value-type="float">
            <text:p>1442700482.60394</text:p>
          </table:table-cell>
          <table:table-cell office:value-type="float" office:value="8096" calcext:value-type="float">
            <text:p>8096</text:p>
          </table:table-cell>
          <table:table-cell table:formula="of:=[.B165]-[.B$2]" office:value-type="float" office:value="2.4484441280365" calcext:value-type="float">
            <text:p>2.448444128</text:p>
          </table:table-cell>
          <table:table-cell table:formula="of:=[.C165]/([.D165]-[.D164])" office:value-type="float" office:value="373171.185370786" calcext:value-type="float">
            <text:p>373171.1853707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700482.60699" calcext:value-type="float">
            <text:p>1442700482.60699</text:p>
          </table:table-cell>
          <table:table-cell office:value-type="float" office:value="8096" calcext:value-type="float">
            <text:p>8096</text:p>
          </table:table-cell>
          <table:table-cell table:formula="of:=[.B166]-[.B$2]" office:value-type="float" office:value="2.45149898529053" calcext:value-type="float">
            <text:p>2.4514989853</text:p>
          </table:table-cell>
          <table:table-cell table:formula="of:=[.C166]/([.D166]-[.D165])" office:value-type="float" office:value="2650205.66487161" calcext:value-type="float">
            <text:p>2650205.664871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700482.61009" calcext:value-type="float">
            <text:p>1442700482.61009</text:p>
          </table:table-cell>
          <table:table-cell office:value-type="float" office:value="8096" calcext:value-type="float">
            <text:p>8096</text:p>
          </table:table-cell>
          <table:table-cell table:formula="of:=[.B167]-[.B$2]" office:value-type="float" office:value="2.45459794998169" calcext:value-type="float">
            <text:p>2.45459795</text:p>
          </table:table-cell>
          <table:table-cell table:formula="of:=[.C167]/([.D167]-[.D166])" office:value-type="float" office:value="2612485.39652254" calcext:value-type="float">
            <text:p>2612485.396522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700482.62138" calcext:value-type="float">
            <text:p>1442700482.62138</text:p>
          </table:table-cell>
          <table:table-cell office:value-type="float" office:value="8096" calcext:value-type="float">
            <text:p>8096</text:p>
          </table:table-cell>
          <table:table-cell table:formula="of:=[.B168]-[.B$2]" office:value-type="float" office:value="2.46588230133057" calcext:value-type="float">
            <text:p>2.4658823013</text:p>
          </table:table-cell>
          <table:table-cell table:formula="of:=[.C168]/([.D168]-[.D167])" office:value-type="float" office:value="717453.733023452" calcext:value-type="float">
            <text:p>717453.73302345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700482.62447" calcext:value-type="float">
            <text:p>1442700482.62447</text:p>
          </table:table-cell>
          <table:table-cell office:value-type="float" office:value="8096" calcext:value-type="float">
            <text:p>8096</text:p>
          </table:table-cell>
          <table:table-cell table:formula="of:=[.B169]-[.B$2]" office:value-type="float" office:value="2.46897721290588" calcext:value-type="float">
            <text:p>2.4689772129</text:p>
          </table:table-cell>
          <table:table-cell table:formula="of:=[.C169]/([.D169]-[.D168])" office:value-type="float" office:value="2615906.7239812" calcext:value-type="float">
            <text:p>2615906.723981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700482.62757" calcext:value-type="float">
            <text:p>1442700482.62757</text:p>
          </table:table-cell>
          <table:table-cell office:value-type="float" office:value="8096" calcext:value-type="float">
            <text:p>8096</text:p>
          </table:table-cell>
          <table:table-cell table:formula="of:=[.B170]-[.B$2]" office:value-type="float" office:value="2.47207021713257" calcext:value-type="float">
            <text:p>2.4720702171</text:p>
          </table:table-cell>
          <table:table-cell table:formula="of:=[.C170]/([.D170]-[.D169])" office:value-type="float" office:value="2617519.86310029" calcext:value-type="float">
            <text:p>2617519.863100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700482.65063" calcext:value-type="float">
            <text:p>1442700482.65063</text:p>
          </table:table-cell>
          <table:table-cell office:value-type="float" office:value="8096" calcext:value-type="float">
            <text:p>8096</text:p>
          </table:table-cell>
          <table:table-cell table:formula="of:=[.B171]-[.B$2]" office:value-type="float" office:value="2.49513292312622" calcext:value-type="float">
            <text:p>2.4951329231</text:p>
          </table:table-cell>
          <table:table-cell table:formula="of:=[.C171]/([.D171]-[.D170])" office:value-type="float" office:value="351042.934954307" calcext:value-type="float">
            <text:p>351042.93495430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700482.65372" calcext:value-type="float">
            <text:p>1442700482.65372</text:p>
          </table:table-cell>
          <table:table-cell office:value-type="float" office:value="8096" calcext:value-type="float">
            <text:p>8096</text:p>
          </table:table-cell>
          <table:table-cell table:formula="of:=[.B172]-[.B$2]" office:value-type="float" office:value="2.49822235107422" calcext:value-type="float">
            <text:p>2.4982223511</text:p>
          </table:table-cell>
          <table:table-cell table:formula="of:=[.C172]/([.D172]-[.D171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700482.67654" calcext:value-type="float">
            <text:p>1442700482.67654</text:p>
          </table:table-cell>
          <table:table-cell office:value-type="float" office:value="8096" calcext:value-type="float">
            <text:p>8096</text:p>
          </table:table-cell>
          <table:table-cell table:formula="of:=[.B173]-[.B$2]" office:value-type="float" office:value="2.52104091644287" calcext:value-type="float">
            <text:p>2.5210409164</text:p>
          </table:table-cell>
          <table:table-cell table:formula="of:=[.C173]/([.D173]-[.D172])" office:value-type="float" office:value="354798.817068584" calcext:value-type="float">
            <text:p>354798.81706858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700482.6796" calcext:value-type="float">
            <text:p>1442700482.6796</text:p>
          </table:table-cell>
          <table:table-cell office:value-type="float" office:value="8096" calcext:value-type="float">
            <text:p>8096</text:p>
          </table:table-cell>
          <table:table-cell table:formula="of:=[.B174]-[.B$2]" office:value-type="float" office:value="2.52410554885864" calcext:value-type="float">
            <text:p>2.5241055489</text:p>
          </table:table-cell>
          <table:table-cell table:formula="of:=[.C174]/([.D174]-[.D173])" office:value-type="float" office:value="2641752.38711685" calcext:value-type="float">
            <text:p>2641752.387116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700482.68269" calcext:value-type="float">
            <text:p>1442700482.68269</text:p>
          </table:table-cell>
          <table:table-cell office:value-type="float" office:value="8096" calcext:value-type="float">
            <text:p>8096</text:p>
          </table:table-cell>
          <table:table-cell table:formula="of:=[.B175]-[.B$2]" office:value-type="float" office:value="2.52719068527222" calcext:value-type="float">
            <text:p>2.5271906853</text:p>
          </table:table-cell>
          <table:table-cell table:formula="of:=[.C175]/([.D175]-[.D174])" office:value-type="float" office:value="2624195.14559505" calcext:value-type="float">
            <text:p>2624195.1455950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700482.70438" calcext:value-type="float">
            <text:p>1442700482.70438</text:p>
          </table:table-cell>
          <table:table-cell office:value-type="float" office:value="8096" calcext:value-type="float">
            <text:p>8096</text:p>
          </table:table-cell>
          <table:table-cell table:formula="of:=[.B176]-[.B$2]" office:value-type="float" office:value="2.54888391494751" calcext:value-type="float">
            <text:p>2.5488839149</text:p>
          </table:table-cell>
          <table:table-cell table:formula="of:=[.C176]/([.D176]-[.D175])" office:value-type="float" office:value="373203.995955511" calcext:value-type="float">
            <text:p>373203.99595551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700482.70748" calcext:value-type="float">
            <text:p>1442700482.70748</text:p>
          </table:table-cell>
          <table:table-cell office:value-type="float" office:value="8096" calcext:value-type="float">
            <text:p>8096</text:p>
          </table:table-cell>
          <table:table-cell table:formula="of:=[.B177]-[.B$2]" office:value-type="float" office:value="2.55198073387146" calcext:value-type="float">
            <text:p>2.5519807339</text:p>
          </table:table-cell>
          <table:table-cell table:formula="of:=[.C177]/([.D177]-[.D176])" office:value-type="float" office:value="2614295.57194549" calcext:value-type="float">
            <text:p>2614295.571945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700482.71059" calcext:value-type="float">
            <text:p>1442700482.71059</text:p>
          </table:table-cell>
          <table:table-cell office:value-type="float" office:value="8096" calcext:value-type="float">
            <text:p>8096</text:p>
          </table:table-cell>
          <table:table-cell table:formula="of:=[.B178]-[.B$2]" office:value-type="float" office:value="2.55509305000305" calcext:value-type="float">
            <text:p>2.55509305</text:p>
          </table:table-cell>
          <table:table-cell table:formula="of:=[.C178]/([.D178]-[.D177])" office:value-type="float" office:value="2601278.16638578" calcext:value-type="float">
            <text:p>2601278.1663857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700482.75133" calcext:value-type="float">
            <text:p>1442700482.75133</text:p>
          </table:table-cell>
          <table:table-cell office:value-type="float" office:value="8096" calcext:value-type="float">
            <text:p>8096</text:p>
          </table:table-cell>
          <table:table-cell table:formula="of:=[.B179]-[.B$2]" office:value-type="float" office:value="2.59583830833435" calcext:value-type="float">
            <text:p>2.5958383083</text:p>
          </table:table-cell>
          <table:table-cell table:formula="of:=[.C179]/([.D179]-[.D178])" office:value-type="float" office:value="198697.967114887" calcext:value-type="float">
            <text:p>198697.96711488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700482.75443" calcext:value-type="float">
            <text:p>1442700482.75443</text:p>
          </table:table-cell>
          <table:table-cell office:value-type="float" office:value="8096" calcext:value-type="float">
            <text:p>8096</text:p>
          </table:table-cell>
          <table:table-cell table:formula="of:=[.B180]-[.B$2]" office:value-type="float" office:value="2.59893441200256" calcext:value-type="float">
            <text:p>2.598934412</text:p>
          </table:table-cell>
          <table:table-cell table:formula="of:=[.C180]/([.D180]-[.D179])" office:value-type="float" office:value="2614899.52133066" calcext:value-type="float">
            <text:p>2614899.521330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700482.75751" calcext:value-type="float">
            <text:p>1442700482.75751</text:p>
          </table:table-cell>
          <table:table-cell office:value-type="float" office:value="8096" calcext:value-type="float">
            <text:p>8096</text:p>
          </table:table-cell>
          <table:table-cell table:formula="of:=[.B181]-[.B$2]" office:value-type="float" office:value="2.60201025009155" calcext:value-type="float">
            <text:p>2.6020102501</text:p>
          </table:table-cell>
          <table:table-cell table:formula="of:=[.C181]/([.D181]-[.D180])" office:value-type="float" office:value="2632128.14386482" calcext:value-type="float">
            <text:p>2632128.1438648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700482.76059" calcext:value-type="float">
            <text:p>1442700482.76059</text:p>
          </table:table-cell>
          <table:table-cell office:value-type="float" office:value="8096" calcext:value-type="float">
            <text:p>8096</text:p>
          </table:table-cell>
          <table:table-cell table:formula="of:=[.B182]-[.B$2]" office:value-type="float" office:value="2.60508990287781" calcext:value-type="float">
            <text:p>2.6050899029</text:p>
          </table:table-cell>
          <table:table-cell table:formula="of:=[.C182]/([.D182]-[.D181])" office:value-type="float" office:value="2628867.78539909" calcext:value-type="float">
            <text:p>2628867.785399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700482.85203" calcext:value-type="float">
            <text:p>1442700482.85203</text:p>
          </table:table-cell>
          <table:table-cell office:value-type="float" office:value="8096" calcext:value-type="float">
            <text:p>8096</text:p>
          </table:table-cell>
          <table:table-cell table:formula="of:=[.B183]-[.B$2]" office:value-type="float" office:value="2.69653415679932" calcext:value-type="float">
            <text:p>2.6965341568</text:p>
          </table:table-cell>
          <table:table-cell table:formula="of:=[.C183]/([.D183]-[.D182])" office:value-type="float" office:value="88534.8138653874" calcext:value-type="float">
            <text:p>88534.81386538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700482.85512" calcext:value-type="float">
            <text:p>1442700482.85512</text:p>
          </table:table-cell>
          <table:table-cell office:value-type="float" office:value="8096" calcext:value-type="float">
            <text:p>8096</text:p>
          </table:table-cell>
          <table:table-cell table:formula="of:=[.B184]-[.B$2]" office:value-type="float" office:value="2.69962811470032" calcext:value-type="float">
            <text:p>2.6996281147</text:p>
          </table:table-cell>
          <table:table-cell table:formula="of:=[.C184]/([.D184]-[.D183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700482.85819" calcext:value-type="float">
            <text:p>1442700482.85819</text:p>
          </table:table-cell>
          <table:table-cell office:value-type="float" office:value="8096" calcext:value-type="float">
            <text:p>8096</text:p>
          </table:table-cell>
          <table:table-cell table:formula="of:=[.B185]-[.B$2]" office:value-type="float" office:value="2.70269894599915" calcext:value-type="float">
            <text:p>2.702698946</text:p>
          </table:table-cell>
          <table:table-cell table:formula="of:=[.C185]/([.D185]-[.D184])" office:value-type="float" office:value="2636419.65714286" calcext:value-type="float">
            <text:p>2636419.6571428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700482.86129" calcext:value-type="float">
            <text:p>1442700482.86129</text:p>
          </table:table-cell>
          <table:table-cell office:value-type="float" office:value="8096" calcext:value-type="float">
            <text:p>8096</text:p>
          </table:table-cell>
          <table:table-cell table:formula="of:=[.B186]-[.B$2]" office:value-type="float" office:value="2.70579123497009" calcext:value-type="float">
            <text:p>2.705791235</text:p>
          </table:table-cell>
          <table:table-cell table:formula="of:=[.C186]/([.D186]-[.D185])" office:value-type="float" office:value="2618125.30331534" calcext:value-type="float">
            <text:p>2618125.303315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700482.86438" calcext:value-type="float">
            <text:p>1442700482.86438</text:p>
          </table:table-cell>
          <table:table-cell office:value-type="float" office:value="8096" calcext:value-type="float">
            <text:p>8096</text:p>
          </table:table-cell>
          <table:table-cell table:formula="of:=[.B187]-[.B$2]" office:value-type="float" office:value="2.70888519287109" calcext:value-type="float">
            <text:p>2.7088851929</text:p>
          </table:table-cell>
          <table:table-cell table:formula="of:=[.C187]/([.D187]-[.D186])" office:value-type="float" office:value="2616713.04492564" calcext:value-type="float">
            <text:p>2616713.044925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700482.86748" calcext:value-type="float">
            <text:p>1442700482.86748</text:p>
          </table:table-cell>
          <table:table-cell office:value-type="float" office:value="8096" calcext:value-type="float">
            <text:p>8096</text:p>
          </table:table-cell>
          <table:table-cell table:formula="of:=[.B188]-[.B$2]" office:value-type="float" office:value="2.71198797225952" calcext:value-type="float">
            <text:p>2.7119879723</text:p>
          </table:table-cell>
          <table:table-cell table:formula="of:=[.C188]/([.D188]-[.D187])" office:value-type="float" office:value="2609273.48885815" calcext:value-type="float">
            <text:p>2609273.488858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700482.87749" calcext:value-type="float">
            <text:p>1442700482.87749</text:p>
          </table:table-cell>
          <table:table-cell office:value-type="float" office:value="8096" calcext:value-type="float">
            <text:p>8096</text:p>
          </table:table-cell>
          <table:table-cell table:formula="of:=[.B189]-[.B$2]" office:value-type="float" office:value="2.72199058532715" calcext:value-type="float">
            <text:p>2.7219905853</text:p>
          </table:table-cell>
          <table:table-cell table:formula="of:=[.C189]/([.D189]-[.D188])" office:value-type="float" office:value="809388.50131096" calcext:value-type="float">
            <text:p>809388.5013109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700482.88057" calcext:value-type="float">
            <text:p>1442700482.88057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2.72507834434509" calcext:value-type="float">
            <text:p>2.7250783443</text:p>
          </table:table-cell>
          <table:table-cell table:formula="of:=[.C190]/([.D190]-[.D189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700482.88367" calcext:value-type="float">
            <text:p>1442700482.88367</text:p>
          </table:table-cell>
          <table:table-cell office:value-type="float" office:value="8096" calcext:value-type="float">
            <text:p>8096</text:p>
          </table:table-cell>
          <table:table-cell table:formula="of:=[.B191]-[.B$2]" office:value-type="float" office:value="2.72817254066467" calcext:value-type="float">
            <text:p>2.7281725407</text:p>
          </table:table-cell>
          <table:table-cell table:formula="of:=[.C191]/([.D191]-[.D190])" office:value-type="float" office:value="2616511.41809216" calcext:value-type="float">
            <text:p>2616511.418092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700482.90024" calcext:value-type="float">
            <text:p>1442700482.90024</text:p>
          </table:table-cell>
          <table:table-cell office:value-type="float" office:value="8096" calcext:value-type="float">
            <text:p>8096</text:p>
          </table:table-cell>
          <table:table-cell table:formula="of:=[.B192]-[.B$2]" office:value-type="float" office:value="2.74474453926086" calcext:value-type="float">
            <text:p>2.7447445393</text:p>
          </table:table-cell>
          <table:table-cell table:formula="of:=[.C192]/([.D192]-[.D191])" office:value-type="float" office:value="488534.919491282" calcext:value-type="float">
            <text:p>488534.91949128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700482.90334" calcext:value-type="float">
            <text:p>1442700482.90334</text:p>
          </table:table-cell>
          <table:table-cell office:value-type="float" office:value="8096" calcext:value-type="float">
            <text:p>8096</text:p>
          </table:table-cell>
          <table:table-cell table:formula="of:=[.B193]-[.B$2]" office:value-type="float" office:value="2.74784111976624" calcext:value-type="float">
            <text:p>2.7478411198</text:p>
          </table:table-cell>
          <table:table-cell table:formula="of:=[.C193]/([.D193]-[.D192])" office:value-type="float" office:value="2614496.85740684" calcext:value-type="float">
            <text:p>2614496.8574068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700482.90643" calcext:value-type="float">
            <text:p>1442700482.90643</text:p>
          </table:table-cell>
          <table:table-cell office:value-type="float" office:value="8096" calcext:value-type="float">
            <text:p>8096</text:p>
          </table:table-cell>
          <table:table-cell table:formula="of:=[.B194]-[.B$2]" office:value-type="float" office:value="2.75093626976013" calcext:value-type="float">
            <text:p>2.7509362698</text:p>
          </table:table-cell>
          <table:table-cell table:formula="of:=[.C194]/([.D194]-[.D193])" office:value-type="float" office:value="2615705.22138345" calcext:value-type="float">
            <text:p>2615705.2213834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700483.17896" calcext:value-type="float">
            <text:p>1442700483.17896</text:p>
          </table:table-cell>
          <table:table-cell office:value-type="float" office:value="8096" calcext:value-type="float">
            <text:p>8096</text:p>
          </table:table-cell>
          <table:table-cell table:formula="of:=[.B195]-[.B$2]" office:value-type="float" office:value="3.02346682548523" calcext:value-type="float">
            <text:p>3.0234668255</text:p>
          </table:table-cell>
          <table:table-cell table:formula="of:=[.C195]/([.D195]-[.D194])" office:value-type="float" office:value="29706.7606913276" calcext:value-type="float">
            <text:p>29706.760691327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700483.1818" calcext:value-type="float">
            <text:p>1442700483.1818</text:p>
          </table:table-cell>
          <table:table-cell office:value-type="float" office:value="8096" calcext:value-type="float">
            <text:p>8096</text:p>
          </table:table-cell>
          <table:table-cell table:formula="of:=[.B196]-[.B$2]" office:value-type="float" office:value="3.0263090133667" calcext:value-type="float">
            <text:p>3.0263090134</text:p>
          </table:table-cell>
          <table:table-cell table:formula="of:=[.C196]/([.D196]-[.D195])" office:value-type="float" office:value="2848509.78810502" calcext:value-type="float">
            <text:p>2848509.7881050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700483.18466" calcext:value-type="float">
            <text:p>1442700483.18466</text:p>
          </table:table-cell>
          <table:table-cell office:value-type="float" office:value="8096" calcext:value-type="float">
            <text:p>8096</text:p>
          </table:table-cell>
          <table:table-cell table:formula="of:=[.B197]-[.B$2]" office:value-type="float" office:value="3.02916383743286" calcext:value-type="float">
            <text:p>3.0291638374</text:p>
          </table:table-cell>
          <table:table-cell table:formula="of:=[.C197]/([.D197]-[.D196])" office:value-type="float" office:value="2835901.5520294" calcext:value-type="float">
            <text:p>2835901.55202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700483.25411" calcext:value-type="float">
            <text:p>1442700483.25411</text:p>
          </table:table-cell>
          <table:table-cell office:value-type="float" office:value="8096" calcext:value-type="float">
            <text:p>8096</text:p>
          </table:table-cell>
          <table:table-cell table:formula="of:=[.B198]-[.B$2]" office:value-type="float" office:value="3.09861636161804" calcext:value-type="float">
            <text:p>3.0986163616</text:p>
          </table:table-cell>
          <table:table-cell table:formula="of:=[.C198]/([.D198]-[.D197])" office:value-type="float" office:value="116568.837417827" calcext:value-type="float">
            <text:p>116568.83741782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700483.25696" calcext:value-type="float">
            <text:p>1442700483.25696</text:p>
          </table:table-cell>
          <table:table-cell office:value-type="float" office:value="8096" calcext:value-type="float">
            <text:p>8096</text:p>
          </table:table-cell>
          <table:table-cell table:formula="of:=[.B199]-[.B$2]" office:value-type="float" office:value="3.10146617889404" calcext:value-type="float">
            <text:p>3.1014661789</text:p>
          </table:table-cell>
          <table:table-cell table:formula="of:=[.C199]/([.D199]-[.D198])" office:value-type="float" office:value="2840883.89391784" calcext:value-type="float">
            <text:p>2840883.8939178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700483.25981" calcext:value-type="float">
            <text:p>1442700483.25981</text:p>
          </table:table-cell>
          <table:table-cell office:value-type="float" office:value="8096" calcext:value-type="float">
            <text:p>8096</text:p>
          </table:table-cell>
          <table:table-cell table:formula="of:=[.B200]-[.B$2]" office:value-type="float" office:value="3.10431241989136" calcext:value-type="float">
            <text:p>3.1043124199</text:p>
          </table:table-cell>
          <table:table-cell table:formula="of:=[.C200]/([.D200]-[.D199])" office:value-type="float" office:value="2844453.44144748" calcext:value-type="float">
            <text:p>2844453.441447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700483.26266" calcext:value-type="float">
            <text:p>1442700483.26266</text:p>
          </table:table-cell>
          <table:table-cell office:value-type="float" office:value="8096" calcext:value-type="float">
            <text:p>8096</text:p>
          </table:table-cell>
          <table:table-cell table:formula="of:=[.B201]-[.B$2]" office:value-type="float" office:value="3.10716795921326" calcext:value-type="float">
            <text:p>3.1071679592</text:p>
          </table:table-cell>
          <table:table-cell table:formula="of:=[.C201]/([.D201]-[.D200])" office:value-type="float" office:value="2835191.21516239" calcext:value-type="float">
            <text:p>2835191.215162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700483.2655" calcext:value-type="float">
            <text:p>1442700483.2655</text:p>
          </table:table-cell>
          <table:table-cell office:value-type="float" office:value="8096" calcext:value-type="float">
            <text:p>8096</text:p>
          </table:table-cell>
          <table:table-cell table:formula="of:=[.B202]-[.B$2]" office:value-type="float" office:value="3.11000728607178" calcext:value-type="float">
            <text:p>3.1100072861</text:p>
          </table:table-cell>
          <table:table-cell table:formula="of:=[.C202]/([.D202]-[.D201])" office:value-type="float" office:value="2851380.06415316" calcext:value-type="float">
            <text:p>2851380.064153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700483.26834" calcext:value-type="float">
            <text:p>1442700483.26834</text:p>
          </table:table-cell>
          <table:table-cell office:value-type="float" office:value="8096" calcext:value-type="float">
            <text:p>8096</text:p>
          </table:table-cell>
          <table:table-cell table:formula="of:=[.B203]-[.B$2]" office:value-type="float" office:value="3.11284470558166" calcext:value-type="float">
            <text:p>3.1128447056</text:p>
          </table:table-cell>
          <table:table-cell table:formula="of:=[.C203]/([.D203]-[.D202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700483.27113" calcext:value-type="float">
            <text:p>1442700483.27113</text:p>
          </table:table-cell>
          <table:table-cell office:value-type="float" office:value="8096" calcext:value-type="float">
            <text:p>8096</text:p>
          </table:table-cell>
          <table:table-cell table:formula="of:=[.B204]-[.B$2]" office:value-type="float" office:value="3.11563801765442" calcext:value-type="float">
            <text:p>3.1156380177</text:p>
          </table:table-cell>
          <table:table-cell table:formula="of:=[.C204]/([.D204]-[.D203])" office:value-type="float" office:value="2898351.41550017" calcext:value-type="float">
            <text:p>2898351.4155001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700483.27397" calcext:value-type="float">
            <text:p>1442700483.27397</text:p>
          </table:table-cell>
          <table:table-cell office:value-type="float" office:value="8096" calcext:value-type="float">
            <text:p>8096</text:p>
          </table:table-cell>
          <table:table-cell table:formula="of:=[.B205]-[.B$2]" office:value-type="float" office:value="3.11847567558289" calcext:value-type="float">
            <text:p>3.1184756756</text:p>
          </table:table-cell>
          <table:table-cell table:formula="of:=[.C205]/([.D205]-[.D204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700483.28526" calcext:value-type="float">
            <text:p>1442700483.28526</text:p>
          </table:table-cell>
          <table:table-cell office:value-type="float" office:value="8096" calcext:value-type="float">
            <text:p>8096</text:p>
          </table:table-cell>
          <table:table-cell table:formula="of:=[.B206]-[.B$2]" office:value-type="float" office:value="3.12976598739624" calcext:value-type="float">
            <text:p>3.1297659874</text:p>
          </table:table-cell>
          <table:table-cell table:formula="of:=[.C206]/([.D206]-[.D205])" office:value-type="float" office:value="717074.969570267" calcext:value-type="float">
            <text:p>717074.96957026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700483.2881" calcext:value-type="float">
            <text:p>1442700483.2881</text:p>
          </table:table-cell>
          <table:table-cell office:value-type="float" office:value="8096" calcext:value-type="float">
            <text:p>8096</text:p>
          </table:table-cell>
          <table:table-cell table:formula="of:=[.B207]-[.B$2]" office:value-type="float" office:value="3.13260340690613" calcext:value-type="float">
            <text:p>3.1326034069</text:p>
          </table:table-cell>
          <table:table-cell table:formula="of:=[.C207]/([.D207]-[.D206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700483.29094" calcext:value-type="float">
            <text:p>1442700483.29094</text:p>
          </table:table-cell>
          <table:table-cell office:value-type="float" office:value="8096" calcext:value-type="float">
            <text:p>8096</text:p>
          </table:table-cell>
          <table:table-cell table:formula="of:=[.B208]-[.B$2]" office:value-type="float" office:value="3.13544464111328" calcext:value-type="float">
            <text:p>3.1354446411</text:p>
          </table:table-cell>
          <table:table-cell table:formula="of:=[.C208]/([.D208]-[.D207])" office:value-type="float" office:value="2849465.90450617" calcext:value-type="float">
            <text:p>2849465.9045061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700483.30945" calcext:value-type="float">
            <text:p>1442700483.30945</text:p>
          </table:table-cell>
          <table:table-cell office:value-type="float" office:value="8096" calcext:value-type="float">
            <text:p>8096</text:p>
          </table:table-cell>
          <table:table-cell table:formula="of:=[.B209]-[.B$2]" office:value-type="float" office:value="3.15395021438599" calcext:value-type="float">
            <text:p>3.1539502144</text:p>
          </table:table-cell>
          <table:table-cell table:formula="of:=[.C209]/([.D209]-[.D208])" office:value-type="float" office:value="437489.824319101" calcext:value-type="float">
            <text:p>437489.8243191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700483.31229" calcext:value-type="float">
            <text:p>1442700483.31229</text:p>
          </table:table-cell>
          <table:table-cell office:value-type="float" office:value="8096" calcext:value-type="float">
            <text:p>8096</text:p>
          </table:table-cell>
          <table:table-cell table:formula="of:=[.B210]-[.B$2]" office:value-type="float" office:value="3.15679287910461" calcext:value-type="float">
            <text:p>3.1567928791</text:p>
          </table:table-cell>
          <table:table-cell table:formula="of:=[.C210]/([.D210]-[.D209])" office:value-type="float" office:value="2848031.97047723" calcext:value-type="float">
            <text:p>2848031.9704772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700483.31513" calcext:value-type="float">
            <text:p>1442700483.31513</text:p>
          </table:table-cell>
          <table:table-cell office:value-type="float" office:value="8096" calcext:value-type="float">
            <text:p>8096</text:p>
          </table:table-cell>
          <table:table-cell table:formula="of:=[.B211]-[.B$2]" office:value-type="float" office:value="3.15963125228882" calcext:value-type="float">
            <text:p>3.1596312523</text:p>
          </table:table-cell>
          <table:table-cell table:formula="of:=[.C211]/([.D211]-[.D210])" office:value-type="float" office:value="2852338.10869383" calcext:value-type="float">
            <text:p>2852338.108693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700483.33362" calcext:value-type="float">
            <text:p>1442700483.33362</text:p>
          </table:table-cell>
          <table:table-cell office:value-type="float" office:value="8096" calcext:value-type="float">
            <text:p>8096</text:p>
          </table:table-cell>
          <table:table-cell table:formula="of:=[.B212]-[.B$2]" office:value-type="float" office:value="3.17812442779541" calcext:value-type="float">
            <text:p>3.1781244278</text:p>
          </table:table-cell>
          <table:table-cell table:formula="of:=[.C212]/([.D212]-[.D211])" office:value-type="float" office:value="437783.116107573" calcext:value-type="float">
            <text:p>437783.1161075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700483.33646" calcext:value-type="float">
            <text:p>1442700483.33646</text:p>
          </table:table-cell>
          <table:table-cell office:value-type="float" office:value="8096" calcext:value-type="float">
            <text:p>8096</text:p>
          </table:table-cell>
          <table:table-cell table:formula="of:=[.B213]-[.B$2]" office:value-type="float" office:value="3.18096113204956" calcext:value-type="float">
            <text:p>3.180961132</text:p>
          </table:table-cell>
          <table:table-cell table:formula="of:=[.C213]/([.D213]-[.D212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700483.33928" calcext:value-type="float">
            <text:p>1442700483.33928</text:p>
          </table:table-cell>
          <table:table-cell office:value-type="float" office:value="8096" calcext:value-type="float">
            <text:p>8096</text:p>
          </table:table-cell>
          <table:table-cell table:formula="of:=[.B214]-[.B$2]" office:value-type="float" office:value="3.18378520011902" calcext:value-type="float">
            <text:p>3.1837852001</text:p>
          </table:table-cell>
          <table:table-cell table:formula="of:=[.C214]/([.D214]-[.D213])" office:value-type="float" office:value="2866786.42330097" calcext:value-type="float">
            <text:p>2866786.423300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700483.35782" calcext:value-type="float">
            <text:p>1442700483.35782</text:p>
          </table:table-cell>
          <table:table-cell office:value-type="float" office:value="8096" calcext:value-type="float">
            <text:p>8096</text:p>
          </table:table-cell>
          <table:table-cell table:formula="of:=[.B215]-[.B$2]" office:value-type="float" office:value="3.20232152938843" calcext:value-type="float">
            <text:p>3.2023215294</text:p>
          </table:table-cell>
          <table:table-cell table:formula="of:=[.C215]/([.D215]-[.D214])" office:value-type="float" office:value="436763.928949027" calcext:value-type="float">
            <text:p>436763.92894902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700483.36066" calcext:value-type="float">
            <text:p>1442700483.36066</text:p>
          </table:table-cell>
          <table:table-cell office:value-type="float" office:value="8096" calcext:value-type="float">
            <text:p>8096</text:p>
          </table:table-cell>
          <table:table-cell table:formula="of:=[.B216]-[.B$2]" office:value-type="float" office:value="3.20516610145569" calcext:value-type="float">
            <text:p>3.2051661015</text:p>
          </table:table-cell>
          <table:table-cell table:formula="of:=[.C216]/([.D216]-[.D215])" office:value-type="float" office:value="2846122.30190261" calcext:value-type="float">
            <text:p>2846122.3019026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700483.36349" calcext:value-type="float">
            <text:p>1442700483.36349</text:p>
          </table:table-cell>
          <table:table-cell office:value-type="float" office:value="8096" calcext:value-type="float">
            <text:p>8096</text:p>
          </table:table-cell>
          <table:table-cell table:formula="of:=[.B217]-[.B$2]" office:value-type="float" office:value="3.20799946784973" calcext:value-type="float">
            <text:p>3.2079994678</text:p>
          </table:table-cell>
          <table:table-cell table:formula="of:=[.C217]/([.D217]-[.D216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700483.38205" calcext:value-type="float">
            <text:p>1442700483.38205</text:p>
          </table:table-cell>
          <table:table-cell office:value-type="float" office:value="8096" calcext:value-type="float">
            <text:p>8096</text:p>
          </table:table-cell>
          <table:table-cell table:formula="of:=[.B218]-[.B$2]" office:value-type="float" office:value="3.22655177116394" calcext:value-type="float">
            <text:p>3.2265517712</text:p>
          </table:table-cell>
          <table:table-cell table:formula="of:=[.C218]/([.D218]-[.D217])" office:value-type="float" office:value="436387.863160871" calcext:value-type="float">
            <text:p>436387.8631608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700483.38488" calcext:value-type="float">
            <text:p>1442700483.38488</text:p>
          </table:table-cell>
          <table:table-cell office:value-type="float" office:value="8096" calcext:value-type="float">
            <text:p>8096</text:p>
          </table:table-cell>
          <table:table-cell table:formula="of:=[.B219]-[.B$2]" office:value-type="float" office:value="3.22938823699951" calcext:value-type="float">
            <text:p>3.229388237</text:p>
          </table:table-cell>
          <table:table-cell table:formula="of:=[.C219]/([.D219]-[.D218])" office:value-type="float" office:value="2854256.13045306" calcext:value-type="float">
            <text:p>2854256.1304530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700483.40626" calcext:value-type="float">
            <text:p>1442700483.40626</text:p>
          </table:table-cell>
          <table:table-cell office:value-type="float" office:value="8096" calcext:value-type="float">
            <text:p>8096</text:p>
          </table:table-cell>
          <table:table-cell table:formula="of:=[.B220]-[.B$2]" office:value-type="float" office:value="3.25076913833618" calcext:value-type="float">
            <text:p>3.2507691383</text:p>
          </table:table-cell>
          <table:table-cell table:formula="of:=[.C220]/([.D220]-[.D219])" office:value-type="float" office:value="378655.692410625" calcext:value-type="float">
            <text:p>378655.69241062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700483.40911" calcext:value-type="float">
            <text:p>1442700483.40911</text:p>
          </table:table-cell>
          <table:table-cell office:value-type="float" office:value="8096" calcext:value-type="float">
            <text:p>8096</text:p>
          </table:table-cell>
          <table:table-cell table:formula="of:=[.B221]-[.B$2]" office:value-type="float" office:value="3.2536187171936" calcext:value-type="float">
            <text:p>3.2536187172</text:p>
          </table:table-cell>
          <table:table-cell table:formula="of:=[.C221]/([.D221]-[.D220])" office:value-type="float" office:value="2841121.58500669" calcext:value-type="float">
            <text:p>2841121.585006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700483.41195" calcext:value-type="float">
            <text:p>1442700483.41195</text:p>
          </table:table-cell>
          <table:table-cell office:value-type="float" office:value="8096" calcext:value-type="float">
            <text:p>8096</text:p>
          </table:table-cell>
          <table:table-cell table:formula="of:=[.B222]-[.B$2]" office:value-type="float" office:value="3.25645613670349" calcext:value-type="float">
            <text:p>3.2564561367</text:p>
          </table:table-cell>
          <table:table-cell table:formula="of:=[.C222]/([.D222]-[.D221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700483.43047" calcext:value-type="float">
            <text:p>1442700483.43047</text:p>
          </table:table-cell>
          <table:table-cell office:value-type="float" office:value="8096" calcext:value-type="float">
            <text:p>8096</text:p>
          </table:table-cell>
          <table:table-cell table:formula="of:=[.B223]-[.B$2]" office:value-type="float" office:value="3.27497053146362" calcext:value-type="float">
            <text:p>3.2749705315</text:p>
          </table:table-cell>
          <table:table-cell table:formula="of:=[.C223]/([.D223]-[.D222])" office:value-type="float" office:value="437281.375107849" calcext:value-type="float">
            <text:p>437281.37510784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700483.4333" calcext:value-type="float">
            <text:p>1442700483.4333</text:p>
          </table:table-cell>
          <table:table-cell office:value-type="float" office:value="8096" calcext:value-type="float">
            <text:p>8096</text:p>
          </table:table-cell>
          <table:table-cell table:formula="of:=[.B224]-[.B$2]" office:value-type="float" office:value="3.27780723571777" calcext:value-type="float">
            <text:p>3.2778072357</text:p>
          </table:table-cell>
          <table:table-cell table:formula="of:=[.C224]/([.D224]-[.D223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700483.43614" calcext:value-type="float">
            <text:p>1442700483.43614</text:p>
          </table:table-cell>
          <table:table-cell office:value-type="float" office:value="8096" calcext:value-type="float">
            <text:p>8096</text:p>
          </table:table-cell>
          <table:table-cell table:formula="of:=[.B225]-[.B$2]" office:value-type="float" office:value="3.28064441680908" calcext:value-type="float">
            <text:p>3.2806444168</text:p>
          </table:table-cell>
          <table:table-cell table:formula="of:=[.C225]/([.D225]-[.D224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700483.45834" calcext:value-type="float">
            <text:p>1442700483.45834</text:p>
          </table:table-cell>
          <table:table-cell office:value-type="float" office:value="8096" calcext:value-type="float">
            <text:p>8096</text:p>
          </table:table-cell>
          <table:table-cell table:formula="of:=[.B226]-[.B$2]" office:value-type="float" office:value="3.30284953117371" calcext:value-type="float">
            <text:p>3.3028495312</text:p>
          </table:table-cell>
          <table:table-cell table:formula="of:=[.C226]/([.D226]-[.D225])" office:value-type="float" office:value="364600.689150158" calcext:value-type="float">
            <text:p>364600.6891501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700483.46118" calcext:value-type="float">
            <text:p>1442700483.46118</text:p>
          </table:table-cell>
          <table:table-cell office:value-type="float" office:value="8096" calcext:value-type="float">
            <text:p>8096</text:p>
          </table:table-cell>
          <table:table-cell table:formula="of:=[.B227]-[.B$2]" office:value-type="float" office:value="3.30568337440491" calcext:value-type="float">
            <text:p>3.3056833744</text:p>
          </table:table-cell>
          <table:table-cell table:formula="of:=[.C227]/([.D227]-[.D226])" office:value-type="float" office:value="2856897.62611476" calcext:value-type="float">
            <text:p>2856897.6261147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700483.46401" calcext:value-type="float">
            <text:p>1442700483.46401</text:p>
          </table:table-cell>
          <table:table-cell office:value-type="float" office:value="8096" calcext:value-type="float">
            <text:p>8096</text:p>
          </table:table-cell>
          <table:table-cell table:formula="of:=[.B228]-[.B$2]" office:value-type="float" office:value="3.30851316452026" calcext:value-type="float">
            <text:p>3.3085131645</text:p>
          </table:table-cell>
          <table:table-cell table:formula="of:=[.C228]/([.D228]-[.D227])" office:value-type="float" office:value="2860989.56811863" calcext:value-type="float">
            <text:p>2860989.5681186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700483.48267" calcext:value-type="float">
            <text:p>1442700483.48267</text:p>
          </table:table-cell>
          <table:table-cell office:value-type="float" office:value="8096" calcext:value-type="float">
            <text:p>8096</text:p>
          </table:table-cell>
          <table:table-cell table:formula="of:=[.B229]-[.B$2]" office:value-type="float" office:value="3.32717227935791" calcext:value-type="float">
            <text:p>3.3271722794</text:p>
          </table:table-cell>
          <table:table-cell table:formula="of:=[.C229]/([.D229]-[.D228])" office:value-type="float" office:value="433889.821164805" calcext:value-type="float">
            <text:p>433889.8211648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700483.4855" calcext:value-type="float">
            <text:p>1442700483.4855</text:p>
          </table:table-cell>
          <table:table-cell office:value-type="float" office:value="8096" calcext:value-type="float">
            <text:p>8096</text:p>
          </table:table-cell>
          <table:table-cell table:formula="of:=[.B230]-[.B$2]" office:value-type="float" office:value="3.33000302314758" calcext:value-type="float">
            <text:p>3.3300030231</text:p>
          </table:table-cell>
          <table:table-cell table:formula="of:=[.C230]/([.D230]-[.D229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700483.48832" calcext:value-type="float">
            <text:p>1442700483.48832</text:p>
          </table:table-cell>
          <table:table-cell office:value-type="float" office:value="8096" calcext:value-type="float">
            <text:p>8096</text:p>
          </table:table-cell>
          <table:table-cell table:formula="of:=[.B231]-[.B$2]" office:value-type="float" office:value="3.33282446861267" calcext:value-type="float">
            <text:p>3.3328244686</text:p>
          </table:table-cell>
          <table:table-cell table:formula="of:=[.C231]/([.D231]-[.D230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700483.50684" calcext:value-type="float">
            <text:p>1442700483.50684</text:p>
          </table:table-cell>
          <table:table-cell office:value-type="float" office:value="8096" calcext:value-type="float">
            <text:p>8096</text:p>
          </table:table-cell>
          <table:table-cell table:formula="of:=[.B232]-[.B$2]" office:value-type="float" office:value="3.35134196281433" calcext:value-type="float">
            <text:p>3.3513419628</text:p>
          </table:table-cell>
          <table:table-cell table:formula="of:=[.C232]/([.D232]-[.D231])" office:value-type="float" office:value="437208.183344492" calcext:value-type="float">
            <text:p>437208.18334449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700483.60724" calcext:value-type="float">
            <text:p>1442700483.60724</text:p>
          </table:table-cell>
          <table:table-cell office:value-type="float" office:value="8096" calcext:value-type="float">
            <text:p>8096</text:p>
          </table:table-cell>
          <table:table-cell table:formula="of:=[.B233]-[.B$2]" office:value-type="float" office:value="3.45174551010132" calcext:value-type="float">
            <text:p>3.4517455101</text:p>
          </table:table-cell>
          <table:table-cell table:formula="of:=[.C233]/([.D233]-[.D232])" office:value-type="float" office:value="80634.6012542654" calcext:value-type="float">
            <text:p>80634.601254265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700483.6101" calcext:value-type="float">
            <text:p>1442700483.6101</text:p>
          </table:table-cell>
          <table:table-cell office:value-type="float" office:value="8096" calcext:value-type="float">
            <text:p>8096</text:p>
          </table:table-cell>
          <table:table-cell table:formula="of:=[.B234]-[.B$2]" office:value-type="float" office:value="3.45460414886475" calcext:value-type="float">
            <text:p>3.4546041489</text:p>
          </table:table-cell>
          <table:table-cell table:formula="of:=[.C234]/([.D234]-[.D233])" office:value-type="float" office:value="2832117.19633028" calcext:value-type="float">
            <text:p>2832117.1963302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700483.61294" calcext:value-type="float">
            <text:p>1442700483.61294</text:p>
          </table:table-cell>
          <table:table-cell office:value-type="float" office:value="8096" calcext:value-type="float">
            <text:p>8096</text:p>
          </table:table-cell>
          <table:table-cell table:formula="of:=[.B235]-[.B$2]" office:value-type="float" office:value="3.45744395256042" calcext:value-type="float">
            <text:p>3.4574439526</text:p>
          </table:table-cell>
          <table:table-cell table:formula="of:=[.C235]/([.D235]-[.D234])" office:value-type="float" office:value="2850901.28318361" calcext:value-type="float">
            <text:p>2850901.283183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700483.6315" calcext:value-type="float">
            <text:p>1442700483.6315</text:p>
          </table:table-cell>
          <table:table-cell office:value-type="float" office:value="8096" calcext:value-type="float">
            <text:p>8096</text:p>
          </table:table-cell>
          <table:table-cell table:formula="of:=[.B236]-[.B$2]" office:value-type="float" office:value="3.47600388526916" calcext:value-type="float">
            <text:p>3.4760038853</text:p>
          </table:table-cell>
          <table:table-cell table:formula="of:=[.C236]/([.D236]-[.D235])" office:value-type="float" office:value="436208.478072091" calcext:value-type="float">
            <text:p>436208.47807209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700483.63434" calcext:value-type="float">
            <text:p>1442700483.63434</text:p>
          </table:table-cell>
          <table:table-cell office:value-type="float" office:value="8096" calcext:value-type="float">
            <text:p>8096</text:p>
          </table:table-cell>
          <table:table-cell table:formula="of:=[.B237]-[.B$2]" office:value-type="float" office:value="3.47884345054626" calcext:value-type="float">
            <text:p>3.4788434505</text:p>
          </table:table-cell>
          <table:table-cell table:formula="of:=[.C237]/([.D237]-[.D236])" office:value-type="float" office:value="2851140.65356843" calcext:value-type="float">
            <text:p>2851140.653568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700483.63717" calcext:value-type="float">
            <text:p>1442700483.63717</text:p>
          </table:table-cell>
          <table:table-cell office:value-type="float" office:value="8096" calcext:value-type="float">
            <text:p>8096</text:p>
          </table:table-cell>
          <table:table-cell table:formula="of:=[.B238]-[.B$2]" office:value-type="float" office:value="3.48167586326599" calcext:value-type="float">
            <text:p>3.4816758633</text:p>
          </table:table-cell>
          <table:table-cell table:formula="of:=[.C238]/([.D238]-[.D237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700483.69088" calcext:value-type="float">
            <text:p>1442700483.69088</text:p>
          </table:table-cell>
          <table:table-cell office:value-type="float" office:value="8096" calcext:value-type="float">
            <text:p>8096</text:p>
          </table:table-cell>
          <table:table-cell table:formula="of:=[.B239]-[.B$2]" office:value-type="float" office:value="3.5353856086731" calcext:value-type="float">
            <text:p>3.5353856087</text:p>
          </table:table-cell>
          <table:table-cell table:formula="of:=[.C239]/([.D239]-[.D238])" office:value-type="float" office:value="150736.145528798" calcext:value-type="float">
            <text:p>150736.14552879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700483.69371" calcext:value-type="float">
            <text:p>1442700483.69371</text:p>
          </table:table-cell>
          <table:table-cell office:value-type="float" office:value="8096" calcext:value-type="float">
            <text:p>8096</text:p>
          </table:table-cell>
          <table:table-cell table:formula="of:=[.B240]-[.B$2]" office:value-type="float" office:value="3.53821921348572" calcext:value-type="float">
            <text:p>3.5382192135</text:p>
          </table:table-cell>
          <table:table-cell table:formula="of:=[.C240]/([.D240]-[.D239])" office:value-type="float" office:value="2857138.00454354" calcext:value-type="float">
            <text:p>2857138.004543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700483.69654" calcext:value-type="float">
            <text:p>1442700483.69654</text:p>
          </table:table-cell>
          <table:table-cell office:value-type="float" office:value="8096" calcext:value-type="float">
            <text:p>8096</text:p>
          </table:table-cell>
          <table:table-cell table:formula="of:=[.B241]-[.B$2]" office:value-type="float" office:value="3.54104900360107" calcext:value-type="float">
            <text:p>3.5410490036</text:p>
          </table:table-cell>
          <table:table-cell table:formula="of:=[.C241]/([.D241]-[.D240])" office:value-type="float" office:value="2860989.56811863" calcext:value-type="float">
            <text:p>2860989.568118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700483.71504" calcext:value-type="float">
            <text:p>1442700483.71504</text:p>
          </table:table-cell>
          <table:table-cell office:value-type="float" office:value="8096" calcext:value-type="float">
            <text:p>8096</text:p>
          </table:table-cell>
          <table:table-cell table:formula="of:=[.B242]-[.B$2]" office:value-type="float" office:value="3.55954480171204" calcext:value-type="float">
            <text:p>3.5595448017</text:p>
          </table:table-cell>
          <table:table-cell table:formula="of:=[.C242]/([.D242]-[.D241])" office:value-type="float" office:value="437721.040823956" calcext:value-type="float">
            <text:p>437721.0408239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700483.71788" calcext:value-type="float">
            <text:p>1442700483.71788</text:p>
          </table:table-cell>
          <table:table-cell office:value-type="float" office:value="8096" calcext:value-type="float">
            <text:p>8096</text:p>
          </table:table-cell>
          <table:table-cell table:formula="of:=[.B243]-[.B$2]" office:value-type="float" office:value="3.56238555908203" calcext:value-type="float">
            <text:p>3.5623855591</text:p>
          </table:table-cell>
          <table:table-cell table:formula="of:=[.C243]/([.D243]-[.D242])" office:value-type="float" office:value="2849944.20344104" calcext:value-type="float">
            <text:p>2849944.2034410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700483.72072" calcext:value-type="float">
            <text:p>1442700483.72072</text:p>
          </table:table-cell>
          <table:table-cell office:value-type="float" office:value="8096" calcext:value-type="float">
            <text:p>8096</text:p>
          </table:table-cell>
          <table:table-cell table:formula="of:=[.B244]-[.B$2]" office:value-type="float" office:value="3.56522274017334" calcext:value-type="float">
            <text:p>3.5652227402</text:p>
          </table:table-cell>
          <table:table-cell table:formula="of:=[.C244]/([.D244]-[.D243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700483.73921" calcext:value-type="float">
            <text:p>1442700483.73921</text:p>
          </table:table-cell>
          <table:table-cell office:value-type="float" office:value="8096" calcext:value-type="float">
            <text:p>8096</text:p>
          </table:table-cell>
          <table:table-cell table:formula="of:=[.B245]-[.B$2]" office:value-type="float" office:value="3.58371782302856" calcext:value-type="float">
            <text:p>3.583717823</text:p>
          </table:table-cell>
          <table:table-cell table:formula="of:=[.C245]/([.D245]-[.D244])" office:value-type="float" office:value="437737.968700853" calcext:value-type="float">
            <text:p>437737.96870085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700483.74208" calcext:value-type="float">
            <text:p>1442700483.74208</text:p>
          </table:table-cell>
          <table:table-cell office:value-type="float" office:value="8096" calcext:value-type="float">
            <text:p>8096</text:p>
          </table:table-cell>
          <table:table-cell table:formula="of:=[.B246]-[.B$2]" office:value-type="float" office:value="3.58658242225647" calcext:value-type="float">
            <text:p>3.5865824223</text:p>
          </table:table-cell>
          <table:table-cell table:formula="of:=[.C246]/([.D246]-[.D245])" office:value-type="float" office:value="2826224.31826883" calcext:value-type="float">
            <text:p>2826224.3182688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700483.74491" calcext:value-type="float">
            <text:p>1442700483.74491</text:p>
          </table:table-cell>
          <table:table-cell office:value-type="float" office:value="8096" calcext:value-type="float">
            <text:p>8096</text:p>
          </table:table-cell>
          <table:table-cell table:formula="of:=[.B247]-[.B$2]" office:value-type="float" office:value="3.5894148349762" calcext:value-type="float">
            <text:p>3.589414835</text:p>
          </table:table-cell>
          <table:table-cell table:formula="of:=[.C247]/([.D247]-[.D246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700483.78403" calcext:value-type="float">
            <text:p>1442700483.78403</text:p>
          </table:table-cell>
          <table:table-cell office:value-type="float" office:value="8096" calcext:value-type="float">
            <text:p>8096</text:p>
          </table:table-cell>
          <table:table-cell table:formula="of:=[.B248]-[.B$2]" office:value-type="float" office:value="3.62853956222534" calcext:value-type="float">
            <text:p>3.6285395622</text:p>
          </table:table-cell>
          <table:table-cell table:formula="of:=[.C248]/([.D248]-[.D247])" office:value-type="float" office:value="206927.96012212" calcext:value-type="float">
            <text:p>206927.960122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700483.78687" calcext:value-type="float">
            <text:p>1442700483.78687</text:p>
          </table:table-cell>
          <table:table-cell office:value-type="float" office:value="8096" calcext:value-type="float">
            <text:p>8096</text:p>
          </table:table-cell>
          <table:table-cell table:formula="of:=[.B249]-[.B$2]" office:value-type="float" office:value="3.63137531280518" calcext:value-type="float">
            <text:p>3.6313753128</text:p>
          </table:table-cell>
          <table:table-cell table:formula="of:=[.C249]/([.D249]-[.D248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700483.7915" calcext:value-type="float">
            <text:p>1442700483.7915</text:p>
          </table:table-cell>
          <table:table-cell office:value-type="float" office:value="8096" calcext:value-type="float">
            <text:p>8096</text:p>
          </table:table-cell>
          <table:table-cell table:formula="of:=[.B250]-[.B$2]" office:value-type="float" office:value="3.63600063323975" calcext:value-type="float">
            <text:p>3.6360006332</text:p>
          </table:table-cell>
          <table:table-cell table:formula="of:=[.C250]/([.D250]-[.D249])" office:value-type="float" office:value="1750365.2156701" calcext:value-type="float">
            <text:p>1750365.21567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700483.79433" calcext:value-type="float">
            <text:p>1442700483.79433</text:p>
          </table:table-cell>
          <table:table-cell office:value-type="float" office:value="8096" calcext:value-type="float">
            <text:p>8096</text:p>
          </table:table-cell>
          <table:table-cell table:formula="of:=[.B251]-[.B$2]" office:value-type="float" office:value="3.63883757591248" calcext:value-type="float">
            <text:p>3.6388375759</text:p>
          </table:table-cell>
          <table:table-cell table:formula="of:=[.C251]/([.D251]-[.D250])" office:value-type="float" office:value="2853776.38322548" calcext:value-type="float">
            <text:p>2853776.383225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700483.79718" calcext:value-type="float">
            <text:p>1442700483.79718</text:p>
          </table:table-cell>
          <table:table-cell office:value-type="float" office:value="8096" calcext:value-type="float">
            <text:p>8096</text:p>
          </table:table-cell>
          <table:table-cell table:formula="of:=[.B252]-[.B$2]" office:value-type="float" office:value="3.64168357849121" calcext:value-type="float">
            <text:p>3.6416835785</text:p>
          </table:table-cell>
          <table:table-cell table:formula="of:=[.C252]/([.D252]-[.D251])" office:value-type="float" office:value="2844691.73025048" calcext:value-type="float">
            <text:p>2844691.7302504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700484.01645" calcext:value-type="float">
            <text:p>1442700484.01645</text:p>
          </table:table-cell>
          <table:table-cell office:value-type="float" office:value="8096" calcext:value-type="float">
            <text:p>8096</text:p>
          </table:table-cell>
          <table:table-cell table:formula="of:=[.B253]-[.B$2]" office:value-type="float" office:value="3.86095070838928" calcext:value-type="float">
            <text:p>3.8609507084</text:p>
          </table:table-cell>
          <table:table-cell table:formula="of:=[.C253]/([.D253]-[.D252])" office:value-type="float" office:value="36922.9989180937" calcext:value-type="float">
            <text:p>36922.99891809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700484.01925" calcext:value-type="float">
            <text:p>1442700484.01925</text:p>
          </table:table-cell>
          <table:table-cell office:value-type="float" office:value="8096" calcext:value-type="float">
            <text:p>8096</text:p>
          </table:table-cell>
          <table:table-cell table:formula="of:=[.B254]-[.B$2]" office:value-type="float" office:value="3.86375617980957" calcext:value-type="float">
            <text:p>3.8637561798</text:p>
          </table:table-cell>
          <table:table-cell table:formula="of:=[.C254]/([.D254]-[.D253])" office:value-type="float" office:value="2885789.51168522" calcext:value-type="float">
            <text:p>2885789.5116852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700484.02211" calcext:value-type="float">
            <text:p>1442700484.02211</text:p>
          </table:table-cell>
          <table:table-cell office:value-type="float" office:value="8096" calcext:value-type="float">
            <text:p>8096</text:p>
          </table:table-cell>
          <table:table-cell table:formula="of:=[.B255]-[.B$2]" office:value-type="float" office:value="3.86661291122437" calcext:value-type="float">
            <text:p>3.8666129112</text:p>
          </table:table-cell>
          <table:table-cell table:formula="of:=[.C255]/([.D255]-[.D254])" office:value-type="float" office:value="2834008.11083292" calcext:value-type="float">
            <text:p>2834008.1108329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700484.04065" calcext:value-type="float">
            <text:p>1442700484.04065</text:p>
          </table:table-cell>
          <table:table-cell office:value-type="float" office:value="8096" calcext:value-type="float">
            <text:p>8096</text:p>
          </table:table-cell>
          <table:table-cell table:formula="of:=[.B256]-[.B$2]" office:value-type="float" office:value="3.88515186309814" calcext:value-type="float">
            <text:p>3.8851518631</text:p>
          </table:table-cell>
          <table:table-cell table:formula="of:=[.C256]/([.D256]-[.D255])" office:value-type="float" office:value="436702.142339052" calcext:value-type="float">
            <text:p>436702.14233905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700484.0435" calcext:value-type="float">
            <text:p>1442700484.0435</text:p>
          </table:table-cell>
          <table:table-cell office:value-type="float" office:value="8096" calcext:value-type="float">
            <text:p>8096</text:p>
          </table:table-cell>
          <table:table-cell table:formula="of:=[.B257]-[.B$2]" office:value-type="float" office:value="3.8880090713501" calcext:value-type="float">
            <text:p>3.8880090714</text:p>
          </table:table-cell>
          <table:table-cell table:formula="of:=[.C257]/([.D257]-[.D256])" office:value-type="float" office:value="2833535.14552737" calcext:value-type="float">
            <text:p>2833535.1455273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700484.04639" calcext:value-type="float">
            <text:p>1442700484.04639</text:p>
          </table:table-cell>
          <table:table-cell office:value-type="float" office:value="8096" calcext:value-type="float">
            <text:p>8096</text:p>
          </table:table-cell>
          <table:table-cell table:formula="of:=[.B258]-[.B$2]" office:value-type="float" office:value="3.89089155197144" calcext:value-type="float">
            <text:p>3.890891552</text:p>
          </table:table-cell>
          <table:table-cell table:formula="of:=[.C258]/([.D258]-[.D257])" office:value-type="float" office:value="2808691.90934657" calcext:value-type="float">
            <text:p>2808691.9093465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700484.04921" calcext:value-type="float">
            <text:p>1442700484.04921</text:p>
          </table:table-cell>
          <table:table-cell office:value-type="float" office:value="8096" calcext:value-type="float">
            <text:p>8096</text:p>
          </table:table-cell>
          <table:table-cell table:formula="of:=[.B259]-[.B$2]" office:value-type="float" office:value="3.89371967315674" calcext:value-type="float">
            <text:p>3.8937196732</text:p>
          </table:table-cell>
          <table:table-cell table:formula="of:=[.C259]/([.D259]-[.D258])" office:value-type="float" office:value="2862677.89445287" calcext:value-type="float">
            <text:p>2862677.8944528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700484.05204" calcext:value-type="float">
            <text:p>1442700484.05204</text:p>
          </table:table-cell>
          <table:table-cell office:value-type="float" office:value="8096" calcext:value-type="float">
            <text:p>8096</text:p>
          </table:table-cell>
          <table:table-cell table:formula="of:=[.B260]-[.B$2]" office:value-type="float" office:value="3.89654397964478" calcext:value-type="float">
            <text:p>3.8965439796</text:p>
          </table:table-cell>
          <table:table-cell table:formula="of:=[.C260]/([.D260]-[.D259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700484.05487" calcext:value-type="float">
            <text:p>1442700484.05487</text:p>
          </table:table-cell>
          <table:table-cell office:value-type="float" office:value="8096" calcext:value-type="float">
            <text:p>8096</text:p>
          </table:table-cell>
          <table:table-cell table:formula="of:=[.B261]-[.B$2]" office:value-type="float" office:value="3.89936971664429" calcext:value-type="float">
            <text:p>3.8993697166</text:p>
          </table:table-cell>
          <table:table-cell table:formula="of:=[.C261]/([.D261]-[.D260])" office:value-type="float" office:value="2865093.24873439" calcext:value-type="float">
            <text:p>2865093.2487343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700484.06484" calcext:value-type="float">
            <text:p>1442700484.06484</text:p>
          </table:table-cell>
          <table:table-cell office:value-type="float" office:value="8096" calcext:value-type="float">
            <text:p>8096</text:p>
          </table:table-cell>
          <table:table-cell table:formula="of:=[.B262]-[.B$2]" office:value-type="float" office:value="3.90934300422668" calcext:value-type="float">
            <text:p>3.9093430042</text:p>
          </table:table-cell>
          <table:table-cell table:formula="of:=[.C262]/([.D262]-[.D261])" office:value-type="float" office:value="811768.429729148" calcext:value-type="float">
            <text:p>811768.42972914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700484.06764" calcext:value-type="float">
            <text:p>1442700484.06764</text:p>
          </table:table-cell>
          <table:table-cell office:value-type="float" office:value="8096" calcext:value-type="float">
            <text:p>8096</text:p>
          </table:table-cell>
          <table:table-cell table:formula="of:=[.B263]-[.B$2]" office:value-type="float" office:value="3.91214919090271" calcext:value-type="float">
            <text:p>3.9121491909</text:p>
          </table:table-cell>
          <table:table-cell table:formula="of:=[.C263]/([.D263]-[.D262])" office:value-type="float" office:value="2885053.96635514" calcext:value-type="float">
            <text:p>2885053.966355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700484.07045" calcext:value-type="float">
            <text:p>1442700484.07045</text:p>
          </table:table-cell>
          <table:table-cell office:value-type="float" office:value="8096" calcext:value-type="float">
            <text:p>8096</text:p>
          </table:table-cell>
          <table:table-cell table:formula="of:=[.B264]-[.B$2]" office:value-type="float" office:value="3.914959192276" calcext:value-type="float">
            <text:p>3.9149591923</text:p>
          </table:table-cell>
          <table:table-cell table:formula="of:=[.C264]/([.D264]-[.D263])" office:value-type="float" office:value="2881137.38197862" calcext:value-type="float">
            <text:p>2881137.381978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700484.08535" calcext:value-type="float">
            <text:p>1442700484.08535</text:p>
          </table:table-cell>
          <table:table-cell office:value-type="float" office:value="8096" calcext:value-type="float">
            <text:p>8096</text:p>
          </table:table-cell>
          <table:table-cell table:formula="of:=[.B265]-[.B$2]" office:value-type="float" office:value="3.92985081672668" calcext:value-type="float">
            <text:p>3.9298508167</text:p>
          </table:table-cell>
          <table:table-cell table:formula="of:=[.C265]/([.D265]-[.D264])" office:value-type="float" office:value="543661.306179955" calcext:value-type="float">
            <text:p>543661.30617995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700484.08817" calcext:value-type="float">
            <text:p>1442700484.08817</text:p>
          </table:table-cell>
          <table:table-cell office:value-type="float" office:value="8096" calcext:value-type="float">
            <text:p>8096</text:p>
          </table:table-cell>
          <table:table-cell table:formula="of:=[.B266]-[.B$2]" office:value-type="float" office:value="3.93267369270325" calcext:value-type="float">
            <text:p>3.9326736927</text:p>
          </table:table-cell>
          <table:table-cell table:formula="of:=[.C266]/([.D266]-[.D265])" office:value-type="float" office:value="2867997.05945946" calcext:value-type="float">
            <text:p>2867997.059459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700484.09098" calcext:value-type="float">
            <text:p>1442700484.09098</text:p>
          </table:table-cell>
          <table:table-cell office:value-type="float" office:value="8096" calcext:value-type="float">
            <text:p>8096</text:p>
          </table:table-cell>
          <table:table-cell table:formula="of:=[.B267]-[.B$2]" office:value-type="float" office:value="3.93548345565796" calcext:value-type="float">
            <text:p>3.9354834557</text:p>
          </table:table-cell>
          <table:table-cell table:formula="of:=[.C267]/([.D267]-[.D266])" office:value-type="float" office:value="2881381.85693678" calcext:value-type="float">
            <text:p>2881381.8569367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700484.11323" calcext:value-type="float">
            <text:p>1442700484.11323</text:p>
          </table:table-cell>
          <table:table-cell office:value-type="float" office:value="8096" calcext:value-type="float">
            <text:p>8096</text:p>
          </table:table-cell>
          <table:table-cell table:formula="of:=[.B268]-[.B$2]" office:value-type="float" office:value="3.95773339271545" calcext:value-type="float">
            <text:p>3.9577333927</text:p>
          </table:table-cell>
          <table:table-cell table:formula="of:=[.C268]/([.D268]-[.D267])" office:value-type="float" office:value="363866.197871907" calcext:value-type="float">
            <text:p>363866.1978719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700484.11603" calcext:value-type="float">
            <text:p>1442700484.11603</text:p>
          </table:table-cell>
          <table:table-cell office:value-type="float" office:value="8096" calcext:value-type="float">
            <text:p>8096</text:p>
          </table:table-cell>
          <table:table-cell table:formula="of:=[.B269]-[.B$2]" office:value-type="float" office:value="3.96053409576416" calcext:value-type="float">
            <text:p>3.9605340958</text:p>
          </table:table-cell>
          <table:table-cell table:formula="of:=[.C269]/([.D269]-[.D268])" office:value-type="float" office:value="2890702.74827616" calcext:value-type="float">
            <text:p>2890702.7482761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700484.13729" calcext:value-type="float">
            <text:p>1442700484.13729</text:p>
          </table:table-cell>
          <table:table-cell office:value-type="float" office:value="8096" calcext:value-type="float">
            <text:p>8096</text:p>
          </table:table-cell>
          <table:table-cell table:formula="of:=[.B270]-[.B$2]" office:value-type="float" office:value="3.98179244995117" calcext:value-type="float">
            <text:p>3.98179245</text:p>
          </table:table-cell>
          <table:table-cell table:formula="of:=[.C270]/([.D270]-[.D269])" office:value-type="float" office:value="380838.513121888" calcext:value-type="float">
            <text:p>380838.51312188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700484.1401" calcext:value-type="float">
            <text:p>1442700484.1401</text:p>
          </table:table-cell>
          <table:table-cell office:value-type="float" office:value="8096" calcext:value-type="float">
            <text:p>8096</text:p>
          </table:table-cell>
          <table:table-cell table:formula="of:=[.B271]-[.B$2]" office:value-type="float" office:value="3.98460865020752" calcext:value-type="float">
            <text:p>3.9846086502</text:p>
          </table:table-cell>
          <table:table-cell table:formula="of:=[.C271]/([.D271]-[.D270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700484.14289" calcext:value-type="float">
            <text:p>1442700484.14289</text:p>
          </table:table-cell>
          <table:table-cell office:value-type="float" office:value="8096" calcext:value-type="float">
            <text:p>8096</text:p>
          </table:table-cell>
          <table:table-cell table:formula="of:=[.B272]-[.B$2]" office:value-type="float" office:value="3.98739838600159" calcext:value-type="float">
            <text:p>3.987398386</text:p>
          </table:table-cell>
          <table:table-cell table:formula="of:=[.C272]/([.D272]-[.D271])" office:value-type="float" office:value="2902066.93308264" calcext:value-type="float">
            <text:p>2902066.9330826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700484.1616" calcext:value-type="float">
            <text:p>1442700484.1616</text:p>
          </table:table-cell>
          <table:table-cell office:value-type="float" office:value="8096" calcext:value-type="float">
            <text:p>8096</text:p>
          </table:table-cell>
          <table:table-cell table:formula="of:=[.B273]-[.B$2]" office:value-type="float" office:value="4.00610160827637" calcext:value-type="float">
            <text:p>4.0061016083</text:p>
          </table:table-cell>
          <table:table-cell table:formula="of:=[.C273]/([.D273]-[.D272])" office:value-type="float" office:value="432866.587428455" calcext:value-type="float">
            <text:p>432866.5874284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700484.16442" calcext:value-type="float">
            <text:p>1442700484.16442</text:p>
          </table:table-cell>
          <table:table-cell office:value-type="float" office:value="8096" calcext:value-type="float">
            <text:p>8096</text:p>
          </table:table-cell>
          <table:table-cell table:formula="of:=[.B274]-[.B$2]" office:value-type="float" office:value="4.00892543792725" calcext:value-type="float">
            <text:p>4.0089254379</text:p>
          </table:table-cell>
          <table:table-cell table:formula="of:=[.C274]/([.D274]-[.D273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700484.16723" calcext:value-type="float">
            <text:p>1442700484.16723</text:p>
          </table:table-cell>
          <table:table-cell office:value-type="float" office:value="8096" calcext:value-type="float">
            <text:p>8096</text:p>
          </table:table-cell>
          <table:table-cell table:formula="of:=[.B275]-[.B$2]" office:value-type="float" office:value="4.01173877716064" calcext:value-type="float">
            <text:p>4.0117387772</text:p>
          </table:table-cell>
          <table:table-cell table:formula="of:=[.C275]/([.D275]-[.D274])" office:value-type="float" office:value="2877719.08338983" calcext:value-type="float">
            <text:p>2877719.0833898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700484.18586" calcext:value-type="float">
            <text:p>1442700484.18586</text:p>
          </table:table-cell>
          <table:table-cell office:value-type="float" office:value="8096" calcext:value-type="float">
            <text:p>8096</text:p>
          </table:table-cell>
          <table:table-cell table:formula="of:=[.B276]-[.B$2]" office:value-type="float" office:value="4.0303680896759" calcext:value-type="float">
            <text:p>4.0303680897</text:p>
          </table:table-cell>
          <table:table-cell table:formula="of:=[.C276]/([.D276]-[.D275])" office:value-type="float" office:value="434583.938262283" calcext:value-type="float">
            <text:p>434583.93826228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700484.1887" calcext:value-type="float">
            <text:p>1442700484.1887</text:p>
          </table:table-cell>
          <table:table-cell office:value-type="float" office:value="8096" calcext:value-type="float">
            <text:p>8096</text:p>
          </table:table-cell>
          <table:table-cell table:formula="of:=[.B277]-[.B$2]" office:value-type="float" office:value="4.03320145606995" calcext:value-type="float">
            <text:p>4.0332014561</text:p>
          </table:table-cell>
          <table:table-cell table:formula="of:=[.C277]/([.D277]-[.D276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700484.19151" calcext:value-type="float">
            <text:p>1442700484.19151</text:p>
          </table:table-cell>
          <table:table-cell office:value-type="float" office:value="8096" calcext:value-type="float">
            <text:p>8096</text:p>
          </table:table-cell>
          <table:table-cell table:formula="of:=[.B278]-[.B$2]" office:value-type="float" office:value="4.0360152721405" calcext:value-type="float">
            <text:p>4.0360152721</text:p>
          </table:table-cell>
          <table:table-cell table:formula="of:=[.C278]/([.D278]-[.D277])" office:value-type="float" office:value="2877231.41704796" calcext:value-type="float">
            <text:p>2877231.4170479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700484.21388" calcext:value-type="float">
            <text:p>1442700484.21388</text:p>
          </table:table-cell>
          <table:table-cell office:value-type="float" office:value="8096" calcext:value-type="float">
            <text:p>8096</text:p>
          </table:table-cell>
          <table:table-cell table:formula="of:=[.B279]-[.B$2]" office:value-type="float" office:value="4.05838465690613" calcext:value-type="float">
            <text:p>4.0583846569</text:p>
          </table:table-cell>
          <table:table-cell table:formula="of:=[.C279]/([.D279]-[.D278])" office:value-type="float" office:value="361923.230559345" calcext:value-type="float">
            <text:p>361923.23055934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700484.21669" calcext:value-type="float">
            <text:p>1442700484.21669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4.06119775772095" calcext:value-type="float">
            <text:p>4.0611977577</text:p>
          </table:table-cell>
          <table:table-cell table:formula="of:=[.C280]/([.D280]-[.D279])" office:value-type="float" office:value="2877962.9785575" calcext:value-type="float">
            <text:p>2877962.97855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700484.21949" calcext:value-type="float">
            <text:p>1442700484.21949</text:p>
          </table:table-cell>
          <table:table-cell office:value-type="float" office:value="8096" calcext:value-type="float">
            <text:p>8096</text:p>
          </table:table-cell>
          <table:table-cell table:formula="of:=[.B281]-[.B$2]" office:value-type="float" office:value="4.06399703025818" calcext:value-type="float">
            <text:p>4.0639970303</text:p>
          </table:table-cell>
          <table:table-cell table:formula="of:=[.C281]/([.D281]-[.D280])" office:value-type="float" office:value="2892179.98330636" calcext:value-type="float">
            <text:p>2892179.9833063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700484.23778" calcext:value-type="float">
            <text:p>1442700484.23778</text:p>
          </table:table-cell>
          <table:table-cell office:value-type="float" office:value="8096" calcext:value-type="float">
            <text:p>8096</text:p>
          </table:table-cell>
          <table:table-cell table:formula="of:=[.B282]-[.B$2]" office:value-type="float" office:value="4.08228278160095" calcext:value-type="float">
            <text:p>4.0822827816</text:p>
          </table:table-cell>
          <table:table-cell table:formula="of:=[.C282]/([.D282]-[.D281])" office:value-type="float" office:value="442749.102743298" calcext:value-type="float">
            <text:p>442749.1027432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700484.24061" calcext:value-type="float">
            <text:p>1442700484.24061</text:p>
          </table:table-cell>
          <table:table-cell office:value-type="float" office:value="8096" calcext:value-type="float">
            <text:p>8096</text:p>
          </table:table-cell>
          <table:table-cell table:formula="of:=[.B283]-[.B$2]" office:value-type="float" office:value="4.08510994911194" calcext:value-type="float">
            <text:p>4.0851099491</text:p>
          </table:table-cell>
          <table:table-cell table:formula="of:=[.C283]/([.D283]-[.D282])" office:value-type="float" office:value="2863643.54730983" calcext:value-type="float">
            <text:p>2863643.5473098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700484.24341" calcext:value-type="float">
            <text:p>1442700484.24341</text:p>
          </table:table-cell>
          <table:table-cell office:value-type="float" office:value="8096" calcext:value-type="float">
            <text:p>8096</text:p>
          </table:table-cell>
          <table:table-cell table:formula="of:=[.B284]-[.B$2]" office:value-type="float" office:value="4.08791375160217" calcext:value-type="float">
            <text:p>4.0879137516</text:p>
          </table:table-cell>
          <table:table-cell table:formula="of:=[.C284]/([.D284]-[.D283])" office:value-type="float" office:value="2887507.24353741" calcext:value-type="float">
            <text:p>2887507.2435374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700484.27719" calcext:value-type="float">
            <text:p>1442700484.27719</text:p>
          </table:table-cell>
          <table:table-cell office:value-type="float" office:value="8096" calcext:value-type="float">
            <text:p>8096</text:p>
          </table:table-cell>
          <table:table-cell table:formula="of:=[.B285]-[.B$2]" office:value-type="float" office:value="4.12169909477234" calcext:value-type="float">
            <text:p>4.1216990948</text:p>
          </table:table-cell>
          <table:table-cell table:formula="of:=[.C285]/([.D285]-[.D284])" office:value-type="float" office:value="239630.539172653" calcext:value-type="float">
            <text:p>239630.53917265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700484.28001" calcext:value-type="float">
            <text:p>1442700484.28001</text:p>
          </table:table-cell>
          <table:table-cell office:value-type="float" office:value="8096" calcext:value-type="float">
            <text:p>8096</text:p>
          </table:table-cell>
          <table:table-cell table:formula="of:=[.B286]-[.B$2]" office:value-type="float" office:value="4.12451529502869" calcext:value-type="float">
            <text:p>4.124515295</text:p>
          </table:table-cell>
          <table:table-cell table:formula="of:=[.C286]/([.D286]-[.D285])" office:value-type="float" office:value="2874795.56247884" calcext:value-type="float">
            <text:p>2874795.562478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700484.31464" calcext:value-type="float">
            <text:p>1442700484.31464</text:p>
          </table:table-cell>
          <table:table-cell office:value-type="float" office:value="8096" calcext:value-type="float">
            <text:p>8096</text:p>
          </table:table-cell>
          <table:table-cell table:formula="of:=[.B287]-[.B$2]" office:value-type="float" office:value="4.15914607048035" calcext:value-type="float">
            <text:p>4.1591460705</text:p>
          </table:table-cell>
          <table:table-cell table:formula="of:=[.C287]/([.D287]-[.D286])" office:value-type="float" office:value="233780.499986231" calcext:value-type="float">
            <text:p>233780.4999862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700484.31747" calcext:value-type="float">
            <text:p>1442700484.31747</text:p>
          </table:table-cell>
          <table:table-cell office:value-type="float" office:value="8096" calcext:value-type="float">
            <text:p>8096</text:p>
          </table:table-cell>
          <table:table-cell table:formula="of:=[.B288]-[.B$2]" office:value-type="float" office:value="4.16197276115418" calcext:value-type="float">
            <text:p>4.1619727612</text:p>
          </table:table-cell>
          <table:table-cell table:formula="of:=[.C288]/([.D288]-[.D287])" office:value-type="float" office:value="2864126.61808367" calcext:value-type="float">
            <text:p>2864126.6180836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700484.32028" calcext:value-type="float">
            <text:p>1442700484.32028</text:p>
          </table:table-cell>
          <table:table-cell office:value-type="float" office:value="8096" calcext:value-type="float">
            <text:p>8096</text:p>
          </table:table-cell>
          <table:table-cell table:formula="of:=[.B289]-[.B$2]" office:value-type="float" office:value="4.16478633880615" calcext:value-type="float">
            <text:p>4.1647863388</text:p>
          </table:table-cell>
          <table:table-cell table:formula="of:=[.C289]/([.D289]-[.D288])" office:value-type="float" office:value="2877475.22955682" calcext:value-type="float">
            <text:p>2877475.22955682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700484.33838" calcext:value-type="float">
            <text:p>1442700484.33838</text:p>
          </table:table-cell>
          <table:table-cell office:value-type="float" office:value="8096" calcext:value-type="float">
            <text:p>8096</text:p>
          </table:table-cell>
          <table:table-cell table:formula="of:=[.B290]-[.B$2]" office:value-type="float" office:value="4.1828830242157" calcext:value-type="float">
            <text:p>4.1828830242</text:p>
          </table:table-cell>
          <table:table-cell table:formula="of:=[.C290]/([.D290]-[.D289])" office:value-type="float" office:value="447374.743870466" calcext:value-type="float">
            <text:p>447374.74387046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700484.3412" calcext:value-type="float">
            <text:p>1442700484.3412</text:p>
          </table:table-cell>
          <table:table-cell office:value-type="float" office:value="8096" calcext:value-type="float">
            <text:p>8096</text:p>
          </table:table-cell>
          <table:table-cell table:formula="of:=[.B291]-[.B$2]" office:value-type="float" office:value="4.18570733070374" calcext:value-type="float">
            <text:p>4.1857073307</text:p>
          </table:table-cell>
          <table:table-cell table:formula="of:=[.C291]/([.D291]-[.D290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700484.34404" calcext:value-type="float">
            <text:p>1442700484.34404</text:p>
          </table:table-cell>
          <table:table-cell office:value-type="float" office:value="8096" calcext:value-type="float">
            <text:p>8096</text:p>
          </table:table-cell>
          <table:table-cell table:formula="of:=[.B292]-[.B$2]" office:value-type="float" office:value="4.18854665756226" calcext:value-type="float">
            <text:p>4.1885466576</text:p>
          </table:table-cell>
          <table:table-cell table:formula="of:=[.C292]/([.D292]-[.D291])" office:value-type="float" office:value="2851380.06415316" calcext:value-type="float">
            <text:p>2851380.064153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700484.3777" calcext:value-type="float">
            <text:p>1442700484.3777</text:p>
          </table:table-cell>
          <table:table-cell office:value-type="float" office:value="8096" calcext:value-type="float">
            <text:p>8096</text:p>
          </table:table-cell>
          <table:table-cell table:formula="of:=[.B293]-[.B$2]" office:value-type="float" office:value="4.22220706939697" calcext:value-type="float">
            <text:p>4.2222070694</text:p>
          </table:table-cell>
          <table:table-cell table:formula="of:=[.C293]/([.D293]-[.D292])" office:value-type="float" office:value="240519.933022623" calcext:value-type="float">
            <text:p>240519.93302262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700484.3805" calcext:value-type="float">
            <text:p>1442700484.3805</text:p>
          </table:table-cell>
          <table:table-cell office:value-type="float" office:value="8096" calcext:value-type="float">
            <text:p>8096</text:p>
          </table:table-cell>
          <table:table-cell table:formula="of:=[.B294]-[.B$2]" office:value-type="float" office:value="4.22500848770142" calcext:value-type="float">
            <text:p>4.2250084877</text:p>
          </table:table-cell>
          <table:table-cell table:formula="of:=[.C294]/([.D294]-[.D293])" office:value-type="float" office:value="2889964.69651064" calcext:value-type="float">
            <text:p>2889964.6965106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700484.38332" calcext:value-type="float">
            <text:p>1442700484.38332</text:p>
          </table:table-cell>
          <table:table-cell office:value-type="float" office:value="8096" calcext:value-type="float">
            <text:p>8096</text:p>
          </table:table-cell>
          <table:table-cell table:formula="of:=[.B295]-[.B$2]" office:value-type="float" office:value="4.22782683372498" calcext:value-type="float">
            <text:p>4.2278268337</text:p>
          </table:table-cell>
          <table:table-cell table:formula="of:=[.C295]/([.D295]-[.D294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700484.38613" calcext:value-type="float">
            <text:p>1442700484.38613</text:p>
          </table:table-cell>
          <table:table-cell office:value-type="float" office:value="8096" calcext:value-type="float">
            <text:p>8096</text:p>
          </table:table-cell>
          <table:table-cell table:formula="of:=[.B296]-[.B$2]" office:value-type="float" office:value="4.23063278198242" calcext:value-type="float">
            <text:p>4.230632782</text:p>
          </table:table-cell>
          <table:table-cell table:formula="of:=[.C296]/([.D296]-[.D295])" office:value-type="float" office:value="2885299.10646614" calcext:value-type="float">
            <text:p>2885299.106466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700484.38894" calcext:value-type="float">
            <text:p>1442700484.38894</text:p>
          </table:table-cell>
          <table:table-cell office:value-type="float" office:value="8096" calcext:value-type="float">
            <text:p>8096</text:p>
          </table:table-cell>
          <table:table-cell table:formula="of:=[.B297]-[.B$2]" office:value-type="float" office:value="4.23344945907593" calcext:value-type="float">
            <text:p>4.2334494591</text:p>
          </table:table-cell>
          <table:table-cell table:formula="of:=[.C297]/([.D297]-[.D296])" office:value-type="float" office:value="2874308.88640596" calcext:value-type="float">
            <text:p>2874308.8864059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700484.39177" calcext:value-type="float">
            <text:p>1442700484.39177</text:p>
          </table:table-cell>
          <table:table-cell office:value-type="float" office:value="8096" calcext:value-type="float">
            <text:p>8096</text:p>
          </table:table-cell>
          <table:table-cell table:formula="of:=[.B298]-[.B$2]" office:value-type="float" office:value="4.23627209663391" calcext:value-type="float">
            <text:p>4.2362720966</text:p>
          </table:table-cell>
          <table:table-cell table:formula="of:=[.C298]/([.D298]-[.D297])" office:value-type="float" office:value="2868239.30940113" calcext:value-type="float">
            <text:p>2868239.3094011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700484.51563" calcext:value-type="float">
            <text:p>1442700484.51563</text:p>
          </table:table-cell>
          <table:table-cell office:value-type="float" office:value="8096" calcext:value-type="float">
            <text:p>8096</text:p>
          </table:table-cell>
          <table:table-cell table:formula="of:=[.B299]-[.B$2]" office:value-type="float" office:value="4.36013340950012" calcext:value-type="float">
            <text:p>4.3601334095</text:p>
          </table:table-cell>
          <table:table-cell table:formula="of:=[.C299]/([.D299]-[.D298])" office:value-type="float" office:value="65363.4279554659" calcext:value-type="float">
            <text:p>65363.427955465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700484.51842" calcext:value-type="float">
            <text:p>1442700484.51842</text:p>
          </table:table-cell>
          <table:table-cell office:value-type="float" office:value="8096" calcext:value-type="float">
            <text:p>8096</text:p>
          </table:table-cell>
          <table:table-cell table:formula="of:=[.B300]-[.B$2]" office:value-type="float" office:value="4.3629207611084" calcext:value-type="float">
            <text:p>4.3629207611</text:p>
          </table:table-cell>
          <table:table-cell table:formula="of:=[.C300]/([.D300]-[.D299])" office:value-type="float" office:value="2904549.24163887" calcext:value-type="float">
            <text:p>2904549.2416388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700484.52122" calcext:value-type="float">
            <text:p>1442700484.52122</text:p>
          </table:table-cell>
          <table:table-cell office:value-type="float" office:value="8096" calcext:value-type="float">
            <text:p>8096</text:p>
          </table:table-cell>
          <table:table-cell table:formula="of:=[.B301]-[.B$2]" office:value-type="float" office:value="4.36572337150574" calcext:value-type="float">
            <text:p>4.3657233715</text:p>
          </table:table-cell>
          <table:table-cell table:formula="of:=[.C301]/([.D301]-[.D300])" office:value-type="float" office:value="2888735.44738409" calcext:value-type="float">
            <text:p>2888735.447384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700484.55054" calcext:value-type="float">
            <text:p>1442700484.55054</text:p>
          </table:table-cell>
          <table:table-cell office:value-type="float" office:value="8096" calcext:value-type="float">
            <text:p>8096</text:p>
          </table:table-cell>
          <table:table-cell table:formula="of:=[.B302]-[.B$2]" office:value-type="float" office:value="4.3950457572937" calcext:value-type="float">
            <text:p>4.3950457573</text:p>
          </table:table-cell>
          <table:table-cell table:formula="of:=[.C302]/([.D302]-[.D301])" office:value-type="float" office:value="276103.044907185" calcext:value-type="float">
            <text:p>276103.04490718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700484.55335" calcext:value-type="float">
            <text:p>1442700484.55335</text:p>
          </table:table-cell>
          <table:table-cell office:value-type="float" office:value="8096" calcext:value-type="float">
            <text:p>8096</text:p>
          </table:table-cell>
          <table:table-cell table:formula="of:=[.B303]-[.B$2]" office:value-type="float" office:value="4.3978590965271" calcext:value-type="float">
            <text:p>4.3978590965</text:p>
          </table:table-cell>
          <table:table-cell table:formula="of:=[.C303]/([.D303]-[.D302])" office:value-type="float" office:value="2877719.08338983" calcext:value-type="float">
            <text:p>2877719.0833898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700484.55615" calcext:value-type="float">
            <text:p>1442700484.55615</text:p>
          </table:table-cell>
          <table:table-cell office:value-type="float" office:value="8096" calcext:value-type="float">
            <text:p>8096</text:p>
          </table:table-cell>
          <table:table-cell table:formula="of:=[.B304]-[.B$2]" office:value-type="float" office:value="4.40065860748291" calcext:value-type="float">
            <text:p>4.4006586075</text:p>
          </table:table-cell>
          <table:table-cell table:formula="of:=[.C304]/([.D304]-[.D303])" office:value-type="float" office:value="2891933.67262817" calcext:value-type="float">
            <text:p>2891933.672628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700484.55896" calcext:value-type="float">
            <text:p>1442700484.55896</text:p>
          </table:table-cell>
          <table:table-cell office:value-type="float" office:value="8096" calcext:value-type="float">
            <text:p>8096</text:p>
          </table:table-cell>
          <table:table-cell table:formula="of:=[.B305]-[.B$2]" office:value-type="float" office:value="4.40346837043762" calcext:value-type="float">
            <text:p>4.4034683704</text:p>
          </table:table-cell>
          <table:table-cell table:formula="of:=[.C305]/([.D305]-[.D304])" office:value-type="float" office:value="2881381.85693678" calcext:value-type="float">
            <text:p>2881381.8569367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700484.56173" calcext:value-type="float">
            <text:p>1442700484.56173</text:p>
          </table:table-cell>
          <table:table-cell office:value-type="float" office:value="8096" calcext:value-type="float">
            <text:p>8096</text:p>
          </table:table-cell>
          <table:table-cell table:formula="of:=[.B306]-[.B$2]" office:value-type="float" office:value="4.40623188018799" calcext:value-type="float">
            <text:p>4.4062318802</text:p>
          </table:table-cell>
          <table:table-cell table:formula="of:=[.C306]/([.D306]-[.D305])" office:value-type="float" office:value="2929607.90130273" calcext:value-type="float">
            <text:p>2929607.901302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700484.57861" calcext:value-type="float">
            <text:p>1442700484.57861</text:p>
          </table:table-cell>
          <table:table-cell office:value-type="float" office:value="8096" calcext:value-type="float">
            <text:p>8096</text:p>
          </table:table-cell>
          <table:table-cell table:formula="of:=[.B307]-[.B$2]" office:value-type="float" office:value="4.4231104850769" calcext:value-type="float">
            <text:p>4.4231104851</text:p>
          </table:table-cell>
          <table:table-cell table:formula="of:=[.C307]/([.D307]-[.D306])" office:value-type="float" office:value="479660.496426251" calcext:value-type="float">
            <text:p>479660.49642625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700484.58144" calcext:value-type="float">
            <text:p>1442700484.58144</text:p>
          </table:table-cell>
          <table:table-cell office:value-type="float" office:value="8096" calcext:value-type="float">
            <text:p>8096</text:p>
          </table:table-cell>
          <table:table-cell table:formula="of:=[.B308]-[.B$2]" office:value-type="float" office:value="4.42594814300537" calcext:value-type="float">
            <text:p>4.425948143</text:p>
          </table:table-cell>
          <table:table-cell table:formula="of:=[.C308]/([.D308]-[.D307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700484.58428" calcext:value-type="float">
            <text:p>1442700484.58428</text:p>
          </table:table-cell>
          <table:table-cell office:value-type="float" office:value="8096" calcext:value-type="float">
            <text:p>8096</text:p>
          </table:table-cell>
          <table:table-cell table:formula="of:=[.B309]-[.B$2]" office:value-type="float" office:value="4.42878818511963" calcext:value-type="float">
            <text:p>4.4287881851</text:p>
          </table:table-cell>
          <table:table-cell table:formula="of:=[.C309]/([.D309]-[.D308])" office:value-type="float" office:value="2850661.95298858" calcext:value-type="float">
            <text:p>2850661.9529885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700484.61587" calcext:value-type="float">
            <text:p>1442700484.61587</text:p>
          </table:table-cell>
          <table:table-cell office:value-type="float" office:value="8096" calcext:value-type="float">
            <text:p>8096</text:p>
          </table:table-cell>
          <table:table-cell table:formula="of:=[.B310]-[.B$2]" office:value-type="float" office:value="4.46037697792053" calcext:value-type="float">
            <text:p>4.4603769779</text:p>
          </table:table-cell>
          <table:table-cell table:formula="of:=[.C310]/([.D310]-[.D309])" office:value-type="float" office:value="256293.428211302" calcext:value-type="float">
            <text:p>256293.4282113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700484.61868" calcext:value-type="float">
            <text:p>1442700484.61868</text:p>
          </table:table-cell>
          <table:table-cell office:value-type="float" office:value="8096" calcext:value-type="float">
            <text:p>8096</text:p>
          </table:table-cell>
          <table:table-cell table:formula="of:=[.B311]-[.B$2]" office:value-type="float" office:value="4.46318578720093" calcext:value-type="float">
            <text:p>4.4631857872</text:p>
          </table:table-cell>
          <table:table-cell table:formula="of:=[.C311]/([.D311]-[.D310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700484.62149" calcext:value-type="float">
            <text:p>1442700484.62149</text:p>
          </table:table-cell>
          <table:table-cell office:value-type="float" office:value="8096" calcext:value-type="float">
            <text:p>8096</text:p>
          </table:table-cell>
          <table:table-cell table:formula="of:=[.B312]-[.B$2]" office:value-type="float" office:value="4.46599459648132" calcext:value-type="float">
            <text:p>4.4659945965</text:p>
          </table:table-cell>
          <table:table-cell table:formula="of:=[.C312]/([.D312]-[.D311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700484.6509" calcext:value-type="float">
            <text:p>1442700484.6509</text:p>
          </table:table-cell>
          <table:table-cell office:value-type="float" office:value="8096" calcext:value-type="float">
            <text:p>8096</text:p>
          </table:table-cell>
          <table:table-cell table:formula="of:=[.B313]-[.B$2]" office:value-type="float" office:value="4.49540710449219" calcext:value-type="float">
            <text:p>4.4954071045</text:p>
          </table:table-cell>
          <table:table-cell table:formula="of:=[.C313]/([.D313]-[.D312])" office:value-type="float" office:value="275257.043602318" calcext:value-type="float">
            <text:p>275257.0436023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700484.65371" calcext:value-type="float">
            <text:p>1442700484.65371</text:p>
          </table:table-cell>
          <table:table-cell office:value-type="float" office:value="8096" calcext:value-type="float">
            <text:p>8096</text:p>
          </table:table-cell>
          <table:table-cell table:formula="of:=[.B314]-[.B$2]" office:value-type="float" office:value="4.49821591377258" calcext:value-type="float">
            <text:p>4.4982159138</text:p>
          </table:table-cell>
          <table:table-cell table:formula="of:=[.C314]/([.D314]-[.D313])" office:value-type="float" office:value="2882360.17180205" calcext:value-type="float">
            <text:p>2882360.171802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700484.65654" calcext:value-type="float">
            <text:p>1442700484.65654</text:p>
          </table:table-cell>
          <table:table-cell office:value-type="float" office:value="8096" calcext:value-type="float">
            <text:p>8096</text:p>
          </table:table-cell>
          <table:table-cell table:formula="of:=[.B315]-[.B$2]" office:value-type="float" office:value="4.50104665756226" calcext:value-type="float">
            <text:p>4.5010466576</text:p>
          </table:table-cell>
          <table:table-cell table:formula="of:=[.C315]/([.D315]-[.D314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700484.95256" calcext:value-type="float">
            <text:p>1442700484.95256</text:p>
          </table:table-cell>
          <table:table-cell office:value-type="float" office:value="8096" calcext:value-type="float">
            <text:p>8096</text:p>
          </table:table-cell>
          <table:table-cell table:formula="of:=[.B316]-[.B$2]" office:value-type="float" office:value="4.79706907272339" calcext:value-type="float">
            <text:p>4.7970690727</text:p>
          </table:table-cell>
          <table:table-cell table:formula="of:=[.C316]/([.D316]-[.D315])" office:value-type="float" office:value="27349.280275256" calcext:value-type="float">
            <text:p>27349.28027525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700484.95541" calcext:value-type="float">
            <text:p>1442700484.95541</text:p>
          </table:table-cell>
          <table:table-cell office:value-type="float" office:value="8096" calcext:value-type="float">
            <text:p>8096</text:p>
          </table:table-cell>
          <table:table-cell table:formula="of:=[.B317]-[.B$2]" office:value-type="float" office:value="4.79991793632507" calcext:value-type="float">
            <text:p>4.7999179363</text:p>
          </table:table-cell>
          <table:table-cell table:formula="of:=[.C317]/([.D317]-[.D316])" office:value-type="float" office:value="2841834.89697883" calcext:value-type="float">
            <text:p>2841834.8969788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700484.95823" calcext:value-type="float">
            <text:p>1442700484.95823</text:p>
          </table:table-cell>
          <table:table-cell office:value-type="float" office:value="8096" calcext:value-type="float">
            <text:p>8096</text:p>
          </table:table-cell>
          <table:table-cell table:formula="of:=[.B318]-[.B$2]" office:value-type="float" office:value="4.802734375" calcext:value-type="float">
            <text:p>4.802734375</text:p>
          </table:table-cell>
          <table:table-cell table:formula="of:=[.C318]/([.D318]-[.D317])" office:value-type="float" office:value="2874552.20384322" calcext:value-type="float">
            <text:p>2874552.203843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700485.01783" calcext:value-type="float">
            <text:p>1442700485.01783</text:p>
          </table:table-cell>
          <table:table-cell office:value-type="float" office:value="8096" calcext:value-type="float">
            <text:p>8096</text:p>
          </table:table-cell>
          <table:table-cell table:formula="of:=[.B319]-[.B$2]" office:value-type="float" office:value="4.8623366355896" calcext:value-type="float">
            <text:p>4.8623366356</text:p>
          </table:table-cell>
          <table:table-cell table:formula="of:=[.C319]/([.D319]-[.D318])" office:value-type="float" office:value="135833.774086963" calcext:value-type="float">
            <text:p>135833.7740869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700485.02043" calcext:value-type="float">
            <text:p>1442700485.02043</text:p>
          </table:table-cell>
          <table:table-cell office:value-type="float" office:value="8096" calcext:value-type="float">
            <text:p>8096</text:p>
          </table:table-cell>
          <table:table-cell table:formula="of:=[.B320]-[.B$2]" office:value-type="float" office:value="4.8649377822876" calcext:value-type="float">
            <text:p>4.8649377823</text:p>
          </table:table-cell>
          <table:table-cell table:formula="of:=[.C320]/([.D320]-[.D319])" office:value-type="float" office:value="3112473.43574702" calcext:value-type="float">
            <text:p>3112473.4357470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700485.02303" calcext:value-type="float">
            <text:p>1442700485.02303</text:p>
          </table:table-cell>
          <table:table-cell office:value-type="float" office:value="8096" calcext:value-type="float">
            <text:p>8096</text:p>
          </table:table-cell>
          <table:table-cell table:formula="of:=[.B321]-[.B$2]" office:value-type="float" office:value="4.86753106117249" calcext:value-type="float">
            <text:p>4.8675310612</text:p>
          </table:table-cell>
          <table:table-cell table:formula="of:=[.C321]/([.D321]-[.D320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700485.02606" calcext:value-type="float">
            <text:p>1442700485.02606</text:p>
          </table:table-cell>
          <table:table-cell office:value-type="float" office:value="8096" calcext:value-type="float">
            <text:p>8096</text:p>
          </table:table-cell>
          <table:table-cell table:formula="of:=[.B322]-[.B$2]" office:value-type="float" office:value="4.87056851387024" calcext:value-type="float">
            <text:p>4.8705685139</text:p>
          </table:table-cell>
          <table:table-cell table:formula="of:=[.C322]/([.D322]-[.D321])" office:value-type="float" office:value="2665391.30172684" calcext:value-type="float">
            <text:p>2665391.3017268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700485.02864" calcext:value-type="float">
            <text:p>1442700485.02864</text:p>
          </table:table-cell>
          <table:table-cell office:value-type="float" office:value="8096" calcext:value-type="float">
            <text:p>8096</text:p>
          </table:table-cell>
          <table:table-cell table:formula="of:=[.B323]-[.B$2]" office:value-type="float" office:value="4.87314748764038" calcext:value-type="float">
            <text:p>4.8731474876</text:p>
          </table:table-cell>
          <table:table-cell table:formula="of:=[.C323]/([.D323]-[.D322])" office:value-type="float" office:value="3139233.16853102" calcext:value-type="float">
            <text:p>3139233.1685310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700485.03122" calcext:value-type="float">
            <text:p>1442700485.03122</text:p>
          </table:table-cell>
          <table:table-cell office:value-type="float" office:value="8096" calcext:value-type="float">
            <text:p>8096</text:p>
          </table:table-cell>
          <table:table-cell table:formula="of:=[.B324]-[.B$2]" office:value-type="float" office:value="4.87572956085205" calcext:value-type="float">
            <text:p>4.8757295609</text:p>
          </table:table-cell>
          <table:table-cell table:formula="of:=[.C324]/([.D324]-[.D323])" office:value-type="float" office:value="3135464.92927054" calcext:value-type="float">
            <text:p>3135464.9292705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700485.03389" calcext:value-type="float">
            <text:p>1442700485.03389</text:p>
          </table:table-cell>
          <table:table-cell office:value-type="float" office:value="8096" calcext:value-type="float">
            <text:p>8096</text:p>
          </table:table-cell>
          <table:table-cell table:formula="of:=[.B325]-[.B$2]" office:value-type="float" office:value="4.87839555740356" calcext:value-type="float">
            <text:p>4.8783955574</text:p>
          </table:table-cell>
          <table:table-cell table:formula="of:=[.C325]/([.D325]-[.D324])" office:value-type="float" office:value="3036763.117868" calcext:value-type="float">
            <text:p>3036763.1178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700485.03646" calcext:value-type="float">
            <text:p>1442700485.03646</text:p>
          </table:table-cell>
          <table:table-cell office:value-type="float" office:value="8096" calcext:value-type="float">
            <text:p>8096</text:p>
          </table:table-cell>
          <table:table-cell table:formula="of:=[.B326]-[.B$2]" office:value-type="float" office:value="4.88096308708191" calcext:value-type="float">
            <text:p>4.8809630871</text:p>
          </table:table-cell>
          <table:table-cell table:formula="of:=[.C326]/([.D326]-[.D325])" office:value-type="float" office:value="3153225.47906027" calcext:value-type="float">
            <text:p>3153225.4790602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700485.05267" calcext:value-type="float">
            <text:p>1442700485.05267</text:p>
          </table:table-cell>
          <table:table-cell office:value-type="float" office:value="8096" calcext:value-type="float">
            <text:p>8096</text:p>
          </table:table-cell>
          <table:table-cell table:formula="of:=[.B327]-[.B$2]" office:value-type="float" office:value="4.89717578887939" calcext:value-type="float">
            <text:p>4.8971757889</text:p>
          </table:table-cell>
          <table:table-cell table:formula="of:=[.C327]/([.D327]-[.D326])" office:value-type="float" office:value="499361.556212409" calcext:value-type="float">
            <text:p>499361.55621240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700485.05526" calcext:value-type="float">
            <text:p>1442700485.05526</text:p>
          </table:table-cell>
          <table:table-cell office:value-type="float" office:value="8096" calcext:value-type="float">
            <text:p>8096</text:p>
          </table:table-cell>
          <table:table-cell table:formula="of:=[.B328]-[.B$2]" office:value-type="float" office:value="4.89976382255554" calcext:value-type="float">
            <text:p>4.8997638226</text:p>
          </table:table-cell>
          <table:table-cell table:formula="of:=[.C328]/([.D328]-[.D327])" office:value-type="float" office:value="3128243.68346384" calcext:value-type="float">
            <text:p>3128243.6834638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700485.05785" calcext:value-type="float">
            <text:p>1442700485.05785</text:p>
          </table:table-cell>
          <table:table-cell office:value-type="float" office:value="8096" calcext:value-type="float">
            <text:p>8096</text:p>
          </table:table-cell>
          <table:table-cell table:formula="of:=[.B329]-[.B$2]" office:value-type="float" office:value="4.90235805511475" calcext:value-type="float">
            <text:p>4.9023580551</text:p>
          </table:table-cell>
          <table:table-cell table:formula="of:=[.C329]/([.D329]-[.D328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700485.06613" calcext:value-type="float">
            <text:p>1442700485.06613</text:p>
          </table:table-cell>
          <table:table-cell office:value-type="float" office:value="8096" calcext:value-type="float">
            <text:p>8096</text:p>
          </table:table-cell>
          <table:table-cell table:formula="of:=[.B330]-[.B$2]" office:value-type="float" office:value="4.91063451766968" calcext:value-type="float">
            <text:p>4.9106345177</text:p>
          </table:table-cell>
          <table:table-cell table:formula="of:=[.C330]/([.D330]-[.D329])" office:value-type="float" office:value="978195.690038601" calcext:value-type="float">
            <text:p>978195.69003860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700485.06872" calcext:value-type="float">
            <text:p>1442700485.06872</text:p>
          </table:table-cell>
          <table:table-cell office:value-type="float" office:value="8096" calcext:value-type="float">
            <text:p>8096</text:p>
          </table:table-cell>
          <table:table-cell table:formula="of:=[.B331]-[.B$2]" office:value-type="float" office:value="4.91322708129883" calcext:value-type="float">
            <text:p>4.9132270813</text:p>
          </table:table-cell>
          <table:table-cell table:formula="of:=[.C331]/([.D331]-[.D330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700485.11823" calcext:value-type="float">
            <text:p>1442700485.11823</text:p>
          </table:table-cell>
          <table:table-cell office:value-type="float" office:value="8096" calcext:value-type="float">
            <text:p>8096</text:p>
          </table:table-cell>
          <table:table-cell table:formula="of:=[.B332]-[.B$2]" office:value-type="float" office:value="4.9627366065979" calcext:value-type="float">
            <text:p>4.9627366066</text:p>
          </table:table-cell>
          <table:table-cell table:formula="of:=[.C332]/([.D332]-[.D331])" office:value-type="float" office:value="163524.088568704" calcext:value-type="float">
            <text:p>163524.08856870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700485.1208" calcext:value-type="float">
            <text:p>1442700485.1208</text:p>
          </table:table-cell>
          <table:table-cell office:value-type="float" office:value="8096" calcext:value-type="float">
            <text:p>8096</text:p>
          </table:table-cell>
          <table:table-cell table:formula="of:=[.B333]-[.B$2]" office:value-type="float" office:value="4.96530914306641" calcext:value-type="float">
            <text:p>4.9653091431</text:p>
          </table:table-cell>
          <table:table-cell table:formula="of:=[.C333]/([.D333]-[.D332])" office:value-type="float" office:value="3147088.52493049" calcext:value-type="float">
            <text:p>3147088.5249304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700485.1468" calcext:value-type="float">
            <text:p>1442700485.1468</text:p>
          </table:table-cell>
          <table:table-cell office:value-type="float" office:value="8096" calcext:value-type="float">
            <text:p>8096</text:p>
          </table:table-cell>
          <table:table-cell table:formula="of:=[.B334]-[.B$2]" office:value-type="float" office:value="4.99130511283875" calcext:value-type="float">
            <text:p>4.9913051128</text:p>
          </table:table-cell>
          <table:table-cell table:formula="of:=[.C334]/([.D334]-[.D333])" office:value-type="float" office:value="311432.890209566" calcext:value-type="float">
            <text:p>311432.8902095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700485.14939" calcext:value-type="float">
            <text:p>1442700485.14939</text:p>
          </table:table-cell>
          <table:table-cell office:value-type="float" office:value="8096" calcext:value-type="float">
            <text:p>8096</text:p>
          </table:table-cell>
          <table:table-cell table:formula="of:=[.B335]-[.B$2]" office:value-type="float" office:value="4.99389219284058" calcext:value-type="float">
            <text:p>4.9938921928</text:p>
          </table:table-cell>
          <table:table-cell table:formula="of:=[.C335]/([.D335]-[.D334])" office:value-type="float" office:value="3129396.84674224" calcext:value-type="float">
            <text:p>3129396.8467422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700485.15198" calcext:value-type="float">
            <text:p>1442700485.15198</text:p>
          </table:table-cell>
          <table:table-cell office:value-type="float" office:value="8096" calcext:value-type="float">
            <text:p>8096</text:p>
          </table:table-cell>
          <table:table-cell table:formula="of:=[.B336]-[.B$2]" office:value-type="float" office:value="4.99648475646973" calcext:value-type="float">
            <text:p>4.9964847565</text:p>
          </table:table-cell>
          <table:table-cell table:formula="of:=[.C336]/([.D336]-[.D335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700485.16662" calcext:value-type="float">
            <text:p>1442700485.16662</text:p>
          </table:table-cell>
          <table:table-cell office:value-type="float" office:value="8096" calcext:value-type="float">
            <text:p>8096</text:p>
          </table:table-cell>
          <table:table-cell table:formula="of:=[.B337]-[.B$2]" office:value-type="float" office:value="5.01112222671509" calcext:value-type="float">
            <text:p>5.0111222267</text:p>
          </table:table-cell>
          <table:table-cell table:formula="of:=[.C337]/([.D337]-[.D336])" office:value-type="float" office:value="553101.038928886" calcext:value-type="float">
            <text:p>553101.03892888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700485.16921" calcext:value-type="float">
            <text:p>1442700485.16921</text:p>
          </table:table-cell>
          <table:table-cell office:value-type="float" office:value="8096" calcext:value-type="float">
            <text:p>8096</text:p>
          </table:table-cell>
          <table:table-cell table:formula="of:=[.B338]-[.B$2]" office:value-type="float" office:value="5.01371598243713" calcext:value-type="float">
            <text:p>5.0137159824</text:p>
          </table:table-cell>
          <table:table-cell table:formula="of:=[.C338]/([.D338]-[.D337])" office:value-type="float" office:value="3121342.51162791" calcext:value-type="float">
            <text:p>3121342.51162791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700485.17178" calcext:value-type="float">
            <text:p>1442700485.17178</text:p>
          </table:table-cell>
          <table:table-cell office:value-type="float" office:value="8096" calcext:value-type="float">
            <text:p>8096</text:p>
          </table:table-cell>
          <table:table-cell table:formula="of:=[.B339]-[.B$2]" office:value-type="float" office:value="5.01628947257996" calcext:value-type="float">
            <text:p>5.0162894726</text:p>
          </table:table-cell>
          <table:table-cell table:formula="of:=[.C339]/([.D339]-[.D338])" office:value-type="float" office:value="3145922.2886789" calcext:value-type="float">
            <text:p>3145922.28867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700485.18009" calcext:value-type="float">
            <text:p>1442700485.18009</text:p>
          </table:table-cell>
          <table:table-cell office:value-type="float" office:value="8096" calcext:value-type="float">
            <text:p>8096</text:p>
          </table:table-cell>
          <table:table-cell table:formula="of:=[.B340]-[.B$2]" office:value-type="float" office:value="5.02459454536438" calcext:value-type="float">
            <text:p>5.0245945454</text:p>
          </table:table-cell>
          <table:table-cell table:formula="of:=[.C340]/([.D340]-[.D339])" office:value-type="float" office:value="974825.893781937" calcext:value-type="float">
            <text:p>974825.89378193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700485.18268" calcext:value-type="float">
            <text:p>1442700485.18268</text:p>
          </table:table-cell>
          <table:table-cell office:value-type="float" office:value="8096" calcext:value-type="float">
            <text:p>8096</text:p>
          </table:table-cell>
          <table:table-cell table:formula="of:=[.B341]-[.B$2]" office:value-type="float" office:value="5.02718877792358" calcext:value-type="float">
            <text:p>5.0271887779</text:p>
          </table:table-cell>
          <table:table-cell table:formula="of:=[.C341]/([.D341]-[.D340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700485.18528" calcext:value-type="float">
            <text:p>1442700485.18528</text:p>
          </table:table-cell>
          <table:table-cell office:value-type="float" office:value="8096" calcext:value-type="float">
            <text:p>8096</text:p>
          </table:table-cell>
          <table:table-cell table:formula="of:=[.B342]-[.B$2]" office:value-type="float" office:value="5.02978372573853" calcext:value-type="float">
            <text:p>5.0297837257</text:p>
          </table:table-cell>
          <table:table-cell table:formula="of:=[.C342]/([.D342]-[.D341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700485.20212" calcext:value-type="float">
            <text:p>1442700485.20212</text:p>
          </table:table-cell>
          <table:table-cell office:value-type="float" office:value="8096" calcext:value-type="float">
            <text:p>8096</text:p>
          </table:table-cell>
          <table:table-cell table:formula="of:=[.B343]-[.B$2]" office:value-type="float" office:value="5.04662799835205" calcext:value-type="float">
            <text:p>5.0466279984</text:p>
          </table:table-cell>
          <table:table-cell table:formula="of:=[.C343]/([.D343]-[.D342])" office:value-type="float" office:value="480638.148393489" calcext:value-type="float">
            <text:p>480638.1483934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700485.20472" calcext:value-type="float">
            <text:p>1442700485.20472</text:p>
          </table:table-cell>
          <table:table-cell office:value-type="float" office:value="8096" calcext:value-type="float">
            <text:p>8096</text:p>
          </table:table-cell>
          <table:table-cell table:formula="of:=[.B344]-[.B$2]" office:value-type="float" office:value="5.04922795295715" calcext:value-type="float">
            <text:p>5.049227953</text:p>
          </table:table-cell>
          <table:table-cell table:formula="of:=[.C344]/([.D344]-[.D343])" office:value-type="float" office:value="3113900.52122879" calcext:value-type="float">
            <text:p>3113900.521228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700485.2073" calcext:value-type="float">
            <text:p>1442700485.2073</text:p>
          </table:table-cell>
          <table:table-cell office:value-type="float" office:value="8096" calcext:value-type="float">
            <text:p>8096</text:p>
          </table:table-cell>
          <table:table-cell table:formula="of:=[.B345]-[.B$2]" office:value-type="float" office:value="5.05180644989014" calcext:value-type="float">
            <text:p>5.0518064499</text:p>
          </table:table-cell>
          <table:table-cell table:formula="of:=[.C345]/([.D345]-[.D344])" office:value-type="float" office:value="3139813.70171059" calcext:value-type="float">
            <text:p>3139813.7017105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700485.22411" calcext:value-type="float">
            <text:p>1442700485.22411</text:p>
          </table:table-cell>
          <table:table-cell office:value-type="float" office:value="8096" calcext:value-type="float">
            <text:p>8096</text:p>
          </table:table-cell>
          <table:table-cell table:formula="of:=[.B346]-[.B$2]" office:value-type="float" office:value="5.06861066818237" calcext:value-type="float">
            <text:p>5.0686106682</text:p>
          </table:table-cell>
          <table:table-cell table:formula="of:=[.C346]/([.D346]-[.D345])" office:value-type="float" office:value="481783.791379359" calcext:value-type="float">
            <text:p>481783.79137935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700485.22671" calcext:value-type="float">
            <text:p>1442700485.22671</text:p>
          </table:table-cell>
          <table:table-cell office:value-type="float" office:value="8096" calcext:value-type="float">
            <text:p>8096</text:p>
          </table:table-cell>
          <table:table-cell table:formula="of:=[.B347]-[.B$2]" office:value-type="float" office:value="5.07121014595032" calcext:value-type="float">
            <text:p>5.071210146</text:p>
          </table:table-cell>
          <table:table-cell table:formula="of:=[.C347]/([.D347]-[.D346])" office:value-type="float" office:value="3114471.7219114" calcext:value-type="float">
            <text:p>3114471.72191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700485.2293" calcext:value-type="float">
            <text:p>1442700485.2293</text:p>
          </table:table-cell>
          <table:table-cell office:value-type="float" office:value="8096" calcext:value-type="float">
            <text:p>8096</text:p>
          </table:table-cell>
          <table:table-cell table:formula="of:=[.B348]-[.B$2]" office:value-type="float" office:value="5.07380938529968" calcext:value-type="float">
            <text:p>5.0738093853</text:p>
          </table:table-cell>
          <table:table-cell table:formula="of:=[.C348]/([.D348]-[.D347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700485.24616" calcext:value-type="float">
            <text:p>1442700485.24616</text:p>
          </table:table-cell>
          <table:table-cell office:value-type="float" office:value="8096" calcext:value-type="float">
            <text:p>8096</text:p>
          </table:table-cell>
          <table:table-cell table:formula="of:=[.B349]-[.B$2]" office:value-type="float" office:value="5.0906674861908" calcext:value-type="float">
            <text:p>5.0906674862</text:p>
          </table:table-cell>
          <table:table-cell table:formula="of:=[.C349]/([.D349]-[.D348])" office:value-type="float" office:value="480243.892968264" calcext:value-type="float">
            <text:p>480243.8929682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700485.24876" calcext:value-type="float">
            <text:p>1442700485.24876</text:p>
          </table:table-cell>
          <table:table-cell office:value-type="float" office:value="8096" calcext:value-type="float">
            <text:p>8096</text:p>
          </table:table-cell>
          <table:table-cell table:formula="of:=[.B350]-[.B$2]" office:value-type="float" office:value="5.09326720237732" calcext:value-type="float">
            <text:p>5.0932672024</text:p>
          </table:table-cell>
          <table:table-cell table:formula="of:=[.C350]/([.D350]-[.D349])" office:value-type="float" office:value="3114186.09537784" calcext:value-type="float">
            <text:p>3114186.09537784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700485.25138" calcext:value-type="float">
            <text:p>1442700485.25138</text:p>
          </table:table-cell>
          <table:table-cell office:value-type="float" office:value="8096" calcext:value-type="float">
            <text:p>8096</text:p>
          </table:table-cell>
          <table:table-cell table:formula="of:=[.B351]-[.B$2]" office:value-type="float" office:value="5.09588885307312" calcext:value-type="float">
            <text:p>5.0958888531</text:p>
          </table:table-cell>
          <table:table-cell table:formula="of:=[.C351]/([.D351]-[.D350])" office:value-type="float" office:value="3088130.70061841" calcext:value-type="float">
            <text:p>3088130.700618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700485.26709" calcext:value-type="float">
            <text:p>1442700485.26709</text:p>
          </table:table-cell>
          <table:table-cell office:value-type="float" office:value="8096" calcext:value-type="float">
            <text:p>8096</text:p>
          </table:table-cell>
          <table:table-cell table:formula="of:=[.B352]-[.B$2]" office:value-type="float" office:value="5.11159777641296" calcext:value-type="float">
            <text:p>5.1115977764</text:p>
          </table:table-cell>
          <table:table-cell table:formula="of:=[.C352]/([.D352]-[.D351])" office:value-type="float" office:value="515375.867897037" calcext:value-type="float">
            <text:p>515375.86789703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700485.26968" calcext:value-type="float">
            <text:p>1442700485.26968</text:p>
          </table:table-cell>
          <table:table-cell office:value-type="float" office:value="8096" calcext:value-type="float">
            <text:p>8096</text:p>
          </table:table-cell>
          <table:table-cell table:formula="of:=[.B353]-[.B$2]" office:value-type="float" office:value="5.11418962478638" calcext:value-type="float">
            <text:p>5.1141896248</text:p>
          </table:table-cell>
          <table:table-cell table:formula="of:=[.C353]/([.D353]-[.D352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700485.2902" calcext:value-type="float">
            <text:p>1442700485.2902</text:p>
          </table:table-cell>
          <table:table-cell office:value-type="float" office:value="8096" calcext:value-type="float">
            <text:p>8096</text:p>
          </table:table-cell>
          <table:table-cell table:formula="of:=[.B354]-[.B$2]" office:value-type="float" office:value="5.13470578193665" calcext:value-type="float">
            <text:p>5.1347057819</text:p>
          </table:table-cell>
          <table:table-cell table:formula="of:=[.C354]/([.D354]-[.D353])" office:value-type="float" office:value="394615.811367677" calcext:value-type="float">
            <text:p>394615.8113676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700485.2928" calcext:value-type="float">
            <text:p>1442700485.2928</text:p>
          </table:table-cell>
          <table:table-cell office:value-type="float" office:value="8096" calcext:value-type="float">
            <text:p>8096</text:p>
          </table:table-cell>
          <table:table-cell table:formula="of:=[.B355]-[.B$2]" office:value-type="float" office:value="5.13730573654175" calcext:value-type="float">
            <text:p>5.1373057365</text:p>
          </table:table-cell>
          <table:table-cell table:formula="of:=[.C355]/([.D355]-[.D354])" office:value-type="float" office:value="3113900.52122879" calcext:value-type="float">
            <text:p>3113900.5212287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700485.2954" calcext:value-type="float">
            <text:p>1442700485.2954</text:p>
          </table:table-cell>
          <table:table-cell office:value-type="float" office:value="8096" calcext:value-type="float">
            <text:p>8096</text:p>
          </table:table-cell>
          <table:table-cell table:formula="of:=[.B356]-[.B$2]" office:value-type="float" office:value="5.1399040222168" calcext:value-type="float">
            <text:p>5.1399040222</text:p>
          </table:table-cell>
          <table:table-cell table:formula="of:=[.C356]/([.D356]-[.D355])" office:value-type="float" office:value="3115900.64085153" calcext:value-type="float">
            <text:p>3115900.640851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700485.31219" calcext:value-type="float">
            <text:p>1442700485.31219</text:p>
          </table:table-cell>
          <table:table-cell office:value-type="float" office:value="8096" calcext:value-type="float">
            <text:p>8096</text:p>
          </table:table-cell>
          <table:table-cell table:formula="of:=[.B357]-[.B$2]" office:value-type="float" office:value="5.15669417381287" calcext:value-type="float">
            <text:p>5.1566941738</text:p>
          </table:table-cell>
          <table:table-cell table:formula="of:=[.C357]/([.D357]-[.D356])" office:value-type="float" office:value="482187.427175781" calcext:value-type="float">
            <text:p>482187.42717578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700485.31479" calcext:value-type="float">
            <text:p>1442700485.31479</text:p>
          </table:table-cell>
          <table:table-cell office:value-type="float" office:value="8096" calcext:value-type="float">
            <text:p>8096</text:p>
          </table:table-cell>
          <table:table-cell table:formula="of:=[.B358]-[.B$2]" office:value-type="float" office:value="5.15929174423218" calcext:value-type="float">
            <text:p>5.1592917442</text:p>
          </table:table-cell>
          <table:table-cell table:formula="of:=[.C358]/([.D358]-[.D357])" office:value-type="float" office:value="3116758.6217531" calcext:value-type="float">
            <text:p>3116758.621753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700485.31739" calcext:value-type="float">
            <text:p>1442700485.31739</text:p>
          </table:table-cell>
          <table:table-cell office:value-type="float" office:value="8096" calcext:value-type="float">
            <text:p>8096</text:p>
          </table:table-cell>
          <table:table-cell table:formula="of:=[.B359]-[.B$2]" office:value-type="float" office:value="5.16189289093018" calcext:value-type="float">
            <text:p>5.1618928909</text:p>
          </table:table-cell>
          <table:table-cell table:formula="of:=[.C359]/([.D359]-[.D358])" office:value-type="float" office:value="3112473.43574702" calcext:value-type="float">
            <text:p>3112473.4357470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700485.33417" calcext:value-type="float">
            <text:p>1442700485.33417</text:p>
          </table:table-cell>
          <table:table-cell office:value-type="float" office:value="8096" calcext:value-type="float">
            <text:p>8096</text:p>
          </table:table-cell>
          <table:table-cell table:formula="of:=[.B360]-[.B$2]" office:value-type="float" office:value="5.17867136001587" calcext:value-type="float">
            <text:p>5.17867136</text:p>
          </table:table-cell>
          <table:table-cell table:formula="of:=[.C360]/([.D360]-[.D359])" office:value-type="float" office:value="482523.164577827" calcext:value-type="float">
            <text:p>482523.1645778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700485.33676" calcext:value-type="float">
            <text:p>1442700485.33676</text:p>
          </table:table-cell>
          <table:table-cell office:value-type="float" office:value="8096" calcext:value-type="float">
            <text:p>8096</text:p>
          </table:table-cell>
          <table:table-cell table:formula="of:=[.B361]-[.B$2]" office:value-type="float" office:value="5.18126463890076" calcext:value-type="float">
            <text:p>5.1812646389</text:p>
          </table:table-cell>
          <table:table-cell table:formula="of:=[.C361]/([.D361]-[.D360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700485.33938" calcext:value-type="float">
            <text:p>1442700485.33938</text:p>
          </table:table-cell>
          <table:table-cell office:value-type="float" office:value="8096" calcext:value-type="float">
            <text:p>8096</text:p>
          </table:table-cell>
          <table:table-cell table:formula="of:=[.B362]-[.B$2]" office:value-type="float" office:value="5.18388319015503" calcext:value-type="float">
            <text:p>5.1838831902</text:p>
          </table:table-cell>
          <table:table-cell table:formula="of:=[.C362]/([.D362]-[.D361])" office:value-type="float" office:value="3091785.95866339" calcext:value-type="float">
            <text:p>3091785.9586633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700485.3561" calcext:value-type="float">
            <text:p>1442700485.3561</text:p>
          </table:table-cell>
          <table:table-cell office:value-type="float" office:value="8096" calcext:value-type="float">
            <text:p>8096</text:p>
          </table:table-cell>
          <table:table-cell table:formula="of:=[.B363]-[.B$2]" office:value-type="float" office:value="5.20060467720032" calcext:value-type="float">
            <text:p>5.2006046772</text:p>
          </table:table-cell>
          <table:table-cell table:formula="of:=[.C363]/([.D363]-[.D362])" office:value-type="float" office:value="484167.465373922" calcext:value-type="float">
            <text:p>484167.4653739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700485.3587" calcext:value-type="float">
            <text:p>1442700485.3587</text:p>
          </table:table-cell>
          <table:table-cell office:value-type="float" office:value="8096" calcext:value-type="float">
            <text:p>8096</text:p>
          </table:table-cell>
          <table:table-cell table:formula="of:=[.B364]-[.B$2]" office:value-type="float" office:value="5.20320081710815" calcext:value-type="float">
            <text:p>5.2032008171</text:p>
          </table:table-cell>
          <table:table-cell table:formula="of:=[.C364]/([.D364]-[.D363])" office:value-type="float" office:value="3118476.00183672" calcext:value-type="float">
            <text:p>3118476.0018367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700485.3613" calcext:value-type="float">
            <text:p>1442700485.3613</text:p>
          </table:table-cell>
          <table:table-cell office:value-type="float" office:value="8096" calcext:value-type="float">
            <text:p>8096</text:p>
          </table:table-cell>
          <table:table-cell table:formula="of:=[.B365]-[.B$2]" office:value-type="float" office:value="5.20580410957336" calcext:value-type="float">
            <text:p>5.2058041096</text:p>
          </table:table-cell>
          <table:table-cell table:formula="of:=[.C365]/([.D365]-[.D364])" office:value-type="float" office:value="3109907.97545563" calcext:value-type="float">
            <text:p>3109907.975455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700485.39074" calcext:value-type="float">
            <text:p>1442700485.39074</text:p>
          </table:table-cell>
          <table:table-cell office:value-type="float" office:value="8096" calcext:value-type="float">
            <text:p>8096</text:p>
          </table:table-cell>
          <table:table-cell table:formula="of:=[.B366]-[.B$2]" office:value-type="float" office:value="5.23524355888367" calcext:value-type="float">
            <text:p>5.2352435589</text:p>
          </table:table-cell>
          <table:table-cell table:formula="of:=[.C366]/([.D366]-[.D365])" office:value-type="float" office:value="275005.144106642" calcext:value-type="float">
            <text:p>275005.14410664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700485.39332" calcext:value-type="float">
            <text:p>1442700485.39332</text:p>
          </table:table-cell>
          <table:table-cell office:value-type="float" office:value="8096" calcext:value-type="float">
            <text:p>8096</text:p>
          </table:table-cell>
          <table:table-cell table:formula="of:=[.B367]-[.B$2]" office:value-type="float" office:value="5.23782110214233" calcext:value-type="float">
            <text:p>5.2378211021</text:p>
          </table:table-cell>
          <table:table-cell table:formula="of:=[.C367]/([.D367]-[.D366])" office:value-type="float" office:value="3140975.41245028" calcext:value-type="float">
            <text:p>3140975.4124502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700485.39592" calcext:value-type="float">
            <text:p>1442700485.39592</text:p>
          </table:table-cell>
          <table:table-cell office:value-type="float" office:value="8096" calcext:value-type="float">
            <text:p>8096</text:p>
          </table:table-cell>
          <table:table-cell table:formula="of:=[.B368]-[.B$2]" office:value-type="float" office:value="5.24042177200317" calcext:value-type="float">
            <text:p>5.240421772</text:p>
          </table:table-cell>
          <table:table-cell table:formula="of:=[.C368]/([.D368]-[.D367])" office:value-type="float" office:value="3113044.11294463" calcext:value-type="float">
            <text:p>3113044.1129446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700485.41275" calcext:value-type="float">
            <text:p>1442700485.41275</text:p>
          </table:table-cell>
          <table:table-cell office:value-type="float" office:value="8096" calcext:value-type="float">
            <text:p>8096</text:p>
          </table:table-cell>
          <table:table-cell table:formula="of:=[.B369]-[.B$2]" office:value-type="float" office:value="5.25725769996643" calcext:value-type="float">
            <text:p>5.2572577</text:p>
          </table:table-cell>
          <table:table-cell table:formula="of:=[.C369]/([.D369]-[.D368])" office:value-type="float" office:value="480876.374481343" calcext:value-type="float">
            <text:p>480876.374481343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700485.41537" calcext:value-type="float">
            <text:p>1442700485.41537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5.25987958908081" calcext:value-type="float">
            <text:p>5.2598795891</text:p>
          </table:table-cell>
          <table:table-cell table:formula="of:=[.C370]/([.D370]-[.D369])" office:value-type="float" office:value="3087849.88487769" calcext:value-type="float">
            <text:p>3087849.8848776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700485.41803" calcext:value-type="float">
            <text:p>1442700485.41803</text:p>
          </table:table-cell>
          <table:table-cell office:value-type="float" office:value="8096" calcext:value-type="float">
            <text:p>8096</text:p>
          </table:table-cell>
          <table:table-cell table:formula="of:=[.B371]-[.B$2]" office:value-type="float" office:value="5.262531042099" calcext:value-type="float">
            <text:p>5.2625310421</text:p>
          </table:table-cell>
          <table:table-cell table:formula="of:=[.C371]/([.D371]-[.D370])" office:value-type="float" office:value="3053420.12265084" calcext:value-type="float">
            <text:p>3053420.1226508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700485.53509" calcext:value-type="float">
            <text:p>1442700485.53509</text:p>
          </table:table-cell>
          <table:table-cell office:value-type="float" office:value="8096" calcext:value-type="float">
            <text:p>8096</text:p>
          </table:table-cell>
          <table:table-cell table:formula="of:=[.B372]-[.B$2]" office:value-type="float" office:value="5.37959098815918" calcext:value-type="float">
            <text:p>5.3795909882</text:p>
          </table:table-cell>
          <table:table-cell table:formula="of:=[.C372]/([.D372]-[.D371])" office:value-type="float" office:value="69161.1458272656" calcext:value-type="float">
            <text:p>69161.145827265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700485.53768" calcext:value-type="float">
            <text:p>1442700485.53768</text:p>
          </table:table-cell>
          <table:table-cell office:value-type="float" office:value="8096" calcext:value-type="float">
            <text:p>8096</text:p>
          </table:table-cell>
          <table:table-cell table:formula="of:=[.B373]-[.B$2]" office:value-type="float" office:value="5.38218760490418" calcext:value-type="float">
            <text:p>5.3821876049</text:p>
          </table:table-cell>
          <table:table-cell table:formula="of:=[.C373]/([.D373]-[.D372])" office:value-type="float" office:value="3117903.33155817" calcext:value-type="float">
            <text:p>3117903.3315581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700485.55711" calcext:value-type="float">
            <text:p>1442700485.55711</text:p>
          </table:table-cell>
          <table:table-cell office:value-type="float" office:value="8096" calcext:value-type="float">
            <text:p>8096</text:p>
          </table:table-cell>
          <table:table-cell table:formula="of:=[.B374]-[.B$2]" office:value-type="float" office:value="5.40161657333374" calcext:value-type="float">
            <text:p>5.4016165733</text:p>
          </table:table-cell>
          <table:table-cell table:formula="of:=[.C374]/([.D374]-[.D373])" office:value-type="float" office:value="416697.367611147" calcext:value-type="float">
            <text:p>416697.36761114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700485.55976" calcext:value-type="float">
            <text:p>1442700485.55976</text:p>
          </table:table-cell>
          <table:table-cell office:value-type="float" office:value="8096" calcext:value-type="float">
            <text:p>8096</text:p>
          </table:table-cell>
          <table:table-cell table:formula="of:=[.B375]-[.B$2]" office:value-type="float" office:value="5.40426802635193" calcext:value-type="float">
            <text:p>5.4042680264</text:p>
          </table:table-cell>
          <table:table-cell table:formula="of:=[.C375]/([.D375]-[.D374])" office:value-type="float" office:value="3053420.12265084" calcext:value-type="float">
            <text:p>3053420.1226508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700485.5624" calcext:value-type="float">
            <text:p>1442700485.5624</text:p>
          </table:table-cell>
          <table:table-cell office:value-type="float" office:value="8096" calcext:value-type="float">
            <text:p>8096</text:p>
          </table:table-cell>
          <table:table-cell table:formula="of:=[.B376]-[.B$2]" office:value-type="float" office:value="5.40690231323242" calcext:value-type="float">
            <text:p>5.4069023132</text:p>
          </table:table-cell>
          <table:table-cell table:formula="of:=[.C376]/([.D376]-[.D375])" office:value-type="float" office:value="3073317.511449" calcext:value-type="float">
            <text:p>3073317.51144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700485.58559" calcext:value-type="float">
            <text:p>1442700485.58559</text:p>
          </table:table-cell>
          <table:table-cell office:value-type="float" office:value="8096" calcext:value-type="float">
            <text:p>8096</text:p>
          </table:table-cell>
          <table:table-cell table:formula="of:=[.B377]-[.B$2]" office:value-type="float" office:value="5.43009066581726" calcext:value-type="float">
            <text:p>5.4300906658</text:p>
          </table:table-cell>
          <table:table-cell table:formula="of:=[.C377]/([.D377]-[.D376])" office:value-type="float" office:value="349140.801200917" calcext:value-type="float">
            <text:p>349140.8012009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700485.5882" calcext:value-type="float">
            <text:p>1442700485.5882</text:p>
          </table:table-cell>
          <table:table-cell office:value-type="float" office:value="8096" calcext:value-type="float">
            <text:p>8096</text:p>
          </table:table-cell>
          <table:table-cell table:formula="of:=[.B378]-[.B$2]" office:value-type="float" office:value="5.43270134925842" calcext:value-type="float">
            <text:p>5.4327013493</text:p>
          </table:table-cell>
          <table:table-cell table:formula="of:=[.C378]/([.D378]-[.D377])" office:value-type="float" office:value="3101103.66977169" calcext:value-type="float">
            <text:p>3101103.669771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700485.5908" calcext:value-type="float">
            <text:p>1442700485.5908</text:p>
          </table:table-cell>
          <table:table-cell office:value-type="float" office:value="8096" calcext:value-type="float">
            <text:p>8096</text:p>
          </table:table-cell>
          <table:table-cell table:formula="of:=[.B379]-[.B$2]" office:value-type="float" office:value="5.43530011177063" calcext:value-type="float">
            <text:p>5.4353001118</text:p>
          </table:table-cell>
          <table:table-cell table:formula="of:=[.C379]/([.D379]-[.D378])" office:value-type="float" office:value="3115328.9159633" calcext:value-type="float">
            <text:p>3115328.915963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700485.60765" calcext:value-type="float">
            <text:p>1442700485.60765</text:p>
          </table:table-cell>
          <table:table-cell office:value-type="float" office:value="8096" calcext:value-type="float">
            <text:p>8096</text:p>
          </table:table-cell>
          <table:table-cell table:formula="of:=[.B380]-[.B$2]" office:value-type="float" office:value="5.45215749740601" calcext:value-type="float">
            <text:p>5.4521574974</text:p>
          </table:table-cell>
          <table:table-cell table:formula="of:=[.C380]/([.D380]-[.D379])" office:value-type="float" office:value="480264.269627325" calcext:value-type="float">
            <text:p>480264.26962732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700485.61025" calcext:value-type="float">
            <text:p>1442700485.61025</text:p>
          </table:table-cell>
          <table:table-cell office:value-type="float" office:value="8096" calcext:value-type="float">
            <text:p>8096</text:p>
          </table:table-cell>
          <table:table-cell table:formula="of:=[.B381]-[.B$2]" office:value-type="float" office:value="5.45475673675537" calcext:value-type="float">
            <text:p>5.4547567368</text:p>
          </table:table-cell>
          <table:table-cell table:formula="of:=[.C381]/([.D381]-[.D380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700485.61285" calcext:value-type="float">
            <text:p>1442700485.61285</text:p>
          </table:table-cell>
          <table:table-cell office:value-type="float" office:value="8096" calcext:value-type="float">
            <text:p>8096</text:p>
          </table:table-cell>
          <table:table-cell table:formula="of:=[.B382]-[.B$2]" office:value-type="float" office:value="5.45735573768616" calcext:value-type="float">
            <text:p>5.4573557377</text:p>
          </table:table-cell>
          <table:table-cell table:formula="of:=[.C382]/([.D382]-[.D381])" office:value-type="float" office:value="3115043.13218971" calcext:value-type="float">
            <text:p>3115043.132189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700485.62974" calcext:value-type="float">
            <text:p>1442700485.62974</text:p>
          </table:table-cell>
          <table:table-cell office:value-type="float" office:value="8096" calcext:value-type="float">
            <text:p>8096</text:p>
          </table:table-cell>
          <table:table-cell table:formula="of:=[.B383]-[.B$2]" office:value-type="float" office:value="5.47424626350403" calcext:value-type="float">
            <text:p>5.4742462635</text:p>
          </table:table-cell>
          <table:table-cell table:formula="of:=[.C383]/([.D383]-[.D382])" office:value-type="float" office:value="479321.963525493" calcext:value-type="float">
            <text:p>479321.96352549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700485.63232" calcext:value-type="float">
            <text:p>1442700485.63232</text:p>
          </table:table-cell>
          <table:table-cell office:value-type="float" office:value="8096" calcext:value-type="float">
            <text:p>8096</text:p>
          </table:table-cell>
          <table:table-cell table:formula="of:=[.B384]-[.B$2]" office:value-type="float" office:value="5.47682547569275" calcext:value-type="float">
            <text:p>5.4768254757</text:p>
          </table:table-cell>
          <table:table-cell table:formula="of:=[.C384]/([.D384]-[.D383])" office:value-type="float" office:value="3138942.98243668" calcext:value-type="float">
            <text:p>3138942.98243668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700485.63492" calcext:value-type="float">
            <text:p>1442700485.63492</text:p>
          </table:table-cell>
          <table:table-cell office:value-type="float" office:value="8096" calcext:value-type="float">
            <text:p>8096</text:p>
          </table:table-cell>
          <table:table-cell table:formula="of:=[.B385]-[.B$2]" office:value-type="float" office:value="5.47942709922791" calcext:value-type="float">
            <text:p>5.4794270992</text:p>
          </table:table-cell>
          <table:table-cell table:formula="of:=[.C385]/([.D385]-[.D384])" office:value-type="float" office:value="3111902.96774194" calcext:value-type="float">
            <text:p>3111902.9677419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700485.65193" calcext:value-type="float">
            <text:p>1442700485.65193</text:p>
          </table:table-cell>
          <table:table-cell office:value-type="float" office:value="8096" calcext:value-type="float">
            <text:p>8096</text:p>
          </table:table-cell>
          <table:table-cell table:formula="of:=[.B386]-[.B$2]" office:value-type="float" office:value="5.4964394569397" calcext:value-type="float">
            <text:p>5.4964394569</text:p>
          </table:table-cell>
          <table:table-cell table:formula="of:=[.C386]/([.D386]-[.D385])" office:value-type="float" office:value="475889.358615374" calcext:value-type="float">
            <text:p>475889.35861537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700485.65452" calcext:value-type="float">
            <text:p>1442700485.65452</text:p>
          </table:table-cell>
          <table:table-cell office:value-type="float" office:value="8096" calcext:value-type="float">
            <text:p>8096</text:p>
          </table:table-cell>
          <table:table-cell table:formula="of:=[.B387]-[.B$2]" office:value-type="float" office:value="5.4990291595459" calcext:value-type="float">
            <text:p>5.4990291595</text:p>
          </table:table-cell>
          <table:table-cell table:formula="of:=[.C387]/([.D387]-[.D386])" office:value-type="float" office:value="3126227.69140122" calcext:value-type="float">
            <text:p>3126227.691401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700485.65712" calcext:value-type="float">
            <text:p>1442700485.65712</text:p>
          </table:table-cell>
          <table:table-cell office:value-type="float" office:value="8096" calcext:value-type="float">
            <text:p>8096</text:p>
          </table:table-cell>
          <table:table-cell table:formula="of:=[.B388]-[.B$2]" office:value-type="float" office:value="5.50162315368652" calcext:value-type="float">
            <text:p>5.5016231537</text:p>
          </table:table-cell>
          <table:table-cell table:formula="of:=[.C388]/([.D388]-[.D387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700485.67369" calcext:value-type="float">
            <text:p>1442700485.67369</text:p>
          </table:table-cell>
          <table:table-cell office:value-type="float" office:value="8096" calcext:value-type="float">
            <text:p>8096</text:p>
          </table:table-cell>
          <table:table-cell table:formula="of:=[.B389]-[.B$2]" office:value-type="float" office:value="5.51819777488709" calcext:value-type="float">
            <text:p>5.5181977749</text:p>
          </table:table-cell>
          <table:table-cell table:formula="of:=[.C389]/([.D389]-[.D388])" office:value-type="float" office:value="488457.618550324" calcext:value-type="float">
            <text:p>488457.618550324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700485.67627" calcext:value-type="float">
            <text:p>1442700485.67627</text:p>
          </table:table-cell>
          <table:table-cell office:value-type="float" office:value="8096" calcext:value-type="float">
            <text:p>8096</text:p>
          </table:table-cell>
          <table:table-cell table:formula="of:=[.B390]-[.B$2]" office:value-type="float" office:value="5.52077794075012" calcext:value-type="float">
            <text:p>5.5207779408</text:p>
          </table:table-cell>
          <table:table-cell table:formula="of:=[.C390]/([.D390]-[.D389])" office:value-type="float" office:value="3137782.77434855" calcext:value-type="float">
            <text:p>3137782.774348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700485.85293" calcext:value-type="float">
            <text:p>1442700485.85293</text:p>
          </table:table-cell>
          <table:table-cell office:value-type="float" office:value="8096" calcext:value-type="float">
            <text:p>8096</text:p>
          </table:table-cell>
          <table:table-cell table:formula="of:=[.B391]-[.B$2]" office:value-type="float" office:value="5.69743728637695" calcext:value-type="float">
            <text:p>5.6974372864</text:p>
          </table:table-cell>
          <table:table-cell table:formula="of:=[.C391]/([.D391]-[.D390])" office:value-type="float" office:value="45828.3142127205" calcext:value-type="float">
            <text:p>45828.31421272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700485.85554" calcext:value-type="float">
            <text:p>1442700485.85554</text:p>
          </table:table-cell>
          <table:table-cell office:value-type="float" office:value="8096" calcext:value-type="float">
            <text:p>8096</text:p>
          </table:table-cell>
          <table:table-cell table:formula="of:=[.B392]-[.B$2]" office:value-type="float" office:value="5.70004320144653" calcext:value-type="float">
            <text:p>5.7000432014</text:p>
          </table:table-cell>
          <table:table-cell table:formula="of:=[.C392]/([.D392]-[.D391])" office:value-type="float" office:value="3106778.15041171" calcext:value-type="float">
            <text:p>3106778.1504117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700485.85828" calcext:value-type="float">
            <text:p>1442700485.85828</text:p>
          </table:table-cell>
          <table:table-cell office:value-type="float" office:value="8096" calcext:value-type="float">
            <text:p>8096</text:p>
          </table:table-cell>
          <table:table-cell table:formula="of:=[.B393]-[.B$2]" office:value-type="float" office:value="5.70278453826904" calcext:value-type="float">
            <text:p>5.7027845383</text:p>
          </table:table-cell>
          <table:table-cell table:formula="of:=[.C393]/([.D393]-[.D392])" office:value-type="float" office:value="2953303.63402331" calcext:value-type="float">
            <text:p>2953303.634023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700485.86087" calcext:value-type="float">
            <text:p>1442700485.86087</text:p>
          </table:table-cell>
          <table:table-cell office:value-type="float" office:value="8096" calcext:value-type="float">
            <text:p>8096</text:p>
          </table:table-cell>
          <table:table-cell table:formula="of:=[.B394]-[.B$2]" office:value-type="float" office:value="5.7053759098053" calcext:value-type="float">
            <text:p>5.7053759098</text:p>
          </table:table-cell>
          <table:table-cell table:formula="of:=[.C394]/([.D394]-[.D393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700485.86347" calcext:value-type="float">
            <text:p>1442700485.86347</text:p>
          </table:table-cell>
          <table:table-cell office:value-type="float" office:value="8096" calcext:value-type="float">
            <text:p>8096</text:p>
          </table:table-cell>
          <table:table-cell table:formula="of:=[.B395]-[.B$2]" office:value-type="float" office:value="5.70797085762024" calcext:value-type="float">
            <text:p>5.7079708576</text:p>
          </table:table-cell>
          <table:table-cell table:formula="of:=[.C395]/([.D395]-[.D394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700485.94747" calcext:value-type="float">
            <text:p>1442700485.94747</text:p>
          </table:table-cell>
          <table:table-cell office:value-type="float" office:value="8096" calcext:value-type="float">
            <text:p>8096</text:p>
          </table:table-cell>
          <table:table-cell table:formula="of:=[.B396]-[.B$2]" office:value-type="float" office:value="5.79197764396668" calcext:value-type="float">
            <text:p>5.791977644</text:p>
          </table:table-cell>
          <table:table-cell table:formula="of:=[.C396]/([.D396]-[.D395])" office:value-type="float" office:value="96373.1664084007" calcext:value-type="float">
            <text:p>96373.166408400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700485.9501" calcext:value-type="float">
            <text:p>1442700485.9501</text:p>
          </table:table-cell>
          <table:table-cell office:value-type="float" office:value="8096" calcext:value-type="float">
            <text:p>8096</text:p>
          </table:table-cell>
          <table:table-cell table:formula="of:=[.B397]-[.B$2]" office:value-type="float" office:value="5.79460644721985" calcext:value-type="float">
            <text:p>5.7946064472</text:p>
          </table:table-cell>
          <table:table-cell table:formula="of:=[.C397]/([.D397]-[.D396])" office:value-type="float" office:value="3079728.38599674" calcext:value-type="float">
            <text:p>3079728.3859967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700485.95269" calcext:value-type="float">
            <text:p>1442700485.95269</text:p>
          </table:table-cell>
          <table:table-cell office:value-type="float" office:value="8096" calcext:value-type="float">
            <text:p>8096</text:p>
          </table:table-cell>
          <table:table-cell table:formula="of:=[.B398]-[.B$2]" office:value-type="float" office:value="5.79719829559326" calcext:value-type="float">
            <text:p>5.7971982956</text:p>
          </table:table-cell>
          <table:table-cell table:formula="of:=[.C398]/([.D398]-[.D397])" office:value-type="float" office:value="3123639.51651182" calcext:value-type="float">
            <text:p>3123639.5165118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700485.96927" calcext:value-type="float">
            <text:p>1442700485.96927</text:p>
          </table:table-cell>
          <table:table-cell office:value-type="float" office:value="8096" calcext:value-type="float">
            <text:p>8096</text:p>
          </table:table-cell>
          <table:table-cell table:formula="of:=[.B399]-[.B$2]" office:value-type="float" office:value="5.81377863883972" calcext:value-type="float">
            <text:p>5.8137786388</text:p>
          </table:table-cell>
          <table:table-cell table:formula="of:=[.C399]/([.D399]-[.D398])" office:value-type="float" office:value="488289.046834333" calcext:value-type="float">
            <text:p>488289.04683433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700485.97184" calcext:value-type="float">
            <text:p>1442700485.97184</text:p>
          </table:table-cell>
          <table:table-cell office:value-type="float" office:value="8096" calcext:value-type="float">
            <text:p>8096</text:p>
          </table:table-cell>
          <table:table-cell table:formula="of:=[.B400]-[.B$2]" office:value-type="float" office:value="5.8163468837738" calcext:value-type="float">
            <text:p>5.8163468838</text:p>
          </table:table-cell>
          <table:table-cell table:formula="of:=[.C400]/([.D400]-[.D399])" office:value-type="float" office:value="3152347.3063498" calcext:value-type="float">
            <text:p>3152347.30634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700485.99613" calcext:value-type="float">
            <text:p>1442700485.99613</text:p>
          </table:table-cell>
          <table:table-cell office:value-type="float" office:value="8096" calcext:value-type="float">
            <text:p>8096</text:p>
          </table:table-cell>
          <table:table-cell table:formula="of:=[.B401]-[.B$2]" office:value-type="float" office:value="5.84063220024109" calcext:value-type="float">
            <text:p>5.8406322002</text:p>
          </table:table-cell>
          <table:table-cell table:formula="of:=[.C401]/([.D401]-[.D400])" office:value-type="float" office:value="333370.166738661" calcext:value-type="float">
            <text:p>333370.16673866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700485.99871" calcext:value-type="float">
            <text:p>1442700485.99871</text:p>
          </table:table-cell>
          <table:table-cell office:value-type="float" office:value="8096" calcext:value-type="float">
            <text:p>8096</text:p>
          </table:table-cell>
          <table:table-cell table:formula="of:=[.B402]-[.B$2]" office:value-type="float" office:value="5.84321761131287" calcext:value-type="float">
            <text:p>5.8432176113</text:p>
          </table:table-cell>
          <table:table-cell table:formula="of:=[.C402]/([.D402]-[.D401])" office:value-type="float" office:value="3131416.92954629" calcext:value-type="float">
            <text:p>3131416.9295462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700486.00123" calcext:value-type="float">
            <text:p>1442700486.00123</text:p>
          </table:table-cell>
          <table:table-cell office:value-type="float" office:value="8096" calcext:value-type="float">
            <text:p>8096</text:p>
          </table:table-cell>
          <table:table-cell table:formula="of:=[.B403]-[.B$2]" office:value-type="float" office:value="5.84573149681091" calcext:value-type="float">
            <text:p>5.8457314968</text:p>
          </table:table-cell>
          <table:table-cell table:formula="of:=[.C403]/([.D403]-[.D402])" office:value-type="float" office:value="3220512.63125948" calcext:value-type="float">
            <text:p>3220512.6312594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700486.02449" calcext:value-type="float">
            <text:p>1442700486.02449</text:p>
          </table:table-cell>
          <table:table-cell office:value-type="float" office:value="8096" calcext:value-type="float">
            <text:p>8096</text:p>
          </table:table-cell>
          <table:table-cell table:formula="of:=[.B404]-[.B$2]" office:value-type="float" office:value="5.86899852752686" calcext:value-type="float">
            <text:p>5.8689985275</text:p>
          </table:table-cell>
          <table:table-cell table:formula="of:=[.C404]/([.D404]-[.D403])" office:value-type="float" office:value="347960.171576715" calcext:value-type="float">
            <text:p>347960.1715767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700486.0269" calcext:value-type="float">
            <text:p>1442700486.0269</text:p>
          </table:table-cell>
          <table:table-cell office:value-type="float" office:value="8096" calcext:value-type="float">
            <text:p>8096</text:p>
          </table:table-cell>
          <table:table-cell table:formula="of:=[.B405]-[.B$2]" office:value-type="float" office:value="5.87140893936157" calcext:value-type="float">
            <text:p>5.8714089394</text:p>
          </table:table-cell>
          <table:table-cell table:formula="of:=[.C405]/([.D405]-[.D404])" office:value-type="float" office:value="3358762.13491592" calcext:value-type="float">
            <text:p>3358762.1349159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700486.02929" calcext:value-type="float">
            <text:p>1442700486.02929</text:p>
          </table:table-cell>
          <table:table-cell office:value-type="float" office:value="8096" calcext:value-type="float">
            <text:p>8096</text:p>
          </table:table-cell>
          <table:table-cell table:formula="of:=[.B406]-[.B$2]" office:value-type="float" office:value="5.87379503250122" calcext:value-type="float">
            <text:p>5.8737950325</text:p>
          </table:table-cell>
          <table:table-cell table:formula="of:=[.C406]/([.D406]-[.D405])" office:value-type="float" office:value="3392994.12310152" calcext:value-type="float">
            <text:p>3392994.1231015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700486.0317" calcext:value-type="float">
            <text:p>1442700486.0317</text:p>
          </table:table-cell>
          <table:table-cell office:value-type="float" office:value="8096" calcext:value-type="float">
            <text:p>8096</text:p>
          </table:table-cell>
          <table:table-cell table:formula="of:=[.B407]-[.B$2]" office:value-type="float" office:value="5.87620043754578" calcext:value-type="float">
            <text:p>5.8762004375</text:p>
          </table:table-cell>
          <table:table-cell table:formula="of:=[.C407]/([.D407]-[.D406])" office:value-type="float" office:value="3365753.31390623" calcext:value-type="float">
            <text:p>3365753.3139062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700486.03409" calcext:value-type="float">
            <text:p>1442700486.03409</text:p>
          </table:table-cell>
          <table:table-cell office:value-type="float" office:value="8096" calcext:value-type="float">
            <text:p>8096</text:p>
          </table:table-cell>
          <table:table-cell table:formula="of:=[.B408]-[.B$2]" office:value-type="float" office:value="5.87859392166138" calcext:value-type="float">
            <text:p>5.8785939217</text:p>
          </table:table-cell>
          <table:table-cell table:formula="of:=[.C408]/([.D408]-[.D407])" office:value-type="float" office:value="3382516.7032573" calcext:value-type="float">
            <text:p>3382516.703257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700486.03648" calcext:value-type="float">
            <text:p>1442700486.03648</text:p>
          </table:table-cell>
          <table:table-cell office:value-type="float" office:value="8096" calcext:value-type="float">
            <text:p>8096</text:p>
          </table:table-cell>
          <table:table-cell table:formula="of:=[.B409]-[.B$2]" office:value-type="float" office:value="5.88098478317261" calcext:value-type="float">
            <text:p>5.8809847832</text:p>
          </table:table-cell>
          <table:table-cell table:formula="of:=[.C409]/([.D409]-[.D408])" office:value-type="float" office:value="3386227.08256881" calcext:value-type="float">
            <text:p>3386227.0825688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700486.04638" calcext:value-type="float">
            <text:p>1442700486.04638</text:p>
          </table:table-cell>
          <table:table-cell office:value-type="float" office:value="8096" calcext:value-type="float">
            <text:p>8096</text:p>
          </table:table-cell>
          <table:table-cell table:formula="of:=[.B410]-[.B$2]" office:value-type="float" office:value="5.8908839225769" calcext:value-type="float">
            <text:p>5.8908839226</text:p>
          </table:table-cell>
          <table:table-cell table:formula="of:=[.C410]/([.D410]-[.D409])" office:value-type="float" office:value="817848.872447014" calcext:value-type="float">
            <text:p>817848.87244701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700486.04879" calcext:value-type="float">
            <text:p>1442700486.04879</text:p>
          </table:table-cell>
          <table:table-cell office:value-type="float" office:value="8096" calcext:value-type="float">
            <text:p>8096</text:p>
          </table:table-cell>
          <table:table-cell table:formula="of:=[.B411]-[.B$2]" office:value-type="float" office:value="5.89329743385315" calcext:value-type="float">
            <text:p>5.8932974339</text:p>
          </table:table-cell>
          <table:table-cell table:formula="of:=[.C411]/([.D411]-[.D410])" office:value-type="float" office:value="3354448.79818236" calcext:value-type="float">
            <text:p>3354448.7981823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700486.05117" calcext:value-type="float">
            <text:p>1442700486.05117</text:p>
          </table:table-cell>
          <table:table-cell office:value-type="float" office:value="8096" calcext:value-type="float">
            <text:p>8096</text:p>
          </table:table-cell>
          <table:table-cell table:formula="of:=[.B412]-[.B$2]" office:value-type="float" office:value="5.89567923545837" calcext:value-type="float">
            <text:p>5.8956792355</text:p>
          </table:table-cell>
          <table:table-cell table:formula="of:=[.C412]/([.D412]-[.D411])" office:value-type="float" office:value="3399107.62602603" calcext:value-type="float">
            <text:p>3399107.6260260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700486.06973" calcext:value-type="float">
            <text:p>1442700486.06973</text:p>
          </table:table-cell>
          <table:table-cell office:value-type="float" office:value="8096" calcext:value-type="float">
            <text:p>8096</text:p>
          </table:table-cell>
          <table:table-cell table:formula="of:=[.B413]-[.B$2]" office:value-type="float" office:value="5.91423654556274" calcext:value-type="float">
            <text:p>5.9142365456</text:p>
          </table:table-cell>
          <table:table-cell table:formula="of:=[.C413]/([.D413]-[.D412])" office:value-type="float" office:value="436270.125059421" calcext:value-type="float">
            <text:p>436270.1250594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700486.07214" calcext:value-type="float">
            <text:p>1442700486.07214</text:p>
          </table:table-cell>
          <table:table-cell office:value-type="float" office:value="8096" calcext:value-type="float">
            <text:p>8096</text:p>
          </table:table-cell>
          <table:table-cell table:formula="of:=[.B414]-[.B$2]" office:value-type="float" office:value="5.91664147377014" calcext:value-type="float">
            <text:p>5.9166414738</text:p>
          </table:table-cell>
          <table:table-cell table:formula="of:=[.C414]/([.D414]-[.D413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700486.07454" calcext:value-type="float">
            <text:p>1442700486.07454</text:p>
          </table:table-cell>
          <table:table-cell office:value-type="float" office:value="8096" calcext:value-type="float">
            <text:p>8096</text:p>
          </table:table-cell>
          <table:table-cell table:formula="of:=[.B415]-[.B$2]" office:value-type="float" office:value="5.91904592514038" calcext:value-type="float">
            <text:p>5.9190459251</text:p>
          </table:table-cell>
          <table:table-cell table:formula="of:=[.C415]/([.D415]-[.D414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700486.09183" calcext:value-type="float">
            <text:p>1442700486.09183</text:p>
          </table:table-cell>
          <table:table-cell office:value-type="float" office:value="8096" calcext:value-type="float">
            <text:p>8096</text:p>
          </table:table-cell>
          <table:table-cell table:formula="of:=[.B416]-[.B$2]" office:value-type="float" office:value="5.93633913993835" calcext:value-type="float">
            <text:p>5.9363391399</text:p>
          </table:table-cell>
          <table:table-cell table:formula="of:=[.C416]/([.D416]-[.D415])" office:value-type="float" office:value="468160.495002275" calcext:value-type="float">
            <text:p>468160.49500227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700486.09423" calcext:value-type="float">
            <text:p>1442700486.09423</text:p>
          </table:table-cell>
          <table:table-cell office:value-type="float" office:value="8096" calcext:value-type="float">
            <text:p>8096</text:p>
          </table:table-cell>
          <table:table-cell table:formula="of:=[.B417]-[.B$2]" office:value-type="float" office:value="5.9387366771698" calcext:value-type="float">
            <text:p>5.9387366772</text:p>
          </table:table-cell>
          <table:table-cell table:formula="of:=[.C417]/([.D417]-[.D416])" office:value-type="float" office:value="3376798.44709626" calcext:value-type="float">
            <text:p>3376798.4470962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700486.09663" calcext:value-type="float">
            <text:p>1442700486.09663</text:p>
          </table:table-cell>
          <table:table-cell office:value-type="float" office:value="8096" calcext:value-type="float">
            <text:p>8096</text:p>
          </table:table-cell>
          <table:table-cell table:formula="of:=[.B418]-[.B$2]" office:value-type="float" office:value="5.94113945960999" calcext:value-type="float">
            <text:p>5.9411394596</text:p>
          </table:table-cell>
          <table:table-cell table:formula="of:=[.C418]/([.D418]-[.D417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700486.09904" calcext:value-type="float">
            <text:p>1442700486.09904</text:p>
          </table:table-cell>
          <table:table-cell office:value-type="float" office:value="8096" calcext:value-type="float">
            <text:p>8096</text:p>
          </table:table-cell>
          <table:table-cell table:formula="of:=[.B419]-[.B$2]" office:value-type="float" office:value="5.94354057312012" calcext:value-type="float">
            <text:p>5.9435405731</text:p>
          </table:table-cell>
          <table:table-cell table:formula="of:=[.C419]/([.D419]-[.D418])" office:value-type="float" office:value="3371768.95879257" calcext:value-type="float">
            <text:p>3371768.9587925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700486.10144" calcext:value-type="float">
            <text:p>1442700486.10144</text:p>
          </table:table-cell>
          <table:table-cell office:value-type="float" office:value="8096" calcext:value-type="float">
            <text:p>8096</text:p>
          </table:table-cell>
          <table:table-cell table:formula="of:=[.B420]-[.B$2]" office:value-type="float" office:value="5.94594049453735" calcext:value-type="float">
            <text:p>5.9459404945</text:p>
          </table:table-cell>
          <table:table-cell table:formula="of:=[.C420]/([.D420]-[.D419])" office:value-type="float" office:value="3373443.78939003" calcext:value-type="float">
            <text:p>3373443.7893900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700486.11383" calcext:value-type="float">
            <text:p>1442700486.11383</text:p>
          </table:table-cell>
          <table:table-cell office:value-type="float" office:value="8096" calcext:value-type="float">
            <text:p>8096</text:p>
          </table:table-cell>
          <table:table-cell table:formula="of:=[.B421]-[.B$2]" office:value-type="float" office:value="5.95833921432495" calcext:value-type="float">
            <text:p>5.9583392143</text:p>
          </table:table-cell>
          <table:table-cell table:formula="of:=[.C421]/([.D421]-[.D420])" office:value-type="float" office:value="652970.640412276" calcext:value-type="float">
            <text:p>652970.64041227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700486.11623" calcext:value-type="float">
            <text:p>1442700486.11623</text:p>
          </table:table-cell>
          <table:table-cell office:value-type="float" office:value="8096" calcext:value-type="float">
            <text:p>8096</text:p>
          </table:table-cell>
          <table:table-cell table:formula="of:=[.B422]-[.B$2]" office:value-type="float" office:value="5.96073246002197" calcext:value-type="float">
            <text:p>5.96073246</text:p>
          </table:table-cell>
          <table:table-cell table:formula="of:=[.C422]/([.D422]-[.D421])" office:value-type="float" office:value="3382853.67443714" calcext:value-type="float">
            <text:p>3382853.6744371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700486.11862" calcext:value-type="float">
            <text:p>1442700486.11862</text:p>
          </table:table-cell>
          <table:table-cell office:value-type="float" office:value="8096" calcext:value-type="float">
            <text:p>8096</text:p>
          </table:table-cell>
          <table:table-cell table:formula="of:=[.B423]-[.B$2]" office:value-type="float" office:value="5.96312546730042" calcext:value-type="float">
            <text:p>5.9631254673</text:p>
          </table:table-cell>
          <table:table-cell table:formula="of:=[.C423]/([.D423]-[.D422])" office:value-type="float" office:value="3383190.71276278" calcext:value-type="float">
            <text:p>3383190.7127627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700486.13576" calcext:value-type="float">
            <text:p>1442700486.13576</text:p>
          </table:table-cell>
          <table:table-cell office:value-type="float" office:value="8096" calcext:value-type="float">
            <text:p>8096</text:p>
          </table:table-cell>
          <table:table-cell table:formula="of:=[.B424]-[.B$2]" office:value-type="float" office:value="5.98026204109192" calcext:value-type="float">
            <text:p>5.9802620411</text:p>
          </table:table-cell>
          <table:table-cell table:formula="of:=[.C424]/([.D424]-[.D423])" office:value-type="float" office:value="472439.829484112" calcext:value-type="float">
            <text:p>472439.8294841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700486.13816" calcext:value-type="float">
            <text:p>1442700486.13816</text:p>
          </table:table-cell>
          <table:table-cell office:value-type="float" office:value="8096" calcext:value-type="float">
            <text:p>8096</text:p>
          </table:table-cell>
          <table:table-cell table:formula="of:=[.B425]-[.B$2]" office:value-type="float" office:value="5.9826648235321" calcext:value-type="float">
            <text:p>5.9826648235</text:p>
          </table:table-cell>
          <table:table-cell table:formula="of:=[.C425]/([.D425]-[.D424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700486.14056" calcext:value-type="float">
            <text:p>1442700486.14056</text:p>
          </table:table-cell>
          <table:table-cell office:value-type="float" office:value="8096" calcext:value-type="float">
            <text:p>8096</text:p>
          </table:table-cell>
          <table:table-cell table:formula="of:=[.B426]-[.B$2]" office:value-type="float" office:value="5.98506665229797" calcext:value-type="float">
            <text:p>5.9850666523</text:p>
          </table:table-cell>
          <table:table-cell table:formula="of:=[.C426]/([.D426]-[.D425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700486.15772" calcext:value-type="float">
            <text:p>1442700486.15772</text:p>
          </table:table-cell>
          <table:table-cell office:value-type="float" office:value="8096" calcext:value-type="float">
            <text:p>8096</text:p>
          </table:table-cell>
          <table:table-cell table:formula="of:=[.B427]-[.B$2]" office:value-type="float" office:value="6.00222444534302" calcext:value-type="float">
            <text:p>6.0022244453</text:p>
          </table:table-cell>
          <table:table-cell table:formula="of:=[.C427]/([.D427]-[.D426])" office:value-type="float" office:value="471855.557340374" calcext:value-type="float">
            <text:p>471855.55734037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700486.16014" calcext:value-type="float">
            <text:p>1442700486.16014</text:p>
          </table:table-cell>
          <table:table-cell office:value-type="float" office:value="8096" calcext:value-type="float">
            <text:p>8096</text:p>
          </table:table-cell>
          <table:table-cell table:formula="of:=[.B428]-[.B$2]" office:value-type="float" office:value="6.0046398639679" calcext:value-type="float">
            <text:p>6.004639864</text:p>
          </table:table-cell>
          <table:table-cell table:formula="of:=[.C428]/([.D428]-[.D427])" office:value-type="float" office:value="3351799.93919653" calcext:value-type="float">
            <text:p>3351799.9391965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700486.16253" calcext:value-type="float">
            <text:p>1442700486.16253</text:p>
          </table:table-cell>
          <table:table-cell office:value-type="float" office:value="8096" calcext:value-type="float">
            <text:p>8096</text:p>
          </table:table-cell>
          <table:table-cell table:formula="of:=[.B429]-[.B$2]" office:value-type="float" office:value="6.00703024864197" calcext:value-type="float">
            <text:p>6.0070302486</text:p>
          </table:table-cell>
          <table:table-cell table:formula="of:=[.C429]/([.D429]-[.D428])" office:value-type="float" office:value="3386902.57171354" calcext:value-type="float">
            <text:p>3386902.57171354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700486.19233" calcext:value-type="float">
            <text:p>1442700486.19233</text:p>
          </table:table-cell>
          <table:table-cell office:value-type="float" office:value="8096" calcext:value-type="float">
            <text:p>8096</text:p>
          </table:table-cell>
          <table:table-cell table:formula="of:=[.B430]-[.B$2]" office:value-type="float" office:value="6.03683042526245" calcext:value-type="float">
            <text:p>6.0368304253</text:p>
          </table:table-cell>
          <table:table-cell table:formula="of:=[.C430]/([.D430]-[.D429])" office:value-type="float" office:value="271676.242161436" calcext:value-type="float">
            <text:p>271676.24216143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700486.19473" calcext:value-type="float">
            <text:p>1442700486.19473</text:p>
          </table:table-cell>
          <table:table-cell office:value-type="float" office:value="8096" calcext:value-type="float">
            <text:p>8096</text:p>
          </table:table-cell>
          <table:table-cell table:formula="of:=[.B431]-[.B$2]" office:value-type="float" office:value="6.03923487663269" calcext:value-type="float">
            <text:p>6.0392348766</text:p>
          </table:table-cell>
          <table:table-cell table:formula="of:=[.C431]/([.D431]-[.D430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700486.19714" calcext:value-type="float">
            <text:p>1442700486.19714</text:p>
          </table:table-cell>
          <table:table-cell office:value-type="float" office:value="8096" calcext:value-type="float">
            <text:p>8096</text:p>
          </table:table-cell>
          <table:table-cell table:formula="of:=[.B432]-[.B$2]" office:value-type="float" office:value="6.04164338111877" calcext:value-type="float">
            <text:p>6.0416433811</text:p>
          </table:table-cell>
          <table:table-cell table:formula="of:=[.C432]/([.D432]-[.D431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700486.19951" calcext:value-type="float">
            <text:p>1442700486.19951</text:p>
          </table:table-cell>
          <table:table-cell office:value-type="float" office:value="8096" calcext:value-type="float">
            <text:p>8096</text:p>
          </table:table-cell>
          <table:table-cell table:formula="of:=[.B433]-[.B$2]" office:value-type="float" office:value="6.04401850700378" calcext:value-type="float">
            <text:p>6.044018507</text:p>
          </table:table-cell>
          <table:table-cell table:formula="of:=[.C433]/([.D433]-[.D432])" office:value-type="float" office:value="3408661.431841" calcext:value-type="float">
            <text:p>3408661.43184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700486.20191" calcext:value-type="float">
            <text:p>1442700486.20191</text:p>
          </table:table-cell>
          <table:table-cell office:value-type="float" office:value="8096" calcext:value-type="float">
            <text:p>8096</text:p>
          </table:table-cell>
          <table:table-cell table:formula="of:=[.B434]-[.B$2]" office:value-type="float" office:value="6.0464174747467" calcext:value-type="float">
            <text:p>6.0464174747</text:p>
          </table:table-cell>
          <table:table-cell table:formula="of:=[.C434]/([.D434]-[.D433])" office:value-type="float" office:value="3374784.85231564" calcext:value-type="float">
            <text:p>3374784.852315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700486.20432" calcext:value-type="float">
            <text:p>1442700486.20432</text:p>
          </table:table-cell>
          <table:table-cell office:value-type="float" office:value="8096" calcext:value-type="float">
            <text:p>8096</text:p>
          </table:table-cell>
          <table:table-cell table:formula="of:=[.B435]-[.B$2]" office:value-type="float" office:value="6.048823595047" calcext:value-type="float">
            <text:p>6.048823595</text:p>
          </table:table-cell>
          <table:table-cell table:formula="of:=[.C435]/([.D435]-[.D434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700486.21437" calcext:value-type="float">
            <text:p>1442700486.21437</text:p>
          </table:table-cell>
          <table:table-cell office:value-type="float" office:value="8096" calcext:value-type="float">
            <text:p>8096</text:p>
          </table:table-cell>
          <table:table-cell table:formula="of:=[.B436]-[.B$2]" office:value-type="float" office:value="6.05887174606323" calcext:value-type="float">
            <text:p>6.0588717461</text:p>
          </table:table-cell>
          <table:table-cell table:formula="of:=[.C436]/([.D436]-[.D435])" office:value-type="float" office:value="805720.37451655" calcext:value-type="float">
            <text:p>805720.374516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700486.21677" calcext:value-type="float">
            <text:p>1442700486.21677</text:p>
          </table:table-cell>
          <table:table-cell office:value-type="float" office:value="8096" calcext:value-type="float">
            <text:p>8096</text:p>
          </table:table-cell>
          <table:table-cell table:formula="of:=[.B437]-[.B$2]" office:value-type="float" office:value="6.06127452850342" calcext:value-type="float">
            <text:p>6.0612745285</text:p>
          </table:table-cell>
          <table:table-cell table:formula="of:=[.C437]/([.D437]-[.D436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700486.21919" calcext:value-type="float">
            <text:p>1442700486.21919</text:p>
          </table:table-cell>
          <table:table-cell office:value-type="float" office:value="8096" calcext:value-type="float">
            <text:p>8096</text:p>
          </table:table-cell>
          <table:table-cell table:formula="of:=[.B438]-[.B$2]" office:value-type="float" office:value="6.06369948387146" calcext:value-type="float">
            <text:p>6.0636994839</text:p>
          </table:table-cell>
          <table:table-cell table:formula="of:=[.C438]/([.D438]-[.D437])" office:value-type="float" office:value="3338618.14806804" calcext:value-type="float">
            <text:p>3338618.148068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700486.23623" calcext:value-type="float">
            <text:p>1442700486.23623</text:p>
          </table:table-cell>
          <table:table-cell office:value-type="float" office:value="8096" calcext:value-type="float">
            <text:p>8096</text:p>
          </table:table-cell>
          <table:table-cell table:formula="of:=[.B439]-[.B$2]" office:value-type="float" office:value="6.08073163032532" calcext:value-type="float">
            <text:p>6.0807316303</text:p>
          </table:table-cell>
          <table:table-cell table:formula="of:=[.C439]/([.D439]-[.D438])" office:value-type="float" office:value="475336.448164842" calcext:value-type="float">
            <text:p>475336.4481648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700486.23863" calcext:value-type="float">
            <text:p>1442700486.23863</text:p>
          </table:table-cell>
          <table:table-cell office:value-type="float" office:value="8096" calcext:value-type="float">
            <text:p>8096</text:p>
          </table:table-cell>
          <table:table-cell table:formula="of:=[.B440]-[.B$2]" office:value-type="float" office:value="6.08313250541687" calcext:value-type="float">
            <text:p>6.0831325054</text:p>
          </table:table-cell>
          <table:table-cell table:formula="of:=[.C440]/([.D440]-[.D439])" office:value-type="float" office:value="3372103.791857" calcext:value-type="float">
            <text:p>3372103.79185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700486.25824" calcext:value-type="float">
            <text:p>1442700486.25824</text:p>
          </table:table-cell>
          <table:table-cell office:value-type="float" office:value="8096" calcext:value-type="float">
            <text:p>8096</text:p>
          </table:table-cell>
          <table:table-cell table:formula="of:=[.B441]-[.B$2]" office:value-type="float" office:value="6.10274600982666" calcext:value-type="float">
            <text:p>6.1027460098</text:p>
          </table:table-cell>
          <table:table-cell table:formula="of:=[.C441]/([.D441]-[.D440])" office:value-type="float" office:value="412776.821053911" calcext:value-type="float">
            <text:p>412776.82105391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700486.26065" calcext:value-type="float">
            <text:p>1442700486.26065</text:p>
          </table:table-cell>
          <table:table-cell office:value-type="float" office:value="8096" calcext:value-type="float">
            <text:p>8096</text:p>
          </table:table-cell>
          <table:table-cell table:formula="of:=[.B442]-[.B$2]" office:value-type="float" office:value="6.10515427589417" calcext:value-type="float">
            <text:p>6.1051542759</text:p>
          </table:table-cell>
          <table:table-cell table:formula="of:=[.C442]/([.D442]-[.D441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700486.26307" calcext:value-type="float">
            <text:p>1442700486.26307</text:p>
          </table:table-cell>
          <table:table-cell office:value-type="float" office:value="8096" calcext:value-type="float">
            <text:p>8096</text:p>
          </table:table-cell>
          <table:table-cell table:formula="of:=[.B443]-[.B$2]" office:value-type="float" office:value="6.10757088661194" calcext:value-type="float">
            <text:p>6.1075708866</text:p>
          </table:table-cell>
          <table:table-cell table:formula="of:=[.C443]/([.D443]-[.D442])" office:value-type="float" office:value="3350146.52565114" calcext:value-type="float">
            <text:p>3350146.5256511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700486.2734" calcext:value-type="float">
            <text:p>1442700486.2734</text:p>
          </table:table-cell>
          <table:table-cell office:value-type="float" office:value="8096" calcext:value-type="float">
            <text:p>8096</text:p>
          </table:table-cell>
          <table:table-cell table:formula="of:=[.B444]-[.B$2]" office:value-type="float" office:value="6.11790180206299" calcext:value-type="float">
            <text:p>6.1179018021</text:p>
          </table:table-cell>
          <table:table-cell table:formula="of:=[.C444]/([.D444]-[.D443])" office:value-type="float" office:value="783667.240174471" calcext:value-type="float">
            <text:p>783667.24017447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700486.27581" calcext:value-type="float">
            <text:p>1442700486.27581</text:p>
          </table:table-cell>
          <table:table-cell office:value-type="float" office:value="8096" calcext:value-type="float">
            <text:p>8096</text:p>
          </table:table-cell>
          <table:table-cell table:formula="of:=[.B445]-[.B$2]" office:value-type="float" office:value="6.12031197547913" calcext:value-type="float">
            <text:p>6.1203119755</text:p>
          </table:table-cell>
          <table:table-cell table:formula="of:=[.C445]/([.D445]-[.D444])" office:value-type="float" office:value="3359094.38955386" calcext:value-type="float">
            <text:p>3359094.3895538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700486.27823" calcext:value-type="float">
            <text:p>1442700486.27823</text:p>
          </table:table-cell>
          <table:table-cell office:value-type="float" office:value="8096" calcext:value-type="float">
            <text:p>8096</text:p>
          </table:table-cell>
          <table:table-cell table:formula="of:=[.B446]-[.B$2]" office:value-type="float" office:value="6.12273669242859" calcext:value-type="float">
            <text:p>6.1227366924</text:p>
          </table:table-cell>
          <table:table-cell table:formula="of:=[.C446]/([.D446]-[.D445])" office:value-type="float" office:value="3338946.42910521" calcext:value-type="float">
            <text:p>3338946.429105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700486.29269" calcext:value-type="float">
            <text:p>1442700486.29269</text:p>
          </table:table-cell>
          <table:table-cell office:value-type="float" office:value="8096" calcext:value-type="float">
            <text:p>8096</text:p>
          </table:table-cell>
          <table:table-cell table:formula="of:=[.B447]-[.B$2]" office:value-type="float" office:value="6.13719272613525" calcext:value-type="float">
            <text:p>6.1371927261</text:p>
          </table:table-cell>
          <table:table-cell table:formula="of:=[.C447]/([.D447]-[.D446])" office:value-type="float" office:value="560042.966437419" calcext:value-type="float">
            <text:p>560042.96643741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700486.29509" calcext:value-type="float">
            <text:p>1442700486.29509</text:p>
          </table:table-cell>
          <table:table-cell office:value-type="float" office:value="8096" calcext:value-type="float">
            <text:p>8096</text:p>
          </table:table-cell>
          <table:table-cell table:formula="of:=[.B448]-[.B$2]" office:value-type="float" office:value="6.13959360122681" calcext:value-type="float">
            <text:p>6.1395936012</text:p>
          </table:table-cell>
          <table:table-cell table:formula="of:=[.C448]/([.D448]-[.D447])" office:value-type="float" office:value="3372103.791857" calcext:value-type="float">
            <text:p>3372103.79185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700486.29749" calcext:value-type="float">
            <text:p>1442700486.29749</text:p>
          </table:table-cell>
          <table:table-cell office:value-type="float" office:value="8096" calcext:value-type="float">
            <text:p>8096</text:p>
          </table:table-cell>
          <table:table-cell table:formula="of:=[.B449]-[.B$2]" office:value-type="float" office:value="6.14199805259705" calcext:value-type="float">
            <text:p>6.1419980526</text:p>
          </table:table-cell>
          <table:table-cell table:formula="of:=[.C449]/([.D449]-[.D448])" office:value-type="float" office:value="3367088.26812097" calcext:value-type="float">
            <text:p>3367088.268120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700486.31486" calcext:value-type="float">
            <text:p>1442700486.31486</text:p>
          </table:table-cell>
          <table:table-cell office:value-type="float" office:value="8096" calcext:value-type="float">
            <text:p>8096</text:p>
          </table:table-cell>
          <table:table-cell table:formula="of:=[.B450]-[.B$2]" office:value-type="float" office:value="6.15936231613159" calcext:value-type="float">
            <text:p>6.1593623161</text:p>
          </table:table-cell>
          <table:table-cell table:formula="of:=[.C450]/([.D450]-[.D449])" office:value-type="float" office:value="466244.939435131" calcext:value-type="float">
            <text:p>466244.93943513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700486.31727" calcext:value-type="float">
            <text:p>1442700486.31727</text:p>
          </table:table-cell>
          <table:table-cell office:value-type="float" office:value="8096" calcext:value-type="float">
            <text:p>8096</text:p>
          </table:table-cell>
          <table:table-cell table:formula="of:=[.B451]-[.B$2]" office:value-type="float" office:value="6.16177368164063" calcext:value-type="float">
            <text:p>6.1617736816</text:p>
          </table:table-cell>
          <table:table-cell table:formula="of:=[.C451]/([.D451]-[.D450])" office:value-type="float" office:value="3357433.77338343" calcext:value-type="float">
            <text:p>3357433.7733834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700486.31965" calcext:value-type="float">
            <text:p>1442700486.31965</text:p>
          </table:table-cell>
          <table:table-cell office:value-type="float" office:value="8096" calcext:value-type="float">
            <text:p>8096</text:p>
          </table:table-cell>
          <table:table-cell table:formula="of:=[.B452]-[.B$2]" office:value-type="float" office:value="6.1641571521759" calcext:value-type="float">
            <text:p>6.1641571522</text:p>
          </table:table-cell>
          <table:table-cell table:formula="of:=[.C452]/([.D452]-[.D451])" office:value-type="float" office:value="3396727.536661" calcext:value-type="float">
            <text:p>3396727.53666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700486.33674" calcext:value-type="float">
            <text:p>1442700486.33674</text:p>
          </table:table-cell>
          <table:table-cell office:value-type="float" office:value="8096" calcext:value-type="float">
            <text:p>8096</text:p>
          </table:table-cell>
          <table:table-cell table:formula="of:=[.B453]-[.B$2]" office:value-type="float" office:value="6.18124485015869" calcext:value-type="float">
            <text:p>6.1812448502</text:p>
          </table:table-cell>
          <table:table-cell table:formula="of:=[.C453]/([.D453]-[.D452])" office:value-type="float" office:value="473791.145428416" calcext:value-type="float">
            <text:p>473791.14542841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700486.33919" calcext:value-type="float">
            <text:p>1442700486.33919</text:p>
          </table:table-cell>
          <table:table-cell office:value-type="float" office:value="8096" calcext:value-type="float">
            <text:p>8096</text:p>
          </table:table-cell>
          <table:table-cell table:formula="of:=[.B454]-[.B$2]" office:value-type="float" office:value="6.18369293212891" calcext:value-type="float">
            <text:p>6.1836929321</text:p>
          </table:table-cell>
          <table:table-cell table:formula="of:=[.C454]/([.D454]-[.D453])" office:value-type="float" office:value="3307078.80638878" calcext:value-type="float">
            <text:p>3307078.806388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700486.34159" calcext:value-type="float">
            <text:p>1442700486.34159</text:p>
          </table:table-cell>
          <table:table-cell office:value-type="float" office:value="8096" calcext:value-type="float">
            <text:p>8096</text:p>
          </table:table-cell>
          <table:table-cell table:formula="of:=[.B455]-[.B$2]" office:value-type="float" office:value="6.18609571456909" calcext:value-type="float">
            <text:p>6.1860957146</text:p>
          </table:table-cell>
          <table:table-cell table:formula="of:=[.C455]/([.D455]-[.D454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700486.35394" calcext:value-type="float">
            <text:p>1442700486.35394</text:p>
          </table:table-cell>
          <table:table-cell office:value-type="float" office:value="8096" calcext:value-type="float">
            <text:p>8096</text:p>
          </table:table-cell>
          <table:table-cell table:formula="of:=[.B456]-[.B$2]" office:value-type="float" office:value="6.19844937324524" calcext:value-type="float">
            <text:p>6.1984493732</text:p>
          </table:table-cell>
          <table:table-cell table:formula="of:=[.C456]/([.D456]-[.D455])" office:value-type="float" office:value="655352.411155071" calcext:value-type="float">
            <text:p>655352.41115507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700486.35639" calcext:value-type="float">
            <text:p>1442700486.35639</text:p>
          </table:table-cell>
          <table:table-cell office:value-type="float" office:value="8096" calcext:value-type="float">
            <text:p>8096</text:p>
          </table:table-cell>
          <table:table-cell table:formula="of:=[.B457]-[.B$2]" office:value-type="float" office:value="6.20089912414551" calcext:value-type="float">
            <text:p>6.2008991241</text:p>
          </table:table-cell>
          <table:table-cell table:formula="of:=[.C457]/([.D457]-[.D456])" office:value-type="float" office:value="3304825.8086618" calcext:value-type="float">
            <text:p>3304825.80866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700486.36742" calcext:value-type="float">
            <text:p>1442700486.36742</text:p>
          </table:table-cell>
          <table:table-cell office:value-type="float" office:value="8096" calcext:value-type="float">
            <text:p>8096</text:p>
          </table:table-cell>
          <table:table-cell table:formula="of:=[.B458]-[.B$2]" office:value-type="float" office:value="6.21192693710327" calcext:value-type="float">
            <text:p>6.2119269371</text:p>
          </table:table-cell>
          <table:table-cell table:formula="of:=[.C458]/([.D458]-[.D457])" office:value-type="float" office:value="734143.753707787" calcext:value-type="float">
            <text:p>734143.7537077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700486.36983" calcext:value-type="float">
            <text:p>1442700486.36983</text:p>
          </table:table-cell>
          <table:table-cell office:value-type="float" office:value="8096" calcext:value-type="float">
            <text:p>8096</text:p>
          </table:table-cell>
          <table:table-cell table:formula="of:=[.B459]-[.B$2]" office:value-type="float" office:value="6.2143349647522" calcext:value-type="float">
            <text:p>6.2143349648</text:p>
          </table:table-cell>
          <table:table-cell table:formula="of:=[.C459]/([.D459]-[.D458])" office:value-type="float" office:value="3362087.6419802" calcext:value-type="float">
            <text:p>3362087.641980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700486.4155" calcext:value-type="float">
            <text:p>1442700486.4155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6.26000499725342" calcext:value-type="float">
            <text:p>6.2600049973</text:p>
          </table:table-cell>
          <table:table-cell table:formula="of:=[.C460]/([.D460]-[.D459])" office:value-type="float" office:value="177271.605834386" calcext:value-type="float">
            <text:p>177271.60583438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700486.4179" calcext:value-type="float">
            <text:p>1442700486.4179</text:p>
          </table:table-cell>
          <table:table-cell office:value-type="float" office:value="8096" calcext:value-type="float">
            <text:p>8096</text:p>
          </table:table-cell>
          <table:table-cell table:formula="of:=[.B461]-[.B$2]" office:value-type="float" office:value="6.2624077796936" calcext:value-type="float">
            <text:p>6.2624077797</text:p>
          </table:table-cell>
          <table:table-cell table:formula="of:=[.C461]/([.D461]-[.D460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700486.42036" calcext:value-type="float">
            <text:p>1442700486.42036</text:p>
          </table:table-cell>
          <table:table-cell office:value-type="float" office:value="8096" calcext:value-type="float">
            <text:p>8096</text:p>
          </table:table-cell>
          <table:table-cell table:formula="of:=[.B462]-[.B$2]" office:value-type="float" office:value="6.26486706733704" calcext:value-type="float">
            <text:p>6.2648670673</text:p>
          </table:table-cell>
          <table:table-cell table:formula="of:=[.C462]/([.D462]-[.D461])" office:value-type="float" office:value="3292010.19718856" calcext:value-type="float">
            <text:p>3292010.1971885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700486.43728" calcext:value-type="float">
            <text:p>1442700486.43728</text:p>
          </table:table-cell>
          <table:table-cell office:value-type="float" office:value="8096" calcext:value-type="float">
            <text:p>8096</text:p>
          </table:table-cell>
          <table:table-cell table:formula="of:=[.B463]-[.B$2]" office:value-type="float" office:value="6.2817862033844" calcext:value-type="float">
            <text:p>6.2817862034</text:p>
          </table:table-cell>
          <table:table-cell table:formula="of:=[.C463]/([.D463]-[.D462])" office:value-type="float" office:value="478511.430922721" calcext:value-type="float">
            <text:p>478511.43092272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700486.43969" calcext:value-type="float">
            <text:p>1442700486.43969</text:p>
          </table:table-cell>
          <table:table-cell office:value-type="float" office:value="8096" calcext:value-type="float">
            <text:p>8096</text:p>
          </table:table-cell>
          <table:table-cell table:formula="of:=[.B464]-[.B$2]" office:value-type="float" office:value="6.28419733047485" calcext:value-type="float">
            <text:p>6.2841973305</text:p>
          </table:table-cell>
          <table:table-cell table:formula="of:=[.C464]/([.D464]-[.D463])" office:value-type="float" office:value="3357765.76525264" calcext:value-type="float">
            <text:p>3357765.765252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700486.44209" calcext:value-type="float">
            <text:p>1442700486.44209</text:p>
          </table:table-cell>
          <table:table-cell office:value-type="float" office:value="8096" calcext:value-type="float">
            <text:p>8096</text:p>
          </table:table-cell>
          <table:table-cell table:formula="of:=[.B465]-[.B$2]" office:value-type="float" office:value="6.28659772872925" calcext:value-type="float">
            <text:p>6.2865977287</text:p>
          </table:table-cell>
          <table:table-cell table:formula="of:=[.C465]/([.D465]-[.D464])" office:value-type="float" office:value="3372773.6575288" calcext:value-type="float">
            <text:p>3372773.657528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700486.5943" calcext:value-type="float">
            <text:p>1442700486.5943</text:p>
          </table:table-cell>
          <table:table-cell office:value-type="float" office:value="8096" calcext:value-type="float">
            <text:p>8096</text:p>
          </table:table-cell>
          <table:table-cell table:formula="of:=[.B466]-[.B$2]" office:value-type="float" office:value="6.43880105018616" calcext:value-type="float">
            <text:p>6.4388010502</text:p>
          </table:table-cell>
          <table:table-cell table:formula="of:=[.C466]/([.D466]-[.D465])" office:value-type="float" office:value="53192.006077818" calcext:value-type="float">
            <text:p>53192.0060778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700486.5967" calcext:value-type="float">
            <text:p>1442700486.5967</text:p>
          </table:table-cell>
          <table:table-cell office:value-type="float" office:value="8096" calcext:value-type="float">
            <text:p>8096</text:p>
          </table:table-cell>
          <table:table-cell table:formula="of:=[.B467]-[.B$2]" office:value-type="float" office:value="6.44120955467224" calcext:value-type="float">
            <text:p>6.4412095547</text:p>
          </table:table-cell>
          <table:table-cell table:formula="of:=[.C467]/([.D467]-[.D466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700486.59911" calcext:value-type="float">
            <text:p>1442700486.59911</text:p>
          </table:table-cell>
          <table:table-cell office:value-type="float" office:value="8096" calcext:value-type="float">
            <text:p>8096</text:p>
          </table:table-cell>
          <table:table-cell table:formula="of:=[.B468]-[.B$2]" office:value-type="float" office:value="6.44361448287964" calcext:value-type="float">
            <text:p>6.4436144829</text:p>
          </table:table-cell>
          <table:table-cell table:formula="of:=[.C468]/([.D468]-[.D467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700486.60151" calcext:value-type="float">
            <text:p>1442700486.60151</text:p>
          </table:table-cell>
          <table:table-cell office:value-type="float" office:value="8096" calcext:value-type="float">
            <text:p>8096</text:p>
          </table:table-cell>
          <table:table-cell table:formula="of:=[.B469]-[.B$2]" office:value-type="float" office:value="6.44601964950562" calcext:value-type="float">
            <text:p>6.4460196495</text:p>
          </table:table-cell>
          <table:table-cell table:formula="of:=[.C469]/([.D469]-[.D468])" office:value-type="float" office:value="3366086.95321174" calcext:value-type="float">
            <text:p>3366086.9532117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700486.60392" calcext:value-type="float">
            <text:p>1442700486.60392</text:p>
          </table:table-cell>
          <table:table-cell office:value-type="float" office:value="8096" calcext:value-type="float">
            <text:p>8096</text:p>
          </table:table-cell>
          <table:table-cell table:formula="of:=[.B470]-[.B$2]" office:value-type="float" office:value="6.44842147827148" calcext:value-type="float">
            <text:p>6.4484214783</text:p>
          </table:table-cell>
          <table:table-cell table:formula="of:=[.C470]/([.D470]-[.D469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700486.61553" calcext:value-type="float">
            <text:p>1442700486.61553</text:p>
          </table:table-cell>
          <table:table-cell office:value-type="float" office:value="8096" calcext:value-type="float">
            <text:p>8096</text:p>
          </table:table-cell>
          <table:table-cell table:formula="of:=[.B471]-[.B$2]" office:value-type="float" office:value="6.46003675460815" calcext:value-type="float">
            <text:p>6.4600367546</text:p>
          </table:table-cell>
          <table:table-cell table:formula="of:=[.C471]/([.D471]-[.D470])" office:value-type="float" office:value="697013.120078821" calcext:value-type="float">
            <text:p>697013.12007882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700486.61793" calcext:value-type="float">
            <text:p>1442700486.61793</text:p>
          </table:table-cell>
          <table:table-cell office:value-type="float" office:value="8096" calcext:value-type="float">
            <text:p>8096</text:p>
          </table:table-cell>
          <table:table-cell table:formula="of:=[.B472]-[.B$2]" office:value-type="float" office:value="6.46243953704834" calcext:value-type="float">
            <text:p>6.462439537</text:p>
          </table:table-cell>
          <table:table-cell table:formula="of:=[.C472]/([.D472]-[.D471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700486.62034" calcext:value-type="float">
            <text:p>1442700486.62034</text:p>
          </table:table-cell>
          <table:table-cell office:value-type="float" office:value="8096" calcext:value-type="float">
            <text:p>8096</text:p>
          </table:table-cell>
          <table:table-cell table:formula="of:=[.B473]-[.B$2]" office:value-type="float" office:value="6.46484279632568" calcext:value-type="float">
            <text:p>6.4648427963</text:p>
          </table:table-cell>
          <table:table-cell table:formula="of:=[.C473]/([.D473]-[.D472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700486.63821" calcext:value-type="float">
            <text:p>1442700486.63821</text:p>
          </table:table-cell>
          <table:table-cell office:value-type="float" office:value="8096" calcext:value-type="float">
            <text:p>8096</text:p>
          </table:table-cell>
          <table:table-cell table:formula="of:=[.B474]-[.B$2]" office:value-type="float" office:value="6.48271322250366" calcext:value-type="float">
            <text:p>6.4827132225</text:p>
          </table:table-cell>
          <table:table-cell table:formula="of:=[.C474]/([.D474]-[.D473])" office:value-type="float" office:value="453038.999706487" calcext:value-type="float">
            <text:p>453038.99970648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700486.6406" calcext:value-type="float">
            <text:p>1442700486.6406</text:p>
          </table:table-cell>
          <table:table-cell office:value-type="float" office:value="8096" calcext:value-type="float">
            <text:p>8096</text:p>
          </table:table-cell>
          <table:table-cell table:formula="of:=[.B475]-[.B$2]" office:value-type="float" office:value="6.48510313034058" calcext:value-type="float">
            <text:p>6.4851031303</text:p>
          </table:table-cell>
          <table:table-cell table:formula="of:=[.C475]/([.D475]-[.D474])" office:value-type="float" office:value="3387578.33040702" calcext:value-type="float">
            <text:p>3387578.3304070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700486.64298" calcext:value-type="float">
            <text:p>1442700486.64298</text:p>
          </table:table-cell>
          <table:table-cell office:value-type="float" office:value="8096" calcext:value-type="float">
            <text:p>8096</text:p>
          </table:table-cell>
          <table:table-cell table:formula="of:=[.B476]-[.B$2]" office:value-type="float" office:value="6.4874894618988" calcext:value-type="float">
            <text:p>6.4874894619</text:p>
          </table:table-cell>
          <table:table-cell table:formula="of:=[.C476]/([.D476]-[.D475])" office:value-type="float" office:value="3392655.12878409" calcext:value-type="float">
            <text:p>3392655.1287840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700486.64539" calcext:value-type="float">
            <text:p>1442700486.64539</text:p>
          </table:table-cell>
          <table:table-cell office:value-type="float" office:value="8096" calcext:value-type="float">
            <text:p>8096</text:p>
          </table:table-cell>
          <table:table-cell table:formula="of:=[.B477]-[.B$2]" office:value-type="float" office:value="6.4898943901062" calcext:value-type="float">
            <text:p>6.4898943901</text:p>
          </table:table-cell>
          <table:table-cell table:formula="of:=[.C477]/([.D477]-[.D476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700486.66934" calcext:value-type="float">
            <text:p>1442700486.66934</text:p>
          </table:table-cell>
          <table:table-cell office:value-type="float" office:value="8096" calcext:value-type="float">
            <text:p>8096</text:p>
          </table:table-cell>
          <table:table-cell table:formula="of:=[.B478]-[.B$2]" office:value-type="float" office:value="6.513840675354" calcext:value-type="float">
            <text:p>6.5138406754</text:p>
          </table:table-cell>
          <table:table-cell table:formula="of:=[.C478]/([.D478]-[.D477])" office:value-type="float" office:value="338090.017563074" calcext:value-type="float">
            <text:p>338090.01756307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700486.67174" calcext:value-type="float">
            <text:p>1442700486.67174</text:p>
          </table:table-cell>
          <table:table-cell office:value-type="float" office:value="8096" calcext:value-type="float">
            <text:p>8096</text:p>
          </table:table-cell>
          <table:table-cell table:formula="of:=[.B479]-[.B$2]" office:value-type="float" office:value="6.51624727249146" calcext:value-type="float">
            <text:p>6.5162472725</text:p>
          </table:table-cell>
          <table:table-cell table:formula="of:=[.C479]/([.D479]-[.D478])" office:value-type="float" office:value="3364086.10897563" calcext:value-type="float">
            <text:p>3364086.1089756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700486.67414" calcext:value-type="float">
            <text:p>1442700486.67414</text:p>
          </table:table-cell>
          <table:table-cell office:value-type="float" office:value="8096" calcext:value-type="float">
            <text:p>8096</text:p>
          </table:table-cell>
          <table:table-cell table:formula="of:=[.B480]-[.B$2]" office:value-type="float" office:value="6.51864862442017" calcext:value-type="float">
            <text:p>6.5186486244</text:p>
          </table:table-cell>
          <table:table-cell table:formula="of:=[.C480]/([.D480]-[.D479])" office:value-type="float" office:value="3371434.19221604" calcext:value-type="float">
            <text:p>3371434.1922160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700486.71606" calcext:value-type="float">
            <text:p>1442700486.71606</text:p>
          </table:table-cell>
          <table:table-cell office:value-type="float" office:value="8096" calcext:value-type="float">
            <text:p>8096</text:p>
          </table:table-cell>
          <table:table-cell table:formula="of:=[.B481]-[.B$2]" office:value-type="float" office:value="6.56056785583496" calcext:value-type="float">
            <text:p>6.5605678558</text:p>
          </table:table-cell>
          <table:table-cell table:formula="of:=[.C481]/([.D481]-[.D480])" office:value-type="float" office:value="193133.312008736" calcext:value-type="float">
            <text:p>193133.31200873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700486.71845" calcext:value-type="float">
            <text:p>1442700486.71845</text:p>
          </table:table-cell>
          <table:table-cell office:value-type="float" office:value="8096" calcext:value-type="float">
            <text:p>8096</text:p>
          </table:table-cell>
          <table:table-cell table:formula="of:=[.B482]-[.B$2]" office:value-type="float" office:value="6.56295418739319" calcext:value-type="float">
            <text:p>6.5629541874</text:p>
          </table:table-cell>
          <table:table-cell table:formula="of:=[.C482]/([.D482]-[.D481])" office:value-type="float" office:value="3392655.12878409" calcext:value-type="float">
            <text:p>3392655.1287840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700486.72086" calcext:value-type="float">
            <text:p>1442700486.72086</text:p>
          </table:table-cell>
          <table:table-cell office:value-type="float" office:value="8096" calcext:value-type="float">
            <text:p>8096</text:p>
          </table:table-cell>
          <table:table-cell table:formula="of:=[.B483]-[.B$2]" office:value-type="float" office:value="6.56536245346069" calcext:value-type="float">
            <text:p>6.5653624535</text:p>
          </table:table-cell>
          <table:table-cell table:formula="of:=[.C483]/([.D483]-[.D482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700486.72323" calcext:value-type="float">
            <text:p>1442700486.72323</text:p>
          </table:table-cell>
          <table:table-cell office:value-type="float" office:value="8096" calcext:value-type="float">
            <text:p>8096</text:p>
          </table:table-cell>
          <table:table-cell table:formula="of:=[.B484]-[.B$2]" office:value-type="float" office:value="6.56773257255554" calcext:value-type="float">
            <text:p>6.5677325726</text:p>
          </table:table-cell>
          <table:table-cell table:formula="of:=[.C484]/([.D484]-[.D483])" office:value-type="float" office:value="3415862.10481843" calcext:value-type="float">
            <text:p>3415862.104818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700486.72565" calcext:value-type="float">
            <text:p>1442700486.72565</text:p>
          </table:table-cell>
          <table:table-cell office:value-type="float" office:value="8096" calcext:value-type="float">
            <text:p>8096</text:p>
          </table:table-cell>
          <table:table-cell table:formula="of:=[.B485]-[.B$2]" office:value-type="float" office:value="6.57015657424927" calcext:value-type="float">
            <text:p>6.5701565742</text:p>
          </table:table-cell>
          <table:table-cell table:formula="of:=[.C485]/([.D485]-[.D484])" office:value-type="float" office:value="3339931.65968329" calcext:value-type="float">
            <text:p>3339931.6596832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700486.72807" calcext:value-type="float">
            <text:p>1442700486.72807</text:p>
          </table:table-cell>
          <table:table-cell office:value-type="float" office:value="8096" calcext:value-type="float">
            <text:p>8096</text:p>
          </table:table-cell>
          <table:table-cell table:formula="of:=[.B486]-[.B$2]" office:value-type="float" office:value="6.57257890701294" calcext:value-type="float">
            <text:p>6.572578907</text:p>
          </table:table-cell>
          <table:table-cell table:formula="of:=[.C486]/([.D486]-[.D485])" office:value-type="float" office:value="3342232.79370079" calcext:value-type="float">
            <text:p>3342232.7937007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700486.76989" calcext:value-type="float">
            <text:p>1442700486.76989</text:p>
          </table:table-cell>
          <table:table-cell office:value-type="float" office:value="8096" calcext:value-type="float">
            <text:p>8096</text:p>
          </table:table-cell>
          <table:table-cell table:formula="of:=[.B487]-[.B$2]" office:value-type="float" office:value="6.61439442634583" calcext:value-type="float">
            <text:p>6.6143944263</text:p>
          </table:table-cell>
          <table:table-cell table:formula="of:=[.C487]/([.D487]-[.D486])" office:value-type="float" office:value="193612.326934151" calcext:value-type="float">
            <text:p>193612.32693415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700486.7723" calcext:value-type="float">
            <text:p>1442700486.7723</text:p>
          </table:table-cell>
          <table:table-cell office:value-type="float" office:value="8096" calcext:value-type="float">
            <text:p>8096</text:p>
          </table:table-cell>
          <table:table-cell table:formula="of:=[.B488]-[.B$2]" office:value-type="float" office:value="6.61680340766907" calcext:value-type="float">
            <text:p>6.6168034077</text:p>
          </table:table-cell>
          <table:table-cell table:formula="of:=[.C488]/([.D488]-[.D487])" office:value-type="float" office:value="3360756.64924782" calcext:value-type="float">
            <text:p>3360756.6492478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700486.77471" calcext:value-type="float">
            <text:p>1442700486.77471</text:p>
          </table:table-cell>
          <table:table-cell office:value-type="float" office:value="8096" calcext:value-type="float">
            <text:p>8096</text:p>
          </table:table-cell>
          <table:table-cell table:formula="of:=[.B489]-[.B$2]" office:value-type="float" office:value="6.61921191215515" calcext:value-type="float">
            <text:p>6.6192119122</text:p>
          </table:table-cell>
          <table:table-cell table:formula="of:=[.C489]/([.D489]-[.D488])" office:value-type="float" office:value="3361422.01385864" calcext:value-type="float">
            <text:p>3361422.0138586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700486.79035" calcext:value-type="float">
            <text:p>1442700486.79035</text:p>
          </table:table-cell>
          <table:table-cell office:value-type="float" office:value="8096" calcext:value-type="float">
            <text:p>8096</text:p>
          </table:table-cell>
          <table:table-cell table:formula="of:=[.B490]-[.B$2]" office:value-type="float" office:value="6.63485836982727" calcext:value-type="float">
            <text:p>6.6348583698</text:p>
          </table:table-cell>
          <table:table-cell table:formula="of:=[.C490]/([.D490]-[.D489])" office:value-type="float" office:value="517433.413342273" calcext:value-type="float">
            <text:p>517433.41334227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700486.79276" calcext:value-type="float">
            <text:p>1442700486.79276</text:p>
          </table:table-cell>
          <table:table-cell office:value-type="float" office:value="8096" calcext:value-type="float">
            <text:p>8096</text:p>
          </table:table-cell>
          <table:table-cell table:formula="of:=[.B491]-[.B$2]" office:value-type="float" office:value="6.63726115226746" calcext:value-type="float">
            <text:p>6.6372611523</text:p>
          </table:table-cell>
          <table:table-cell table:formula="of:=[.C491]/([.D491]-[.D490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700486.79512" calcext:value-type="float">
            <text:p>1442700486.79512</text:p>
          </table:table-cell>
          <table:table-cell office:value-type="float" office:value="8096" calcext:value-type="float">
            <text:p>8096</text:p>
          </table:table-cell>
          <table:table-cell table:formula="of:=[.B492]-[.B$2]" office:value-type="float" office:value="6.63962173461914" calcext:value-type="float">
            <text:p>6.6396217346</text:p>
          </table:table-cell>
          <table:table-cell table:formula="of:=[.C492]/([.D492]-[.D491])" office:value-type="float" office:value="3429662.17392183" calcext:value-type="float">
            <text:p>3429662.1739218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700486.79752" calcext:value-type="float">
            <text:p>1442700486.79752</text:p>
          </table:table-cell>
          <table:table-cell office:value-type="float" office:value="8096" calcext:value-type="float">
            <text:p>8096</text:p>
          </table:table-cell>
          <table:table-cell table:formula="of:=[.B493]-[.B$2]" office:value-type="float" office:value="6.64202356338501" calcext:value-type="float">
            <text:p>6.6420235634</text:p>
          </table:table-cell>
          <table:table-cell table:formula="of:=[.C493]/([.D493]-[.D492])" office:value-type="float" office:value="3370764.85844749" calcext:value-type="float">
            <text:p>3370764.858447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700487.01768" calcext:value-type="float">
            <text:p>1442700487.01768</text:p>
          </table:table-cell>
          <table:table-cell office:value-type="float" office:value="8096" calcext:value-type="float">
            <text:p>8096</text:p>
          </table:table-cell>
          <table:table-cell table:formula="of:=[.B494]-[.B$2]" office:value-type="float" office:value="6.86218333244324" calcext:value-type="float">
            <text:p>6.8621833324</text:p>
          </table:table-cell>
          <table:table-cell table:formula="of:=[.C494]/([.D494]-[.D493])" office:value-type="float" office:value="36773.2943881258" calcext:value-type="float">
            <text:p>36773.294388125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700490.00358" calcext:value-type="float">
            <text:p>1442700490.00358</text:p>
          </table:table-cell>
          <table:table-cell office:value-type="float" office:value="8096" calcext:value-type="float">
            <text:p>8096</text:p>
          </table:table-cell>
          <table:table-cell table:formula="of:=[.B495]-[.B$2]" office:value-type="float" office:value="9.84808611869812" calcext:value-type="float">
            <text:p>9.8480861187</text:p>
          </table:table-cell>
          <table:table-cell table:formula="of:=[.C495]/([.D495]-[.D494])" office:value-type="float" office:value="2711.4077649375" calcext:value-type="float">
            <text:p>2711.407764937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700490.00712" calcext:value-type="float">
            <text:p>1442700490.00712</text:p>
          </table:table-cell>
          <table:table-cell office:value-type="float" office:value="8096" calcext:value-type="float">
            <text:p>8096</text:p>
          </table:table-cell>
          <table:table-cell table:formula="of:=[.B496]-[.B$2]" office:value-type="float" office:value="9.8516275882721" calcext:value-type="float">
            <text:p>9.8516275883</text:p>
          </table:table-cell>
          <table:table-cell table:formula="of:=[.C496]/([.D496]-[.D495])" office:value-type="float" office:value="2286056.6301333" calcext:value-type="float">
            <text:p>2286056.630133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700490.01074" calcext:value-type="float">
            <text:p>1442700490.01074</text:p>
          </table:table-cell>
          <table:table-cell office:value-type="float" office:value="8096" calcext:value-type="float">
            <text:p>8096</text:p>
          </table:table-cell>
          <table:table-cell table:formula="of:=[.B497]-[.B$2]" office:value-type="float" office:value="9.85524320602417" calcext:value-type="float">
            <text:p>9.855243206</text:p>
          </table:table-cell>
          <table:table-cell table:formula="of:=[.C497]/([.D497]-[.D496])" office:value-type="float" office:value="2239174.75661062" calcext:value-type="float">
            <text:p>2239174.7566106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700490.0143" calcext:value-type="float">
            <text:p>1442700490.0143</text:p>
          </table:table-cell>
          <table:table-cell office:value-type="float" office:value="8096" calcext:value-type="float">
            <text:p>8096</text:p>
          </table:table-cell>
          <table:table-cell table:formula="of:=[.B498]-[.B$2]" office:value-type="float" office:value="9.85880494117737" calcext:value-type="float">
            <text:p>9.8588049412</text:p>
          </table:table-cell>
          <table:table-cell table:formula="of:=[.C498]/([.D498]-[.D497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700490.01788" calcext:value-type="float">
            <text:p>1442700490.01788</text:p>
          </table:table-cell>
          <table:table-cell office:value-type="float" office:value="8096" calcext:value-type="float">
            <text:p>8096</text:p>
          </table:table-cell>
          <table:table-cell table:formula="of:=[.B499]-[.B$2]" office:value-type="float" office:value="9.86238837242126" calcext:value-type="float">
            <text:p>9.8623883724</text:p>
          </table:table-cell>
          <table:table-cell table:formula="of:=[.C499]/([.D499]-[.D498])" office:value-type="float" office:value="2259287.10472389" calcext:value-type="float">
            <text:p>2259287.1047238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700490.02145" calcext:value-type="float">
            <text:p>1442700490.02145</text:p>
          </table:table-cell>
          <table:table-cell office:value-type="float" office:value="8096" calcext:value-type="float">
            <text:p>8096</text:p>
          </table:table-cell>
          <table:table-cell table:formula="of:=[.B500]-[.B$2]" office:value-type="float" office:value="9.86595344543457" calcext:value-type="float">
            <text:p>9.8659534454</text:p>
          </table:table-cell>
          <table:table-cell table:formula="of:=[.C500]/([.D500]-[.D499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700490.02509" calcext:value-type="float">
            <text:p>1442700490.02509</text:p>
          </table:table-cell>
          <table:table-cell office:value-type="float" office:value="8096" calcext:value-type="float">
            <text:p>8096</text:p>
          </table:table-cell>
          <table:table-cell table:formula="of:=[.B501]-[.B$2]" office:value-type="float" office:value="9.86959004402161" calcext:value-type="float">
            <text:p>9.869590044</text:p>
          </table:table-cell>
          <table:table-cell table:formula="of:=[.C501]/([.D501]-[.D500])" office:value-type="float" office:value="2226256.15839507" calcext:value-type="float">
            <text:p>2226256.1583950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700490.02865" calcext:value-type="float">
            <text:p>1442700490.02865</text:p>
          </table:table-cell>
          <table:table-cell office:value-type="float" office:value="8096" calcext:value-type="float">
            <text:p>8096</text:p>
          </table:table-cell>
          <table:table-cell table:formula="of:=[.B502]-[.B$2]" office:value-type="float" office:value="9.87315511703491" calcext:value-type="float">
            <text:p>9.873155117</text:p>
          </table:table-cell>
          <table:table-cell table:formula="of:=[.C502]/([.D502]-[.D501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700490.03222" calcext:value-type="float">
            <text:p>1442700490.03222</text:p>
          </table:table-cell>
          <table:table-cell office:value-type="float" office:value="8096" calcext:value-type="float">
            <text:p>8096</text:p>
          </table:table-cell>
          <table:table-cell table:formula="of:=[.B503]-[.B$2]" office:value-type="float" office:value="9.87672138214111" calcext:value-type="float">
            <text:p>9.8767213821</text:p>
          </table:table-cell>
          <table:table-cell table:formula="of:=[.C503]/([.D503]-[.D502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700490.03578" calcext:value-type="float">
            <text:p>1442700490.03578</text:p>
          </table:table-cell>
          <table:table-cell office:value-type="float" office:value="8096" calcext:value-type="float">
            <text:p>8096</text:p>
          </table:table-cell>
          <table:table-cell table:formula="of:=[.B504]-[.B$2]" office:value-type="float" office:value="9.8802809715271" calcext:value-type="float">
            <text:p>9.8802809715</text:p>
          </table:table-cell>
          <table:table-cell table:formula="of:=[.C504]/([.D504]-[.D503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700490.03931" calcext:value-type="float">
            <text:p>1442700490.03931</text:p>
          </table:table-cell>
          <table:table-cell office:value-type="float" office:value="8096" calcext:value-type="float">
            <text:p>8096</text:p>
          </table:table-cell>
          <table:table-cell table:formula="of:=[.B505]-[.B$2]" office:value-type="float" office:value="9.88381195068359" calcext:value-type="float">
            <text:p>9.8838119507</text:p>
          </table:table-cell>
          <table:table-cell table:formula="of:=[.C505]/([.D505]-[.D504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700490.04287" calcext:value-type="float">
            <text:p>1442700490.04287</text:p>
          </table:table-cell>
          <table:table-cell office:value-type="float" office:value="8096" calcext:value-type="float">
            <text:p>8096</text:p>
          </table:table-cell>
          <table:table-cell table:formula="of:=[.B506]-[.B$2]" office:value-type="float" office:value="9.88737630844116" calcext:value-type="float">
            <text:p>9.8873763084</text:p>
          </table:table-cell>
          <table:table-cell table:formula="of:=[.C506]/([.D506]-[.D505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700490.04647" calcext:value-type="float">
            <text:p>1442700490.04647</text:p>
          </table:table-cell>
          <table:table-cell office:value-type="float" office:value="8096" calcext:value-type="float">
            <text:p>8096</text:p>
          </table:table-cell>
          <table:table-cell table:formula="of:=[.B507]-[.B$2]" office:value-type="float" office:value="9.89097785949707" calcext:value-type="float">
            <text:p>9.8909778595</text:p>
          </table:table-cell>
          <table:table-cell table:formula="of:=[.C507]/([.D507]-[.D506])" office:value-type="float" office:value="2247920.37495035" calcext:value-type="float">
            <text:p>2247920.3749503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700490.05007" calcext:value-type="float">
            <text:p>1442700490.05007</text:p>
          </table:table-cell>
          <table:table-cell office:value-type="float" office:value="8096" calcext:value-type="float">
            <text:p>8096</text:p>
          </table:table-cell>
          <table:table-cell table:formula="of:=[.B508]-[.B$2]" office:value-type="float" office:value="9.89457535743713" calcext:value-type="float">
            <text:p>9.8945753574</text:p>
          </table:table-cell>
          <table:table-cell table:formula="of:=[.C508]/([.D508]-[.D507])" office:value-type="float" office:value="2250452.99118563" calcext:value-type="float">
            <text:p>2250452.9911856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700490.05364" calcext:value-type="float">
            <text:p>1442700490.05364</text:p>
          </table:table-cell>
          <table:table-cell office:value-type="float" office:value="8096" calcext:value-type="float">
            <text:p>8096</text:p>
          </table:table-cell>
          <table:table-cell table:formula="of:=[.B509]-[.B$2]" office:value-type="float" office:value="9.89814305305481" calcext:value-type="float">
            <text:p>9.8981430531</text:p>
          </table:table-cell>
          <table:table-cell table:formula="of:=[.C509]/([.D509]-[.D508])" office:value-type="float" office:value="2269251.88345362" calcext:value-type="float">
            <text:p>2269251.8834536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700490.0572" calcext:value-type="float">
            <text:p>1442700490.0572</text:p>
          </table:table-cell>
          <table:table-cell office:value-type="float" office:value="8096" calcext:value-type="float">
            <text:p>8096</text:p>
          </table:table-cell>
          <table:table-cell table:formula="of:=[.B510]-[.B$2]" office:value-type="float" office:value="9.90170407295227" calcext:value-type="float">
            <text:p>9.901704073</text:p>
          </table:table-cell>
          <table:table-cell table:formula="of:=[.C510]/([.D510]-[.D509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700490.06076" calcext:value-type="float">
            <text:p>1442700490.06076</text:p>
          </table:table-cell>
          <table:table-cell office:value-type="float" office:value="8096" calcext:value-type="float">
            <text:p>8096</text:p>
          </table:table-cell>
          <table:table-cell table:formula="of:=[.B511]-[.B$2]" office:value-type="float" office:value="9.90526056289673" calcext:value-type="float">
            <text:p>9.9052605629</text:p>
          </table:table-cell>
          <table:table-cell table:formula="of:=[.C511]/([.D511]-[.D510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700490.06436" calcext:value-type="float">
            <text:p>1442700490.06436</text:p>
          </table:table-cell>
          <table:table-cell office:value-type="float" office:value="8096" calcext:value-type="float">
            <text:p>8096</text:p>
          </table:table-cell>
          <table:table-cell table:formula="of:=[.B512]-[.B$2]" office:value-type="float" office:value="9.90886211395264" calcext:value-type="float">
            <text:p>9.908862114</text:p>
          </table:table-cell>
          <table:table-cell table:formula="of:=[.C512]/([.D512]-[.D511])" office:value-type="float" office:value="2247920.37495035" calcext:value-type="float">
            <text:p>2247920.3749503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700490.06792" calcext:value-type="float">
            <text:p>1442700490.06792</text:p>
          </table:table-cell>
          <table:table-cell office:value-type="float" office:value="8096" calcext:value-type="float">
            <text:p>8096</text:p>
          </table:table-cell>
          <table:table-cell table:formula="of:=[.B513]-[.B$2]" office:value-type="float" office:value="9.912428855896" calcext:value-type="float">
            <text:p>9.9124288559</text:p>
          </table:table-cell>
          <table:table-cell table:formula="of:=[.C513]/([.D513]-[.D512])" office:value-type="float" office:value="2269858.63529412" calcext:value-type="float">
            <text:p>2269858.6352941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700490.0715" calcext:value-type="float">
            <text:p>1442700490.0715</text:p>
          </table:table-cell>
          <table:table-cell office:value-type="float" office:value="8096" calcext:value-type="float">
            <text:p>8096</text:p>
          </table:table-cell>
          <table:table-cell table:formula="of:=[.B514]-[.B$2]" office:value-type="float" office:value="9.91600584983826" calcext:value-type="float">
            <text:p>9.9160058498</text:p>
          </table:table-cell>
          <table:table-cell table:formula="of:=[.C514]/([.D514]-[.D513])" office:value-type="float" office:value="2263353.00833167" calcext:value-type="float">
            <text:p>2263353.0083316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700490.07508" calcext:value-type="float">
            <text:p>1442700490.07508</text:p>
          </table:table-cell>
          <table:table-cell office:value-type="float" office:value="8096" calcext:value-type="float">
            <text:p>8096</text:p>
          </table:table-cell>
          <table:table-cell table:formula="of:=[.B515]-[.B$2]" office:value-type="float" office:value="9.9195864200592" calcext:value-type="float">
            <text:p>9.9195864201</text:p>
          </table:table-cell>
          <table:table-cell table:formula="of:=[.C515]/([.D515]-[.D514])" office:value-type="float" office:value="2261092.36809162" calcext:value-type="float">
            <text:p>2261092.3680916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700490.07863" calcext:value-type="float">
            <text:p>1442700490.07863</text:p>
          </table:table-cell>
          <table:table-cell office:value-type="float" office:value="8096" calcext:value-type="float">
            <text:p>8096</text:p>
          </table:table-cell>
          <table:table-cell table:formula="of:=[.B516]-[.B$2]" office:value-type="float" office:value="9.92313885688782" calcext:value-type="float">
            <text:p>9.9231388569</text:p>
          </table:table-cell>
          <table:table-cell table:formula="of:=[.C516]/([.D516]-[.D515])" office:value-type="float" office:value="2278999.00563758" calcext:value-type="float">
            <text:p>2278999.0056375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700490.0822" calcext:value-type="float">
            <text:p>1442700490.0822</text:p>
          </table:table-cell>
          <table:table-cell office:value-type="float" office:value="8096" calcext:value-type="float">
            <text:p>8096</text:p>
          </table:table-cell>
          <table:table-cell table:formula="of:=[.B517]-[.B$2]" office:value-type="float" office:value="9.92670512199402" calcext:value-type="float">
            <text:p>9.926705122</text:p>
          </table:table-cell>
          <table:table-cell table:formula="of:=[.C517]/([.D517]-[.D516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700490.08577" calcext:value-type="float">
            <text:p>1442700490.08577</text:p>
          </table:table-cell>
          <table:table-cell office:value-type="float" office:value="8096" calcext:value-type="float">
            <text:p>8096</text:p>
          </table:table-cell>
          <table:table-cell table:formula="of:=[.B518]-[.B$2]" office:value-type="float" office:value="9.93027186393738" calcext:value-type="float">
            <text:p>9.9302718639</text:p>
          </table:table-cell>
          <table:table-cell table:formula="of:=[.C518]/([.D518]-[.D517])" office:value-type="float" office:value="2269858.63529412" calcext:value-type="float">
            <text:p>2269858.6352941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700490.08932" calcext:value-type="float">
            <text:p>1442700490.08932</text:p>
          </table:table-cell>
          <table:table-cell office:value-type="float" office:value="8096" calcext:value-type="float">
            <text:p>8096</text:p>
          </table:table-cell>
          <table:table-cell table:formula="of:=[.B519]-[.B$2]" office:value-type="float" office:value="9.93382525444031" calcext:value-type="float">
            <text:p>9.9338252544</text:p>
          </table:table-cell>
          <table:table-cell table:formula="of:=[.C519]/([.D519]-[.D518])" office:value-type="float" office:value="2278387.35802469" calcext:value-type="float">
            <text:p>2278387.3580246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700490.09282" calcext:value-type="float">
            <text:p>1442700490.09282</text:p>
          </table:table-cell>
          <table:table-cell office:value-type="float" office:value="8096" calcext:value-type="float">
            <text:p>8096</text:p>
          </table:table-cell>
          <table:table-cell table:formula="of:=[.B520]-[.B$2]" office:value-type="float" office:value="9.9373209476471" calcext:value-type="float">
            <text:p>9.9373209476</text:p>
          </table:table-cell>
          <table:table-cell table:formula="of:=[.C520]/([.D520]-[.D519])" office:value-type="float" office:value="2315992.71477288" calcext:value-type="float">
            <text:p>2315992.7147728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700490.0964" calcext:value-type="float">
            <text:p>1442700490.0964</text:p>
          </table:table-cell>
          <table:table-cell office:value-type="float" office:value="8096" calcext:value-type="float">
            <text:p>8096</text:p>
          </table:table-cell>
          <table:table-cell table:formula="of:=[.B521]-[.B$2]" office:value-type="float" office:value="9.94090032577515" calcext:value-type="float">
            <text:p>9.9409003258</text:p>
          </table:table-cell>
          <table:table-cell table:formula="of:=[.C521]/([.D521]-[.D520])" office:value-type="float" office:value="2261845.41290881" calcext:value-type="float">
            <text:p>2261845.4129088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700490.09996" calcext:value-type="float">
            <text:p>1442700490.09996</text:p>
          </table:table-cell>
          <table:table-cell office:value-type="float" office:value="8096" calcext:value-type="float">
            <text:p>8096</text:p>
          </table:table-cell>
          <table:table-cell table:formula="of:=[.B522]-[.B$2]" office:value-type="float" office:value="9.94446873664856" calcext:value-type="float">
            <text:p>9.9444687366</text:p>
          </table:table-cell>
          <table:table-cell table:formula="of:=[.C522]/([.D522]-[.D521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700490.10358" calcext:value-type="float">
            <text:p>1442700490.10358</text:p>
          </table:table-cell>
          <table:table-cell office:value-type="float" office:value="8096" calcext:value-type="float">
            <text:p>8096</text:p>
          </table:table-cell>
          <table:table-cell table:formula="of:=[.B523]-[.B$2]" office:value-type="float" office:value="9.94808912277222" calcext:value-type="float">
            <text:p>9.9480891228</text:p>
          </table:table-cell>
          <table:table-cell table:formula="of:=[.C523]/([.D523]-[.D522])" office:value-type="float" office:value="2236225.56364834" calcext:value-type="float">
            <text:p>2236225.5636483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700490.10715" calcext:value-type="float">
            <text:p>1442700490.10715</text:p>
          </table:table-cell>
          <table:table-cell office:value-type="float" office:value="8096" calcext:value-type="float">
            <text:p>8096</text:p>
          </table:table-cell>
          <table:table-cell table:formula="of:=[.B524]-[.B$2]" office:value-type="float" office:value="9.95165252685547" calcext:value-type="float">
            <text:p>9.9516525269</text:p>
          </table:table-cell>
          <table:table-cell table:formula="of:=[.C524]/([.D524]-[.D523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700490.11073" calcext:value-type="float">
            <text:p>1442700490.11073</text:p>
          </table:table-cell>
          <table:table-cell office:value-type="float" office:value="8096" calcext:value-type="float">
            <text:p>8096</text:p>
          </table:table-cell>
          <table:table-cell table:formula="of:=[.B525]-[.B$2]" office:value-type="float" office:value="9.95523047447205" calcext:value-type="float">
            <text:p>9.9552304745</text:p>
          </table:table-cell>
          <table:table-cell table:formula="of:=[.C525]/([.D525]-[.D524])" office:value-type="float" office:value="2262749.72905977" calcext:value-type="float">
            <text:p>2262749.7290597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700490.11429" calcext:value-type="float">
            <text:p>1442700490.11429</text:p>
          </table:table-cell>
          <table:table-cell office:value-type="float" office:value="8096" calcext:value-type="float">
            <text:p>8096</text:p>
          </table:table-cell>
          <table:table-cell table:formula="of:=[.B526]-[.B$2]" office:value-type="float" office:value="9.95879602432251" calcext:value-type="float">
            <text:p>9.9587960243</text:p>
          </table:table-cell>
          <table:table-cell table:formula="of:=[.C526]/([.D526]-[.D525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700490.11786" calcext:value-type="float">
            <text:p>1442700490.11786</text:p>
          </table:table-cell>
          <table:table-cell office:value-type="float" office:value="8096" calcext:value-type="float">
            <text:p>8096</text:p>
          </table:table-cell>
          <table:table-cell table:formula="of:=[.B527]-[.B$2]" office:value-type="float" office:value="9.96236038208008" calcext:value-type="float">
            <text:p>9.9623603821</text:p>
          </table:table-cell>
          <table:table-cell table:formula="of:=[.C527]/([.D527]-[.D526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700490.1214" calcext:value-type="float">
            <text:p>1442700490.1214</text:p>
          </table:table-cell>
          <table:table-cell office:value-type="float" office:value="8096" calcext:value-type="float">
            <text:p>8096</text:p>
          </table:table-cell>
          <table:table-cell table:formula="of:=[.B528]-[.B$2]" office:value-type="float" office:value="9.96590042114258" calcext:value-type="float">
            <text:p>9.9659004211</text:p>
          </table:table-cell>
          <table:table-cell table:formula="of:=[.C528]/([.D528]-[.D527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700490.12496" calcext:value-type="float">
            <text:p>1442700490.12496</text:p>
          </table:table-cell>
          <table:table-cell office:value-type="float" office:value="8096" calcext:value-type="float">
            <text:p>8096</text:p>
          </table:table-cell>
          <table:table-cell table:formula="of:=[.B529]-[.B$2]" office:value-type="float" office:value="9.96946525573731" calcext:value-type="float">
            <text:p>9.9694652557</text:p>
          </table:table-cell>
          <table:table-cell table:formula="of:=[.C529]/([.D529]-[.D528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700490.12851" calcext:value-type="float">
            <text:p>1442700490.12851</text:p>
          </table:table-cell>
          <table:table-cell office:value-type="float" office:value="8096" calcext:value-type="float">
            <text:p>8096</text:p>
          </table:table-cell>
          <table:table-cell table:formula="of:=[.B530]-[.B$2]" office:value-type="float" office:value="9.97301816940308" calcext:value-type="float">
            <text:p>9.9730181694</text:p>
          </table:table-cell>
          <table:table-cell table:formula="of:=[.C530]/([.D530]-[.D529])" office:value-type="float" office:value="2278693.14078647" calcext:value-type="float">
            <text:p>2278693.1407864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700490.13208" calcext:value-type="float">
            <text:p>1442700490.13208</text:p>
          </table:table-cell>
          <table:table-cell office:value-type="float" office:value="8096" calcext:value-type="float">
            <text:p>8096</text:p>
          </table:table-cell>
          <table:table-cell table:formula="of:=[.B531]-[.B$2]" office:value-type="float" office:value="9.97658038139343" calcext:value-type="float">
            <text:p>9.9765803814</text:p>
          </table:table-cell>
          <table:table-cell table:formula="of:=[.C531]/([.D531]-[.D530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700490.13564" calcext:value-type="float">
            <text:p>1442700490.13564</text:p>
          </table:table-cell>
          <table:table-cell office:value-type="float" office:value="8096" calcext:value-type="float">
            <text:p>8096</text:p>
          </table:table-cell>
          <table:table-cell table:formula="of:=[.B532]-[.B$2]" office:value-type="float" office:value="9.98014163970947" calcext:value-type="float">
            <text:p>9.9801416397</text:p>
          </table:table-cell>
          <table:table-cell table:formula="of:=[.C532]/([.D532]-[.D531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700490.13933" calcext:value-type="float">
            <text:p>1442700490.13933</text:p>
          </table:table-cell>
          <table:table-cell office:value-type="float" office:value="8096" calcext:value-type="float">
            <text:p>8096</text:p>
          </table:table-cell>
          <table:table-cell table:formula="of:=[.B533]-[.B$2]" office:value-type="float" office:value="9.98383760452271" calcext:value-type="float">
            <text:p>9.9838376045</text:p>
          </table:table-cell>
          <table:table-cell table:formula="of:=[.C533]/([.D533]-[.D532])" office:value-type="float" office:value="2190497.04451039" calcext:value-type="float">
            <text:p>2190497.0445103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700490.14295" calcext:value-type="float">
            <text:p>1442700490.14295</text:p>
          </table:table-cell>
          <table:table-cell office:value-type="float" office:value="8096" calcext:value-type="float">
            <text:p>8096</text:p>
          </table:table-cell>
          <table:table-cell table:formula="of:=[.B534]-[.B$2]" office:value-type="float" office:value="9.9874541759491" calcext:value-type="float">
            <text:p>9.9874541759</text:p>
          </table:table-cell>
          <table:table-cell table:formula="of:=[.C534]/([.D534]-[.D533])" office:value-type="float" office:value="2238584.29586657" calcext:value-type="float">
            <text:p>2238584.2958665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700490.14651" calcext:value-type="float">
            <text:p>1442700490.14651</text:p>
          </table:table-cell>
          <table:table-cell office:value-type="float" office:value="8096" calcext:value-type="float">
            <text:p>8096</text:p>
          </table:table-cell>
          <table:table-cell table:formula="of:=[.B535]-[.B$2]" office:value-type="float" office:value="9.9910192489624" calcext:value-type="float">
            <text:p>9.991019249</text:p>
          </table:table-cell>
          <table:table-cell table:formula="of:=[.C535]/([.D535]-[.D534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700490.15009" calcext:value-type="float">
            <text:p>1442700490.15009</text:p>
          </table:table-cell>
          <table:table-cell office:value-type="float" office:value="8096" calcext:value-type="float">
            <text:p>8096</text:p>
          </table:table-cell>
          <table:table-cell table:formula="of:=[.B536]-[.B$2]" office:value-type="float" office:value="9.99459171295166" calcext:value-type="float">
            <text:p>9.994591713</text:p>
          </table:table-cell>
          <table:table-cell table:formula="of:=[.C536]/([.D536]-[.D535])" office:value-type="float" office:value="2266222.98344901" calcext:value-type="float">
            <text:p>2266222.9834490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700490.15365" calcext:value-type="float">
            <text:p>1442700490.15365</text:p>
          </table:table-cell>
          <table:table-cell office:value-type="float" office:value="8096" calcext:value-type="float">
            <text:p>8096</text:p>
          </table:table-cell>
          <table:table-cell table:formula="of:=[.B537]-[.B$2]" office:value-type="float" office:value="9.99815821647644" calcext:value-type="float">
            <text:p>9.9981582165</text:p>
          </table:table-cell>
          <table:table-cell table:formula="of:=[.C537]/([.D537]-[.D536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700490.15722" calcext:value-type="float">
            <text:p>1442700490.15722</text:p>
          </table:table-cell>
          <table:table-cell office:value-type="float" office:value="8096" calcext:value-type="float">
            <text:p>8096</text:p>
          </table:table-cell>
          <table:table-cell table:formula="of:=[.B538]-[.B$2]" office:value-type="float" office:value="10.0017223358154" calcext:value-type="float">
            <text:p>10.0017223358</text:p>
          </table:table-cell>
          <table:table-cell table:formula="of:=[.C538]/([.D538]-[.D537])" office:value-type="float" office:value="2271528.87711553" calcext:value-type="float">
            <text:p>2271528.8771155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700490.16078" calcext:value-type="float">
            <text:p>1442700490.16078</text:p>
          </table:table-cell>
          <table:table-cell office:value-type="float" office:value="8096" calcext:value-type="float">
            <text:p>8096</text:p>
          </table:table-cell>
          <table:table-cell table:formula="of:=[.B539]-[.B$2]" office:value-type="float" office:value="10.0052843093872" calcext:value-type="float">
            <text:p>10.0052843094</text:p>
          </table:table-cell>
          <table:table-cell table:formula="of:=[.C539]/([.D539]-[.D538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700490.16434" calcext:value-type="float">
            <text:p>1442700490.16434</text:p>
          </table:table-cell>
          <table:table-cell office:value-type="float" office:value="8096" calcext:value-type="float">
            <text:p>8096</text:p>
          </table:table-cell>
          <table:table-cell table:formula="of:=[.B540]-[.B$2]" office:value-type="float" office:value="10.0088486671448" calcext:value-type="float">
            <text:p>10.0088486671</text:p>
          </table:table-cell>
          <table:table-cell table:formula="of:=[.C540]/([.D540]-[.D539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700490.1679" calcext:value-type="float">
            <text:p>1442700490.1679</text:p>
          </table:table-cell>
          <table:table-cell office:value-type="float" office:value="8096" calcext:value-type="float">
            <text:p>8096</text:p>
          </table:table-cell>
          <table:table-cell table:formula="of:=[.B541]-[.B$2]" office:value-type="float" office:value="10.0124037265778" calcext:value-type="float">
            <text:p>10.0124037266</text:p>
          </table:table-cell>
          <table:table-cell table:formula="of:=[.C541]/([.D541]-[.D540])" office:value-type="float" office:value="2277317.76433505" calcext:value-type="float">
            <text:p>2277317.764335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700490.17153" calcext:value-type="float">
            <text:p>1442700490.17153</text:p>
          </table:table-cell>
          <table:table-cell office:value-type="float" office:value="8096" calcext:value-type="float">
            <text:p>8096</text:p>
          </table:table-cell>
          <table:table-cell table:formula="of:=[.B542]-[.B$2]" office:value-type="float" office:value="10.0160298347473" calcext:value-type="float">
            <text:p>10.0160298347</text:p>
          </table:table-cell>
          <table:table-cell table:formula="of:=[.C542]/([.D542]-[.D541])" office:value-type="float" office:value="2232696.77059636" calcext:value-type="float">
            <text:p>2232696.7705963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700490.17509" calcext:value-type="float">
            <text:p>1442700490.17509</text:p>
          </table:table-cell>
          <table:table-cell office:value-type="float" office:value="8096" calcext:value-type="float">
            <text:p>8096</text:p>
          </table:table-cell>
          <table:table-cell table:formula="of:=[.B543]-[.B$2]" office:value-type="float" office:value="10.019593000412" calcext:value-type="float">
            <text:p>10.0195930004</text:p>
          </table:table-cell>
          <table:table-cell table:formula="of:=[.C543]/([.D543]-[.D542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700490.17869" calcext:value-type="float">
            <text:p>1442700490.17869</text:p>
          </table:table-cell>
          <table:table-cell office:value-type="float" office:value="8096" calcext:value-type="float">
            <text:p>8096</text:p>
          </table:table-cell>
          <table:table-cell table:formula="of:=[.B544]-[.B$2]" office:value-type="float" office:value="10.0231921672821" calcext:value-type="float">
            <text:p>10.0231921673</text:p>
          </table:table-cell>
          <table:table-cell table:formula="of:=[.C544]/([.D544]-[.D543])" office:value-type="float" office:value="2249409.45839958" calcext:value-type="float">
            <text:p>2249409.4583995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700490.18225" calcext:value-type="float">
            <text:p>1442700490.18225</text:p>
          </table:table-cell>
          <table:table-cell office:value-type="float" office:value="8096" calcext:value-type="float">
            <text:p>8096</text:p>
          </table:table-cell>
          <table:table-cell table:formula="of:=[.B545]-[.B$2]" office:value-type="float" office:value="10.0267539024353" calcext:value-type="float">
            <text:p>10.0267539024</text:p>
          </table:table-cell>
          <table:table-cell table:formula="of:=[.C545]/([.D545]-[.D544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700490.18583" calcext:value-type="float">
            <text:p>1442700490.18583</text:p>
          </table:table-cell>
          <table:table-cell office:value-type="float" office:value="8096" calcext:value-type="float">
            <text:p>8096</text:p>
          </table:table-cell>
          <table:table-cell table:formula="of:=[.B546]-[.B$2]" office:value-type="float" office:value="10.0303387641907" calcext:value-type="float">
            <text:p>10.0303387642</text:p>
          </table:table-cell>
          <table:table-cell table:formula="of:=[.C546]/([.D546]-[.D545])" office:value-type="float" office:value="2258385.55360468" calcext:value-type="float">
            <text:p>2258385.5536046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700490.1894" calcext:value-type="float">
            <text:p>1442700490.1894</text:p>
          </table:table-cell>
          <table:table-cell office:value-type="float" office:value="8096" calcext:value-type="float">
            <text:p>8096</text:p>
          </table:table-cell>
          <table:table-cell table:formula="of:=[.B547]-[.B$2]" office:value-type="float" office:value="10.0339090824127" calcext:value-type="float">
            <text:p>10.0339090824</text:p>
          </table:table-cell>
          <table:table-cell table:formula="of:=[.C547]/([.D547]-[.D546])" office:value-type="float" office:value="2267584.98724541" calcext:value-type="float">
            <text:p>2267584.9872454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700490.19318" calcext:value-type="float">
            <text:p>1442700490.19318</text:p>
          </table:table-cell>
          <table:table-cell office:value-type="float" office:value="8096" calcext:value-type="float">
            <text:p>8096</text:p>
          </table:table-cell>
          <table:table-cell table:formula="of:=[.B548]-[.B$2]" office:value-type="float" office:value="10.0376811027527" calcext:value-type="float">
            <text:p>10.0376811028</text:p>
          </table:table-cell>
          <table:table-cell table:formula="of:=[.C548]/([.D548]-[.D547])" office:value-type="float" office:value="2146329.88964035" calcext:value-type="float">
            <text:p>2146329.8896403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700490.19674" calcext:value-type="float">
            <text:p>1442700490.19674</text:p>
          </table:table-cell>
          <table:table-cell office:value-type="float" office:value="8096" calcext:value-type="float">
            <text:p>8096</text:p>
          </table:table-cell>
          <table:table-cell table:formula="of:=[.B549]-[.B$2]" office:value-type="float" office:value="10.0412428379059" calcext:value-type="float">
            <text:p>10.0412428379</text:p>
          </table:table-cell>
          <table:table-cell table:formula="of:=[.C549]/([.D549]-[.D548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700490.20031" calcext:value-type="float">
            <text:p>1442700490.20031</text:p>
          </table:table-cell>
          <table:table-cell office:value-type="float" office:value="8096" calcext:value-type="float">
            <text:p>8096</text:p>
          </table:table-cell>
          <table:table-cell table:formula="of:=[.B550]-[.B$2]" office:value-type="float" office:value="10.0448117256165" calcext:value-type="float">
            <text:p>10.0448117256</text:p>
          </table:table-cell>
          <table:table-cell table:formula="of:=[.C550]/([.D550]-[.D549])" office:value-type="float" office:value="2268493.8996593" calcext:value-type="float">
            <text:p>2268493.899659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700490.20385" calcext:value-type="float">
            <text:p>1442700490.20385</text:p>
          </table:table-cell>
          <table:table-cell office:value-type="float" office:value="8096" calcext:value-type="float">
            <text:p>8096</text:p>
          </table:table-cell>
          <table:table-cell table:formula="of:=[.B551]-[.B$2]" office:value-type="float" office:value="10.0483539104462" calcext:value-type="float">
            <text:p>10.0483539104</text:p>
          </table:table-cell>
          <table:table-cell table:formula="of:=[.C551]/([.D551]-[.D550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700490.20741" calcext:value-type="float">
            <text:p>1442700490.20741</text:p>
          </table:table-cell>
          <table:table-cell office:value-type="float" office:value="8096" calcext:value-type="float">
            <text:p>8096</text:p>
          </table:table-cell>
          <table:table-cell table:formula="of:=[.B552]-[.B$2]" office:value-type="float" office:value="10.0519154071808" calcext:value-type="float">
            <text:p>10.0519154072</text:p>
          </table:table-cell>
          <table:table-cell table:formula="of:=[.C552]/([.D552]-[.D551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700490.21097" calcext:value-type="float">
            <text:p>1442700490.21097</text:p>
          </table:table-cell>
          <table:table-cell office:value-type="float" office:value="8096" calcext:value-type="float">
            <text:p>8096</text:p>
          </table:table-cell>
          <table:table-cell table:formula="of:=[.B553]-[.B$2]" office:value-type="float" office:value="10.0554785728455" calcext:value-type="float">
            <text:p>10.0554785728</text:p>
          </table:table-cell>
          <table:table-cell table:formula="of:=[.C553]/([.D553]-[.D552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700490.21454" calcext:value-type="float">
            <text:p>1442700490.21454</text:p>
          </table:table-cell>
          <table:table-cell office:value-type="float" office:value="8096" calcext:value-type="float">
            <text:p>8096</text:p>
          </table:table-cell>
          <table:table-cell table:formula="of:=[.B554]-[.B$2]" office:value-type="float" office:value="10.0590415000916" calcext:value-type="float">
            <text:p>10.0590415001</text:p>
          </table:table-cell>
          <table:table-cell table:formula="of:=[.C554]/([.D554]-[.D553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700490.21813" calcext:value-type="float">
            <text:p>1442700490.21813</text:p>
          </table:table-cell>
          <table:table-cell office:value-type="float" office:value="8096" calcext:value-type="float">
            <text:p>8096</text:p>
          </table:table-cell>
          <table:table-cell table:formula="of:=[.B555]-[.B$2]" office:value-type="float" office:value="10.0626349449158" calcext:value-type="float">
            <text:p>10.0626349449</text:p>
          </table:table-cell>
          <table:table-cell table:formula="of:=[.C555]/([.D555]-[.D554])" office:value-type="float" office:value="2252991.32059448" calcext:value-type="float">
            <text:p>2252991.3205944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700490.2217" calcext:value-type="float">
            <text:p>1442700490.2217</text:p>
          </table:table-cell>
          <table:table-cell office:value-type="float" office:value="8096" calcext:value-type="float">
            <text:p>8096</text:p>
          </table:table-cell>
          <table:table-cell table:formula="of:=[.B556]-[.B$2]" office:value-type="float" office:value="10.0662014484406" calcext:value-type="float">
            <text:p>10.0662014484</text:p>
          </table:table-cell>
          <table:table-cell table:formula="of:=[.C556]/([.D556]-[.D555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700490.22526" calcext:value-type="float">
            <text:p>1442700490.22526</text:p>
          </table:table-cell>
          <table:table-cell office:value-type="float" office:value="8096" calcext:value-type="float">
            <text:p>8096</text:p>
          </table:table-cell>
          <table:table-cell table:formula="of:=[.B557]-[.B$2]" office:value-type="float" office:value="10.0697646141052" calcext:value-type="float">
            <text:p>10.0697646141</text:p>
          </table:table-cell>
          <table:table-cell table:formula="of:=[.C557]/([.D557]-[.D556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700490.22882" calcext:value-type="float">
            <text:p>1442700490.22882</text:p>
          </table:table-cell>
          <table:table-cell office:value-type="float" office:value="8096" calcext:value-type="float">
            <text:p>8096</text:p>
          </table:table-cell>
          <table:table-cell table:formula="of:=[.B558]-[.B$2]" office:value-type="float" office:value="10.0733287334442" calcext:value-type="float">
            <text:p>10.0733287334</text:p>
          </table:table-cell>
          <table:table-cell table:formula="of:=[.C558]/([.D558]-[.D557])" office:value-type="float" office:value="2271528.87711553" calcext:value-type="float">
            <text:p>2271528.8771155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700490.23239" calcext:value-type="float">
            <text:p>1442700490.23239</text:p>
          </table:table-cell>
          <table:table-cell office:value-type="float" office:value="8096" calcext:value-type="float">
            <text:p>8096</text:p>
          </table:table-cell>
          <table:table-cell table:formula="of:=[.B559]-[.B$2]" office:value-type="float" office:value="10.076890707016" calcext:value-type="float">
            <text:p>10.076890707</text:p>
          </table:table-cell>
          <table:table-cell table:formula="of:=[.C559]/([.D559]-[.D558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700490.23595" calcext:value-type="float">
            <text:p>1442700490.23595</text:p>
          </table:table-cell>
          <table:table-cell office:value-type="float" office:value="8096" calcext:value-type="float">
            <text:p>8096</text:p>
          </table:table-cell>
          <table:table-cell table:formula="of:=[.B560]-[.B$2]" office:value-type="float" office:value="10.0804553031921" calcext:value-type="float">
            <text:p>10.0804553032</text:p>
          </table:table-cell>
          <table:table-cell table:formula="of:=[.C560]/([.D560]-[.D559])" office:value-type="float" office:value="2271225.013979" calcext:value-type="float">
            <text:p>2271225.01397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700490.23952" calcext:value-type="float">
            <text:p>1442700490.23952</text:p>
          </table:table-cell>
          <table:table-cell office:value-type="float" office:value="8096" calcext:value-type="float">
            <text:p>8096</text:p>
          </table:table-cell>
          <table:table-cell table:formula="of:=[.B561]-[.B$2]" office:value-type="float" office:value="10.0840239524841" calcext:value-type="float">
            <text:p>10.0840239525</text:p>
          </table:table-cell>
          <table:table-cell table:formula="of:=[.C561]/([.D561]-[.D560])" office:value-type="float" office:value="2268645.45590593" calcext:value-type="float">
            <text:p>2268645.4559059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700490.24308" calcext:value-type="float">
            <text:p>1442700490.24308</text:p>
          </table:table-cell>
          <table:table-cell office:value-type="float" office:value="8096" calcext:value-type="float">
            <text:p>8096</text:p>
          </table:table-cell>
          <table:table-cell table:formula="of:=[.B562]-[.B$2]" office:value-type="float" office:value="10.0875873565674" calcext:value-type="float">
            <text:p>10.0875873566</text:p>
          </table:table-cell>
          <table:table-cell table:formula="of:=[.C562]/([.D562]-[.D561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700490.24665" calcext:value-type="float">
            <text:p>1442700490.24665</text:p>
          </table:table-cell>
          <table:table-cell office:value-type="float" office:value="8096" calcext:value-type="float">
            <text:p>8096</text:p>
          </table:table-cell>
          <table:table-cell table:formula="of:=[.B563]-[.B$2]" office:value-type="float" office:value="10.0911531448364" calcext:value-type="float">
            <text:p>10.0911531448</text:p>
          </table:table-cell>
          <table:table-cell table:formula="of:=[.C563]/([.D563]-[.D562])" office:value-type="float" office:value="2270465.71168762" calcext:value-type="float">
            <text:p>2270465.7116876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700490.25018" calcext:value-type="float">
            <text:p>1442700490.25018</text:p>
          </table:table-cell>
          <table:table-cell office:value-type="float" office:value="8096" calcext:value-type="float">
            <text:p>8096</text:p>
          </table:table-cell>
          <table:table-cell table:formula="of:=[.B564]-[.B$2]" office:value-type="float" office:value="10.0946872234344" calcext:value-type="float">
            <text:p>10.0946872234</text:p>
          </table:table-cell>
          <table:table-cell table:formula="of:=[.C564]/([.D564]-[.D563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700490.25375" calcext:value-type="float">
            <text:p>1442700490.25375</text:p>
          </table:table-cell>
          <table:table-cell office:value-type="float" office:value="8096" calcext:value-type="float">
            <text:p>8096</text:p>
          </table:table-cell>
          <table:table-cell table:formula="of:=[.B565]-[.B$2]" office:value-type="float" office:value="10.098249912262" calcext:value-type="float">
            <text:p>10.0982499123</text:p>
          </table:table-cell>
          <table:table-cell table:formula="of:=[.C565]/([.D565]-[.D564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700490.2573" calcext:value-type="float">
            <text:p>1442700490.2573</text:p>
          </table:table-cell>
          <table:table-cell office:value-type="float" office:value="8096" calcext:value-type="float">
            <text:p>8096</text:p>
          </table:table-cell>
          <table:table-cell table:formula="of:=[.B566]-[.B$2]" office:value-type="float" office:value="10.1018083095551" calcext:value-type="float">
            <text:p>10.1018083096</text:p>
          </table:table-cell>
          <table:table-cell table:formula="of:=[.C566]/([.D566]-[.D565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700490.26089" calcext:value-type="float">
            <text:p>1442700490.26089</text:p>
          </table:table-cell>
          <table:table-cell office:value-type="float" office:value="8096" calcext:value-type="float">
            <text:p>8096</text:p>
          </table:table-cell>
          <table:table-cell table:formula="of:=[.B567]-[.B$2]" office:value-type="float" office:value="10.1053919792175" calcext:value-type="float">
            <text:p>10.1053919792</text:p>
          </table:table-cell>
          <table:table-cell table:formula="of:=[.C567]/([.D567]-[.D566])" office:value-type="float" office:value="2259136.79622114" calcext:value-type="float">
            <text:p>2259136.79622114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700490.26445" calcext:value-type="float">
            <text:p>1442700490.26445</text:p>
          </table:table-cell>
          <table:table-cell office:value-type="float" office:value="8096" calcext:value-type="float">
            <text:p>8096</text:p>
          </table:table-cell>
          <table:table-cell table:formula="of:=[.B568]-[.B$2]" office:value-type="float" office:value="10.1089572906494" calcext:value-type="float">
            <text:p>10.1089572906</text:p>
          </table:table-cell>
          <table:table-cell table:formula="of:=[.C568]/([.D568]-[.D567])" office:value-type="float" office:value="2270769.37167313" calcext:value-type="float">
            <text:p>2270769.371673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700490.26801" calcext:value-type="float">
            <text:p>1442700490.26801</text:p>
          </table:table-cell>
          <table:table-cell office:value-type="float" office:value="8096" calcext:value-type="float">
            <text:p>8096</text:p>
          </table:table-cell>
          <table:table-cell table:formula="of:=[.B569]-[.B$2]" office:value-type="float" office:value="10.1125147342682" calcext:value-type="float">
            <text:p>10.1125147343</text:p>
          </table:table-cell>
          <table:table-cell table:formula="of:=[.C569]/([.D569]-[.D568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700490.27157" calcext:value-type="float">
            <text:p>1442700490.27157</text:p>
          </table:table-cell>
          <table:table-cell office:value-type="float" office:value="8096" calcext:value-type="float">
            <text:p>8096</text:p>
          </table:table-cell>
          <table:table-cell table:formula="of:=[.B570]-[.B$2]" office:value-type="float" office:value="10.1160748004913" calcext:value-type="float">
            <text:p>10.1160748005</text:p>
          </table:table-cell>
          <table:table-cell table:formula="of:=[.C570]/([.D570]-[.D569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700490.27514" calcext:value-type="float">
            <text:p>1442700490.27514</text:p>
          </table:table-cell>
          <table:table-cell office:value-type="float" office:value="8096" calcext:value-type="float">
            <text:p>8096</text:p>
          </table:table-cell>
          <table:table-cell table:formula="of:=[.B571]-[.B$2]" office:value-type="float" office:value="10.1196467876434" calcext:value-type="float">
            <text:p>10.1196467876</text:p>
          </table:table-cell>
          <table:table-cell table:formula="of:=[.C571]/([.D571]-[.D570])" office:value-type="float" office:value="2266525.50954479" calcext:value-type="float">
            <text:p>2266525.5095447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700490.2787" calcext:value-type="float">
            <text:p>1442700490.2787</text:p>
          </table:table-cell>
          <table:table-cell office:value-type="float" office:value="8096" calcext:value-type="float">
            <text:p>8096</text:p>
          </table:table-cell>
          <table:table-cell table:formula="of:=[.B572]-[.B$2]" office:value-type="float" office:value="10.1232087612152" calcext:value-type="float">
            <text:p>10.1232087612</text:p>
          </table:table-cell>
          <table:table-cell table:formula="of:=[.C572]/([.D572]-[.D571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700490.28227" calcext:value-type="float">
            <text:p>1442700490.28227</text:p>
          </table:table-cell>
          <table:table-cell office:value-type="float" office:value="8096" calcext:value-type="float">
            <text:p>8096</text:p>
          </table:table-cell>
          <table:table-cell table:formula="of:=[.B573]-[.B$2]" office:value-type="float" office:value="10.1267700195313" calcext:value-type="float">
            <text:p>10.1267700195</text:p>
          </table:table-cell>
          <table:table-cell table:formula="of:=[.C573]/([.D573]-[.D572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700490.28583" calcext:value-type="float">
            <text:p>1442700490.28583</text:p>
          </table:table-cell>
          <table:table-cell office:value-type="float" office:value="8096" calcext:value-type="float">
            <text:p>8096</text:p>
          </table:table-cell>
          <table:table-cell table:formula="of:=[.B574]-[.B$2]" office:value-type="float" office:value="10.1303300857544" calcext:value-type="float">
            <text:p>10.1303300858</text:p>
          </table:table-cell>
          <table:table-cell table:formula="of:=[.C574]/([.D574]-[.D573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700490.28938" calcext:value-type="float">
            <text:p>1442700490.28938</text:p>
          </table:table-cell>
          <table:table-cell office:value-type="float" office:value="8096" calcext:value-type="float">
            <text:p>8096</text:p>
          </table:table-cell>
          <table:table-cell table:formula="of:=[.B575]-[.B$2]" office:value-type="float" office:value="10.1338877677917" calcext:value-type="float">
            <text:p>10.1338877678</text:p>
          </table:table-cell>
          <table:table-cell table:formula="of:=[.C575]/([.D575]-[.D574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700490.29294" calcext:value-type="float">
            <text:p>1442700490.29294</text:p>
          </table:table-cell>
          <table:table-cell office:value-type="float" office:value="8096" calcext:value-type="float">
            <text:p>8096</text:p>
          </table:table-cell>
          <table:table-cell table:formula="of:=[.B576]-[.B$2]" office:value-type="float" office:value="10.1374456882477" calcext:value-type="float">
            <text:p>10.1374456882</text:p>
          </table:table-cell>
          <table:table-cell table:formula="of:=[.C576]/([.D576]-[.D575])" office:value-type="float" office:value="2275486.50968304" calcext:value-type="float">
            <text:p>2275486.5096830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700490.2965" calcext:value-type="float">
            <text:p>1442700490.2965</text:p>
          </table:table-cell>
          <table:table-cell office:value-type="float" office:value="8096" calcext:value-type="float">
            <text:p>8096</text:p>
          </table:table-cell>
          <table:table-cell table:formula="of:=[.B577]-[.B$2]" office:value-type="float" office:value="10.1410067081451" calcext:value-type="float">
            <text:p>10.1410067081</text:p>
          </table:table-cell>
          <table:table-cell table:formula="of:=[.C577]/([.D577]-[.D576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700490.30006" calcext:value-type="float">
            <text:p>1442700490.30006</text:p>
          </table:table-cell>
          <table:table-cell office:value-type="float" office:value="8096" calcext:value-type="float">
            <text:p>8096</text:p>
          </table:table-cell>
          <table:table-cell table:formula="of:=[.B578]-[.B$2]" office:value-type="float" office:value="10.1445677280426" calcext:value-type="float">
            <text:p>10.144567728</text:p>
          </table:table-cell>
          <table:table-cell table:formula="of:=[.C578]/([.D578]-[.D577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700490.30362" calcext:value-type="float">
            <text:p>1442700490.30362</text:p>
          </table:table-cell>
          <table:table-cell office:value-type="float" office:value="8096" calcext:value-type="float">
            <text:p>8096</text:p>
          </table:table-cell>
          <table:table-cell table:formula="of:=[.B579]-[.B$2]" office:value-type="float" office:value="10.14812541008" calcext:value-type="float">
            <text:p>10.1481254101</text:p>
          </table:table-cell>
          <table:table-cell table:formula="of:=[.C579]/([.D579]-[.D578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700490.30718" calcext:value-type="float">
            <text:p>1442700490.30718</text:p>
          </table:table-cell>
          <table:table-cell office:value-type="float" office:value="8096" calcext:value-type="float">
            <text:p>8096</text:p>
          </table:table-cell>
          <table:table-cell table:formula="of:=[.B580]-[.B$2]" office:value-type="float" office:value="10.1516847610474" calcext:value-type="float">
            <text:p>10.151684761</text:p>
          </table:table-cell>
          <table:table-cell table:formula="of:=[.C580]/([.D580]-[.D579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700490.31074" calcext:value-type="float">
            <text:p>1442700490.31074</text:p>
          </table:table-cell>
          <table:table-cell office:value-type="float" office:value="8096" calcext:value-type="float">
            <text:p>8096</text:p>
          </table:table-cell>
          <table:table-cell table:formula="of:=[.B581]-[.B$2]" office:value-type="float" office:value="10.1552464962006" calcext:value-type="float">
            <text:p>10.1552464962</text:p>
          </table:table-cell>
          <table:table-cell table:formula="of:=[.C581]/([.D581]-[.D580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700490.31431" calcext:value-type="float">
            <text:p>1442700490.31431</text:p>
          </table:table-cell>
          <table:table-cell office:value-type="float" office:value="8096" calcext:value-type="float">
            <text:p>8096</text:p>
          </table:table-cell>
          <table:table-cell table:formula="of:=[.B582]-[.B$2]" office:value-type="float" office:value="10.1588101387024" calcext:value-type="float">
            <text:p>10.1588101387</text:p>
          </table:table-cell>
          <table:table-cell table:formula="of:=[.C582]/([.D582]-[.D581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700490.31787" calcext:value-type="float">
            <text:p>1442700490.31787</text:p>
          </table:table-cell>
          <table:table-cell office:value-type="float" office:value="8096" calcext:value-type="float">
            <text:p>8096</text:p>
          </table:table-cell>
          <table:table-cell table:formula="of:=[.B583]-[.B$2]" office:value-type="float" office:value="10.1623709201813" calcext:value-type="float">
            <text:p>10.1623709202</text:p>
          </table:table-cell>
          <table:table-cell table:formula="of:=[.C583]/([.D583]-[.D582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700490.32143" calcext:value-type="float">
            <text:p>1442700490.32143</text:p>
          </table:table-cell>
          <table:table-cell office:value-type="float" office:value="8096" calcext:value-type="float">
            <text:p>8096</text:p>
          </table:table-cell>
          <table:table-cell table:formula="of:=[.B584]-[.B$2]" office:value-type="float" office:value="10.1659309864044" calcext:value-type="float">
            <text:p>10.1659309864</text:p>
          </table:table-cell>
          <table:table-cell table:formula="of:=[.C584]/([.D584]-[.D583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700490.32498" calcext:value-type="float">
            <text:p>1442700490.32498</text:p>
          </table:table-cell>
          <table:table-cell office:value-type="float" office:value="8096" calcext:value-type="float">
            <text:p>8096</text:p>
          </table:table-cell>
          <table:table-cell table:formula="of:=[.B585]-[.B$2]" office:value-type="float" office:value="10.1694889068604" calcext:value-type="float">
            <text:p>10.1694889069</text:p>
          </table:table-cell>
          <table:table-cell table:formula="of:=[.C585]/([.D585]-[.D584])" office:value-type="float" office:value="2275486.50968304" calcext:value-type="float">
            <text:p>2275486.5096830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700490.32856" calcext:value-type="float">
            <text:p>1442700490.32856</text:p>
          </table:table-cell>
          <table:table-cell office:value-type="float" office:value="8096" calcext:value-type="float">
            <text:p>8096</text:p>
          </table:table-cell>
          <table:table-cell table:formula="of:=[.B586]-[.B$2]" office:value-type="float" office:value="10.1730628013611" calcext:value-type="float">
            <text:p>10.1730628014</text:p>
          </table:table-cell>
          <table:table-cell table:formula="of:=[.C586]/([.D586]-[.D585])" office:value-type="float" office:value="2265315.88952635" calcext:value-type="float">
            <text:p>2265315.8895263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700490.33212" calcext:value-type="float">
            <text:p>1442700490.33212</text:p>
          </table:table-cell>
          <table:table-cell office:value-type="float" office:value="8096" calcext:value-type="float">
            <text:p>8096</text:p>
          </table:table-cell>
          <table:table-cell table:formula="of:=[.B587]-[.B$2]" office:value-type="float" office:value="10.1766204833984" calcext:value-type="float">
            <text:p>10.1766204834</text:p>
          </table:table-cell>
          <table:table-cell table:formula="of:=[.C587]/([.D587]-[.D58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700490.33565" calcext:value-type="float">
            <text:p>1442700490.33565</text:p>
          </table:table-cell>
          <table:table-cell office:value-type="float" office:value="8096" calcext:value-type="float">
            <text:p>8096</text:p>
          </table:table-cell>
          <table:table-cell table:formula="of:=[.B588]-[.B$2]" office:value-type="float" office:value="10.1801571846008" calcext:value-type="float">
            <text:p>10.1801571846</text:p>
          </table:table-cell>
          <table:table-cell table:formula="of:=[.C588]/([.D588]-[.D587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700490.33921" calcext:value-type="float">
            <text:p>1442700490.33921</text:p>
          </table:table-cell>
          <table:table-cell office:value-type="float" office:value="8096" calcext:value-type="float">
            <text:p>8096</text:p>
          </table:table-cell>
          <table:table-cell table:formula="of:=[.B589]-[.B$2]" office:value-type="float" office:value="10.1837179660797" calcext:value-type="float">
            <text:p>10.1837179661</text:p>
          </table:table-cell>
          <table:table-cell table:formula="of:=[.C589]/([.D589]-[.D588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700490.34277" calcext:value-type="float">
            <text:p>1442700490.34277</text:p>
          </table:table-cell>
          <table:table-cell office:value-type="float" office:value="8096" calcext:value-type="float">
            <text:p>8096</text:p>
          </table:table-cell>
          <table:table-cell table:formula="of:=[.B590]-[.B$2]" office:value-type="float" office:value="10.1872773170471" calcext:value-type="float">
            <text:p>10.187277317</text:p>
          </table:table-cell>
          <table:table-cell table:formula="of:=[.C590]/([.D590]-[.D589])" office:value-type="float" office:value="2274571.98633532" calcext:value-type="float">
            <text:p>2274571.9863353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700490.34633" calcext:value-type="float">
            <text:p>1442700490.34633</text:p>
          </table:table-cell>
          <table:table-cell office:value-type="float" office:value="8096" calcext:value-type="float">
            <text:p>8096</text:p>
          </table:table-cell>
          <table:table-cell table:formula="of:=[.B591]-[.B$2]" office:value-type="float" office:value="10.1908338069916" calcext:value-type="float">
            <text:p>10.190833807</text:p>
          </table:table-cell>
          <table:table-cell table:formula="of:=[.C591]/([.D591]-[.D590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700490.34989" calcext:value-type="float">
            <text:p>1442700490.34989</text:p>
          </table:table-cell>
          <table:table-cell office:value-type="float" office:value="8096" calcext:value-type="float">
            <text:p>8096</text:p>
          </table:table-cell>
          <table:table-cell table:formula="of:=[.B592]-[.B$2]" office:value-type="float" office:value="10.1943955421448" calcext:value-type="float">
            <text:p>10.1943955421</text:p>
          </table:table-cell>
          <table:table-cell table:formula="of:=[.C592]/([.D592]-[.D591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700490.35349" calcext:value-type="float">
            <text:p>1442700490.35349</text:p>
          </table:table-cell>
          <table:table-cell office:value-type="float" office:value="8096" calcext:value-type="float">
            <text:p>8096</text:p>
          </table:table-cell>
          <table:table-cell table:formula="of:=[.B593]-[.B$2]" office:value-type="float" office:value="10.1979978084564" calcext:value-type="float">
            <text:p>10.1979978085</text:p>
          </table:table-cell>
          <table:table-cell table:formula="of:=[.C593]/([.D593]-[.D592])" office:value-type="float" office:value="2247474.0342842" calcext:value-type="float">
            <text:p>2247474.03428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700490.35709" calcext:value-type="float">
            <text:p>1442700490.35709</text:p>
          </table:table-cell>
          <table:table-cell office:value-type="float" office:value="8096" calcext:value-type="float">
            <text:p>8096</text:p>
          </table:table-cell>
          <table:table-cell table:formula="of:=[.B594]-[.B$2]" office:value-type="float" office:value="10.2015981674194" calcext:value-type="float">
            <text:p>10.2015981674</text:p>
          </table:table-cell>
          <table:table-cell table:formula="of:=[.C594]/([.D594]-[.D593])" office:value-type="float" office:value="2248664.67015429" calcext:value-type="float">
            <text:p>2248664.6701542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700490.36067" calcext:value-type="float">
            <text:p>1442700490.36067</text:p>
          </table:table-cell>
          <table:table-cell office:value-type="float" office:value="8096" calcext:value-type="float">
            <text:p>8096</text:p>
          </table:table-cell>
          <table:table-cell table:formula="of:=[.B595]-[.B$2]" office:value-type="float" office:value="10.2051720619202" calcext:value-type="float">
            <text:p>10.2051720619</text:p>
          </table:table-cell>
          <table:table-cell table:formula="of:=[.C595]/([.D595]-[.D594])" office:value-type="float" office:value="2265315.88952635" calcext:value-type="float">
            <text:p>2265315.8895263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700490.36423" calcext:value-type="float">
            <text:p>1442700490.36423</text:p>
          </table:table-cell>
          <table:table-cell office:value-type="float" office:value="8096" calcext:value-type="float">
            <text:p>8096</text:p>
          </table:table-cell>
          <table:table-cell table:formula="of:=[.B596]-[.B$2]" office:value-type="float" office:value="10.2087316513062" calcext:value-type="float">
            <text:p>10.2087316513</text:p>
          </table:table-cell>
          <table:table-cell table:formula="of:=[.C596]/([.D596]-[.D595])" office:value-type="float" office:value="2274419.63724046" calcext:value-type="float">
            <text:p>2274419.6372404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700490.36778" calcext:value-type="float">
            <text:p>1442700490.36778</text:p>
          </table:table-cell>
          <table:table-cell office:value-type="float" office:value="8096" calcext:value-type="float">
            <text:p>8096</text:p>
          </table:table-cell>
          <table:table-cell table:formula="of:=[.B597]-[.B$2]" office:value-type="float" office:value="10.2122893333435" calcext:value-type="float">
            <text:p>10.2122893333</text:p>
          </table:table-cell>
          <table:table-cell table:formula="of:=[.C597]/([.D597]-[.D596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700490.37132" calcext:value-type="float">
            <text:p>1442700490.37132</text:p>
          </table:table-cell>
          <table:table-cell office:value-type="float" office:value="8096" calcext:value-type="float">
            <text:p>8096</text:p>
          </table:table-cell>
          <table:table-cell table:formula="of:=[.B598]-[.B$2]" office:value-type="float" office:value="10.2158250808716" calcext:value-type="float">
            <text:p>10.2158250809</text:p>
          </table:table-cell>
          <table:table-cell table:formula="of:=[.C598]/([.D598]-[.D597])" office:value-type="float" office:value="2289756.24976399" calcext:value-type="float">
            <text:p>2289756.2497639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700490.3749" calcext:value-type="float">
            <text:p>1442700490.3749</text:p>
          </table:table-cell>
          <table:table-cell office:value-type="float" office:value="8096" calcext:value-type="float">
            <text:p>8096</text:p>
          </table:table-cell>
          <table:table-cell table:formula="of:=[.B599]-[.B$2]" office:value-type="float" office:value="10.2194092273712" calcext:value-type="float">
            <text:p>10.2194092274</text:p>
          </table:table-cell>
          <table:table-cell table:formula="of:=[.C599]/([.D599]-[.D598])" office:value-type="float" office:value="2258836.23920708" calcext:value-type="float">
            <text:p>2258836.2392070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700490.37847" calcext:value-type="float">
            <text:p>1442700490.37847</text:p>
          </table:table-cell>
          <table:table-cell office:value-type="float" office:value="8096" calcext:value-type="float">
            <text:p>8096</text:p>
          </table:table-cell>
          <table:table-cell table:formula="of:=[.B600]-[.B$2]" office:value-type="float" office:value="10.2229719161987" calcext:value-type="float">
            <text:p>10.2229719162</text:p>
          </table:table-cell>
          <table:table-cell table:formula="of:=[.C600]/([.D600]-[.D599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700490.38206" calcext:value-type="float">
            <text:p>1442700490.38206</text:p>
          </table:table-cell>
          <table:table-cell office:value-type="float" office:value="8096" calcext:value-type="float">
            <text:p>8096</text:p>
          </table:table-cell>
          <table:table-cell table:formula="of:=[.B601]-[.B$2]" office:value-type="float" office:value="10.2265603542328" calcext:value-type="float">
            <text:p>10.2265603542</text:p>
          </table:table-cell>
          <table:table-cell table:formula="of:=[.C601]/([.D601]-[.D600])" office:value-type="float" office:value="2256134.82054349" calcext:value-type="float">
            <text:p>2256134.8205434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700490.38562" calcext:value-type="float">
            <text:p>1442700490.38562</text:p>
          </table:table-cell>
          <table:table-cell office:value-type="float" office:value="8096" calcext:value-type="float">
            <text:p>8096</text:p>
          </table:table-cell>
          <table:table-cell table:formula="of:=[.B602]-[.B$2]" office:value-type="float" office:value="10.2301204204559" calcext:value-type="float">
            <text:p>10.2301204205</text:p>
          </table:table-cell>
          <table:table-cell table:formula="of:=[.C602]/([.D602]-[.D601])" office:value-type="float" office:value="2274115.00026788" calcext:value-type="float">
            <text:p>2274115.0002678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700490.38917" calcext:value-type="float">
            <text:p>1442700490.38917</text:p>
          </table:table-cell>
          <table:table-cell office:value-type="float" office:value="8096" calcext:value-type="float">
            <text:p>8096</text:p>
          </table:table-cell>
          <table:table-cell table:formula="of:=[.B603]-[.B$2]" office:value-type="float" office:value="10.2336790561676" calcext:value-type="float">
            <text:p>10.2336790562</text:p>
          </table:table-cell>
          <table:table-cell table:formula="of:=[.C603]/([.D603]-[.D602])" office:value-type="float" office:value="2275029.15610344" calcext:value-type="float">
            <text:p>2275029.1561034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700490.39273" calcext:value-type="float">
            <text:p>1442700490.39273</text:p>
          </table:table-cell>
          <table:table-cell office:value-type="float" office:value="8096" calcext:value-type="float">
            <text:p>8096</text:p>
          </table:table-cell>
          <table:table-cell table:formula="of:=[.B604]-[.B$2]" office:value-type="float" office:value="10.237236738205" calcext:value-type="float">
            <text:p>10.2372367382</text:p>
          </table:table-cell>
          <table:table-cell table:formula="of:=[.C604]/([.D604]-[.D603])" office:value-type="float" office:value="2275639.00174239" calcext:value-type="float">
            <text:p>2275639.0017423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700490.39627" calcext:value-type="float">
            <text:p>1442700490.39627</text:p>
          </table:table-cell>
          <table:table-cell office:value-type="float" office:value="8096" calcext:value-type="float">
            <text:p>8096</text:p>
          </table:table-cell>
          <table:table-cell table:formula="of:=[.B605]-[.B$2]" office:value-type="float" office:value="10.2407763004303" calcext:value-type="float">
            <text:p>10.2407763004</text:p>
          </table:table-cell>
          <table:table-cell table:formula="of:=[.C605]/([.D605]-[.D604])" office:value-type="float" office:value="2287288.50761148" calcext:value-type="float">
            <text:p>2287288.5076114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700490.39983" calcext:value-type="float">
            <text:p>1442700490.39983</text:p>
          </table:table-cell>
          <table:table-cell office:value-type="float" office:value="8096" calcext:value-type="float">
            <text:p>8096</text:p>
          </table:table-cell>
          <table:table-cell table:formula="of:=[.B606]-[.B$2]" office:value-type="float" office:value="10.2443377971649" calcext:value-type="float">
            <text:p>10.2443377972</text:p>
          </table:table-cell>
          <table:table-cell table:formula="of:=[.C606]/([.D606]-[.D605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700490.40342" calcext:value-type="float">
            <text:p>1442700490.40342</text:p>
          </table:table-cell>
          <table:table-cell office:value-type="float" office:value="8096" calcext:value-type="float">
            <text:p>8096</text:p>
          </table:table-cell>
          <table:table-cell table:formula="of:=[.B607]-[.B$2]" office:value-type="float" office:value="10.2479219436646" calcext:value-type="float">
            <text:p>10.2479219437</text:p>
          </table:table-cell>
          <table:table-cell table:formula="of:=[.C607]/([.D607]-[.D606])" office:value-type="float" office:value="2258836.23920708" calcext:value-type="float">
            <text:p>2258836.239207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700490.40698" calcext:value-type="float">
            <text:p>1442700490.40698</text:p>
          </table:table-cell>
          <table:table-cell office:value-type="float" office:value="8096" calcext:value-type="float">
            <text:p>8096</text:p>
          </table:table-cell>
          <table:table-cell table:formula="of:=[.B608]-[.B$2]" office:value-type="float" office:value="10.251487493515" calcext:value-type="float">
            <text:p>10.2514874935</text:p>
          </table:table-cell>
          <table:table-cell table:formula="of:=[.C608]/([.D608]-[.D607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700490.41054" calcext:value-type="float">
            <text:p>1442700490.41054</text:p>
          </table:table-cell>
          <table:table-cell office:value-type="float" office:value="8096" calcext:value-type="float">
            <text:p>8096</text:p>
          </table:table-cell>
          <table:table-cell table:formula="of:=[.B609]-[.B$2]" office:value-type="float" office:value="10.2550487518311" calcext:value-type="float">
            <text:p>10.2550487518</text:p>
          </table:table-cell>
          <table:table-cell table:formula="of:=[.C609]/([.D609]-[.D608])" office:value-type="float" office:value="2273353.76474526" calcext:value-type="float">
            <text:p>2273353.76474526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700490.41411" calcext:value-type="float">
            <text:p>1442700490.41411</text:p>
          </table:table-cell>
          <table:table-cell office:value-type="float" office:value="8096" calcext:value-type="float">
            <text:p>8096</text:p>
          </table:table-cell>
          <table:table-cell table:formula="of:=[.B610]-[.B$2]" office:value-type="float" office:value="10.2586178779602" calcext:value-type="float">
            <text:p>10.258617878</text:p>
          </table:table-cell>
          <table:table-cell table:formula="of:=[.C610]/([.D610]-[.D609])" office:value-type="float" office:value="2268342.36366065" calcext:value-type="float">
            <text:p>2268342.3636606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700490.41768" calcext:value-type="float">
            <text:p>1442700490.41768</text:p>
          </table:table-cell>
          <table:table-cell office:value-type="float" office:value="8096" calcext:value-type="float">
            <text:p>8096</text:p>
          </table:table-cell>
          <table:table-cell table:formula="of:=[.B611]-[.B$2]" office:value-type="float" office:value="10.2621829509735" calcext:value-type="float">
            <text:p>10.262182951</text:p>
          </table:table-cell>
          <table:table-cell table:formula="of:=[.C611]/([.D611]-[.D610])" office:value-type="float" office:value="2270921.23212733" calcext:value-type="float">
            <text:p>2270921.2321273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700490.42124" calcext:value-type="float">
            <text:p>1442700490.42124</text:p>
          </table:table-cell>
          <table:table-cell office:value-type="float" office:value="8096" calcext:value-type="float">
            <text:p>8096</text:p>
          </table:table-cell>
          <table:table-cell table:formula="of:=[.B612]-[.B$2]" office:value-type="float" office:value="10.2657444477081" calcext:value-type="float">
            <text:p>10.2657444477</text:p>
          </table:table-cell>
          <table:table-cell table:formula="of:=[.C612]/([.D612]-[.D611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700490.4248" calcext:value-type="float">
            <text:p>1442700490.4248</text:p>
          </table:table-cell>
          <table:table-cell office:value-type="float" office:value="8096" calcext:value-type="float">
            <text:p>8096</text:p>
          </table:table-cell>
          <table:table-cell table:formula="of:=[.B613]-[.B$2]" office:value-type="float" office:value="10.2693092823029" calcext:value-type="float">
            <text:p>10.2693092823</text:p>
          </table:table-cell>
          <table:table-cell table:formula="of:=[.C613]/([.D613]-[.D612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700490.42837" calcext:value-type="float">
            <text:p>1442700490.42837</text:p>
          </table:table-cell>
          <table:table-cell office:value-type="float" office:value="8096" calcext:value-type="float">
            <text:p>8096</text:p>
          </table:table-cell>
          <table:table-cell table:formula="of:=[.B614]-[.B$2]" office:value-type="float" office:value="10.2728731632233" calcext:value-type="float">
            <text:p>10.2728731632</text:p>
          </table:table-cell>
          <table:table-cell table:formula="of:=[.C614]/([.D614]-[.D613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700490.43191" calcext:value-type="float">
            <text:p>1442700490.43191</text:p>
          </table:table-cell>
          <table:table-cell office:value-type="float" office:value="8096" calcext:value-type="float">
            <text:p>8096</text:p>
          </table:table-cell>
          <table:table-cell table:formula="of:=[.B615]-[.B$2]" office:value-type="float" office:value="10.2764136791229" calcext:value-type="float">
            <text:p>10.2764136791</text:p>
          </table:table-cell>
          <table:table-cell table:formula="of:=[.C615]/([.D615]-[.D614])" office:value-type="float" office:value="2286672.40296296" calcext:value-type="float">
            <text:p>2286672.4029629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700490.43547" calcext:value-type="float">
            <text:p>1442700490.43547</text:p>
          </table:table-cell>
          <table:table-cell office:value-type="float" office:value="8096" calcext:value-type="float">
            <text:p>8096</text:p>
          </table:table-cell>
          <table:table-cell table:formula="of:=[.B616]-[.B$2]" office:value-type="float" office:value="10.2799751758575" calcext:value-type="float">
            <text:p>10.2799751759</text:p>
          </table:table-cell>
          <table:table-cell table:formula="of:=[.C616]/([.D616]-[.D615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700490.43906" calcext:value-type="float">
            <text:p>1442700490.43906</text:p>
          </table:table-cell>
          <table:table-cell office:value-type="float" office:value="8096" calcext:value-type="float">
            <text:p>8096</text:p>
          </table:table-cell>
          <table:table-cell table:formula="of:=[.B617]-[.B$2]" office:value-type="float" office:value="10.2835686206818" calcext:value-type="float">
            <text:p>10.2835686207</text:p>
          </table:table-cell>
          <table:table-cell table:formula="of:=[.C617]/([.D617]-[.D616])" office:value-type="float" office:value="2252991.32059448" calcext:value-type="float">
            <text:p>2252991.320594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700490.44265" calcext:value-type="float">
            <text:p>1442700490.44265</text:p>
          </table:table-cell>
          <table:table-cell office:value-type="float" office:value="8096" calcext:value-type="float">
            <text:p>8096</text:p>
          </table:table-cell>
          <table:table-cell table:formula="of:=[.B618]-[.B$2]" office:value-type="float" office:value="10.2871506214142" calcext:value-type="float">
            <text:p>10.2871506214</text:p>
          </table:table-cell>
          <table:table-cell table:formula="of:=[.C618]/([.D618]-[.D617])" office:value-type="float" office:value="2260189.37593184" calcext:value-type="float">
            <text:p>2260189.3759318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700490.44622" calcext:value-type="float">
            <text:p>1442700490.44622</text:p>
          </table:table-cell>
          <table:table-cell office:value-type="float" office:value="8096" calcext:value-type="float">
            <text:p>8096</text:p>
          </table:table-cell>
          <table:table-cell table:formula="of:=[.B619]-[.B$2]" office:value-type="float" office:value="10.2907242774963" calcext:value-type="float">
            <text:p>10.2907242775</text:p>
          </table:table-cell>
          <table:table-cell table:formula="of:=[.C619]/([.D619]-[.D618])" office:value-type="float" office:value="2265467.0214157" calcext:value-type="float">
            <text:p>2265467.021415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700490.44975" calcext:value-type="float">
            <text:p>1442700490.44975</text:p>
          </table:table-cell>
          <table:table-cell office:value-type="float" office:value="8096" calcext:value-type="float">
            <text:p>8096</text:p>
          </table:table-cell>
          <table:table-cell table:formula="of:=[.B620]-[.B$2]" office:value-type="float" office:value="10.2942535877228" calcext:value-type="float">
            <text:p>10.2942535877</text:p>
          </table:table-cell>
          <table:table-cell table:formula="of:=[.C620]/([.D620]-[.D619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700490.45332" calcext:value-type="float">
            <text:p>1442700490.45332</text:p>
          </table:table-cell>
          <table:table-cell office:value-type="float" office:value="8096" calcext:value-type="float">
            <text:p>8096</text:p>
          </table:table-cell>
          <table:table-cell table:formula="of:=[.B621]-[.B$2]" office:value-type="float" office:value="10.2978267669678" calcext:value-type="float">
            <text:p>10.297826767</text:p>
          </table:table-cell>
          <table:table-cell table:formula="of:=[.C621]/([.D621]-[.D620])" office:value-type="float" office:value="2265769.34569961" calcext:value-type="float">
            <text:p>2265769.3456996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700490.45712" calcext:value-type="float">
            <text:p>1442700490.45712</text:p>
          </table:table-cell>
          <table:table-cell office:value-type="float" office:value="8096" calcext:value-type="float">
            <text:p>8096</text:p>
          </table:table-cell>
          <table:table-cell table:formula="of:=[.B622]-[.B$2]" office:value-type="float" office:value="10.3016283512115" calcext:value-type="float">
            <text:p>10.3016283512</text:p>
          </table:table-cell>
          <table:table-cell table:formula="of:=[.C622]/([.D622]-[.D621])" office:value-type="float" office:value="2129638.45619316" calcext:value-type="float">
            <text:p>2129638.4561931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700490.46068" calcext:value-type="float">
            <text:p>1442700490.46068</text:p>
          </table:table-cell>
          <table:table-cell office:value-type="float" office:value="8096" calcext:value-type="float">
            <text:p>8096</text:p>
          </table:table-cell>
          <table:table-cell table:formula="of:=[.B623]-[.B$2]" office:value-type="float" office:value="10.3051822185516" calcext:value-type="float">
            <text:p>10.3051822186</text:p>
          </table:table-cell>
          <table:table-cell table:formula="of:=[.C623]/([.D623]-[.D622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700490.46432" calcext:value-type="float">
            <text:p>1442700490.46432</text:p>
          </table:table-cell>
          <table:table-cell office:value-type="float" office:value="8096" calcext:value-type="float">
            <text:p>8096</text:p>
          </table:table-cell>
          <table:table-cell table:formula="of:=[.B624]-[.B$2]" office:value-type="float" office:value="10.3088200092316" calcext:value-type="float">
            <text:p>10.3088200092</text:p>
          </table:table-cell>
          <table:table-cell table:formula="of:=[.C624]/([.D624]-[.D623])" office:value-type="float" office:value="2225526.62105125" calcext:value-type="float">
            <text:p>2225526.62105125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700490.46788" calcext:value-type="float">
            <text:p>1442700490.46788</text:p>
          </table:table-cell>
          <table:table-cell office:value-type="float" office:value="8096" calcext:value-type="float">
            <text:p>8096</text:p>
          </table:table-cell>
          <table:table-cell table:formula="of:=[.B625]-[.B$2]" office:value-type="float" office:value="10.3123834133148" calcext:value-type="float">
            <text:p>10.3123834133</text:p>
          </table:table-cell>
          <table:table-cell table:formula="of:=[.C625]/([.D625]-[.D624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700490.47144" calcext:value-type="float">
            <text:p>1442700490.47144</text:p>
          </table:table-cell>
          <table:table-cell office:value-type="float" office:value="8096" calcext:value-type="float">
            <text:p>8096</text:p>
          </table:table-cell>
          <table:table-cell table:formula="of:=[.B626]-[.B$2]" office:value-type="float" office:value="10.3159415721893" calcext:value-type="float">
            <text:p>10.3159415722</text:p>
          </table:table-cell>
          <table:table-cell table:formula="of:=[.C626]/([.D626]-[.D625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700490.475" calcext:value-type="float">
            <text:p>1442700490.475</text:p>
          </table:table-cell>
          <table:table-cell office:value-type="float" office:value="8096" calcext:value-type="float">
            <text:p>8096</text:p>
          </table:table-cell>
          <table:table-cell table:formula="of:=[.B627]-[.B$2]" office:value-type="float" office:value="10.3195083141327" calcext:value-type="float">
            <text:p>10.3195083141</text:p>
          </table:table-cell>
          <table:table-cell table:formula="of:=[.C627]/([.D627]-[.D626])" office:value-type="float" office:value="2269858.63529412" calcext:value-type="float">
            <text:p>2269858.6352941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700490.47857" calcext:value-type="float">
            <text:p>1442700490.47857</text:p>
          </table:table-cell>
          <table:table-cell office:value-type="float" office:value="8096" calcext:value-type="float">
            <text:p>8096</text:p>
          </table:table-cell>
          <table:table-cell table:formula="of:=[.B628]-[.B$2]" office:value-type="float" office:value="10.3230714797974" calcext:value-type="float">
            <text:p>10.3230714798</text:p>
          </table:table-cell>
          <table:table-cell table:formula="of:=[.C628]/([.D628]-[.D627])" office:value-type="float" office:value="2272136.8473737" calcext:value-type="float">
            <text:p>2272136.847373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700490.48216" calcext:value-type="float">
            <text:p>1442700490.48216</text:p>
          </table:table-cell>
          <table:table-cell office:value-type="float" office:value="8096" calcext:value-type="float">
            <text:p>8096</text:p>
          </table:table-cell>
          <table:table-cell table:formula="of:=[.B629]-[.B$2]" office:value-type="float" office:value="10.3266654014587" calcext:value-type="float">
            <text:p>10.3266654015</text:p>
          </table:table-cell>
          <table:table-cell table:formula="of:=[.C629]/([.D629]-[.D628])" office:value-type="float" office:value="2252692.39644421" calcext:value-type="float">
            <text:p>2252692.3964442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700490.48572" calcext:value-type="float">
            <text:p>1442700490.48572</text:p>
          </table:table-cell>
          <table:table-cell office:value-type="float" office:value="8096" calcext:value-type="float">
            <text:p>8096</text:p>
          </table:table-cell>
          <table:table-cell table:formula="of:=[.B630]-[.B$2]" office:value-type="float" office:value="10.3302271366119" calcext:value-type="float">
            <text:p>10.3302271366</text:p>
          </table:table-cell>
          <table:table-cell table:formula="of:=[.C630]/([.D630]-[.D629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700490.48929" calcext:value-type="float">
            <text:p>1442700490.48929</text:p>
          </table:table-cell>
          <table:table-cell office:value-type="float" office:value="8096" calcext:value-type="float">
            <text:p>8096</text:p>
          </table:table-cell>
          <table:table-cell table:formula="of:=[.B631]-[.B$2]" office:value-type="float" office:value="10.3337955474854" calcext:value-type="float">
            <text:p>10.3337955475</text:p>
          </table:table-cell>
          <table:table-cell table:formula="of:=[.C631]/([.D631]-[.D630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700490.49285" calcext:value-type="float">
            <text:p>1442700490.49285</text:p>
          </table:table-cell>
          <table:table-cell office:value-type="float" office:value="8096" calcext:value-type="float">
            <text:p>8096</text:p>
          </table:table-cell>
          <table:table-cell table:formula="of:=[.B632]-[.B$2]" office:value-type="float" office:value="10.3373582363129" calcext:value-type="float">
            <text:p>10.3373582363</text:p>
          </table:table-cell>
          <table:table-cell table:formula="of:=[.C632]/([.D632]-[.D631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700490.49642" calcext:value-type="float">
            <text:p>1442700490.49642</text:p>
          </table:table-cell>
          <table:table-cell office:value-type="float" office:value="8096" calcext:value-type="float">
            <text:p>8096</text:p>
          </table:table-cell>
          <table:table-cell table:formula="of:=[.B633]-[.B$2]" office:value-type="float" office:value="10.3409209251404" calcext:value-type="float">
            <text:p>10.3409209251</text:p>
          </table:table-cell>
          <table:table-cell table:formula="of:=[.C633]/([.D633]-[.D632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700490.49995" calcext:value-type="float">
            <text:p>1442700490.49995</text:p>
          </table:table-cell>
          <table:table-cell office:value-type="float" office:value="8096" calcext:value-type="float">
            <text:p>8096</text:p>
          </table:table-cell>
          <table:table-cell table:formula="of:=[.B634]-[.B$2]" office:value-type="float" office:value="10.3444592952728" calcext:value-type="float">
            <text:p>10.3444592953</text:p>
          </table:table-cell>
          <table:table-cell table:formula="of:=[.C634]/([.D634]-[.D633])" office:value-type="float" office:value="2288059.10545111" calcext:value-type="float">
            <text:p>2288059.105451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700490.50349" calcext:value-type="float">
            <text:p>1442700490.50349</text:p>
          </table:table-cell>
          <table:table-cell office:value-type="float" office:value="8096" calcext:value-type="float">
            <text:p>8096</text:p>
          </table:table-cell>
          <table:table-cell table:formula="of:=[.B635]-[.B$2]" office:value-type="float" office:value="10.347996711731" calcext:value-type="float">
            <text:p>10.3479967117</text:p>
          </table:table-cell>
          <table:table-cell table:formula="of:=[.C635]/([.D635]-[.D634])" office:value-type="float" office:value="2288675.95767338" calcext:value-type="float">
            <text:p>2288675.9576733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700490.50702" calcext:value-type="float">
            <text:p>1442700490.50702</text:p>
          </table:table-cell>
          <table:table-cell office:value-type="float" office:value="8096" calcext:value-type="float">
            <text:p>8096</text:p>
          </table:table-cell>
          <table:table-cell table:formula="of:=[.B636]-[.B$2]" office:value-type="float" office:value="10.3515272140503" calcext:value-type="float">
            <text:p>10.3515272141</text:p>
          </table:table-cell>
          <table:table-cell table:formula="of:=[.C636]/([.D636]-[.D635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700490.51055" calcext:value-type="float">
            <text:p>1442700490.51055</text:p>
          </table:table-cell>
          <table:table-cell office:value-type="float" office:value="8096" calcext:value-type="float">
            <text:p>8096</text:p>
          </table:table-cell>
          <table:table-cell table:formula="of:=[.B637]-[.B$2]" office:value-type="float" office:value="10.3550591468811" calcext:value-type="float">
            <text:p>10.3550591469</text:p>
          </table:table-cell>
          <table:table-cell table:formula="of:=[.C637]/([.D637]-[.D636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700490.51412" calcext:value-type="float">
            <text:p>1442700490.51412</text:p>
          </table:table-cell>
          <table:table-cell office:value-type="float" office:value="8096" calcext:value-type="float">
            <text:p>8096</text:p>
          </table:table-cell>
          <table:table-cell table:formula="of:=[.B638]-[.B$2]" office:value-type="float" office:value="10.3586239814758" calcext:value-type="float">
            <text:p>10.3586239815</text:p>
          </table:table-cell>
          <table:table-cell table:formula="of:=[.C638]/([.D638]-[.D637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700490.51765" calcext:value-type="float">
            <text:p>1442700490.51765</text:p>
          </table:table-cell>
          <table:table-cell office:value-type="float" office:value="8096" calcext:value-type="float">
            <text:p>8096</text:p>
          </table:table-cell>
          <table:table-cell table:formula="of:=[.B639]-[.B$2]" office:value-type="float" office:value="10.3621544837952" calcext:value-type="float">
            <text:p>10.3621544838</text:p>
          </table:table-cell>
          <table:table-cell table:formula="of:=[.C639]/([.D639]-[.D638])" office:value-type="float" office:value="2293158.10264722" calcext:value-type="float">
            <text:p>2293158.1026472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700490.52116" calcext:value-type="float">
            <text:p>1442700490.52116</text:p>
          </table:table-cell>
          <table:table-cell office:value-type="float" office:value="8096" calcext:value-type="float">
            <text:p>8096</text:p>
          </table:table-cell>
          <table:table-cell table:formula="of:=[.B640]-[.B$2]" office:value-type="float" office:value="10.365663766861" calcext:value-type="float">
            <text:p>10.3656637669</text:p>
          </table:table-cell>
          <table:table-cell table:formula="of:=[.C640]/([.D640]-[.D639])" office:value-type="float" office:value="2307023.92716897" calcext:value-type="float">
            <text:p>2307023.9271689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700490.52469" calcext:value-type="float">
            <text:p>1442700490.52469</text:p>
          </table:table-cell>
          <table:table-cell office:value-type="float" office:value="8096" calcext:value-type="float">
            <text:p>8096</text:p>
          </table:table-cell>
          <table:table-cell table:formula="of:=[.B641]-[.B$2]" office:value-type="float" office:value="10.3691916465759" calcext:value-type="float">
            <text:p>10.3691916466</text:p>
          </table:table-cell>
          <table:table-cell table:formula="of:=[.C641]/([.D641]-[.D640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700490.52827" calcext:value-type="float">
            <text:p>1442700490.52827</text:p>
          </table:table-cell>
          <table:table-cell office:value-type="float" office:value="8096" calcext:value-type="float">
            <text:p>8096</text:p>
          </table:table-cell>
          <table:table-cell table:formula="of:=[.B642]-[.B$2]" office:value-type="float" office:value="10.3727743625641" calcext:value-type="float">
            <text:p>10.3727743626</text:p>
          </table:table-cell>
          <table:table-cell table:formula="of:=[.C642]/([.D642]-[.D641])" office:value-type="float" office:value="2259738.15026286" calcext:value-type="float">
            <text:p>2259738.1502628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700490.53181" calcext:value-type="float">
            <text:p>1442700490.53181</text:p>
          </table:table-cell>
          <table:table-cell office:value-type="float" office:value="8096" calcext:value-type="float">
            <text:p>8096</text:p>
          </table:table-cell>
          <table:table-cell table:formula="of:=[.B643]-[.B$2]" office:value-type="float" office:value="10.3763108253479" calcext:value-type="float">
            <text:p>10.3763108253</text:p>
          </table:table-cell>
          <table:table-cell table:formula="of:=[.C643]/([.D643]-[.D642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700490.53534" calcext:value-type="float">
            <text:p>1442700490.53534</text:p>
          </table:table-cell>
          <table:table-cell office:value-type="float" office:value="8096" calcext:value-type="float">
            <text:p>8096</text:p>
          </table:table-cell>
          <table:table-cell table:formula="of:=[.B644]-[.B$2]" office:value-type="float" office:value="10.3798470497131" calcext:value-type="float">
            <text:p>10.3798470497</text:p>
          </table:table-cell>
          <table:table-cell table:formula="of:=[.C644]/([.D644]-[.D643])" office:value-type="float" office:value="2289447.49083064" calcext:value-type="float">
            <text:p>2289447.490830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700490.53888" calcext:value-type="float">
            <text:p>1442700490.53888</text:p>
          </table:table-cell>
          <table:table-cell office:value-type="float" office:value="8096" calcext:value-type="float">
            <text:p>8096</text:p>
          </table:table-cell>
          <table:table-cell table:formula="of:=[.B645]-[.B$2]" office:value-type="float" office:value="10.3833832740784" calcext:value-type="float">
            <text:p>10.3833832741</text:p>
          </table:table-cell>
          <table:table-cell table:formula="of:=[.C645]/([.D645]-[.D644])" office:value-type="float" office:value="2289447.49083064" calcext:value-type="float">
            <text:p>2289447.4908306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700490.54241" calcext:value-type="float">
            <text:p>1442700490.54241</text:p>
          </table:table-cell>
          <table:table-cell office:value-type="float" office:value="8096" calcext:value-type="float">
            <text:p>8096</text:p>
          </table:table-cell>
          <table:table-cell table:formula="of:=[.B646]-[.B$2]" office:value-type="float" office:value="10.3869154453278" calcext:value-type="float">
            <text:p>10.3869154453</text:p>
          </table:table-cell>
          <table:table-cell table:formula="of:=[.C646]/([.D646]-[.D645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700490.54607" calcext:value-type="float">
            <text:p>1442700490.54607</text:p>
          </table:table-cell>
          <table:table-cell office:value-type="float" office:value="8096" calcext:value-type="float">
            <text:p>8096</text:p>
          </table:table-cell>
          <table:table-cell table:formula="of:=[.B647]-[.B$2]" office:value-type="float" office:value="10.3905713558197" calcext:value-type="float">
            <text:p>10.3905713558</text:p>
          </table:table-cell>
          <table:table-cell table:formula="of:=[.C647]/([.D647]-[.D646])" office:value-type="float" office:value="2214496.22955524" calcext:value-type="float">
            <text:p>2214496.2295552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700490.54961" calcext:value-type="float">
            <text:p>1442700490.54961</text:p>
          </table:table-cell>
          <table:table-cell office:value-type="float" office:value="8096" calcext:value-type="float">
            <text:p>8096</text:p>
          </table:table-cell>
          <table:table-cell table:formula="of:=[.B648]-[.B$2]" office:value-type="float" office:value="10.3941099643707" calcext:value-type="float">
            <text:p>10.3941099644</text:p>
          </table:table-cell>
          <table:table-cell table:formula="of:=[.C648]/([.D648]-[.D647])" office:value-type="float" office:value="2287904.94434712" calcext:value-type="float">
            <text:p>2287904.9443471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700490.55312" calcext:value-type="float">
            <text:p>1442700490.55312</text:p>
          </table:table-cell>
          <table:table-cell office:value-type="float" office:value="8096" calcext:value-type="float">
            <text:p>8096</text:p>
          </table:table-cell>
          <table:table-cell table:formula="of:=[.B649]-[.B$2]" office:value-type="float" office:value="10.3976249694824" calcext:value-type="float">
            <text:p>10.3976249695</text:p>
          </table:table-cell>
          <table:table-cell table:formula="of:=[.C649]/([.D649]-[.D648])" office:value-type="float" office:value="2303268.34321373" calcext:value-type="float">
            <text:p>2303268.3432137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700490.55665" calcext:value-type="float">
            <text:p>1442700490.55665</text:p>
          </table:table-cell>
          <table:table-cell office:value-type="float" office:value="8096" calcext:value-type="float">
            <text:p>8096</text:p>
          </table:table-cell>
          <table:table-cell table:formula="of:=[.B650]-[.B$2]" office:value-type="float" office:value="10.4011573791504" calcext:value-type="float">
            <text:p>10.4011573792</text:p>
          </table:table-cell>
          <table:table-cell table:formula="of:=[.C650]/([.D650]-[.D649])" office:value-type="float" office:value="2291919.89632829" calcext:value-type="float">
            <text:p>2291919.896328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700490.56017" calcext:value-type="float">
            <text:p>1442700490.56017</text:p>
          </table:table-cell>
          <table:table-cell office:value-type="float" office:value="8096" calcext:value-type="float">
            <text:p>8096</text:p>
          </table:table-cell>
          <table:table-cell table:formula="of:=[.B651]-[.B$2]" office:value-type="float" office:value="10.4046785831451" calcext:value-type="float">
            <text:p>10.4046785831</text:p>
          </table:table-cell>
          <table:table-cell table:formula="of:=[.C651]/([.D651]-[.D650])" office:value-type="float" office:value="2299213.56787866" calcext:value-type="float">
            <text:p>2299213.567878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700490.56367" calcext:value-type="float">
            <text:p>1442700490.56367</text:p>
          </table:table-cell>
          <table:table-cell office:value-type="float" office:value="8096" calcext:value-type="float">
            <text:p>8096</text:p>
          </table:table-cell>
          <table:table-cell table:formula="of:=[.B652]-[.B$2]" office:value-type="float" office:value="10.4081766605377" calcext:value-type="float">
            <text:p>10.4081766605</text:p>
          </table:table-cell>
          <table:table-cell table:formula="of:=[.C652]/([.D652]-[.D651])" office:value-type="float" office:value="2314414.20283533" calcext:value-type="float">
            <text:p>2314414.202835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700490.56717" calcext:value-type="float">
            <text:p>1442700490.56717</text:p>
          </table:table-cell>
          <table:table-cell office:value-type="float" office:value="8096" calcext:value-type="float">
            <text:p>8096</text:p>
          </table:table-cell>
          <table:table-cell table:formula="of:=[.B653]-[.B$2]" office:value-type="float" office:value="10.4116704463959" calcext:value-type="float">
            <text:p>10.4116704464</text:p>
          </table:table-cell>
          <table:table-cell table:formula="of:=[.C653]/([.D653]-[.D652])" office:value-type="float" office:value="2317257.07547427" calcext:value-type="float">
            <text:p>2317257.0754742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700490.57068" calcext:value-type="float">
            <text:p>1442700490.57068</text:p>
          </table:table-cell>
          <table:table-cell office:value-type="float" office:value="8096" calcext:value-type="float">
            <text:p>8096</text:p>
          </table:table-cell>
          <table:table-cell table:formula="of:=[.B654]-[.B$2]" office:value-type="float" office:value="10.4151813983917" calcext:value-type="float">
            <text:p>10.4151813984</text:p>
          </table:table-cell>
          <table:table-cell table:formula="of:=[.C654]/([.D654]-[.D653])" office:value-type="float" office:value="2305927.2839875" calcext:value-type="float">
            <text:p>2305927.283987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700490.57422" calcext:value-type="float">
            <text:p>1442700490.57422</text:p>
          </table:table-cell>
          <table:table-cell office:value-type="float" office:value="8096" calcext:value-type="float">
            <text:p>8096</text:p>
          </table:table-cell>
          <table:table-cell table:formula="of:=[.B655]-[.B$2]" office:value-type="float" office:value="10.4187209606171" calcext:value-type="float">
            <text:p>10.4187209606</text:p>
          </table:table-cell>
          <table:table-cell table:formula="of:=[.C655]/([.D655]-[.D654])" office:value-type="float" office:value="2287288.50761148" calcext:value-type="float">
            <text:p>2287288.5076114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700490.57771" calcext:value-type="float">
            <text:p>1442700490.57771</text:p>
          </table:table-cell>
          <table:table-cell office:value-type="float" office:value="8096" calcext:value-type="float">
            <text:p>8096</text:p>
          </table:table-cell>
          <table:table-cell table:formula="of:=[.B656]-[.B$2]" office:value-type="float" office:value="10.4222178459167" calcext:value-type="float">
            <text:p>10.4222178459</text:p>
          </table:table-cell>
          <table:table-cell table:formula="of:=[.C656]/([.D656]-[.D655])" office:value-type="float" office:value="2315203.18974569" calcext:value-type="float">
            <text:p>2315203.1897456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700490.58122" calcext:value-type="float">
            <text:p>1442700490.58122</text:p>
          </table:table-cell>
          <table:table-cell office:value-type="float" office:value="8096" calcext:value-type="float">
            <text:p>8096</text:p>
          </table:table-cell>
          <table:table-cell table:formula="of:=[.B657]-[.B$2]" office:value-type="float" office:value="10.4257259368897" calcext:value-type="float">
            <text:p>10.4257259369</text:p>
          </table:table-cell>
          <table:table-cell table:formula="of:=[.C657]/([.D657]-[.D656])" office:value-type="float" office:value="2307807.88256083" calcext:value-type="float">
            <text:p>2307807.8825608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700490.58473" calcext:value-type="float">
            <text:p>1442700490.58473</text:p>
          </table:table-cell>
          <table:table-cell office:value-type="float" office:value="8096" calcext:value-type="float">
            <text:p>8096</text:p>
          </table:table-cell>
          <table:table-cell table:formula="of:=[.B658]-[.B$2]" office:value-type="float" office:value="10.4292371273041" calcext:value-type="float">
            <text:p>10.4292371273</text:p>
          </table:table-cell>
          <table:table-cell table:formula="of:=[.C658]/([.D658]-[.D657])" office:value-type="float" office:value="2305770.7057785" calcext:value-type="float">
            <text:p>2305770.705778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700490.58824" calcext:value-type="float">
            <text:p>1442700490.58824</text:p>
          </table:table-cell>
          <table:table-cell office:value-type="float" office:value="8096" calcext:value-type="float">
            <text:p>8096</text:p>
          </table:table-cell>
          <table:table-cell table:formula="of:=[.B659]-[.B$2]" office:value-type="float" office:value="10.4327478408813" calcext:value-type="float">
            <text:p>10.4327478409</text:p>
          </table:table-cell>
          <table:table-cell table:formula="of:=[.C659]/([.D659]-[.D658])" office:value-type="float" office:value="2306083.8834635" calcext:value-type="float">
            <text:p>2306083.88346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700490.59176" calcext:value-type="float">
            <text:p>1442700490.59176</text:p>
          </table:table-cell>
          <table:table-cell office:value-type="float" office:value="8096" calcext:value-type="float">
            <text:p>8096</text:p>
          </table:table-cell>
          <table:table-cell table:formula="of:=[.B660]-[.B$2]" office:value-type="float" office:value="10.4362647533417" calcext:value-type="float">
            <text:p>10.4362647533</text:p>
          </table:table-cell>
          <table:table-cell table:formula="of:=[.C660]/([.D660]-[.D659])" office:value-type="float" office:value="2302019.19761372" calcext:value-type="float">
            <text:p>2302019.1976137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700490.59527" calcext:value-type="float">
            <text:p>1442700490.59527</text:p>
          </table:table-cell>
          <table:table-cell office:value-type="float" office:value="8096" calcext:value-type="float">
            <text:p>8096</text:p>
          </table:table-cell>
          <table:table-cell table:formula="of:=[.B661]-[.B$2]" office:value-type="float" office:value="10.4397780895233" calcext:value-type="float">
            <text:p>10.4397780895</text:p>
          </table:table-cell>
          <table:table-cell table:formula="of:=[.C661]/([.D661]-[.D660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700490.59879" calcext:value-type="float">
            <text:p>1442700490.59879</text:p>
          </table:table-cell>
          <table:table-cell office:value-type="float" office:value="8096" calcext:value-type="float">
            <text:p>8096</text:p>
          </table:table-cell>
          <table:table-cell table:formula="of:=[.B662]-[.B$2]" office:value-type="float" office:value="10.443295955658" calcext:value-type="float">
            <text:p>10.4432959557</text:p>
          </table:table-cell>
          <table:table-cell table:formula="of:=[.C662]/([.D662]-[.D661])" office:value-type="float" office:value="2301395.13276855" calcext:value-type="float">
            <text:p>2301395.13276855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700490.6023" calcext:value-type="float">
            <text:p>1442700490.6023</text:p>
          </table:table-cell>
          <table:table-cell office:value-type="float" office:value="8096" calcext:value-type="float">
            <text:p>8096</text:p>
          </table:table-cell>
          <table:table-cell table:formula="of:=[.B663]-[.B$2]" office:value-type="float" office:value="10.4468092918396" calcext:value-type="float">
            <text:p>10.4468092918</text:p>
          </table:table-cell>
          <table:table-cell table:formula="of:=[.C663]/([.D663]-[.D662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700490.60583" calcext:value-type="float">
            <text:p>1442700490.60583</text:p>
          </table:table-cell>
          <table:table-cell office:value-type="float" office:value="8096" calcext:value-type="float">
            <text:p>8096</text:p>
          </table:table-cell>
          <table:table-cell table:formula="of:=[.B664]-[.B$2]" office:value-type="float" office:value="10.4503374099731" calcext:value-type="float">
            <text:p>10.45033741</text:p>
          </table:table-cell>
          <table:table-cell table:formula="of:=[.C664]/([.D664]-[.D663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700490.60936" calcext:value-type="float">
            <text:p>1442700490.60936</text:p>
          </table:table-cell>
          <table:table-cell office:value-type="float" office:value="8096" calcext:value-type="float">
            <text:p>8096</text:p>
          </table:table-cell>
          <table:table-cell table:formula="of:=[.B665]-[.B$2]" office:value-type="float" office:value="10.4538652896881" calcext:value-type="float">
            <text:p>10.4538652897</text:p>
          </table:table-cell>
          <table:table-cell table:formula="of:=[.C665]/([.D665]-[.D664])" office:value-type="float" office:value="2294862.82246401" calcext:value-type="float">
            <text:p>2294862.822464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700490.61289" calcext:value-type="float">
            <text:p>1442700490.61289</text:p>
          </table:table-cell>
          <table:table-cell office:value-type="float" office:value="8096" calcext:value-type="float">
            <text:p>8096</text:p>
          </table:table-cell>
          <table:table-cell table:formula="of:=[.B666]-[.B$2]" office:value-type="float" office:value="10.4573945999146" calcext:value-type="float">
            <text:p>10.4573945999</text:p>
          </table:table-cell>
          <table:table-cell table:formula="of:=[.C666]/([.D666]-[.D665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700490.61642" calcext:value-type="float">
            <text:p>1442700490.61642</text:p>
          </table:table-cell>
          <table:table-cell office:value-type="float" office:value="8096" calcext:value-type="float">
            <text:p>8096</text:p>
          </table:table-cell>
          <table:table-cell table:formula="of:=[.B667]-[.B$2]" office:value-type="float" office:value="10.4609241485596" calcext:value-type="float">
            <text:p>10.4609241486</text:p>
          </table:table-cell>
          <table:table-cell table:formula="of:=[.C667]/([.D667]-[.D666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700490.61995" calcext:value-type="float">
            <text:p>1442700490.61995</text:p>
          </table:table-cell>
          <table:table-cell office:value-type="float" office:value="8096" calcext:value-type="float">
            <text:p>8096</text:p>
          </table:table-cell>
          <table:table-cell table:formula="of:=[.B668]-[.B$2]" office:value-type="float" office:value="10.4644522666931" calcext:value-type="float">
            <text:p>10.4644522667</text:p>
          </table:table-cell>
          <table:table-cell table:formula="of:=[.C668]/([.D668]-[.D667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700490.62347" calcext:value-type="float">
            <text:p>1442700490.62347</text:p>
          </table:table-cell>
          <table:table-cell office:value-type="float" office:value="8096" calcext:value-type="float">
            <text:p>8096</text:p>
          </table:table-cell>
          <table:table-cell table:formula="of:=[.B669]-[.B$2]" office:value-type="float" office:value="10.4679706096649" calcext:value-type="float">
            <text:p>10.4679706097</text:p>
          </table:table-cell>
          <table:table-cell table:formula="of:=[.C669]/([.D669]-[.D668])" office:value-type="float" office:value="2301083.2272142" calcext:value-type="float">
            <text:p>2301083.227214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700490.62698" calcext:value-type="float">
            <text:p>1442700490.62698</text:p>
          </table:table-cell>
          <table:table-cell office:value-type="float" office:value="8096" calcext:value-type="float">
            <text:p>8096</text:p>
          </table:table-cell>
          <table:table-cell table:formula="of:=[.B670]-[.B$2]" office:value-type="float" office:value="10.4714860916138" calcext:value-type="float">
            <text:p>10.4714860916</text:p>
          </table:table-cell>
          <table:table-cell table:formula="of:=[.C670]/([.D670]-[.D669])" office:value-type="float" office:value="2302955.92973889" calcext:value-type="float">
            <text:p>2302955.92973889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700490.63051" calcext:value-type="float">
            <text:p>1442700490.63051</text:p>
          </table:table-cell>
          <table:table-cell office:value-type="float" office:value="8096" calcext:value-type="float">
            <text:p>8096</text:p>
          </table:table-cell>
          <table:table-cell table:formula="of:=[.B671]-[.B$2]" office:value-type="float" office:value="10.4750156402588" calcext:value-type="float">
            <text:p>10.4750156403</text:p>
          </table:table-cell>
          <table:table-cell table:formula="of:=[.C671]/([.D671]-[.D670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700490.63401" calcext:value-type="float">
            <text:p>1442700490.63401</text:p>
          </table:table-cell>
          <table:table-cell office:value-type="float" office:value="8096" calcext:value-type="float">
            <text:p>8096</text:p>
          </table:table-cell>
          <table:table-cell table:formula="of:=[.B672]-[.B$2]" office:value-type="float" office:value="10.4785130023956" calcext:value-type="float">
            <text:p>10.4785130024</text:p>
          </table:table-cell>
          <table:table-cell table:formula="of:=[.C672]/([.D672]-[.D671])" office:value-type="float" office:value="2314887.53043834" calcext:value-type="float">
            <text:p>2314887.5304383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700490.63756" calcext:value-type="float">
            <text:p>1442700490.63756</text:p>
          </table:table-cell>
          <table:table-cell office:value-type="float" office:value="8096" calcext:value-type="float">
            <text:p>8096</text:p>
          </table:table-cell>
          <table:table-cell table:formula="of:=[.B673]-[.B$2]" office:value-type="float" office:value="10.4820692539215" calcext:value-type="float">
            <text:p>10.4820692539</text:p>
          </table:table-cell>
          <table:table-cell table:formula="of:=[.C673]/([.D673]-[.D672])" office:value-type="float" office:value="2276554.38348083" calcext:value-type="float">
            <text:p>2276554.3834808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700490.64105" calcext:value-type="float">
            <text:p>1442700490.64105</text:p>
          </table:table-cell>
          <table:table-cell office:value-type="float" office:value="8096" calcext:value-type="float">
            <text:p>8096</text:p>
          </table:table-cell>
          <table:table-cell table:formula="of:=[.B674]-[.B$2]" office:value-type="float" office:value="10.485559463501" calcext:value-type="float">
            <text:p>10.4855594635</text:p>
          </table:table-cell>
          <table:table-cell table:formula="of:=[.C674]/([.D674]-[.D673])" office:value-type="float" office:value="2319631.47646697" calcext:value-type="float">
            <text:p>2319631.47646697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700490.64456" calcext:value-type="float">
            <text:p>1442700490.64456</text:p>
          </table:table-cell>
          <table:table-cell office:value-type="float" office:value="8096" calcext:value-type="float">
            <text:p>8096</text:p>
          </table:table-cell>
          <table:table-cell table:formula="of:=[.B675]-[.B$2]" office:value-type="float" office:value="10.489068031311" calcext:value-type="float">
            <text:p>10.4890680313</text:p>
          </table:table-cell>
          <table:table-cell table:formula="of:=[.C675]/([.D675]-[.D674])" office:value-type="float" office:value="2307494.2364773" calcext:value-type="float">
            <text:p>2307494.236477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700490.6481" calcext:value-type="float">
            <text:p>1442700490.6481</text:p>
          </table:table-cell>
          <table:table-cell office:value-type="float" office:value="8096" calcext:value-type="float">
            <text:p>8096</text:p>
          </table:table-cell>
          <table:table-cell table:formula="of:=[.B676]-[.B$2]" office:value-type="float" office:value="10.4925997257233" calcext:value-type="float">
            <text:p>10.4925997257</text:p>
          </table:table-cell>
          <table:table-cell table:formula="of:=[.C676]/([.D676]-[.D675])" office:value-type="float" office:value="2292384.0669682" calcext:value-type="float">
            <text:p>2292384.066968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700490.65162" calcext:value-type="float">
            <text:p>1442700490.65162</text:p>
          </table:table-cell>
          <table:table-cell office:value-type="float" office:value="8096" calcext:value-type="float">
            <text:p>8096</text:p>
          </table:table-cell>
          <table:table-cell table:formula="of:=[.B677]-[.B$2]" office:value-type="float" office:value="10.4961295127869" calcext:value-type="float">
            <text:p>10.4961295128</text:p>
          </table:table-cell>
          <table:table-cell table:formula="of:=[.C677]/([.D677]-[.D676])" office:value-type="float" office:value="2293622.77500844" calcext:value-type="float">
            <text:p>2293622.7750084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700490.65516" calcext:value-type="float">
            <text:p>1442700490.65516</text:p>
          </table:table-cell>
          <table:table-cell office:value-type="float" office:value="8096" calcext:value-type="float">
            <text:p>8096</text:p>
          </table:table-cell>
          <table:table-cell table:formula="of:=[.B678]-[.B$2]" office:value-type="float" office:value="10.4996614456177" calcext:value-type="float">
            <text:p>10.4996614456</text:p>
          </table:table-cell>
          <table:table-cell table:formula="of:=[.C678]/([.D678]-[.D677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700490.65868" calcext:value-type="float">
            <text:p>1442700490.65868</text:p>
          </table:table-cell>
          <table:table-cell office:value-type="float" office:value="8096" calcext:value-type="float">
            <text:p>8096</text:p>
          </table:table-cell>
          <table:table-cell table:formula="of:=[.B679]-[.B$2]" office:value-type="float" office:value="10.5031869411469" calcext:value-type="float">
            <text:p>10.5031869411</text:p>
          </table:table-cell>
          <table:table-cell table:formula="of:=[.C679]/([.D679]-[.D678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700490.66221" calcext:value-type="float">
            <text:p>1442700490.66221</text:p>
          </table:table-cell>
          <table:table-cell office:value-type="float" office:value="8096" calcext:value-type="float">
            <text:p>8096</text:p>
          </table:table-cell>
          <table:table-cell table:formula="of:=[.B680]-[.B$2]" office:value-type="float" office:value="10.5067119598389" calcext:value-type="float">
            <text:p>10.5067119598</text:p>
          </table:table-cell>
          <table:table-cell table:formula="of:=[.C680]/([.D680]-[.D679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700490.66574" calcext:value-type="float">
            <text:p>1442700490.66574</text:p>
          </table:table-cell>
          <table:table-cell office:value-type="float" office:value="8096" calcext:value-type="float">
            <text:p>8096</text:p>
          </table:table-cell>
          <table:table-cell table:formula="of:=[.B681]-[.B$2]" office:value-type="float" office:value="10.5102429389954" calcext:value-type="float">
            <text:p>10.510242939</text:p>
          </table:table-cell>
          <table:table-cell table:formula="of:=[.C681]/([.D681]-[.D680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700490.6693" calcext:value-type="float">
            <text:p>1442700490.6693</text:p>
          </table:table-cell>
          <table:table-cell office:value-type="float" office:value="8096" calcext:value-type="float">
            <text:p>8096</text:p>
          </table:table-cell>
          <table:table-cell table:formula="of:=[.B682]-[.B$2]" office:value-type="float" office:value="10.5138013362885" calcext:value-type="float">
            <text:p>10.5138013363</text:p>
          </table:table-cell>
          <table:table-cell table:formula="of:=[.C682]/([.D682]-[.D681])" office:value-type="float" office:value="2275181.58686767" calcext:value-type="float">
            <text:p>2275181.5868676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700490.67284" calcext:value-type="float">
            <text:p>1442700490.67284</text:p>
          </table:table-cell>
          <table:table-cell office:value-type="float" office:value="8096" calcext:value-type="float">
            <text:p>8096</text:p>
          </table:table-cell>
          <table:table-cell table:formula="of:=[.B683]-[.B$2]" office:value-type="float" office:value="10.5173435211182" calcext:value-type="float">
            <text:p>10.5173435211</text:p>
          </table:table-cell>
          <table:table-cell table:formula="of:=[.C683]/([.D683]-[.D682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700490.6764" calcext:value-type="float">
            <text:p>1442700490.6764</text:p>
          </table:table-cell>
          <table:table-cell office:value-type="float" office:value="8096" calcext:value-type="float">
            <text:p>8096</text:p>
          </table:table-cell>
          <table:table-cell table:formula="of:=[.B684]-[.B$2]" office:value-type="float" office:value="10.5209040641785" calcext:value-type="float">
            <text:p>10.5209040642</text:p>
          </table:table-cell>
          <table:table-cell table:formula="of:=[.C684]/([.D684]-[.D683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700490.67995" calcext:value-type="float">
            <text:p>1442700490.67995</text:p>
          </table:table-cell>
          <table:table-cell office:value-type="float" office:value="8096" calcext:value-type="float">
            <text:p>8096</text:p>
          </table:table-cell>
          <table:table-cell table:formula="of:=[.B685]-[.B$2]" office:value-type="float" office:value="10.5244543552399" calcext:value-type="float">
            <text:p>10.5244543552</text:p>
          </table:table-cell>
          <table:table-cell table:formula="of:=[.C685]/([.D685]-[.D684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700490.68351" calcext:value-type="float">
            <text:p>1442700490.68351</text:p>
          </table:table-cell>
          <table:table-cell office:value-type="float" office:value="8096" calcext:value-type="float">
            <text:p>8096</text:p>
          </table:table-cell>
          <table:table-cell table:formula="of:=[.B686]-[.B$2]" office:value-type="float" office:value="10.5280113220215" calcext:value-type="float">
            <text:p>10.528011322</text:p>
          </table:table-cell>
          <table:table-cell table:formula="of:=[.C686]/([.D686]-[.D685])" office:value-type="float" office:value="2276096.60057645" calcext:value-type="float">
            <text:p>2276096.6005764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700490.68707" calcext:value-type="float">
            <text:p>1442700490.68707</text:p>
          </table:table-cell>
          <table:table-cell office:value-type="float" office:value="8096" calcext:value-type="float">
            <text:p>8096</text:p>
          </table:table-cell>
          <table:table-cell table:formula="of:=[.B687]-[.B$2]" office:value-type="float" office:value="10.5315749645233" calcext:value-type="float">
            <text:p>10.5315749645</text:p>
          </table:table-cell>
          <table:table-cell table:formula="of:=[.C687]/([.D687]-[.D686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700490.6906" calcext:value-type="float">
            <text:p>1442700490.6906</text:p>
          </table:table-cell>
          <table:table-cell office:value-type="float" office:value="8096" calcext:value-type="float">
            <text:p>8096</text:p>
          </table:table-cell>
          <table:table-cell table:formula="of:=[.B688]-[.B$2]" office:value-type="float" office:value="10.5351085662842" calcext:value-type="float">
            <text:p>10.5351085663</text:p>
          </table:table-cell>
          <table:table-cell table:formula="of:=[.C688]/([.D688]-[.D687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700490.69416" calcext:value-type="float">
            <text:p>1442700490.69416</text:p>
          </table:table-cell>
          <table:table-cell office:value-type="float" office:value="8096" calcext:value-type="float">
            <text:p>8096</text:p>
          </table:table-cell>
          <table:table-cell table:formula="of:=[.B689]-[.B$2]" office:value-type="float" office:value="10.5386617183685" calcext:value-type="float">
            <text:p>10.5386617184</text:p>
          </table:table-cell>
          <table:table-cell table:formula="of:=[.C689]/([.D689]-[.D688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700490.69772" calcext:value-type="float">
            <text:p>1442700490.69772</text:p>
          </table:table-cell>
          <table:table-cell office:value-type="float" office:value="8096" calcext:value-type="float">
            <text:p>8096</text:p>
          </table:table-cell>
          <table:table-cell table:formula="of:=[.B690]-[.B$2]" office:value-type="float" office:value="10.542219877243" calcext:value-type="float">
            <text:p>10.5422198772</text:p>
          </table:table-cell>
          <table:table-cell table:formula="of:=[.C690]/([.D690]-[.D689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700490.70126" calcext:value-type="float">
            <text:p>1442700490.70126</text:p>
          </table:table-cell>
          <table:table-cell office:value-type="float" office:value="8096" calcext:value-type="float">
            <text:p>8096</text:p>
          </table:table-cell>
          <table:table-cell table:formula="of:=[.B691]-[.B$2]" office:value-type="float" office:value="10.5457606315613" calcext:value-type="float">
            <text:p>10.5457606316</text:p>
          </table:table-cell>
          <table:table-cell table:formula="of:=[.C691]/([.D691]-[.D690])" office:value-type="float" office:value="2286518.428658" calcext:value-type="float">
            <text:p>2286518.42865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700490.70476" calcext:value-type="float">
            <text:p>1442700490.70476</text:p>
          </table:table-cell>
          <table:table-cell office:value-type="float" office:value="8096" calcext:value-type="float">
            <text:p>8096</text:p>
          </table:table-cell>
          <table:table-cell table:formula="of:=[.B692]-[.B$2]" office:value-type="float" office:value="10.5492601394653" calcext:value-type="float">
            <text:p>10.5492601395</text:p>
          </table:table-cell>
          <table:table-cell table:formula="of:=[.C692]/([.D692]-[.D691])" office:value-type="float" office:value="2313468.12808284" calcext:value-type="float">
            <text:p>2313468.1280828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700490.70826" calcext:value-type="float">
            <text:p>1442700490.70826</text:p>
          </table:table-cell>
          <table:table-cell office:value-type="float" office:value="8096" calcext:value-type="float">
            <text:p>8096</text:p>
          </table:table-cell>
          <table:table-cell table:formula="of:=[.B693]-[.B$2]" office:value-type="float" office:value="10.5527696609497" calcext:value-type="float">
            <text:p>10.5527696609</text:p>
          </table:table-cell>
          <table:table-cell table:formula="of:=[.C693]/([.D693]-[.D692])" office:value-type="float" office:value="2306867.2" calcext:value-type="float">
            <text:p>2306867.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700490.7118" calcext:value-type="float">
            <text:p>1442700490.7118</text:p>
          </table:table-cell>
          <table:table-cell office:value-type="float" office:value="8096" calcext:value-type="float">
            <text:p>8096</text:p>
          </table:table-cell>
          <table:table-cell table:formula="of:=[.B694]-[.B$2]" office:value-type="float" office:value="10.5563013553619" calcext:value-type="float">
            <text:p>10.5563013554</text:p>
          </table:table-cell>
          <table:table-cell table:formula="of:=[.C694]/([.D694]-[.D693])" office:value-type="float" office:value="2292384.0669682" calcext:value-type="float">
            <text:p>2292384.066968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700490.71539" calcext:value-type="float">
            <text:p>1442700490.71539</text:p>
          </table:table-cell>
          <table:table-cell office:value-type="float" office:value="8096" calcext:value-type="float">
            <text:p>8096</text:p>
          </table:table-cell>
          <table:table-cell table:formula="of:=[.B695]-[.B$2]" office:value-type="float" office:value="10.5598955154419" calcext:value-type="float">
            <text:p>10.5598955154</text:p>
          </table:table-cell>
          <table:table-cell table:formula="of:=[.C695]/([.D695]-[.D694])" office:value-type="float" office:value="2252542.96411277" calcext:value-type="float">
            <text:p>2252542.9641127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700490.71894" calcext:value-type="float">
            <text:p>1442700490.71894</text:p>
          </table:table-cell>
          <table:table-cell office:value-type="float" office:value="8096" calcext:value-type="float">
            <text:p>8096</text:p>
          </table:table-cell>
          <table:table-cell table:formula="of:=[.B696]-[.B$2]" office:value-type="float" office:value="10.5634417533875" calcext:value-type="float">
            <text:p>10.5634417534</text:p>
          </table:table-cell>
          <table:table-cell table:formula="of:=[.C696]/([.D696]-[.D695])" office:value-type="float" office:value="2282982.73389808" calcext:value-type="float">
            <text:p>2282982.7338980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700490.7225" calcext:value-type="float">
            <text:p>1442700490.7225</text:p>
          </table:table-cell>
          <table:table-cell office:value-type="float" office:value="8096" calcext:value-type="float">
            <text:p>8096</text:p>
          </table:table-cell>
          <table:table-cell table:formula="of:=[.B697]-[.B$2]" office:value-type="float" office:value="10.5670056343079" calcext:value-type="float">
            <text:p>10.5670056343</text:p>
          </table:table-cell>
          <table:table-cell table:formula="of:=[.C697]/([.D697]-[.D696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700490.72611" calcext:value-type="float">
            <text:p>1442700490.72611</text:p>
          </table:table-cell>
          <table:table-cell office:value-type="float" office:value="8096" calcext:value-type="float">
            <text:p>8096</text:p>
          </table:table-cell>
          <table:table-cell table:formula="of:=[.B698]-[.B$2]" office:value-type="float" office:value="10.570611000061" calcext:value-type="float">
            <text:p>10.5706110001</text:p>
          </table:table-cell>
          <table:table-cell table:formula="of:=[.C698]/([.D698]-[.D697])" office:value-type="float" office:value="2245541.93783891" calcext:value-type="float">
            <text:p>2245541.9378389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700490.72967" calcext:value-type="float">
            <text:p>1442700490.72967</text:p>
          </table:table-cell>
          <table:table-cell office:value-type="float" office:value="8096" calcext:value-type="float">
            <text:p>8096</text:p>
          </table:table-cell>
          <table:table-cell table:formula="of:=[.B699]-[.B$2]" office:value-type="float" office:value="10.5741727352142" calcext:value-type="float">
            <text:p>10.5741727352</text:p>
          </table:table-cell>
          <table:table-cell table:formula="of:=[.C699]/([.D699]-[.D698])" office:value-type="float" office:value="2273049.41321374" calcext:value-type="float">
            <text:p>2273049.4132137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700490.73353" calcext:value-type="float">
            <text:p>1442700490.73353</text:p>
          </table:table-cell>
          <table:table-cell office:value-type="float" office:value="8096" calcext:value-type="float">
            <text:p>8096</text:p>
          </table:table-cell>
          <table:table-cell table:formula="of:=[.B700]-[.B$2]" office:value-type="float" office:value="10.5780310630798" calcext:value-type="float">
            <text:p>10.5780310631</text:p>
          </table:table-cell>
          <table:table-cell table:formula="of:=[.C700]/([.D700]-[.D699])" office:value-type="float" office:value="2098318.30834827" calcext:value-type="float">
            <text:p>2098318.308348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700490.73708" calcext:value-type="float">
            <text:p>1442700490.73708</text:p>
          </table:table-cell>
          <table:table-cell office:value-type="float" office:value="8096" calcext:value-type="float">
            <text:p>8096</text:p>
          </table:table-cell>
          <table:table-cell table:formula="of:=[.B701]-[.B$2]" office:value-type="float" office:value="10.5815830230713" calcext:value-type="float">
            <text:p>10.5815830231</text:p>
          </table:table-cell>
          <table:table-cell table:formula="of:=[.C701]/([.D701]-[.D700])" office:value-type="float" office:value="2279304.95261109" calcext:value-type="float">
            <text:p>2279304.9526110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700490.74061" calcext:value-type="float">
            <text:p>1442700490.74061</text:p>
          </table:table-cell>
          <table:table-cell office:value-type="float" office:value="8096" calcext:value-type="float">
            <text:p>8096</text:p>
          </table:table-cell>
          <table:table-cell table:formula="of:=[.B702]-[.B$2]" office:value-type="float" office:value="10.5851159095764" calcext:value-type="float">
            <text:p>10.5851159096</text:p>
          </table:table-cell>
          <table:table-cell table:formula="of:=[.C702]/([.D702]-[.D701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700490.74419" calcext:value-type="float">
            <text:p>1442700490.74419</text:p>
          </table:table-cell>
          <table:table-cell office:value-type="float" office:value="8096" calcext:value-type="float">
            <text:p>8096</text:p>
          </table:table-cell>
          <table:table-cell table:formula="of:=[.B703]-[.B$2]" office:value-type="float" office:value="10.5886948108673" calcext:value-type="float">
            <text:p>10.5886948109</text:p>
          </table:table-cell>
          <table:table-cell table:formula="of:=[.C703]/([.D703]-[.D702])" office:value-type="float" office:value="2262146.77130105" calcext:value-type="float">
            <text:p>2262146.771301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700490.74776" calcext:value-type="float">
            <text:p>1442700490.74776</text:p>
          </table:table-cell>
          <table:table-cell office:value-type="float" office:value="8096" calcext:value-type="float">
            <text:p>8096</text:p>
          </table:table-cell>
          <table:table-cell table:formula="of:=[.B704]-[.B$2]" office:value-type="float" office:value="10.5922620296478" calcext:value-type="float">
            <text:p>10.5922620296</text:p>
          </table:table-cell>
          <table:table-cell table:formula="of:=[.C704]/([.D704]-[.D703])" office:value-type="float" office:value="2269555.21882101" calcext:value-type="float">
            <text:p>2269555.21882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700490.75133" calcext:value-type="float">
            <text:p>1442700490.75133</text:p>
          </table:table-cell>
          <table:table-cell office:value-type="float" office:value="8096" calcext:value-type="float">
            <text:p>8096</text:p>
          </table:table-cell>
          <table:table-cell table:formula="of:=[.B705]-[.B$2]" office:value-type="float" office:value="10.5958337783813" calcext:value-type="float">
            <text:p>10.5958337784</text:p>
          </table:table-cell>
          <table:table-cell table:formula="of:=[.C705]/([.D705]-[.D704])" office:value-type="float" office:value="2266676.80288365" calcext:value-type="float">
            <text:p>2266676.8028836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700490.75489" calcext:value-type="float">
            <text:p>1442700490.75489</text:p>
          </table:table-cell>
          <table:table-cell office:value-type="float" office:value="8096" calcext:value-type="float">
            <text:p>8096</text:p>
          </table:table-cell>
          <table:table-cell table:formula="of:=[.B706]-[.B$2]" office:value-type="float" office:value="10.5993962287903" calcext:value-type="float">
            <text:p>10.5993962288</text:p>
          </table:table-cell>
          <table:table-cell table:formula="of:=[.C706]/([.D706]-[.D705])" office:value-type="float" office:value="2272593.03868291" calcext:value-type="float">
            <text:p>2272593.0386829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700490.75846" calcext:value-type="float">
            <text:p>1442700490.75846</text:p>
          </table:table-cell>
          <table:table-cell office:value-type="float" office:value="8096" calcext:value-type="float">
            <text:p>8096</text:p>
          </table:table-cell>
          <table:table-cell table:formula="of:=[.B707]-[.B$2]" office:value-type="float" office:value="10.6029644012451" calcext:value-type="float">
            <text:p>10.6029644012</text:p>
          </table:table-cell>
          <table:table-cell table:formula="of:=[.C707]/([.D707]-[.D706])" office:value-type="float" office:value="2268948.62915943" calcext:value-type="float">
            <text:p>2268948.6291594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700490.76207" calcext:value-type="float">
            <text:p>1442700490.76207</text:p>
          </table:table-cell>
          <table:table-cell office:value-type="float" office:value="8096" calcext:value-type="float">
            <text:p>8096</text:p>
          </table:table-cell>
          <table:table-cell table:formula="of:=[.B708]-[.B$2]" office:value-type="float" office:value="10.6065731048584" calcext:value-type="float">
            <text:p>10.6065731049</text:p>
          </table:table-cell>
          <table:table-cell table:formula="of:=[.C708]/([.D708]-[.D707])" office:value-type="float" office:value="2243464.93023256" calcext:value-type="float">
            <text:p>2243464.9302325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700490.7656" calcext:value-type="float">
            <text:p>1442700490.7656</text:p>
          </table:table-cell>
          <table:table-cell office:value-type="float" office:value="8096" calcext:value-type="float">
            <text:p>8096</text:p>
          </table:table-cell>
          <table:table-cell table:formula="of:=[.B709]-[.B$2]" office:value-type="float" office:value="10.6101021766663" calcext:value-type="float">
            <text:p>10.6101021767</text:p>
          </table:table-cell>
          <table:table-cell table:formula="of:=[.C709]/([.D709]-[.D708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700490.76916" calcext:value-type="float">
            <text:p>1442700490.76916</text:p>
          </table:table-cell>
          <table:table-cell office:value-type="float" office:value="8096" calcext:value-type="float">
            <text:p>8096</text:p>
          </table:table-cell>
          <table:table-cell table:formula="of:=[.B710]-[.B$2]" office:value-type="float" office:value="10.6136665344238" calcext:value-type="float">
            <text:p>10.6136665344</text:p>
          </table:table-cell>
          <table:table-cell table:formula="of:=[.C710]/([.D710]-[.D709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700490.77274" calcext:value-type="float">
            <text:p>1442700490.77274</text:p>
          </table:table-cell>
          <table:table-cell office:value-type="float" office:value="8096" calcext:value-type="float">
            <text:p>8096</text:p>
          </table:table-cell>
          <table:table-cell table:formula="of:=[.B711]-[.B$2]" office:value-type="float" office:value="10.617244720459" calcext:value-type="float">
            <text:p>10.6172447205</text:p>
          </table:table-cell>
          <table:table-cell table:formula="of:=[.C711]/([.D711]-[.D710])" office:value-type="float" office:value="2262598.95948827" calcext:value-type="float">
            <text:p>2262598.9594882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700490.7763" calcext:value-type="float">
            <text:p>1442700490.7763</text:p>
          </table:table-cell>
          <table:table-cell office:value-type="float" office:value="8096" calcext:value-type="float">
            <text:p>8096</text:p>
          </table:table-cell>
          <table:table-cell table:formula="of:=[.B712]-[.B$2]" office:value-type="float" office:value="10.6208062171936" calcext:value-type="float">
            <text:p>10.6208062172</text:p>
          </table:table-cell>
          <table:table-cell table:formula="of:=[.C712]/([.D712]-[.D711])" office:value-type="float" office:value="2273201.57879234" calcext:value-type="float">
            <text:p>2273201.5787923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700490.77987" calcext:value-type="float">
            <text:p>1442700490.77987</text:p>
          </table:table-cell>
          <table:table-cell office:value-type="float" office:value="8096" calcext:value-type="float">
            <text:p>8096</text:p>
          </table:table-cell>
          <table:table-cell table:formula="of:=[.B713]-[.B$2]" office:value-type="float" office:value="10.6243755817413" calcext:value-type="float">
            <text:p>10.6243755817</text:p>
          </table:table-cell>
          <table:table-cell table:formula="of:=[.C713]/([.D713]-[.D712])" office:value-type="float" office:value="2268190.84790595" calcext:value-type="float">
            <text:p>2268190.8479059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700490.78343" calcext:value-type="float">
            <text:p>1442700490.78343</text:p>
          </table:table-cell>
          <table:table-cell office:value-type="float" office:value="8096" calcext:value-type="float">
            <text:p>8096</text:p>
          </table:table-cell>
          <table:table-cell table:formula="of:=[.B714]-[.B$2]" office:value-type="float" office:value="10.6279344558716" calcext:value-type="float">
            <text:p>10.6279344559</text:p>
          </table:table-cell>
          <table:table-cell table:formula="of:=[.C714]/([.D714]-[.D713])" office:value-type="float" office:value="2274876.74576271" calcext:value-type="float">
            <text:p>2274876.7457627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700490.78699" calcext:value-type="float">
            <text:p>1442700490.78699</text:p>
          </table:table-cell>
          <table:table-cell office:value-type="float" office:value="8096" calcext:value-type="float">
            <text:p>8096</text:p>
          </table:table-cell>
          <table:table-cell table:formula="of:=[.B715]-[.B$2]" office:value-type="float" office:value="10.6314978599548" calcext:value-type="float">
            <text:p>10.63149786</text:p>
          </table:table-cell>
          <table:table-cell table:formula="of:=[.C715]/([.D715]-[.D714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700490.79057" calcext:value-type="float">
            <text:p>1442700490.79057</text:p>
          </table:table-cell>
          <table:table-cell office:value-type="float" office:value="8096" calcext:value-type="float">
            <text:p>8096</text:p>
          </table:table-cell>
          <table:table-cell table:formula="of:=[.B716]-[.B$2]" office:value-type="float" office:value="10.6350729465485" calcext:value-type="float">
            <text:p>10.6350729465</text:p>
          </table:table-cell>
          <table:table-cell table:formula="of:=[.C716]/([.D716]-[.D715])" office:value-type="float" office:value="2264560.53244415" calcext:value-type="float">
            <text:p>2264560.5324441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700490.79418" calcext:value-type="float">
            <text:p>1442700490.79418</text:p>
          </table:table-cell>
          <table:table-cell office:value-type="float" office:value="8096" calcext:value-type="float">
            <text:p>8096</text:p>
          </table:table-cell>
          <table:table-cell table:formula="of:=[.B717]-[.B$2]" office:value-type="float" office:value="10.6386885643005" calcext:value-type="float">
            <text:p>10.6386885643</text:p>
          </table:table-cell>
          <table:table-cell table:formula="of:=[.C717]/([.D717]-[.D716])" office:value-type="float" office:value="2239174.75661062" calcext:value-type="float">
            <text:p>2239174.7566106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700490.79772" calcext:value-type="float">
            <text:p>1442700490.79772</text:p>
          </table:table-cell>
          <table:table-cell office:value-type="float" office:value="8096" calcext:value-type="float">
            <text:p>8096</text:p>
          </table:table-cell>
          <table:table-cell table:formula="of:=[.B718]-[.B$2]" office:value-type="float" office:value="10.6422250270844" calcext:value-type="float">
            <text:p>10.6422250271</text:p>
          </table:table-cell>
          <table:table-cell table:formula="of:=[.C718]/([.D718]-[.D717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700490.8013" calcext:value-type="float">
            <text:p>1442700490.8013</text:p>
          </table:table-cell>
          <table:table-cell office:value-type="float" office:value="8096" calcext:value-type="float">
            <text:p>8096</text:p>
          </table:table-cell>
          <table:table-cell table:formula="of:=[.B719]-[.B$2]" office:value-type="float" office:value="10.6458032131195" calcext:value-type="float">
            <text:p>10.6458032131</text:p>
          </table:table-cell>
          <table:table-cell table:formula="of:=[.C719]/([.D719]-[.D718])" office:value-type="float" office:value="2262598.95948827" calcext:value-type="float">
            <text:p>2262598.9594882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700490.80486" calcext:value-type="float">
            <text:p>1442700490.80486</text:p>
          </table:table-cell>
          <table:table-cell office:value-type="float" office:value="8096" calcext:value-type="float">
            <text:p>8096</text:p>
          </table:table-cell>
          <table:table-cell table:formula="of:=[.B720]-[.B$2]" office:value-type="float" office:value="10.6493637561798" calcext:value-type="float">
            <text:p>10.6493637562</text:p>
          </table:table-cell>
          <table:table-cell table:formula="of:=[.C720]/([.D720]-[.D719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700490.80843" calcext:value-type="float">
            <text:p>1442700490.80843</text:p>
          </table:table-cell>
          <table:table-cell office:value-type="float" office:value="8096" calcext:value-type="float">
            <text:p>8096</text:p>
          </table:table-cell>
          <table:table-cell table:formula="of:=[.B721]-[.B$2]" office:value-type="float" office:value="10.6529343128204" calcext:value-type="float">
            <text:p>10.6529343128</text:p>
          </table:table-cell>
          <table:table-cell table:formula="of:=[.C721]/([.D721]-[.D720])" office:value-type="float" office:value="2267433.57264957" calcext:value-type="float">
            <text:p>2267433.5726495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700490.812" calcext:value-type="float">
            <text:p>1442700490.812</text:p>
          </table:table-cell>
          <table:table-cell office:value-type="float" office:value="8096" calcext:value-type="float">
            <text:p>8096</text:p>
          </table:table-cell>
          <table:table-cell table:formula="of:=[.B722]-[.B$2]" office:value-type="float" office:value="10.6565089225769" calcext:value-type="float">
            <text:p>10.6565089226</text:p>
          </table:table-cell>
          <table:table-cell table:formula="of:=[.C722]/([.D722]-[.D721])" office:value-type="float" office:value="2264862.61482025" calcext:value-type="float">
            <text:p>2264862.614820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700490.8156" calcext:value-type="float">
            <text:p>1442700490.8156</text:p>
          </table:table-cell>
          <table:table-cell office:value-type="float" office:value="8096" calcext:value-type="float">
            <text:p>8096</text:p>
          </table:table-cell>
          <table:table-cell table:formula="of:=[.B723]-[.B$2]" office:value-type="float" office:value="10.6601033210754" calcext:value-type="float">
            <text:p>10.6601033211</text:p>
          </table:table-cell>
          <table:table-cell table:formula="of:=[.C723]/([.D723]-[.D722])" office:value-type="float" office:value="2252393.5516052" calcext:value-type="float">
            <text:p>2252393.551605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700490.81916" calcext:value-type="float">
            <text:p>1442700490.81916</text:p>
          </table:table-cell>
          <table:table-cell office:value-type="float" office:value="8096" calcext:value-type="float">
            <text:p>8096</text:p>
          </table:table-cell>
          <table:table-cell table:formula="of:=[.B724]-[.B$2]" office:value-type="float" office:value="10.6636669635773" calcext:value-type="float">
            <text:p>10.6636669636</text:p>
          </table:table-cell>
          <table:table-cell table:formula="of:=[.C724]/([.D724]-[.D723])" office:value-type="float" office:value="2271832.82156955" calcext:value-type="float">
            <text:p>2271832.8215695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700490.82273" calcext:value-type="float">
            <text:p>1442700490.82273</text:p>
          </table:table-cell>
          <table:table-cell office:value-type="float" office:value="8096" calcext:value-type="float">
            <text:p>8096</text:p>
          </table:table-cell>
          <table:table-cell table:formula="of:=[.B725]-[.B$2]" office:value-type="float" office:value="10.6672337055206" calcext:value-type="float">
            <text:p>10.6672337055</text:p>
          </table:table-cell>
          <table:table-cell table:formula="of:=[.C725]/([.D725]-[.D724])" office:value-type="float" office:value="2269858.63529412" calcext:value-type="float">
            <text:p>2269858.6352941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700490.82627" calcext:value-type="float">
            <text:p>1442700490.82627</text:p>
          </table:table-cell>
          <table:table-cell office:value-type="float" office:value="8096" calcext:value-type="float">
            <text:p>8096</text:p>
          </table:table-cell>
          <table:table-cell table:formula="of:=[.B726]-[.B$2]" office:value-type="float" office:value="10.670773267746" calcext:value-type="float">
            <text:p>10.6707732677</text:p>
          </table:table-cell>
          <table:table-cell table:formula="of:=[.C726]/([.D726]-[.D725])" office:value-type="float" office:value="2287288.50761148" calcext:value-type="float">
            <text:p>2287288.5076114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700490.82983" calcext:value-type="float">
            <text:p>1442700490.82983</text:p>
          </table:table-cell>
          <table:table-cell office:value-type="float" office:value="8096" calcext:value-type="float">
            <text:p>8096</text:p>
          </table:table-cell>
          <table:table-cell table:formula="of:=[.B727]-[.B$2]" office:value-type="float" office:value="10.6743359565735" calcext:value-type="float">
            <text:p>10.6743359566</text:p>
          </table:table-cell>
          <table:table-cell table:formula="of:=[.C727]/([.D727]-[.D726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700490.8334" calcext:value-type="float">
            <text:p>1442700490.8334</text:p>
          </table:table-cell>
          <table:table-cell office:value-type="float" office:value="8096" calcext:value-type="float">
            <text:p>8096</text:p>
          </table:table-cell>
          <table:table-cell table:formula="of:=[.B728]-[.B$2]" office:value-type="float" office:value="10.6779074668884" calcext:value-type="float">
            <text:p>10.6779074669</text:p>
          </table:table-cell>
          <table:table-cell table:formula="of:=[.C728]/([.D728]-[.D727])" office:value-type="float" office:value="2266828.1164219" calcext:value-type="float">
            <text:p>2266828.116421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700490.83693" calcext:value-type="float">
            <text:p>1442700490.83693</text:p>
          </table:table-cell>
          <table:table-cell office:value-type="float" office:value="8096" calcext:value-type="float">
            <text:p>8096</text:p>
          </table:table-cell>
          <table:table-cell table:formula="of:=[.B729]-[.B$2]" office:value-type="float" office:value="10.6814308166504" calcext:value-type="float">
            <text:p>10.6814308167</text:p>
          </table:table-cell>
          <table:table-cell table:formula="of:=[.C729]/([.D729]-[.D728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700490.84052" calcext:value-type="float">
            <text:p>1442700490.84052</text:p>
          </table:table-cell>
          <table:table-cell office:value-type="float" office:value="8096" calcext:value-type="float">
            <text:p>8096</text:p>
          </table:table-cell>
          <table:table-cell table:formula="of:=[.B730]-[.B$2]" office:value-type="float" office:value="10.6850211620331" calcext:value-type="float">
            <text:p>10.685021162</text:p>
          </table:table-cell>
          <table:table-cell table:formula="of:=[.C730]/([.D730]-[.D729])" office:value-type="float" office:value="2254936.26296567" calcext:value-type="float">
            <text:p>2254936.2629656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700490.84408" calcext:value-type="float">
            <text:p>1442700490.84408</text:p>
          </table:table-cell>
          <table:table-cell office:value-type="float" office:value="8096" calcext:value-type="float">
            <text:p>8096</text:p>
          </table:table-cell>
          <table:table-cell table:formula="of:=[.B731]-[.B$2]" office:value-type="float" office:value="10.6885817050934" calcext:value-type="float">
            <text:p>10.6885817051</text:p>
          </table:table-cell>
          <table:table-cell table:formula="of:=[.C731]/([.D731]-[.D730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700490.84764" calcext:value-type="float">
            <text:p>1442700490.84764</text:p>
          </table:table-cell>
          <table:table-cell office:value-type="float" office:value="8096" calcext:value-type="float">
            <text:p>8096</text:p>
          </table:table-cell>
          <table:table-cell table:formula="of:=[.B732]-[.B$2]" office:value-type="float" office:value="10.6921436786652" calcext:value-type="float">
            <text:p>10.6921436787</text:p>
          </table:table-cell>
          <table:table-cell table:formula="of:=[.C732]/([.D732]-[.D731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700490.8512" calcext:value-type="float">
            <text:p>1442700490.8512</text:p>
          </table:table-cell>
          <table:table-cell office:value-type="float" office:value="8096" calcext:value-type="float">
            <text:p>8096</text:p>
          </table:table-cell>
          <table:table-cell table:formula="of:=[.B733]-[.B$2]" office:value-type="float" office:value="10.6957042217255" calcext:value-type="float">
            <text:p>10.6957042217</text:p>
          </table:table-cell>
          <table:table-cell table:formula="of:=[.C733]/([.D733]-[.D732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700490.85476" calcext:value-type="float">
            <text:p>1442700490.85476</text:p>
          </table:table-cell>
          <table:table-cell office:value-type="float" office:value="8096" calcext:value-type="float">
            <text:p>8096</text:p>
          </table:table-cell>
          <table:table-cell table:formula="of:=[.B734]-[.B$2]" office:value-type="float" office:value="10.6992690563202" calcext:value-type="float">
            <text:p>10.6992690563</text:p>
          </table:table-cell>
          <table:table-cell table:formula="of:=[.C734]/([.D734]-[.D733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700490.85833" calcext:value-type="float">
            <text:p>1442700490.85833</text:p>
          </table:table-cell>
          <table:table-cell office:value-type="float" office:value="8096" calcext:value-type="float">
            <text:p>8096</text:p>
          </table:table-cell>
          <table:table-cell table:formula="of:=[.B735]-[.B$2]" office:value-type="float" office:value="10.7028396129608" calcext:value-type="float">
            <text:p>10.702839613</text:p>
          </table:table-cell>
          <table:table-cell table:formula="of:=[.C735]/([.D735]-[.D734])" office:value-type="float" office:value="2267433.57264957" calcext:value-type="float">
            <text:p>2267433.5726495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700490.8619" calcext:value-type="float">
            <text:p>1442700490.8619</text:p>
          </table:table-cell>
          <table:table-cell office:value-type="float" office:value="8096" calcext:value-type="float">
            <text:p>8096</text:p>
          </table:table-cell>
          <table:table-cell table:formula="of:=[.B736]-[.B$2]" office:value-type="float" office:value="10.7064018249512" calcext:value-type="float">
            <text:p>10.706401825</text:p>
          </table:table-cell>
          <table:table-cell table:formula="of:=[.C736]/([.D736]-[.D735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700490.86546" calcext:value-type="float">
            <text:p>1442700490.86546</text:p>
          </table:table-cell>
          <table:table-cell office:value-type="float" office:value="8096" calcext:value-type="float">
            <text:p>8096</text:p>
          </table:table-cell>
          <table:table-cell table:formula="of:=[.B737]-[.B$2]" office:value-type="float" office:value="10.7099616527557" calcext:value-type="float">
            <text:p>10.7099616528</text:p>
          </table:table-cell>
          <table:table-cell table:formula="of:=[.C737]/([.D737]-[.D736])" office:value-type="float" office:value="2274267.30855268" calcext:value-type="float">
            <text:p>2274267.3085526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700490.86902" calcext:value-type="float">
            <text:p>1442700490.86902</text:p>
          </table:table-cell>
          <table:table-cell office:value-type="float" office:value="8096" calcext:value-type="float">
            <text:p>8096</text:p>
          </table:table-cell>
          <table:table-cell table:formula="of:=[.B738]-[.B$2]" office:value-type="float" office:value="10.7135238647461" calcext:value-type="float">
            <text:p>10.7135238647</text:p>
          </table:table-cell>
          <table:table-cell table:formula="of:=[.C738]/([.D738]-[.D737])" office:value-type="float" office:value="2272745.14316311" calcext:value-type="float">
            <text:p>2272745.1431631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700490.87258" calcext:value-type="float">
            <text:p>1442700490.87258</text:p>
          </table:table-cell>
          <table:table-cell office:value-type="float" office:value="8096" calcext:value-type="float">
            <text:p>8096</text:p>
          </table:table-cell>
          <table:table-cell table:formula="of:=[.B739]-[.B$2]" office:value-type="float" office:value="10.7170865535736" calcext:value-type="float">
            <text:p>10.7170865536</text:p>
          </table:table-cell>
          <table:table-cell table:formula="of:=[.C739]/([.D739]-[.D738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700490.87615" calcext:value-type="float">
            <text:p>1442700490.87615</text:p>
          </table:table-cell>
          <table:table-cell office:value-type="float" office:value="8096" calcext:value-type="float">
            <text:p>8096</text:p>
          </table:table-cell>
          <table:table-cell table:formula="of:=[.B740]-[.B$2]" office:value-type="float" office:value="10.7206528186798" calcext:value-type="float">
            <text:p>10.7206528187</text:p>
          </table:table-cell>
          <table:table-cell table:formula="of:=[.C740]/([.D740]-[.D739])" office:value-type="float" office:value="2270162.13290547" calcext:value-type="float">
            <text:p>2270162.1329054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700490.87971" calcext:value-type="float">
            <text:p>1442700490.87971</text:p>
          </table:table-cell>
          <table:table-cell office:value-type="float" office:value="8096" calcext:value-type="float">
            <text:p>8096</text:p>
          </table:table-cell>
          <table:table-cell table:formula="of:=[.B741]-[.B$2]" office:value-type="float" office:value="10.7242147922516" calcext:value-type="float">
            <text:p>10.7242147923</text:p>
          </table:table-cell>
          <table:table-cell table:formula="of:=[.C741]/([.D741]-[.D740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700490.88326" calcext:value-type="float">
            <text:p>1442700490.88326</text:p>
          </table:table-cell>
          <table:table-cell office:value-type="float" office:value="8096" calcext:value-type="float">
            <text:p>8096</text:p>
          </table:table-cell>
          <table:table-cell table:formula="of:=[.B742]-[.B$2]" office:value-type="float" office:value="10.7277626991272" calcext:value-type="float">
            <text:p>10.7277626991</text:p>
          </table:table-cell>
          <table:table-cell table:formula="of:=[.C742]/([.D742]-[.D741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700490.88682" calcext:value-type="float">
            <text:p>1442700490.88682</text:p>
          </table:table-cell>
          <table:table-cell office:value-type="float" office:value="8096" calcext:value-type="float">
            <text:p>8096</text:p>
          </table:table-cell>
          <table:table-cell table:formula="of:=[.B743]-[.B$2]" office:value-type="float" office:value="10.731324672699" calcext:value-type="float">
            <text:p>10.7313246727</text:p>
          </table:table-cell>
          <table:table-cell table:formula="of:=[.C743]/([.D743]-[.D742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700490.89038" calcext:value-type="float">
            <text:p>1442700490.89038</text:p>
          </table:table-cell>
          <table:table-cell office:value-type="float" office:value="8096" calcext:value-type="float">
            <text:p>8096</text:p>
          </table:table-cell>
          <table:table-cell table:formula="of:=[.B744]-[.B$2]" office:value-type="float" office:value="10.7348885536194" calcext:value-type="float">
            <text:p>10.7348885536</text:p>
          </table:table-cell>
          <table:table-cell table:formula="of:=[.C744]/([.D744]-[.D743])" office:value-type="float" office:value="2271680.83917581" calcext:value-type="float">
            <text:p>2271680.8391758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700490.89397" calcext:value-type="float">
            <text:p>1442700490.89397</text:p>
          </table:table-cell>
          <table:table-cell office:value-type="float" office:value="8096" calcext:value-type="float">
            <text:p>8096</text:p>
          </table:table-cell>
          <table:table-cell table:formula="of:=[.B745]-[.B$2]" office:value-type="float" office:value="10.7384743690491" calcext:value-type="float">
            <text:p>10.738474369</text:p>
          </table:table-cell>
          <table:table-cell table:formula="of:=[.C745]/([.D745]-[.D744])" office:value-type="float" office:value="2257784.91914894" calcext:value-type="float">
            <text:p>2257784.9191489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700490.89746" calcext:value-type="float">
            <text:p>1442700490.89746</text:p>
          </table:table-cell>
          <table:table-cell office:value-type="float" office:value="8096" calcext:value-type="float">
            <text:p>8096</text:p>
          </table:table-cell>
          <table:table-cell table:formula="of:=[.B746]-[.B$2]" office:value-type="float" office:value="10.7419683933258" calcext:value-type="float">
            <text:p>10.7419683933</text:p>
          </table:table-cell>
          <table:table-cell table:formula="of:=[.C746]/([.D746]-[.D745])" office:value-type="float" office:value="2317098.95489594" calcext:value-type="float">
            <text:p>2317098.9548959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700490.90099" calcext:value-type="float">
            <text:p>1442700490.90099</text:p>
          </table:table-cell>
          <table:table-cell office:value-type="float" office:value="8096" calcext:value-type="float">
            <text:p>8096</text:p>
          </table:table-cell>
          <table:table-cell table:formula="of:=[.B747]-[.B$2]" office:value-type="float" office:value="10.7454948425293" calcext:value-type="float">
            <text:p>10.7454948425</text:p>
          </table:table-cell>
          <table:table-cell table:formula="of:=[.C747]/([.D747]-[.D746])" office:value-type="float" office:value="2295793.7383544" calcext:value-type="float">
            <text:p>2295793.738354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700490.90451" calcext:value-type="float">
            <text:p>1442700490.90451</text:p>
          </table:table-cell>
          <table:table-cell office:value-type="float" office:value="8096" calcext:value-type="float">
            <text:p>8096</text:p>
          </table:table-cell>
          <table:table-cell table:formula="of:=[.B748]-[.B$2]" office:value-type="float" office:value="10.7490196228027" calcext:value-type="float">
            <text:p>10.7490196228</text:p>
          </table:table-cell>
          <table:table-cell table:formula="of:=[.C748]/([.D748]-[.D747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700490.90804" calcext:value-type="float">
            <text:p>1442700490.90804</text:p>
          </table:table-cell>
          <table:table-cell office:value-type="float" office:value="8096" calcext:value-type="float">
            <text:p>8096</text:p>
          </table:table-cell>
          <table:table-cell table:formula="of:=[.B749]-[.B$2]" office:value-type="float" office:value="10.7525453567505" calcext:value-type="float">
            <text:p>10.7525453568</text:p>
          </table:table-cell>
          <table:table-cell table:formula="of:=[.C749]/([.D749]-[.D748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700490.91158" calcext:value-type="float">
            <text:p>1442700490.91158</text:p>
          </table:table-cell>
          <table:table-cell office:value-type="float" office:value="8096" calcext:value-type="float">
            <text:p>8096</text:p>
          </table:table-cell>
          <table:table-cell table:formula="of:=[.B750]-[.B$2]" office:value-type="float" office:value="10.7560820579529" calcext:value-type="float">
            <text:p>10.756082058</text:p>
          </table:table-cell>
          <table:table-cell table:formula="of:=[.C750]/([.D750]-[.D749])" office:value-type="float" office:value="2289138.81515437" calcext:value-type="float">
            <text:p>2289138.8151543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700490.91514" calcext:value-type="float">
            <text:p>1442700490.91514</text:p>
          </table:table-cell>
          <table:table-cell office:value-type="float" office:value="8096" calcext:value-type="float">
            <text:p>8096</text:p>
          </table:table-cell>
          <table:table-cell table:formula="of:=[.B751]-[.B$2]" office:value-type="float" office:value="10.7596464157104" calcext:value-type="float">
            <text:p>10.7596464157</text:p>
          </table:table-cell>
          <table:table-cell table:formula="of:=[.C751]/([.D751]-[.D750])" office:value-type="float" office:value="2271376.93538462" calcext:value-type="float">
            <text:p>2271376.9353846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700490.91868" calcext:value-type="float">
            <text:p>1442700490.91868</text:p>
          </table:table-cell>
          <table:table-cell office:value-type="float" office:value="8096" calcext:value-type="float">
            <text:p>8096</text:p>
          </table:table-cell>
          <table:table-cell table:formula="of:=[.B752]-[.B$2]" office:value-type="float" office:value="10.7631812095642" calcext:value-type="float">
            <text:p>10.7631812096</text:p>
          </table:table-cell>
          <table:table-cell table:formula="of:=[.C752]/([.D752]-[.D751])" office:value-type="float" office:value="2290374.01753676" calcext:value-type="float">
            <text:p>2290374.0175367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700490.92219" calcext:value-type="float">
            <text:p>1442700490.92219</text:p>
          </table:table-cell>
          <table:table-cell office:value-type="float" office:value="8096" calcext:value-type="float">
            <text:p>8096</text:p>
          </table:table-cell>
          <table:table-cell table:formula="of:=[.B753]-[.B$2]" office:value-type="float" office:value="10.7666914463043" calcext:value-type="float">
            <text:p>10.7666914463</text:p>
          </table:table-cell>
          <table:table-cell table:formula="of:=[.C753]/([.D753]-[.D752])" office:value-type="float" office:value="2306397.14623378" calcext:value-type="float">
            <text:p>2306397.1462337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700490.92571" calcext:value-type="float">
            <text:p>1442700490.92571</text:p>
          </table:table-cell>
          <table:table-cell office:value-type="float" office:value="8096" calcext:value-type="float">
            <text:p>8096</text:p>
          </table:table-cell>
          <table:table-cell table:formula="of:=[.B754]-[.B$2]" office:value-type="float" office:value="10.7702164649963" calcext:value-type="float">
            <text:p>10.770216465</text:p>
          </table:table-cell>
          <table:table-cell table:formula="of:=[.C754]/([.D754]-[.D753])" office:value-type="float" office:value="2296725.40980724" calcext:value-type="float">
            <text:p>2296725.409807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700490.92924" calcext:value-type="float">
            <text:p>1442700490.92924</text:p>
          </table:table-cell>
          <table:table-cell office:value-type="float" office:value="8096" calcext:value-type="float">
            <text:p>8096</text:p>
          </table:table-cell>
          <table:table-cell table:formula="of:=[.B755]-[.B$2]" office:value-type="float" office:value="10.7737421989441" calcext:value-type="float">
            <text:p>10.7737421989</text:p>
          </table:table-cell>
          <table:table-cell table:formula="of:=[.C755]/([.D755]-[.D754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700490.93277" calcext:value-type="float">
            <text:p>1442700490.93277</text:p>
          </table:table-cell>
          <table:table-cell office:value-type="float" office:value="8096" calcext:value-type="float">
            <text:p>8096</text:p>
          </table:table-cell>
          <table:table-cell table:formula="of:=[.B756]-[.B$2]" office:value-type="float" office:value="10.7772705554962" calcext:value-type="float">
            <text:p>10.7772705555</text:p>
          </table:table-cell>
          <table:table-cell table:formula="of:=[.C756]/([.D756]-[.D755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700490.93629" calcext:value-type="float">
            <text:p>1442700490.93629</text:p>
          </table:table-cell>
          <table:table-cell office:value-type="float" office:value="8096" calcext:value-type="float">
            <text:p>8096</text:p>
          </table:table-cell>
          <table:table-cell table:formula="of:=[.B757]-[.B$2]" office:value-type="float" office:value="10.780797958374" calcext:value-type="float">
            <text:p>10.7807979584</text:p>
          </table:table-cell>
          <table:table-cell table:formula="of:=[.C757]/([.D757]-[.D756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700490.93981" calcext:value-type="float">
            <text:p>1442700490.93981</text:p>
          </table:table-cell>
          <table:table-cell office:value-type="float" office:value="8096" calcext:value-type="float">
            <text:p>8096</text:p>
          </table:table-cell>
          <table:table-cell table:formula="of:=[.B758]-[.B$2]" office:value-type="float" office:value="10.784318447113" calcext:value-type="float">
            <text:p>10.7843184471</text:p>
          </table:table-cell>
          <table:table-cell table:formula="of:=[.C758]/([.D758]-[.D757])" office:value-type="float" office:value="2299680.69781931" calcext:value-type="float">
            <text:p>2299680.697819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700490.94332" calcext:value-type="float">
            <text:p>1442700490.94332</text:p>
          </table:table-cell>
          <table:table-cell office:value-type="float" office:value="8096" calcext:value-type="float">
            <text:p>8096</text:p>
          </table:table-cell>
          <table:table-cell table:formula="of:=[.B759]-[.B$2]" office:value-type="float" office:value="10.7878279685974" calcext:value-type="float">
            <text:p>10.7878279686</text:p>
          </table:table-cell>
          <table:table-cell table:formula="of:=[.C759]/([.D759]-[.D758])" office:value-type="float" office:value="2306867.2" calcext:value-type="float">
            <text:p>2306867.2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700490.94686" calcext:value-type="float">
            <text:p>1442700490.94686</text:p>
          </table:table-cell>
          <table:table-cell office:value-type="float" office:value="8096" calcext:value-type="float">
            <text:p>8096</text:p>
          </table:table-cell>
          <table:table-cell table:formula="of:=[.B760]-[.B$2]" office:value-type="float" office:value="10.7913620471954" calcext:value-type="float">
            <text:p>10.7913620472</text:p>
          </table:table-cell>
          <table:table-cell table:formula="of:=[.C760]/([.D760]-[.D759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700490.95039" calcext:value-type="float">
            <text:p>1442700490.95039</text:p>
          </table:table-cell>
          <table:table-cell office:value-type="float" office:value="8096" calcext:value-type="float">
            <text:p>8096</text:p>
          </table:table-cell>
          <table:table-cell table:formula="of:=[.B761]-[.B$2]" office:value-type="float" office:value="10.794894695282" calcext:value-type="float">
            <text:p>10.7948946953</text:p>
          </table:table-cell>
          <table:table-cell table:formula="of:=[.C761]/([.D761]-[.D760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700490.95392" calcext:value-type="float">
            <text:p>1442700490.95392</text:p>
          </table:table-cell>
          <table:table-cell office:value-type="float" office:value="8096" calcext:value-type="float">
            <text:p>8096</text:p>
          </table:table-cell>
          <table:table-cell table:formula="of:=[.B762]-[.B$2]" office:value-type="float" office:value="10.7984249591827" calcext:value-type="float">
            <text:p>10.7984249592</text:p>
          </table:table-cell>
          <table:table-cell table:formula="of:=[.C762]/([.D762]-[.D761])" office:value-type="float" office:value="2293312.972513" calcext:value-type="float">
            <text:p>2293312.97251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700490.95745" calcext:value-type="float">
            <text:p>1442700490.95745</text:p>
          </table:table-cell>
          <table:table-cell office:value-type="float" office:value="8096" calcext:value-type="float">
            <text:p>8096</text:p>
          </table:table-cell>
          <table:table-cell table:formula="of:=[.B763]-[.B$2]" office:value-type="float" office:value="10.8019542694092" calcext:value-type="float">
            <text:p>10.8019542694</text:p>
          </table:table-cell>
          <table:table-cell table:formula="of:=[.C763]/([.D763]-[.D762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700490.96098" calcext:value-type="float">
            <text:p>1442700490.96098</text:p>
          </table:table-cell>
          <table:table-cell office:value-type="float" office:value="8096" calcext:value-type="float">
            <text:p>8096</text:p>
          </table:table-cell>
          <table:table-cell table:formula="of:=[.B764]-[.B$2]" office:value-type="float" office:value="10.8054828643799" calcext:value-type="float">
            <text:p>10.8054828644</text:p>
          </table:table-cell>
          <table:table-cell table:formula="of:=[.C764]/([.D764]-[.D763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700490.96451" calcext:value-type="float">
            <text:p>1442700490.96451</text:p>
          </table:table-cell>
          <table:table-cell office:value-type="float" office:value="8096" calcext:value-type="float">
            <text:p>8096</text:p>
          </table:table-cell>
          <table:table-cell table:formula="of:=[.B765]-[.B$2]" office:value-type="float" office:value="10.809011220932" calcext:value-type="float">
            <text:p>10.8090112209</text:p>
          </table:table-cell>
          <table:table-cell table:formula="of:=[.C765]/([.D765]-[.D764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700490.96809" calcext:value-type="float">
            <text:p>1442700490.96809</text:p>
          </table:table-cell>
          <table:table-cell office:value-type="float" office:value="8096" calcext:value-type="float">
            <text:p>8096</text:p>
          </table:table-cell>
          <table:table-cell table:formula="of:=[.B766]-[.B$2]" office:value-type="float" office:value="10.8125958442688" calcext:value-type="float">
            <text:p>10.8125958443</text:p>
          </table:table-cell>
          <table:table-cell table:formula="of:=[.C766]/([.D766]-[.D765])" office:value-type="float" office:value="2258535.76215497" calcext:value-type="float">
            <text:p>2258535.7621549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700490.97162" calcext:value-type="float">
            <text:p>1442700490.97162</text:p>
          </table:table-cell>
          <table:table-cell office:value-type="float" office:value="8096" calcext:value-type="float">
            <text:p>8096</text:p>
          </table:table-cell>
          <table:table-cell table:formula="of:=[.B767]-[.B$2]" office:value-type="float" office:value="10.8161280155182" calcext:value-type="float">
            <text:p>10.8161280155</text:p>
          </table:table-cell>
          <table:table-cell table:formula="of:=[.C767]/([.D767]-[.D766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700490.97518" calcext:value-type="float">
            <text:p>1442700490.97518</text:p>
          </table:table-cell>
          <table:table-cell office:value-type="float" office:value="8096" calcext:value-type="float">
            <text:p>8096</text:p>
          </table:table-cell>
          <table:table-cell table:formula="of:=[.B768]-[.B$2]" office:value-type="float" office:value="10.819682598114" calcext:value-type="float">
            <text:p>10.8196825981</text:p>
          </table:table-cell>
          <table:table-cell table:formula="of:=[.C768]/([.D768]-[.D767])" office:value-type="float" office:value="2277623.26004427" calcext:value-type="float">
            <text:p>2277623.2600442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700490.97869" calcext:value-type="float">
            <text:p>1442700490.97869</text:p>
          </table:table-cell>
          <table:table-cell office:value-type="float" office:value="8096" calcext:value-type="float">
            <text:p>8096</text:p>
          </table:table-cell>
          <table:table-cell table:formula="of:=[.B769]-[.B$2]" office:value-type="float" office:value="10.8231954574585" calcext:value-type="float">
            <text:p>10.8231954575</text:p>
          </table:table-cell>
          <table:table-cell table:formula="of:=[.C769]/([.D769]-[.D768])" office:value-type="float" office:value="2304675.25342745" calcext:value-type="float">
            <text:p>2304675.2534274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700490.98222" calcext:value-type="float">
            <text:p>1442700490.98222</text:p>
          </table:table-cell>
          <table:table-cell office:value-type="float" office:value="8096" calcext:value-type="float">
            <text:p>8096</text:p>
          </table:table-cell>
          <table:table-cell table:formula="of:=[.B770]-[.B$2]" office:value-type="float" office:value="10.8267250061035" calcext:value-type="float">
            <text:p>10.8267250061</text:p>
          </table:table-cell>
          <table:table-cell table:formula="of:=[.C770]/([.D770]-[.D769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700490.98575" calcext:value-type="float">
            <text:p>1442700490.98575</text:p>
          </table:table-cell>
          <table:table-cell office:value-type="float" office:value="8096" calcext:value-type="float">
            <text:p>8096</text:p>
          </table:table-cell>
          <table:table-cell table:formula="of:=[.B771]-[.B$2]" office:value-type="float" office:value="10.8302564620972" calcext:value-type="float">
            <text:p>10.8302564621</text:p>
          </table:table-cell>
          <table:table-cell table:formula="of:=[.C771]/([.D771]-[.D770])" office:value-type="float" office:value="2292538.83229814" calcext:value-type="float">
            <text:p>2292538.832298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700490.98928" calcext:value-type="float">
            <text:p>1442700490.98928</text:p>
          </table:table-cell>
          <table:table-cell office:value-type="float" office:value="8096" calcext:value-type="float">
            <text:p>8096</text:p>
          </table:table-cell>
          <table:table-cell table:formula="of:=[.B772]-[.B$2]" office:value-type="float" office:value="10.833783864975" calcext:value-type="float">
            <text:p>10.833783865</text:p>
          </table:table-cell>
          <table:table-cell table:formula="of:=[.C772]/([.D772]-[.D771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700490.99279" calcext:value-type="float">
            <text:p>1442700490.99279</text:p>
          </table:table-cell>
          <table:table-cell office:value-type="float" office:value="8096" calcext:value-type="float">
            <text:p>8096</text:p>
          </table:table-cell>
          <table:table-cell table:formula="of:=[.B773]-[.B$2]" office:value-type="float" office:value="10.8372921943665" calcext:value-type="float">
            <text:p>10.8372921944</text:p>
          </table:table-cell>
          <table:table-cell table:formula="of:=[.C773]/([.D773]-[.D772])" office:value-type="float" office:value="2307651.04886171" calcext:value-type="float">
            <text:p>2307651.0488617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700490.99631" calcext:value-type="float">
            <text:p>1442700490.99631</text:p>
          </table:table-cell>
          <table:table-cell office:value-type="float" office:value="8096" calcext:value-type="float">
            <text:p>8096</text:p>
          </table:table-cell>
          <table:table-cell table:formula="of:=[.B774]-[.B$2]" office:value-type="float" office:value="10.8408176898956" calcext:value-type="float">
            <text:p>10.8408176899</text:p>
          </table:table-cell>
          <table:table-cell table:formula="of:=[.C774]/([.D774]-[.D773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700490.99985" calcext:value-type="float">
            <text:p>1442700490.99985</text:p>
          </table:table-cell>
          <table:table-cell office:value-type="float" office:value="8096" calcext:value-type="float">
            <text:p>8096</text:p>
          </table:table-cell>
          <table:table-cell table:formula="of:=[.B775]-[.B$2]" office:value-type="float" office:value="10.8443536758423" calcext:value-type="float">
            <text:p>10.8443536758</text:p>
          </table:table-cell>
          <table:table-cell table:formula="of:=[.C775]/([.D775]-[.D774])" office:value-type="float" office:value="2289601.85988807" calcext:value-type="float">
            <text:p>2289601.8598880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700491.00327" calcext:value-type="float">
            <text:p>1442700491.00327</text:p>
          </table:table-cell>
          <table:table-cell office:value-type="float" office:value="8096" calcext:value-type="float">
            <text:p>8096</text:p>
          </table:table-cell>
          <table:table-cell table:formula="of:=[.B776]-[.B$2]" office:value-type="float" office:value="10.8477795124054" calcext:value-type="float">
            <text:p>10.8477795124</text:p>
          </table:table-cell>
          <table:table-cell table:formula="of:=[.C776]/([.D776]-[.D775])" office:value-type="float" office:value="2363218.39961027" calcext:value-type="float">
            <text:p>2363218.3996102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700491.0067" calcext:value-type="float">
            <text:p>1442700491.0067</text:p>
          </table:table-cell>
          <table:table-cell office:value-type="float" office:value="8096" calcext:value-type="float">
            <text:p>8096</text:p>
          </table:table-cell>
          <table:table-cell table:formula="of:=[.B777]-[.B$2]" office:value-type="float" office:value="10.8512034416199" calcext:value-type="float">
            <text:p>10.8512034416</text:p>
          </table:table-cell>
          <table:table-cell table:formula="of:=[.C777]/([.D777]-[.D776])" office:value-type="float" office:value="2364534.86414595" calcext:value-type="float">
            <text:p>2364534.8641459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700491.01013" calcext:value-type="float">
            <text:p>1442700491.01013</text:p>
          </table:table-cell>
          <table:table-cell office:value-type="float" office:value="8096" calcext:value-type="float">
            <text:p>8096</text:p>
          </table:table-cell>
          <table:table-cell table:formula="of:=[.B778]-[.B$2]" office:value-type="float" office:value="10.8546299934387" calcext:value-type="float">
            <text:p>10.8546299934</text:p>
          </table:table-cell>
          <table:table-cell table:formula="of:=[.C778]/([.D778]-[.D777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700491.01355" calcext:value-type="float">
            <text:p>1442700491.01355</text:p>
          </table:table-cell>
          <table:table-cell office:value-type="float" office:value="8096" calcext:value-type="float">
            <text:p>8096</text:p>
          </table:table-cell>
          <table:table-cell table:formula="of:=[.B779]-[.B$2]" office:value-type="float" office:value="10.8580508232117" calcext:value-type="float">
            <text:p>10.8580508232</text:p>
          </table:table-cell>
          <table:table-cell table:formula="of:=[.C779]/([.D779]-[.D778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700491.01703" calcext:value-type="float">
            <text:p>1442700491.01703</text:p>
          </table:table-cell>
          <table:table-cell office:value-type="float" office:value="8096" calcext:value-type="float">
            <text:p>8096</text:p>
          </table:table-cell>
          <table:table-cell table:formula="of:=[.B780]-[.B$2]" office:value-type="float" office:value="10.8615298271179" calcext:value-type="float">
            <text:p>10.8615298271</text:p>
          </table:table-cell>
          <table:table-cell table:formula="of:=[.C780]/([.D780]-[.D779])" office:value-type="float" office:value="2327102.87719298" calcext:value-type="float">
            <text:p>2327102.8771929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700491.02045" calcext:value-type="float">
            <text:p>1442700491.02045</text:p>
          </table:table-cell>
          <table:table-cell office:value-type="float" office:value="8096" calcext:value-type="float">
            <text:p>8096</text:p>
          </table:table-cell>
          <table:table-cell table:formula="of:=[.B781]-[.B$2]" office:value-type="float" office:value="10.8649506568909" calcext:value-type="float">
            <text:p>10.8649506569</text:p>
          </table:table-cell>
          <table:table-cell table:formula="of:=[.C781]/([.D781]-[.D780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700491.02386" calcext:value-type="float">
            <text:p>1442700491.02386</text:p>
          </table:table-cell>
          <table:table-cell office:value-type="float" office:value="8096" calcext:value-type="float">
            <text:p>8096</text:p>
          </table:table-cell>
          <table:table-cell table:formula="of:=[.B782]-[.B$2]" office:value-type="float" office:value="10.868369102478" calcext:value-type="float">
            <text:p>10.8683691025</text:p>
          </table:table-cell>
          <table:table-cell table:formula="of:=[.C782]/([.D782]-[.D781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700491.02728" calcext:value-type="float">
            <text:p>1442700491.02728</text:p>
          </table:table-cell>
          <table:table-cell office:value-type="float" office:value="8096" calcext:value-type="float">
            <text:p>8096</text:p>
          </table:table-cell>
          <table:table-cell table:formula="of:=[.B783]-[.B$2]" office:value-type="float" office:value="10.8717873096466" calcext:value-type="float">
            <text:p>10.8717873096</text:p>
          </table:table-cell>
          <table:table-cell table:formula="of:=[.C783]/([.D783]-[.D782])" office:value-type="float" office:value="2368493.07274883" calcext:value-type="float">
            <text:p>2368493.0727488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700491.03074" calcext:value-type="float">
            <text:p>1442700491.03074</text:p>
          </table:table-cell>
          <table:table-cell office:value-type="float" office:value="8096" calcext:value-type="float">
            <text:p>8096</text:p>
          </table:table-cell>
          <table:table-cell table:formula="of:=[.B784]-[.B$2]" office:value-type="float" office:value="10.8752443790436" calcext:value-type="float">
            <text:p>10.875244379</text:p>
          </table:table-cell>
          <table:table-cell table:formula="of:=[.C784]/([.D784]-[.D783])" office:value-type="float" office:value="2341867.94372414" calcext:value-type="float">
            <text:p>2341867.94372414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700491.03415" calcext:value-type="float">
            <text:p>1442700491.03415</text:p>
          </table:table-cell>
          <table:table-cell office:value-type="float" office:value="8096" calcext:value-type="float">
            <text:p>8096</text:p>
          </table:table-cell>
          <table:table-cell table:formula="of:=[.B785]-[.B$2]" office:value-type="float" office:value="10.8786585330963" calcext:value-type="float">
            <text:p>10.8786585331</text:p>
          </table:table-cell>
          <table:table-cell table:formula="of:=[.C785]/([.D785]-[.D784])" office:value-type="float" office:value="2371304.83128492" calcext:value-type="float">
            <text:p>2371304.8312849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700491.03756" calcext:value-type="float">
            <text:p>1442700491.03756</text:p>
          </table:table-cell>
          <table:table-cell office:value-type="float" office:value="8096" calcext:value-type="float">
            <text:p>8096</text:p>
          </table:table-cell>
          <table:table-cell table:formula="of:=[.B786]-[.B$2]" office:value-type="float" office:value="10.8820657730103" calcext:value-type="float">
            <text:p>10.882065773</text:p>
          </table:table-cell>
          <table:table-cell table:formula="of:=[.C786]/([.D786]-[.D785])" office:value-type="float" office:value="2376116.79966412" calcext:value-type="float">
            <text:p>2376116.79966412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700491.04098" calcext:value-type="float">
            <text:p>1442700491.04098</text:p>
          </table:table-cell>
          <table:table-cell office:value-type="float" office:value="8096" calcext:value-type="float">
            <text:p>8096</text:p>
          </table:table-cell>
          <table:table-cell table:formula="of:=[.B787]-[.B$2]" office:value-type="float" office:value="10.8854823112488" calcext:value-type="float">
            <text:p>10.8854823112</text:p>
          </table:table-cell>
          <table:table-cell table:formula="of:=[.C787]/([.D787]-[.D786])" office:value-type="float" office:value="2369650.04773203" calcext:value-type="float">
            <text:p>2369650.04773203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700491.0444" calcext:value-type="float">
            <text:p>1442700491.0444</text:p>
          </table:table-cell>
          <table:table-cell office:value-type="float" office:value="8096" calcext:value-type="float">
            <text:p>8096</text:p>
          </table:table-cell>
          <table:table-cell table:formula="of:=[.B788]-[.B$2]" office:value-type="float" office:value="10.8889067173004" calcext:value-type="float">
            <text:p>10.8889067173</text:p>
          </table:table-cell>
          <table:table-cell table:formula="of:=[.C788]/([.D788]-[.D787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700500.14891" calcext:value-type="float">
            <text:p>1442700500.14891</text:p>
          </table:table-cell>
          <table:table-cell office:value-type="float" office:value="8096" calcext:value-type="float">
            <text:p>8096</text:p>
          </table:table-cell>
          <table:table-cell table:formula="of:=[.B789]-[.B$2]" office:value-type="float" office:value="19.9934129714966" calcext:value-type="float">
            <text:p>19.9934129715</text:p>
          </table:table-cell>
          <table:table-cell table:formula="of:=[.C789]/([.D789]-[.D788])" office:value-type="float" office:value="889.229989409765" calcext:value-type="float">
            <text:p>889.229989409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700500.16952" calcext:value-type="float">
            <text:p>1442700500.16952</text:p>
          </table:table-cell>
          <table:table-cell office:value-type="float" office:value="8096" calcext:value-type="float">
            <text:p>8096</text:p>
          </table:table-cell>
          <table:table-cell table:formula="of:=[.B790]-[.B$2]" office:value-type="float" office:value="20.0140280723572" calcext:value-type="float">
            <text:p>20.0140280724</text:p>
          </table:table-cell>
          <table:table-cell table:formula="of:=[.C790]/([.D790]-[.D789])" office:value-type="float" office:value="392721.823421923" calcext:value-type="float">
            <text:p>392721.82342192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700500.17989" calcext:value-type="float">
            <text:p>1442700500.17989</text:p>
          </table:table-cell>
          <table:table-cell office:value-type="float" office:value="8096" calcext:value-type="float">
            <text:p>8096</text:p>
          </table:table-cell>
          <table:table-cell table:formula="of:=[.B791]-[.B$2]" office:value-type="float" office:value="20.0243916511536" calcext:value-type="float">
            <text:p>20.0243916512</text:p>
          </table:table-cell>
          <table:table-cell table:formula="of:=[.C791]/([.D791]-[.D790])" office:value-type="float" office:value="781197.321799945" calcext:value-type="float">
            <text:p>781197.32179994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700500.20082" calcext:value-type="float">
            <text:p>1442700500.20082</text:p>
          </table:table-cell>
          <table:table-cell office:value-type="float" office:value="8096" calcext:value-type="float">
            <text:p>8096</text:p>
          </table:table-cell>
          <table:table-cell table:formula="of:=[.B792]-[.B$2]" office:value-type="float" office:value="20.0453209877014" calcext:value-type="float">
            <text:p>20.0453209877</text:p>
          </table:table-cell>
          <table:table-cell table:formula="of:=[.C792]/([.D792]-[.D791])" office:value-type="float" office:value="386825.448646678" calcext:value-type="float">
            <text:p>386825.44864667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700500.20436" calcext:value-type="float">
            <text:p>1442700500.20436</text:p>
          </table:table-cell>
          <table:table-cell office:value-type="float" office:value="8096" calcext:value-type="float">
            <text:p>8096</text:p>
          </table:table-cell>
          <table:table-cell table:formula="of:=[.B793]-[.B$2]" office:value-type="float" office:value="20.0488603115082" calcext:value-type="float">
            <text:p>20.0488603115</text:p>
          </table:table-cell>
          <table:table-cell table:formula="of:=[.C793]/([.D793]-[.D792])" office:value-type="float" office:value="2287442.58565173" calcext:value-type="float">
            <text:p>2287442.585651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700500.21166" calcext:value-type="float">
            <text:p>1442700500.21166</text:p>
          </table:table-cell>
          <table:table-cell office:value-type="float" office:value="8096" calcext:value-type="float">
            <text:p>8096</text:p>
          </table:table-cell>
          <table:table-cell table:formula="of:=[.B794]-[.B$2]" office:value-type="float" office:value="20.0561616420746" calcext:value-type="float">
            <text:p>20.0561616421</text:p>
          </table:table-cell>
          <table:table-cell table:formula="of:=[.C794]/([.D794]-[.D793])" office:value-type="float" office:value="1108838.98850575" calcext:value-type="float">
            <text:p>1108838.9885057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700500.23275" calcext:value-type="float">
            <text:p>1442700500.23275</text:p>
          </table:table-cell>
          <table:table-cell office:value-type="float" office:value="8096" calcext:value-type="float">
            <text:p>8096</text:p>
          </table:table-cell>
          <table:table-cell table:formula="of:=[.B795]-[.B$2]" office:value-type="float" office:value="20.0772590637207" calcext:value-type="float">
            <text:p>20.0772590637</text:p>
          </table:table-cell>
          <table:table-cell table:formula="of:=[.C795]/([.D795]-[.D794])" office:value-type="float" office:value="383743.574726802" calcext:value-type="float">
            <text:p>383743.57472680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700500.23628" calcext:value-type="float">
            <text:p>1442700500.23628</text:p>
          </table:table-cell>
          <table:table-cell office:value-type="float" office:value="8096" calcext:value-type="float">
            <text:p>8096</text:p>
          </table:table-cell>
          <table:table-cell table:formula="of:=[.B796]-[.B$2]" office:value-type="float" office:value="20.0807874202728" calcext:value-type="float">
            <text:p>20.0807874203</text:p>
          </table:table-cell>
          <table:table-cell table:formula="of:=[.C796]/([.D796]-[.D795])" office:value-type="float" office:value="2294552.68491114" calcext:value-type="float">
            <text:p>2294552.6849111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700500.25432" calcext:value-type="float">
            <text:p>1442700500.25432</text:p>
          </table:table-cell>
          <table:table-cell office:value-type="float" office:value="8096" calcext:value-type="float">
            <text:p>8096</text:p>
          </table:table-cell>
          <table:table-cell table:formula="of:=[.B797]-[.B$2]" office:value-type="float" office:value="20.0988261699676" calcext:value-type="float">
            <text:p>20.09882617</text:p>
          </table:table-cell>
          <table:table-cell table:formula="of:=[.C797]/([.D797]-[.D796])" office:value-type="float" office:value="448811.593761565" calcext:value-type="float">
            <text:p>448811.59376156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700500.26843" calcext:value-type="float">
            <text:p>1442700500.26843</text:p>
          </table:table-cell>
          <table:table-cell office:value-type="float" office:value="8096" calcext:value-type="float">
            <text:p>8096</text:p>
          </table:table-cell>
          <table:table-cell table:formula="of:=[.B798]-[.B$2]" office:value-type="float" office:value="20.1129357814789" calcext:value-type="float">
            <text:p>20.1129357815</text:p>
          </table:table-cell>
          <table:table-cell table:formula="of:=[.C798]/([.D798]-[.D797])" office:value-type="float" office:value="573793.260966543" calcext:value-type="float">
            <text:p>573793.2609665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700500.27906" calcext:value-type="float">
            <text:p>1442700500.27906</text:p>
          </table:table-cell>
          <table:table-cell office:value-type="float" office:value="8096" calcext:value-type="float">
            <text:p>8096</text:p>
          </table:table-cell>
          <table:table-cell table:formula="of:=[.B799]-[.B$2]" office:value-type="float" office:value="20.123565196991" calcext:value-type="float">
            <text:p>20.123565197</text:p>
          </table:table-cell>
          <table:table-cell table:formula="of:=[.C799]/([.D799]-[.D798])" office:value-type="float" office:value="761659.941771527" calcext:value-type="float">
            <text:p>761659.941771527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700500.2826" calcext:value-type="float">
            <text:p>1442700500.2826</text:p>
          </table:table-cell>
          <table:table-cell office:value-type="float" office:value="8096" calcext:value-type="float">
            <text:p>8096</text:p>
          </table:table-cell>
          <table:table-cell table:formula="of:=[.B800]-[.B$2]" office:value-type="float" office:value="20.1271064281464" calcext:value-type="float">
            <text:p>20.1271064281</text:p>
          </table:table-cell>
          <table:table-cell table:formula="of:=[.C800]/([.D800]-[.D799])" office:value-type="float" office:value="2286210.54224736" calcext:value-type="float">
            <text:p>2286210.54224736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700500.29465" calcext:value-type="float">
            <text:p>1442700500.29465</text:p>
          </table:table-cell>
          <table:table-cell office:value-type="float" office:value="8096" calcext:value-type="float">
            <text:p>8096</text:p>
          </table:table-cell>
          <table:table-cell table:formula="of:=[.B801]-[.B$2]" office:value-type="float" office:value="20.1391544342041" calcext:value-type="float">
            <text:p>20.1391544342</text:p>
          </table:table-cell>
          <table:table-cell table:formula="of:=[.C801]/([.D801]-[.D800])" office:value-type="float" office:value="671978.413789009" calcext:value-type="float">
            <text:p>671978.41378900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700500.30751" calcext:value-type="float">
            <text:p>1442700500.30751</text:p>
          </table:table-cell>
          <table:table-cell office:value-type="float" office:value="8096" calcext:value-type="float">
            <text:p>8096</text:p>
          </table:table-cell>
          <table:table-cell table:formula="of:=[.B802]-[.B$2]" office:value-type="float" office:value="20.1520128250122" calcext:value-type="float">
            <text:p>20.152012825</text:p>
          </table:table-cell>
          <table:table-cell table:formula="of:=[.C802]/([.D802]-[.D801])" office:value-type="float" office:value="629627.7754209" calcext:value-type="float">
            <text:p>629627.775420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700500.31107" calcext:value-type="float">
            <text:p>1442700500.31107</text:p>
          </table:table-cell>
          <table:table-cell office:value-type="float" office:value="8096" calcext:value-type="float">
            <text:p>8096</text:p>
          </table:table-cell>
          <table:table-cell table:formula="of:=[.B803]-[.B$2]" office:value-type="float" office:value="20.1555783748627" calcext:value-type="float">
            <text:p>20.1555783749</text:p>
          </table:table-cell>
          <table:table-cell table:formula="of:=[.C803]/([.D803]-[.D802])" office:value-type="float" office:value="2270617.53152792" calcext:value-type="float">
            <text:p>2270617.5315279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700500.32639" calcext:value-type="float">
            <text:p>1442700500.32639</text:p>
          </table:table-cell>
          <table:table-cell office:value-type="float" office:value="8096" calcext:value-type="float">
            <text:p>8096</text:p>
          </table:table-cell>
          <table:table-cell table:formula="of:=[.B804]-[.B$2]" office:value-type="float" office:value="20.1708920001984" calcext:value-type="float">
            <text:p>20.1708920002</text:p>
          </table:table-cell>
          <table:table-cell table:formula="of:=[.C804]/([.D804]-[.D803])" office:value-type="float" office:value="528679.513996575" calcext:value-type="float">
            <text:p>528679.51399657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700500.35015" calcext:value-type="float">
            <text:p>1442700500.35015</text:p>
          </table:table-cell>
          <table:table-cell office:value-type="float" office:value="8096" calcext:value-type="float">
            <text:p>8096</text:p>
          </table:table-cell>
          <table:table-cell table:formula="of:=[.B805]-[.B$2]" office:value-type="float" office:value="20.194652557373" calcext:value-type="float">
            <text:p>20.1946525574</text:p>
          </table:table-cell>
          <table:table-cell table:formula="of:=[.C805]/([.D805]-[.D804])" office:value-type="float" office:value="340732.750519271" calcext:value-type="float">
            <text:p>340732.750519271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700500.35366" calcext:value-type="float">
            <text:p>1442700500.35366</text:p>
          </table:table-cell>
          <table:table-cell office:value-type="float" office:value="8096" calcext:value-type="float">
            <text:p>8096</text:p>
          </table:table-cell>
          <table:table-cell table:formula="of:=[.B806]-[.B$2]" office:value-type="float" office:value="20.198169708252" calcext:value-type="float">
            <text:p>20.1981697083</text:p>
          </table:table-cell>
          <table:table-cell table:formula="of:=[.C806]/([.D806]-[.D805])" office:value-type="float" office:value="2301863.14967462" calcext:value-type="float">
            <text:p>2301863.1496746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700500.36072" calcext:value-type="float">
            <text:p>1442700500.36072</text:p>
          </table:table-cell>
          <table:table-cell office:value-type="float" office:value="8096" calcext:value-type="float">
            <text:p>8096</text:p>
          </table:table-cell>
          <table:table-cell table:formula="of:=[.B807]-[.B$2]" office:value-type="float" office:value="20.205224275589" calcext:value-type="float">
            <text:p>20.2052242756</text:p>
          </table:table-cell>
          <table:table-cell table:formula="of:=[.C807]/([.D807]-[.D806])" office:value-type="float" office:value="1147625.30616107" calcext:value-type="float">
            <text:p>1147625.3061610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700500.37953" calcext:value-type="float">
            <text:p>1442700500.37953</text:p>
          </table:table-cell>
          <table:table-cell office:value-type="float" office:value="8096" calcext:value-type="float">
            <text:p>8096</text:p>
          </table:table-cell>
          <table:table-cell table:formula="of:=[.B808]-[.B$2]" office:value-type="float" office:value="20.2240297794342" calcext:value-type="float">
            <text:p>20.2240297794</text:p>
          </table:table-cell>
          <table:table-cell table:formula="of:=[.C808]/([.D808]-[.D807])" office:value-type="float" office:value="430512.262082256" calcext:value-type="float">
            <text:p>430512.262082256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700500.39274" calcext:value-type="float">
            <text:p>1442700500.39274</text:p>
          </table:table-cell>
          <table:table-cell office:value-type="float" office:value="8096" calcext:value-type="float">
            <text:p>8096</text:p>
          </table:table-cell>
          <table:table-cell table:formula="of:=[.B809]-[.B$2]" office:value-type="float" office:value="20.2372491359711" calcext:value-type="float">
            <text:p>20.237249136</text:p>
          </table:table-cell>
          <table:table-cell table:formula="of:=[.C809]/([.D809]-[.D808])" office:value-type="float" office:value="612435.255636114" calcext:value-type="float">
            <text:p>612435.255636114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700500.39627" calcext:value-type="float">
            <text:p>1442700500.39627</text:p>
          </table:table-cell>
          <table:table-cell office:value-type="float" office:value="8096" calcext:value-type="float">
            <text:p>8096</text:p>
          </table:table-cell>
          <table:table-cell table:formula="of:=[.B810]-[.B$2]" office:value-type="float" office:value="20.2407782077789" calcext:value-type="float">
            <text:p>20.2407782078</text:p>
          </table:table-cell>
          <table:table-cell table:formula="of:=[.C810]/([.D810]-[.D809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700500.40796" calcext:value-type="float">
            <text:p>1442700500.40796</text:p>
          </table:table-cell>
          <table:table-cell office:value-type="float" office:value="8096" calcext:value-type="float">
            <text:p>8096</text:p>
          </table:table-cell>
          <table:table-cell table:formula="of:=[.B811]-[.B$2]" office:value-type="float" office:value="20.2524650096893" calcext:value-type="float">
            <text:p>20.2524650097</text:p>
          </table:table-cell>
          <table:table-cell table:formula="of:=[.C811]/([.D811]-[.D810])" office:value-type="float" office:value="692747.259863724" calcext:value-type="float">
            <text:p>692747.25986372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700500.41659" calcext:value-type="float">
            <text:p>1442700500.41659</text:p>
          </table:table-cell>
          <table:table-cell office:value-type="float" office:value="8096" calcext:value-type="float">
            <text:p>8096</text:p>
          </table:table-cell>
          <table:table-cell table:formula="of:=[.B812]-[.B$2]" office:value-type="float" office:value="20.2610902786255" calcext:value-type="float">
            <text:p>20.2610902786</text:p>
          </table:table-cell>
          <table:table-cell table:formula="of:=[.C812]/([.D812]-[.D811])" office:value-type="float" office:value="938637.399010421" calcext:value-type="float">
            <text:p>938637.39901042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700500.42012" calcext:value-type="float">
            <text:p>1442700500.42012</text:p>
          </table:table-cell>
          <table:table-cell office:value-type="float" office:value="8096" calcext:value-type="float">
            <text:p>8096</text:p>
          </table:table-cell>
          <table:table-cell table:formula="of:=[.B813]-[.B$2]" office:value-type="float" office:value="20.2646222114563" calcext:value-type="float">
            <text:p>20.2646222115</text:p>
          </table:table-cell>
          <table:table-cell table:formula="of:=[.C813]/([.D813]-[.D812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700500.43277" calcext:value-type="float">
            <text:p>1442700500.43277</text:p>
          </table:table-cell>
          <table:table-cell office:value-type="float" office:value="8096" calcext:value-type="float">
            <text:p>8096</text:p>
          </table:table-cell>
          <table:table-cell table:formula="of:=[.B814]-[.B$2]" office:value-type="float" office:value="20.2772779464722" calcext:value-type="float">
            <text:p>20.2772779465</text:p>
          </table:table-cell>
          <table:table-cell table:formula="of:=[.C814]/([.D814]-[.D813])" office:value-type="float" office:value="639709.980483026" calcext:value-type="float">
            <text:p>639709.98048302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700500.4363" calcext:value-type="float">
            <text:p>1442700500.4363</text:p>
          </table:table-cell>
          <table:table-cell office:value-type="float" office:value="8096" calcext:value-type="float">
            <text:p>8096</text:p>
          </table:table-cell>
          <table:table-cell table:formula="of:=[.B815]-[.B$2]" office:value-type="float" office:value="20.2808065414429" calcext:value-type="float">
            <text:p>20.2808065414</text:p>
          </table:table-cell>
          <table:table-cell table:formula="of:=[.C815]/([.D815]-[.D814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700500.44561" calcext:value-type="float">
            <text:p>1442700500.44561</text:p>
          </table:table-cell>
          <table:table-cell office:value-type="float" office:value="8096" calcext:value-type="float">
            <text:p>8096</text:p>
          </table:table-cell>
          <table:table-cell table:formula="of:=[.B816]-[.B$2]" office:value-type="float" office:value="20.2901117801666" calcext:value-type="float">
            <text:p>20.2901117802</text:p>
          </table:table-cell>
          <table:table-cell table:formula="of:=[.C816]/([.D816]-[.D815])" office:value-type="float" office:value="870047.533475108" calcext:value-type="float">
            <text:p>870047.53347510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700500.45858" calcext:value-type="float">
            <text:p>1442700500.45858</text:p>
          </table:table-cell>
          <table:table-cell office:value-type="float" office:value="8096" calcext:value-type="float">
            <text:p>8096</text:p>
          </table:table-cell>
          <table:table-cell table:formula="of:=[.B817]-[.B$2]" office:value-type="float" office:value="20.3030846118927" calcext:value-type="float">
            <text:p>20.3030846119</text:p>
          </table:table-cell>
          <table:table-cell table:formula="of:=[.C817]/([.D817]-[.D816])" office:value-type="float" office:value="624073.461442329" calcext:value-type="float">
            <text:p>624073.46144232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700500.47763" calcext:value-type="float">
            <text:p>1442700500.47763</text:p>
          </table:table-cell>
          <table:table-cell office:value-type="float" office:value="8096" calcext:value-type="float">
            <text:p>8096</text:p>
          </table:table-cell>
          <table:table-cell table:formula="of:=[.B818]-[.B$2]" office:value-type="float" office:value="20.3221385478973" calcext:value-type="float">
            <text:p>20.3221385479</text:p>
          </table:table-cell>
          <table:table-cell table:formula="of:=[.C818]/([.D818]-[.D817])" office:value-type="float" office:value="424899.086363523" calcext:value-type="float">
            <text:p>424899.08636352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700500.48119" calcext:value-type="float">
            <text:p>1442700500.48119</text:p>
          </table:table-cell>
          <table:table-cell office:value-type="float" office:value="8096" calcext:value-type="float">
            <text:p>8096</text:p>
          </table:table-cell>
          <table:table-cell table:formula="of:=[.B819]-[.B$2]" office:value-type="float" office:value="20.3256993293762" calcext:value-type="float">
            <text:p>20.3256993294</text:p>
          </table:table-cell>
          <table:table-cell table:formula="of:=[.C819]/([.D819]-[.D818])" office:value-type="float" office:value="2273658.19779042" calcext:value-type="float">
            <text:p>2273658.19779042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700500.48846" calcext:value-type="float">
            <text:p>1442700500.48846</text:p>
          </table:table-cell>
          <table:table-cell office:value-type="float" office:value="8096" calcext:value-type="float">
            <text:p>8096</text:p>
          </table:table-cell>
          <table:table-cell table:formula="of:=[.B820]-[.B$2]" office:value-type="float" office:value="20.3329622745514" calcext:value-type="float">
            <text:p>20.3329622746</text:p>
          </table:table-cell>
          <table:table-cell table:formula="of:=[.C820]/([.D820]-[.D819])" office:value-type="float" office:value="1114699.31339658" calcext:value-type="float">
            <text:p>1114699.3133965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700500.51706" calcext:value-type="float">
            <text:p>1442700500.51706</text:p>
          </table:table-cell>
          <table:table-cell office:value-type="float" office:value="8096" calcext:value-type="float">
            <text:p>8096</text:p>
          </table:table-cell>
          <table:table-cell table:formula="of:=[.B821]-[.B$2]" office:value-type="float" office:value="20.3615658283234" calcext:value-type="float">
            <text:p>20.3615658283</text:p>
          </table:table-cell>
          <table:table-cell table:formula="of:=[.C821]/([.D821]-[.D820])" office:value-type="float" office:value="283041.752942353" calcext:value-type="float">
            <text:p>283041.75294235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700500.52059" calcext:value-type="float">
            <text:p>1442700500.52059</text:p>
          </table:table-cell>
          <table:table-cell office:value-type="float" office:value="8096" calcext:value-type="float">
            <text:p>8096</text:p>
          </table:table-cell>
          <table:table-cell table:formula="of:=[.B822]-[.B$2]" office:value-type="float" office:value="20.3650977611542" calcext:value-type="float">
            <text:p>20.3650977612</text:p>
          </table:table-cell>
          <table:table-cell table:formula="of:=[.C822]/([.D822]-[.D821])" office:value-type="float" office:value="2292229.32253274" calcext:value-type="float">
            <text:p>2292229.3225327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700500.53036" calcext:value-type="float">
            <text:p>1442700500.53036</text:p>
          </table:table-cell>
          <table:table-cell office:value-type="float" office:value="8096" calcext:value-type="float">
            <text:p>8096</text:p>
          </table:table-cell>
          <table:table-cell table:formula="of:=[.B823]-[.B$2]" office:value-type="float" office:value="20.3748681545258" calcext:value-type="float">
            <text:p>20.3748681545</text:p>
          </table:table-cell>
          <table:table-cell table:formula="of:=[.C823]/([.D823]-[.D822])" office:value-type="float" office:value="828625.797559785" calcext:value-type="float">
            <text:p>828625.79755978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700500.54249" calcext:value-type="float">
            <text:p>1442700500.54249</text:p>
          </table:table-cell>
          <table:table-cell office:value-type="float" office:value="8096" calcext:value-type="float">
            <text:p>8096</text:p>
          </table:table-cell>
          <table:table-cell table:formula="of:=[.B824]-[.B$2]" office:value-type="float" office:value="20.3869919776916" calcext:value-type="float">
            <text:p>20.3869919777</text:p>
          </table:table-cell>
          <table:table-cell table:formula="of:=[.C824]/([.D824]-[.D823])" office:value-type="float" office:value="667776.153546636" calcext:value-type="float">
            <text:p>667776.153546636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700500.55909" calcext:value-type="float">
            <text:p>1442700500.55909</text:p>
          </table:table-cell>
          <table:table-cell office:value-type="float" office:value="8096" calcext:value-type="float">
            <text:p>8096</text:p>
          </table:table-cell>
          <table:table-cell table:formula="of:=[.B825]-[.B$2]" office:value-type="float" office:value="20.4035987854004" calcext:value-type="float">
            <text:p>20.4035987854</text:p>
          </table:table-cell>
          <table:table-cell table:formula="of:=[.C825]/([.D825]-[.D824])" office:value-type="float" office:value="487510.91371637" calcext:value-type="float">
            <text:p>487510.9137163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700500.56262" calcext:value-type="float">
            <text:p>1442700500.56262</text:p>
          </table:table-cell>
          <table:table-cell office:value-type="float" office:value="8096" calcext:value-type="float">
            <text:p>8096</text:p>
          </table:table-cell>
          <table:table-cell table:formula="of:=[.B826]-[.B$2]" office:value-type="float" office:value="20.4071280956268" calcext:value-type="float">
            <text:p>20.4071280956</text:p>
          </table:table-cell>
          <table:table-cell table:formula="of:=[.C826]/([.D826]-[.D825])" office:value-type="float" office:value="2293932.66121732" calcext:value-type="float">
            <text:p>2293932.661217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700500.57395" calcext:value-type="float">
            <text:p>1442700500.57395</text:p>
          </table:table-cell>
          <table:table-cell office:value-type="float" office:value="8096" calcext:value-type="float">
            <text:p>8096</text:p>
          </table:table-cell>
          <table:table-cell table:formula="of:=[.B827]-[.B$2]" office:value-type="float" office:value="20.4184534549713" calcext:value-type="float">
            <text:p>20.418453455</text:p>
          </table:table-cell>
          <table:table-cell table:formula="of:=[.C827]/([.D827]-[.D826])" office:value-type="float" office:value="714855.904677698" calcext:value-type="float">
            <text:p>714855.90467769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700500.5834" calcext:value-type="float">
            <text:p>1442700500.5834</text:p>
          </table:table-cell>
          <table:table-cell office:value-type="float" office:value="8096" calcext:value-type="float">
            <text:p>8096</text:p>
          </table:table-cell>
          <table:table-cell table:formula="of:=[.B828]-[.B$2]" office:value-type="float" office:value="20.4279041290283" calcext:value-type="float">
            <text:p>20.427904129</text:p>
          </table:table-cell>
          <table:table-cell table:formula="of:=[.C828]/([.D828]-[.D827])" office:value-type="float" office:value="856658.472312621" calcext:value-type="float">
            <text:p>856658.47231262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700500.58693" calcext:value-type="float">
            <text:p>1442700500.58693</text:p>
          </table:table-cell>
          <table:table-cell office:value-type="float" office:value="8096" calcext:value-type="float">
            <text:p>8096</text:p>
          </table:table-cell>
          <table:table-cell table:formula="of:=[.B829]-[.B$2]" office:value-type="float" office:value="20.431432723999" calcext:value-type="float">
            <text:p>20.431432724</text:p>
          </table:table-cell>
          <table:table-cell table:formula="of:=[.C829]/([.D829]-[.D828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700500.59402" calcext:value-type="float">
            <text:p>1442700500.59402</text:p>
          </table:table-cell>
          <table:table-cell office:value-type="float" office:value="8096" calcext:value-type="float">
            <text:p>8096</text:p>
          </table:table-cell>
          <table:table-cell table:formula="of:=[.B830]-[.B$2]" office:value-type="float" office:value="20.4385282993317" calcext:value-type="float">
            <text:p>20.4385282993</text:p>
          </table:table-cell>
          <table:table-cell table:formula="of:=[.C830]/([.D830]-[.D829])" office:value-type="float" office:value="1140992.74836195" calcext:value-type="float">
            <text:p>1140992.7483619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700500.61545" calcext:value-type="float">
            <text:p>1442700500.61545</text:p>
          </table:table-cell>
          <table:table-cell office:value-type="float" office:value="8096" calcext:value-type="float">
            <text:p>8096</text:p>
          </table:table-cell>
          <table:table-cell table:formula="of:=[.B831]-[.B$2]" office:value-type="float" office:value="20.4599506855011" calcext:value-type="float">
            <text:p>20.4599506855</text:p>
          </table:table-cell>
          <table:table-cell table:formula="of:=[.C831]/([.D831]-[.D830])" office:value-type="float" office:value="377922.418911098" calcext:value-type="float">
            <text:p>377922.41891109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700500.61898" calcext:value-type="float">
            <text:p>1442700500.61898</text:p>
          </table:table-cell>
          <table:table-cell office:value-type="float" office:value="8096" calcext:value-type="float">
            <text:p>8096</text:p>
          </table:table-cell>
          <table:table-cell table:formula="of:=[.B832]-[.B$2]" office:value-type="float" office:value="20.463485956192" calcext:value-type="float">
            <text:p>20.4634859562</text:p>
          </table:table-cell>
          <table:table-cell table:formula="of:=[.C832]/([.D832]-[.D831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700500.62584" calcext:value-type="float">
            <text:p>1442700500.62584</text:p>
          </table:table-cell>
          <table:table-cell office:value-type="float" office:value="8096" calcext:value-type="float">
            <text:p>8096</text:p>
          </table:table-cell>
          <table:table-cell table:formula="of:=[.B833]-[.B$2]" office:value-type="float" office:value="20.4703469276428" calcext:value-type="float">
            <text:p>20.4703469276</text:p>
          </table:table-cell>
          <table:table-cell table:formula="of:=[.C833]/([.D833]-[.D832])" office:value-type="float" office:value="1180007.82513813" calcext:value-type="float">
            <text:p>1180007.825138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700500.63661" calcext:value-type="float">
            <text:p>1442700500.63661</text:p>
          </table:table-cell>
          <table:table-cell office:value-type="float" office:value="8096" calcext:value-type="float">
            <text:p>8096</text:p>
          </table:table-cell>
          <table:table-cell table:formula="of:=[.B834]-[.B$2]" office:value-type="float" office:value="20.481116771698" calcext:value-type="float">
            <text:p>20.4811167717</text:p>
          </table:table-cell>
          <table:table-cell table:formula="of:=[.C834]/([.D834]-[.D833])" office:value-type="float" office:value="751728.619144603" calcext:value-type="float">
            <text:p>751728.61914460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700500.65748" calcext:value-type="float">
            <text:p>1442700500.65748</text:p>
          </table:table-cell>
          <table:table-cell office:value-type="float" office:value="8096" calcext:value-type="float">
            <text:p>8096</text:p>
          </table:table-cell>
          <table:table-cell table:formula="of:=[.B835]-[.B$2]" office:value-type="float" office:value="20.5019853115082" calcext:value-type="float">
            <text:p>20.5019853115</text:p>
          </table:table-cell>
          <table:table-cell table:formula="of:=[.C835]/([.D835]-[.D834])" office:value-type="float" office:value="387952.395023364" calcext:value-type="float">
            <text:p>387952.39502336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700500.66101" calcext:value-type="float">
            <text:p>1442700500.66101</text:p>
          </table:table-cell>
          <table:table-cell office:value-type="float" office:value="8096" calcext:value-type="float">
            <text:p>8096</text:p>
          </table:table-cell>
          <table:table-cell table:formula="of:=[.B836]-[.B$2]" office:value-type="float" office:value="20.5055184364319" calcext:value-type="float">
            <text:p>20.5055184364</text:p>
          </table:table-cell>
          <table:table-cell table:formula="of:=[.C836]/([.D836]-[.D835])" office:value-type="float" office:value="2291455.9136244" calcext:value-type="float">
            <text:p>2291455.913624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700500.66789" calcext:value-type="float">
            <text:p>1442700500.66789</text:p>
          </table:table-cell>
          <table:table-cell office:value-type="float" office:value="8096" calcext:value-type="float">
            <text:p>8096</text:p>
          </table:table-cell>
          <table:table-cell table:formula="of:=[.B837]-[.B$2]" office:value-type="float" office:value="20.5123987197876" calcext:value-type="float">
            <text:p>20.5123987198</text:p>
          </table:table-cell>
          <table:table-cell table:formula="of:=[.C837]/([.D837]-[.D836])" office:value-type="float" office:value="1176695.72333495" calcext:value-type="float">
            <text:p>1176695.7233349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700500.68922" calcext:value-type="float">
            <text:p>1442700500.68922</text:p>
          </table:table-cell>
          <table:table-cell office:value-type="float" office:value="8096" calcext:value-type="float">
            <text:p>8096</text:p>
          </table:table-cell>
          <table:table-cell table:formula="of:=[.B838]-[.B$2]" office:value-type="float" office:value="20.533725976944" calcext:value-type="float">
            <text:p>20.5337259769</text:p>
          </table:table-cell>
          <table:table-cell table:formula="of:=[.C838]/([.D838]-[.D837])" office:value-type="float" office:value="379608.120286631" calcext:value-type="float">
            <text:p>379608.12028663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700500.69277" calcext:value-type="float">
            <text:p>1442700500.69277</text:p>
          </table:table-cell>
          <table:table-cell office:value-type="float" office:value="8096" calcext:value-type="float">
            <text:p>8096</text:p>
          </table:table-cell>
          <table:table-cell table:formula="of:=[.B839]-[.B$2]" office:value-type="float" office:value="20.5372724533081" calcext:value-type="float">
            <text:p>20.5372724533</text:p>
          </table:table-cell>
          <table:table-cell table:formula="of:=[.C839]/([.D839]-[.D838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700500.73117" calcext:value-type="float">
            <text:p>1442700500.73117</text:p>
          </table:table-cell>
          <table:table-cell office:value-type="float" office:value="8096" calcext:value-type="float">
            <text:p>8096</text:p>
          </table:table-cell>
          <table:table-cell table:formula="of:=[.B840]-[.B$2]" office:value-type="float" office:value="20.5756721496582" calcext:value-type="float">
            <text:p>20.5756721497</text:p>
          </table:table-cell>
          <table:table-cell table:formula="of:=[.C840]/([.D840]-[.D839])" office:value-type="float" office:value="210835.000521545" calcext:value-type="float">
            <text:p>210835.00052154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700500.804" calcext:value-type="float">
            <text:p>1442700500.804</text:p>
          </table:table-cell>
          <table:table-cell office:value-type="float" office:value="8096" calcext:value-type="float">
            <text:p>8096</text:p>
          </table:table-cell>
          <table:table-cell table:formula="of:=[.B841]-[.B$2]" office:value-type="float" office:value="20.6485028266907" calcext:value-type="float">
            <text:p>20.6485028267</text:p>
          </table:table-cell>
          <table:table-cell table:formula="of:=[.C841]/([.D841]-[.D840])" office:value-type="float" office:value="111161.94891873" calcext:value-type="float">
            <text:p>111161.9489187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700500.80745" calcext:value-type="float">
            <text:p>1442700500.80745</text:p>
          </table:table-cell>
          <table:table-cell office:value-type="float" office:value="8096" calcext:value-type="float">
            <text:p>8096</text:p>
          </table:table-cell>
          <table:table-cell table:formula="of:=[.B842]-[.B$2]" office:value-type="float" office:value="20.6519582271576" calcext:value-type="float">
            <text:p>20.6519582272</text:p>
          </table:table-cell>
          <table:table-cell table:formula="of:=[.C842]/([.D842]-[.D841])" office:value-type="float" office:value="2342999.04671221" calcext:value-type="float">
            <text:p>2342999.0467122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700500.81098" calcext:value-type="float">
            <text:p>1442700500.81098</text:p>
          </table:table-cell>
          <table:table-cell office:value-type="float" office:value="8096" calcext:value-type="float">
            <text:p>8096</text:p>
          </table:table-cell>
          <table:table-cell table:formula="of:=[.B843]-[.B$2]" office:value-type="float" office:value="20.6554851531982" calcext:value-type="float">
            <text:p>20.6554851532</text:p>
          </table:table-cell>
          <table:table-cell table:formula="of:=[.C843]/([.D843]-[.D842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700500.82818" calcext:value-type="float">
            <text:p>1442700500.82818</text:p>
          </table:table-cell>
          <table:table-cell office:value-type="float" office:value="8096" calcext:value-type="float">
            <text:p>8096</text:p>
          </table:table-cell>
          <table:table-cell table:formula="of:=[.B844]-[.B$2]" office:value-type="float" office:value="20.6726882457733" calcext:value-type="float">
            <text:p>20.6726882458</text:p>
          </table:table-cell>
          <table:table-cell table:formula="of:=[.C844]/([.D844]-[.D843])" office:value-type="float" office:value="470613.057778394" calcext:value-type="float">
            <text:p>470613.05777839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700500.83171" calcext:value-type="float">
            <text:p>1442700500.83171</text:p>
          </table:table-cell>
          <table:table-cell office:value-type="float" office:value="8096" calcext:value-type="float">
            <text:p>8096</text:p>
          </table:table-cell>
          <table:table-cell table:formula="of:=[.B845]-[.B$2]" office:value-type="float" office:value="20.6762120723724" calcext:value-type="float">
            <text:p>20.6762120724</text:p>
          </table:table-cell>
          <table:table-cell table:formula="of:=[.C845]/([.D845]-[.D844])" office:value-type="float" office:value="2297502.38051421" calcext:value-type="float">
            <text:p>2297502.3805142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700500.83523" calcext:value-type="float">
            <text:p>1442700500.83523</text:p>
          </table:table-cell>
          <table:table-cell office:value-type="float" office:value="8096" calcext:value-type="float">
            <text:p>8096</text:p>
          </table:table-cell>
          <table:table-cell table:formula="of:=[.B846]-[.B$2]" office:value-type="float" office:value="20.6797342300415" calcext:value-type="float">
            <text:p>20.67973423</text:p>
          </table:table-cell>
          <table:table-cell table:formula="of:=[.C846]/([.D846]-[.D845])" office:value-type="float" office:value="2298591.02308265" calcext:value-type="float">
            <text:p>2298591.02308265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700500.8526" calcext:value-type="float">
            <text:p>1442700500.8526</text:p>
          </table:table-cell>
          <table:table-cell office:value-type="float" office:value="8096" calcext:value-type="float">
            <text:p>8096</text:p>
          </table:table-cell>
          <table:table-cell table:formula="of:=[.B847]-[.B$2]" office:value-type="float" office:value="20.6971004009247" calcext:value-type="float">
            <text:p>20.6971004009</text:p>
          </table:table-cell>
          <table:table-cell table:formula="of:=[.C847]/([.D847]-[.D846])" office:value-type="float" office:value="466193.731160505" calcext:value-type="float">
            <text:p>466193.731160505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700500.85613" calcext:value-type="float">
            <text:p>1442700500.85613</text:p>
          </table:table-cell>
          <table:table-cell office:value-type="float" office:value="8096" calcext:value-type="float">
            <text:p>8096</text:p>
          </table:table-cell>
          <table:table-cell table:formula="of:=[.B848]-[.B$2]" office:value-type="float" office:value="20.7006349563599" calcext:value-type="float">
            <text:p>20.7006349564</text:p>
          </table:table-cell>
          <table:table-cell table:formula="of:=[.C848]/([.D848]-[.D847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700500.85966" calcext:value-type="float">
            <text:p>1442700500.85966</text:p>
          </table:table-cell>
          <table:table-cell office:value-type="float" office:value="8096" calcext:value-type="float">
            <text:p>8096</text:p>
          </table:table-cell>
          <table:table-cell table:formula="of:=[.B849]-[.B$2]" office:value-type="float" office:value="20.7041616439819" calcext:value-type="float">
            <text:p>20.704161644</text:p>
          </table:table-cell>
          <table:table-cell table:formula="of:=[.C849]/([.D849]-[.D848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700500.87675" calcext:value-type="float">
            <text:p>1442700500.87675</text:p>
          </table:table-cell>
          <table:table-cell office:value-type="float" office:value="8096" calcext:value-type="float">
            <text:p>8096</text:p>
          </table:table-cell>
          <table:table-cell table:formula="of:=[.B850]-[.B$2]" office:value-type="float" office:value="20.721253156662" calcext:value-type="float">
            <text:p>20.7212531567</text:p>
          </table:table-cell>
          <table:table-cell table:formula="of:=[.C850]/([.D850]-[.D849])" office:value-type="float" office:value="473685.39880313" calcext:value-type="float">
            <text:p>473685.3988031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700500.88029" calcext:value-type="float">
            <text:p>1442700500.88029</text:p>
          </table:table-cell>
          <table:table-cell office:value-type="float" office:value="8096" calcext:value-type="float">
            <text:p>8096</text:p>
          </table:table-cell>
          <table:table-cell table:formula="of:=[.B851]-[.B$2]" office:value-type="float" office:value="20.7247948646545" calcext:value-type="float">
            <text:p>20.7247948647</text:p>
          </table:table-cell>
          <table:table-cell table:formula="of:=[.C851]/([.D851]-[.D850])" office:value-type="float" office:value="2285902.73874116" calcext:value-type="float">
            <text:p>2285902.7387411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700500.88382" calcext:value-type="float">
            <text:p>1442700500.88382</text:p>
          </table:table-cell>
          <table:table-cell office:value-type="float" office:value="8096" calcext:value-type="float">
            <text:p>8096</text:p>
          </table:table-cell>
          <table:table-cell table:formula="of:=[.B852]-[.B$2]" office:value-type="float" office:value="20.7283205986023" calcext:value-type="float">
            <text:p>20.7283205986</text:p>
          </table:table-cell>
          <table:table-cell table:formula="of:=[.C852]/([.D852]-[.D851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700500.90462" calcext:value-type="float">
            <text:p>1442700500.90462</text:p>
          </table:table-cell>
          <table:table-cell office:value-type="float" office:value="8096" calcext:value-type="float">
            <text:p>8096</text:p>
          </table:table-cell>
          <table:table-cell table:formula="of:=[.B853]-[.B$2]" office:value-type="float" office:value="20.7491245269775" calcext:value-type="float">
            <text:p>20.749124527</text:p>
          </table:table-cell>
          <table:table-cell table:formula="of:=[.C853]/([.D853]-[.D852])" office:value-type="float" office:value="389157.271356208" calcext:value-type="float">
            <text:p>389157.27135620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700500.90814" calcext:value-type="float">
            <text:p>1442700500.90814</text:p>
          </table:table-cell>
          <table:table-cell office:value-type="float" office:value="8096" calcext:value-type="float">
            <text:p>8096</text:p>
          </table:table-cell>
          <table:table-cell table:formula="of:=[.B854]-[.B$2]" office:value-type="float" office:value="20.752646446228" calcext:value-type="float">
            <text:p>20.7526464462</text:p>
          </table:table-cell>
          <table:table-cell table:formula="of:=[.C854]/([.D854]-[.D853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700501.04011" calcext:value-type="float">
            <text:p>1442700501.04011</text:p>
          </table:table-cell>
          <table:table-cell office:value-type="float" office:value="8096" calcext:value-type="float">
            <text:p>8096</text:p>
          </table:table-cell>
          <table:table-cell table:formula="of:=[.B855]-[.B$2]" office:value-type="float" office:value="20.884613275528" calcext:value-type="float">
            <text:p>20.8846132755</text:p>
          </table:table-cell>
          <table:table-cell table:formula="of:=[.C855]/([.D855]-[.D854])" office:value-type="float" office:value="61348.7498559192" calcext:value-type="float">
            <text:p>61348.7498559192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700501.04354" calcext:value-type="float">
            <text:p>1442700501.04354</text:p>
          </table:table-cell>
          <table:table-cell office:value-type="float" office:value="8096" calcext:value-type="float">
            <text:p>8096</text:p>
          </table:table-cell>
          <table:table-cell table:formula="of:=[.B856]-[.B$2]" office:value-type="float" office:value="20.888041973114" calcext:value-type="float">
            <text:p>20.8880419731</text:p>
          </table:table-cell>
          <table:table-cell table:formula="of:=[.C856]/([.D856]-[.D855])" office:value-type="float" office:value="2361246.44906474" calcext:value-type="float">
            <text:p>2361246.4490647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700501.04696" calcext:value-type="float">
            <text:p>1442700501.04696</text:p>
          </table:table-cell>
          <table:table-cell office:value-type="float" office:value="8096" calcext:value-type="float">
            <text:p>8096</text:p>
          </table:table-cell>
          <table:table-cell table:formula="of:=[.B857]-[.B$2]" office:value-type="float" office:value="20.89146733284" calcext:value-type="float">
            <text:p>20.8914673328</text:p>
          </table:table-cell>
          <table:table-cell table:formula="of:=[.C857]/([.D857]-[.D856])" office:value-type="float" office:value="2363547.37829749" calcext:value-type="float">
            <text:p>2363547.3782974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700501.05036" calcext:value-type="float">
            <text:p>1442700501.05036</text:p>
          </table:table-cell>
          <table:table-cell office:value-type="float" office:value="8096" calcext:value-type="float">
            <text:p>8096</text:p>
          </table:table-cell>
          <table:table-cell table:formula="of:=[.B858]-[.B$2]" office:value-type="float" office:value="20.8948650360107" calcext:value-type="float">
            <text:p>20.894865036</text:p>
          </table:table-cell>
          <table:table-cell table:formula="of:=[.C858]/([.D858]-[.D857])" office:value-type="float" office:value="2382786.13318364" calcext:value-type="float">
            <text:p>2382786.1331836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700501.05378" calcext:value-type="float">
            <text:p>1442700501.05378</text:p>
          </table:table-cell>
          <table:table-cell office:value-type="float" office:value="8096" calcext:value-type="float">
            <text:p>8096</text:p>
          </table:table-cell>
          <table:table-cell table:formula="of:=[.B859]-[.B$2]" office:value-type="float" office:value="20.8982834815979" calcext:value-type="float">
            <text:p>20.8982834816</text:p>
          </table:table-cell>
          <table:table-cell table:formula="of:=[.C859]/([.D859]-[.D858])" office:value-type="float" office:value="2368327.88282885" calcext:value-type="float">
            <text:p>2368327.88282885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700501.0572" calcext:value-type="float">
            <text:p>1442700501.0572</text:p>
          </table:table-cell>
          <table:table-cell office:value-type="float" office:value="8096" calcext:value-type="float">
            <text:p>8096</text:p>
          </table:table-cell>
          <table:table-cell table:formula="of:=[.B860]-[.B$2]" office:value-type="float" office:value="20.9017014503479" calcext:value-type="float">
            <text:p>20.9017014503</text:p>
          </table:table-cell>
          <table:table-cell table:formula="of:=[.C860]/([.D860]-[.D859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700501.0606" calcext:value-type="float">
            <text:p>1442700501.0606</text:p>
          </table:table-cell>
          <table:table-cell office:value-type="float" office:value="8096" calcext:value-type="float">
            <text:p>8096</text:p>
          </table:table-cell>
          <table:table-cell table:formula="of:=[.B861]-[.B$2]" office:value-type="float" office:value="20.9051036834717" calcext:value-type="float">
            <text:p>20.9051036835</text:p>
          </table:table-cell>
          <table:table-cell table:formula="of:=[.C861]/([.D861]-[.D860])" office:value-type="float" office:value="2379613.53777155" calcext:value-type="float">
            <text:p>2379613.5377715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700501.06403" calcext:value-type="float">
            <text:p>1442700501.06403</text:p>
          </table:table-cell>
          <table:table-cell office:value-type="float" office:value="8096" calcext:value-type="float">
            <text:p>8096</text:p>
          </table:table-cell>
          <table:table-cell table:formula="of:=[.B862]-[.B$2]" office:value-type="float" office:value="20.9085299968719" calcext:value-type="float">
            <text:p>20.9085299969</text:p>
          </table:table-cell>
          <table:table-cell table:formula="of:=[.C862]/([.D862]-[.D861])" office:value-type="float" office:value="2362889.51249043" calcext:value-type="float">
            <text:p>2362889.51249043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700501.06744" calcext:value-type="float">
            <text:p>1442700501.06744</text:p>
          </table:table-cell>
          <table:table-cell office:value-type="float" office:value="8096" calcext:value-type="float">
            <text:p>8096</text:p>
          </table:table-cell>
          <table:table-cell table:formula="of:=[.B863]-[.B$2]" office:value-type="float" office:value="20.9119441509247" calcext:value-type="float">
            <text:p>20.9119441509</text:p>
          </table:table-cell>
          <table:table-cell table:formula="of:=[.C863]/([.D863]-[.D862])" office:value-type="float" office:value="2371304.83128492" calcext:value-type="float">
            <text:p>2371304.8312849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700501.07787" calcext:value-type="float">
            <text:p>1442700501.07787</text:p>
          </table:table-cell>
          <table:table-cell office:value-type="float" office:value="8096" calcext:value-type="float">
            <text:p>8096</text:p>
          </table:table-cell>
          <table:table-cell table:formula="of:=[.B864]-[.B$2]" office:value-type="float" office:value="20.9223761558533" calcext:value-type="float">
            <text:p>20.9223761559</text:p>
          </table:table-cell>
          <table:table-cell table:formula="of:=[.C864]/([.D864]-[.D863])" office:value-type="float" office:value="776073.252976803" calcext:value-type="float">
            <text:p>776073.252976803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700501.08135" calcext:value-type="float">
            <text:p>1442700501.08135</text:p>
          </table:table-cell>
          <table:table-cell office:value-type="float" office:value="8096" calcext:value-type="float">
            <text:p>8096</text:p>
          </table:table-cell>
          <table:table-cell table:formula="of:=[.B865]-[.B$2]" office:value-type="float" office:value="20.9258551597595" calcext:value-type="float">
            <text:p>20.9258551598</text:p>
          </table:table-cell>
          <table:table-cell table:formula="of:=[.C865]/([.D865]-[.D864])" office:value-type="float" office:value="2327102.87719298" calcext:value-type="float">
            <text:p>2327102.8771929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700501.08477" calcext:value-type="float">
            <text:p>1442700501.08477</text:p>
          </table:table-cell>
          <table:table-cell office:value-type="float" office:value="8096" calcext:value-type="float">
            <text:p>8096</text:p>
          </table:table-cell>
          <table:table-cell table:formula="of:=[.B866]-[.B$2]" office:value-type="float" office:value="20.9292750358582" calcext:value-type="float">
            <text:p>20.9292750359</text:p>
          </table:table-cell>
          <table:table-cell table:formula="of:=[.C866]/([.D866]-[.D865])" office:value-type="float" office:value="2367337.22699386" calcext:value-type="float">
            <text:p>2367337.2269938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700501.10787" calcext:value-type="float">
            <text:p>1442700501.10787</text:p>
          </table:table-cell>
          <table:table-cell office:value-type="float" office:value="8096" calcext:value-type="float">
            <text:p>8096</text:p>
          </table:table-cell>
          <table:table-cell table:formula="of:=[.B867]-[.B$2]" office:value-type="float" office:value="20.9523751735687" calcext:value-type="float">
            <text:p>20.9523751736</text:p>
          </table:table-cell>
          <table:table-cell table:formula="of:=[.C867]/([.D867]-[.D866])" office:value-type="float" office:value="350474.101126031" calcext:value-type="float">
            <text:p>350474.10112603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700501.11129" calcext:value-type="float">
            <text:p>1442700501.11129</text:p>
          </table:table-cell>
          <table:table-cell office:value-type="float" office:value="8096" calcext:value-type="float">
            <text:p>8096</text:p>
          </table:table-cell>
          <table:table-cell table:formula="of:=[.B868]-[.B$2]" office:value-type="float" office:value="20.9557909965515" calcext:value-type="float">
            <text:p>20.9557909966</text:p>
          </table:table-cell>
          <table:table-cell table:formula="of:=[.C868]/([.D868]-[.D867])" office:value-type="float" office:value="2370146.24024569" calcext:value-type="float">
            <text:p>2370146.2402456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700501.11468" calcext:value-type="float">
            <text:p>1442700501.11468</text:p>
          </table:table-cell>
          <table:table-cell office:value-type="float" office:value="8096" calcext:value-type="float">
            <text:p>8096</text:p>
          </table:table-cell>
          <table:table-cell table:formula="of:=[.B869]-[.B$2]" office:value-type="float" office:value="20.9591841697693" calcext:value-type="float">
            <text:p>20.9591841698</text:p>
          </table:table-cell>
          <table:table-cell table:formula="of:=[.C869]/([.D869]-[.D868])" office:value-type="float" office:value="2385967.19955031" calcext:value-type="float">
            <text:p>2385967.1995503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700501.1348" calcext:value-type="float">
            <text:p>1442700501.1348</text:p>
          </table:table-cell>
          <table:table-cell office:value-type="float" office:value="8096" calcext:value-type="float">
            <text:p>8096</text:p>
          </table:table-cell>
          <table:table-cell table:formula="of:=[.B870]-[.B$2]" office:value-type="float" office:value="20.9793028831482" calcext:value-type="float">
            <text:p>20.9793028831</text:p>
          </table:table-cell>
          <table:table-cell table:formula="of:=[.C870]/([.D870]-[.D869])" office:value-type="float" office:value="402411.419036784" calcext:value-type="float">
            <text:p>402411.41903678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700501.13822" calcext:value-type="float">
            <text:p>1442700501.13822</text:p>
          </table:table-cell>
          <table:table-cell office:value-type="float" office:value="8096" calcext:value-type="float">
            <text:p>8096</text:p>
          </table:table-cell>
          <table:table-cell table:formula="of:=[.B871]-[.B$2]" office:value-type="float" office:value="20.9827241897583" calcext:value-type="float">
            <text:p>20.9827241898</text:p>
          </table:table-cell>
          <table:table-cell table:formula="of:=[.C871]/([.D871]-[.D870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700501.14163" calcext:value-type="float">
            <text:p>1442700501.14163</text:p>
          </table:table-cell>
          <table:table-cell office:value-type="float" office:value="8096" calcext:value-type="float">
            <text:p>8096</text:p>
          </table:table-cell>
          <table:table-cell table:formula="of:=[.B872]-[.B$2]" office:value-type="float" office:value="20.9861392974854" calcext:value-type="float">
            <text:p>20.9861392975</text:p>
          </table:table-cell>
          <table:table-cell table:formula="of:=[.C872]/([.D872]-[.D871])" office:value-type="float" office:value="2370642.64060318" calcext:value-type="float">
            <text:p>2370642.640603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700501.17839" calcext:value-type="float">
            <text:p>1442700501.17839</text:p>
          </table:table-cell>
          <table:table-cell office:value-type="float" office:value="8096" calcext:value-type="float">
            <text:p>8096</text:p>
          </table:table-cell>
          <table:table-cell table:formula="of:=[.B873]-[.B$2]" office:value-type="float" office:value="21.0228922367096" calcext:value-type="float">
            <text:p>21.0228922367</text:p>
          </table:table-cell>
          <table:table-cell table:formula="of:=[.C873]/([.D873]-[.D872])" office:value-type="float" office:value="220281.701841677" calcext:value-type="float">
            <text:p>220281.70184167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700501.18182" calcext:value-type="float">
            <text:p>1442700501.18182</text:p>
          </table:table-cell>
          <table:table-cell office:value-type="float" office:value="8096" calcext:value-type="float">
            <text:p>8096</text:p>
          </table:table-cell>
          <table:table-cell table:formula="of:=[.B874]-[.B$2]" office:value-type="float" office:value="21.0263273715973" calcext:value-type="float">
            <text:p>21.0263273716</text:p>
          </table:table-cell>
          <table:table-cell table:formula="of:=[.C874]/([.D874]-[.D873])" office:value-type="float" office:value="2356821.57023876" calcext:value-type="float">
            <text:p>2356821.570238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700501.27889" calcext:value-type="float">
            <text:p>1442700501.27889</text:p>
          </table:table-cell>
          <table:table-cell office:value-type="float" office:value="8096" calcext:value-type="float">
            <text:p>8096</text:p>
          </table:table-cell>
          <table:table-cell table:formula="of:=[.B875]-[.B$2]" office:value-type="float" office:value="21.1233913898468" calcext:value-type="float">
            <text:p>21.1233913898</text:p>
          </table:table-cell>
          <table:table-cell table:formula="of:=[.C875]/([.D875]-[.D874])" office:value-type="float" office:value="83408.8691773352" calcext:value-type="float">
            <text:p>83408.8691773352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700501.28232" calcext:value-type="float">
            <text:p>1442700501.28232</text:p>
          </table:table-cell>
          <table:table-cell office:value-type="float" office:value="8096" calcext:value-type="float">
            <text:p>8096</text:p>
          </table:table-cell>
          <table:table-cell table:formula="of:=[.B876]-[.B$2]" office:value-type="float" office:value="21.1268236637115" calcext:value-type="float">
            <text:p>21.1268236637</text:p>
          </table:table-cell>
          <table:table-cell table:formula="of:=[.C876]/([.D876]-[.D875])" office:value-type="float" office:value="2358786.13392609" calcext:value-type="float">
            <text:p>2358786.1339260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700501.28574" calcext:value-type="float">
            <text:p>1442700501.28574</text:p>
          </table:table-cell>
          <table:table-cell office:value-type="float" office:value="8096" calcext:value-type="float">
            <text:p>8096</text:p>
          </table:table-cell>
          <table:table-cell table:formula="of:=[.B877]-[.B$2]" office:value-type="float" office:value="21.1302425861359" calcext:value-type="float">
            <text:p>21.1302425861</text:p>
          </table:table-cell>
          <table:table-cell table:formula="of:=[.C877]/([.D877]-[.D876])" office:value-type="float" office:value="2367997.572106" calcext:value-type="float">
            <text:p>2367997.57210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700501.30885" calcext:value-type="float">
            <text:p>1442700501.30885</text:p>
          </table:table-cell>
          <table:table-cell office:value-type="float" office:value="8096" calcext:value-type="float">
            <text:p>8096</text:p>
          </table:table-cell>
          <table:table-cell table:formula="of:=[.B878]-[.B$2]" office:value-type="float" office:value="21.1533532142639" calcext:value-type="float">
            <text:p>21.1533532143</text:p>
          </table:table-cell>
          <table:table-cell table:formula="of:=[.C878]/([.D878]-[.D877])" office:value-type="float" office:value="350315.013297845" calcext:value-type="float">
            <text:p>350315.013297845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700501.31227" calcext:value-type="float">
            <text:p>1442700501.31227</text:p>
          </table:table-cell>
          <table:table-cell office:value-type="float" office:value="8096" calcext:value-type="float">
            <text:p>8096</text:p>
          </table:table-cell>
          <table:table-cell table:formula="of:=[.B879]-[.B$2]" office:value-type="float" office:value="21.1567749977112" calcext:value-type="float">
            <text:p>21.1567749977</text:p>
          </table:table-cell>
          <table:table-cell table:formula="of:=[.C879]/([.D879]-[.D878])" office:value-type="float" office:value="2366017.64102564" calcext:value-type="float">
            <text:p>2366017.6410256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700501.31573" calcext:value-type="float">
            <text:p>1442700501.31573</text:p>
          </table:table-cell>
          <table:table-cell office:value-type="float" office:value="8096" calcext:value-type="float">
            <text:p>8096</text:p>
          </table:table-cell>
          <table:table-cell table:formula="of:=[.B880]-[.B$2]" office:value-type="float" office:value="21.1602301597595" calcext:value-type="float">
            <text:p>21.1602301598</text:p>
          </table:table-cell>
          <table:table-cell table:formula="of:=[.C880]/([.D880]-[.D879])" office:value-type="float" office:value="2343160.72205355" calcext:value-type="float">
            <text:p>2343160.7220535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700501.33584" calcext:value-type="float">
            <text:p>1442700501.33584</text:p>
          </table:table-cell>
          <table:table-cell office:value-type="float" office:value="8096" calcext:value-type="float">
            <text:p>8096</text:p>
          </table:table-cell>
          <table:table-cell table:formula="of:=[.B881]-[.B$2]" office:value-type="float" office:value="21.1803483963013" calcext:value-type="float">
            <text:p>21.1803483963</text:p>
          </table:table-cell>
          <table:table-cell table:formula="of:=[.C881]/([.D881]-[.D880])" office:value-type="float" office:value="402420.95688654" calcext:value-type="float">
            <text:p>402420.9568865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700501.33926" calcext:value-type="float">
            <text:p>1442700501.33926</text:p>
          </table:table-cell>
          <table:table-cell office:value-type="float" office:value="8096" calcext:value-type="float">
            <text:p>8096</text:p>
          </table:table-cell>
          <table:table-cell table:formula="of:=[.B882]-[.B$2]" office:value-type="float" office:value="21.1837663650513" calcext:value-type="float">
            <text:p>21.1837663651</text:p>
          </table:table-cell>
          <table:table-cell table:formula="of:=[.C882]/([.D882]-[.D881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700501.34268" calcext:value-type="float">
            <text:p>1442700501.34268</text:p>
          </table:table-cell>
          <table:table-cell office:value-type="float" office:value="8096" calcext:value-type="float">
            <text:p>8096</text:p>
          </table:table-cell>
          <table:table-cell table:formula="of:=[.B883]-[.B$2]" office:value-type="float" office:value="21.1871886253357" calcext:value-type="float">
            <text:p>21.1871886253</text:p>
          </table:table-cell>
          <table:table-cell table:formula="of:=[.C883]/([.D883]-[.D882])" office:value-type="float" office:value="2365687.97436255" calcext:value-type="float">
            <text:p>2365687.9743625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700501.373" calcext:value-type="float">
            <text:p>1442700501.373</text:p>
          </table:table-cell>
          <table:table-cell office:value-type="float" office:value="8096" calcext:value-type="float">
            <text:p>8096</text:p>
          </table:table-cell>
          <table:table-cell table:formula="of:=[.B884]-[.B$2]" office:value-type="float" office:value="21.2175073623657" calcext:value-type="float">
            <text:p>21.2175073624</text:p>
          </table:table-cell>
          <table:table-cell table:formula="of:=[.C884]/([.D884]-[.D883])" office:value-type="float" office:value="267029.59268987" calcext:value-type="float">
            <text:p>267029.5926898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700501.3765" calcext:value-type="float">
            <text:p>1442700501.3765</text:p>
          </table:table-cell>
          <table:table-cell office:value-type="float" office:value="8096" calcext:value-type="float">
            <text:p>8096</text:p>
          </table:table-cell>
          <table:table-cell table:formula="of:=[.B885]-[.B$2]" office:value-type="float" office:value="21.221006155014" calcext:value-type="float">
            <text:p>21.221006155</text:p>
          </table:table-cell>
          <table:table-cell table:formula="of:=[.C885]/([.D885]-[.D884])" office:value-type="float" office:value="2313941.06875639" calcext:value-type="float">
            <text:p>2313941.0687563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700501.37989" calcext:value-type="float">
            <text:p>1442700501.37989</text:p>
          </table:table-cell>
          <table:table-cell office:value-type="float" office:value="8096" calcext:value-type="float">
            <text:p>8096</text:p>
          </table:table-cell>
          <table:table-cell table:formula="of:=[.B886]-[.B$2]" office:value-type="float" office:value="21.2243964672089" calcext:value-type="float">
            <text:p>21.2243964672</text:p>
          </table:table-cell>
          <table:table-cell table:formula="of:=[.C886]/([.D886]-[.D885])" office:value-type="float" office:value="2387980.67398031" calcext:value-type="float">
            <text:p>2387980.6739803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700501.40068" calcext:value-type="float">
            <text:p>1442700501.40068</text:p>
          </table:table-cell>
          <table:table-cell office:value-type="float" office:value="8096" calcext:value-type="float">
            <text:p>8096</text:p>
          </table:table-cell>
          <table:table-cell table:formula="of:=[.B887]-[.B$2]" office:value-type="float" office:value="21.2451848983765" calcext:value-type="float">
            <text:p>21.2451848984</text:p>
          </table:table-cell>
          <table:table-cell table:formula="of:=[.C887]/([.D887]-[.D886])" office:value-type="float" office:value="389447.377472962" calcext:value-type="float">
            <text:p>389447.377472962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700501.4041" calcext:value-type="float">
            <text:p>1442700501.4041</text:p>
          </table:table-cell>
          <table:table-cell office:value-type="float" office:value="8096" calcext:value-type="float">
            <text:p>8096</text:p>
          </table:table-cell>
          <table:table-cell table:formula="of:=[.B888]-[.B$2]" office:value-type="float" office:value="21.2486073970795" calcext:value-type="float">
            <text:p>21.2486073971</text:p>
          </table:table-cell>
          <table:table-cell table:formula="of:=[.C888]/([.D888]-[.D887])" office:value-type="float" office:value="2365523.17547893" calcext:value-type="float">
            <text:p>2365523.1754789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700501.40753" calcext:value-type="float">
            <text:p>1442700501.40753</text:p>
          </table:table-cell>
          <table:table-cell office:value-type="float" office:value="8096" calcext:value-type="float">
            <text:p>8096</text:p>
          </table:table-cell>
          <table:table-cell table:formula="of:=[.B889]-[.B$2]" office:value-type="float" office:value="21.2520318031311" calcext:value-type="float">
            <text:p>21.2520318031</text:p>
          </table:table-cell>
          <table:table-cell table:formula="of:=[.C889]/([.D889]-[.D888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700501.42838" calcext:value-type="float">
            <text:p>1442700501.42838</text:p>
          </table:table-cell>
          <table:table-cell office:value-type="float" office:value="8096" calcext:value-type="float">
            <text:p>8096</text:p>
          </table:table-cell>
          <table:table-cell table:formula="of:=[.B890]-[.B$2]" office:value-type="float" office:value="21.2728824615478" calcext:value-type="float">
            <text:p>21.2728824615</text:p>
          </table:table-cell>
          <table:table-cell table:formula="of:=[.C890]/([.D890]-[.D889])" office:value-type="float" office:value="388285.100555721" calcext:value-type="float">
            <text:p>388285.1005557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700501.43177" calcext:value-type="float">
            <text:p>1442700501.43177</text:p>
          </table:table-cell>
          <table:table-cell office:value-type="float" office:value="8096" calcext:value-type="float">
            <text:p>8096</text:p>
          </table:table-cell>
          <table:table-cell table:formula="of:=[.B891]-[.B$2]" office:value-type="float" office:value="21.2762742042541" calcext:value-type="float">
            <text:p>21.2762742043</text:p>
          </table:table-cell>
          <table:table-cell table:formula="of:=[.C891]/([.D891]-[.D890])" office:value-type="float" office:value="2386973.51216083" calcext:value-type="float">
            <text:p>2386973.5121608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700501.47345" calcext:value-type="float">
            <text:p>1442700501.47345</text:p>
          </table:table-cell>
          <table:table-cell office:value-type="float" office:value="8096" calcext:value-type="float">
            <text:p>8096</text:p>
          </table:table-cell>
          <table:table-cell table:formula="of:=[.B892]-[.B$2]" office:value-type="float" office:value="21.3179535865784" calcext:value-type="float">
            <text:p>21.3179535866</text:p>
          </table:table-cell>
          <table:table-cell table:formula="of:=[.C892]/([.D892]-[.D891])" office:value-type="float" office:value="194244.721215449" calcext:value-type="float">
            <text:p>194244.72121544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700501.47687" calcext:value-type="float">
            <text:p>1442700501.47687</text:p>
          </table:table-cell>
          <table:table-cell office:value-type="float" office:value="8096" calcext:value-type="float">
            <text:p>8096</text:p>
          </table:table-cell>
          <table:table-cell table:formula="of:=[.B893]-[.B$2]" office:value-type="float" office:value="21.3213715553284" calcext:value-type="float">
            <text:p>21.3213715553</text:p>
          </table:table-cell>
          <table:table-cell table:formula="of:=[.C893]/([.D893]-[.D892])" office:value-type="float" office:value="2368658.28571429" calcext:value-type="float">
            <text:p>2368658.2857142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700501.48032" calcext:value-type="float">
            <text:p>1442700501.48032</text:p>
          </table:table-cell>
          <table:table-cell office:value-type="float" office:value="8096" calcext:value-type="float">
            <text:p>8096</text:p>
          </table:table-cell>
          <table:table-cell table:formula="of:=[.B894]-[.B$2]" office:value-type="float" office:value="21.3248236179352" calcext:value-type="float">
            <text:p>21.3248236179</text:p>
          </table:table-cell>
          <table:table-cell table:formula="of:=[.C894]/([.D894]-[.D893])" office:value-type="float" office:value="2345264.53373852" calcext:value-type="float">
            <text:p>2345264.5337385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700501.48374" calcext:value-type="float">
            <text:p>1442700501.48374</text:p>
          </table:table-cell>
          <table:table-cell office:value-type="float" office:value="8096" calcext:value-type="float">
            <text:p>8096</text:p>
          </table:table-cell>
          <table:table-cell table:formula="of:=[.B895]-[.B$2]" office:value-type="float" office:value="21.3282470703125" calcext:value-type="float">
            <text:p>21.3282470703</text:p>
          </table:table-cell>
          <table:table-cell table:formula="of:=[.C895]/([.D895]-[.D894])" office:value-type="float" office:value="2364864.20948534" calcext:value-type="float">
            <text:p>2364864.209485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700501.48717" calcext:value-type="float">
            <text:p>1442700501.48717</text:p>
          </table:table-cell>
          <table:table-cell office:value-type="float" office:value="8096" calcext:value-type="float">
            <text:p>8096</text:p>
          </table:table-cell>
          <table:table-cell table:formula="of:=[.B896]-[.B$2]" office:value-type="float" office:value="21.3316740989685" calcext:value-type="float">
            <text:p>21.331674099</text:p>
          </table:table-cell>
          <table:table-cell table:formula="of:=[.C896]/([.D896]-[.D895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700501.4906" calcext:value-type="float">
            <text:p>1442700501.4906</text:p>
          </table:table-cell>
          <table:table-cell office:value-type="float" office:value="8096" calcext:value-type="float">
            <text:p>8096</text:p>
          </table:table-cell>
          <table:table-cell table:formula="of:=[.B897]-[.B$2]" office:value-type="float" office:value="21.3351004123688" calcext:value-type="float">
            <text:p>21.3351004124</text:p>
          </table:table-cell>
          <table:table-cell table:formula="of:=[.C897]/([.D897]-[.D896])" office:value-type="float" office:value="2362889.51249043" calcext:value-type="float">
            <text:p>2362889.512490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700501.6017" calcext:value-type="float">
            <text:p>1442700501.6017</text:p>
          </table:table-cell>
          <table:table-cell office:value-type="float" office:value="8096" calcext:value-type="float">
            <text:p>8096</text:p>
          </table:table-cell>
          <table:table-cell table:formula="of:=[.B898]-[.B$2]" office:value-type="float" office:value="21.4462051391602" calcext:value-type="float">
            <text:p>21.4462051392</text:p>
          </table:table-cell>
          <table:table-cell table:formula="of:=[.C898]/([.D898]-[.D897])" office:value-type="float" office:value="72868.1869242308" calcext:value-type="float">
            <text:p>72868.186924230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700501.60512" calcext:value-type="float">
            <text:p>1442700501.60512</text:p>
          </table:table-cell>
          <table:table-cell office:value-type="float" office:value="8096" calcext:value-type="float">
            <text:p>8096</text:p>
          </table:table-cell>
          <table:table-cell table:formula="of:=[.B899]-[.B$2]" office:value-type="float" office:value="21.4496259689331" calcext:value-type="float">
            <text:p>21.4496259689</text:p>
          </table:table-cell>
          <table:table-cell table:formula="of:=[.C899]/([.D899]-[.D898])" office:value-type="float" office:value="2366677.2500697" calcext:value-type="float">
            <text:p>2366677.250069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700501.60855" calcext:value-type="float">
            <text:p>1442700501.60855</text:p>
          </table:table-cell>
          <table:table-cell office:value-type="float" office:value="8096" calcext:value-type="float">
            <text:p>8096</text:p>
          </table:table-cell>
          <table:table-cell table:formula="of:=[.B900]-[.B$2]" office:value-type="float" office:value="21.4530577659607" calcext:value-type="float">
            <text:p>21.453057766</text:p>
          </table:table-cell>
          <table:table-cell table:formula="of:=[.C900]/([.D900]-[.D899])" office:value-type="float" office:value="2359113.87967209" calcext:value-type="float">
            <text:p>2359113.8796720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700501.62923" calcext:value-type="float">
            <text:p>1442700501.62923</text:p>
          </table:table-cell>
          <table:table-cell office:value-type="float" office:value="8096" calcext:value-type="float">
            <text:p>8096</text:p>
          </table:table-cell>
          <table:table-cell table:formula="of:=[.B901]-[.B$2]" office:value-type="float" office:value="21.4737310409546" calcext:value-type="float">
            <text:p>21.473731041</text:p>
          </table:table-cell>
          <table:table-cell table:formula="of:=[.C901]/([.D901]-[.D900])" office:value-type="float" office:value="391616.712997347" calcext:value-type="float">
            <text:p>391616.7129973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700501.63268" calcext:value-type="float">
            <text:p>1442700501.63268</text:p>
          </table:table-cell>
          <table:table-cell office:value-type="float" office:value="8096" calcext:value-type="float">
            <text:p>8096</text:p>
          </table:table-cell>
          <table:table-cell table:formula="of:=[.B902]-[.B$2]" office:value-type="float" office:value="21.4771888256073" calcext:value-type="float">
            <text:p>21.4771888256</text:p>
          </table:table-cell>
          <table:table-cell table:formula="of:=[.C902]/([.D902]-[.D901])" office:value-type="float" office:value="2341383.51954768" calcext:value-type="float">
            <text:p>2341383.5195476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700501.6361" calcext:value-type="float">
            <text:p>1442700501.6361</text:p>
          </table:table-cell>
          <table:table-cell office:value-type="float" office:value="8096" calcext:value-type="float">
            <text:p>8096</text:p>
          </table:table-cell>
          <table:table-cell table:formula="of:=[.B903]-[.B$2]" office:value-type="float" office:value="21.480607509613" calcext:value-type="float">
            <text:p>21.4806075096</text:p>
          </table:table-cell>
          <table:table-cell table:formula="of:=[.C903]/([.D903]-[.D902])" office:value-type="float" office:value="2368162.71594951" calcext:value-type="float">
            <text:p>2368162.7159495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700501.6745" calcext:value-type="float">
            <text:p>1442700501.6745</text:p>
          </table:table-cell>
          <table:table-cell office:value-type="float" office:value="8096" calcext:value-type="float">
            <text:p>8096</text:p>
          </table:table-cell>
          <table:table-cell table:formula="of:=[.B904]-[.B$2]" office:value-type="float" office:value="21.519003868103" calcext:value-type="float">
            <text:p>21.5190038681</text:p>
          </table:table-cell>
          <table:table-cell table:formula="of:=[.C904]/([.D904]-[.D903])" office:value-type="float" office:value="210853.328763211" calcext:value-type="float">
            <text:p>210853.32876321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700501.67793" calcext:value-type="float">
            <text:p>1442700501.67793</text:p>
          </table:table-cell>
          <table:table-cell office:value-type="float" office:value="8096" calcext:value-type="float">
            <text:p>8096</text:p>
          </table:table-cell>
          <table:table-cell table:formula="of:=[.B905]-[.B$2]" office:value-type="float" office:value="21.522430896759" calcext:value-type="float">
            <text:p>21.5224308968</text:p>
          </table:table-cell>
          <table:table-cell table:formula="of:=[.C905]/([.D905]-[.D904])" office:value-type="float" office:value="2362396.35341589" calcext:value-type="float">
            <text:p>2362396.3534158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700501.68134" calcext:value-type="float">
            <text:p>1442700501.68134</text:p>
          </table:table-cell>
          <table:table-cell office:value-type="float" office:value="8096" calcext:value-type="float">
            <text:p>8096</text:p>
          </table:table-cell>
          <table:table-cell table:formula="of:=[.B906]-[.B$2]" office:value-type="float" office:value="21.5258462429047" calcext:value-type="float">
            <text:p>21.5258462429</text:p>
          </table:table-cell>
          <table:table-cell table:formula="of:=[.C906]/([.D906]-[.D905])" office:value-type="float" office:value="2370477.15071553" calcext:value-type="float">
            <text:p>2370477.15071553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700501.68486" calcext:value-type="float">
            <text:p>1442700501.68486</text:p>
          </table:table-cell>
          <table:table-cell office:value-type="float" office:value="8096" calcext:value-type="float">
            <text:p>8096</text:p>
          </table:table-cell>
          <table:table-cell table:formula="of:=[.B907]-[.B$2]" office:value-type="float" office:value="21.5293667316437" calcext:value-type="float">
            <text:p>21.5293667316</text:p>
          </table:table-cell>
          <table:table-cell table:formula="of:=[.C907]/([.D907]-[.D906])" office:value-type="float" office:value="2299680.69781931" calcext:value-type="float">
            <text:p>2299680.6978193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700501.68828" calcext:value-type="float">
            <text:p>1442700501.68828</text:p>
          </table:table-cell>
          <table:table-cell office:value-type="float" office:value="8096" calcext:value-type="float">
            <text:p>8096</text:p>
          </table:table-cell>
          <table:table-cell table:formula="of:=[.B908]-[.B$2]" office:value-type="float" office:value="21.5327816009521" calcext:value-type="float">
            <text:p>21.532781601</text:p>
          </table:table-cell>
          <table:table-cell table:formula="of:=[.C908]/([.D908]-[.D907])" office:value-type="float" office:value="2370808.15359911" calcext:value-type="float">
            <text:p>2370808.1535991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700501.6917" calcext:value-type="float">
            <text:p>1442700501.6917</text:p>
          </table:table-cell>
          <table:table-cell office:value-type="float" office:value="8096" calcext:value-type="float">
            <text:p>8096</text:p>
          </table:table-cell>
          <table:table-cell table:formula="of:=[.B909]-[.B$2]" office:value-type="float" office:value="21.5362055301666" calcext:value-type="float">
            <text:p>21.5362055302</text:p>
          </table:table-cell>
          <table:table-cell table:formula="of:=[.C909]/([.D909]-[.D908])" office:value-type="float" office:value="2364534.86414595" calcext:value-type="float">
            <text:p>2364534.8641459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700501.71052" calcext:value-type="float">
            <text:p>1442700501.71052</text:p>
          </table:table-cell>
          <table:table-cell office:value-type="float" office:value="8096" calcext:value-type="float">
            <text:p>8096</text:p>
          </table:table-cell>
          <table:table-cell table:formula="of:=[.B910]-[.B$2]" office:value-type="float" office:value="21.5550236701965" calcext:value-type="float">
            <text:p>21.5550236702</text:p>
          </table:table-cell>
          <table:table-cell table:formula="of:=[.C910]/([.D910]-[.D909])" office:value-type="float" office:value="430223.177589986" calcext:value-type="float">
            <text:p>430223.1775899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700501.71392" calcext:value-type="float">
            <text:p>1442700501.71392</text:p>
          </table:table-cell>
          <table:table-cell office:value-type="float" office:value="8096" calcext:value-type="float">
            <text:p>8096</text:p>
          </table:table-cell>
          <table:table-cell table:formula="of:=[.B911]-[.B$2]" office:value-type="float" office:value="21.5584256649017" calcext:value-type="float">
            <text:p>21.5584256649</text:p>
          </table:table-cell>
          <table:table-cell table:formula="of:=[.C911]/([.D911]-[.D910])" office:value-type="float" office:value="2379780.30583783" calcext:value-type="float">
            <text:p>2379780.3058378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700501.77504" calcext:value-type="float">
            <text:p>1442700501.77504</text:p>
          </table:table-cell>
          <table:table-cell office:value-type="float" office:value="8096" calcext:value-type="float">
            <text:p>8096</text:p>
          </table:table-cell>
          <table:table-cell table:formula="of:=[.B912]-[.B$2]" office:value-type="float" office:value="21.61953997612" calcext:value-type="float">
            <text:p>21.6195399761</text:p>
          </table:table-cell>
          <table:table-cell table:formula="of:=[.C912]/([.D912]-[.D911])" office:value-type="float" office:value="132473.062996427" calcext:value-type="float">
            <text:p>132473.06299642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700501.77846" calcext:value-type="float">
            <text:p>1442700501.77846</text:p>
          </table:table-cell>
          <table:table-cell office:value-type="float" office:value="8096" calcext:value-type="float">
            <text:p>8096</text:p>
          </table:table-cell>
          <table:table-cell table:formula="of:=[.B913]-[.B$2]" office:value-type="float" office:value="21.6229605674744" calcext:value-type="float">
            <text:p>21.6229605675</text:p>
          </table:table-cell>
          <table:table-cell table:formula="of:=[.C913]/([.D913]-[.D912])" office:value-type="float" office:value="2366842.20979996" calcext:value-type="float">
            <text:p>2366842.20979996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700501.78188" calcext:value-type="float">
            <text:p>1442700501.78188</text:p>
          </table:table-cell>
          <table:table-cell office:value-type="float" office:value="8096" calcext:value-type="float">
            <text:p>8096</text:p>
          </table:table-cell>
          <table:table-cell table:formula="of:=[.B914]-[.B$2]" office:value-type="float" office:value="21.6263818740845" calcext:value-type="float">
            <text:p>21.6263818741</text:p>
          </table:table-cell>
          <table:table-cell table:formula="of:=[.C914]/([.D914]-[.D913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700501.87557" calcext:value-type="float">
            <text:p>1442700501.87557</text:p>
          </table:table-cell>
          <table:table-cell office:value-type="float" office:value="8096" calcext:value-type="float">
            <text:p>8096</text:p>
          </table:table-cell>
          <table:table-cell table:formula="of:=[.B915]-[.B$2]" office:value-type="float" office:value="21.7200782299042" calcext:value-type="float">
            <text:p>21.7200782299</text:p>
          </table:table-cell>
          <table:table-cell table:formula="of:=[.C915]/([.D915]-[.D914])" office:value-type="float" office:value="86406.775686975" calcext:value-type="float">
            <text:p>86406.77568697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700501.879" calcext:value-type="float">
            <text:p>1442700501.879</text:p>
          </table:table-cell>
          <table:table-cell office:value-type="float" office:value="8096" calcext:value-type="float">
            <text:p>8096</text:p>
          </table:table-cell>
          <table:table-cell table:formula="of:=[.B916]-[.B$2]" office:value-type="float" office:value="21.7235014438629" calcext:value-type="float">
            <text:p>21.7235014439</text:p>
          </table:table-cell>
          <table:table-cell table:formula="of:=[.C916]/([.D916]-[.D915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700501.88242" calcext:value-type="float">
            <text:p>1442700501.88242</text:p>
          </table:table-cell>
          <table:table-cell office:value-type="float" office:value="8096" calcext:value-type="float">
            <text:p>8096</text:p>
          </table:table-cell>
          <table:table-cell table:formula="of:=[.B917]-[.B$2]" office:value-type="float" office:value="21.7269279956818" calcext:value-type="float">
            <text:p>21.7269279957</text:p>
          </table:table-cell>
          <table:table-cell table:formula="of:=[.C917]/([.D917]-[.D916])" office:value-type="float" office:value="2362725.10325633" calcext:value-type="float">
            <text:p>2362725.1032563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700501.88585" calcext:value-type="float">
            <text:p>1442700501.88585</text:p>
          </table:table-cell>
          <table:table-cell office:value-type="float" office:value="8096" calcext:value-type="float">
            <text:p>8096</text:p>
          </table:table-cell>
          <table:table-cell table:formula="of:=[.B918]-[.B$2]" office:value-type="float" office:value="21.7303512096405" calcext:value-type="float">
            <text:p>21.7303512096</text:p>
          </table:table-cell>
          <table:table-cell table:formula="of:=[.C918]/([.D918]-[.D917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700501.88927" calcext:value-type="float">
            <text:p>1442700501.88927</text:p>
          </table:table-cell>
          <table:table-cell office:value-type="float" office:value="8096" calcext:value-type="float">
            <text:p>8096</text:p>
          </table:table-cell>
          <table:table-cell table:formula="of:=[.B919]-[.B$2]" office:value-type="float" office:value="21.7337744235992" calcext:value-type="float">
            <text:p>21.7337744236</text:p>
          </table:table-cell>
          <table:table-cell table:formula="of:=[.C919]/([.D919]-[.D918])" office:value-type="float" office:value="2365028.9165622" calcext:value-type="float">
            <text:p>2365028.916562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700501.89269" calcext:value-type="float">
            <text:p>1442700501.89269</text:p>
          </table:table-cell>
          <table:table-cell office:value-type="float" office:value="8096" calcext:value-type="float">
            <text:p>8096</text:p>
          </table:table-cell>
          <table:table-cell table:formula="of:=[.B920]-[.B$2]" office:value-type="float" office:value="21.7371926307678" calcext:value-type="float">
            <text:p>21.7371926308</text:p>
          </table:table-cell>
          <table:table-cell table:formula="of:=[.C920]/([.D920]-[.D919])" office:value-type="float" office:value="2368493.07274883" calcext:value-type="float">
            <text:p>2368493.0727488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700501.91146" calcext:value-type="float">
            <text:p>1442700501.91146</text:p>
          </table:table-cell>
          <table:table-cell office:value-type="float" office:value="8096" calcext:value-type="float">
            <text:p>8096</text:p>
          </table:table-cell>
          <table:table-cell table:formula="of:=[.B921]-[.B$2]" office:value-type="float" office:value="21.7559671401978" calcext:value-type="float">
            <text:p>21.7559671402</text:p>
          </table:table-cell>
          <table:table-cell table:formula="of:=[.C921]/([.D921]-[.D920])" office:value-type="float" office:value="431222.985091306" calcext:value-type="float">
            <text:p>431222.98509130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700501.91489" calcext:value-type="float">
            <text:p>1442700501.91489</text:p>
          </table:table-cell>
          <table:table-cell office:value-type="float" office:value="8096" calcext:value-type="float">
            <text:p>8096</text:p>
          </table:table-cell>
          <table:table-cell table:formula="of:=[.B922]-[.B$2]" office:value-type="float" office:value="21.7593922615051" calcext:value-type="float">
            <text:p>21.7593922615</text:p>
          </table:table-cell>
          <table:table-cell table:formula="of:=[.C922]/([.D922]-[.D921])" office:value-type="float" office:value="2363711.90199081" calcext:value-type="float">
            <text:p>2363711.9019908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700501.91831" calcext:value-type="float">
            <text:p>1442700501.91831</text:p>
          </table:table-cell>
          <table:table-cell office:value-type="float" office:value="8096" calcext:value-type="float">
            <text:p>8096</text:p>
          </table:table-cell>
          <table:table-cell table:formula="of:=[.B923]-[.B$2]" office:value-type="float" office:value="21.7628135681152" calcext:value-type="float">
            <text:p>21.7628135681</text:p>
          </table:table-cell>
          <table:table-cell table:formula="of:=[.C923]/([.D923]-[.D922])" office:value-type="float" office:value="2366347.39958188" calcext:value-type="float">
            <text:p>2366347.3995818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700501.93961" calcext:value-type="float">
            <text:p>1442700501.93961</text:p>
          </table:table-cell>
          <table:table-cell office:value-type="float" office:value="8096" calcext:value-type="float">
            <text:p>8096</text:p>
          </table:table-cell>
          <table:table-cell table:formula="of:=[.B924]-[.B$2]" office:value-type="float" office:value="21.7841188907623" calcext:value-type="float">
            <text:p>21.7841188908</text:p>
          </table:table-cell>
          <table:table-cell table:formula="of:=[.C924]/([.D924]-[.D923])" office:value-type="float" office:value="379998.938955473" calcext:value-type="float">
            <text:p>379998.93895547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700501.94305" calcext:value-type="float">
            <text:p>1442700501.94305</text:p>
          </table:table-cell>
          <table:table-cell office:value-type="float" office:value="8096" calcext:value-type="float">
            <text:p>8096</text:p>
          </table:table-cell>
          <table:table-cell table:formula="of:=[.B925]-[.B$2]" office:value-type="float" office:value="21.7875547409058" calcext:value-type="float">
            <text:p>21.7875547409</text:p>
          </table:table-cell>
          <table:table-cell table:formula="of:=[.C925]/([.D925]-[.D924])" office:value-type="float" office:value="2356330.94053154" calcext:value-type="float">
            <text:p>2356330.9405315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700501.94646" calcext:value-type="float">
            <text:p>1442700501.94646</text:p>
          </table:table-cell>
          <table:table-cell office:value-type="float" office:value="8096" calcext:value-type="float">
            <text:p>8096</text:p>
          </table:table-cell>
          <table:table-cell table:formula="of:=[.B926]-[.B$2]" office:value-type="float" office:value="21.7909641265869" calcext:value-type="float">
            <text:p>21.7909641266</text:p>
          </table:table-cell>
          <table:table-cell table:formula="of:=[.C926]/([.D926]-[.D925])" office:value-type="float" office:value="2374621.34153846" calcext:value-type="float">
            <text:p>2374621.341538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700501.96745" calcext:value-type="float">
            <text:p>1442700501.96745</text:p>
          </table:table-cell>
          <table:table-cell office:value-type="float" office:value="8096" calcext:value-type="float">
            <text:p>8096</text:p>
          </table:table-cell>
          <table:table-cell table:formula="of:=[.B927]-[.B$2]" office:value-type="float" office:value="21.8119513988495" calcext:value-type="float">
            <text:p>21.8119513988</text:p>
          </table:table-cell>
          <table:table-cell table:formula="of:=[.C927]/([.D927]-[.D926])" office:value-type="float" office:value="385757.610551308" calcext:value-type="float">
            <text:p>385757.61055130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700501.97087" calcext:value-type="float">
            <text:p>1442700501.97087</text:p>
          </table:table-cell>
          <table:table-cell office:value-type="float" office:value="8096" calcext:value-type="float">
            <text:p>8096</text:p>
          </table:table-cell>
          <table:table-cell table:formula="of:=[.B928]-[.B$2]" office:value-type="float" office:value="21.8153758049011" calcext:value-type="float">
            <text:p>21.8153758049</text:p>
          </table:table-cell>
          <table:table-cell table:formula="of:=[.C928]/([.D928]-[.D927])" office:value-type="float" office:value="2364205.61052705" calcext:value-type="float">
            <text:p>2364205.61052705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700501.97429" calcext:value-type="float">
            <text:p>1442700501.97429</text:p>
          </table:table-cell>
          <table:table-cell office:value-type="float" office:value="8096" calcext:value-type="float">
            <text:p>8096</text:p>
          </table:table-cell>
          <table:table-cell table:formula="of:=[.B929]-[.B$2]" office:value-type="float" office:value="21.8187987804413" calcext:value-type="float">
            <text:p>21.8187987804</text:p>
          </table:table-cell>
          <table:table-cell table:formula="of:=[.C929]/([.D929]-[.D928])" office:value-type="float" office:value="2365193.64658355" calcext:value-type="float">
            <text:p>2365193.64658355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700502.01185" calcext:value-type="float">
            <text:p>1442700502.01185</text:p>
          </table:table-cell>
          <table:table-cell office:value-type="float" office:value="8096" calcext:value-type="float">
            <text:p>8096</text:p>
          </table:table-cell>
          <table:table-cell table:formula="of:=[.B930]-[.B$2]" office:value-type="float" office:value="21.8563511371613" calcext:value-type="float">
            <text:p>21.8563511372</text:p>
          </table:table-cell>
          <table:table-cell table:formula="of:=[.C930]/([.D930]-[.D929])" office:value-type="float" office:value="215592.327809734" calcext:value-type="float">
            <text:p>215592.3278097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700502.01493" calcext:value-type="float">
            <text:p>1442700502.01493</text:p>
          </table:table-cell>
          <table:table-cell office:value-type="float" office:value="8096" calcext:value-type="float">
            <text:p>8096</text:p>
          </table:table-cell>
          <table:table-cell table:formula="of:=[.B931]-[.B$2]" office:value-type="float" office:value="21.859436750412" calcext:value-type="float">
            <text:p>21.8594367504</text:p>
          </table:table-cell>
          <table:table-cell table:formula="of:=[.C931]/([.D931]-[.D930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700502.14064" calcext:value-type="float">
            <text:p>1442700502.14064</text:p>
          </table:table-cell>
          <table:table-cell office:value-type="float" office:value="8096" calcext:value-type="float">
            <text:p>8096</text:p>
          </table:table-cell>
          <table:table-cell table:formula="of:=[.B932]-[.B$2]" office:value-type="float" office:value="21.9851450920105" calcext:value-type="float">
            <text:p>21.985145092</text:p>
          </table:table-cell>
          <table:table-cell table:formula="of:=[.C932]/([.D932]-[.D931])" office:value-type="float" office:value="64403.0451523824" calcext:value-type="float">
            <text:p>64403.045152382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700502.14373" calcext:value-type="float">
            <text:p>1442700502.14373</text:p>
          </table:table-cell>
          <table:table-cell office:value-type="float" office:value="8096" calcext:value-type="float">
            <text:p>8096</text:p>
          </table:table-cell>
          <table:table-cell table:formula="of:=[.B933]-[.B$2]" office:value-type="float" office:value="21.9882361888885" calcext:value-type="float">
            <text:p>21.9882361889</text:p>
          </table:table-cell>
          <table:table-cell table:formula="of:=[.C933]/([.D933]-[.D932])" office:value-type="float" office:value="2619134.9929811" calcext:value-type="float">
            <text:p>2619134.9929811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700502.14682" calcext:value-type="float">
            <text:p>1442700502.14682</text:p>
          </table:table-cell>
          <table:table-cell office:value-type="float" office:value="8096" calcext:value-type="float">
            <text:p>8096</text:p>
          </table:table-cell>
          <table:table-cell table:formula="of:=[.B934]-[.B$2]" office:value-type="float" office:value="21.9913218021393" calcext:value-type="float">
            <text:p>21.9913218021</text:p>
          </table:table-cell>
          <table:table-cell table:formula="of:=[.C934]/([.D934]-[.D933])" office:value-type="float" office:value="2623789.61397002" calcext:value-type="float">
            <text:p>2623789.6139700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700502.1499" calcext:value-type="float">
            <text:p>1442700502.1499</text:p>
          </table:table-cell>
          <table:table-cell office:value-type="float" office:value="8096" calcext:value-type="float">
            <text:p>8096</text:p>
          </table:table-cell>
          <table:table-cell table:formula="of:=[.B935]-[.B$2]" office:value-type="float" office:value="21.9944069385529" calcext:value-type="float">
            <text:p>21.9944069386</text:p>
          </table:table-cell>
          <table:table-cell table:formula="of:=[.C935]/([.D935]-[.D934])" office:value-type="float" office:value="2624195.14559505" calcext:value-type="float">
            <text:p>2624195.1455950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700502.15299" calcext:value-type="float">
            <text:p>1442700502.15299</text:p>
          </table:table-cell>
          <table:table-cell office:value-type="float" office:value="8096" calcext:value-type="float">
            <text:p>8096</text:p>
          </table:table-cell>
          <table:table-cell table:formula="of:=[.B936]-[.B$2]" office:value-type="float" office:value="21.9974942207336" calcext:value-type="float">
            <text:p>21.9974942207</text:p>
          </table:table-cell>
          <table:table-cell table:formula="of:=[.C936]/([.D936]-[.D935])" office:value-type="float" office:value="2622371.23978686" calcext:value-type="float">
            <text:p>2622371.23978686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700502.15608" calcext:value-type="float">
            <text:p>1442700502.15608</text:p>
          </table:table-cell>
          <table:table-cell office:value-type="float" office:value="8096" calcext:value-type="float">
            <text:p>8096</text:p>
          </table:table-cell>
          <table:table-cell table:formula="of:=[.B937]-[.B$2]" office:value-type="float" office:value="22.000586271286" calcext:value-type="float">
            <text:p>22.0005862713</text:p>
          </table:table-cell>
          <table:table-cell table:formula="of:=[.C937]/([.D937]-[.D936])" office:value-type="float" office:value="2618327.17896522" calcext:value-type="float">
            <text:p>2618327.1789652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700502.16841" calcext:value-type="float">
            <text:p>1442700502.16841</text:p>
          </table:table-cell>
          <table:table-cell office:value-type="float" office:value="8096" calcext:value-type="float">
            <text:p>8096</text:p>
          </table:table-cell>
          <table:table-cell table:formula="of:=[.B938]-[.B$2]" office:value-type="float" office:value="22.01291680336" calcext:value-type="float">
            <text:p>22.0129168034</text:p>
          </table:table-cell>
          <table:table-cell table:formula="of:=[.C938]/([.D938]-[.D937])" office:value-type="float" office:value="656581.561235933" calcext:value-type="float">
            <text:p>656581.561235933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700502.17155" calcext:value-type="float">
            <text:p>1442700502.17155</text:p>
          </table:table-cell>
          <table:table-cell office:value-type="float" office:value="8096" calcext:value-type="float">
            <text:p>8096</text:p>
          </table:table-cell>
          <table:table-cell table:formula="of:=[.B939]-[.B$2]" office:value-type="float" office:value="22.0160517692566" calcext:value-type="float">
            <text:p>22.0160517693</text:p>
          </table:table-cell>
          <table:table-cell table:formula="of:=[.C939]/([.D939]-[.D938])" office:value-type="float" office:value="2582484.23332573" calcext:value-type="float">
            <text:p>2582484.23332573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700502.17465" calcext:value-type="float">
            <text:p>1442700502.17465</text:p>
          </table:table-cell>
          <table:table-cell office:value-type="float" office:value="8096" calcext:value-type="float">
            <text:p>8096</text:p>
          </table:table-cell>
          <table:table-cell table:formula="of:=[.B940]-[.B$2]" office:value-type="float" office:value="22.0191586017609" calcext:value-type="float">
            <text:p>22.0191586018</text:p>
          </table:table-cell>
          <table:table-cell table:formula="of:=[.C940]/([.D940]-[.D939])" office:value-type="float" office:value="2605869.47924181" calcext:value-type="float">
            <text:p>2605869.4792418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700502.22568" calcext:value-type="float">
            <text:p>1442700502.22568</text:p>
          </table:table-cell>
          <table:table-cell office:value-type="float" office:value="8096" calcext:value-type="float">
            <text:p>8096</text:p>
          </table:table-cell>
          <table:table-cell table:formula="of:=[.B941]-[.B$2]" office:value-type="float" office:value="22.0701866149902" calcext:value-type="float">
            <text:p>22.070186615</text:p>
          </table:table-cell>
          <table:table-cell table:formula="of:=[.C941]/([.D941]-[.D940])" office:value-type="float" office:value="158657.95055764" calcext:value-type="float">
            <text:p>158657.950557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700502.22876" calcext:value-type="float">
            <text:p>1442700502.22876</text:p>
          </table:table-cell>
          <table:table-cell office:value-type="float" office:value="8096" calcext:value-type="float">
            <text:p>8096</text:p>
          </table:table-cell>
          <table:table-cell table:formula="of:=[.B942]-[.B$2]" office:value-type="float" office:value="22.073267698288" calcext:value-type="float">
            <text:p>22.0732676983</text:p>
          </table:table-cell>
          <table:table-cell table:formula="of:=[.C942]/([.D942]-[.D941])" office:value-type="float" office:value="2627647.23237638" calcext:value-type="float">
            <text:p>2627647.2323763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700502.23185" calcext:value-type="float">
            <text:p>1442700502.23185</text:p>
          </table:table-cell>
          <table:table-cell office:value-type="float" office:value="8096" calcext:value-type="float">
            <text:p>8096</text:p>
          </table:table-cell>
          <table:table-cell table:formula="of:=[.B943]-[.B$2]" office:value-type="float" office:value="22.0763554573059" calcext:value-type="float">
            <text:p>22.0763554573</text:p>
          </table:table-cell>
          <table:table-cell table:formula="of:=[.C943]/([.D943]-[.D942])" office:value-type="float" office:value="2621966.27163926" calcext:value-type="float">
            <text:p>2621966.2716392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700502.24902" calcext:value-type="float">
            <text:p>1442700502.24902</text:p>
          </table:table-cell>
          <table:table-cell office:value-type="float" office:value="8096" calcext:value-type="float">
            <text:p>8096</text:p>
          </table:table-cell>
          <table:table-cell table:formula="of:=[.B944]-[.B$2]" office:value-type="float" office:value="22.093522310257" calcext:value-type="float">
            <text:p>22.0935223103</text:p>
          </table:table-cell>
          <table:table-cell table:formula="of:=[.C944]/([.D944]-[.D943])" office:value-type="float" office:value="471606.53283891" calcext:value-type="float">
            <text:p>471606.5328389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700502.25211" calcext:value-type="float">
            <text:p>1442700502.25211</text:p>
          </table:table-cell>
          <table:table-cell office:value-type="float" office:value="8096" calcext:value-type="float">
            <text:p>8096</text:p>
          </table:table-cell>
          <table:table-cell table:formula="of:=[.B945]-[.B$2]" office:value-type="float" office:value="22.0966110229492" calcext:value-type="float">
            <text:p>22.0966110229</text:p>
          </table:table-cell>
          <table:table-cell table:formula="of:=[.C945]/([.D945]-[.D944])" office:value-type="float" office:value="2621156.71045928" calcext:value-type="float">
            <text:p>2621156.7104592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700502.2552" calcext:value-type="float">
            <text:p>1442700502.2552</text:p>
          </table:table-cell>
          <table:table-cell office:value-type="float" office:value="8096" calcext:value-type="float">
            <text:p>8096</text:p>
          </table:table-cell>
          <table:table-cell table:formula="of:=[.B946]-[.B$2]" office:value-type="float" office:value="22.0997059345245" calcext:value-type="float">
            <text:p>22.0997059345</text:p>
          </table:table-cell>
          <table:table-cell table:formula="of:=[.C946]/([.D946]-[.D945])" office:value-type="float" office:value="2615906.7239812" calcext:value-type="float">
            <text:p>2615906.72398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700502.30033" calcext:value-type="float">
            <text:p>1442700502.30033</text:p>
          </table:table-cell>
          <table:table-cell office:value-type="float" office:value="8096" calcext:value-type="float">
            <text:p>8096</text:p>
          </table:table-cell>
          <table:table-cell table:formula="of:=[.B947]-[.B$2]" office:value-type="float" office:value="22.1448383331299" calcext:value-type="float">
            <text:p>22.1448383331</text:p>
          </table:table-cell>
          <table:table-cell table:formula="of:=[.C947]/([.D947]-[.D946])" office:value-type="float" office:value="179383.331047708" calcext:value-type="float">
            <text:p>179383.33104770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700502.30343" calcext:value-type="float">
            <text:p>1442700502.30343</text:p>
          </table:table-cell>
          <table:table-cell office:value-type="float" office:value="8096" calcext:value-type="float">
            <text:p>8096</text:p>
          </table:table-cell>
          <table:table-cell table:formula="of:=[.B948]-[.B$2]" office:value-type="float" office:value="22.147932767868" calcext:value-type="float">
            <text:p>22.1479327679</text:p>
          </table:table-cell>
          <table:table-cell table:formula="of:=[.C948]/([.D948]-[.D947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700502.30652" calcext:value-type="float">
            <text:p>1442700502.30652</text:p>
          </table:table-cell>
          <table:table-cell office:value-type="float" office:value="8096" calcext:value-type="float">
            <text:p>8096</text:p>
          </table:table-cell>
          <table:table-cell table:formula="of:=[.B949]-[.B$2]" office:value-type="float" office:value="22.1510262489319" calcext:value-type="float">
            <text:p>22.1510262489</text:p>
          </table:table-cell>
          <table:table-cell table:formula="of:=[.C949]/([.D949]-[.D948])" office:value-type="float" office:value="2617116.39183044" calcext:value-type="float">
            <text:p>2617116.3918304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700502.30961" calcext:value-type="float">
            <text:p>1442700502.30961</text:p>
          </table:table-cell>
          <table:table-cell office:value-type="float" office:value="8096" calcext:value-type="float">
            <text:p>8096</text:p>
          </table:table-cell>
          <table:table-cell table:formula="of:=[.B950]-[.B$2]" office:value-type="float" office:value="22.1541185379028" calcext:value-type="float">
            <text:p>22.1541185379</text:p>
          </table:table-cell>
          <table:table-cell table:formula="of:=[.C950]/([.D950]-[.D949])" office:value-type="float" office:value="2618125.30331534" calcext:value-type="float">
            <text:p>2618125.3033153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700502.31271" calcext:value-type="float">
            <text:p>1442700502.31271</text:p>
          </table:table-cell>
          <table:table-cell office:value-type="float" office:value="8096" calcext:value-type="float">
            <text:p>8096</text:p>
          </table:table-cell>
          <table:table-cell table:formula="of:=[.B951]-[.B$2]" office:value-type="float" office:value="22.157212972641" calcext:value-type="float">
            <text:p>22.1572129726</text:p>
          </table:table-cell>
          <table:table-cell table:formula="of:=[.C951]/([.D951]-[.D950])" office:value-type="float" office:value="2616309.82232838" calcext:value-type="float">
            <text:p>2616309.8223283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700502.32618" calcext:value-type="float">
            <text:p>1442700502.32618</text:p>
          </table:table-cell>
          <table:table-cell office:value-type="float" office:value="8096" calcext:value-type="float">
            <text:p>8096</text:p>
          </table:table-cell>
          <table:table-cell table:formula="of:=[.B952]-[.B$2]" office:value-type="float" office:value="22.1706817150116" calcext:value-type="float">
            <text:p>22.170681715</text:p>
          </table:table-cell>
          <table:table-cell table:formula="of:=[.C952]/([.D952]-[.D951])" office:value-type="float" office:value="601095.468101678" calcext:value-type="float">
            <text:p>601095.46810167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700502.32924" calcext:value-type="float">
            <text:p>1442700502.32924</text:p>
          </table:table-cell>
          <table:table-cell office:value-type="float" office:value="8096" calcext:value-type="float">
            <text:p>8096</text:p>
          </table:table-cell>
          <table:table-cell table:formula="of:=[.B953]-[.B$2]" office:value-type="float" office:value="22.173743724823" calcext:value-type="float">
            <text:p>22.1737437248</text:p>
          </table:table-cell>
          <table:table-cell table:formula="of:=[.C953]/([.D953]-[.D952])" office:value-type="float" office:value="2644015.04196839" calcext:value-type="float">
            <text:p>2644015.0419683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700502.33231" calcext:value-type="float">
            <text:p>1442700502.33231</text:p>
          </table:table-cell>
          <table:table-cell office:value-type="float" office:value="8096" calcext:value-type="float">
            <text:p>8096</text:p>
          </table:table-cell>
          <table:table-cell table:formula="of:=[.B954]-[.B$2]" office:value-type="float" office:value="22.1768186092377" calcext:value-type="float">
            <text:p>22.1768186092</text:p>
          </table:table-cell>
          <table:table-cell table:formula="of:=[.C954]/([.D954]-[.D953])" office:value-type="float" office:value="2632944.49748003" calcext:value-type="float">
            <text:p>2632944.4974800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700502.50137" calcext:value-type="float">
            <text:p>1442700502.50137</text:p>
          </table:table-cell>
          <table:table-cell office:value-type="float" office:value="8096" calcext:value-type="float">
            <text:p>8096</text:p>
          </table:table-cell>
          <table:table-cell table:formula="of:=[.B955]-[.B$2]" office:value-type="float" office:value="22.3458786010742" calcext:value-type="float">
            <text:p>22.3458786011</text:p>
          </table:table-cell>
          <table:table-cell table:formula="of:=[.C955]/([.D955]-[.D954])" office:value-type="float" office:value="47888.3259844674" calcext:value-type="float">
            <text:p>47888.325984467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700502.50444" calcext:value-type="float">
            <text:p>1442700502.50444</text:p>
          </table:table-cell>
          <table:table-cell office:value-type="float" office:value="8096" calcext:value-type="float">
            <text:p>8096</text:p>
          </table:table-cell>
          <table:table-cell table:formula="of:=[.B956]-[.B$2]" office:value-type="float" office:value="22.3489427566528" calcext:value-type="float">
            <text:p>22.3489427567</text:p>
          </table:table-cell>
          <table:table-cell table:formula="of:=[.C956]/([.D956]-[.D955])" office:value-type="float" office:value="2642163.49081855" calcext:value-type="float">
            <text:p>2642163.490818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700502.5075" calcext:value-type="float">
            <text:p>1442700502.5075</text:p>
          </table:table-cell>
          <table:table-cell office:value-type="float" office:value="8096" calcext:value-type="float">
            <text:p>8096</text:p>
          </table:table-cell>
          <table:table-cell table:formula="of:=[.B957]-[.B$2]" office:value-type="float" office:value="22.3520090579987" calcext:value-type="float">
            <text:p>22.352009058</text:p>
          </table:table-cell>
          <table:table-cell table:formula="of:=[.C957]/([.D957]-[.D956])" office:value-type="float" office:value="2640314.5310629" calcext:value-type="float">
            <text:p>2640314.531062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700502.51054" calcext:value-type="float">
            <text:p>1442700502.51054</text:p>
          </table:table-cell>
          <table:table-cell office:value-type="float" office:value="8096" calcext:value-type="float">
            <text:p>8096</text:p>
          </table:table-cell>
          <table:table-cell table:formula="of:=[.B958]-[.B$2]" office:value-type="float" office:value="22.3550491333008" calcext:value-type="float">
            <text:p>22.3550491333</text:p>
          </table:table-cell>
          <table:table-cell table:formula="of:=[.C958]/([.D958]-[.D957])" office:value-type="float" office:value="2663091.9287899" calcext:value-type="float">
            <text:p>2663091.928789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700502.5136" calcext:value-type="float">
            <text:p>1442700502.5136</text:p>
          </table:table-cell>
          <table:table-cell office:value-type="float" office:value="8096" calcext:value-type="float">
            <text:p>8096</text:p>
          </table:table-cell>
          <table:table-cell table:formula="of:=[.B959]-[.B$2]" office:value-type="float" office:value="22.3581025600433" calcext:value-type="float">
            <text:p>22.35810256</text:p>
          </table:table-cell>
          <table:table-cell table:formula="of:=[.C959]/([.D959]-[.D958])" office:value-type="float" office:value="2651447.26977434" calcext:value-type="float">
            <text:p>2651447.2697743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700502.51665" calcext:value-type="float">
            <text:p>1442700502.51665</text:p>
          </table:table-cell>
          <table:table-cell office:value-type="float" office:value="8096" calcext:value-type="float">
            <text:p>8096</text:p>
          </table:table-cell>
          <table:table-cell table:formula="of:=[.B960]-[.B$2]" office:value-type="float" office:value="22.3611555099487" calcext:value-type="float">
            <text:p>22.3611555099</text:p>
          </table:table-cell>
          <table:table-cell table:formula="of:=[.C960]/([.D960]-[.D959])" office:value-type="float" office:value="2651861.39664194" calcext:value-type="float">
            <text:p>2651861.3966419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700502.51971" calcext:value-type="float">
            <text:p>1442700502.51971</text:p>
          </table:table-cell>
          <table:table-cell office:value-type="float" office:value="8096" calcext:value-type="float">
            <text:p>8096</text:p>
          </table:table-cell>
          <table:table-cell table:formula="of:=[.B961]-[.B$2]" office:value-type="float" office:value="22.3642108440399" calcext:value-type="float">
            <text:p>22.364210844</text:p>
          </table:table-cell>
          <table:table-cell table:formula="of:=[.C961]/([.D961]-[.D960])" office:value-type="float" office:value="2649792.05493562" calcext:value-type="float">
            <text:p>2649792.054935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700502.52277" calcext:value-type="float">
            <text:p>1442700502.52277</text:p>
          </table:table-cell>
          <table:table-cell office:value-type="float" office:value="8096" calcext:value-type="float">
            <text:p>8096</text:p>
          </table:table-cell>
          <table:table-cell table:formula="of:=[.B962]-[.B$2]" office:value-type="float" office:value="22.3672707080841" calcext:value-type="float">
            <text:p>22.3672707081</text:p>
          </table:table-cell>
          <table:table-cell table:formula="of:=[.C962]/([.D962]-[.D961])" office:value-type="float" office:value="2645869.18996416" calcext:value-type="float">
            <text:p>2645869.1899641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700502.52582" calcext:value-type="float">
            <text:p>1442700502.52582</text:p>
          </table:table-cell>
          <table:table-cell office:value-type="float" office:value="8096" calcext:value-type="float">
            <text:p>8096</text:p>
          </table:table-cell>
          <table:table-cell table:formula="of:=[.B963]-[.B$2]" office:value-type="float" office:value="22.3703291416168" calcext:value-type="float">
            <text:p>22.3703291416</text:p>
          </table:table-cell>
          <table:table-cell table:formula="of:=[.C963]/([.D963]-[.D962])" office:value-type="float" office:value="2647106.73401933" calcext:value-type="float">
            <text:p>2647106.7340193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700502.53465" calcext:value-type="float">
            <text:p>1442700502.53465</text:p>
          </table:table-cell>
          <table:table-cell office:value-type="float" office:value="8096" calcext:value-type="float">
            <text:p>8096</text:p>
          </table:table-cell>
          <table:table-cell table:formula="of:=[.B964]-[.B$2]" office:value-type="float" office:value="22.3791518211365" calcext:value-type="float">
            <text:p>22.3791518211</text:p>
          </table:table-cell>
          <table:table-cell table:formula="of:=[.C964]/([.D964]-[.D963])" office:value-type="float" office:value="917635.054289961" calcext:value-type="float">
            <text:p>917635.0542899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700502.53772" calcext:value-type="float">
            <text:p>1442700502.53772</text:p>
          </table:table-cell>
          <table:table-cell office:value-type="float" office:value="8096" calcext:value-type="float">
            <text:p>8096</text:p>
          </table:table-cell>
          <table:table-cell table:formula="of:=[.B965]-[.B$2]" office:value-type="float" office:value="22.3822247982025" calcext:value-type="float">
            <text:p>22.3822247982</text:p>
          </table:table-cell>
          <table:table-cell table:formula="of:=[.C965]/([.D965]-[.D964])" office:value-type="float" office:value="2634578.7248041" calcext:value-type="float">
            <text:p>2634578.724804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700502.54081" calcext:value-type="float">
            <text:p>1442700502.54081</text:p>
          </table:table-cell>
          <table:table-cell office:value-type="float" office:value="8096" calcext:value-type="float">
            <text:p>8096</text:p>
          </table:table-cell>
          <table:table-cell table:formula="of:=[.B966]-[.B$2]" office:value-type="float" office:value="22.3853147029877" calcext:value-type="float">
            <text:p>22.385314703</text:p>
          </table:table-cell>
          <table:table-cell table:formula="of:=[.C966]/([.D966]-[.D965])" office:value-type="float" office:value="2620145.46172839" calcext:value-type="float">
            <text:p>2620145.4617283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700502.56039" calcext:value-type="float">
            <text:p>1442700502.56039</text:p>
          </table:table-cell>
          <table:table-cell office:value-type="float" office:value="8096" calcext:value-type="float">
            <text:p>8096</text:p>
          </table:table-cell>
          <table:table-cell table:formula="of:=[.B967]-[.B$2]" office:value-type="float" office:value="22.4048902988434" calcext:value-type="float">
            <text:p>22.4048902988</text:p>
          </table:table-cell>
          <table:table-cell table:formula="of:=[.C967]/([.D967]-[.D966])" office:value-type="float" office:value="413576.172070251" calcext:value-type="float">
            <text:p>413576.172070251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700502.56347" calcext:value-type="float">
            <text:p>1442700502.56347</text:p>
          </table:table-cell>
          <table:table-cell office:value-type="float" office:value="8096" calcext:value-type="float">
            <text:p>8096</text:p>
          </table:table-cell>
          <table:table-cell table:formula="of:=[.B968]-[.B$2]" office:value-type="float" office:value="22.4079782962799" calcext:value-type="float">
            <text:p>22.4079782963</text:p>
          </table:table-cell>
          <table:table-cell table:formula="of:=[.C968]/([.D968]-[.D967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700502.5862" calcext:value-type="float">
            <text:p>1442700502.5862</text:p>
          </table:table-cell>
          <table:table-cell office:value-type="float" office:value="8096" calcext:value-type="float">
            <text:p>8096</text:p>
          </table:table-cell>
          <table:table-cell table:formula="of:=[.B969]-[.B$2]" office:value-type="float" office:value="22.4307053089142" calcext:value-type="float">
            <text:p>22.4307053089</text:p>
          </table:table-cell>
          <table:table-cell table:formula="of:=[.C969]/([.D969]-[.D968])" office:value-type="float" office:value="356228.07670681" calcext:value-type="float">
            <text:p>356228.0767068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700502.58929" calcext:value-type="float">
            <text:p>1442700502.58929</text:p>
          </table:table-cell>
          <table:table-cell office:value-type="float" office:value="8096" calcext:value-type="float">
            <text:p>8096</text:p>
          </table:table-cell>
          <table:table-cell table:formula="of:=[.B970]-[.B$2]" office:value-type="float" office:value="22.4337923526764" calcext:value-type="float">
            <text:p>22.4337923527</text:p>
          </table:table-cell>
          <table:table-cell table:formula="of:=[.C970]/([.D970]-[.D969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700502.59237" calcext:value-type="float">
            <text:p>1442700502.59237</text:p>
          </table:table-cell>
          <table:table-cell office:value-type="float" office:value="8096" calcext:value-type="float">
            <text:p>8096</text:p>
          </table:table-cell>
          <table:table-cell table:formula="of:=[.B971]-[.B$2]" office:value-type="float" office:value="22.43687915802" calcext:value-type="float">
            <text:p>22.436879158</text:p>
          </table:table-cell>
          <table:table-cell table:formula="of:=[.C971]/([.D971]-[.D970])" office:value-type="float" office:value="2622776.33305013" calcext:value-type="float">
            <text:p>2622776.33305013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700502.61188" calcext:value-type="float">
            <text:p>1442700502.61188</text:p>
          </table:table-cell>
          <table:table-cell office:value-type="float" office:value="8096" calcext:value-type="float">
            <text:p>8096</text:p>
          </table:table-cell>
          <table:table-cell table:formula="of:=[.B972]-[.B$2]" office:value-type="float" office:value="22.4563817977905" calcext:value-type="float">
            <text:p>22.4563817978</text:p>
          </table:table-cell>
          <table:table-cell table:formula="of:=[.C972]/([.D972]-[.D971])" office:value-type="float" office:value="415123.290757946" calcext:value-type="float">
            <text:p>415123.29075794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700502.61497" calcext:value-type="float">
            <text:p>1442700502.61497</text:p>
          </table:table-cell>
          <table:table-cell office:value-type="float" office:value="8096" calcext:value-type="float">
            <text:p>8096</text:p>
          </table:table-cell>
          <table:table-cell table:formula="of:=[.B973]-[.B$2]" office:value-type="float" office:value="22.4594702720642" calcext:value-type="float">
            <text:p>22.4594702721</text:p>
          </table:table-cell>
          <table:table-cell table:formula="of:=[.C973]/([.D973]-[.D972])" office:value-type="float" office:value="2621359.05388297" calcext:value-type="float">
            <text:p>2621359.0538829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700502.61804" calcext:value-type="float">
            <text:p>1442700502.61804</text:p>
          </table:table-cell>
          <table:table-cell office:value-type="float" office:value="8096" calcext:value-type="float">
            <text:p>8096</text:p>
          </table:table-cell>
          <table:table-cell table:formula="of:=[.B974]-[.B$2]" office:value-type="float" office:value="22.4625437259674" calcext:value-type="float">
            <text:p>22.462543726</text:p>
          </table:table-cell>
          <table:table-cell table:formula="of:=[.C974]/([.D974]-[.D973])" office:value-type="float" office:value="2634169.97781398" calcext:value-type="float">
            <text:p>2634169.9778139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700502.63785" calcext:value-type="float">
            <text:p>1442700502.63785</text:p>
          </table:table-cell>
          <table:table-cell office:value-type="float" office:value="8096" calcext:value-type="float">
            <text:p>8096</text:p>
          </table:table-cell>
          <table:table-cell table:formula="of:=[.B975]-[.B$2]" office:value-type="float" office:value="22.4823548793793" calcext:value-type="float">
            <text:p>22.4823548794</text:p>
          </table:table-cell>
          <table:table-cell table:formula="of:=[.C975]/([.D975]-[.D974])" office:value-type="float" office:value="408658.689965581" calcext:value-type="float">
            <text:p>408658.68996558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700502.64094" calcext:value-type="float">
            <text:p>1442700502.64094</text:p>
          </table:table-cell>
          <table:table-cell office:value-type="float" office:value="8096" calcext:value-type="float">
            <text:p>8096</text:p>
          </table:table-cell>
          <table:table-cell table:formula="of:=[.B976]-[.B$2]" office:value-type="float" office:value="22.4854438304901" calcext:value-type="float">
            <text:p>22.4854438305</text:p>
          </table:table-cell>
          <table:table-cell table:formula="of:=[.C976]/([.D976]-[.D975])" office:value-type="float" office:value="2620954.39827107" calcext:value-type="float">
            <text:p>2620954.3982710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700502.64403" calcext:value-type="float">
            <text:p>1442700502.64403</text:p>
          </table:table-cell>
          <table:table-cell office:value-type="float" office:value="8096" calcext:value-type="float">
            <text:p>8096</text:p>
          </table:table-cell>
          <table:table-cell table:formula="of:=[.B977]-[.B$2]" office:value-type="float" office:value="22.4885318279266" calcext:value-type="float">
            <text:p>22.4885318279</text:p>
          </table:table-cell>
          <table:table-cell table:formula="of:=[.C977]/([.D977]-[.D976])" office:value-type="float" office:value="2621763.83446572" calcext:value-type="float">
            <text:p>2621763.83446572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700502.66347" calcext:value-type="float">
            <text:p>1442700502.66347</text:p>
          </table:table-cell>
          <table:table-cell office:value-type="float" office:value="8096" calcext:value-type="float">
            <text:p>8096</text:p>
          </table:table-cell>
          <table:table-cell table:formula="of:=[.B978]-[.B$2]" office:value-type="float" office:value="22.5079772472382" calcext:value-type="float">
            <text:p>22.5079772472</text:p>
          </table:table-cell>
          <table:table-cell table:formula="of:=[.C978]/([.D978]-[.D977])" office:value-type="float" office:value="416344.840411967" calcext:value-type="float">
            <text:p>416344.84041196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700502.66656" calcext:value-type="float">
            <text:p>1442700502.66656</text:p>
          </table:table-cell>
          <table:table-cell office:value-type="float" office:value="8096" calcext:value-type="float">
            <text:p>8096</text:p>
          </table:table-cell>
          <table:table-cell table:formula="of:=[.B979]-[.B$2]" office:value-type="float" office:value="22.5110647678375" calcext:value-type="float">
            <text:p>22.5110647678</text:p>
          </table:table-cell>
          <table:table-cell table:formula="of:=[.C979]/([.D979]-[.D978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700502.66965" calcext:value-type="float">
            <text:p>1442700502.66965</text:p>
          </table:table-cell>
          <table:table-cell office:value-type="float" office:value="8096" calcext:value-type="float">
            <text:p>8096</text:p>
          </table:table-cell>
          <table:table-cell table:formula="of:=[.B980]-[.B$2]" office:value-type="float" office:value="22.5141541957855" calcext:value-type="float">
            <text:p>22.5141541958</text:p>
          </table:table-cell>
          <table:table-cell table:formula="of:=[.C980]/([.D980]-[.D979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700502.68912" calcext:value-type="float">
            <text:p>1442700502.68912</text:p>
          </table:table-cell>
          <table:table-cell office:value-type="float" office:value="8096" calcext:value-type="float">
            <text:p>8096</text:p>
          </table:table-cell>
          <table:table-cell table:formula="of:=[.B981]-[.B$2]" office:value-type="float" office:value="22.5336282253265" calcext:value-type="float">
            <text:p>22.5336282253</text:p>
          </table:table-cell>
          <table:table-cell table:formula="of:=[.C981]/([.D981]-[.D980])" office:value-type="float" office:value="415733.168266405" calcext:value-type="float">
            <text:p>415733.16826640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700502.69222" calcext:value-type="float">
            <text:p>1442700502.69222</text:p>
          </table:table-cell>
          <table:table-cell office:value-type="float" office:value="8096" calcext:value-type="float">
            <text:p>8096</text:p>
          </table:table-cell>
          <table:table-cell table:formula="of:=[.B982]-[.B$2]" office:value-type="float" office:value="22.5367240905762" calcext:value-type="float">
            <text:p>22.5367240906</text:p>
          </table:table-cell>
          <table:table-cell table:formula="of:=[.C982]/([.D982]-[.D981])" office:value-type="float" office:value="2615100.89980747" calcext:value-type="float">
            <text:p>2615100.8998074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700502.69529" calcext:value-type="float">
            <text:p>1442700502.69529</text:p>
          </table:table-cell>
          <table:table-cell office:value-type="float" office:value="8096" calcext:value-type="float">
            <text:p>8096</text:p>
          </table:table-cell>
          <table:table-cell table:formula="of:=[.B983]-[.B$2]" office:value-type="float" office:value="22.5397934913635" calcext:value-type="float">
            <text:p>22.5397934914</text:p>
          </table:table-cell>
          <table:table-cell table:formula="of:=[.C983]/([.D983]-[.D982])" office:value-type="float" office:value="2637648.37533012" calcext:value-type="float">
            <text:p>2637648.3753301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700502.71492" calcext:value-type="float">
            <text:p>1442700502.71492</text:p>
          </table:table-cell>
          <table:table-cell office:value-type="float" office:value="8096" calcext:value-type="float">
            <text:p>8096</text:p>
          </table:table-cell>
          <table:table-cell table:formula="of:=[.B984]-[.B$2]" office:value-type="float" office:value="22.5594255924225" calcext:value-type="float">
            <text:p>22.5594255924</text:p>
          </table:table-cell>
          <table:table-cell table:formula="of:=[.C984]/([.D984]-[.D983])" office:value-type="float" office:value="412385.815236268" calcext:value-type="float">
            <text:p>412385.81523626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700502.718" calcext:value-type="float">
            <text:p>1442700502.718</text:p>
          </table:table-cell>
          <table:table-cell office:value-type="float" office:value="8096" calcext:value-type="float">
            <text:p>8096</text:p>
          </table:table-cell>
          <table:table-cell table:formula="of:=[.B985]-[.B$2]" office:value-type="float" office:value="22.5625088214874" calcext:value-type="float">
            <text:p>22.5625088215</text:p>
          </table:table-cell>
          <table:table-cell table:formula="of:=[.C985]/([.D985]-[.D984])" office:value-type="float" office:value="2625818.52644603" calcext:value-type="float">
            <text:p>2625818.5264460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700502.72108" calcext:value-type="float">
            <text:p>1442700502.72108</text:p>
          </table:table-cell>
          <table:table-cell office:value-type="float" office:value="8096" calcext:value-type="float">
            <text:p>8096</text:p>
          </table:table-cell>
          <table:table-cell table:formula="of:=[.B986]-[.B$2]" office:value-type="float" office:value="22.5655884742737" calcext:value-type="float">
            <text:p>22.5655884743</text:p>
          </table:table-cell>
          <table:table-cell table:formula="of:=[.C986]/([.D986]-[.D985])" office:value-type="float" office:value="2628867.78539909" calcext:value-type="float">
            <text:p>2628867.7853990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700502.74063" calcext:value-type="float">
            <text:p>1442700502.74063</text:p>
          </table:table-cell>
          <table:table-cell office:value-type="float" office:value="8096" calcext:value-type="float">
            <text:p>8096</text:p>
          </table:table-cell>
          <table:table-cell table:formula="of:=[.B987]-[.B$2]" office:value-type="float" office:value="22.5851335525513" calcext:value-type="float">
            <text:p>22.5851335526</text:p>
          </table:table-cell>
          <table:table-cell table:formula="of:=[.C987]/([.D987]-[.D986])" office:value-type="float" office:value="414221.927639123" calcext:value-type="float">
            <text:p>414221.9276391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700502.74371" calcext:value-type="float">
            <text:p>1442700502.74371</text:p>
          </table:table-cell>
          <table:table-cell office:value-type="float" office:value="8096" calcext:value-type="float">
            <text:p>8096</text:p>
          </table:table-cell>
          <table:table-cell table:formula="of:=[.B988]-[.B$2]" office:value-type="float" office:value="22.5882129669189" calcext:value-type="float">
            <text:p>22.5882129669</text:p>
          </table:table-cell>
          <table:table-cell table:formula="of:=[.C988]/([.D988]-[.D987])" office:value-type="float" office:value="2629071.32115206" calcext:value-type="float">
            <text:p>2629071.3211520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700502.76637" calcext:value-type="float">
            <text:p>1442700502.76637</text:p>
          </table:table-cell>
          <table:table-cell office:value-type="float" office:value="8096" calcext:value-type="float">
            <text:p>8096</text:p>
          </table:table-cell>
          <table:table-cell table:formula="of:=[.B989]-[.B$2]" office:value-type="float" office:value="22.6108772754669" calcext:value-type="float">
            <text:p>22.6108772755</text:p>
          </table:table-cell>
          <table:table-cell table:formula="of:=[.C989]/([.D989]-[.D988])" office:value-type="float" office:value="357213.633182904" calcext:value-type="float">
            <text:p>357213.6331829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700502.76948" calcext:value-type="float">
            <text:p>1442700502.76948</text:p>
          </table:table-cell>
          <table:table-cell office:value-type="float" office:value="8096" calcext:value-type="float">
            <text:p>8096</text:p>
          </table:table-cell>
          <table:table-cell table:formula="of:=[.B990]-[.B$2]" office:value-type="float" office:value="22.6139869689941" calcext:value-type="float">
            <text:p>22.613986969</text:p>
          </table:table-cell>
          <table:table-cell table:formula="of:=[.C990]/([.D990]-[.D989])" office:value-type="float" office:value="2603471.99141302" calcext:value-type="float">
            <text:p>2603471.9914130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700502.77256" calcext:value-type="float">
            <text:p>1442700502.77256</text:p>
          </table:table-cell>
          <table:table-cell office:value-type="float" office:value="8096" calcext:value-type="float">
            <text:p>8096</text:p>
          </table:table-cell>
          <table:table-cell table:formula="of:=[.B991]-[.B$2]" office:value-type="float" office:value="22.6170690059662" calcext:value-type="float">
            <text:p>22.617069006</text:p>
          </table:table-cell>
          <table:table-cell table:formula="of:=[.C991]/([.D991]-[.D990])" office:value-type="float" office:value="2626834.15982053" calcext:value-type="float">
            <text:p>2626834.1598205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700502.79239" calcext:value-type="float">
            <text:p>1442700502.79239</text:p>
          </table:table-cell>
          <table:table-cell office:value-type="float" office:value="8096" calcext:value-type="float">
            <text:p>8096</text:p>
          </table:table-cell>
          <table:table-cell table:formula="of:=[.B992]-[.B$2]" office:value-type="float" office:value="22.6368923187256" calcext:value-type="float">
            <text:p>22.6368923187</text:p>
          </table:table-cell>
          <table:table-cell table:formula="of:=[.C992]/([.D992]-[.D991])" office:value-type="float" office:value="408408.024343015" calcext:value-type="float">
            <text:p>408408.02434301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700502.79548" calcext:value-type="float">
            <text:p>1442700502.79548</text:p>
          </table:table-cell>
          <table:table-cell office:value-type="float" office:value="8096" calcext:value-type="float">
            <text:p>8096</text:p>
          </table:table-cell>
          <table:table-cell table:formula="of:=[.B993]-[.B$2]" office:value-type="float" office:value="22.639979839325" calcext:value-type="float">
            <text:p>22.6399798393</text:p>
          </table:table-cell>
          <table:table-cell table:formula="of:=[.C993]/([.D993]-[.D992])" office:value-type="float" office:value="2622168.74007722" calcext:value-type="float">
            <text:p>2622168.7400772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700502.79856" calcext:value-type="float">
            <text:p>1442700502.79856</text:p>
          </table:table-cell>
          <table:table-cell office:value-type="float" office:value="8096" calcext:value-type="float">
            <text:p>8096</text:p>
          </table:table-cell>
          <table:table-cell table:formula="of:=[.B994]-[.B$2]" office:value-type="float" office:value="22.6430668830872" calcext:value-type="float">
            <text:p>22.6430668831</text:p>
          </table:table-cell>
          <table:table-cell table:formula="of:=[.C994]/([.D994]-[.D993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700502.81814" calcext:value-type="float">
            <text:p>1442700502.81814</text:p>
          </table:table-cell>
          <table:table-cell office:value-type="float" office:value="8096" calcext:value-type="float">
            <text:p>8096</text:p>
          </table:table-cell>
          <table:table-cell table:formula="of:=[.B995]-[.B$2]" office:value-type="float" office:value="22.6626443862915" calcext:value-type="float">
            <text:p>22.6626443863</text:p>
          </table:table-cell>
          <table:table-cell table:formula="of:=[.C995]/([.D995]-[.D994])" office:value-type="float" office:value="413535.879192342" calcext:value-type="float">
            <text:p>413535.879192342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700502.82122" calcext:value-type="float">
            <text:p>1442700502.82122</text:p>
          </table:table-cell>
          <table:table-cell office:value-type="float" office:value="8096" calcext:value-type="float">
            <text:p>8096</text:p>
          </table:table-cell>
          <table:table-cell table:formula="of:=[.B996]-[.B$2]" office:value-type="float" office:value="22.6657285690308" calcext:value-type="float">
            <text:p>22.665728569</text:p>
          </table:table-cell>
          <table:table-cell table:formula="of:=[.C996]/([.D996]-[.D995])" office:value-type="float" office:value="2625006.58503401" calcext:value-type="float">
            <text:p>2625006.5850340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700502.82428" calcext:value-type="float">
            <text:p>1442700502.82428</text:p>
          </table:table-cell>
          <table:table-cell office:value-type="float" office:value="8096" calcext:value-type="float">
            <text:p>8096</text:p>
          </table:table-cell>
          <table:table-cell table:formula="of:=[.B997]-[.B$2]" office:value-type="float" office:value="22.6687805652618" calcext:value-type="float">
            <text:p>22.6687805653</text:p>
          </table:table-cell>
          <table:table-cell table:formula="of:=[.C997]/([.D997]-[.D996])" office:value-type="float" office:value="2652690.03859074" calcext:value-type="float">
            <text:p>2652690.03859074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700502.84398" calcext:value-type="float">
            <text:p>1442700502.84398</text:p>
          </table:table-cell>
          <table:table-cell office:value-type="float" office:value="8096" calcext:value-type="float">
            <text:p>8096</text:p>
          </table:table-cell>
          <table:table-cell table:formula="of:=[.B998]-[.B$2]" office:value-type="float" office:value="22.6884820461273" calcext:value-type="float">
            <text:p>22.6884820461</text:p>
          </table:table-cell>
          <table:table-cell table:formula="of:=[.C998]/([.D998]-[.D997])" office:value-type="float" office:value="410933.576784375" calcext:value-type="float">
            <text:p>410933.57678437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700502.84706" calcext:value-type="float">
            <text:p>1442700502.84706</text:p>
          </table:table-cell>
          <table:table-cell office:value-type="float" office:value="8096" calcext:value-type="float">
            <text:p>8096</text:p>
          </table:table-cell>
          <table:table-cell table:formula="of:=[.B999]-[.B$2]" office:value-type="float" office:value="22.691565990448" calcext:value-type="float">
            <text:p>22.6915659904</text:p>
          </table:table-cell>
          <table:table-cell table:formula="of:=[.C999]/([.D999]-[.D998])" office:value-type="float" office:value="2625209.52330885" calcext:value-type="float">
            <text:p>2625209.52330885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700502.85015" calcext:value-type="float">
            <text:p>1442700502.85015</text:p>
          </table:table-cell>
          <table:table-cell office:value-type="float" office:value="8096" calcext:value-type="float">
            <text:p>8096</text:p>
          </table:table-cell>
          <table:table-cell table:formula="of:=[.B1000]-[.B$2]" office:value-type="float" office:value="22.694655418396" calcext:value-type="float">
            <text:p>22.6946554184</text:p>
          </table:table-cell>
          <table:table-cell table:formula="of:=[.C1000]/([.D1000]-[.D999])" office:value-type="float" office:value="2620549.86757216" calcext:value-type="float">
            <text:p>2620549.86757216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700502.86969" calcext:value-type="float">
            <text:p>1442700502.86969</text:p>
          </table:table-cell>
          <table:table-cell office:value-type="float" office:value="8096" calcext:value-type="float">
            <text:p>8096</text:p>
          </table:table-cell>
          <table:table-cell table:formula="of:=[.B1001]-[.B$2]" office:value-type="float" office:value="22.7141914367676" calcext:value-type="float">
            <text:p>22.7141914368</text:p>
          </table:table-cell>
          <table:table-cell table:formula="of:=[.C1001]/([.D1001]-[.D1000])" office:value-type="float" office:value="414414.024701001" calcext:value-type="float">
            <text:p>414414.0247010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700502.87278" calcext:value-type="float">
            <text:p>1442700502.87278</text:p>
          </table:table-cell>
          <table:table-cell office:value-type="float" office:value="8096" calcext:value-type="float">
            <text:p>8096</text:p>
          </table:table-cell>
          <table:table-cell table:formula="of:=[.B1002]-[.B$2]" office:value-type="float" office:value="22.7172839641571" calcext:value-type="float">
            <text:p>22.7172839642</text:p>
          </table:table-cell>
          <table:table-cell table:formula="of:=[.C1002]/([.D1002]-[.D1001])" office:value-type="float" office:value="2617923.45879269" calcext:value-type="float">
            <text:p>2617923.4587926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700502.87588" calcext:value-type="float">
            <text:p>1442700502.87588</text:p>
          </table:table-cell>
          <table:table-cell office:value-type="float" office:value="8096" calcext:value-type="float">
            <text:p>8096</text:p>
          </table:table-cell>
          <table:table-cell table:formula="of:=[.B1003]-[.B$2]" office:value-type="float" office:value="22.7203855514526" calcext:value-type="float">
            <text:p>22.7203855515</text:p>
          </table:table-cell>
          <table:table-cell table:formula="of:=[.C1003]/([.D1003]-[.D1002])" office:value-type="float" office:value="2610276.36128834" calcext:value-type="float">
            <text:p>2610276.36128834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700502.89543" calcext:value-type="float">
            <text:p>1442700502.89543</text:p>
          </table:table-cell>
          <table:table-cell office:value-type="float" office:value="8096" calcext:value-type="float">
            <text:p>8096</text:p>
          </table:table-cell>
          <table:table-cell table:formula="of:=[.B1004]-[.B$2]" office:value-type="float" office:value="22.7399315834045" calcext:value-type="float">
            <text:p>22.7399315834</text:p>
          </table:table-cell>
          <table:table-cell table:formula="of:=[.C1004]/([.D1004]-[.D1003])" office:value-type="float" office:value="414201.717255007" calcext:value-type="float">
            <text:p>414201.7172550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700502.89851" calcext:value-type="float">
            <text:p>1442700502.89851</text:p>
          </table:table-cell>
          <table:table-cell office:value-type="float" office:value="8096" calcext:value-type="float">
            <text:p>8096</text:p>
          </table:table-cell>
          <table:table-cell table:formula="of:=[.B1005]-[.B$2]" office:value-type="float" office:value="22.7430107593536" calcext:value-type="float">
            <text:p>22.7430107594</text:p>
          </table:table-cell>
          <table:table-cell table:formula="of:=[.C1005]/([.D1005]-[.D1004])" office:value-type="float" office:value="2629274.88842431" calcext:value-type="float">
            <text:p>2629274.8884243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700502.92112" calcext:value-type="float">
            <text:p>1442700502.92112</text:p>
          </table:table-cell>
          <table:table-cell office:value-type="float" office:value="8096" calcext:value-type="float">
            <text:p>8096</text:p>
          </table:table-cell>
          <table:table-cell table:formula="of:=[.B1006]-[.B$2]" office:value-type="float" office:value="22.7656235694885" calcext:value-type="float">
            <text:p>22.7656235695</text:p>
          </table:table-cell>
          <table:table-cell table:formula="of:=[.C1006]/([.D1006]-[.D1005])" office:value-type="float" office:value="358027.151499815" calcext:value-type="float">
            <text:p>358027.151499815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700502.92419" calcext:value-type="float">
            <text:p>1442700502.92419</text:p>
          </table:table-cell>
          <table:table-cell office:value-type="float" office:value="8096" calcext:value-type="float">
            <text:p>8096</text:p>
          </table:table-cell>
          <table:table-cell table:formula="of:=[.B1007]-[.B$2]" office:value-type="float" office:value="22.7686986923218" calcext:value-type="float">
            <text:p>22.7686986923</text:p>
          </table:table-cell>
          <table:table-cell table:formula="of:=[.C1007]/([.D1007]-[.D1006])" office:value-type="float" office:value="2632740.36160645" calcext:value-type="float">
            <text:p>2632740.36160645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700502.92726" calcext:value-type="float">
            <text:p>1442700502.92726</text:p>
          </table:table-cell>
          <table:table-cell office:value-type="float" office:value="8096" calcext:value-type="float">
            <text:p>8096</text:p>
          </table:table-cell>
          <table:table-cell table:formula="of:=[.B1008]-[.B$2]" office:value-type="float" office:value="22.7717616558075" calcext:value-type="float">
            <text:p>22.7717616558</text:p>
          </table:table-cell>
          <table:table-cell table:formula="of:=[.C1008]/([.D1008]-[.D1007])" office:value-type="float" office:value="2643191.81007239" calcext:value-type="float">
            <text:p>2643191.81007239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700502.94693" calcext:value-type="float">
            <text:p>1442700502.94693</text:p>
          </table:table-cell>
          <table:table-cell office:value-type="float" office:value="8096" calcext:value-type="float">
            <text:p>8096</text:p>
          </table:table-cell>
          <table:table-cell table:formula="of:=[.B1009]-[.B$2]" office:value-type="float" office:value="22.7914397716522" calcext:value-type="float">
            <text:p>22.7914397717</text:p>
          </table:table-cell>
          <table:table-cell table:formula="of:=[.C1009]/([.D1009]-[.D1008])" office:value-type="float" office:value="411421.503150141" calcext:value-type="float">
            <text:p>411421.503150141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700502.95002" calcext:value-type="float">
            <text:p>1442700502.95002</text:p>
          </table:table-cell>
          <table:table-cell office:value-type="float" office:value="8096" calcext:value-type="float">
            <text:p>8096</text:p>
          </table:table-cell>
          <table:table-cell table:formula="of:=[.B1010]-[.B$2]" office:value-type="float" office:value="22.7945268154144" calcext:value-type="float">
            <text:p>22.7945268154</text:p>
          </table:table-cell>
          <table:table-cell table:formula="of:=[.C1010]/([.D1010]-[.D1009])" office:value-type="float" office:value="2622573.77077541" calcext:value-type="float">
            <text:p>2622573.7707754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700502.95308" calcext:value-type="float">
            <text:p>1442700502.95308</text:p>
          </table:table-cell>
          <table:table-cell office:value-type="float" office:value="8096" calcext:value-type="float">
            <text:p>8096</text:p>
          </table:table-cell>
          <table:table-cell table:formula="of:=[.B1011]-[.B$2]" office:value-type="float" office:value="22.7975881099701" calcext:value-type="float">
            <text:p>22.79758811</text:p>
          </table:table-cell>
          <table:table-cell table:formula="of:=[.C1011]/([.D1011]-[.D1010])" office:value-type="float" office:value="2644632.80249221" calcext:value-type="float">
            <text:p>2644632.8024922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700502.97266" calcext:value-type="float">
            <text:p>1442700502.97266</text:p>
          </table:table-cell>
          <table:table-cell office:value-type="float" office:value="8096" calcext:value-type="float">
            <text:p>8096</text:p>
          </table:table-cell>
          <table:table-cell table:formula="of:=[.B1012]-[.B$2]" office:value-type="float" office:value="22.8171620368958" calcext:value-type="float">
            <text:p>22.8171620369</text:p>
          </table:table-cell>
          <table:table-cell table:formula="of:=[.C1012]/([.D1012]-[.D1011])" office:value-type="float" office:value="413611.434779961" calcext:value-type="float">
            <text:p>413611.43477996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700502.97573" calcext:value-type="float">
            <text:p>1442700502.97573</text:p>
          </table:table-cell>
          <table:table-cell office:value-type="float" office:value="8096" calcext:value-type="float">
            <text:p>8096</text:p>
          </table:table-cell>
          <table:table-cell table:formula="of:=[.B1013]-[.B$2]" office:value-type="float" office:value="22.8202388286591" calcext:value-type="float">
            <text:p>22.8202388287</text:p>
          </table:table-cell>
          <table:table-cell table:formula="of:=[.C1013]/([.D1013]-[.D1012])" office:value-type="float" office:value="2631312.29631926" calcext:value-type="float">
            <text:p>2631312.2963192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700502.97881" calcext:value-type="float">
            <text:p>1442700502.97881</text:p>
          </table:table-cell>
          <table:table-cell office:value-type="float" office:value="8096" calcext:value-type="float">
            <text:p>8096</text:p>
          </table:table-cell>
          <table:table-cell table:formula="of:=[.B1014]-[.B$2]" office:value-type="float" office:value="22.8233187198639" calcext:value-type="float">
            <text:p>22.8233187199</text:p>
          </table:table-cell>
          <table:table-cell table:formula="of:=[.C1014]/([.D1014]-[.D1013])" office:value-type="float" office:value="2628664.28115807" calcext:value-type="float">
            <text:p>2628664.2811580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700502.99837" calcext:value-type="float">
            <text:p>1442700502.99837</text:p>
          </table:table-cell>
          <table:table-cell office:value-type="float" office:value="8096" calcext:value-type="float">
            <text:p>8096</text:p>
          </table:table-cell>
          <table:table-cell table:formula="of:=[.B1015]-[.B$2]" office:value-type="float" office:value="22.8428757190704" calcext:value-type="float">
            <text:p>22.8428757191</text:p>
          </table:table-cell>
          <table:table-cell table:formula="of:=[.C1015]/([.D1015]-[.D1014])" office:value-type="float" office:value="413969.439508461" calcext:value-type="float">
            <text:p>413969.43950846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700503.00135" calcext:value-type="float">
            <text:p>1442700503.00135</text:p>
          </table:table-cell>
          <table:table-cell office:value-type="float" office:value="8096" calcext:value-type="float">
            <text:p>8096</text:p>
          </table:table-cell>
          <table:table-cell table:formula="of:=[.B1016]-[.B$2]" office:value-type="float" office:value="22.8458511829376" calcext:value-type="float">
            <text:p>22.8458511829</text:p>
          </table:table-cell>
          <table:table-cell table:formula="of:=[.C1016]/([.D1016]-[.D1015])" office:value-type="float" office:value="2720920.28717949" calcext:value-type="float">
            <text:p>2720920.2871794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700503.00415" calcext:value-type="float">
            <text:p>1442700503.00415</text:p>
          </table:table-cell>
          <table:table-cell office:value-type="float" office:value="8096" calcext:value-type="float">
            <text:p>8096</text:p>
          </table:table-cell>
          <table:table-cell table:formula="of:=[.B1017]-[.B$2]" office:value-type="float" office:value="22.8486568927765" calcext:value-type="float">
            <text:p>22.8486568928</text:p>
          </table:table-cell>
          <table:table-cell table:formula="of:=[.C1017]/([.D1017]-[.D1016])" office:value-type="float" office:value="2885544.28823929" calcext:value-type="float">
            <text:p>2885544.28823929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700503.0217" calcext:value-type="float">
            <text:p>1442700503.0217</text:p>
          </table:table-cell>
          <table:table-cell office:value-type="float" office:value="8096" calcext:value-type="float">
            <text:p>8096</text:p>
          </table:table-cell>
          <table:table-cell table:formula="of:=[.B1018]-[.B$2]" office:value-type="float" office:value="22.8662004470825" calcext:value-type="float">
            <text:p>22.8662004471</text:p>
          </table:table-cell>
          <table:table-cell table:formula="of:=[.C1018]/([.D1018]-[.D1017])" office:value-type="float" office:value="461480.031855184" calcext:value-type="float">
            <text:p>461480.03185518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700503.02454" calcext:value-type="float">
            <text:p>1442700503.02454</text:p>
          </table:table-cell>
          <table:table-cell office:value-type="float" office:value="8096" calcext:value-type="float">
            <text:p>8096</text:p>
          </table:table-cell>
          <table:table-cell table:formula="of:=[.B1019]-[.B$2]" office:value-type="float" office:value="22.8690476417542" calcext:value-type="float">
            <text:p>22.8690476418</text:p>
          </table:table-cell>
          <table:table-cell table:formula="of:=[.C1019]/([.D1019]-[.D1018])" office:value-type="float" office:value="2843500.68531234" calcext:value-type="float">
            <text:p>2843500.6853123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700503.0274" calcext:value-type="float">
            <text:p>1442700503.0274</text:p>
          </table:table-cell>
          <table:table-cell office:value-type="float" office:value="8096" calcext:value-type="float">
            <text:p>8096</text:p>
          </table:table-cell>
          <table:table-cell table:formula="of:=[.B1020]-[.B$2]" office:value-type="float" office:value="22.8719079494476" calcext:value-type="float">
            <text:p>22.8719079494</text:p>
          </table:table-cell>
          <table:table-cell table:formula="of:=[.C1020]/([.D1020]-[.D1019])" office:value-type="float" office:value="2830464.71484538" calcext:value-type="float">
            <text:p>2830464.7148453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700503.03023" calcext:value-type="float">
            <text:p>1442700503.03023</text:p>
          </table:table-cell>
          <table:table-cell office:value-type="float" office:value="8096" calcext:value-type="float">
            <text:p>8096</text:p>
          </table:table-cell>
          <table:table-cell table:formula="of:=[.B1021]-[.B$2]" office:value-type="float" office:value="22.8747324943542" calcext:value-type="float">
            <text:p>22.8747324944</text:p>
          </table:table-cell>
          <table:table-cell table:formula="of:=[.C1021]/([.D1021]-[.D1020])" office:value-type="float" office:value="2866302.4549675" calcext:value-type="float">
            <text:p>2866302.454967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700503.03308" calcext:value-type="float">
            <text:p>1442700503.03308</text:p>
          </table:table-cell>
          <table:table-cell office:value-type="float" office:value="8096" calcext:value-type="float">
            <text:p>8096</text:p>
          </table:table-cell>
          <table:table-cell table:formula="of:=[.B1022]-[.B$2]" office:value-type="float" office:value="22.8775825500488" calcext:value-type="float">
            <text:p>22.87758255</text:p>
          </table:table-cell>
          <table:table-cell table:formula="of:=[.C1022]/([.D1022]-[.D1021])" office:value-type="float" office:value="2840646.24259662" calcext:value-type="float">
            <text:p>2840646.2425966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700503.03592" calcext:value-type="float">
            <text:p>1442700503.03592</text:p>
          </table:table-cell>
          <table:table-cell office:value-type="float" office:value="8096" calcext:value-type="float">
            <text:p>8096</text:p>
          </table:table-cell>
          <table:table-cell table:formula="of:=[.B1023]-[.B$2]" office:value-type="float" office:value="22.8804211616516" calcext:value-type="float">
            <text:p>22.8804211617</text:p>
          </table:table-cell>
          <table:table-cell table:formula="of:=[.C1023]/([.D1023]-[.D1022])" office:value-type="float" office:value="2852098.53720813" calcext:value-type="float">
            <text:p>2852098.53720813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700503.04754" calcext:value-type="float">
            <text:p>1442700503.04754</text:p>
          </table:table-cell>
          <table:table-cell office:value-type="float" office:value="8096" calcext:value-type="float">
            <text:p>8096</text:p>
          </table:table-cell>
          <table:table-cell table:formula="of:=[.B1024]-[.B$2]" office:value-type="float" office:value="22.8920478820801" calcext:value-type="float">
            <text:p>22.8920478821</text:p>
          </table:table-cell>
          <table:table-cell table:formula="of:=[.C1024]/([.D1024]-[.D1023])" office:value-type="float" office:value="696327.055407456" calcext:value-type="float">
            <text:p>696327.05540745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700503.05039" calcext:value-type="float">
            <text:p>1442700503.05039</text:p>
          </table:table-cell>
          <table:table-cell office:value-type="float" office:value="8096" calcext:value-type="float">
            <text:p>8096</text:p>
          </table:table-cell>
          <table:table-cell table:formula="of:=[.B1025]-[.B$2]" office:value-type="float" office:value="22.8948924541473" calcext:value-type="float">
            <text:p>22.8948924541</text:p>
          </table:table-cell>
          <table:table-cell table:formula="of:=[.C1025]/([.D1025]-[.D1024])" office:value-type="float" office:value="2846122.30190261" calcext:value-type="float">
            <text:p>2846122.3019026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700503.07306" calcext:value-type="float">
            <text:p>1442700503.07306</text:p>
          </table:table-cell>
          <table:table-cell office:value-type="float" office:value="8096" calcext:value-type="float">
            <text:p>8096</text:p>
          </table:table-cell>
          <table:table-cell table:formula="of:=[.B1026]-[.B$2]" office:value-type="float" office:value="22.9175658226013" calcext:value-type="float">
            <text:p>22.9175658226</text:p>
          </table:table-cell>
          <table:table-cell table:formula="of:=[.C1026]/([.D1026]-[.D1025])" office:value-type="float" office:value="357070.896476304" calcext:value-type="float">
            <text:p>357070.89647630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700503.0759" calcext:value-type="float">
            <text:p>1442700503.0759</text:p>
          </table:table-cell>
          <table:table-cell office:value-type="float" office:value="8096" calcext:value-type="float">
            <text:p>8096</text:p>
          </table:table-cell>
          <table:table-cell table:formula="of:=[.B1027]-[.B$2]" office:value-type="float" office:value="22.9204006195068" calcext:value-type="float">
            <text:p>22.9204006195</text:p>
          </table:table-cell>
          <table:table-cell table:formula="of:=[.C1027]/([.D1027]-[.D1026])" office:value-type="float" office:value="2855936.51673675" calcext:value-type="float">
            <text:p>2855936.51673675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700503.07873" calcext:value-type="float">
            <text:p>1442700503.07873</text:p>
          </table:table-cell>
          <table:table-cell office:value-type="float" office:value="8096" calcext:value-type="float">
            <text:p>8096</text:p>
          </table:table-cell>
          <table:table-cell table:formula="of:=[.B1028]-[.B$2]" office:value-type="float" office:value="22.9232335090637" calcext:value-type="float">
            <text:p>22.9232335091</text:p>
          </table:table-cell>
          <table:table-cell table:formula="of:=[.C1028]/([.D1028]-[.D1027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700503.09886" calcext:value-type="float">
            <text:p>1442700503.09886</text:p>
          </table:table-cell>
          <table:table-cell office:value-type="float" office:value="8096" calcext:value-type="float">
            <text:p>8096</text:p>
          </table:table-cell>
          <table:table-cell table:formula="of:=[.B1029]-[.B$2]" office:value-type="float" office:value="22.943363904953" calcext:value-type="float">
            <text:p>22.943363905</text:p>
          </table:table-cell>
          <table:table-cell table:formula="of:=[.C1029]/([.D1029]-[.D1028])" office:value-type="float" office:value="402177.882865704" calcext:value-type="float">
            <text:p>402177.88286570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700503.10167" calcext:value-type="float">
            <text:p>1442700503.10167</text:p>
          </table:table-cell>
          <table:table-cell office:value-type="float" office:value="8096" calcext:value-type="float">
            <text:p>8096</text:p>
          </table:table-cell>
          <table:table-cell table:formula="of:=[.B1030]-[.B$2]" office:value-type="float" office:value="22.946170091629" calcext:value-type="float">
            <text:p>22.9461700916</text:p>
          </table:table-cell>
          <table:table-cell table:formula="of:=[.C1030]/([.D1030]-[.D1029])" office:value-type="float" office:value="2885053.96635514" calcext:value-type="float">
            <text:p>2885053.9663551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700503.1045" calcext:value-type="float">
            <text:p>1442700503.1045</text:p>
          </table:table-cell>
          <table:table-cell office:value-type="float" office:value="8096" calcext:value-type="float">
            <text:p>8096</text:p>
          </table:table-cell>
          <table:table-cell table:formula="of:=[.B1031]-[.B$2]" office:value-type="float" office:value="22.9490082263947" calcext:value-type="float">
            <text:p>22.9490082264</text:p>
          </table:table-cell>
          <table:table-cell table:formula="of:=[.C1031]/([.D1031]-[.D1030])" office:value-type="float" office:value="2852577.72043011" calcext:value-type="float">
            <text:p>2852577.7204301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700503.1222" calcext:value-type="float">
            <text:p>1442700503.1222</text:p>
          </table:table-cell>
          <table:table-cell office:value-type="float" office:value="8096" calcext:value-type="float">
            <text:p>8096</text:p>
          </table:table-cell>
          <table:table-cell table:formula="of:=[.B1032]-[.B$2]" office:value-type="float" office:value="22.9667019844055" calcext:value-type="float">
            <text:p>22.9667019844</text:p>
          </table:table-cell>
          <table:table-cell table:formula="of:=[.C1032]/([.D1032]-[.D1031])" office:value-type="float" office:value="457562.491531133" calcext:value-type="float">
            <text:p>457562.491531133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700503.12503" calcext:value-type="float">
            <text:p>1442700503.12503</text:p>
          </table:table-cell>
          <table:table-cell office:value-type="float" office:value="8096" calcext:value-type="float">
            <text:p>8096</text:p>
          </table:table-cell>
          <table:table-cell table:formula="of:=[.B1033]-[.B$2]" office:value-type="float" office:value="22.9695336818695" calcext:value-type="float">
            <text:p>22.9695336819</text:p>
          </table:table-cell>
          <table:table-cell table:formula="of:=[.C1033]/([.D1033]-[.D1032])" office:value-type="float" office:value="2859062.48918077" calcext:value-type="float">
            <text:p>2859062.4891807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700503.12793" calcext:value-type="float">
            <text:p>1442700503.12793</text:p>
          </table:table-cell>
          <table:table-cell office:value-type="float" office:value="8096" calcext:value-type="float">
            <text:p>8096</text:p>
          </table:table-cell>
          <table:table-cell table:formula="of:=[.B1034]-[.B$2]" office:value-type="float" office:value="22.9724333286285" calcext:value-type="float">
            <text:p>22.9724333286</text:p>
          </table:table-cell>
          <table:table-cell table:formula="of:=[.C1034]/([.D1034]-[.D1033])" office:value-type="float" office:value="2792064.23154086" calcext:value-type="float">
            <text:p>2792064.23154086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700503.13076" calcext:value-type="float">
            <text:p>1442700503.13076</text:p>
          </table:table-cell>
          <table:table-cell office:value-type="float" office:value="8096" calcext:value-type="float">
            <text:p>8096</text:p>
          </table:table-cell>
          <table:table-cell table:formula="of:=[.B1035]-[.B$2]" office:value-type="float" office:value="22.9752655029297" calcext:value-type="float">
            <text:p>22.9752655029</text:p>
          </table:table-cell>
          <table:table-cell table:formula="of:=[.C1035]/([.D1035]-[.D1034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700503.1336" calcext:value-type="float">
            <text:p>1442700503.1336</text:p>
          </table:table-cell>
          <table:table-cell office:value-type="float" office:value="8096" calcext:value-type="float">
            <text:p>8096</text:p>
          </table:table-cell>
          <table:table-cell table:formula="of:=[.B1036]-[.B$2]" office:value-type="float" office:value="22.9781086444855" calcext:value-type="float">
            <text:p>22.9781086445</text:p>
          </table:table-cell>
          <table:table-cell table:formula="of:=[.C1036]/([.D1036]-[.D1035])" office:value-type="float" office:value="2847554.31312369" calcext:value-type="float">
            <text:p>2847554.3131236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700503.13643" calcext:value-type="float">
            <text:p>1442700503.13643</text:p>
          </table:table-cell>
          <table:table-cell office:value-type="float" office:value="8096" calcext:value-type="float">
            <text:p>8096</text:p>
          </table:table-cell>
          <table:table-cell table:formula="of:=[.B1037]-[.B$2]" office:value-type="float" office:value="22.9809393882751" calcext:value-type="float">
            <text:p>22.9809393883</text:p>
          </table:table-cell>
          <table:table-cell table:formula="of:=[.C1037]/([.D1037]-[.D1036])" office:value-type="float" office:value="2860025.70403436" calcext:value-type="float">
            <text:p>2860025.70403436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700503.15289" calcext:value-type="float">
            <text:p>1442700503.15289</text:p>
          </table:table-cell>
          <table:table-cell office:value-type="float" office:value="8096" calcext:value-type="float">
            <text:p>8096</text:p>
          </table:table-cell>
          <table:table-cell table:formula="of:=[.B1038]-[.B$2]" office:value-type="float" office:value="22.9973926544189" calcext:value-type="float">
            <text:p>22.9973926544</text:p>
          </table:table-cell>
          <table:table-cell table:formula="of:=[.C1038]/([.D1038]-[.D1037])" office:value-type="float" office:value="492060.356238226" calcext:value-type="float">
            <text:p>492060.35623822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700503.15569" calcext:value-type="float">
            <text:p>1442700503.15569</text:p>
          </table:table-cell>
          <table:table-cell office:value-type="float" office:value="8096" calcext:value-type="float">
            <text:p>8096</text:p>
          </table:table-cell>
          <table:table-cell table:formula="of:=[.B1039]-[.B$2]" office:value-type="float" office:value="23.0001974105835" calcext:value-type="float">
            <text:p>23.0001974106</text:p>
          </table:table-cell>
          <table:table-cell table:formula="of:=[.C1039]/([.D1039]-[.D1038])" office:value-type="float" office:value="2886525.43216593" calcext:value-type="float">
            <text:p>2886525.43216593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700503.1586" calcext:value-type="float">
            <text:p>1442700503.1586</text:p>
          </table:table-cell>
          <table:table-cell office:value-type="float" office:value="8096" calcext:value-type="float">
            <text:p>8096</text:p>
          </table:table-cell>
          <table:table-cell table:formula="of:=[.B1040]-[.B$2]" office:value-type="float" office:value="23.0031003952026" calcext:value-type="float">
            <text:p>23.0031003952</text:p>
          </table:table-cell>
          <table:table-cell table:formula="of:=[.C1040]/([.D1040]-[.D1039])" office:value-type="float" office:value="2788853.90801577" calcext:value-type="float">
            <text:p>2788853.9080157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700503.18411" calcext:value-type="float">
            <text:p>1442700503.18411</text:p>
          </table:table-cell>
          <table:table-cell office:value-type="float" office:value="8096" calcext:value-type="float">
            <text:p>8096</text:p>
          </table:table-cell>
          <table:table-cell table:formula="of:=[.B1041]-[.B$2]" office:value-type="float" office:value="23.0286180973053" calcext:value-type="float">
            <text:p>23.0286180973</text:p>
          </table:table-cell>
          <table:table-cell table:formula="of:=[.C1041]/([.D1041]-[.D1040])" office:value-type="float" office:value="317269.947247942" calcext:value-type="float">
            <text:p>317269.94724794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700503.18695" calcext:value-type="float">
            <text:p>1442700503.18695</text:p>
          </table:table-cell>
          <table:table-cell office:value-type="float" office:value="8096" calcext:value-type="float">
            <text:p>8096</text:p>
          </table:table-cell>
          <table:table-cell table:formula="of:=[.B1042]-[.B$2]" office:value-type="float" office:value="23.0314557552338" calcext:value-type="float">
            <text:p>23.0314557552</text:p>
          </table:table-cell>
          <table:table-cell table:formula="of:=[.C1042]/([.D1042]-[.D1041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700503.18979" calcext:value-type="float">
            <text:p>1442700503.18979</text:p>
          </table:table-cell>
          <table:table-cell office:value-type="float" office:value="8096" calcext:value-type="float">
            <text:p>8096</text:p>
          </table:table-cell>
          <table:table-cell table:formula="of:=[.B1043]-[.B$2]" office:value-type="float" office:value="23.0342950820923" calcext:value-type="float">
            <text:p>23.0342950821</text:p>
          </table:table-cell>
          <table:table-cell table:formula="of:=[.C1043]/([.D1043]-[.D1042])" office:value-type="float" office:value="2851380.06415316" calcext:value-type="float">
            <text:p>2851380.06415316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700503.19932" calcext:value-type="float">
            <text:p>1442700503.19932</text:p>
          </table:table-cell>
          <table:table-cell office:value-type="float" office:value="8096" calcext:value-type="float">
            <text:p>8096</text:p>
          </table:table-cell>
          <table:table-cell table:formula="of:=[.B1044]-[.B$2]" office:value-type="float" office:value="23.0438275337219" calcext:value-type="float">
            <text:p>23.0438275337</text:p>
          </table:table-cell>
          <table:table-cell table:formula="of:=[.C1044]/([.D1044]-[.D1043])" office:value-type="float" office:value="849309.318793457" calcext:value-type="float">
            <text:p>849309.31879345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700503.20216" calcext:value-type="float">
            <text:p>1442700503.20216</text:p>
          </table:table-cell>
          <table:table-cell office:value-type="float" office:value="8096" calcext:value-type="float">
            <text:p>8096</text:p>
          </table:table-cell>
          <table:table-cell table:formula="of:=[.B1045]-[.B$2]" office:value-type="float" office:value="23.0466635227203" calcext:value-type="float">
            <text:p>23.0466635227</text:p>
          </table:table-cell>
          <table:table-cell table:formula="of:=[.C1045]/([.D1045]-[.D1044])" office:value-type="float" office:value="2854736.03900799" calcext:value-type="float">
            <text:p>2854736.0390079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700503.22776" calcext:value-type="float">
            <text:p>1442700503.22776</text:p>
          </table:table-cell>
          <table:table-cell office:value-type="float" office:value="8096" calcext:value-type="float">
            <text:p>8096</text:p>
          </table:table-cell>
          <table:table-cell table:formula="of:=[.B1046]-[.B$2]" office:value-type="float" office:value="23.0722672939301" calcext:value-type="float">
            <text:p>23.0722672939</text:p>
          </table:table-cell>
          <table:table-cell table:formula="of:=[.C1046]/([.D1046]-[.D1045])" office:value-type="float" office:value="316203.419163796" calcext:value-type="float">
            <text:p>316203.419163796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700503.2306" calcext:value-type="float">
            <text:p>1442700503.2306</text:p>
          </table:table-cell>
          <table:table-cell office:value-type="float" office:value="8096" calcext:value-type="float">
            <text:p>8096</text:p>
          </table:table-cell>
          <table:table-cell table:formula="of:=[.B1047]-[.B$2]" office:value-type="float" office:value="23.0751001834869" calcext:value-type="float">
            <text:p>23.0751001835</text:p>
          </table:table-cell>
          <table:table-cell table:formula="of:=[.C1047]/([.D1047]-[.D1046])" office:value-type="float" office:value="2857859.38259552" calcext:value-type="float">
            <text:p>2857859.38259552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700503.23343" calcext:value-type="float">
            <text:p>1442700503.23343</text:p>
          </table:table-cell>
          <table:table-cell office:value-type="float" office:value="8096" calcext:value-type="float">
            <text:p>8096</text:p>
          </table:table-cell>
          <table:table-cell table:formula="of:=[.B1048]-[.B$2]" office:value-type="float" office:value="23.077933549881" calcext:value-type="float">
            <text:p>23.0779335499</text:p>
          </table:table-cell>
          <table:table-cell table:formula="of:=[.C1048]/([.D1048]-[.D1047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700503.25337" calcext:value-type="float">
            <text:p>1442700503.25337</text:p>
          </table:table-cell>
          <table:table-cell office:value-type="float" office:value="8096" calcext:value-type="float">
            <text:p>8096</text:p>
          </table:table-cell>
          <table:table-cell table:formula="of:=[.B1049]-[.B$2]" office:value-type="float" office:value="23.0978772640228" calcext:value-type="float">
            <text:p>23.097877264</text:p>
          </table:table-cell>
          <table:table-cell table:formula="of:=[.C1049]/([.D1049]-[.D1048])" office:value-type="float" office:value="405942.440932457" calcext:value-type="float">
            <text:p>405942.440932457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700503.25618" calcext:value-type="float">
            <text:p>1442700503.25618</text:p>
          </table:table-cell>
          <table:table-cell office:value-type="float" office:value="8096" calcext:value-type="float">
            <text:p>8096</text:p>
          </table:table-cell>
          <table:table-cell table:formula="of:=[.B1050]-[.B$2]" office:value-type="float" office:value="23.1006803512573" calcext:value-type="float">
            <text:p>23.1006803513</text:p>
          </table:table-cell>
          <table:table-cell table:formula="of:=[.C1050]/([.D1050]-[.D1049])" office:value-type="float" office:value="2888244.04048652" calcext:value-type="float">
            <text:p>2888244.04048652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700503.25902" calcext:value-type="float">
            <text:p>1442700503.25902</text:p>
          </table:table-cell>
          <table:table-cell office:value-type="float" office:value="8096" calcext:value-type="float">
            <text:p>8096</text:p>
          </table:table-cell>
          <table:table-cell table:formula="of:=[.B1051]-[.B$2]" office:value-type="float" office:value="23.1035220623016" calcext:value-type="float">
            <text:p>23.1035220623</text:p>
          </table:table-cell>
          <table:table-cell table:formula="of:=[.C1051]/([.D1051]-[.D1050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700503.3851" calcext:value-type="float">
            <text:p>1442700503.3851</text:p>
          </table:table-cell>
          <table:table-cell office:value-type="float" office:value="8096" calcext:value-type="float">
            <text:p>8096</text:p>
          </table:table-cell>
          <table:table-cell table:formula="of:=[.B1052]-[.B$2]" office:value-type="float" office:value="23.2296075820923" calcext:value-type="float">
            <text:p>23.2296075821</text:p>
          </table:table-cell>
          <table:table-cell table:formula="of:=[.C1052]/([.D1052]-[.D1051])" office:value-type="float" office:value="64210.3868346062" calcext:value-type="float">
            <text:p>64210.386834606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700503.388" calcext:value-type="float">
            <text:p>1442700503.388</text:p>
          </table:table-cell>
          <table:table-cell office:value-type="float" office:value="8096" calcext:value-type="float">
            <text:p>8096</text:p>
          </table:table-cell>
          <table:table-cell table:formula="of:=[.B1053]-[.B$2]" office:value-type="float" office:value="23.2325041294098" calcext:value-type="float">
            <text:p>23.2325041294</text:p>
          </table:table-cell>
          <table:table-cell table:formula="of:=[.C1053]/([.D1053]-[.D1052])" office:value-type="float" office:value="2795051.87126512" calcext:value-type="float">
            <text:p>2795051.87126512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700503.39081" calcext:value-type="float">
            <text:p>1442700503.39081</text:p>
          </table:table-cell>
          <table:table-cell office:value-type="float" office:value="8096" calcext:value-type="float">
            <text:p>8096</text:p>
          </table:table-cell>
          <table:table-cell table:formula="of:=[.B1054]-[.B$2]" office:value-type="float" office:value="23.2353172302246" calcext:value-type="float">
            <text:p>23.2353172302</text:p>
          </table:table-cell>
          <table:table-cell table:formula="of:=[.C1054]/([.D1054]-[.D1053])" office:value-type="float" office:value="2877962.9785575" calcext:value-type="float">
            <text:p>2877962.9785575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700503.39363" calcext:value-type="float">
            <text:p>1442700503.39363</text:p>
          </table:table-cell>
          <table:table-cell office:value-type="float" office:value="8096" calcext:value-type="float">
            <text:p>8096</text:p>
          </table:table-cell>
          <table:table-cell table:formula="of:=[.B1055]-[.B$2]" office:value-type="float" office:value="23.2381377220154" calcext:value-type="float">
            <text:p>23.238137722</text:p>
          </table:table-cell>
          <table:table-cell table:formula="of:=[.C1055]/([.D1055]-[.D1054])" office:value-type="float" office:value="2870421.40185968" calcext:value-type="float">
            <text:p>2870421.4018596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700503.39647" calcext:value-type="float">
            <text:p>1442700503.39647</text:p>
          </table:table-cell>
          <table:table-cell office:value-type="float" office:value="8096" calcext:value-type="float">
            <text:p>8096</text:p>
          </table:table-cell>
          <table:table-cell table:formula="of:=[.B1056]-[.B$2]" office:value-type="float" office:value="23.2409753799438" calcext:value-type="float">
            <text:p>23.2409753799</text:p>
          </table:table-cell>
          <table:table-cell table:formula="of:=[.C1056]/([.D1056]-[.D1055])" office:value-type="float" office:value="2853057.06469501" calcext:value-type="float">
            <text:p>2853057.0646950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700503.39931" calcext:value-type="float">
            <text:p>1442700503.39931</text:p>
          </table:table-cell>
          <table:table-cell office:value-type="float" office:value="8096" calcext:value-type="float">
            <text:p>8096</text:p>
          </table:table-cell>
          <table:table-cell table:formula="of:=[.B1057]-[.B$2]" office:value-type="float" office:value="23.2438125610352" calcext:value-type="float">
            <text:p>23.243812561</text:p>
          </table:table-cell>
          <table:table-cell table:formula="of:=[.C1057]/([.D1057]-[.D1056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700503.41661" calcext:value-type="float">
            <text:p>1442700503.41661</text:p>
          </table:table-cell>
          <table:table-cell office:value-type="float" office:value="8096" calcext:value-type="float">
            <text:p>8096</text:p>
          </table:table-cell>
          <table:table-cell table:formula="of:=[.B1058]-[.B$2]" office:value-type="float" office:value="23.2611176967621" calcext:value-type="float">
            <text:p>23.2611176968</text:p>
          </table:table-cell>
          <table:table-cell table:formula="of:=[.C1058]/([.D1058]-[.D1057])" office:value-type="float" office:value="467837.994902388" calcext:value-type="float">
            <text:p>467837.99490238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700503.41945" calcext:value-type="float">
            <text:p>1442700503.41945</text:p>
          </table:table-cell>
          <table:table-cell office:value-type="float" office:value="8096" calcext:value-type="float">
            <text:p>8096</text:p>
          </table:table-cell>
          <table:table-cell table:formula="of:=[.B1059]-[.B$2]" office:value-type="float" office:value="23.2639594078064" calcext:value-type="float">
            <text:p>23.2639594078</text:p>
          </table:table-cell>
          <table:table-cell table:formula="of:=[.C1059]/([.D1059]-[.D1058])" office:value-type="float" office:value="2848987.76608776" calcext:value-type="float">
            <text:p>2848987.7660877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700503.42233" calcext:value-type="float">
            <text:p>1442700503.42233</text:p>
          </table:table-cell>
          <table:table-cell office:value-type="float" office:value="8096" calcext:value-type="float">
            <text:p>8096</text:p>
          </table:table-cell>
          <table:table-cell table:formula="of:=[.B1060]-[.B$2]" office:value-type="float" office:value="23.2668335437775" calcext:value-type="float">
            <text:p>23.2668335438</text:p>
          </table:table-cell>
          <table:table-cell table:formula="of:=[.C1060]/([.D1060]-[.D1059])" office:value-type="float" office:value="2816846.55197014" calcext:value-type="float">
            <text:p>2816846.5519701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700503.42876" calcext:value-type="float">
            <text:p>1442700503.42876</text:p>
          </table:table-cell>
          <table:table-cell office:value-type="float" office:value="8096" calcext:value-type="float">
            <text:p>8096</text:p>
          </table:table-cell>
          <table:table-cell table:formula="of:=[.B1061]-[.B$2]" office:value-type="float" office:value="23.2732667922974" calcext:value-type="float">
            <text:p>23.2732667923</text:p>
          </table:table-cell>
          <table:table-cell table:formula="of:=[.C1061]/([.D1061]-[.D1060])" office:value-type="float" office:value="1258462.18671015" calcext:value-type="float">
            <text:p>1258462.1867101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700503.4316" calcext:value-type="float">
            <text:p>1442700503.4316</text:p>
          </table:table-cell>
          <table:table-cell office:value-type="float" office:value="8096" calcext:value-type="float">
            <text:p>8096</text:p>
          </table:table-cell>
          <table:table-cell table:formula="of:=[.B1062]-[.B$2]" office:value-type="float" office:value="23.2761039733887" calcext:value-type="float">
            <text:p>23.2761039734</text:p>
          </table:table-cell>
          <table:table-cell table:formula="of:=[.C1062]/([.D1062]-[.D1061])" office:value-type="float" office:value="2853536.57008403" calcext:value-type="float">
            <text:p>2853536.5700840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700503.45437" calcext:value-type="float">
            <text:p>1442700503.45437</text:p>
          </table:table-cell>
          <table:table-cell office:value-type="float" office:value="8096" calcext:value-type="float">
            <text:p>8096</text:p>
          </table:table-cell>
          <table:table-cell table:formula="of:=[.B1063]-[.B$2]" office:value-type="float" office:value="23.2988758087158" calcext:value-type="float">
            <text:p>23.2988758087</text:p>
          </table:table-cell>
          <table:table-cell table:formula="of:=[.C1063]/([.D1063]-[.D1062])" office:value-type="float" office:value="355526.899070274" calcext:value-type="float">
            <text:p>355526.899070274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700503.4572" calcext:value-type="float">
            <text:p>1442700503.4572</text:p>
          </table:table-cell>
          <table:table-cell office:value-type="float" office:value="8096" calcext:value-type="float">
            <text:p>8096</text:p>
          </table:table-cell>
          <table:table-cell table:formula="of:=[.B1064]-[.B$2]" office:value-type="float" office:value="23.3017082214355" calcext:value-type="float">
            <text:p>23.3017082214</text:p>
          </table:table-cell>
          <table:table-cell table:formula="of:=[.C1064]/([.D1064]-[.D1063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700503.46003" calcext:value-type="float">
            <text:p>1442700503.46003</text:p>
          </table:table-cell>
          <table:table-cell office:value-type="float" office:value="8096" calcext:value-type="float">
            <text:p>8096</text:p>
          </table:table-cell>
          <table:table-cell table:formula="of:=[.B1065]-[.B$2]" office:value-type="float" office:value="23.3045392036438" calcext:value-type="float">
            <text:p>23.3045392036</text:p>
          </table:table-cell>
          <table:table-cell table:formula="of:=[.C1065]/([.D1065]-[.D1064])" office:value-type="float" office:value="2859784.83948122" calcext:value-type="float">
            <text:p>2859784.8394812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700503.48554" calcext:value-type="float">
            <text:p>1442700503.48554</text:p>
          </table:table-cell>
          <table:table-cell office:value-type="float" office:value="8096" calcext:value-type="float">
            <text:p>8096</text:p>
          </table:table-cell>
          <table:table-cell table:formula="of:=[.B1066]-[.B$2]" office:value-type="float" office:value="23.3300468921661" calcext:value-type="float">
            <text:p>23.3300468922</text:p>
          </table:table-cell>
          <table:table-cell table:formula="of:=[.C1066]/([.D1066]-[.D1065])" office:value-type="float" office:value="317394.498247451" calcext:value-type="float">
            <text:p>317394.49824745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700503.48836" calcext:value-type="float">
            <text:p>1442700503.48836</text:p>
          </table:table-cell>
          <table:table-cell office:value-type="float" office:value="8096" calcext:value-type="float">
            <text:p>8096</text:p>
          </table:table-cell>
          <table:table-cell table:formula="of:=[.B1067]-[.B$2]" office:value-type="float" office:value="23.332861661911" calcext:value-type="float">
            <text:p>23.3328616619</text:p>
          </table:table-cell>
          <table:table-cell table:formula="of:=[.C1067]/([.D1067]-[.D1066])" office:value-type="float" office:value="2876256.58004405" calcext:value-type="float">
            <text:p>2876256.5800440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700503.49116" calcext:value-type="float">
            <text:p>1442700503.49116</text:p>
          </table:table-cell>
          <table:table-cell office:value-type="float" office:value="8096" calcext:value-type="float">
            <text:p>8096</text:p>
          </table:table-cell>
          <table:table-cell table:formula="of:=[.B1068]-[.B$2]" office:value-type="float" office:value="23.3356609344482" calcext:value-type="float">
            <text:p>23.3356609344</text:p>
          </table:table-cell>
          <table:table-cell table:formula="of:=[.C1068]/([.D1068]-[.D1067])" office:value-type="float" office:value="2892179.98330636" calcext:value-type="float">
            <text:p>2892179.98330636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700503.51332" calcext:value-type="float">
            <text:p>1442700503.51332</text:p>
          </table:table-cell>
          <table:table-cell office:value-type="float" office:value="8096" calcext:value-type="float">
            <text:p>8096</text:p>
          </table:table-cell>
          <table:table-cell table:formula="of:=[.B1069]-[.B$2]" office:value-type="float" office:value="23.35782122612" calcext:value-type="float">
            <text:p>23.3578212261</text:p>
          </table:table-cell>
          <table:table-cell table:formula="of:=[.C1069]/([.D1069]-[.D1068])" office:value-type="float" office:value="365338.151677838" calcext:value-type="float">
            <text:p>365338.15167783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700503.51615" calcext:value-type="float">
            <text:p>1442700503.51615</text:p>
          </table:table-cell>
          <table:table-cell office:value-type="float" office:value="8096" calcext:value-type="float">
            <text:p>8096</text:p>
          </table:table-cell>
          <table:table-cell table:formula="of:=[.B1070]-[.B$2]" office:value-type="float" office:value="23.3606569766998" calcext:value-type="float">
            <text:p>23.3606569767</text:p>
          </table:table-cell>
          <table:table-cell table:formula="of:=[.C1070]/([.D1070]-[.D1069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700503.51898" calcext:value-type="float">
            <text:p>1442700503.51898</text:p>
          </table:table-cell>
          <table:table-cell office:value-type="float" office:value="8096" calcext:value-type="float">
            <text:p>8096</text:p>
          </table:table-cell>
          <table:table-cell table:formula="of:=[.B1071]-[.B$2]" office:value-type="float" office:value="23.363489151001" calcext:value-type="float">
            <text:p>23.363489151</text:p>
          </table:table-cell>
          <table:table-cell table:formula="of:=[.C1071]/([.D1071]-[.D1070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700503.52932" calcext:value-type="float">
            <text:p>1442700503.52932</text:p>
          </table:table-cell>
          <table:table-cell office:value-type="float" office:value="8096" calcext:value-type="float">
            <text:p>8096</text:p>
          </table:table-cell>
          <table:table-cell table:formula="of:=[.B1072]-[.B$2]" office:value-type="float" office:value="23.3738286495209" calcext:value-type="float">
            <text:p>23.3738286495</text:p>
          </table:table-cell>
          <table:table-cell table:formula="of:=[.C1072]/([.D1072]-[.D1071])" office:value-type="float" office:value="783016.698964651" calcext:value-type="float">
            <text:p>783016.69896465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700503.53216" calcext:value-type="float">
            <text:p>1442700503.53216</text:p>
          </table:table-cell>
          <table:table-cell office:value-type="float" office:value="8096" calcext:value-type="float">
            <text:p>8096</text:p>
          </table:table-cell>
          <table:table-cell table:formula="of:=[.B1073]-[.B$2]" office:value-type="float" office:value="23.3766644001007" calcext:value-type="float">
            <text:p>23.3766644001</text:p>
          </table:table-cell>
          <table:table-cell table:formula="of:=[.C1073]/([.D1073]-[.D1072])" office:value-type="float" office:value="2854976.05380864" calcext:value-type="float">
            <text:p>2854976.0538086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700503.53499" calcext:value-type="float">
            <text:p>1442700503.53499</text:p>
          </table:table-cell>
          <table:table-cell office:value-type="float" office:value="8096" calcext:value-type="float">
            <text:p>8096</text:p>
          </table:table-cell>
          <table:table-cell table:formula="of:=[.B1074]-[.B$2]" office:value-type="float" office:value="23.3794956207275" calcext:value-type="float">
            <text:p>23.3794956207</text:p>
          </table:table-cell>
          <table:table-cell table:formula="of:=[.C1074]/([.D1074]-[.D1073])" office:value-type="float" office:value="2859544.01549474" calcext:value-type="float">
            <text:p>2859544.01549474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700503.5549" calcext:value-type="float">
            <text:p>1442700503.5549</text:p>
          </table:table-cell>
          <table:table-cell office:value-type="float" office:value="8096" calcext:value-type="float">
            <text:p>8096</text:p>
          </table:table-cell>
          <table:table-cell table:formula="of:=[.B1075]-[.B$2]" office:value-type="float" office:value="23.3994045257568" calcext:value-type="float">
            <text:p>23.3994045258</text:p>
          </table:table-cell>
          <table:table-cell table:formula="of:=[.C1075]/([.D1075]-[.D1074])" office:value-type="float" office:value="406652.198505461" calcext:value-type="float">
            <text:p>406652.198505461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700503.55775" calcext:value-type="float">
            <text:p>1442700503.55775</text:p>
          </table:table-cell>
          <table:table-cell office:value-type="float" office:value="8096" calcext:value-type="float">
            <text:p>8096</text:p>
          </table:table-cell>
          <table:table-cell table:formula="of:=[.B1076]-[.B$2]" office:value-type="float" office:value="23.4022541046143" calcext:value-type="float">
            <text:p>23.4022541046</text:p>
          </table:table-cell>
          <table:table-cell table:formula="of:=[.C1076]/([.D1076]-[.D1075])" office:value-type="float" office:value="2841121.58500669" calcext:value-type="float">
            <text:p>2841121.5850066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700503.56058" calcext:value-type="float">
            <text:p>1442700503.56058</text:p>
          </table:table-cell>
          <table:table-cell office:value-type="float" office:value="8096" calcext:value-type="float">
            <text:p>8096</text:p>
          </table:table-cell>
          <table:table-cell table:formula="of:=[.B1077]-[.B$2]" office:value-type="float" office:value="23.4050893783569" calcext:value-type="float">
            <text:p>23.4050893784</text:p>
          </table:table-cell>
          <table:table-cell table:formula="of:=[.C1077]/([.D1077]-[.D1076])" office:value-type="float" office:value="2855456.20450723" calcext:value-type="float">
            <text:p>2855456.2045072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700503.58595" calcext:value-type="float">
            <text:p>1442700503.58595</text:p>
          </table:table-cell>
          <table:table-cell office:value-type="float" office:value="8096" calcext:value-type="float">
            <text:p>8096</text:p>
          </table:table-cell>
          <table:table-cell table:formula="of:=[.B1078]-[.B$2]" office:value-type="float" office:value="23.4304518699646" calcext:value-type="float">
            <text:p>23.43045187</text:p>
          </table:table-cell>
          <table:table-cell table:formula="of:=[.C1078]/([.D1078]-[.D1077])" office:value-type="float" office:value="319211.539829664" calcext:value-type="float">
            <text:p>319211.53982966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700503.58878" calcext:value-type="float">
            <text:p>1442700503.58878</text:p>
          </table:table-cell>
          <table:table-cell office:value-type="float" office:value="8096" calcext:value-type="float">
            <text:p>8096</text:p>
          </table:table-cell>
          <table:table-cell table:formula="of:=[.B1079]-[.B$2]" office:value-type="float" office:value="23.4332840442657" calcext:value-type="float">
            <text:p>23.4332840443</text:p>
          </table:table-cell>
          <table:table-cell table:formula="of:=[.C1079]/([.D1079]-[.D1078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700503.59161" calcext:value-type="float">
            <text:p>1442700503.59161</text:p>
          </table:table-cell>
          <table:table-cell office:value-type="float" office:value="8096" calcext:value-type="float">
            <text:p>8096</text:p>
          </table:table-cell>
          <table:table-cell table:formula="of:=[.B1080]-[.B$2]" office:value-type="float" office:value="23.4361162185669" calcext:value-type="float">
            <text:p>23.4361162186</text:p>
          </table:table-cell>
          <table:table-cell table:formula="of:=[.C1080]/([.D1080]-[.D1079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700503.61002" calcext:value-type="float">
            <text:p>1442700503.61002</text:p>
          </table:table-cell>
          <table:table-cell office:value-type="float" office:value="8096" calcext:value-type="float">
            <text:p>8096</text:p>
          </table:table-cell>
          <table:table-cell table:formula="of:=[.B1081]-[.B$2]" office:value-type="float" office:value="23.4545238018036" calcext:value-type="float">
            <text:p>23.4545238018</text:p>
          </table:table-cell>
          <table:table-cell table:formula="of:=[.C1081]/([.D1081]-[.D1080])" office:value-type="float" office:value="439818.736435815" calcext:value-type="float">
            <text:p>439818.73643581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700503.61283" calcext:value-type="float">
            <text:p>1442700503.61283</text:p>
          </table:table-cell>
          <table:table-cell office:value-type="float" office:value="8096" calcext:value-type="float">
            <text:p>8096</text:p>
          </table:table-cell>
          <table:table-cell table:formula="of:=[.B1082]-[.B$2]" office:value-type="float" office:value="23.4573376178741" calcext:value-type="float">
            <text:p>23.4573376179</text:p>
          </table:table-cell>
          <table:table-cell table:formula="of:=[.C1082]/([.D1082]-[.D1081])" office:value-type="float" office:value="2877231.41704796" calcext:value-type="float">
            <text:p>2877231.4170479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700503.62967" calcext:value-type="float">
            <text:p>1442700503.62967</text:p>
          </table:table-cell>
          <table:table-cell office:value-type="float" office:value="8096" calcext:value-type="float">
            <text:p>8096</text:p>
          </table:table-cell>
          <table:table-cell table:formula="of:=[.B1083]-[.B$2]" office:value-type="float" office:value="23.4741733074188" calcext:value-type="float">
            <text:p>23.4741733074</text:p>
          </table:table-cell>
          <table:table-cell table:formula="of:=[.C1083]/([.D1083]-[.D1082])" office:value-type="float" office:value="480883.184411023" calcext:value-type="float">
            <text:p>480883.18441102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700503.6325" calcext:value-type="float">
            <text:p>1442700503.6325</text:p>
          </table:table-cell>
          <table:table-cell office:value-type="float" office:value="8096" calcext:value-type="float">
            <text:p>8096</text:p>
          </table:table-cell>
          <table:table-cell table:formula="of:=[.B1084]-[.B$2]" office:value-type="float" office:value="23.4770069122314" calcext:value-type="float">
            <text:p>23.4770069122</text:p>
          </table:table-cell>
          <table:table-cell table:formula="of:=[.C1084]/([.D1084]-[.D1083])" office:value-type="float" office:value="2857138.00454354" calcext:value-type="float">
            <text:p>2857138.0045435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700503.63534" calcext:value-type="float">
            <text:p>1442700503.63534</text:p>
          </table:table-cell>
          <table:table-cell office:value-type="float" office:value="8096" calcext:value-type="float">
            <text:p>8096</text:p>
          </table:table-cell>
          <table:table-cell table:formula="of:=[.B1085]-[.B$2]" office:value-type="float" office:value="23.4798436164856" calcext:value-type="float">
            <text:p>23.4798436165</text:p>
          </table:table-cell>
          <table:table-cell table:formula="of:=[.C1085]/([.D1085]-[.D1084])" office:value-type="float" office:value="2854016.23667843" calcext:value-type="float">
            <text:p>2854016.23667843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700503.65541" calcext:value-type="float">
            <text:p>1442700503.65541</text:p>
          </table:table-cell>
          <table:table-cell office:value-type="float" office:value="8096" calcext:value-type="float">
            <text:p>8096</text:p>
          </table:table-cell>
          <table:table-cell table:formula="of:=[.B1086]-[.B$2]" office:value-type="float" office:value="23.4999196529388" calcext:value-type="float">
            <text:p>23.4999196529</text:p>
          </table:table-cell>
          <table:table-cell table:formula="of:=[.C1086]/([.D1086]-[.D1085])" office:value-type="float" office:value="403266.850947093" calcext:value-type="float">
            <text:p>403266.85094709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700503.65827" calcext:value-type="float">
            <text:p>1442700503.65827</text:p>
          </table:table-cell>
          <table:table-cell office:value-type="float" office:value="8096" calcext:value-type="float">
            <text:p>8096</text:p>
          </table:table-cell>
          <table:table-cell table:formula="of:=[.B1087]-[.B$2]" office:value-type="float" office:value="23.5027716159821" calcext:value-type="float">
            <text:p>23.502771616</text:p>
          </table:table-cell>
          <table:table-cell table:formula="of:=[.C1087]/([.D1087]-[.D1086])" office:value-type="float" office:value="2838746.46246447" calcext:value-type="float">
            <text:p>2838746.46246447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700503.66111" calcext:value-type="float">
            <text:p>1442700503.66111</text:p>
          </table:table-cell>
          <table:table-cell office:value-type="float" office:value="8096" calcext:value-type="float">
            <text:p>8096</text:p>
          </table:table-cell>
          <table:table-cell table:formula="of:=[.B1088]-[.B$2]" office:value-type="float" office:value="23.5056164264679" calcext:value-type="float">
            <text:p>23.5056164265</text:p>
          </table:table-cell>
          <table:table-cell table:formula="of:=[.C1088]/([.D1088]-[.D1087])" office:value-type="float" office:value="2845883.7733825" calcext:value-type="float">
            <text:p>2845883.773382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700503.68272" calcext:value-type="float">
            <text:p>1442700503.68272</text:p>
          </table:table-cell>
          <table:table-cell office:value-type="float" office:value="8096" calcext:value-type="float">
            <text:p>8096</text:p>
          </table:table-cell>
          <table:table-cell table:formula="of:=[.B1089]-[.B$2]" office:value-type="float" office:value="23.5272219181061" calcext:value-type="float">
            <text:p>23.5272219181</text:p>
          </table:table-cell>
          <table:table-cell table:formula="of:=[.C1089]/([.D1089]-[.D1088])" office:value-type="float" office:value="374719.545177665" calcext:value-type="float">
            <text:p>374719.545177665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700503.68555" calcext:value-type="float">
            <text:p>1442700503.68555</text:p>
          </table:table-cell>
          <table:table-cell office:value-type="float" office:value="8096" calcext:value-type="float">
            <text:p>8096</text:p>
          </table:table-cell>
          <table:table-cell table:formula="of:=[.B1090]-[.B$2]" office:value-type="float" office:value="23.5300543308258" calcext:value-type="float">
            <text:p>23.5300543308</text:p>
          </table:table-cell>
          <table:table-cell table:formula="of:=[.C1090]/([.D1090]-[.D1089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700503.68836" calcext:value-type="float">
            <text:p>1442700503.68836</text:p>
          </table:table-cell>
          <table:table-cell office:value-type="float" office:value="8096" calcext:value-type="float">
            <text:p>8096</text:p>
          </table:table-cell>
          <table:table-cell table:formula="of:=[.B1091]-[.B$2]" office:value-type="float" office:value="23.5328683853149" calcext:value-type="float">
            <text:p>23.5328683853</text:p>
          </table:table-cell>
          <table:table-cell table:formula="of:=[.C1091]/([.D1091]-[.D1090])" office:value-type="float" office:value="2876987.64585275" calcext:value-type="float">
            <text:p>2876987.6458527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700503.707" calcext:value-type="float">
            <text:p>1442700503.707</text:p>
          </table:table-cell>
          <table:table-cell office:value-type="float" office:value="8096" calcext:value-type="float">
            <text:p>8096</text:p>
          </table:table-cell>
          <table:table-cell table:formula="of:=[.B1092]-[.B$2]" office:value-type="float" office:value="23.5515093803406" calcext:value-type="float">
            <text:p>23.5515093803</text:p>
          </table:table-cell>
          <table:table-cell table:formula="of:=[.C1092]/([.D1092]-[.D1091])" office:value-type="float" office:value="434311.579873635" calcext:value-type="float">
            <text:p>434311.57987363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700503.70983" calcext:value-type="float">
            <text:p>1442700503.70983</text:p>
          </table:table-cell>
          <table:table-cell office:value-type="float" office:value="8096" calcext:value-type="float">
            <text:p>8096</text:p>
          </table:table-cell>
          <table:table-cell table:formula="of:=[.B1093]-[.B$2]" office:value-type="float" office:value="23.5543336868286" calcext:value-type="float">
            <text:p>23.5543336868</text:p>
          </table:table-cell>
          <table:table-cell table:formula="of:=[.C1093]/([.D1093]-[.D1092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700503.71266" calcext:value-type="float">
            <text:p>1442700503.71266</text:p>
          </table:table-cell>
          <table:table-cell office:value-type="float" office:value="8096" calcext:value-type="float">
            <text:p>8096</text:p>
          </table:table-cell>
          <table:table-cell table:formula="of:=[.B1094]-[.B$2]" office:value-type="float" office:value="23.5571660995483" calcext:value-type="float">
            <text:p>23.5571660995</text:p>
          </table:table-cell>
          <table:table-cell table:formula="of:=[.C1094]/([.D1094]-[.D1093])" office:value-type="float" office:value="2858340.5037037" calcext:value-type="float">
            <text:p>2858340.5037037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700503.73019" calcext:value-type="float">
            <text:p>1442700503.73019</text:p>
          </table:table-cell>
          <table:table-cell office:value-type="float" office:value="8096" calcext:value-type="float">
            <text:p>8096</text:p>
          </table:table-cell>
          <table:table-cell table:formula="of:=[.B1095]-[.B$2]" office:value-type="float" office:value="23.5746974945068" calcext:value-type="float">
            <text:p>23.5746974945</text:p>
          </table:table-cell>
          <table:table-cell table:formula="of:=[.C1095]/([.D1095]-[.D1094])" office:value-type="float" office:value="461800.10313877" calcext:value-type="float">
            <text:p>461800.1031387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700503.73308" calcext:value-type="float">
            <text:p>1442700503.73308</text:p>
          </table:table-cell>
          <table:table-cell office:value-type="float" office:value="8096" calcext:value-type="float">
            <text:p>8096</text:p>
          </table:table-cell>
          <table:table-cell table:formula="of:=[.B1096]-[.B$2]" office:value-type="float" office:value="23.5775802135468" calcext:value-type="float">
            <text:p>23.5775802135</text:p>
          </table:table-cell>
          <table:table-cell table:formula="of:=[.C1096]/([.D1096]-[.D1095])" office:value-type="float" office:value="2808459.61326607" calcext:value-type="float">
            <text:p>2808459.6132660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700503.73591" calcext:value-type="float">
            <text:p>1442700503.73591</text:p>
          </table:table-cell>
          <table:table-cell office:value-type="float" office:value="8096" calcext:value-type="float">
            <text:p>8096</text:p>
          </table:table-cell>
          <table:table-cell table:formula="of:=[.B1097]-[.B$2]" office:value-type="float" office:value="23.5804135799408" calcext:value-type="float">
            <text:p>23.5804135799</text:p>
          </table:table-cell>
          <table:table-cell table:formula="of:=[.C1097]/([.D1097]-[.D1096])" office:value-type="float" office:value="2857378.42342646" calcext:value-type="float">
            <text:p>2857378.42342646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700503.75542" calcext:value-type="float">
            <text:p>1442700503.75542</text:p>
          </table:table-cell>
          <table:table-cell office:value-type="float" office:value="8096" calcext:value-type="float">
            <text:p>8096</text:p>
          </table:table-cell>
          <table:table-cell table:formula="of:=[.B1098]-[.B$2]" office:value-type="float" office:value="23.5999228954315" calcext:value-type="float">
            <text:p>23.5999228954</text:p>
          </table:table-cell>
          <table:table-cell table:formula="of:=[.C1098]/([.D1098]-[.D1097])" office:value-type="float" office:value="414981.243388571" calcext:value-type="float">
            <text:p>414981.243388571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700503.75832" calcext:value-type="float">
            <text:p>1442700503.75832</text:p>
          </table:table-cell>
          <table:table-cell office:value-type="float" office:value="8096" calcext:value-type="float">
            <text:p>8096</text:p>
          </table:table-cell>
          <table:table-cell table:formula="of:=[.B1099]-[.B$2]" office:value-type="float" office:value="23.6028227806091" calcext:value-type="float">
            <text:p>23.6028227806</text:p>
          </table:table-cell>
          <table:table-cell table:formula="of:=[.C1099]/([.D1099]-[.D1098])" office:value-type="float" office:value="2791834.67762887" calcext:value-type="float">
            <text:p>2791834.67762887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700503.76115" calcext:value-type="float">
            <text:p>1442700503.76115</text:p>
          </table:table-cell>
          <table:table-cell office:value-type="float" office:value="8096" calcext:value-type="float">
            <text:p>8096</text:p>
          </table:table-cell>
          <table:table-cell table:formula="of:=[.B1100]-[.B$2]" office:value-type="float" office:value="23.6056542396545" calcext:value-type="float">
            <text:p>23.6056542397</text:p>
          </table:table-cell>
          <table:table-cell table:formula="of:=[.C1100]/([.D1100]-[.D1099])" office:value-type="float" office:value="2859303.23206467" calcext:value-type="float">
            <text:p>2859303.23206467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700503.78343" calcext:value-type="float">
            <text:p>1442700503.78343</text:p>
          </table:table-cell>
          <table:table-cell office:value-type="float" office:value="8096" calcext:value-type="float">
            <text:p>8096</text:p>
          </table:table-cell>
          <table:table-cell table:formula="of:=[.B1101]-[.B$2]" office:value-type="float" office:value="23.6279337406158" calcext:value-type="float">
            <text:p>23.6279337406</text:p>
          </table:table-cell>
          <table:table-cell table:formula="of:=[.C1101]/([.D1101]-[.D1100])" office:value-type="float" office:value="363383.363660685" calcext:value-type="float">
            <text:p>363383.36366068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700503.78627" calcext:value-type="float">
            <text:p>1442700503.78627</text:p>
          </table:table-cell>
          <table:table-cell office:value-type="float" office:value="8096" calcext:value-type="float">
            <text:p>8096</text:p>
          </table:table-cell>
          <table:table-cell table:formula="of:=[.B1102]-[.B$2]" office:value-type="float" office:value="23.6307699680328" calcext:value-type="float">
            <text:p>23.630769968</text:p>
          </table:table-cell>
          <table:table-cell table:formula="of:=[.C1102]/([.D1102]-[.D1101])" office:value-type="float" office:value="2854496.06455952" calcext:value-type="float">
            <text:p>2854496.06455952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700503.98424" calcext:value-type="float">
            <text:p>1442700503.98424</text:p>
          </table:table-cell>
          <table:table-cell office:value-type="float" office:value="8096" calcext:value-type="float">
            <text:p>8096</text:p>
          </table:table-cell>
          <table:table-cell table:formula="of:=[.B1103]-[.B$2]" office:value-type="float" office:value="23.8287439346313" calcext:value-type="float">
            <text:p>23.8287439346</text:p>
          </table:table-cell>
          <table:table-cell table:formula="of:=[.C1103]/([.D1103]-[.D1102])" office:value-type="float" office:value="40894.2657416094" calcext:value-type="float">
            <text:p>40894.265741609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700503.98708" calcext:value-type="float">
            <text:p>1442700503.98708</text:p>
          </table:table-cell>
          <table:table-cell office:value-type="float" office:value="8096" calcext:value-type="float">
            <text:p>8096</text:p>
          </table:table-cell>
          <table:table-cell table:formula="of:=[.B1104]-[.B$2]" office:value-type="float" office:value="23.8315844535828" calcext:value-type="float">
            <text:p>23.8315844536</text:p>
          </table:table-cell>
          <table:table-cell table:formula="of:=[.C1104]/([.D1104]-[.D1103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700503.98992" calcext:value-type="float">
            <text:p>1442700503.98992</text:p>
          </table:table-cell>
          <table:table-cell office:value-type="float" office:value="8096" calcext:value-type="float">
            <text:p>8096</text:p>
          </table:table-cell>
          <table:table-cell table:formula="of:=[.B1105]-[.B$2]" office:value-type="float" office:value="23.8344268798828" calcext:value-type="float">
            <text:p>23.8344268799</text:p>
          </table:table-cell>
          <table:table-cell table:formula="of:=[.C1105]/([.D1105]-[.D1104])" office:value-type="float" office:value="2848270.8592518" calcext:value-type="float">
            <text:p>2848270.859251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700504.00847" calcext:value-type="float">
            <text:p>1442700504.00847</text:p>
          </table:table-cell>
          <table:table-cell office:value-type="float" office:value="8096" calcext:value-type="float">
            <text:p>8096</text:p>
          </table:table-cell>
          <table:table-cell table:formula="of:=[.B1106]-[.B$2]" office:value-type="float" office:value="23.8529727458954" calcext:value-type="float">
            <text:p>23.8529727459</text:p>
          </table:table-cell>
          <table:table-cell table:formula="of:=[.C1106]/([.D1106]-[.D1105])" office:value-type="float" office:value="436539.334130382" calcext:value-type="float">
            <text:p>436539.33413038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700504.01127" calcext:value-type="float">
            <text:p>1442700504.01127</text:p>
          </table:table-cell>
          <table:table-cell office:value-type="float" office:value="8096" calcext:value-type="float">
            <text:p>8096</text:p>
          </table:table-cell>
          <table:table-cell table:formula="of:=[.B1107]-[.B$2]" office:value-type="float" office:value="23.8557767868042" calcext:value-type="float">
            <text:p>23.8557767868</text:p>
          </table:table-cell>
          <table:table-cell table:formula="of:=[.C1107]/([.D1107]-[.D1106])" office:value-type="float" office:value="2887261.72808435" calcext:value-type="float">
            <text:p>2887261.72808435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700504.01414" calcext:value-type="float">
            <text:p>1442700504.01414</text:p>
          </table:table-cell>
          <table:table-cell office:value-type="float" office:value="8096" calcext:value-type="float">
            <text:p>8096</text:p>
          </table:table-cell>
          <table:table-cell table:formula="of:=[.B1108]-[.B$2]" office:value-type="float" office:value="23.8586463928223" calcext:value-type="float">
            <text:p>23.8586463928</text:p>
          </table:table-cell>
          <table:table-cell table:formula="of:=[.C1108]/([.D1108]-[.D1107])" office:value-type="float" office:value="2821293.21900964" calcext:value-type="float">
            <text:p>2821293.21900964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700504.02792" calcext:value-type="float">
            <text:p>1442700504.02792</text:p>
          </table:table-cell>
          <table:table-cell office:value-type="float" office:value="8096" calcext:value-type="float">
            <text:p>8096</text:p>
          </table:table-cell>
          <table:table-cell table:formula="of:=[.B1109]-[.B$2]" office:value-type="float" office:value="23.8724231719971" calcext:value-type="float">
            <text:p>23.872423172</text:p>
          </table:table-cell>
          <table:table-cell table:formula="of:=[.C1109]/([.D1109]-[.D1108])" office:value-type="float" office:value="587655.496054271" calcext:value-type="float">
            <text:p>587655.496054271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700504.03073" calcext:value-type="float">
            <text:p>1442700504.03073</text:p>
          </table:table-cell>
          <table:table-cell office:value-type="float" office:value="8096" calcext:value-type="float">
            <text:p>8096</text:p>
          </table:table-cell>
          <table:table-cell table:formula="of:=[.B1110]-[.B$2]" office:value-type="float" office:value="23.8752372264862" calcext:value-type="float">
            <text:p>23.8752372265</text:p>
          </table:table-cell>
          <table:table-cell table:formula="of:=[.C1110]/([.D1110]-[.D1109])" office:value-type="float" office:value="2876987.64585275" calcext:value-type="float">
            <text:p>2876987.64585275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700504.03356" calcext:value-type="float">
            <text:p>1442700504.03356</text:p>
          </table:table-cell>
          <table:table-cell office:value-type="float" office:value="8096" calcext:value-type="float">
            <text:p>8096</text:p>
          </table:table-cell>
          <table:table-cell table:formula="of:=[.B1111]-[.B$2]" office:value-type="float" office:value="23.8780663013458" calcext:value-type="float">
            <text:p>23.8780663013</text:p>
          </table:table-cell>
          <table:table-cell table:formula="of:=[.C1111]/([.D1111]-[.D1110])" office:value-type="float" office:value="2861712.89263442" calcext:value-type="float">
            <text:p>2861712.8926344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700504.03638" calcext:value-type="float">
            <text:p>1442700504.03638</text:p>
          </table:table-cell>
          <table:table-cell office:value-type="float" office:value="8096" calcext:value-type="float">
            <text:p>8096</text:p>
          </table:table-cell>
          <table:table-cell table:formula="of:=[.B1112]-[.B$2]" office:value-type="float" office:value="23.8808882236481" calcext:value-type="float">
            <text:p>23.8808882236</text:p>
          </table:table-cell>
          <table:table-cell table:formula="of:=[.C1112]/([.D1112]-[.D1111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700504.03921" calcext:value-type="float">
            <text:p>1442700504.03921</text:p>
          </table:table-cell>
          <table:table-cell office:value-type="float" office:value="8096" calcext:value-type="float">
            <text:p>8096</text:p>
          </table:table-cell>
          <table:table-cell table:formula="of:=[.B1113]-[.B$2]" office:value-type="float" office:value="23.8837130069733" calcext:value-type="float">
            <text:p>23.883713007</text:p>
          </table:table-cell>
          <table:table-cell table:formula="of:=[.C1113]/([.D1113]-[.D1112])" office:value-type="float" office:value="2866060.53207292" calcext:value-type="float">
            <text:p>2866060.53207292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700504.04205" calcext:value-type="float">
            <text:p>1442700504.04205</text:p>
          </table:table-cell>
          <table:table-cell office:value-type="float" office:value="8096" calcext:value-type="float">
            <text:p>8096</text:p>
          </table:table-cell>
          <table:table-cell table:formula="of:=[.B1114]-[.B$2]" office:value-type="float" office:value="23.8865504264832" calcext:value-type="float">
            <text:p>23.8865504265</text:p>
          </table:table-cell>
          <table:table-cell table:formula="of:=[.C1114]/([.D1114]-[.D1113])" office:value-type="float" office:value="2853296.79724393" calcext:value-type="float">
            <text:p>2853296.79724393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700504.04485" calcext:value-type="float">
            <text:p>1442700504.04485</text:p>
          </table:table-cell>
          <table:table-cell office:value-type="float" office:value="8096" calcext:value-type="float">
            <text:p>8096</text:p>
          </table:table-cell>
          <table:table-cell table:formula="of:=[.B1115]-[.B$2]" office:value-type="float" office:value="23.8893547058105" calcext:value-type="float">
            <text:p>23.8893547058</text:p>
          </table:table-cell>
          <table:table-cell table:formula="of:=[.C1115]/([.D1115]-[.D1114])" office:value-type="float" office:value="2887016.25437851" calcext:value-type="float">
            <text:p>2887016.2543785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700504.05212" calcext:value-type="float">
            <text:p>1442700504.05212</text:p>
          </table:table-cell>
          <table:table-cell office:value-type="float" office:value="8096" calcext:value-type="float">
            <text:p>8096</text:p>
          </table:table-cell>
          <table:table-cell table:formula="of:=[.B1116]-[.B$2]" office:value-type="float" office:value="23.8966197967529" calcext:value-type="float">
            <text:p>23.8966197968</text:p>
          </table:table-cell>
          <table:table-cell table:formula="of:=[.C1116]/([.D1116]-[.D1115])" office:value-type="float" office:value="1114370.08348648" calcext:value-type="float">
            <text:p>1114370.0834864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700504.05497" calcext:value-type="float">
            <text:p>1442700504.05497</text:p>
          </table:table-cell>
          <table:table-cell office:value-type="float" office:value="8096" calcext:value-type="float">
            <text:p>8096</text:p>
          </table:table-cell>
          <table:table-cell table:formula="of:=[.B1117]-[.B$2]" office:value-type="float" office:value="23.8994724750519" calcext:value-type="float">
            <text:p>23.8994724751</text:p>
          </table:table-cell>
          <table:table-cell table:formula="of:=[.C1117]/([.D1117]-[.D1116])" office:value-type="float" office:value="2838034.69987463" calcext:value-type="float">
            <text:p>2838034.69987463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700504.05779" calcext:value-type="float">
            <text:p>1442700504.05779</text:p>
          </table:table-cell>
          <table:table-cell office:value-type="float" office:value="8096" calcext:value-type="float">
            <text:p>8096</text:p>
          </table:table-cell>
          <table:table-cell table:formula="of:=[.B1118]-[.B$2]" office:value-type="float" office:value="23.9022963047028" calcext:value-type="float">
            <text:p>23.9022963047</text:p>
          </table:table-cell>
          <table:table-cell table:formula="of:=[.C1118]/([.D1118]-[.D1117])" office:value-type="float" office:value="2867028.46876055" calcext:value-type="float">
            <text:p>2867028.4687605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700504.07615" calcext:value-type="float">
            <text:p>1442700504.07615</text:p>
          </table:table-cell>
          <table:table-cell office:value-type="float" office:value="8096" calcext:value-type="float">
            <text:p>8096</text:p>
          </table:table-cell>
          <table:table-cell table:formula="of:=[.B1119]-[.B$2]" office:value-type="float" office:value="23.9206516742706" calcext:value-type="float">
            <text:p>23.9206516743</text:p>
          </table:table-cell>
          <table:table-cell table:formula="of:=[.C1119]/([.D1119]-[.D1118])" office:value-type="float" office:value="441069.84444329" calcext:value-type="float">
            <text:p>441069.8444432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700504.07897" calcext:value-type="float">
            <text:p>1442700504.07897</text:p>
          </table:table-cell>
          <table:table-cell office:value-type="float" office:value="8096" calcext:value-type="float">
            <text:p>8096</text:p>
          </table:table-cell>
          <table:table-cell table:formula="of:=[.B1120]-[.B$2]" office:value-type="float" office:value="23.9234731197357" calcext:value-type="float">
            <text:p>23.9234731197</text:p>
          </table:table-cell>
          <table:table-cell table:formula="of:=[.C1120]/([.D1120]-[.D1119])" office:value-type="float" office:value="2869451.17322968" calcext:value-type="float">
            <text:p>2869451.1732296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700504.08179" calcext:value-type="float">
            <text:p>1442700504.08179</text:p>
          </table:table-cell>
          <table:table-cell office:value-type="float" office:value="8096" calcext:value-type="float">
            <text:p>8096</text:p>
          </table:table-cell>
          <table:table-cell table:formula="of:=[.B1121]-[.B$2]" office:value-type="float" office:value="23.9262909889221" calcext:value-type="float">
            <text:p>23.9262909889</text:p>
          </table:table-cell>
          <table:table-cell table:formula="of:=[.C1121]/([.D1121]-[.D1120])" office:value-type="float" office:value="2873092.91682883" calcext:value-type="float">
            <text:p>2873092.91682883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700504.10879" calcext:value-type="float">
            <text:p>1442700504.10879</text:p>
          </table:table-cell>
          <table:table-cell office:value-type="float" office:value="8096" calcext:value-type="float">
            <text:p>8096</text:p>
          </table:table-cell>
          <table:table-cell table:formula="of:=[.B1122]-[.B$2]" office:value-type="float" office:value="23.9532899856567" calcext:value-type="float">
            <text:p>23.9532899857</text:p>
          </table:table-cell>
          <table:table-cell table:formula="of:=[.C1122]/([.D1122]-[.D1121])" office:value-type="float" office:value="299862.994154112" calcext:value-type="float">
            <text:p>299862.994154112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700504.1116" calcext:value-type="float">
            <text:p>1442700504.1116</text:p>
          </table:table-cell>
          <table:table-cell office:value-type="float" office:value="8096" calcext:value-type="float">
            <text:p>8096</text:p>
          </table:table-cell>
          <table:table-cell table:formula="of:=[.B1123]-[.B$2]" office:value-type="float" office:value="23.9561085700989" calcext:value-type="float">
            <text:p>23.9561085701</text:p>
          </table:table-cell>
          <table:table-cell table:formula="of:=[.C1123]/([.D1123]-[.D1122])" office:value-type="float" office:value="2872363.82879377" calcext:value-type="float">
            <text:p>2872363.8287937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700504.11441" calcext:value-type="float">
            <text:p>1442700504.11441</text:p>
          </table:table-cell>
          <table:table-cell office:value-type="float" office:value="8096" calcext:value-type="float">
            <text:p>8096</text:p>
          </table:table-cell>
          <table:table-cell table:formula="of:=[.B1124]-[.B$2]" office:value-type="float" office:value="23.9589116573334" calcext:value-type="float">
            <text:p>23.9589116573</text:p>
          </table:table-cell>
          <table:table-cell table:formula="of:=[.C1124]/([.D1124]-[.D1123])" office:value-type="float" office:value="2888244.04048652" calcext:value-type="float">
            <text:p>2888244.0404865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700504.13307" calcext:value-type="float">
            <text:p>1442700504.13307</text:p>
          </table:table-cell>
          <table:table-cell office:value-type="float" office:value="8096" calcext:value-type="float">
            <text:p>8096</text:p>
          </table:table-cell>
          <table:table-cell table:formula="of:=[.B1125]-[.B$2]" office:value-type="float" office:value="23.9775702953339" calcext:value-type="float">
            <text:p>23.9775702953</text:p>
          </table:table-cell>
          <table:table-cell table:formula="of:=[.C1125]/([.D1125]-[.D1124])" office:value-type="float" office:value="433900.90958344" calcext:value-type="float">
            <text:p>433900.90958344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700504.13588" calcext:value-type="float">
            <text:p>1442700504.13588</text:p>
          </table:table-cell>
          <table:table-cell office:value-type="float" office:value="8096" calcext:value-type="float">
            <text:p>8096</text:p>
          </table:table-cell>
          <table:table-cell table:formula="of:=[.B1126]-[.B$2]" office:value-type="float" office:value="23.9803893566132" calcext:value-type="float">
            <text:p>23.9803893566</text:p>
          </table:table-cell>
          <table:table-cell table:formula="of:=[.C1126]/([.D1126]-[.D1125])" office:value-type="float" office:value="2871877.97564276" calcext:value-type="float">
            <text:p>2871877.9756427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700504.1387" calcext:value-type="float">
            <text:p>1442700504.1387</text:p>
          </table:table-cell>
          <table:table-cell office:value-type="float" office:value="8096" calcext:value-type="float">
            <text:p>8096</text:p>
          </table:table-cell>
          <table:table-cell table:formula="of:=[.B1127]-[.B$2]" office:value-type="float" office:value="23.9832077026367" calcext:value-type="float">
            <text:p>23.9832077026</text:p>
          </table:table-cell>
          <table:table-cell table:formula="of:=[.C1127]/([.D1127]-[.D1126])" office:value-type="float" office:value="2872606.81702056" calcext:value-type="float">
            <text:p>2872606.81702056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700504.15679" calcext:value-type="float">
            <text:p>1442700504.15679</text:p>
          </table:table-cell>
          <table:table-cell office:value-type="float" office:value="8096" calcext:value-type="float">
            <text:p>8096</text:p>
          </table:table-cell>
          <table:table-cell table:formula="of:=[.B1128]-[.B$2]" office:value-type="float" office:value="24.0012948513031" calcext:value-type="float">
            <text:p>24.0012948513</text:p>
          </table:table-cell>
          <table:table-cell table:formula="of:=[.C1128]/([.D1128]-[.D1127])" office:value-type="float" office:value="447610.62947682" calcext:value-type="float">
            <text:p>447610.62947682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700504.1596" calcext:value-type="float">
            <text:p>1442700504.1596</text:p>
          </table:table-cell>
          <table:table-cell office:value-type="float" office:value="8096" calcext:value-type="float">
            <text:p>8096</text:p>
          </table:table-cell>
          <table:table-cell table:formula="of:=[.B1129]-[.B$2]" office:value-type="float" office:value="24.0041060447693" calcext:value-type="float">
            <text:p>24.0041060448</text:p>
          </table:table-cell>
          <table:table-cell table:formula="of:=[.C1129]/([.D1129]-[.D1128])" office:value-type="float" office:value="2879915.62920872" calcext:value-type="float">
            <text:p>2879915.62920872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700504.20923" calcext:value-type="float">
            <text:p>1442700504.20923</text:p>
          </table:table-cell>
          <table:table-cell office:value-type="float" office:value="8096" calcext:value-type="float">
            <text:p>8096</text:p>
          </table:table-cell>
          <table:table-cell table:formula="of:=[.B1130]-[.B$2]" office:value-type="float" office:value="24.053733587265" calcext:value-type="float">
            <text:p>24.0537335873</text:p>
          </table:table-cell>
          <table:table-cell table:formula="of:=[.C1130]/([.D1130]-[.D1129])" office:value-type="float" office:value="163135.218728531" calcext:value-type="float">
            <text:p>163135.21872853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700504.21203" calcext:value-type="float">
            <text:p>1442700504.21203</text:p>
          </table:table-cell>
          <table:table-cell office:value-type="float" office:value="8096" calcext:value-type="float">
            <text:p>8096</text:p>
          </table:table-cell>
          <table:table-cell table:formula="of:=[.B1131]-[.B$2]" office:value-type="float" office:value="24.0565388202667" calcext:value-type="float">
            <text:p>24.0565388203</text:p>
          </table:table-cell>
          <table:table-cell table:formula="of:=[.C1131]/([.D1131]-[.D1130])" office:value-type="float" office:value="2886034.77681455" calcext:value-type="float">
            <text:p>2886034.7768145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700504.21485" calcext:value-type="float">
            <text:p>1442700504.21485</text:p>
          </table:table-cell>
          <table:table-cell office:value-type="float" office:value="8096" calcext:value-type="float">
            <text:p>8096</text:p>
          </table:table-cell>
          <table:table-cell table:formula="of:=[.B1132]-[.B$2]" office:value-type="float" office:value="24.0593547821045" calcext:value-type="float">
            <text:p>24.0593547821</text:p>
          </table:table-cell>
          <table:table-cell table:formula="of:=[.C1132]/([.D1132]-[.D1131])" office:value-type="float" office:value="2875038.96232326" calcext:value-type="float">
            <text:p>2875038.9623232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700504.23345" calcext:value-type="float">
            <text:p>1442700504.23345</text:p>
          </table:table-cell>
          <table:table-cell office:value-type="float" office:value="8096" calcext:value-type="float">
            <text:p>8096</text:p>
          </table:table-cell>
          <table:table-cell table:formula="of:=[.B1133]-[.B$2]" office:value-type="float" office:value="24.0779540538788" calcext:value-type="float">
            <text:p>24.0779540539</text:p>
          </table:table-cell>
          <table:table-cell table:formula="of:=[.C1133]/([.D1133]-[.D1132])" office:value-type="float" office:value="435285.859481355" calcext:value-type="float">
            <text:p>435285.859481355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700504.23627" calcext:value-type="float">
            <text:p>1442700504.23627</text:p>
          </table:table-cell>
          <table:table-cell office:value-type="float" office:value="8096" calcext:value-type="float">
            <text:p>8096</text:p>
          </table:table-cell>
          <table:table-cell table:formula="of:=[.B1134]-[.B$2]" office:value-type="float" office:value="24.0807721614838" calcext:value-type="float">
            <text:p>24.0807721615</text:p>
          </table:table-cell>
          <table:table-cell table:formula="of:=[.C1134]/([.D1134]-[.D1133])" office:value-type="float" office:value="2872849.8463621" calcext:value-type="float">
            <text:p>2872849.846362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700504.23909" calcext:value-type="float">
            <text:p>1442700504.23909</text:p>
          </table:table-cell>
          <table:table-cell office:value-type="float" office:value="8096" calcext:value-type="float">
            <text:p>8096</text:p>
          </table:table-cell>
          <table:table-cell table:formula="of:=[.B1135]-[.B$2]" office:value-type="float" office:value="24.0835909843445" calcext:value-type="float">
            <text:p>24.0835909843</text:p>
          </table:table-cell>
          <table:table-cell table:formula="of:=[.C1135]/([.D1135]-[.D1134])" office:value-type="float" office:value="2872120.88167132" calcext:value-type="float">
            <text:p>2872120.88167132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700504.24188" calcext:value-type="float">
            <text:p>1442700504.24188</text:p>
          </table:table-cell>
          <table:table-cell office:value-type="float" office:value="8096" calcext:value-type="float">
            <text:p>8096</text:p>
          </table:table-cell>
          <table:table-cell table:formula="of:=[.B1136]-[.B$2]" office:value-type="float" office:value="24.0863847732544" calcext:value-type="float">
            <text:p>24.0863847733</text:p>
          </table:table-cell>
          <table:table-cell table:formula="of:=[.C1136]/([.D1136]-[.D1135])" office:value-type="float" office:value="2897856.73186551" calcext:value-type="float">
            <text:p>2897856.7318655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700504.24468" calcext:value-type="float">
            <text:p>1442700504.24468</text:p>
          </table:table-cell>
          <table:table-cell office:value-type="float" office:value="8096" calcext:value-type="float">
            <text:p>8096</text:p>
          </table:table-cell>
          <table:table-cell table:formula="of:=[.B1137]-[.B$2]" office:value-type="float" office:value="24.0891852378845" calcext:value-type="float">
            <text:p>24.0891852379</text:p>
          </table:table-cell>
          <table:table-cell table:formula="of:=[.C1137]/([.D1137]-[.D1136])" office:value-type="float" office:value="2890948.8493104" calcext:value-type="float">
            <text:p>2890948.8493104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700504.41083" calcext:value-type="float">
            <text:p>1442700504.41083</text:p>
          </table:table-cell>
          <table:table-cell office:value-type="float" office:value="8096" calcext:value-type="float">
            <text:p>8096</text:p>
          </table:table-cell>
          <table:table-cell table:formula="of:=[.B1138]-[.B$2]" office:value-type="float" office:value="24.2553381919861" calcext:value-type="float">
            <text:p>24.255338192</text:p>
          </table:table-cell>
          <table:table-cell table:formula="of:=[.C1138]/([.D1138]-[.D1137])" office:value-type="float" office:value="48726.1875286987" calcext:value-type="float">
            <text:p>48726.1875286987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700504.41366" calcext:value-type="float">
            <text:p>1442700504.41366</text:p>
          </table:table-cell>
          <table:table-cell office:value-type="float" office:value="8096" calcext:value-type="float">
            <text:p>8096</text:p>
          </table:table-cell>
          <table:table-cell table:formula="of:=[.B1139]-[.B$2]" office:value-type="float" office:value="24.2581663131714" calcext:value-type="float">
            <text:p>24.2581663132</text:p>
          </table:table-cell>
          <table:table-cell table:formula="of:=[.C1139]/([.D1139]-[.D1138])" office:value-type="float" office:value="2862677.89445287" calcext:value-type="float">
            <text:p>2862677.89445287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700504.41827" calcext:value-type="float">
            <text:p>1442700504.41827</text:p>
          </table:table-cell>
          <table:table-cell office:value-type="float" office:value="8096" calcext:value-type="float">
            <text:p>8096</text:p>
          </table:table-cell>
          <table:table-cell table:formula="of:=[.B1140]-[.B$2]" office:value-type="float" office:value="24.2627780437469" calcext:value-type="float">
            <text:p>24.2627780437</text:p>
          </table:table-cell>
          <table:table-cell table:formula="of:=[.C1140]/([.D1140]-[.D1139])" office:value-type="float" office:value="1755523.19619501" calcext:value-type="float">
            <text:p>1755523.19619501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700504.4211" calcext:value-type="float">
            <text:p>1442700504.4211</text:p>
          </table:table-cell>
          <table:table-cell office:value-type="float" office:value="8096" calcext:value-type="float">
            <text:p>8096</text:p>
          </table:table-cell>
          <table:table-cell table:formula="of:=[.B1141]-[.B$2]" office:value-type="float" office:value="24.265602350235" calcext:value-type="float">
            <text:p>24.2656023502</text:p>
          </table:table-cell>
          <table:table-cell table:formula="of:=[.C1141]/([.D1141]-[.D1140])" office:value-type="float" office:value="2866544.41870674" calcext:value-type="float">
            <text:p>2866544.4187067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700504.42392" calcext:value-type="float">
            <text:p>1442700504.42392</text:p>
          </table:table-cell>
          <table:table-cell office:value-type="float" office:value="8096" calcext:value-type="float">
            <text:p>8096</text:p>
          </table:table-cell>
          <table:table-cell table:formula="of:=[.B1142]-[.B$2]" office:value-type="float" office:value="24.2684211730957" calcext:value-type="float">
            <text:p>24.2684211731</text:p>
          </table:table-cell>
          <table:table-cell table:formula="of:=[.C1142]/([.D1142]-[.D1141])" office:value-type="float" office:value="2872120.88167132" calcext:value-type="float">
            <text:p>2872120.88167132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700504.44521" calcext:value-type="float">
            <text:p>1442700504.44521</text:p>
          </table:table-cell>
          <table:table-cell office:value-type="float" office:value="8096" calcext:value-type="float">
            <text:p>8096</text:p>
          </table:table-cell>
          <table:table-cell table:formula="of:=[.B1143]-[.B$2]" office:value-type="float" office:value="24.2897179126739" calcext:value-type="float">
            <text:p>24.2897179127</text:p>
          </table:table-cell>
          <table:table-cell table:formula="of:=[.C1143]/([.D1143]-[.D1142])" office:value-type="float" office:value="380152.087142457" calcext:value-type="float">
            <text:p>380152.087142457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700504.44803" calcext:value-type="float">
            <text:p>1442700504.44803</text:p>
          </table:table-cell>
          <table:table-cell office:value-type="float" office:value="8096" calcext:value-type="float">
            <text:p>8096</text:p>
          </table:table-cell>
          <table:table-cell table:formula="of:=[.B1144]-[.B$2]" office:value-type="float" office:value="24.2925386428833" calcext:value-type="float">
            <text:p>24.2925386429</text:p>
          </table:table-cell>
          <table:table-cell table:formula="of:=[.C1144]/([.D1144]-[.D1143])" office:value-type="float" office:value="2870178.78319669" calcext:value-type="float">
            <text:p>2870178.7831966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700504.45086" calcext:value-type="float">
            <text:p>1442700504.45086</text:p>
          </table:table-cell>
          <table:table-cell office:value-type="float" office:value="8096" calcext:value-type="float">
            <text:p>8096</text:p>
          </table:table-cell>
          <table:table-cell table:formula="of:=[.B1145]-[.B$2]" office:value-type="float" office:value="24.2953679561615" calcext:value-type="float">
            <text:p>24.2953679562</text:p>
          </table:table-cell>
          <table:table-cell table:formula="of:=[.C1145]/([.D1145]-[.D1144])" office:value-type="float" office:value="2861471.74382742" calcext:value-type="float">
            <text:p>2861471.74382742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700504.4766" calcext:value-type="float">
            <text:p>1442700504.4766</text:p>
          </table:table-cell>
          <table:table-cell office:value-type="float" office:value="8096" calcext:value-type="float">
            <text:p>8096</text:p>
          </table:table-cell>
          <table:table-cell table:formula="of:=[.B1146]-[.B$2]" office:value-type="float" office:value="24.3211092948914" calcext:value-type="float">
            <text:p>24.3211092949</text:p>
          </table:table-cell>
          <table:table-cell table:formula="of:=[.C1146]/([.D1146]-[.D1145])" office:value-type="float" office:value="314513.556771977" calcext:value-type="float">
            <text:p>314513.556771977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700504.4794" calcext:value-type="float">
            <text:p>1442700504.4794</text:p>
          </table:table-cell>
          <table:table-cell office:value-type="float" office:value="8096" calcext:value-type="float">
            <text:p>8096</text:p>
          </table:table-cell>
          <table:table-cell table:formula="of:=[.B1147]-[.B$2]" office:value-type="float" office:value="24.3239061832428" calcext:value-type="float">
            <text:p>24.3239061832</text:p>
          </table:table-cell>
          <table:table-cell table:formula="of:=[.C1147]/([.D1147]-[.D1146])" office:value-type="float" office:value="2894645.39971017" calcext:value-type="float">
            <text:p>2894645.3997101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700504.48223" calcext:value-type="float">
            <text:p>1442700504.48223</text:p>
          </table:table-cell>
          <table:table-cell office:value-type="float" office:value="8096" calcext:value-type="float">
            <text:p>8096</text:p>
          </table:table-cell>
          <table:table-cell table:formula="of:=[.B1148]-[.B$2]" office:value-type="float" office:value="24.3267383575439" calcext:value-type="float">
            <text:p>24.3267383575</text:p>
          </table:table-cell>
          <table:table-cell table:formula="of:=[.C1148]/([.D1148]-[.D1147])" office:value-type="float" office:value="2858581.12501052" calcext:value-type="float">
            <text:p>2858581.12501052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700504.48539" calcext:value-type="float">
            <text:p>1442700504.48539</text:p>
          </table:table-cell>
          <table:table-cell office:value-type="float" office:value="8096" calcext:value-type="float">
            <text:p>8096</text:p>
          </table:table-cell>
          <table:table-cell table:formula="of:=[.B1149]-[.B$2]" office:value-type="float" office:value="24.3298945426941" calcext:value-type="float">
            <text:p>24.3298945427</text:p>
          </table:table-cell>
          <table:table-cell table:formula="of:=[.C1149]/([.D1149]-[.D1148])" office:value-type="float" office:value="2565122.01117994" calcext:value-type="float">
            <text:p>2565122.01117994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700504.51144" calcext:value-type="float">
            <text:p>1442700504.51144</text:p>
          </table:table-cell>
          <table:table-cell office:value-type="float" office:value="8096" calcext:value-type="float">
            <text:p>8096</text:p>
          </table:table-cell>
          <table:table-cell table:formula="of:=[.B1150]-[.B$2]" office:value-type="float" office:value="24.3559436798096" calcext:value-type="float">
            <text:p>24.3559436798</text:p>
          </table:table-cell>
          <table:table-cell table:formula="of:=[.C1150]/([.D1150]-[.D1149])" office:value-type="float" office:value="310797.243076022" calcext:value-type="float">
            <text:p>310797.24307602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700504.51426" calcext:value-type="float">
            <text:p>1442700504.51426</text:p>
          </table:table-cell>
          <table:table-cell office:value-type="float" office:value="8096" calcext:value-type="float">
            <text:p>8096</text:p>
          </table:table-cell>
          <table:table-cell table:formula="of:=[.B1151]-[.B$2]" office:value-type="float" office:value="24.3587658405304" calcext:value-type="float">
            <text:p>24.3587658405</text:p>
          </table:table-cell>
          <table:table-cell table:formula="of:=[.C1151]/([.D1151]-[.D1150])" office:value-type="float" office:value="2868723.93207738" calcext:value-type="float">
            <text:p>2868723.9320773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700504.51708" calcext:value-type="float">
            <text:p>1442700504.51708</text:p>
          </table:table-cell>
          <table:table-cell office:value-type="float" office:value="8096" calcext:value-type="float">
            <text:p>8096</text:p>
          </table:table-cell>
          <table:table-cell table:formula="of:=[.B1152]-[.B$2]" office:value-type="float" office:value="24.3615834712982" calcext:value-type="float">
            <text:p>24.3615834713</text:p>
          </table:table-cell>
          <table:table-cell table:formula="of:=[.C1152]/([.D1152]-[.D1151])" office:value-type="float" office:value="2873336.02843121" calcext:value-type="float">
            <text:p>2873336.028431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700504.52593" calcext:value-type="float">
            <text:p>1442700504.52593</text:p>
          </table:table-cell>
          <table:table-cell office:value-type="float" office:value="8096" calcext:value-type="float">
            <text:p>8096</text:p>
          </table:table-cell>
          <table:table-cell table:formula="of:=[.B1153]-[.B$2]" office:value-type="float" office:value="24.3704378604889" calcext:value-type="float">
            <text:p>24.3704378605</text:p>
          </table:table-cell>
          <table:table-cell table:formula="of:=[.C1153]/([.D1153]-[.D1152])" office:value-type="float" office:value="914348.7851796" calcext:value-type="float">
            <text:p>914348.785179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700504.52875" calcext:value-type="float">
            <text:p>1442700504.52875</text:p>
          </table:table-cell>
          <table:table-cell office:value-type="float" office:value="8096" calcext:value-type="float">
            <text:p>8096</text:p>
          </table:table-cell>
          <table:table-cell table:formula="of:=[.B1154]-[.B$2]" office:value-type="float" office:value="24.3732552528381" calcext:value-type="float">
            <text:p>24.3732552528</text:p>
          </table:table-cell>
          <table:table-cell table:formula="of:=[.C1154]/([.D1154]-[.D1153])" office:value-type="float" office:value="2873579.18117966" calcext:value-type="float">
            <text:p>2873579.1811796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700504.57718" calcext:value-type="float">
            <text:p>1442700504.57718</text:p>
          </table:table-cell>
          <table:table-cell office:value-type="float" office:value="8096" calcext:value-type="float">
            <text:p>8096</text:p>
          </table:table-cell>
          <table:table-cell table:formula="of:=[.B1155]-[.B$2]" office:value-type="float" office:value="24.4216821193695" calcext:value-type="float">
            <text:p>24.4216821194</text:p>
          </table:table-cell>
          <table:table-cell table:formula="of:=[.C1155]/([.D1155]-[.D1154])" office:value-type="float" office:value="167179.926761423" calcext:value-type="float">
            <text:p>167179.926761423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700504.58001" calcext:value-type="float">
            <text:p>1442700504.58001</text:p>
          </table:table-cell>
          <table:table-cell office:value-type="float" office:value="8096" calcext:value-type="float">
            <text:p>8096</text:p>
          </table:table-cell>
          <table:table-cell table:formula="of:=[.B1156]-[.B$2]" office:value-type="float" office:value="24.4245140552521" calcext:value-type="float">
            <text:p>24.4245140553</text:p>
          </table:table-cell>
          <table:table-cell table:formula="of:=[.C1156]/([.D1156]-[.D1155])" office:value-type="float" office:value="2858821.7868328" calcext:value-type="float">
            <text:p>2858821.786832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700504.58283" calcext:value-type="float">
            <text:p>1442700504.58283</text:p>
          </table:table-cell>
          <table:table-cell office:value-type="float" office:value="8096" calcext:value-type="float">
            <text:p>8096</text:p>
          </table:table-cell>
          <table:table-cell table:formula="of:=[.B1157]-[.B$2]" office:value-type="float" office:value="24.4273338317871" calcext:value-type="float">
            <text:p>24.4273338318</text:p>
          </table:table-cell>
          <table:table-cell table:formula="of:=[.C1157]/([.D1157]-[.D1156])" office:value-type="float" office:value="2871149.50401623" calcext:value-type="float">
            <text:p>2871149.50401623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700504.58564" calcext:value-type="float">
            <text:p>1442700504.58564</text:p>
          </table:table-cell>
          <table:table-cell office:value-type="float" office:value="8096" calcext:value-type="float">
            <text:p>8096</text:p>
          </table:table-cell>
          <table:table-cell table:formula="of:=[.B1158]-[.B$2]" office:value-type="float" office:value="24.430148601532" calcext:value-type="float">
            <text:p>24.4301486015</text:p>
          </table:table-cell>
          <table:table-cell table:formula="of:=[.C1158]/([.D1158]-[.D1157])" office:value-type="float" office:value="2876256.58004405" calcext:value-type="float">
            <text:p>2876256.5800440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700504.71237" calcext:value-type="float">
            <text:p>1442700504.71237</text:p>
          </table:table-cell>
          <table:table-cell office:value-type="float" office:value="8096" calcext:value-type="float">
            <text:p>8096</text:p>
          </table:table-cell>
          <table:table-cell table:formula="of:=[.B1159]-[.B$2]" office:value-type="float" office:value="24.5568776130676" calcext:value-type="float">
            <text:p>24.5568776131</text:p>
          </table:table-cell>
          <table:table-cell table:formula="of:=[.C1159]/([.D1159]-[.D1158])" office:value-type="float" office:value="63884.345832863" calcext:value-type="float">
            <text:p>63884.345832863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700504.71518" calcext:value-type="float">
            <text:p>1442700504.71518</text:p>
          </table:table-cell>
          <table:table-cell office:value-type="float" office:value="8096" calcext:value-type="float">
            <text:p>8096</text:p>
          </table:table-cell>
          <table:table-cell table:formula="of:=[.B1160]-[.B$2]" office:value-type="float" office:value="24.5596852302551" calcext:value-type="float">
            <text:p>24.5596852303</text:p>
          </table:table-cell>
          <table:table-cell table:formula="of:=[.C1160]/([.D1160]-[.D1159])" office:value-type="float" office:value="2883584" calcext:value-type="float">
            <text:p>2883584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700504.718" calcext:value-type="float">
            <text:p>1442700504.718</text:p>
          </table:table-cell>
          <table:table-cell office:value-type="float" office:value="8096" calcext:value-type="float">
            <text:p>8096</text:p>
          </table:table-cell>
          <table:table-cell table:formula="of:=[.B1161]-[.B$2]" office:value-type="float" office:value="24.5625061988831" calcext:value-type="float">
            <text:p>24.5625061989</text:p>
          </table:table-cell>
          <table:table-cell table:formula="of:=[.C1161]/([.D1161]-[.D1160])" office:value-type="float" office:value="2869936.20554429" calcext:value-type="float">
            <text:p>2869936.2055442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700504.72174" calcext:value-type="float">
            <text:p>1442700504.72174</text:p>
          </table:table-cell>
          <table:table-cell office:value-type="float" office:value="8096" calcext:value-type="float">
            <text:p>8096</text:p>
          </table:table-cell>
          <table:table-cell table:formula="of:=[.B1162]-[.B$2]" office:value-type="float" office:value="24.5662488937378" calcext:value-type="float">
            <text:p>24.5662488937</text:p>
          </table:table-cell>
          <table:table-cell table:formula="of:=[.C1162]/([.D1162]-[.D1161])" office:value-type="float" office:value="2163147.22792712" calcext:value-type="float">
            <text:p>2163147.22792712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700504.7686" calcext:value-type="float">
            <text:p>1442700504.7686</text:p>
          </table:table-cell>
          <table:table-cell office:value-type="float" office:value="8096" calcext:value-type="float">
            <text:p>8096</text:p>
          </table:table-cell>
          <table:table-cell table:formula="of:=[.B1163]-[.B$2]" office:value-type="float" office:value="24.6131067276001" calcext:value-type="float">
            <text:p>24.6131067276</text:p>
          </table:table-cell>
          <table:table-cell table:formula="of:=[.C1163]/([.D1163]-[.D1162])" office:value-type="float" office:value="172777.939837994" calcext:value-type="float">
            <text:p>172777.939837994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700504.77144" calcext:value-type="float">
            <text:p>1442700504.77144</text:p>
          </table:table-cell>
          <table:table-cell office:value-type="float" office:value="8096" calcext:value-type="float">
            <text:p>8096</text:p>
          </table:table-cell>
          <table:table-cell table:formula="of:=[.B1164]-[.B$2]" office:value-type="float" office:value="24.6159472465515" calcext:value-type="float">
            <text:p>24.6159472466</text:p>
          </table:table-cell>
          <table:table-cell table:formula="of:=[.C1164]/([.D1164]-[.D1163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700504.77426" calcext:value-type="float">
            <text:p>1442700504.77426</text:p>
          </table:table-cell>
          <table:table-cell office:value-type="float" office:value="8096" calcext:value-type="float">
            <text:p>8096</text:p>
          </table:table-cell>
          <table:table-cell table:formula="of:=[.B1165]-[.B$2]" office:value-type="float" office:value="24.6187674999237" calcext:value-type="float">
            <text:p>24.6187674999</text:p>
          </table:table-cell>
          <table:table-cell table:formula="of:=[.C1165]/([.D1165]-[.D1164])" office:value-type="float" office:value="2870664.06154366" calcext:value-type="float">
            <text:p>2870664.0615436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700504.77705" calcext:value-type="float">
            <text:p>1442700504.77705</text:p>
          </table:table-cell>
          <table:table-cell office:value-type="float" office:value="8096" calcext:value-type="float">
            <text:p>8096</text:p>
          </table:table-cell>
          <table:table-cell table:formula="of:=[.B1166]-[.B$2]" office:value-type="float" office:value="24.6215534210205" calcext:value-type="float">
            <text:p>24.621553421</text:p>
          </table:table-cell>
          <table:table-cell table:formula="of:=[.C1166]/([.D1166]-[.D1165])" office:value-type="float" office:value="2906040.66615319" calcext:value-type="float">
            <text:p>2906040.6661531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700504.77986" calcext:value-type="float">
            <text:p>1442700504.77986</text:p>
          </table:table-cell>
          <table:table-cell office:value-type="float" office:value="8096" calcext:value-type="float">
            <text:p>8096</text:p>
          </table:table-cell>
          <table:table-cell table:formula="of:=[.B1167]-[.B$2]" office:value-type="float" office:value="24.6243693828583" calcext:value-type="float">
            <text:p>24.6243693829</text:p>
          </table:table-cell>
          <table:table-cell table:formula="of:=[.C1167]/([.D1167]-[.D1166])" office:value-type="float" office:value="2875038.96232326" calcext:value-type="float">
            <text:p>2875038.96232326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700504.78268" calcext:value-type="float">
            <text:p>1442700504.78268</text:p>
          </table:table-cell>
          <table:table-cell office:value-type="float" office:value="8096" calcext:value-type="float">
            <text:p>8096</text:p>
          </table:table-cell>
          <table:table-cell table:formula="of:=[.B1168]-[.B$2]" office:value-type="float" office:value="24.6271860599518" calcext:value-type="float">
            <text:p>24.62718606</text:p>
          </table:table-cell>
          <table:table-cell table:formula="of:=[.C1168]/([.D1168]-[.D1167])" office:value-type="float" office:value="2874308.88640596" calcext:value-type="float">
            <text:p>2874308.8864059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700504.81285" calcext:value-type="float">
            <text:p>1442700504.81285</text:p>
          </table:table-cell>
          <table:table-cell office:value-type="float" office:value="8096" calcext:value-type="float">
            <text:p>8096</text:p>
          </table:table-cell>
          <table:table-cell table:formula="of:=[.B1169]-[.B$2]" office:value-type="float" office:value="24.6573534011841" calcext:value-type="float">
            <text:p>24.6573534012</text:p>
          </table:table-cell>
          <table:table-cell table:formula="of:=[.C1169]/([.D1169]-[.D1168])" office:value-type="float" office:value="268369.689514822" calcext:value-type="float">
            <text:p>268369.68951482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700504.81567" calcext:value-type="float">
            <text:p>1442700504.81567</text:p>
          </table:table-cell>
          <table:table-cell office:value-type="float" office:value="8096" calcext:value-type="float">
            <text:p>8096</text:p>
          </table:table-cell>
          <table:table-cell table:formula="of:=[.B1170]-[.B$2]" office:value-type="float" office:value="24.6601753234863" calcext:value-type="float">
            <text:p>24.6601753235</text:p>
          </table:table-cell>
          <table:table-cell table:formula="of:=[.C1170]/([.D1170]-[.D1169])" office:value-type="float" office:value="2868966.30483271" calcext:value-type="float">
            <text:p>2868966.30483271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700504.81848" calcext:value-type="float">
            <text:p>1442700504.81848</text:p>
          </table:table-cell>
          <table:table-cell office:value-type="float" office:value="8096" calcext:value-type="float">
            <text:p>8096</text:p>
          </table:table-cell>
          <table:table-cell table:formula="of:=[.B1171]-[.B$2]" office:value-type="float" office:value="24.6629800796509" calcext:value-type="float">
            <text:p>24.6629800797</text:p>
          </table:table-cell>
          <table:table-cell table:formula="of:=[.C1171]/([.D1171]-[.D1170])" office:value-type="float" office:value="2886525.43216593" calcext:value-type="float">
            <text:p>2886525.4321659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700504.83141" calcext:value-type="float">
            <text:p>1442700504.83141</text:p>
          </table:table-cell>
          <table:table-cell office:value-type="float" office:value="8096" calcext:value-type="float">
            <text:p>8096</text:p>
          </table:table-cell>
          <table:table-cell table:formula="of:=[.B1172]-[.B$2]" office:value-type="float" office:value="24.6759159564972" calcext:value-type="float">
            <text:p>24.6759159565</text:p>
          </table:table-cell>
          <table:table-cell table:formula="of:=[.C1172]/([.D1172]-[.D1171])" office:value-type="float" office:value="625856.298431539" calcext:value-type="float">
            <text:p>625856.29843153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700504.83424" calcext:value-type="float">
            <text:p>1442700504.83424</text:p>
          </table:table-cell>
          <table:table-cell office:value-type="float" office:value="8096" calcext:value-type="float">
            <text:p>8096</text:p>
          </table:table-cell>
          <table:table-cell table:formula="of:=[.B1173]-[.B$2]" office:value-type="float" office:value="24.6787490844727" calcext:value-type="float">
            <text:p>24.6787490845</text:p>
          </table:table-cell>
          <table:table-cell table:formula="of:=[.C1173]/([.D1173]-[.D1172])" office:value-type="float" office:value="2857618.88277371" calcext:value-type="float">
            <text:p>2857618.8827737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700504.8371" calcext:value-type="float">
            <text:p>1442700504.8371</text:p>
          </table:table-cell>
          <table:table-cell office:value-type="float" office:value="8096" calcext:value-type="float">
            <text:p>8096</text:p>
          </table:table-cell>
          <table:table-cell table:formula="of:=[.B1174]-[.B$2]" office:value-type="float" office:value="24.6816086769104" calcext:value-type="float">
            <text:p>24.6816086769</text:p>
          </table:table-cell>
          <table:table-cell table:formula="of:=[.C1174]/([.D1174]-[.D1173])" office:value-type="float" office:value="2831172.68500917" calcext:value-type="float">
            <text:p>2831172.6850091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700504.86917" calcext:value-type="float">
            <text:p>1442700504.86917</text:p>
          </table:table-cell>
          <table:table-cell office:value-type="float" office:value="8096" calcext:value-type="float">
            <text:p>8096</text:p>
          </table:table-cell>
          <table:table-cell table:formula="of:=[.B1175]-[.B$2]" office:value-type="float" office:value="24.713675737381" calcext:value-type="float">
            <text:p>24.7136757374</text:p>
          </table:table-cell>
          <table:table-cell table:formula="of:=[.C1175]/([.D1175]-[.D1174])" office:value-type="float" office:value="252470.911932431" calcext:value-type="float">
            <text:p>252470.911932431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700504.96965" calcext:value-type="float">
            <text:p>1442700504.96965</text:p>
          </table:table-cell>
          <table:table-cell office:value-type="float" office:value="8096" calcext:value-type="float">
            <text:p>8096</text:p>
          </table:table-cell>
          <table:table-cell table:formula="of:=[.B1176]-[.B$2]" office:value-type="float" office:value="24.8141574859619" calcext:value-type="float">
            <text:p>24.814157486</text:p>
          </table:table-cell>
          <table:table-cell table:formula="of:=[.C1176]/([.D1176]-[.D1175])" office:value-type="float" office:value="80571.8462739441" calcext:value-type="float">
            <text:p>80571.846273944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700504.97249" calcext:value-type="float">
            <text:p>1442700504.97249</text:p>
          </table:table-cell>
          <table:table-cell office:value-type="float" office:value="8096" calcext:value-type="float">
            <text:p>8096</text:p>
          </table:table-cell>
          <table:table-cell table:formula="of:=[.B1177]-[.B$2]" office:value-type="float" office:value="24.8169980049133" calcext:value-type="float">
            <text:p>24.8169980049</text:p>
          </table:table-cell>
          <table:table-cell table:formula="of:=[.C1177]/([.D1177]-[.D1176])" office:value-type="float" office:value="2850183.41312741" calcext:value-type="float">
            <text:p>2850183.41312741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700504.97531" calcext:value-type="float">
            <text:p>1442700504.97531</text:p>
          </table:table-cell>
          <table:table-cell office:value-type="float" office:value="8096" calcext:value-type="float">
            <text:p>8096</text:p>
          </table:table-cell>
          <table:table-cell table:formula="of:=[.B1178]-[.B$2]" office:value-type="float" office:value="24.8198146820068" calcext:value-type="float">
            <text:p>24.819814682</text:p>
          </table:table-cell>
          <table:table-cell table:formula="of:=[.C1178]/([.D1178]-[.D1177])" office:value-type="float" office:value="2874308.88640596" calcext:value-type="float">
            <text:p>2874308.88640596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700504.97819" calcext:value-type="float">
            <text:p>1442700504.97819</text:p>
          </table:table-cell>
          <table:table-cell office:value-type="float" office:value="8096" calcext:value-type="float">
            <text:p>8096</text:p>
          </table:table-cell>
          <table:table-cell table:formula="of:=[.B1179]-[.B$2]" office:value-type="float" office:value="24.822692155838" calcext:value-type="float">
            <text:p>24.8226921558</text:p>
          </table:table-cell>
          <table:table-cell table:formula="of:=[.C1179]/([.D1179]-[.D1178])" office:value-type="float" office:value="2813579.01930566" calcext:value-type="float">
            <text:p>2813579.0193056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700505.01389" calcext:value-type="float">
            <text:p>1442700505.01389</text:p>
          </table:table-cell>
          <table:table-cell office:value-type="float" office:value="8096" calcext:value-type="float">
            <text:p>8096</text:p>
          </table:table-cell>
          <table:table-cell table:formula="of:=[.B1180]-[.B$2]" office:value-type="float" office:value="24.8583958148956" calcext:value-type="float">
            <text:p>24.8583958149</text:p>
          </table:table-cell>
          <table:table-cell table:formula="of:=[.C1180]/([.D1180]-[.D1179])" office:value-type="float" office:value="226755.470270848" calcext:value-type="float">
            <text:p>226755.47027084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700505.0165" calcext:value-type="float">
            <text:p>1442700505.0165</text:p>
          </table:table-cell>
          <table:table-cell office:value-type="float" office:value="8096" calcext:value-type="float">
            <text:p>8096</text:p>
          </table:table-cell>
          <table:table-cell table:formula="of:=[.B1181]-[.B$2]" office:value-type="float" office:value="24.8610084056854" calcext:value-type="float">
            <text:p>24.8610084057</text:p>
          </table:table-cell>
          <table:table-cell table:formula="of:=[.C1181]/([.D1181]-[.D1180])" office:value-type="float" office:value="3098839.67731338" calcext:value-type="float">
            <text:p>3098839.6773133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700505.01911" calcext:value-type="float">
            <text:p>1442700505.01911</text:p>
          </table:table-cell>
          <table:table-cell office:value-type="float" office:value="8096" calcext:value-type="float">
            <text:p>8096</text:p>
          </table:table-cell>
          <table:table-cell table:formula="of:=[.B1182]-[.B$2]" office:value-type="float" office:value="24.8636167049408" calcext:value-type="float">
            <text:p>24.8636167049</text:p>
          </table:table-cell>
          <table:table-cell table:formula="of:=[.C1182]/([.D1182]-[.D1181])" office:value-type="float" office:value="3103938.3166362" calcext:value-type="float">
            <text:p>3103938.3166362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700505.03217" calcext:value-type="float">
            <text:p>1442700505.03217</text:p>
          </table:table-cell>
          <table:table-cell office:value-type="float" office:value="8096" calcext:value-type="float">
            <text:p>8096</text:p>
          </table:table-cell>
          <table:table-cell table:formula="of:=[.B1183]-[.B$2]" office:value-type="float" office:value="24.8766751289368" calcext:value-type="float">
            <text:p>24.8766751289</text:p>
          </table:table-cell>
          <table:table-cell table:formula="of:=[.C1183]/([.D1183]-[.D1182])" office:value-type="float" office:value="619982.932281682" calcext:value-type="float">
            <text:p>619982.932281682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700505.03475" calcext:value-type="float">
            <text:p>1442700505.03475</text:p>
          </table:table-cell>
          <table:table-cell office:value-type="float" office:value="8096" calcext:value-type="float">
            <text:p>8096</text:p>
          </table:table-cell>
          <table:table-cell table:formula="of:=[.B1184]-[.B$2]" office:value-type="float" office:value="24.8792536258698" calcext:value-type="float">
            <text:p>24.8792536259</text:p>
          </table:table-cell>
          <table:table-cell table:formula="of:=[.C1184]/([.D1184]-[.D1183])" office:value-type="float" office:value="3139813.70171059" calcext:value-type="float">
            <text:p>3139813.7017105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700505.03734" calcext:value-type="float">
            <text:p>1442700505.03734</text:p>
          </table:table-cell>
          <table:table-cell office:value-type="float" office:value="8096" calcext:value-type="float">
            <text:p>8096</text:p>
          </table:table-cell>
          <table:table-cell table:formula="of:=[.B1185]-[.B$2]" office:value-type="float" office:value="24.8818426132202" calcext:value-type="float">
            <text:p>24.8818426132</text:p>
          </table:table-cell>
          <table:table-cell table:formula="of:=[.C1185]/([.D1185]-[.D1184])" office:value-type="float" office:value="3127091.36973939" calcext:value-type="float">
            <text:p>3127091.3697393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700505.03994" calcext:value-type="float">
            <text:p>1442700505.03994</text:p>
          </table:table-cell>
          <table:table-cell office:value-type="float" office:value="8096" calcext:value-type="float">
            <text:p>8096</text:p>
          </table:table-cell>
          <table:table-cell table:formula="of:=[.B1186]-[.B$2]" office:value-type="float" office:value="24.8844401836395" calcext:value-type="float">
            <text:p>24.8844401836</text:p>
          </table:table-cell>
          <table:table-cell table:formula="of:=[.C1186]/([.D1186]-[.D1185])" office:value-type="float" office:value="3116758.6217531" calcext:value-type="float">
            <text:p>3116758.621753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700505.04248" calcext:value-type="float">
            <text:p>1442700505.04248</text:p>
          </table:table-cell>
          <table:table-cell office:value-type="float" office:value="8096" calcext:value-type="float">
            <text:p>8096</text:p>
          </table:table-cell>
          <table:table-cell table:formula="of:=[.B1187]-[.B$2]" office:value-type="float" office:value="24.8869850635529" calcext:value-type="float">
            <text:p>24.8869850636</text:p>
          </table:table-cell>
          <table:table-cell table:formula="of:=[.C1187]/([.D1187]-[.D1186])" office:value-type="float" office:value="3181289.59940041" calcext:value-type="float">
            <text:p>3181289.5994004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700505.04503" calcext:value-type="float">
            <text:p>1442700505.04503</text:p>
          </table:table-cell>
          <table:table-cell office:value-type="float" office:value="8096" calcext:value-type="float">
            <text:p>8096</text:p>
          </table:table-cell>
          <table:table-cell table:formula="of:=[.B1188]-[.B$2]" office:value-type="float" office:value="24.8895359039307" calcext:value-type="float">
            <text:p>24.8895359039</text:p>
          </table:table-cell>
          <table:table-cell table:formula="of:=[.C1188]/([.D1188]-[.D1187])" office:value-type="float" office:value="3173855.98504533" calcext:value-type="float">
            <text:p>3173855.98504533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700505.04763" calcext:value-type="float">
            <text:p>1442700505.04763</text:p>
          </table:table-cell>
          <table:table-cell office:value-type="float" office:value="8096" calcext:value-type="float">
            <text:p>8096</text:p>
          </table:table-cell>
          <table:table-cell table:formula="of:=[.B1189]-[.B$2]" office:value-type="float" office:value="24.8921344280243" calcext:value-type="float">
            <text:p>24.892134428</text:p>
          </table:table-cell>
          <table:table-cell table:formula="of:=[.C1189]/([.D1189]-[.D1188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700505.05023" calcext:value-type="float">
            <text:p>1442700505.05023</text:p>
          </table:table-cell>
          <table:table-cell office:value-type="float" office:value="8096" calcext:value-type="float">
            <text:p>8096</text:p>
          </table:table-cell>
          <table:table-cell table:formula="of:=[.B1190]-[.B$2]" office:value-type="float" office:value="24.8947329521179" calcext:value-type="float">
            <text:p>24.8947329521</text:p>
          </table:table-cell>
          <table:table-cell table:formula="of:=[.C1190]/([.D1190]-[.D1189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700505.05283" calcext:value-type="float">
            <text:p>1442700505.05283</text:p>
          </table:table-cell>
          <table:table-cell office:value-type="float" office:value="8096" calcext:value-type="float">
            <text:p>8096</text:p>
          </table:table-cell>
          <table:table-cell table:formula="of:=[.B1191]-[.B$2]" office:value-type="float" office:value="24.8973300457001" calcext:value-type="float">
            <text:p>24.8973300457</text:p>
          </table:table-cell>
          <table:table-cell table:formula="of:=[.C1191]/([.D1191]-[.D1190])" office:value-type="float" office:value="3117330.8715689" calcext:value-type="float">
            <text:p>3117330.871568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700505.09878" calcext:value-type="float">
            <text:p>1442700505.09878</text:p>
          </table:table-cell>
          <table:table-cell office:value-type="float" office:value="8096" calcext:value-type="float">
            <text:p>8096</text:p>
          </table:table-cell>
          <table:table-cell table:formula="of:=[.B1192]-[.B$2]" office:value-type="float" office:value="24.9432828426361" calcext:value-type="float">
            <text:p>24.9432828426</text:p>
          </table:table-cell>
          <table:table-cell table:formula="of:=[.C1192]/([.D1192]-[.D1191])" office:value-type="float" office:value="176180.788544153" calcext:value-type="float">
            <text:p>176180.788544153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700505.10142" calcext:value-type="float">
            <text:p>1442700505.10142</text:p>
          </table:table-cell>
          <table:table-cell office:value-type="float" office:value="8096" calcext:value-type="float">
            <text:p>8096</text:p>
          </table:table-cell>
          <table:table-cell table:formula="of:=[.B1193]-[.B$2]" office:value-type="float" office:value="24.945919752121" calcext:value-type="float">
            <text:p>24.9459197521</text:p>
          </table:table-cell>
          <table:table-cell table:formula="of:=[.C1193]/([.D1193]-[.D1192])" office:value-type="float" office:value="3070260.86654611" calcext:value-type="float">
            <text:p>3070260.8665461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700505.10401" calcext:value-type="float">
            <text:p>1442700505.10401</text:p>
          </table:table-cell>
          <table:table-cell office:value-type="float" office:value="8096" calcext:value-type="float">
            <text:p>8096</text:p>
          </table:table-cell>
          <table:table-cell table:formula="of:=[.B1194]-[.B$2]" office:value-type="float" office:value="24.9485156536102" calcext:value-type="float">
            <text:p>24.9485156536</text:p>
          </table:table-cell>
          <table:table-cell table:formula="of:=[.C1194]/([.D1194]-[.D1193])" office:value-type="float" office:value="3118762.41587068" calcext:value-type="float">
            <text:p>3118762.4158706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700505.11437" calcext:value-type="float">
            <text:p>1442700505.11437</text:p>
          </table:table-cell>
          <table:table-cell office:value-type="float" office:value="8096" calcext:value-type="float">
            <text:p>8096</text:p>
          </table:table-cell>
          <table:table-cell table:formula="of:=[.B1195]-[.B$2]" office:value-type="float" office:value="24.9588758945465" calcext:value-type="float">
            <text:p>24.9588758945</text:p>
          </table:table-cell>
          <table:table-cell table:formula="of:=[.C1195]/([.D1195]-[.D1194])" office:value-type="float" office:value="781449.00777834" calcext:value-type="float">
            <text:p>781449.00777834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700505.11697" calcext:value-type="float">
            <text:p>1442700505.11697</text:p>
          </table:table-cell>
          <table:table-cell office:value-type="float" office:value="8096" calcext:value-type="float">
            <text:p>8096</text:p>
          </table:table-cell>
          <table:table-cell table:formula="of:=[.B1196]-[.B$2]" office:value-type="float" office:value="24.9614763259888" calcext:value-type="float">
            <text:p>24.961476326</text:p>
          </table:table-cell>
          <table:table-cell table:formula="of:=[.C1196]/([.D1196]-[.D1195])" office:value-type="float" office:value="3113329.53002659" calcext:value-type="float">
            <text:p>3113329.53002659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700505.13256" calcext:value-type="float">
            <text:p>1442700505.13256</text:p>
          </table:table-cell>
          <table:table-cell office:value-type="float" office:value="8096" calcext:value-type="float">
            <text:p>8096</text:p>
          </table:table-cell>
          <table:table-cell table:formula="of:=[.B1197]-[.B$2]" office:value-type="float" office:value="24.9770615100861" calcext:value-type="float">
            <text:p>24.9770615101</text:p>
          </table:table-cell>
          <table:table-cell table:formula="of:=[.C1197]/([.D1197]-[.D1196])" office:value-type="float" office:value="519467.716868852" calcext:value-type="float">
            <text:p>519467.71686885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700505.13515" calcext:value-type="float">
            <text:p>1442700505.13515</text:p>
          </table:table-cell>
          <table:table-cell office:value-type="float" office:value="8096" calcext:value-type="float">
            <text:p>8096</text:p>
          </table:table-cell>
          <table:table-cell table:formula="of:=[.B1198]-[.B$2]" office:value-type="float" office:value="24.979656457901" calcext:value-type="float">
            <text:p>24.9796564579</text:p>
          </table:table-cell>
          <table:table-cell table:formula="of:=[.C1198]/([.D1198]-[.D1197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700505.13772" calcext:value-type="float">
            <text:p>1442700505.13772</text:p>
          </table:table-cell>
          <table:table-cell office:value-type="float" office:value="8096" calcext:value-type="float">
            <text:p>8096</text:p>
          </table:table-cell>
          <table:table-cell table:formula="of:=[.B1199]-[.B$2]" office:value-type="float" office:value="24.9822206497192" calcext:value-type="float">
            <text:p>24.9822206497</text:p>
          </table:table-cell>
          <table:table-cell table:formula="of:=[.C1199]/([.D1199]-[.D1198])" office:value-type="float" office:value="3157330.09614133" calcext:value-type="float">
            <text:p>3157330.0961413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700505.1707" calcext:value-type="float">
            <text:p>1442700505.1707</text:p>
          </table:table-cell>
          <table:table-cell office:value-type="float" office:value="8096" calcext:value-type="float">
            <text:p>8096</text:p>
          </table:table-cell>
          <table:table-cell table:formula="of:=[.B1200]-[.B$2]" office:value-type="float" office:value="25.0152068138123" calcext:value-type="float">
            <text:p>25.0152068138</text:p>
          </table:table-cell>
          <table:table-cell table:formula="of:=[.C1200]/([.D1200]-[.D1199])" office:value-type="float" office:value="245436.237362129" calcext:value-type="float">
            <text:p>245436.237362129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700505.1733" calcext:value-type="float">
            <text:p>1442700505.1733</text:p>
          </table:table-cell>
          <table:table-cell office:value-type="float" office:value="8096" calcext:value-type="float">
            <text:p>8096</text:p>
          </table:table-cell>
          <table:table-cell table:formula="of:=[.B1201]-[.B$2]" office:value-type="float" office:value="25.0178010463715" calcext:value-type="float">
            <text:p>25.0178010464</text:p>
          </table:table-cell>
          <table:table-cell table:formula="of:=[.C1201]/([.D1201]-[.D1200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700505.17588" calcext:value-type="float">
            <text:p>1442700505.17588</text:p>
          </table:table-cell>
          <table:table-cell office:value-type="float" office:value="8096" calcext:value-type="float">
            <text:p>8096</text:p>
          </table:table-cell>
          <table:table-cell table:formula="of:=[.B1202]-[.B$2]" office:value-type="float" office:value="25.0203835964203" calcext:value-type="float">
            <text:p>25.0203835964</text:p>
          </table:table-cell>
          <table:table-cell table:formula="of:=[.C1202]/([.D1202]-[.D1201])" office:value-type="float" office:value="3134886.00295421" calcext:value-type="float">
            <text:p>3134886.0029542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700505.19927" calcext:value-type="float">
            <text:p>1442700505.19927</text:p>
          </table:table-cell>
          <table:table-cell office:value-type="float" office:value="8096" calcext:value-type="float">
            <text:p>8096</text:p>
          </table:table-cell>
          <table:table-cell table:formula="of:=[.B1203]-[.B$2]" office:value-type="float" office:value="25.0437750816345" calcext:value-type="float">
            <text:p>25.0437750816</text:p>
          </table:table-cell>
          <table:table-cell table:formula="of:=[.C1203]/([.D1203]-[.D1202])" office:value-type="float" office:value="346108.84797831" calcext:value-type="float">
            <text:p>346108.84797831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700505.20186" calcext:value-type="float">
            <text:p>1442700505.20186</text:p>
          </table:table-cell>
          <table:table-cell office:value-type="float" office:value="8096" calcext:value-type="float">
            <text:p>8096</text:p>
          </table:table-cell>
          <table:table-cell table:formula="of:=[.B1204]-[.B$2]" office:value-type="float" office:value="25.0463681221008" calcext:value-type="float">
            <text:p>25.0463681221</text:p>
          </table:table-cell>
          <table:table-cell table:formula="of:=[.C1204]/([.D1204]-[.D1203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700505.20446" calcext:value-type="float">
            <text:p>1442700505.20446</text:p>
          </table:table-cell>
          <table:table-cell office:value-type="float" office:value="8096" calcext:value-type="float">
            <text:p>8096</text:p>
          </table:table-cell>
          <table:table-cell table:formula="of:=[.B1205]-[.B$2]" office:value-type="float" office:value="25.0489616394043" calcext:value-type="float">
            <text:p>25.0489616394</text:p>
          </table:table-cell>
          <table:table-cell table:formula="of:=[.C1205]/([.D1205]-[.D1204])" office:value-type="float" office:value="3121629.45247288" calcext:value-type="float">
            <text:p>3121629.4524728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700505.21475" calcext:value-type="float">
            <text:p>1442700505.21475</text:p>
          </table:table-cell>
          <table:table-cell office:value-type="float" office:value="8096" calcext:value-type="float">
            <text:p>8096</text:p>
          </table:table-cell>
          <table:table-cell table:formula="of:=[.B1206]-[.B$2]" office:value-type="float" office:value="25.0592586994171" calcext:value-type="float">
            <text:p>25.0592586994</text:p>
          </table:table-cell>
          <table:table-cell table:formula="of:=[.C1206]/([.D1206]-[.D1205])" office:value-type="float" office:value="786243.839496168" calcext:value-type="float">
            <text:p>786243.83949616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700505.21735" calcext:value-type="float">
            <text:p>1442700505.21735</text:p>
          </table:table-cell>
          <table:table-cell office:value-type="float" office:value="8096" calcext:value-type="float">
            <text:p>8096</text:p>
          </table:table-cell>
          <table:table-cell table:formula="of:=[.B1207]-[.B$2]" office:value-type="float" office:value="25.061854839325" calcext:value-type="float">
            <text:p>25.0618548393</text:p>
          </table:table-cell>
          <table:table-cell table:formula="of:=[.C1207]/([.D1207]-[.D1206])" office:value-type="float" office:value="3118476.00183672" calcext:value-type="float">
            <text:p>3118476.00183672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700505.21994" calcext:value-type="float">
            <text:p>1442700505.21994</text:p>
          </table:table-cell>
          <table:table-cell office:value-type="float" office:value="8096" calcext:value-type="float">
            <text:p>8096</text:p>
          </table:table-cell>
          <table:table-cell table:formula="of:=[.B1208]-[.B$2]" office:value-type="float" office:value="25.0644443035126" calcext:value-type="float">
            <text:p>25.0644443035</text:p>
          </table:table-cell>
          <table:table-cell table:formula="of:=[.C1208]/([.D1208]-[.D1207])" office:value-type="float" office:value="3126515.53116656" calcext:value-type="float">
            <text:p>3126515.5311665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700505.23298" calcext:value-type="float">
            <text:p>1442700505.23298</text:p>
          </table:table-cell>
          <table:table-cell office:value-type="float" office:value="8096" calcext:value-type="float">
            <text:p>8096</text:p>
          </table:table-cell>
          <table:table-cell table:formula="of:=[.B1209]-[.B$2]" office:value-type="float" office:value="25.0774803161621" calcext:value-type="float">
            <text:p>25.0774803162</text:p>
          </table:table-cell>
          <table:table-cell table:formula="of:=[.C1209]/([.D1209]-[.D1208])" office:value-type="float" office:value="621048.799019698" calcext:value-type="float">
            <text:p>621048.79901969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700505.23557" calcext:value-type="float">
            <text:p>1442700505.23557</text:p>
          </table:table-cell>
          <table:table-cell office:value-type="float" office:value="8096" calcext:value-type="float">
            <text:p>8096</text:p>
          </table:table-cell>
          <table:table-cell table:formula="of:=[.B1210]-[.B$2]" office:value-type="float" office:value="25.0800724029541" calcext:value-type="float">
            <text:p>25.080072403</text:p>
          </table:table-cell>
          <table:table-cell table:formula="of:=[.C1210]/([.D1210]-[.D1209])" office:value-type="float" office:value="3123352.20603385" calcext:value-type="float">
            <text:p>3123352.20603385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700505.23818" calcext:value-type="float">
            <text:p>1442700505.23818</text:p>
          </table:table-cell>
          <table:table-cell office:value-type="float" office:value="8096" calcext:value-type="float">
            <text:p>8096</text:p>
          </table:table-cell>
          <table:table-cell table:formula="of:=[.B1211]-[.B$2]" office:value-type="float" office:value="25.082688331604" calcext:value-type="float">
            <text:p>25.0826883316</text:p>
          </table:table-cell>
          <table:table-cell table:formula="of:=[.C1211]/([.D1211]-[.D1210])" office:value-type="float" office:value="3094885.63470653" calcext:value-type="float">
            <text:p>3094885.63470653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700505.25568" calcext:value-type="float">
            <text:p>1442700505.25568</text:p>
          </table:table-cell>
          <table:table-cell office:value-type="float" office:value="8096" calcext:value-type="float">
            <text:p>8096</text:p>
          </table:table-cell>
          <table:table-cell table:formula="of:=[.B1212]-[.B$2]" office:value-type="float" office:value="25.1001846790314" calcext:value-type="float">
            <text:p>25.100184679</text:p>
          </table:table-cell>
          <table:table-cell table:formula="of:=[.C1212]/([.D1212]-[.D1211])" office:value-type="float" office:value="462725.150698372" calcext:value-type="float">
            <text:p>462725.150698372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700505.25828" calcext:value-type="float">
            <text:p>1442700505.25828</text:p>
          </table:table-cell>
          <table:table-cell office:value-type="float" office:value="8096" calcext:value-type="float">
            <text:p>8096</text:p>
          </table:table-cell>
          <table:table-cell table:formula="of:=[.B1213]-[.B$2]" office:value-type="float" office:value="25.1027870178223" calcext:value-type="float">
            <text:p>25.1027870178</text:p>
          </table:table-cell>
          <table:table-cell table:formula="of:=[.C1213]/([.D1213]-[.D1212])" office:value-type="float" office:value="3111047.65771874" calcext:value-type="float">
            <text:p>3111047.65771874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700505.26087" calcext:value-type="float">
            <text:p>1442700505.26087</text:p>
          </table:table-cell>
          <table:table-cell office:value-type="float" office:value="8096" calcext:value-type="float">
            <text:p>8096</text:p>
          </table:table-cell>
          <table:table-cell table:formula="of:=[.B1214]-[.B$2]" office:value-type="float" office:value="25.1053783893585" calcext:value-type="float">
            <text:p>25.1053783894</text:p>
          </table:table-cell>
          <table:table-cell table:formula="of:=[.C1214]/([.D1214]-[.D1213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700505.27116" calcext:value-type="float">
            <text:p>1442700505.27116</text:p>
          </table:table-cell>
          <table:table-cell office:value-type="float" office:value="8096" calcext:value-type="float">
            <text:p>8096</text:p>
          </table:table-cell>
          <table:table-cell table:formula="of:=[.B1215]-[.B$2]" office:value-type="float" office:value="25.1156651973724" calcext:value-type="float">
            <text:p>25.1156651974</text:p>
          </table:table-cell>
          <table:table-cell table:formula="of:=[.C1215]/([.D1215]-[.D1214])" office:value-type="float" office:value="787027.422797015" calcext:value-type="float">
            <text:p>787027.42279701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700505.27376" calcext:value-type="float">
            <text:p>1442700505.27376</text:p>
          </table:table-cell>
          <table:table-cell office:value-type="float" office:value="8096" calcext:value-type="float">
            <text:p>8096</text:p>
          </table:table-cell>
          <table:table-cell table:formula="of:=[.B1216]-[.B$2]" office:value-type="float" office:value="25.1182653903961" calcext:value-type="float">
            <text:p>25.1182653904</text:p>
          </table:table-cell>
          <table:table-cell table:formula="of:=[.C1216]/([.D1216]-[.D1215])" office:value-type="float" office:value="3113614.99944984" calcext:value-type="float">
            <text:p>3113614.99944984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700505.30005" calcext:value-type="float">
            <text:p>1442700505.30005</text:p>
          </table:table-cell>
          <table:table-cell office:value-type="float" office:value="8096" calcext:value-type="float">
            <text:p>8096</text:p>
          </table:table-cell>
          <table:table-cell table:formula="of:=[.B1217]-[.B$2]" office:value-type="float" office:value="25.1445503234863" calcext:value-type="float">
            <text:p>25.1445503235</text:p>
          </table:table-cell>
          <table:table-cell table:formula="of:=[.C1217]/([.D1217]-[.D1216])" office:value-type="float" office:value="308009.153845456" calcext:value-type="float">
            <text:p>308009.15384545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700505.30264" calcext:value-type="float">
            <text:p>1442700505.30264</text:p>
          </table:table-cell>
          <table:table-cell office:value-type="float" office:value="8096" calcext:value-type="float">
            <text:p>8096</text:p>
          </table:table-cell>
          <table:table-cell table:formula="of:=[.B1218]-[.B$2]" office:value-type="float" office:value="25.1471424102783" calcext:value-type="float">
            <text:p>25.1471424103</text:p>
          </table:table-cell>
          <table:table-cell table:formula="of:=[.C1218]/([.D1218]-[.D1217])" office:value-type="float" office:value="3123352.20603385" calcext:value-type="float">
            <text:p>3123352.20603385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700505.30523" calcext:value-type="float">
            <text:p>1442700505.30523</text:p>
          </table:table-cell>
          <table:table-cell office:value-type="float" office:value="8096" calcext:value-type="float">
            <text:p>8096</text:p>
          </table:table-cell>
          <table:table-cell table:formula="of:=[.B1219]-[.B$2]" office:value-type="float" office:value="25.1497354507446" calcext:value-type="float">
            <text:p>25.1497354507</text:p>
          </table:table-cell>
          <table:table-cell table:formula="of:=[.C1219]/([.D1219]-[.D1218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700505.3153" calcext:value-type="float">
            <text:p>1442700505.3153</text:p>
          </table:table-cell>
          <table:table-cell office:value-type="float" office:value="8096" calcext:value-type="float">
            <text:p>8096</text:p>
          </table:table-cell>
          <table:table-cell table:formula="of:=[.B1220]-[.B$2]" office:value-type="float" office:value="25.1598088741302" calcext:value-type="float">
            <text:p>25.1598088741</text:p>
          </table:table-cell>
          <table:table-cell table:formula="of:=[.C1220]/([.D1220]-[.D1219])" office:value-type="float" office:value="803698.97005988" calcext:value-type="float">
            <text:p>803698.97005988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700505.31789" calcext:value-type="float">
            <text:p>1442700505.31789</text:p>
          </table:table-cell>
          <table:table-cell office:value-type="float" office:value="8096" calcext:value-type="float">
            <text:p>8096</text:p>
          </table:table-cell>
          <table:table-cell table:formula="of:=[.B1221]-[.B$2]" office:value-type="float" office:value="25.1623995304108" calcext:value-type="float">
            <text:p>25.1623995304</text:p>
          </table:table-cell>
          <table:table-cell table:formula="of:=[.C1221]/([.D1221]-[.D1220])" office:value-type="float" office:value="3125076.86213878" calcext:value-type="float">
            <text:p>3125076.8621387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700505.32049" calcext:value-type="float">
            <text:p>1442700505.32049</text:p>
          </table:table-cell>
          <table:table-cell office:value-type="float" office:value="8096" calcext:value-type="float">
            <text:p>8096</text:p>
          </table:table-cell>
          <table:table-cell table:formula="of:=[.B1222]-[.B$2]" office:value-type="float" office:value="25.1649928092957" calcext:value-type="float">
            <text:p>25.1649928093</text:p>
          </table:table-cell>
          <table:table-cell table:formula="of:=[.C1222]/([.D1222]-[.D1221])" office:value-type="float" office:value="3121916.44607888" calcext:value-type="float">
            <text:p>3121916.44607888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700505.35625" calcext:value-type="float">
            <text:p>1442700505.35625</text:p>
          </table:table-cell>
          <table:table-cell office:value-type="float" office:value="8096" calcext:value-type="float">
            <text:p>8096</text:p>
          </table:table-cell>
          <table:table-cell table:formula="of:=[.B1223]-[.B$2]" office:value-type="float" office:value="25.2007558345795" calcext:value-type="float">
            <text:p>25.2007558346</text:p>
          </table:table-cell>
          <table:table-cell table:formula="of:=[.C1223]/([.D1223]-[.D1222])" office:value-type="float" office:value="226379.058699609" calcext:value-type="float">
            <text:p>226379.058699609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700505.35884" calcext:value-type="float">
            <text:p>1442700505.35884</text:p>
          </table:table-cell>
          <table:table-cell office:value-type="float" office:value="8096" calcext:value-type="float">
            <text:p>8096</text:p>
          </table:table-cell>
          <table:table-cell table:formula="of:=[.B1224]-[.B$2]" office:value-type="float" office:value="25.2033472061157" calcext:value-type="float">
            <text:p>25.2033472061</text:p>
          </table:table-cell>
          <table:table-cell table:formula="of:=[.C1224]/([.D1224]-[.D1223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700505.36144" calcext:value-type="float">
            <text:p>1442700505.36144</text:p>
          </table:table-cell>
          <table:table-cell office:value-type="float" office:value="8096" calcext:value-type="float">
            <text:p>8096</text:p>
          </table:table-cell>
          <table:table-cell table:formula="of:=[.B1225]-[.B$2]" office:value-type="float" office:value="25.2059421539307" calcext:value-type="float">
            <text:p>25.2059421539</text:p>
          </table:table-cell>
          <table:table-cell table:formula="of:=[.C1225]/([.D1225]-[.D1224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700505.37163" calcext:value-type="float">
            <text:p>1442700505.37163</text:p>
          </table:table-cell>
          <table:table-cell office:value-type="float" office:value="8096" calcext:value-type="float">
            <text:p>8096</text:p>
          </table:table-cell>
          <table:table-cell table:formula="of:=[.B1226]-[.B$2]" office:value-type="float" office:value="25.2161345481873" calcext:value-type="float">
            <text:p>25.2161345482</text:p>
          </table:table-cell>
          <table:table-cell table:formula="of:=[.C1226]/([.D1226]-[.D1225])" office:value-type="float" office:value="794317.782081871" calcext:value-type="float">
            <text:p>794317.78208187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700505.37422" calcext:value-type="float">
            <text:p>1442700505.37422</text:p>
          </table:table-cell>
          <table:table-cell office:value-type="float" office:value="8096" calcext:value-type="float">
            <text:p>8096</text:p>
          </table:table-cell>
          <table:table-cell table:formula="of:=[.B1227]-[.B$2]" office:value-type="float" office:value="25.2187209129333" calcext:value-type="float">
            <text:p>25.2187209129</text:p>
          </table:table-cell>
          <table:table-cell table:formula="of:=[.C1227]/([.D1227]-[.D1226])" office:value-type="float" office:value="3130262.27728614" calcext:value-type="float">
            <text:p>3130262.27728614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700505.37682" calcext:value-type="float">
            <text:p>1442700505.37682</text:p>
          </table:table-cell>
          <table:table-cell office:value-type="float" office:value="8096" calcext:value-type="float">
            <text:p>8096</text:p>
          </table:table-cell>
          <table:table-cell table:formula="of:=[.B1228]-[.B$2]" office:value-type="float" office:value="25.2213273048401" calcext:value-type="float">
            <text:p>25.2213273048</text:p>
          </table:table-cell>
          <table:table-cell table:formula="of:=[.C1228]/([.D1228]-[.D1227])" office:value-type="float" office:value="3106209.76802049" calcext:value-type="float">
            <text:p>3106209.76802049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700505.40066" calcext:value-type="float">
            <text:p>1442700505.40066</text:p>
          </table:table-cell>
          <table:table-cell office:value-type="float" office:value="8096" calcext:value-type="float">
            <text:p>8096</text:p>
          </table:table-cell>
          <table:table-cell table:formula="of:=[.B1229]-[.B$2]" office:value-type="float" office:value="25.2451598644257" calcext:value-type="float">
            <text:p>25.2451598644</text:p>
          </table:table-cell>
          <table:table-cell table:formula="of:=[.C1229]/([.D1229]-[.D1228])" office:value-type="float" office:value="339703.336141095" calcext:value-type="float">
            <text:p>339703.33614109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700505.40329" calcext:value-type="float">
            <text:p>1442700505.40329</text:p>
          </table:table-cell>
          <table:table-cell office:value-type="float" office:value="8096" calcext:value-type="float">
            <text:p>8096</text:p>
          </table:table-cell>
          <table:table-cell table:formula="of:=[.B1230]-[.B$2]" office:value-type="float" office:value="25.2477910518646" calcext:value-type="float">
            <text:p>25.2477910519</text:p>
          </table:table-cell>
          <table:table-cell table:formula="of:=[.C1230]/([.D1230]-[.D1229])" office:value-type="float" office:value="3076937.76585719" calcext:value-type="float">
            <text:p>3076937.7658571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700505.40591" calcext:value-type="float">
            <text:p>1442700505.40591</text:p>
          </table:table-cell>
          <table:table-cell office:value-type="float" office:value="8096" calcext:value-type="float">
            <text:p>8096</text:p>
          </table:table-cell>
          <table:table-cell table:formula="of:=[.B1231]-[.B$2]" office:value-type="float" office:value="25.2504127025604" calcext:value-type="float">
            <text:p>25.2504127026</text:p>
          </table:table-cell>
          <table:table-cell table:formula="of:=[.C1231]/([.D1231]-[.D1230])" office:value-type="float" office:value="3088130.70061841" calcext:value-type="float">
            <text:p>3088130.7006184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700505.41585" calcext:value-type="float">
            <text:p>1442700505.41585</text:p>
          </table:table-cell>
          <table:table-cell office:value-type="float" office:value="8096" calcext:value-type="float">
            <text:p>8096</text:p>
          </table:table-cell>
          <table:table-cell table:formula="of:=[.B1232]-[.B$2]" office:value-type="float" office:value="25.2603514194489" calcext:value-type="float">
            <text:p>25.2603514194</text:p>
          </table:table-cell>
          <table:table-cell table:formula="of:=[.C1232]/([.D1232]-[.D1231])" office:value-type="float" office:value="814592.073693806" calcext:value-type="float">
            <text:p>814592.073693806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700505.41844" calcext:value-type="float">
            <text:p>1442700505.41844</text:p>
          </table:table-cell>
          <table:table-cell office:value-type="float" office:value="8096" calcext:value-type="float">
            <text:p>8096</text:p>
          </table:table-cell>
          <table:table-cell table:formula="of:=[.B1233]-[.B$2]" office:value-type="float" office:value="25.2629442214966" calcext:value-type="float">
            <text:p>25.2629442215</text:p>
          </table:table-cell>
          <table:table-cell table:formula="of:=[.C1233]/([.D1233]-[.D1232])" office:value-type="float" office:value="3122490.59163218" calcext:value-type="float">
            <text:p>3122490.5916321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700505.42103" calcext:value-type="float">
            <text:p>1442700505.42103</text:p>
          </table:table-cell>
          <table:table-cell office:value-type="float" office:value="8096" calcext:value-type="float">
            <text:p>8096</text:p>
          </table:table-cell>
          <table:table-cell table:formula="of:=[.B1234]-[.B$2]" office:value-type="float" office:value="25.2655379772186" calcext:value-type="float">
            <text:p>25.2655379772</text:p>
          </table:table-cell>
          <table:table-cell table:formula="of:=[.C1234]/([.D1234]-[.D1233])" office:value-type="float" office:value="3121342.51162791" calcext:value-type="float">
            <text:p>3121342.51162791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700505.45676" calcext:value-type="float">
            <text:p>1442700505.45676</text:p>
          </table:table-cell>
          <table:table-cell office:value-type="float" office:value="8096" calcext:value-type="float">
            <text:p>8096</text:p>
          </table:table-cell>
          <table:table-cell table:formula="of:=[.B1235]-[.B$2]" office:value-type="float" office:value="25.3012609481812" calcext:value-type="float">
            <text:p>25.3012609482</text:p>
          </table:table-cell>
          <table:table-cell table:formula="of:=[.C1235]/([.D1235]-[.D1234])" office:value-type="float" office:value="226632.885839568" calcext:value-type="float">
            <text:p>226632.88583956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700505.45938" calcext:value-type="float">
            <text:p>1442700505.45938</text:p>
          </table:table-cell>
          <table:table-cell office:value-type="float" office:value="8096" calcext:value-type="float">
            <text:p>8096</text:p>
          </table:table-cell>
          <table:table-cell table:formula="of:=[.B1236]-[.B$2]" office:value-type="float" office:value="25.3038859367371" calcext:value-type="float">
            <text:p>25.3038859367</text:p>
          </table:table-cell>
          <table:table-cell table:formula="of:=[.C1236]/([.D1236]-[.D1235])" office:value-type="float" office:value="3084203.9222525" calcext:value-type="float">
            <text:p>3084203.9222525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700505.46197" calcext:value-type="float">
            <text:p>1442700505.46197</text:p>
          </table:table-cell>
          <table:table-cell office:value-type="float" office:value="8096" calcext:value-type="float">
            <text:p>8096</text:p>
          </table:table-cell>
          <table:table-cell table:formula="of:=[.B1237]-[.B$2]" office:value-type="float" office:value="25.306471824646" calcext:value-type="float">
            <text:p>25.3064718246</text:p>
          </table:table-cell>
          <table:table-cell table:formula="of:=[.C1237]/([.D1237]-[.D1236])" office:value-type="float" office:value="3130839.4969574" calcext:value-type="float">
            <text:p>3130839.496957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700505.46456" calcext:value-type="float">
            <text:p>1442700505.46456</text:p>
          </table:table-cell>
          <table:table-cell office:value-type="float" office:value="8096" calcext:value-type="float">
            <text:p>8096</text:p>
          </table:table-cell>
          <table:table-cell table:formula="of:=[.B1238]-[.B$2]" office:value-type="float" office:value="25.3090667724609" calcext:value-type="float">
            <text:p>25.3090667725</text:p>
          </table:table-cell>
          <table:table-cell table:formula="of:=[.C1238]/([.D1238]-[.D1237])" office:value-type="float" office:value="3119908.59830945" calcext:value-type="float">
            <text:p>3119908.59830945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700505.46713" calcext:value-type="float">
            <text:p>1442700505.46713</text:p>
          </table:table-cell>
          <table:table-cell office:value-type="float" office:value="8096" calcext:value-type="float">
            <text:p>8096</text:p>
          </table:table-cell>
          <table:table-cell table:formula="of:=[.B1239]-[.B$2]" office:value-type="float" office:value="25.3116335868835" calcext:value-type="float">
            <text:p>25.3116335869</text:p>
          </table:table-cell>
          <table:table-cell table:formula="of:=[.C1239]/([.D1239]-[.D1238])" office:value-type="float" office:value="3154104.14118521" calcext:value-type="float">
            <text:p>3154104.1411852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700505.57246" calcext:value-type="float">
            <text:p>1442700505.57246</text:p>
          </table:table-cell>
          <table:table-cell office:value-type="float" office:value="8096" calcext:value-type="float">
            <text:p>8096</text:p>
          </table:table-cell>
          <table:table-cell table:formula="of:=[.B1240]-[.B$2]" office:value-type="float" office:value="25.4169688224792" calcext:value-type="float">
            <text:p>25.4169688225</text:p>
          </table:table-cell>
          <table:table-cell table:formula="of:=[.C1240]/([.D1240]-[.D1239])" office:value-type="float" office:value="76859.3714554739" calcext:value-type="float">
            <text:p>76859.371455473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700505.57503" calcext:value-type="float">
            <text:p>1442700505.57503</text:p>
          </table:table-cell>
          <table:table-cell office:value-type="float" office:value="8096" calcext:value-type="float">
            <text:p>8096</text:p>
          </table:table-cell>
          <table:table-cell table:formula="of:=[.B1241]-[.B$2]" office:value-type="float" office:value="25.4195392131805" calcext:value-type="float">
            <text:p>25.4195392132</text:p>
          </table:table-cell>
          <table:table-cell table:formula="of:=[.C1241]/([.D1241]-[.D1240])" office:value-type="float" office:value="3149715.72061961" calcext:value-type="float">
            <text:p>3149715.7206196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700505.5776" calcext:value-type="float">
            <text:p>1442700505.5776</text:p>
          </table:table-cell>
          <table:table-cell office:value-type="float" office:value="8096" calcext:value-type="float">
            <text:p>8096</text:p>
          </table:table-cell>
          <table:table-cell table:formula="of:=[.B1242]-[.B$2]" office:value-type="float" office:value="25.422101020813" calcext:value-type="float">
            <text:p>25.4221010208</text:p>
          </table:table-cell>
          <table:table-cell table:formula="of:=[.C1242]/([.D1242]-[.D1241])" office:value-type="float" office:value="3160268.51409958" calcext:value-type="float">
            <text:p>3160268.5140995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700505.59016" calcext:value-type="float">
            <text:p>1442700505.59016</text:p>
          </table:table-cell>
          <table:table-cell office:value-type="float" office:value="8096" calcext:value-type="float">
            <text:p>8096</text:p>
          </table:table-cell>
          <table:table-cell table:formula="of:=[.B1243]-[.B$2]" office:value-type="float" office:value="25.4346642494202" calcext:value-type="float">
            <text:p>25.4346642494</text:p>
          </table:table-cell>
          <table:table-cell table:formula="of:=[.C1243]/([.D1243]-[.D1242])" office:value-type="float" office:value="644420.335977531" calcext:value-type="float">
            <text:p>644420.335977531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700505.61213" calcext:value-type="float">
            <text:p>1442700505.61213</text:p>
          </table:table-cell>
          <table:table-cell office:value-type="float" office:value="8096" calcext:value-type="float">
            <text:p>8096</text:p>
          </table:table-cell>
          <table:table-cell table:formula="of:=[.B1244]-[.B$2]" office:value-type="float" office:value="25.4566345214844" calcext:value-type="float">
            <text:p>25.4566345215</text:p>
          </table:table-cell>
          <table:table-cell table:formula="of:=[.C1244]/([.D1244]-[.D1243])" office:value-type="float" office:value="368497.940141074" calcext:value-type="float">
            <text:p>368497.940141074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700505.61472" calcext:value-type="float">
            <text:p>1442700505.61472</text:p>
          </table:table-cell>
          <table:table-cell office:value-type="float" office:value="8096" calcext:value-type="float">
            <text:p>8096</text:p>
          </table:table-cell>
          <table:table-cell table:formula="of:=[.B1245]-[.B$2]" office:value-type="float" office:value="25.4592270851135" calcext:value-type="float">
            <text:p>25.4592270851</text:p>
          </table:table-cell>
          <table:table-cell table:formula="of:=[.C1245]/([.D1245]-[.D1244])" office:value-type="float" office:value="3122777.74360861" calcext:value-type="float">
            <text:p>3122777.74360861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700505.61732" calcext:value-type="float">
            <text:p>1442700505.61732</text:p>
          </table:table-cell>
          <table:table-cell office:value-type="float" office:value="8096" calcext:value-type="float">
            <text:p>8096</text:p>
          </table:table-cell>
          <table:table-cell table:formula="of:=[.B1246]-[.B$2]" office:value-type="float" office:value="25.4618217945099" calcext:value-type="float">
            <text:p>25.4618217945</text:p>
          </table:table-cell>
          <table:table-cell table:formula="of:=[.C1246]/([.D1246]-[.D1245])" office:value-type="float" office:value="3120195.2755674" calcext:value-type="float">
            <text:p>3120195.2755674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700505.63424" calcext:value-type="float">
            <text:p>1442700505.63424</text:p>
          </table:table-cell>
          <table:table-cell office:value-type="float" office:value="8096" calcext:value-type="float">
            <text:p>8096</text:p>
          </table:table-cell>
          <table:table-cell table:formula="of:=[.B1247]-[.B$2]" office:value-type="float" office:value="25.478741645813" calcext:value-type="float">
            <text:p>25.4787416458</text:p>
          </table:table-cell>
          <table:table-cell table:formula="of:=[.C1247]/([.D1247]-[.D1246])" office:value-type="float" office:value="478491.202728029" calcext:value-type="float">
            <text:p>478491.202728029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700505.63684" calcext:value-type="float">
            <text:p>1442700505.63684</text:p>
          </table:table-cell>
          <table:table-cell office:value-type="float" office:value="8096" calcext:value-type="float">
            <text:p>8096</text:p>
          </table:table-cell>
          <table:table-cell table:formula="of:=[.B1248]-[.B$2]" office:value-type="float" office:value="25.4813408851624" calcext:value-type="float">
            <text:p>25.4813408852</text:p>
          </table:table-cell>
          <table:table-cell table:formula="of:=[.C1248]/([.D1248]-[.D1247])" office:value-type="float" office:value="3114757.40084388" calcext:value-type="float">
            <text:p>3114757.4008438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700505.63943" calcext:value-type="float">
            <text:p>1442700505.63943</text:p>
          </table:table-cell>
          <table:table-cell office:value-type="float" office:value="8096" calcext:value-type="float">
            <text:p>8096</text:p>
          </table:table-cell>
          <table:table-cell table:formula="of:=[.B1249]-[.B$2]" office:value-type="float" office:value="25.483939409256" calcext:value-type="float">
            <text:p>25.4839394093</text:p>
          </table:table-cell>
          <table:table-cell table:formula="of:=[.C1249]/([.D1249]-[.D1248])" office:value-type="float" office:value="3115614.7521791" calcext:value-type="float">
            <text:p>3115614.752179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700505.65619" calcext:value-type="float">
            <text:p>1442700505.65619</text:p>
          </table:table-cell>
          <table:table-cell office:value-type="float" office:value="8096" calcext:value-type="float">
            <text:p>8096</text:p>
          </table:table-cell>
          <table:table-cell table:formula="of:=[.B1250]-[.B$2]" office:value-type="float" office:value="25.500697851181" calcext:value-type="float">
            <text:p>25.5006978512</text:p>
          </table:table-cell>
          <table:table-cell table:formula="of:=[.C1250]/([.D1250]-[.D1249])" office:value-type="float" office:value="483099.80344288" calcext:value-type="float">
            <text:p>483099.8034428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700505.65875" calcext:value-type="float">
            <text:p>1442700505.65875</text:p>
          </table:table-cell>
          <table:table-cell office:value-type="float" office:value="8096" calcext:value-type="float">
            <text:p>8096</text:p>
          </table:table-cell>
          <table:table-cell table:formula="of:=[.B1251]-[.B$2]" office:value-type="float" office:value="25.5032594203949" calcext:value-type="float">
            <text:p>25.5032594204</text:p>
          </table:table-cell>
          <table:table-cell table:formula="of:=[.C1251]/([.D1251]-[.D1250])" office:value-type="float" office:value="3160562.65673864" calcext:value-type="float">
            <text:p>3160562.65673864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700505.66136" calcext:value-type="float">
            <text:p>1442700505.66136</text:p>
          </table:table-cell>
          <table:table-cell office:value-type="float" office:value="8096" calcext:value-type="float">
            <text:p>8096</text:p>
          </table:table-cell>
          <table:table-cell table:formula="of:=[.B1252]-[.B$2]" office:value-type="float" office:value="25.5058608055115" calcext:value-type="float">
            <text:p>25.5058608055</text:p>
          </table:table-cell>
          <table:table-cell table:formula="of:=[.C1252]/([.D1252]-[.D1251])" office:value-type="float" office:value="3112188.1756026" calcext:value-type="float">
            <text:p>3112188.175602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700505.67284" calcext:value-type="float">
            <text:p>1442700505.67284</text:p>
          </table:table-cell>
          <table:table-cell office:value-type="float" office:value="8096" calcext:value-type="float">
            <text:p>8096</text:p>
          </table:table-cell>
          <table:table-cell table:formula="of:=[.B1253]-[.B$2]" office:value-type="float" office:value="25.5173456668854" calcext:value-type="float">
            <text:p>25.5173456669</text:p>
          </table:table-cell>
          <table:table-cell table:formula="of:=[.C1253]/([.D1253]-[.D1252])" office:value-type="float" office:value="704927.968777895" calcext:value-type="float">
            <text:p>704927.96877789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700505.67543" calcext:value-type="float">
            <text:p>1442700505.67543</text:p>
          </table:table-cell>
          <table:table-cell office:value-type="float" office:value="8096" calcext:value-type="float">
            <text:p>8096</text:p>
          </table:table-cell>
          <table:table-cell table:formula="of:=[.B1254]-[.B$2]" office:value-type="float" office:value="25.5199370384216" calcext:value-type="float">
            <text:p>25.5199370384</text:p>
          </table:table-cell>
          <table:table-cell table:formula="of:=[.C1254]/([.D1254]-[.D1253])" office:value-type="float" office:value="3124214.2960714" calcext:value-type="float">
            <text:p>3124214.2960714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700505.67804" calcext:value-type="float">
            <text:p>1442700505.67804</text:p>
          </table:table-cell>
          <table:table-cell office:value-type="float" office:value="8096" calcext:value-type="float">
            <text:p>8096</text:p>
          </table:table-cell>
          <table:table-cell table:formula="of:=[.B1255]-[.B$2]" office:value-type="float" office:value="25.5225462913513" calcext:value-type="float">
            <text:p>25.5225462914</text:p>
          </table:table-cell>
          <table:table-cell table:formula="of:=[.C1255]/([.D1255]-[.D1254])" office:value-type="float" office:value="3102803.83625731" calcext:value-type="float">
            <text:p>3102803.8362573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700505.70009" calcext:value-type="float">
            <text:p>1442700505.70009</text:p>
          </table:table-cell>
          <table:table-cell office:value-type="float" office:value="8096" calcext:value-type="float">
            <text:p>8096</text:p>
          </table:table-cell>
          <table:table-cell table:formula="of:=[.B1256]-[.B$2]" office:value-type="float" office:value="25.5445961952209" calcext:value-type="float">
            <text:p>25.5445961952</text:p>
          </table:table-cell>
          <table:table-cell table:formula="of:=[.C1256]/([.D1256]-[.D1255])" office:value-type="float" office:value="367167.133601488" calcext:value-type="float">
            <text:p>367167.13360148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700505.70268" calcext:value-type="float">
            <text:p>1442700505.70268</text:p>
          </table:table-cell>
          <table:table-cell office:value-type="float" office:value="8096" calcext:value-type="float">
            <text:p>8096</text:p>
          </table:table-cell>
          <table:table-cell table:formula="of:=[.B1257]-[.B$2]" office:value-type="float" office:value="25.5471827983856" calcext:value-type="float">
            <text:p>25.5471827984</text:p>
          </table:table-cell>
          <table:table-cell table:formula="of:=[.C1257]/([.D1257]-[.D1256])" office:value-type="float" office:value="3129973.74725781" calcext:value-type="float">
            <text:p>3129973.74725781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700505.70527" calcext:value-type="float">
            <text:p>1442700505.70527</text:p>
          </table:table-cell>
          <table:table-cell office:value-type="float" office:value="8096" calcext:value-type="float">
            <text:p>8096</text:p>
          </table:table-cell>
          <table:table-cell table:formula="of:=[.B1258]-[.B$2]" office:value-type="float" office:value="25.5497767925262" calcext:value-type="float">
            <text:p>25.5497767925</text:p>
          </table:table-cell>
          <table:table-cell table:formula="of:=[.C1258]/([.D1258]-[.D1257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700505.72224" calcext:value-type="float">
            <text:p>1442700505.72224</text:p>
          </table:table-cell>
          <table:table-cell office:value-type="float" office:value="8096" calcext:value-type="float">
            <text:p>8096</text:p>
          </table:table-cell>
          <table:table-cell table:formula="of:=[.B1259]-[.B$2]" office:value-type="float" office:value="25.5667464733124" calcext:value-type="float">
            <text:p>25.5667464733</text:p>
          </table:table-cell>
          <table:table-cell table:formula="of:=[.C1259]/([.D1259]-[.D1258])" office:value-type="float" office:value="477086.169270541" calcext:value-type="float">
            <text:p>477086.16927054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700505.72484" calcext:value-type="float">
            <text:p>1442700505.72484</text:p>
          </table:table-cell>
          <table:table-cell office:value-type="float" office:value="8096" calcext:value-type="float">
            <text:p>8096</text:p>
          </table:table-cell>
          <table:table-cell table:formula="of:=[.B1260]-[.B$2]" office:value-type="float" office:value="25.5693407058716" calcext:value-type="float">
            <text:p>25.5693407059</text:p>
          </table:table-cell>
          <table:table-cell table:formula="of:=[.C1260]/([.D1260]-[.D1259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700505.72743" calcext:value-type="float">
            <text:p>1442700505.72743</text:p>
          </table:table-cell>
          <table:table-cell office:value-type="float" office:value="8096" calcext:value-type="float">
            <text:p>8096</text:p>
          </table:table-cell>
          <table:table-cell table:formula="of:=[.B1261]-[.B$2]" office:value-type="float" office:value="25.5719349384308" calcext:value-type="float">
            <text:p>25.5719349384</text:p>
          </table:table-cell>
          <table:table-cell table:formula="of:=[.C1261]/([.D1261]-[.D1260])" office:value-type="float" office:value="3120768.78816285" calcext:value-type="float">
            <text:p>3120768.7881628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700505.74421" calcext:value-type="float">
            <text:p>1442700505.74421</text:p>
          </table:table-cell>
          <table:table-cell office:value-type="float" office:value="8096" calcext:value-type="float">
            <text:p>8096</text:p>
          </table:table-cell>
          <table:table-cell table:formula="of:=[.B1262]-[.B$2]" office:value-type="float" office:value="25.5887117385864" calcext:value-type="float">
            <text:p>25.5887117386</text:p>
          </table:table-cell>
          <table:table-cell table:formula="of:=[.C1262]/([.D1262]-[.D1261])" office:value-type="float" office:value="482571.165233703" calcext:value-type="float">
            <text:p>482571.165233703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700505.7468" calcext:value-type="float">
            <text:p>1442700505.7468</text:p>
          </table:table-cell>
          <table:table-cell office:value-type="float" office:value="8096" calcext:value-type="float">
            <text:p>8096</text:p>
          </table:table-cell>
          <table:table-cell table:formula="of:=[.B1263]-[.B$2]" office:value-type="float" office:value="25.591305732727" calcext:value-type="float">
            <text:p>25.5913057327</text:p>
          </table:table-cell>
          <table:table-cell table:formula="of:=[.C1263]/([.D1263]-[.D1262])" office:value-type="float" office:value="3121055.62352941" calcext:value-type="float">
            <text:p>3121055.6235294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700505.76618" calcext:value-type="float">
            <text:p>1442700505.76618</text:p>
          </table:table-cell>
          <table:table-cell office:value-type="float" office:value="8096" calcext:value-type="float">
            <text:p>8096</text:p>
          </table:table-cell>
          <table:table-cell table:formula="of:=[.B1264]-[.B$2]" office:value-type="float" office:value="25.6106836795807" calcext:value-type="float">
            <text:p>25.6106836796</text:p>
          </table:table-cell>
          <table:table-cell table:formula="of:=[.C1264]/([.D1264]-[.D1263])" office:value-type="float" office:value="417794.519778043" calcext:value-type="float">
            <text:p>417794.519778043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700505.76878" calcext:value-type="float">
            <text:p>1442700505.76878</text:p>
          </table:table-cell>
          <table:table-cell office:value-type="float" office:value="8096" calcext:value-type="float">
            <text:p>8096</text:p>
          </table:table-cell>
          <table:table-cell table:formula="of:=[.B1265]-[.B$2]" office:value-type="float" office:value="25.6132807731628" calcext:value-type="float">
            <text:p>25.6132807732</text:p>
          </table:table-cell>
          <table:table-cell table:formula="of:=[.C1265]/([.D1265]-[.D1264])" office:value-type="float" office:value="3117330.8715689" calcext:value-type="float">
            <text:p>3117330.871568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700505.77141" calcext:value-type="float">
            <text:p>1442700505.77141</text:p>
          </table:table-cell>
          <table:table-cell office:value-type="float" office:value="8096" calcext:value-type="float">
            <text:p>8096</text:p>
          </table:table-cell>
          <table:table-cell table:formula="of:=[.B1266]-[.B$2]" office:value-type="float" office:value="25.6159107685089" calcext:value-type="float">
            <text:p>25.6159107685</text:p>
          </table:table-cell>
          <table:table-cell table:formula="of:=[.C1266]/([.D1266]-[.D1265])" office:value-type="float" office:value="3078332.44347747" calcext:value-type="float">
            <text:p>3078332.44347747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700505.78809" calcext:value-type="float">
            <text:p>1442700505.78809</text:p>
          </table:table-cell>
          <table:table-cell office:value-type="float" office:value="8096" calcext:value-type="float">
            <text:p>8096</text:p>
          </table:table-cell>
          <table:table-cell table:formula="of:=[.B1267]-[.B$2]" office:value-type="float" office:value="25.6325922012329" calcext:value-type="float">
            <text:p>25.6325922012</text:p>
          </table:table-cell>
          <table:table-cell table:formula="of:=[.C1267]/([.D1267]-[.D1266])" office:value-type="float" office:value="485330.015350094" calcext:value-type="float">
            <text:p>485330.015350094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700505.79069" calcext:value-type="float">
            <text:p>1442700505.79069</text:p>
          </table:table-cell>
          <table:table-cell office:value-type="float" office:value="8096" calcext:value-type="float">
            <text:p>8096</text:p>
          </table:table-cell>
          <table:table-cell table:formula="of:=[.B1268]-[.B$2]" office:value-type="float" office:value="25.635192155838" calcext:value-type="float">
            <text:p>25.6351921558</text:p>
          </table:table-cell>
          <table:table-cell table:formula="of:=[.C1268]/([.D1268]-[.D1267])" office:value-type="float" office:value="3113900.52122879" calcext:value-type="float">
            <text:p>3113900.5212287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700505.79326" calcext:value-type="float">
            <text:p>1442700505.79326</text:p>
          </table:table-cell>
          <table:table-cell office:value-type="float" office:value="8096" calcext:value-type="float">
            <text:p>8096</text:p>
          </table:table-cell>
          <table:table-cell table:formula="of:=[.B1269]-[.B$2]" office:value-type="float" office:value="25.6377599239349" calcext:value-type="float">
            <text:p>25.6377599239</text:p>
          </table:table-cell>
          <table:table-cell table:formula="of:=[.C1269]/([.D1269]-[.D1268])" office:value-type="float" office:value="3152932.70046425" calcext:value-type="float">
            <text:p>3152932.70046425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700505.81021" calcext:value-type="float">
            <text:p>1442700505.81021</text:p>
          </table:table-cell>
          <table:table-cell office:value-type="float" office:value="8096" calcext:value-type="float">
            <text:p>8096</text:p>
          </table:table-cell>
          <table:table-cell table:formula="of:=[.B1270]-[.B$2]" office:value-type="float" office:value="25.6547198295593" calcext:value-type="float">
            <text:p>25.6547198296</text:p>
          </table:table-cell>
          <table:table-cell table:formula="of:=[.C1270]/([.D1270]-[.D1269])" office:value-type="float" office:value="477361.146889717" calcext:value-type="float">
            <text:p>477361.146889717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700505.81281" calcext:value-type="float">
            <text:p>1442700505.81281</text:p>
          </table:table-cell>
          <table:table-cell office:value-type="float" office:value="8096" calcext:value-type="float">
            <text:p>8096</text:p>
          </table:table-cell>
          <table:table-cell table:formula="of:=[.B1271]-[.B$2]" office:value-type="float" office:value="25.6573126316071" calcext:value-type="float">
            <text:p>25.6573126316</text:p>
          </table:table-cell>
          <table:table-cell table:formula="of:=[.C1271]/([.D1271]-[.D1270])" office:value-type="float" office:value="3122490.59163218" calcext:value-type="float">
            <text:p>3122490.5916321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700505.8154" calcext:value-type="float">
            <text:p>1442700505.8154</text:p>
          </table:table-cell>
          <table:table-cell office:value-type="float" office:value="8096" calcext:value-type="float">
            <text:p>8096</text:p>
          </table:table-cell>
          <table:table-cell table:formula="of:=[.B1272]-[.B$2]" office:value-type="float" office:value="25.6599085330963" calcext:value-type="float">
            <text:p>25.6599085331</text:p>
          </table:table-cell>
          <table:table-cell table:formula="of:=[.C1272]/([.D1272]-[.D1271])" office:value-type="float" office:value="3118762.41587068" calcext:value-type="float">
            <text:p>3118762.4158706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700505.83214" calcext:value-type="float">
            <text:p>1442700505.83214</text:p>
          </table:table-cell>
          <table:table-cell office:value-type="float" office:value="8096" calcext:value-type="float">
            <text:p>8096</text:p>
          </table:table-cell>
          <table:table-cell table:formula="of:=[.B1273]-[.B$2]" office:value-type="float" office:value="25.6766464710236" calcext:value-type="float">
            <text:p>25.676646471</text:p>
          </table:table-cell>
          <table:table-cell table:formula="of:=[.C1273]/([.D1273]-[.D1272])" office:value-type="float" office:value="483691.601390234" calcext:value-type="float">
            <text:p>483691.601390234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700505.83472" calcext:value-type="float">
            <text:p>1442700505.83472</text:p>
          </table:table-cell>
          <table:table-cell office:value-type="float" office:value="8096" calcext:value-type="float">
            <text:p>8096</text:p>
          </table:table-cell>
          <table:table-cell table:formula="of:=[.B1274]-[.B$2]" office:value-type="float" office:value="25.6792283058166" calcext:value-type="float">
            <text:p>25.6792283058</text:p>
          </table:table-cell>
          <table:table-cell table:formula="of:=[.C1274]/([.D1274]-[.D1273])" office:value-type="float" office:value="3135754.47261982" calcext:value-type="float">
            <text:p>3135754.47261982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700505.83732" calcext:value-type="float">
            <text:p>1442700505.83732</text:p>
          </table:table-cell>
          <table:table-cell office:value-type="float" office:value="8096" calcext:value-type="float">
            <text:p>8096</text:p>
          </table:table-cell>
          <table:table-cell table:formula="of:=[.B1275]-[.B$2]" office:value-type="float" office:value="25.681821346283" calcext:value-type="float">
            <text:p>25.6818213463</text:p>
          </table:table-cell>
          <table:table-cell table:formula="of:=[.C1275]/([.D1275]-[.D1274])" office:value-type="float" office:value="3122203.49246046" calcext:value-type="float">
            <text:p>3122203.49246046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700505.86663" calcext:value-type="float">
            <text:p>1442700505.86663</text:p>
          </table:table-cell>
          <table:table-cell office:value-type="float" office:value="8096" calcext:value-type="float">
            <text:p>8096</text:p>
          </table:table-cell>
          <table:table-cell table:formula="of:=[.B1276]-[.B$2]" office:value-type="float" office:value="25.7111306190491" calcext:value-type="float">
            <text:p>25.711130619</text:p>
          </table:table-cell>
          <table:table-cell table:formula="of:=[.C1276]/([.D1276]-[.D1275])" office:value-type="float" office:value="276226.57391078" calcext:value-type="float">
            <text:p>276226.5739107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700505.86923" calcext:value-type="float">
            <text:p>1442700505.86923</text:p>
          </table:table-cell>
          <table:table-cell office:value-type="float" office:value="8096" calcext:value-type="float">
            <text:p>8096</text:p>
          </table:table-cell>
          <table:table-cell table:formula="of:=[.B1277]-[.B$2]" office:value-type="float" office:value="25.713737487793" calcext:value-type="float">
            <text:p>25.7137374878</text:p>
          </table:table-cell>
          <table:table-cell table:formula="of:=[.C1277]/([.D1277]-[.D1276])" office:value-type="float" office:value="3105641.59356137" calcext:value-type="float">
            <text:p>3105641.5935613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700505.87179" calcext:value-type="float">
            <text:p>1442700505.87179</text:p>
          </table:table-cell>
          <table:table-cell office:value-type="float" office:value="8096" calcext:value-type="float">
            <text:p>8096</text:p>
          </table:table-cell>
          <table:table-cell table:formula="of:=[.B1278]-[.B$2]" office:value-type="float" office:value="25.7162992954254" calcext:value-type="float">
            <text:p>25.7162992954</text:p>
          </table:table-cell>
          <table:table-cell table:formula="of:=[.C1278]/([.D1278]-[.D1277])" office:value-type="float" office:value="3160268.51409958" calcext:value-type="float">
            <text:p>3160268.5140995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700505.88852" calcext:value-type="float">
            <text:p>1442700505.88852</text:p>
          </table:table-cell>
          <table:table-cell office:value-type="float" office:value="8096" calcext:value-type="float">
            <text:p>8096</text:p>
          </table:table-cell>
          <table:table-cell table:formula="of:=[.B1279]-[.B$2]" office:value-type="float" office:value="25.7330243587494" calcext:value-type="float">
            <text:p>25.7330243587</text:p>
          </table:table-cell>
          <table:table-cell table:formula="of:=[.C1279]/([.D1279]-[.D1278])" office:value-type="float" office:value="484063.93704918" calcext:value-type="float">
            <text:p>484063.9370491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700505.89113" calcext:value-type="float">
            <text:p>1442700505.89113</text:p>
          </table:table-cell>
          <table:table-cell office:value-type="float" office:value="8096" calcext:value-type="float">
            <text:p>8096</text:p>
          </table:table-cell>
          <table:table-cell table:formula="of:=[.B1280]-[.B$2]" office:value-type="float" office:value="25.7356305122375" calcext:value-type="float">
            <text:p>25.7356305122</text:p>
          </table:table-cell>
          <table:table-cell table:formula="of:=[.C1280]/([.D1280]-[.D1279])" office:value-type="float" office:value="3106493.93321746" calcext:value-type="float">
            <text:p>3106493.9332174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700505.89372" calcext:value-type="float">
            <text:p>1442700505.89372</text:p>
          </table:table-cell>
          <table:table-cell office:value-type="float" office:value="8096" calcext:value-type="float">
            <text:p>8096</text:p>
          </table:table-cell>
          <table:table-cell table:formula="of:=[.B1281]-[.B$2]" office:value-type="float" office:value="25.7382256984711" calcext:value-type="float">
            <text:p>25.7382256985</text:p>
          </table:table-cell>
          <table:table-cell table:formula="of:=[.C1281]/([.D1281]-[.D1280])" office:value-type="float" office:value="3119621.97372531" calcext:value-type="float">
            <text:p>3119621.9737253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700506.03329" calcext:value-type="float">
            <text:p>1442700506.03329</text:p>
          </table:table-cell>
          <table:table-cell office:value-type="float" office:value="8096" calcext:value-type="float">
            <text:p>8096</text:p>
          </table:table-cell>
          <table:table-cell table:formula="of:=[.B1282]-[.B$2]" office:value-type="float" office:value="25.8777985572815" calcext:value-type="float">
            <text:p>25.8777985573</text:p>
          </table:table-cell>
          <table:table-cell table:formula="of:=[.C1282]/([.D1282]-[.D1281])" office:value-type="float" office:value="58005.5468448663" calcext:value-type="float">
            <text:p>58005.5468448663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700506.03575" calcext:value-type="float">
            <text:p>1442700506.03575</text:p>
          </table:table-cell>
          <table:table-cell office:value-type="float" office:value="8096" calcext:value-type="float">
            <text:p>8096</text:p>
          </table:table-cell>
          <table:table-cell table:formula="of:=[.B1283]-[.B$2]" office:value-type="float" office:value="25.8802523612976" calcext:value-type="float">
            <text:p>25.8802523613</text:p>
          </table:table-cell>
          <table:table-cell table:formula="of:=[.C1283]/([.D1283]-[.D1282])" office:value-type="float" office:value="3299367.00194326" calcext:value-type="float">
            <text:p>3299367.0019432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700506.03816" calcext:value-type="float">
            <text:p>1442700506.03816</text:p>
          </table:table-cell>
          <table:table-cell office:value-type="float" office:value="8096" calcext:value-type="float">
            <text:p>8096</text:p>
          </table:table-cell>
          <table:table-cell table:formula="of:=[.B1284]-[.B$2]" office:value-type="float" office:value="25.882661819458" calcext:value-type="float">
            <text:p>25.8826618195</text:p>
          </table:table-cell>
          <table:table-cell table:formula="of:=[.C1284]/([.D1284]-[.D1283])" office:value-type="float" office:value="3360091.54799129" calcext:value-type="float">
            <text:p>3360091.5479912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700506.04057" calcext:value-type="float">
            <text:p>1442700506.04057</text:p>
          </table:table-cell>
          <table:table-cell office:value-type="float" office:value="8096" calcext:value-type="float">
            <text:p>8096</text:p>
          </table:table-cell>
          <table:table-cell table:formula="of:=[.B1285]-[.B$2]" office:value-type="float" office:value="25.8850708007812" calcext:value-type="float">
            <text:p>25.8850708008</text:p>
          </table:table-cell>
          <table:table-cell table:formula="of:=[.C1285]/([.D1285]-[.D1284])" office:value-type="float" office:value="3360756.64924782" calcext:value-type="float">
            <text:p>3360756.6492478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700506.04297" calcext:value-type="float">
            <text:p>1442700506.04297</text:p>
          </table:table-cell>
          <table:table-cell office:value-type="float" office:value="8096" calcext:value-type="float">
            <text:p>8096</text:p>
          </table:table-cell>
          <table:table-cell table:formula="of:=[.B1286]-[.B$2]" office:value-type="float" office:value="25.8874740600586" calcext:value-type="float">
            <text:p>25.8874740601</text:p>
          </table:table-cell>
          <table:table-cell table:formula="of:=[.C1286]/([.D1286]-[.D1285])" office:value-type="float" office:value="3368758.45079365" calcext:value-type="float">
            <text:p>3368758.45079365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700506.04538" calcext:value-type="float">
            <text:p>1442700506.04538</text:p>
          </table:table-cell>
          <table:table-cell office:value-type="float" office:value="8096" calcext:value-type="float">
            <text:p>8096</text:p>
          </table:table-cell>
          <table:table-cell table:formula="of:=[.B1287]-[.B$2]" office:value-type="float" office:value="25.8898828029633" calcext:value-type="float">
            <text:p>25.889882803</text:p>
          </table:table-cell>
          <table:table-cell table:formula="of:=[.C1287]/([.D1287]-[.D1286])" office:value-type="float" office:value="3361089.29862417" calcext:value-type="float">
            <text:p>3361089.298624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700506.04779" calcext:value-type="float">
            <text:p>1442700506.04779</text:p>
          </table:table-cell>
          <table:table-cell office:value-type="float" office:value="8096" calcext:value-type="float">
            <text:p>8096</text:p>
          </table:table-cell>
          <table:table-cell table:formula="of:=[.B1288]-[.B$2]" office:value-type="float" office:value="25.8922941684723" calcext:value-type="float">
            <text:p>25.8922941685</text:p>
          </table:table-cell>
          <table:table-cell table:formula="of:=[.C1288]/([.D1288]-[.D1287])" office:value-type="float" office:value="3357433.77338343" calcext:value-type="float">
            <text:p>3357433.77338343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700506.05016" calcext:value-type="float">
            <text:p>1442700506.05016</text:p>
          </table:table-cell>
          <table:table-cell office:value-type="float" office:value="8096" calcext:value-type="float">
            <text:p>8096</text:p>
          </table:table-cell>
          <table:table-cell table:formula="of:=[.B1289]-[.B$2]" office:value-type="float" office:value="25.8946695327759" calcext:value-type="float">
            <text:p>25.8946695328</text:p>
          </table:table-cell>
          <table:table-cell table:formula="of:=[.C1289]/([.D1289]-[.D1288])" office:value-type="float" office:value="3408319.29980929" calcext:value-type="float">
            <text:p>3408319.29980929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700506.05257" calcext:value-type="float">
            <text:p>1442700506.05257</text:p>
          </table:table-cell>
          <table:table-cell office:value-type="float" office:value="8096" calcext:value-type="float">
            <text:p>8096</text:p>
          </table:table-cell>
          <table:table-cell table:formula="of:=[.B1290]-[.B$2]" office:value-type="float" office:value="25.8970773220062" calcext:value-type="float">
            <text:p>25.897077322</text:p>
          </table:table-cell>
          <table:table-cell table:formula="of:=[.C1290]/([.D1290]-[.D1289])" office:value-type="float" office:value="3362420.55490643" calcext:value-type="float">
            <text:p>3362420.5549064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700506.05495" calcext:value-type="float">
            <text:p>1442700506.05495</text:p>
          </table:table-cell>
          <table:table-cell office:value-type="float" office:value="8096" calcext:value-type="float">
            <text:p>8096</text:p>
          </table:table-cell>
          <table:table-cell table:formula="of:=[.B1291]-[.B$2]" office:value-type="float" office:value="25.8994550704956" calcext:value-type="float">
            <text:p>25.8994550705</text:p>
          </table:table-cell>
          <table:table-cell table:formula="of:=[.C1291]/([.D1291]-[.D1290])" office:value-type="float" office:value="3404901.75313346" calcext:value-type="float">
            <text:p>3404901.7531334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700506.07268" calcext:value-type="float">
            <text:p>1442700506.07268</text:p>
          </table:table-cell>
          <table:table-cell office:value-type="float" office:value="8096" calcext:value-type="float">
            <text:p>8096</text:p>
          </table:table-cell>
          <table:table-cell table:formula="of:=[.B1292]-[.B$2]" office:value-type="float" office:value="25.917186498642" calcext:value-type="float">
            <text:p>25.9171864986</text:p>
          </table:table-cell>
          <table:table-cell table:formula="of:=[.C1292]/([.D1292]-[.D1291])" office:value-type="float" office:value="456590.407336193" calcext:value-type="float">
            <text:p>456590.40733619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700506.07509" calcext:value-type="float">
            <text:p>1442700506.07509</text:p>
          </table:table-cell>
          <table:table-cell office:value-type="float" office:value="8096" calcext:value-type="float">
            <text:p>8096</text:p>
          </table:table-cell>
          <table:table-cell table:formula="of:=[.B1293]-[.B$2]" office:value-type="float" office:value="25.9195919036865" calcext:value-type="float">
            <text:p>25.9195919037</text:p>
          </table:table-cell>
          <table:table-cell table:formula="of:=[.C1293]/([.D1293]-[.D1292])" office:value-type="float" office:value="3365753.31390623" calcext:value-type="float">
            <text:p>3365753.3139062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700506.1117" calcext:value-type="float">
            <text:p>1442700506.1117</text:p>
          </table:table-cell>
          <table:table-cell office:value-type="float" office:value="8096" calcext:value-type="float">
            <text:p>8096</text:p>
          </table:table-cell>
          <table:table-cell table:formula="of:=[.B1294]-[.B$2]" office:value-type="float" office:value="25.956202507019" calcext:value-type="float">
            <text:p>25.956202507</text:p>
          </table:table-cell>
          <table:table-cell table:formula="of:=[.C1294]/([.D1294]-[.D1293])" office:value-type="float" office:value="221138.12019068" calcext:value-type="float">
            <text:p>221138.1201906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700506.11413" calcext:value-type="float">
            <text:p>1442700506.11413</text:p>
          </table:table-cell>
          <table:table-cell office:value-type="float" office:value="8096" calcext:value-type="float">
            <text:p>8096</text:p>
          </table:table-cell>
          <table:table-cell table:formula="of:=[.B1295]-[.B$2]" office:value-type="float" office:value="25.9586300849915" calcext:value-type="float">
            <text:p>25.958630085</text:p>
          </table:table-cell>
          <table:table-cell table:formula="of:=[.C1295]/([.D1295]-[.D1294])" office:value-type="float" office:value="3335011.31251228" calcext:value-type="float">
            <text:p>3335011.31251228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700506.11657" calcext:value-type="float">
            <text:p>1442700506.11657</text:p>
          </table:table-cell>
          <table:table-cell office:value-type="float" office:value="8096" calcext:value-type="float">
            <text:p>8096</text:p>
          </table:table-cell>
          <table:table-cell table:formula="of:=[.B1296]-[.B$2]" office:value-type="float" office:value="25.9610772132874" calcext:value-type="float">
            <text:p>25.9610772133</text:p>
          </table:table-cell>
          <table:table-cell table:formula="of:=[.C1296]/([.D1296]-[.D1295])" office:value-type="float" office:value="3308367.61340608" calcext:value-type="float">
            <text:p>3308367.6134060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700506.13364" calcext:value-type="float">
            <text:p>1442700506.13364</text:p>
          </table:table-cell>
          <table:table-cell office:value-type="float" office:value="8096" calcext:value-type="float">
            <text:p>8096</text:p>
          </table:table-cell>
          <table:table-cell table:formula="of:=[.B1297]-[.B$2]" office:value-type="float" office:value="25.9781451225281" calcext:value-type="float">
            <text:p>25.9781451225</text:p>
          </table:table-cell>
          <table:table-cell table:formula="of:=[.C1297]/([.D1297]-[.D1296])" office:value-type="float" office:value="474340.464658881" calcext:value-type="float">
            <text:p>474340.464658881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700506.13604" calcext:value-type="float">
            <text:p>1442700506.13604</text:p>
          </table:table-cell>
          <table:table-cell office:value-type="float" office:value="8096" calcext:value-type="float">
            <text:p>8096</text:p>
          </table:table-cell>
          <table:table-cell table:formula="of:=[.B1298]-[.B$2]" office:value-type="float" office:value="25.9805490970612" calcext:value-type="float">
            <text:p>25.9805490971</text:p>
          </table:table-cell>
          <table:table-cell table:formula="of:=[.C1298]/([.D1298]-[.D1297])" office:value-type="float" office:value="3367756.14241793" calcext:value-type="float">
            <text:p>3367756.1424179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700506.13845" calcext:value-type="float">
            <text:p>1442700506.13845</text:p>
          </table:table-cell>
          <table:table-cell office:value-type="float" office:value="8096" calcext:value-type="float">
            <text:p>8096</text:p>
          </table:table-cell>
          <table:table-cell table:formula="of:=[.B1299]-[.B$2]" office:value-type="float" office:value="25.9829533100128" calcext:value-type="float">
            <text:p>25.98295331</text:p>
          </table:table-cell>
          <table:table-cell table:formula="of:=[.C1299]/([.D1299]-[.D1298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700506.17323" calcext:value-type="float">
            <text:p>1442700506.17323</text:p>
          </table:table-cell>
          <table:table-cell office:value-type="float" office:value="8096" calcext:value-type="float">
            <text:p>8096</text:p>
          </table:table-cell>
          <table:table-cell table:formula="of:=[.B1300]-[.B$2]" office:value-type="float" office:value="26.0177383422852" calcext:value-type="float">
            <text:p>26.0177383423</text:p>
          </table:table-cell>
          <table:table-cell table:formula="of:=[.C1300]/([.D1300]-[.D1299])" office:value-type="float" office:value="232743.78291832" calcext:value-type="float">
            <text:p>232743.78291832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700506.17565" calcext:value-type="float">
            <text:p>1442700506.17565</text:p>
          </table:table-cell>
          <table:table-cell office:value-type="float" office:value="8096" calcext:value-type="float">
            <text:p>8096</text:p>
          </table:table-cell>
          <table:table-cell table:formula="of:=[.B1301]-[.B$2]" office:value-type="float" office:value="26.0201501846313" calcext:value-type="float">
            <text:p>26.0201501846</text:p>
          </table:table-cell>
          <table:table-cell table:formula="of:=[.C1301]/([.D1301]-[.D1300])" office:value-type="float" office:value="3356769.98655595" calcext:value-type="float">
            <text:p>3356769.9865559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700506.17803" calcext:value-type="float">
            <text:p>1442700506.17803</text:p>
          </table:table-cell>
          <table:table-cell office:value-type="float" office:value="8096" calcext:value-type="float">
            <text:p>8096</text:p>
          </table:table-cell>
          <table:table-cell table:formula="of:=[.B1302]-[.B$2]" office:value-type="float" office:value="26.0225343704224" calcext:value-type="float">
            <text:p>26.0225343704</text:p>
          </table:table-cell>
          <table:table-cell table:formula="of:=[.C1302]/([.D1302]-[.D1301])" office:value-type="float" office:value="3395708.5184" calcext:value-type="float">
            <text:p>3395708.5184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700506.18044" calcext:value-type="float">
            <text:p>1442700506.18044</text:p>
          </table:table-cell>
          <table:table-cell office:value-type="float" office:value="8096" calcext:value-type="float">
            <text:p>8096</text:p>
          </table:table-cell>
          <table:table-cell table:formula="of:=[.B1303]-[.B$2]" office:value-type="float" office:value="26.0249419212341" calcext:value-type="float">
            <text:p>26.0249419212</text:p>
          </table:table-cell>
          <table:table-cell table:formula="of:=[.C1303]/([.D1303]-[.D1302])" office:value-type="float" office:value="3362753.53376906" calcext:value-type="float">
            <text:p>3362753.5337690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700506.21213" calcext:value-type="float">
            <text:p>1442700506.21213</text:p>
          </table:table-cell>
          <table:table-cell office:value-type="float" office:value="8096" calcext:value-type="float">
            <text:p>8096</text:p>
          </table:table-cell>
          <table:table-cell table:formula="of:=[.B1304]-[.B$2]" office:value-type="float" office:value="26.0566363334656" calcext:value-type="float">
            <text:p>26.0566363335</text:p>
          </table:table-cell>
          <table:table-cell table:formula="of:=[.C1304]/([.D1304]-[.D1303])" office:value-type="float" office:value="255439.34813745" calcext:value-type="float">
            <text:p>255439.3481374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700506.21454" calcext:value-type="float">
            <text:p>1442700506.21454</text:p>
          </table:table-cell>
          <table:table-cell office:value-type="float" office:value="8096" calcext:value-type="float">
            <text:p>8096</text:p>
          </table:table-cell>
          <table:table-cell table:formula="of:=[.B1305]-[.B$2]" office:value-type="float" office:value="26.0590398311615" calcext:value-type="float">
            <text:p>26.0590398312</text:p>
          </table:table-cell>
          <table:table-cell table:formula="of:=[.C1305]/([.D1305]-[.D1304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700506.21692" calcext:value-type="float">
            <text:p>1442700506.21692</text:p>
          </table:table-cell>
          <table:table-cell office:value-type="float" office:value="8096" calcext:value-type="float">
            <text:p>8096</text:p>
          </table:table-cell>
          <table:table-cell table:formula="of:=[.B1306]-[.B$2]" office:value-type="float" office:value="26.0614268779755" calcext:value-type="float">
            <text:p>26.061426878</text:p>
          </table:table-cell>
          <table:table-cell table:formula="of:=[.C1306]/([.D1306]-[.D1305])" office:value-type="float" office:value="3391638.55213743" calcext:value-type="float">
            <text:p>3391638.5521374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700506.21932" calcext:value-type="float">
            <text:p>1442700506.21932</text:p>
          </table:table-cell>
          <table:table-cell office:value-type="float" office:value="8096" calcext:value-type="float">
            <text:p>8096</text:p>
          </table:table-cell>
          <table:table-cell table:formula="of:=[.B1307]-[.B$2]" office:value-type="float" office:value="26.0638294219971" calcext:value-type="float">
            <text:p>26.063829422</text:p>
          </table:table-cell>
          <table:table-cell table:formula="of:=[.C1307]/([.D1307]-[.D1306])" office:value-type="float" office:value="3369761.35595911" calcext:value-type="float">
            <text:p>3369761.35595911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700506.22173" calcext:value-type="float">
            <text:p>1442700506.22173</text:p>
          </table:table-cell>
          <table:table-cell office:value-type="float" office:value="8096" calcext:value-type="float">
            <text:p>8096</text:p>
          </table:table-cell>
          <table:table-cell table:formula="of:=[.B1308]-[.B$2]" office:value-type="float" office:value="26.0662314891815" calcext:value-type="float">
            <text:p>26.0662314892</text:p>
          </table:table-cell>
          <table:table-cell table:formula="of:=[.C1308]/([.D1308]-[.D1307])" office:value-type="float" office:value="3370430.29121588" calcext:value-type="float">
            <text:p>3370430.2912158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700506.29851" calcext:value-type="float">
            <text:p>1442700506.29851</text:p>
          </table:table-cell>
          <table:table-cell office:value-type="float" office:value="8096" calcext:value-type="float">
            <text:p>8096</text:p>
          </table:table-cell>
          <table:table-cell table:formula="of:=[.B1309]-[.B$2]" office:value-type="float" office:value="26.1430110931396" calcext:value-type="float">
            <text:p>26.1430110931</text:p>
          </table:table-cell>
          <table:table-cell table:formula="of:=[.C1309]/([.D1309]-[.D1308])" office:value-type="float" office:value="105444.669972705" calcext:value-type="float">
            <text:p>105444.66997270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700506.30094" calcext:value-type="float">
            <text:p>1442700506.30094</text:p>
          </table:table-cell>
          <table:table-cell office:value-type="float" office:value="8096" calcext:value-type="float">
            <text:p>8096</text:p>
          </table:table-cell>
          <table:table-cell table:formula="of:=[.B1310]-[.B$2]" office:value-type="float" office:value="26.1454427242279" calcext:value-type="float">
            <text:p>26.1454427242</text:p>
          </table:table-cell>
          <table:table-cell table:formula="of:=[.C1310]/([.D1310]-[.D1309])" office:value-type="float" office:value="3329452.41533484" calcext:value-type="float">
            <text:p>3329452.41533484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700506.33453" calcext:value-type="float">
            <text:p>1442700506.33453</text:p>
          </table:table-cell>
          <table:table-cell office:value-type="float" office:value="8096" calcext:value-type="float">
            <text:p>8096</text:p>
          </table:table-cell>
          <table:table-cell table:formula="of:=[.B1311]-[.B$2]" office:value-type="float" office:value="26.179030418396" calcext:value-type="float">
            <text:p>26.1790304184</text:p>
          </table:table-cell>
          <table:table-cell table:formula="of:=[.C1311]/([.D1311]-[.D1310])" office:value-type="float" office:value="241040.660888577" calcext:value-type="float">
            <text:p>241040.66088857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700506.33693" calcext:value-type="float">
            <text:p>1442700506.33693</text:p>
          </table:table-cell>
          <table:table-cell office:value-type="float" office:value="8096" calcext:value-type="float">
            <text:p>8096</text:p>
          </table:table-cell>
          <table:table-cell table:formula="of:=[.B1312]-[.B$2]" office:value-type="float" office:value="26.1814363002777" calcext:value-type="float">
            <text:p>26.1814363003</text:p>
          </table:table-cell>
          <table:table-cell table:formula="of:=[.C1312]/([.D1312]-[.D1311])" office:value-type="float" office:value="3365086.23367357" calcext:value-type="float">
            <text:p>3365086.2336735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700506.33933" calcext:value-type="float">
            <text:p>1442700506.33933</text:p>
          </table:table-cell>
          <table:table-cell office:value-type="float" office:value="8096" calcext:value-type="float">
            <text:p>8096</text:p>
          </table:table-cell>
          <table:table-cell table:formula="of:=[.B1313]-[.B$2]" office:value-type="float" office:value="26.1838352680206" calcext:value-type="float">
            <text:p>26.183835268</text:p>
          </table:table-cell>
          <table:table-cell table:formula="of:=[.C1313]/([.D1313]-[.D1312])" office:value-type="float" office:value="3374784.85231564" calcext:value-type="float">
            <text:p>3374784.8523156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700506.34847" calcext:value-type="float">
            <text:p>1442700506.34847</text:p>
          </table:table-cell>
          <table:table-cell office:value-type="float" office:value="8096" calcext:value-type="float">
            <text:p>8096</text:p>
          </table:table-cell>
          <table:table-cell table:formula="of:=[.B1314]-[.B$2]" office:value-type="float" office:value="26.1929762363434" calcext:value-type="float">
            <text:p>26.1929762363</text:p>
          </table:table-cell>
          <table:table-cell table:formula="of:=[.C1314]/([.D1314]-[.D1313])" office:value-type="float" office:value="885682.972978612" calcext:value-type="float">
            <text:p>885682.97297861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700506.35088" calcext:value-type="float">
            <text:p>1442700506.35088</text:p>
          </table:table-cell>
          <table:table-cell office:value-type="float" office:value="8096" calcext:value-type="float">
            <text:p>8096</text:p>
          </table:table-cell>
          <table:table-cell table:formula="of:=[.B1315]-[.B$2]" office:value-type="float" office:value="26.195380449295" calcext:value-type="float">
            <text:p>26.1953804493</text:p>
          </table:table-cell>
          <table:table-cell table:formula="of:=[.C1315]/([.D1315]-[.D1314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700506.35326" calcext:value-type="float">
            <text:p>1442700506.35326</text:p>
          </table:table-cell>
          <table:table-cell office:value-type="float" office:value="8096" calcext:value-type="float">
            <text:p>8096</text:p>
          </table:table-cell>
          <table:table-cell table:formula="of:=[.B1316]-[.B$2]" office:value-type="float" office:value="26.1977696418762" calcext:value-type="float">
            <text:p>26.1977696419</text:p>
          </table:table-cell>
          <table:table-cell table:formula="of:=[.C1316]/([.D1316]-[.D1315])" office:value-type="float" office:value="3388592.47420417" calcext:value-type="float">
            <text:p>3388592.47420417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700506.36418" calcext:value-type="float">
            <text:p>1442700506.36418</text:p>
          </table:table-cell>
          <table:table-cell office:value-type="float" office:value="8096" calcext:value-type="float">
            <text:p>8096</text:p>
          </table:table-cell>
          <table:table-cell table:formula="of:=[.B1317]-[.B$2]" office:value-type="float" office:value="26.2086889743805" calcext:value-type="float">
            <text:p>26.2086889744</text:p>
          </table:table-cell>
          <table:table-cell table:formula="of:=[.C1317]/([.D1317]-[.D1316])" office:value-type="float" office:value="741437.26247298" calcext:value-type="float">
            <text:p>741437.2624729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700506.36655" calcext:value-type="float">
            <text:p>1442700506.36655</text:p>
          </table:table-cell>
          <table:table-cell office:value-type="float" office:value="8096" calcext:value-type="float">
            <text:p>8096</text:p>
          </table:table-cell>
          <table:table-cell table:formula="of:=[.B1318]-[.B$2]" office:value-type="float" office:value="26.2110571861267" calcext:value-type="float">
            <text:p>26.2110571861</text:p>
          </table:table-cell>
          <table:table-cell table:formula="of:=[.C1318]/([.D1318]-[.D1317])" office:value-type="float" office:value="3418613.22702104" calcext:value-type="float">
            <text:p>3418613.22702104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700506.36896" calcext:value-type="float">
            <text:p>1442700506.36896</text:p>
          </table:table-cell>
          <table:table-cell office:value-type="float" office:value="8096" calcext:value-type="float">
            <text:p>8096</text:p>
          </table:table-cell>
          <table:table-cell table:formula="of:=[.B1319]-[.B$2]" office:value-type="float" office:value="26.2134599685669" calcext:value-type="float">
            <text:p>26.2134599686</text:p>
          </table:table-cell>
          <table:table-cell table:formula="of:=[.C1319]/([.D1319]-[.D1318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700506.37403" calcext:value-type="float">
            <text:p>1442700506.37403</text:p>
          </table:table-cell>
          <table:table-cell office:value-type="float" office:value="8096" calcext:value-type="float">
            <text:p>8096</text:p>
          </table:table-cell>
          <table:table-cell table:formula="of:=[.B1320]-[.B$2]" office:value-type="float" office:value="26.2185370922089" calcext:value-type="float">
            <text:p>26.2185370922</text:p>
          </table:table-cell>
          <table:table-cell table:formula="of:=[.C1320]/([.D1320]-[.D1319])" office:value-type="float" office:value="1594603.67147218" calcext:value-type="float">
            <text:p>1594603.6714721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700506.39084" calcext:value-type="float">
            <text:p>1442700506.39084</text:p>
          </table:table-cell>
          <table:table-cell office:value-type="float" office:value="8096" calcext:value-type="float">
            <text:p>8096</text:p>
          </table:table-cell>
          <table:table-cell table:formula="of:=[.B1321]-[.B$2]" office:value-type="float" office:value="26.2353405952454" calcext:value-type="float">
            <text:p>26.2353405952</text:p>
          </table:table-cell>
          <table:table-cell table:formula="of:=[.C1321]/([.D1321]-[.D1320])" office:value-type="float" office:value="481804.298925921" calcext:value-type="float">
            <text:p>481804.29892592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700506.39325" calcext:value-type="float">
            <text:p>1442700506.39325</text:p>
          </table:table-cell>
          <table:table-cell office:value-type="float" office:value="8096" calcext:value-type="float">
            <text:p>8096</text:p>
          </table:table-cell>
          <table:table-cell table:formula="of:=[.B1322]-[.B$2]" office:value-type="float" office:value="26.2377552986145" calcext:value-type="float">
            <text:p>26.2377552986</text:p>
          </table:table-cell>
          <table:table-cell table:formula="of:=[.C1322]/([.D1322]-[.D1321])" office:value-type="float" office:value="3352792.77093207" calcext:value-type="float">
            <text:p>3352792.77093207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700506.39566" calcext:value-type="float">
            <text:p>1442700506.39566</text:p>
          </table:table-cell>
          <table:table-cell office:value-type="float" office:value="8096" calcext:value-type="float">
            <text:p>8096</text:p>
          </table:table-cell>
          <table:table-cell table:formula="of:=[.B1323]-[.B$2]" office:value-type="float" office:value="26.2401633262634" calcext:value-type="float">
            <text:p>26.2401633263</text:p>
          </table:table-cell>
          <table:table-cell table:formula="of:=[.C1323]/([.D1323]-[.D1322])" office:value-type="float" office:value="3362087.6419802" calcext:value-type="float">
            <text:p>3362087.641980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700506.41946" calcext:value-type="float">
            <text:p>1442700506.41946</text:p>
          </table:table-cell>
          <table:table-cell office:value-type="float" office:value="8096" calcext:value-type="float">
            <text:p>8096</text:p>
          </table:table-cell>
          <table:table-cell table:formula="of:=[.B1324]-[.B$2]" office:value-type="float" office:value="26.263964176178" calcext:value-type="float">
            <text:p>26.2639641762</text:p>
          </table:table-cell>
          <table:table-cell table:formula="of:=[.C1324]/([.D1324]-[.D1323])" office:value-type="float" office:value="340155.920022439" calcext:value-type="float">
            <text:p>340155.92002243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700506.42187" calcext:value-type="float">
            <text:p>1442700506.42187</text:p>
          </table:table-cell>
          <table:table-cell office:value-type="float" office:value="8096" calcext:value-type="float">
            <text:p>8096</text:p>
          </table:table-cell>
          <table:table-cell table:formula="of:=[.B1325]-[.B$2]" office:value-type="float" office:value="26.2663724422455" calcext:value-type="float">
            <text:p>26.2663724422</text:p>
          </table:table-cell>
          <table:table-cell table:formula="of:=[.C1325]/([.D1325]-[.D1324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700506.42428" calcext:value-type="float">
            <text:p>1442700506.42428</text:p>
          </table:table-cell>
          <table:table-cell office:value-type="float" office:value="8096" calcext:value-type="float">
            <text:p>8096</text:p>
          </table:table-cell>
          <table:table-cell table:formula="of:=[.B1326]-[.B$2]" office:value-type="float" office:value="26.268780708313" calcext:value-type="float">
            <text:p>26.2687807083</text:p>
          </table:table-cell>
          <table:table-cell table:formula="of:=[.C1326]/([.D1326]-[.D1325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700506.43503" calcext:value-type="float">
            <text:p>1442700506.43503</text:p>
          </table:table-cell>
          <table:table-cell office:value-type="float" office:value="8096" calcext:value-type="float">
            <text:p>8096</text:p>
          </table:table-cell>
          <table:table-cell table:formula="of:=[.B1327]-[.B$2]" office:value-type="float" office:value="26.2795367240906" calcext:value-type="float">
            <text:p>26.2795367241</text:p>
          </table:table-cell>
          <table:table-cell table:formula="of:=[.C1327]/([.D1327]-[.D1326])" office:value-type="float" office:value="752695.065478565" calcext:value-type="float">
            <text:p>752695.065478565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700506.43744" calcext:value-type="float">
            <text:p>1442700506.43744</text:p>
          </table:table-cell>
          <table:table-cell office:value-type="float" office:value="8096" calcext:value-type="float">
            <text:p>8096</text:p>
          </table:table-cell>
          <table:table-cell table:formula="of:=[.B1328]-[.B$2]" office:value-type="float" office:value="26.281941652298" calcext:value-type="float">
            <text:p>26.2819416523</text:p>
          </table:table-cell>
          <table:table-cell table:formula="of:=[.C1328]/([.D1328]-[.D1327])" office:value-type="float" office:value="3366420.65866957" calcext:value-type="float">
            <text:p>3366420.6586695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700506.43984" calcext:value-type="float">
            <text:p>1442700506.43984</text:p>
          </table:table-cell>
          <table:table-cell office:value-type="float" office:value="8096" calcext:value-type="float">
            <text:p>8096</text:p>
          </table:table-cell>
          <table:table-cell table:formula="of:=[.B1329]-[.B$2]" office:value-type="float" office:value="26.2843477725983" calcext:value-type="float">
            <text:p>26.2843477726</text:p>
          </table:table-cell>
          <table:table-cell table:formula="of:=[.C1329]/([.D1329]-[.D1328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700506.44894" calcext:value-type="float">
            <text:p>1442700506.44894</text:p>
          </table:table-cell>
          <table:table-cell office:value-type="float" office:value="8096" calcext:value-type="float">
            <text:p>8096</text:p>
          </table:table-cell>
          <table:table-cell table:formula="of:=[.B1330]-[.B$2]" office:value-type="float" office:value="26.293443441391" calcext:value-type="float">
            <text:p>26.2934434414</text:p>
          </table:table-cell>
          <table:table-cell table:formula="of:=[.C1330]/([.D1330]-[.D1329])" office:value-type="float" office:value="890093.975989515" calcext:value-type="float">
            <text:p>890093.975989515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700506.45132" calcext:value-type="float">
            <text:p>1442700506.45132</text:p>
          </table:table-cell>
          <table:table-cell office:value-type="float" office:value="8096" calcext:value-type="float">
            <text:p>8096</text:p>
          </table:table-cell>
          <table:table-cell table:formula="of:=[.B1331]-[.B$2]" office:value-type="float" office:value="26.2958250045776" calcext:value-type="float">
            <text:p>26.2958250046</text:p>
          </table:table-cell>
          <table:table-cell table:formula="of:=[.C1331]/([.D1331]-[.D1330])" office:value-type="float" office:value="3399447.91110221" calcext:value-type="float">
            <text:p>3399447.9111022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700506.45372" calcext:value-type="float">
            <text:p>1442700506.45372</text:p>
          </table:table-cell>
          <table:table-cell office:value-type="float" office:value="8096" calcext:value-type="float">
            <text:p>8096</text:p>
          </table:table-cell>
          <table:table-cell table:formula="of:=[.B1332]-[.B$2]" office:value-type="float" office:value="26.2982285022736" calcext:value-type="float">
            <text:p>26.2982285023</text:p>
          </table:table-cell>
          <table:table-cell table:formula="of:=[.C1332]/([.D1332]-[.D1331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700506.47329" calcext:value-type="float">
            <text:p>1442700506.47329</text:p>
          </table:table-cell>
          <table:table-cell office:value-type="float" office:value="8096" calcext:value-type="float">
            <text:p>8096</text:p>
          </table:table-cell>
          <table:table-cell table:formula="of:=[.B1333]-[.B$2]" office:value-type="float" office:value="26.3177993297577" calcext:value-type="float">
            <text:p>26.3177993298</text:p>
          </table:table-cell>
          <table:table-cell table:formula="of:=[.C1333]/([.D1333]-[.D1332])" office:value-type="float" office:value="413676.938625344" calcext:value-type="float">
            <text:p>413676.938625344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700506.47568" calcext:value-type="float">
            <text:p>1442700506.47568</text:p>
          </table:table-cell>
          <table:table-cell office:value-type="float" office:value="8096" calcext:value-type="float">
            <text:p>8096</text:p>
          </table:table-cell>
          <table:table-cell table:formula="of:=[.B1334]-[.B$2]" office:value-type="float" office:value="26.3201897144318" calcext:value-type="float">
            <text:p>26.3201897144</text:p>
          </table:table-cell>
          <table:table-cell table:formula="of:=[.C1334]/([.D1334]-[.D1333])" office:value-type="float" office:value="3386902.57171354" calcext:value-type="float">
            <text:p>3386902.57171354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700506.47812" calcext:value-type="float">
            <text:p>1442700506.47812</text:p>
          </table:table-cell>
          <table:table-cell office:value-type="float" office:value="8096" calcext:value-type="float">
            <text:p>8096</text:p>
          </table:table-cell>
          <table:table-cell table:formula="of:=[.B1335]-[.B$2]" office:value-type="float" office:value="26.3226289749146" calcext:value-type="float">
            <text:p>26.3226289749</text:p>
          </table:table-cell>
          <table:table-cell table:formula="of:=[.C1335]/([.D1335]-[.D1334])" office:value-type="float" office:value="3319038.72387841" calcext:value-type="float">
            <text:p>3319038.72387841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700506.51991" calcext:value-type="float">
            <text:p>1442700506.51991</text:p>
          </table:table-cell>
          <table:table-cell office:value-type="float" office:value="8096" calcext:value-type="float">
            <text:p>8096</text:p>
          </table:table-cell>
          <table:table-cell table:formula="of:=[.B1336]-[.B$2]" office:value-type="float" office:value="26.3644165992737" calcext:value-type="float">
            <text:p>26.3644165993</text:p>
          </table:table-cell>
          <table:table-cell table:formula="of:=[.C1336]/([.D1336]-[.D1335])" office:value-type="float" office:value="193741.571198722" calcext:value-type="float">
            <text:p>193741.571198722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700506.52232" calcext:value-type="float">
            <text:p>1442700506.52232</text:p>
          </table:table-cell>
          <table:table-cell office:value-type="float" office:value="8096" calcext:value-type="float">
            <text:p>8096</text:p>
          </table:table-cell>
          <table:table-cell table:formula="of:=[.B1337]-[.B$2]" office:value-type="float" office:value="26.3668208122253" calcext:value-type="float">
            <text:p>26.3668208122</text:p>
          </table:table-cell>
          <table:table-cell table:formula="of:=[.C1337]/([.D1337]-[.D1336])" office:value-type="float" office:value="3367422.17215391" calcext:value-type="float">
            <text:p>3367422.1721539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700506.5247" calcext:value-type="float">
            <text:p>1442700506.5247</text:p>
          </table:table-cell>
          <table:table-cell office:value-type="float" office:value="8096" calcext:value-type="float">
            <text:p>8096</text:p>
          </table:table-cell>
          <table:table-cell table:formula="of:=[.B1338]-[.B$2]" office:value-type="float" office:value="26.3692078590393" calcext:value-type="float">
            <text:p>26.369207859</text:p>
          </table:table-cell>
          <table:table-cell table:formula="of:=[.C1338]/([.D1338]-[.D1337])" office:value-type="float" office:value="3391638.55213743" calcext:value-type="float">
            <text:p>3391638.5521374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700506.53549" calcext:value-type="float">
            <text:p>1442700506.53549</text:p>
          </table:table-cell>
          <table:table-cell office:value-type="float" office:value="8096" calcext:value-type="float">
            <text:p>8096</text:p>
          </table:table-cell>
          <table:table-cell table:formula="of:=[.B1339]-[.B$2]" office:value-type="float" office:value="26.3799993991852" calcext:value-type="float">
            <text:p>26.3799993992</text:p>
          </table:table-cell>
          <table:table-cell table:formula="of:=[.C1339]/([.D1339]-[.D1338])" office:value-type="float" office:value="750217.289706825" calcext:value-type="float">
            <text:p>750217.28970682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700506.5379" calcext:value-type="float">
            <text:p>1442700506.5379</text:p>
          </table:table-cell>
          <table:table-cell office:value-type="float" office:value="8096" calcext:value-type="float">
            <text:p>8096</text:p>
          </table:table-cell>
          <table:table-cell table:formula="of:=[.B1340]-[.B$2]" office:value-type="float" office:value="26.3824021816254" calcext:value-type="float">
            <text:p>26.3824021816</text:p>
          </table:table-cell>
          <table:table-cell table:formula="of:=[.C1340]/([.D1340]-[.D1339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700506.57371" calcext:value-type="float">
            <text:p>1442700506.57371</text:p>
          </table:table-cell>
          <table:table-cell office:value-type="float" office:value="8096" calcext:value-type="float">
            <text:p>8096</text:p>
          </table:table-cell>
          <table:table-cell table:formula="of:=[.B1341]-[.B$2]" office:value-type="float" office:value="26.4182109832764" calcext:value-type="float">
            <text:p>26.4182109833</text:p>
          </table:table-cell>
          <table:table-cell table:formula="of:=[.C1341]/([.D1341]-[.D1340])" office:value-type="float" office:value="226089.665856598" calcext:value-type="float">
            <text:p>226089.66585659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700506.57611" calcext:value-type="float">
            <text:p>1442700506.57611</text:p>
          </table:table-cell>
          <table:table-cell office:value-type="float" office:value="8096" calcext:value-type="float">
            <text:p>8096</text:p>
          </table:table-cell>
          <table:table-cell table:formula="of:=[.B1342]-[.B$2]" office:value-type="float" office:value="26.4206178188324" calcext:value-type="float">
            <text:p>26.4206178188</text:p>
          </table:table-cell>
          <table:table-cell table:formula="of:=[.C1342]/([.D1342]-[.D1341])" office:value-type="float" office:value="3363752.86617137" calcext:value-type="float">
            <text:p>3363752.8661713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700506.57852" calcext:value-type="float">
            <text:p>1442700506.57852</text:p>
          </table:table-cell>
          <table:table-cell office:value-type="float" office:value="8096" calcext:value-type="float">
            <text:p>8096</text:p>
          </table:table-cell>
          <table:table-cell table:formula="of:=[.B1343]-[.B$2]" office:value-type="float" office:value="26.4230198860168" calcext:value-type="float">
            <text:p>26.423019886</text:p>
          </table:table-cell>
          <table:table-cell table:formula="of:=[.C1343]/([.D1343]-[.D1342])" office:value-type="float" office:value="3370430.29121588" calcext:value-type="float">
            <text:p>3370430.2912158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700506.59166" calcext:value-type="float">
            <text:p>1442700506.59166</text:p>
          </table:table-cell>
          <table:table-cell office:value-type="float" office:value="8096" calcext:value-type="float">
            <text:p>8096</text:p>
          </table:table-cell>
          <table:table-cell table:formula="of:=[.B1344]-[.B$2]" office:value-type="float" office:value="26.4361636638641" calcext:value-type="float">
            <text:p>26.4361636639</text:p>
          </table:table-cell>
          <table:table-cell table:formula="of:=[.C1344]/([.D1344]-[.D1343])" office:value-type="float" office:value="615956.850006349" calcext:value-type="float">
            <text:p>615956.85000634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700506.5941" calcext:value-type="float">
            <text:p>1442700506.5941</text:p>
          </table:table-cell>
          <table:table-cell office:value-type="float" office:value="8096" calcext:value-type="float">
            <text:p>8096</text:p>
          </table:table-cell>
          <table:table-cell table:formula="of:=[.B1345]-[.B$2]" office:value-type="float" office:value="26.438606262207" calcext:value-type="float">
            <text:p>26.4386062622</text:p>
          </table:table-cell>
          <table:table-cell table:formula="of:=[.C1345]/([.D1345]-[.D1344])" office:value-type="float" office:value="3314503.19023914" calcext:value-type="float">
            <text:p>3314503.1902391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700506.5965" calcext:value-type="float">
            <text:p>1442700506.5965</text:p>
          </table:table-cell>
          <table:table-cell office:value-type="float" office:value="8096" calcext:value-type="float">
            <text:p>8096</text:p>
          </table:table-cell>
          <table:table-cell table:formula="of:=[.B1346]-[.B$2]" office:value-type="float" office:value="26.4410092830658" calcext:value-type="float">
            <text:p>26.4410092831</text:p>
          </table:table-cell>
          <table:table-cell table:formula="of:=[.C1346]/([.D1346]-[.D1345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700506.6204" calcext:value-type="float">
            <text:p>1442700506.6204</text:p>
          </table:table-cell>
          <table:table-cell office:value-type="float" office:value="8096" calcext:value-type="float">
            <text:p>8096</text:p>
          </table:table-cell>
          <table:table-cell table:formula="of:=[.B1347]-[.B$2]" office:value-type="float" office:value="26.4649028778076" calcext:value-type="float">
            <text:p>26.4649028778</text:p>
          </table:table-cell>
          <table:table-cell table:formula="of:=[.C1347]/([.D1347]-[.D1346])" office:value-type="float" office:value="338835.578634363" calcext:value-type="float">
            <text:p>338835.578634363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700506.6228" calcext:value-type="float">
            <text:p>1442700506.6228</text:p>
          </table:table-cell>
          <table:table-cell office:value-type="float" office:value="8096" calcext:value-type="float">
            <text:p>8096</text:p>
          </table:table-cell>
          <table:table-cell table:formula="of:=[.B1348]-[.B$2]" office:value-type="float" office:value="26.4673044681549" calcext:value-type="float">
            <text:p>26.4673044682</text:p>
          </table:table-cell>
          <table:table-cell table:formula="of:=[.C1348]/([.D1348]-[.D1347])" office:value-type="float" office:value="3371099.49210761" calcext:value-type="float">
            <text:p>3371099.4921076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700506.6252" calcext:value-type="float">
            <text:p>1442700506.6252</text:p>
          </table:table-cell>
          <table:table-cell office:value-type="float" office:value="8096" calcext:value-type="float">
            <text:p>8096</text:p>
          </table:table-cell>
          <table:table-cell table:formula="of:=[.B1349]-[.B$2]" office:value-type="float" office:value="26.4697072505951" calcext:value-type="float">
            <text:p>26.4697072506</text:p>
          </table:table-cell>
          <table:table-cell table:formula="of:=[.C1349]/([.D1349]-[.D1348])" office:value-type="float" office:value="3369426.98789442" calcext:value-type="float">
            <text:p>3369426.98789442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700506.63456" calcext:value-type="float">
            <text:p>1442700506.63456</text:p>
          </table:table-cell>
          <table:table-cell office:value-type="float" office:value="8096" calcext:value-type="float">
            <text:p>8096</text:p>
          </table:table-cell>
          <table:table-cell table:formula="of:=[.B1350]-[.B$2]" office:value-type="float" office:value="26.4790623188019" calcext:value-type="float">
            <text:p>26.4790623188</text:p>
          </table:table-cell>
          <table:table-cell table:formula="of:=[.C1350]/([.D1350]-[.D1349])" office:value-type="float" office:value="865413.252051583" calcext:value-type="float">
            <text:p>865413.25205158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700506.63696" calcext:value-type="float">
            <text:p>1442700506.63696</text:p>
          </table:table-cell>
          <table:table-cell office:value-type="float" office:value="8096" calcext:value-type="float">
            <text:p>8096</text:p>
          </table:table-cell>
          <table:table-cell table:formula="of:=[.B1351]-[.B$2]" office:value-type="float" office:value="26.4814670085907" calcext:value-type="float">
            <text:p>26.4814670086</text:p>
          </table:table-cell>
          <table:table-cell table:formula="of:=[.C1351]/([.D1351]-[.D1350])" office:value-type="float" office:value="3366754.43029943" calcext:value-type="float">
            <text:p>3366754.430299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700506.63943" calcext:value-type="float">
            <text:p>1442700506.63943</text:p>
          </table:table-cell>
          <table:table-cell office:value-type="float" office:value="8096" calcext:value-type="float">
            <text:p>8096</text:p>
          </table:table-cell>
          <table:table-cell table:formula="of:=[.B1352]-[.B$2]" office:value-type="float" office:value="26.4839375019073" calcext:value-type="float">
            <text:p>26.4839375019</text:p>
          </table:table-cell>
          <table:table-cell table:formula="of:=[.C1352]/([.D1352]-[.D1351])" office:value-type="float" office:value="3277078.28450106" calcext:value-type="float">
            <text:p>3277078.28450106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700506.66145" calcext:value-type="float">
            <text:p>1442700506.66145</text:p>
          </table:table-cell>
          <table:table-cell office:value-type="float" office:value="8096" calcext:value-type="float">
            <text:p>8096</text:p>
          </table:table-cell>
          <table:table-cell table:formula="of:=[.B1353]-[.B$2]" office:value-type="float" office:value="26.5059561729431" calcext:value-type="float">
            <text:p>26.5059561729</text:p>
          </table:table-cell>
          <table:table-cell table:formula="of:=[.C1353]/([.D1353]-[.D1352])" office:value-type="float" office:value="367687.949324873" calcext:value-type="float">
            <text:p>367687.94932487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700506.66386" calcext:value-type="float">
            <text:p>1442700506.66386</text:p>
          </table:table-cell>
          <table:table-cell office:value-type="float" office:value="8096" calcext:value-type="float">
            <text:p>8096</text:p>
          </table:table-cell>
          <table:table-cell table:formula="of:=[.B1354]-[.B$2]" office:value-type="float" office:value="26.5083608627319" calcext:value-type="float">
            <text:p>26.5083608627</text:p>
          </table:table-cell>
          <table:table-cell table:formula="of:=[.C1354]/([.D1354]-[.D1353])" office:value-type="float" office:value="3366754.43029943" calcext:value-type="float">
            <text:p>3366754.4302994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700506.66626" calcext:value-type="float">
            <text:p>1442700506.66626</text:p>
          </table:table-cell>
          <table:table-cell office:value-type="float" office:value="8096" calcext:value-type="float">
            <text:p>8096</text:p>
          </table:table-cell>
          <table:table-cell table:formula="of:=[.B1355]-[.B$2]" office:value-type="float" office:value="26.5107643604279" calcext:value-type="float">
            <text:p>26.5107643604</text:p>
          </table:table-cell>
          <table:table-cell table:formula="of:=[.C1355]/([.D1355]-[.D1354])" office:value-type="float" office:value="3368424.28171808" calcext:value-type="float">
            <text:p>3368424.28171808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700506.69212" calcext:value-type="float">
            <text:p>1442700506.69212</text:p>
          </table:table-cell>
          <table:table-cell office:value-type="float" office:value="8096" calcext:value-type="float">
            <text:p>8096</text:p>
          </table:table-cell>
          <table:table-cell table:formula="of:=[.B1356]-[.B$2]" office:value-type="float" office:value="26.5366241931915" calcext:value-type="float">
            <text:p>26.5366241932</text:p>
          </table:table-cell>
          <table:table-cell table:formula="of:=[.C1356]/([.D1356]-[.D1355])" office:value-type="float" office:value="313072.403599351" calcext:value-type="float">
            <text:p>313072.40359935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700506.69456" calcext:value-type="float">
            <text:p>1442700506.69456</text:p>
          </table:table-cell>
          <table:table-cell office:value-type="float" office:value="8096" calcext:value-type="float">
            <text:p>8096</text:p>
          </table:table-cell>
          <table:table-cell table:formula="of:=[.B1357]-[.B$2]" office:value-type="float" office:value="26.5390646457672" calcext:value-type="float">
            <text:p>26.5390646458</text:p>
          </table:table-cell>
          <table:table-cell table:formula="of:=[.C1357]/([.D1357]-[.D1356])" office:value-type="float" office:value="3317417.46619773" calcext:value-type="float">
            <text:p>3317417.46619773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700506.69697" calcext:value-type="float">
            <text:p>1442700506.69697</text:p>
          </table:table-cell>
          <table:table-cell office:value-type="float" office:value="8096" calcext:value-type="float">
            <text:p>8096</text:p>
          </table:table-cell>
          <table:table-cell table:formula="of:=[.B1358]-[.B$2]" office:value-type="float" office:value="26.5414707660675" calcext:value-type="float">
            <text:p>26.5414707661</text:p>
          </table:table-cell>
          <table:table-cell table:formula="of:=[.C1358]/([.D1358]-[.D1357])" office:value-type="float" office:value="3364752.79270709" calcext:value-type="float">
            <text:p>3364752.79270709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700506.70185" calcext:value-type="float">
            <text:p>1442700506.70185</text:p>
          </table:table-cell>
          <table:table-cell office:value-type="float" office:value="8096" calcext:value-type="float">
            <text:p>8096</text:p>
          </table:table-cell>
          <table:table-cell table:formula="of:=[.B1359]-[.B$2]" office:value-type="float" office:value="26.5463557243347" calcext:value-type="float">
            <text:p>26.5463557243</text:p>
          </table:table-cell>
          <table:table-cell table:formula="of:=[.C1359]/([.D1359]-[.D1358])" office:value-type="float" office:value="1657332.48006247" calcext:value-type="float">
            <text:p>1657332.48006247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700506.95797" calcext:value-type="float">
            <text:p>1442700506.95797</text:p>
          </table:table-cell>
          <table:table-cell office:value-type="float" office:value="8096" calcext:value-type="float">
            <text:p>8096</text:p>
          </table:table-cell>
          <table:table-cell table:formula="of:=[.B1360]-[.B$2]" office:value-type="float" office:value="26.8024775981903" calcext:value-type="float">
            <text:p>26.8024775982</text:p>
          </table:table-cell>
          <table:table-cell table:formula="of:=[.C1360]/([.D1360]-[.D1359])" office:value-type="float" office:value="31609.9514583622" calcext:value-type="float">
            <text:p>31609.951458362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700506.96037" calcext:value-type="float">
            <text:p>1442700506.96037</text:p>
          </table:table-cell>
          <table:table-cell office:value-type="float" office:value="8096" calcext:value-type="float">
            <text:p>8096</text:p>
          </table:table-cell>
          <table:table-cell table:formula="of:=[.B1361]-[.B$2]" office:value-type="float" office:value="26.8048710823059" calcext:value-type="float">
            <text:p>26.8048710823</text:p>
          </table:table-cell>
          <table:table-cell table:formula="of:=[.C1361]/([.D1361]-[.D1360])" office:value-type="float" office:value="3382516.7032573" calcext:value-type="float">
            <text:p>3382516.703257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700506.96277" calcext:value-type="float">
            <text:p>1442700506.96277</text:p>
          </table:table-cell>
          <table:table-cell office:value-type="float" office:value="8096" calcext:value-type="float">
            <text:p>8096</text:p>
          </table:table-cell>
          <table:table-cell table:formula="of:=[.B1362]-[.B$2]" office:value-type="float" office:value="26.8072793483734" calcext:value-type="float">
            <text:p>26.8072793484</text:p>
          </table:table-cell>
          <table:table-cell table:formula="of:=[.C1362]/([.D1362]-[.D1361])" office:value-type="float" office:value="3361754.79497079" calcext:value-type="float">
            <text:p>3361754.79497079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700506.97576" calcext:value-type="float">
            <text:p>1442700506.97576</text:p>
          </table:table-cell>
          <table:table-cell office:value-type="float" office:value="8096" calcext:value-type="float">
            <text:p>8096</text:p>
          </table:table-cell>
          <table:table-cell table:formula="of:=[.B1363]-[.B$2]" office:value-type="float" office:value="26.8202645778656" calcext:value-type="float">
            <text:p>26.8202645779</text:p>
          </table:table-cell>
          <table:table-cell table:formula="of:=[.C1363]/([.D1363]-[.D1362])" office:value-type="float" office:value="623477.621621622" calcext:value-type="float">
            <text:p>623477.62162162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700506.9934" calcext:value-type="float">
            <text:p>1442700506.9934</text:p>
          </table:table-cell>
          <table:table-cell office:value-type="float" office:value="8096" calcext:value-type="float">
            <text:p>8096</text:p>
          </table:table-cell>
          <table:table-cell table:formula="of:=[.B1364]-[.B$2]" office:value-type="float" office:value="26.8379073143005" calcext:value-type="float">
            <text:p>26.8379073143</text:p>
          </table:table-cell>
          <table:table-cell table:formula="of:=[.C1364]/([.D1364]-[.D1363])" office:value-type="float" office:value="458885.730672036" calcext:value-type="float">
            <text:p>458885.730672036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700506.99581" calcext:value-type="float">
            <text:p>1442700506.99581</text:p>
          </table:table-cell>
          <table:table-cell office:value-type="float" office:value="8096" calcext:value-type="float">
            <text:p>8096</text:p>
          </table:table-cell>
          <table:table-cell table:formula="of:=[.B1365]-[.B$2]" office:value-type="float" office:value="26.8403103351593" calcext:value-type="float">
            <text:p>26.8403103352</text:p>
          </table:table-cell>
          <table:table-cell table:formula="of:=[.C1365]/([.D1365]-[.D1364])" office:value-type="float" office:value="3369092.68617918" calcext:value-type="float">
            <text:p>3369092.6861791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700506.99824" calcext:value-type="float">
            <text:p>1442700506.99824</text:p>
          </table:table-cell>
          <table:table-cell office:value-type="float" office:value="8096" calcext:value-type="float">
            <text:p>8096</text:p>
          </table:table-cell>
          <table:table-cell table:formula="of:=[.B1366]-[.B$2]" office:value-type="float" office:value="26.8427472114563" calcext:value-type="float">
            <text:p>26.8427472115</text:p>
          </table:table-cell>
          <table:table-cell table:formula="of:=[.C1366]/([.D1366]-[.D1365])" office:value-type="float" office:value="3322285.99784757" calcext:value-type="float">
            <text:p>3322285.99784757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700510.00097" calcext:value-type="float">
            <text:p>1442700510.00097</text:p>
          </table:table-cell>
          <table:table-cell office:value-type="float" office:value="8096" calcext:value-type="float">
            <text:p>8096</text:p>
          </table:table-cell>
          <table:table-cell table:formula="of:=[.B1367]-[.B$2]" office:value-type="float" office:value="29.8454713821411" calcext:value-type="float">
            <text:p>29.8454713821</text:p>
          </table:table-cell>
          <table:table-cell table:formula="of:=[.C1367]/([.D1367]-[.D1366])" office:value-type="float" office:value="2696.21834700641" calcext:value-type="float">
            <text:p>2696.218347006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700510.00453" calcext:value-type="float">
            <text:p>1442700510.00453</text:p>
          </table:table-cell>
          <table:table-cell office:value-type="float" office:value="8096" calcext:value-type="float">
            <text:p>8096</text:p>
          </table:table-cell>
          <table:table-cell table:formula="of:=[.B1368]-[.B$2]" office:value-type="float" office:value="29.8490343093872" calcext:value-type="float">
            <text:p>29.8490343094</text:p>
          </table:table-cell>
          <table:table-cell table:formula="of:=[.C1368]/([.D1368]-[.D1367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700510.0081" calcext:value-type="float">
            <text:p>1442700510.0081</text:p>
          </table:table-cell>
          <table:table-cell office:value-type="float" office:value="8096" calcext:value-type="float">
            <text:p>8096</text:p>
          </table:table-cell>
          <table:table-cell table:formula="of:=[.B1369]-[.B$2]" office:value-type="float" office:value="29.8526027202606" calcext:value-type="float">
            <text:p>29.8526027203</text:p>
          </table:table-cell>
          <table:table-cell table:formula="of:=[.C1369]/([.D1369]-[.D1368])" office:value-type="float" office:value="2268797.03240462" calcext:value-type="float">
            <text:p>2268797.03240462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700510.01166" calcext:value-type="float">
            <text:p>1442700510.01166</text:p>
          </table:table-cell>
          <table:table-cell office:value-type="float" office:value="8096" calcext:value-type="float">
            <text:p>8096</text:p>
          </table:table-cell>
          <table:table-cell table:formula="of:=[.B1370]-[.B$2]" office:value-type="float" office:value="29.8561608791351" calcext:value-type="float">
            <text:p>29.8561608791</text:p>
          </table:table-cell>
          <table:table-cell table:formula="of:=[.C1370]/([.D1370]-[.D1369])" office:value-type="float" office:value="2275334.0380595" calcext:value-type="float">
            <text:p>2275334.038059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700510.01519" calcext:value-type="float">
            <text:p>1442700510.01519</text:p>
          </table:table-cell>
          <table:table-cell office:value-type="float" office:value="8096" calcext:value-type="float">
            <text:p>8096</text:p>
          </table:table-cell>
          <table:table-cell table:formula="of:=[.B1371]-[.B$2]" office:value-type="float" office:value="29.8596966266632" calcext:value-type="float">
            <text:p>29.8596966267</text:p>
          </table:table-cell>
          <table:table-cell table:formula="of:=[.C1371]/([.D1371]-[.D1370])" office:value-type="float" office:value="2289756.24976399" calcext:value-type="float">
            <text:p>2289756.24976399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700510.01878" calcext:value-type="float">
            <text:p>1442700510.01878</text:p>
          </table:table-cell>
          <table:table-cell office:value-type="float" office:value="8096" calcext:value-type="float">
            <text:p>8096</text:p>
          </table:table-cell>
          <table:table-cell table:formula="of:=[.B1372]-[.B$2]" office:value-type="float" office:value="29.8632893562317" calcext:value-type="float">
            <text:p>29.8632893562</text:p>
          </table:table-cell>
          <table:table-cell table:formula="of:=[.C1372]/([.D1372]-[.D1371])" office:value-type="float" office:value="2253439.85559758" calcext:value-type="float">
            <text:p>2253439.85559758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700510.02232" calcext:value-type="float">
            <text:p>1442700510.02232</text:p>
          </table:table-cell>
          <table:table-cell office:value-type="float" office:value="8096" calcext:value-type="float">
            <text:p>8096</text:p>
          </table:table-cell>
          <table:table-cell table:formula="of:=[.B1373]-[.B$2]" office:value-type="float" office:value="29.8668215274811" calcext:value-type="float">
            <text:p>29.8668215275</text:p>
          </table:table-cell>
          <table:table-cell table:formula="of:=[.C1373]/([.D1373]-[.D1372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700510.02586" calcext:value-type="float">
            <text:p>1442700510.02586</text:p>
          </table:table-cell>
          <table:table-cell office:value-type="float" office:value="8096" calcext:value-type="float">
            <text:p>8096</text:p>
          </table:table-cell>
          <table:table-cell table:formula="of:=[.B1374]-[.B$2]" office:value-type="float" office:value="29.8703656196594" calcext:value-type="float">
            <text:p>29.8703656197</text:p>
          </table:table-cell>
          <table:table-cell table:formula="of:=[.C1374]/([.D1374]-[.D1373])" office:value-type="float" office:value="2284364.96360579" calcext:value-type="float">
            <text:p>2284364.96360579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700510.0295" calcext:value-type="float">
            <text:p>1442700510.0295</text:p>
          </table:table-cell>
          <table:table-cell office:value-type="float" office:value="8096" calcext:value-type="float">
            <text:p>8096</text:p>
          </table:table-cell>
          <table:table-cell table:formula="of:=[.B1375]-[.B$2]" office:value-type="float" office:value="29.8740091323853" calcext:value-type="float">
            <text:p>29.8740091324</text:p>
          </table:table-cell>
          <table:table-cell table:formula="of:=[.C1375]/([.D1375]-[.D1374])" office:value-type="float" office:value="2222031.48697814" calcext:value-type="float">
            <text:p>2222031.48697814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700510.03304" calcext:value-type="float">
            <text:p>1442700510.03304</text:p>
          </table:table-cell>
          <table:table-cell office:value-type="float" office:value="8096" calcext:value-type="float">
            <text:p>8096</text:p>
          </table:table-cell>
          <table:table-cell table:formula="of:=[.B1376]-[.B$2]" office:value-type="float" office:value="29.8775491714478" calcext:value-type="float">
            <text:p>29.8775491714</text:p>
          </table:table-cell>
          <table:table-cell table:formula="of:=[.C1376]/([.D1376]-[.D1375])" office:value-type="float" office:value="2286980.4137931" calcext:value-type="float">
            <text:p>2286980.4137931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700510.03661" calcext:value-type="float">
            <text:p>1442700510.03661</text:p>
          </table:table-cell>
          <table:table-cell office:value-type="float" office:value="8096" calcext:value-type="float">
            <text:p>8096</text:p>
          </table:table-cell>
          <table:table-cell table:formula="of:=[.B1377]-[.B$2]" office:value-type="float" office:value="29.8811111450195" calcext:value-type="float">
            <text:p>29.881111145</text:p>
          </table:table-cell>
          <table:table-cell table:formula="of:=[.C1377]/([.D1377]-[.D1376])" office:value-type="float" office:value="2272897.26800535" calcext:value-type="float">
            <text:p>2272897.26800535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700510.04018" calcext:value-type="float">
            <text:p>1442700510.04018</text:p>
          </table:table-cell>
          <table:table-cell office:value-type="float" office:value="8096" calcext:value-type="float">
            <text:p>8096</text:p>
          </table:table-cell>
          <table:table-cell table:formula="of:=[.B1378]-[.B$2]" office:value-type="float" office:value="29.8846850395203" calcext:value-type="float">
            <text:p>29.8846850395</text:p>
          </table:table-cell>
          <table:table-cell table:formula="of:=[.C1378]/([.D1378]-[.D1377])" office:value-type="float" office:value="2265315.88952635" calcext:value-type="float">
            <text:p>2265315.8895263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700510.0437" calcext:value-type="float">
            <text:p>1442700510.0437</text:p>
          </table:table-cell>
          <table:table-cell office:value-type="float" office:value="8096" calcext:value-type="float">
            <text:p>8096</text:p>
          </table:table-cell>
          <table:table-cell table:formula="of:=[.B1379]-[.B$2]" office:value-type="float" office:value="29.8882081508636" calcext:value-type="float">
            <text:p>29.8882081509</text:p>
          </table:table-cell>
          <table:table-cell table:formula="of:=[.C1379]/([.D1379]-[.D1378])" office:value-type="float" office:value="2297968.81532111" calcext:value-type="float">
            <text:p>2297968.81532111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700510.04729" calcext:value-type="float">
            <text:p>1442700510.04729</text:p>
          </table:table-cell>
          <table:table-cell office:value-type="float" office:value="8096" calcext:value-type="float">
            <text:p>8096</text:p>
          </table:table-cell>
          <table:table-cell table:formula="of:=[.B1380]-[.B$2]" office:value-type="float" office:value="29.891795873642" calcext:value-type="float">
            <text:p>29.8917958736</text:p>
          </table:table-cell>
          <table:table-cell table:formula="of:=[.C1380]/([.D1380]-[.D1379])" office:value-type="float" office:value="2256584.60818713" calcext:value-type="float">
            <text:p>2256584.6081871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700510.05085" calcext:value-type="float">
            <text:p>1442700510.05085</text:p>
          </table:table-cell>
          <table:table-cell office:value-type="float" office:value="8096" calcext:value-type="float">
            <text:p>8096</text:p>
          </table:table-cell>
          <table:table-cell table:formula="of:=[.B1381]-[.B$2]" office:value-type="float" office:value="29.8953523635864" calcext:value-type="float">
            <text:p>29.8953523636</text:p>
          </table:table-cell>
          <table:table-cell table:formula="of:=[.C1381]/([.D1381]-[.D1380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700510.05441" calcext:value-type="float">
            <text:p>1442700510.05441</text:p>
          </table:table-cell>
          <table:table-cell office:value-type="float" office:value="8096" calcext:value-type="float">
            <text:p>8096</text:p>
          </table:table-cell>
          <table:table-cell table:formula="of:=[.B1382]-[.B$2]" office:value-type="float" office:value="29.8989188671112" calcext:value-type="float">
            <text:p>29.8989188671</text:p>
          </table:table-cell>
          <table:table-cell table:formula="of:=[.C1382]/([.D1382]-[.D1381])" office:value-type="float" office:value="2270010.37395548" calcext:value-type="float">
            <text:p>2270010.3739554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700510.05799" calcext:value-type="float">
            <text:p>1442700510.05799</text:p>
          </table:table-cell>
          <table:table-cell office:value-type="float" office:value="8096" calcext:value-type="float">
            <text:p>8096</text:p>
          </table:table-cell>
          <table:table-cell table:formula="of:=[.B1383]-[.B$2]" office:value-type="float" office:value="29.9024901390076" calcext:value-type="float">
            <text:p>29.902490139</text:p>
          </table:table-cell>
          <table:table-cell table:formula="of:=[.C1383]/([.D1383]-[.D1382])" office:value-type="float" office:value="2266979.45016356" calcext:value-type="float">
            <text:p>2266979.4501635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700510.0616" calcext:value-type="float">
            <text:p>1442700510.0616</text:p>
          </table:table-cell>
          <table:table-cell office:value-type="float" office:value="8096" calcext:value-type="float">
            <text:p>8096</text:p>
          </table:table-cell>
          <table:table-cell table:formula="of:=[.B1384]-[.B$2]" office:value-type="float" office:value="29.9061024188995" calcext:value-type="float">
            <text:p>29.9061024189</text:p>
          </table:table-cell>
          <table:table-cell table:formula="of:=[.C1384]/([.D1384]-[.D1383])" office:value-type="float" office:value="2241243.82443403" calcext:value-type="float">
            <text:p>2241243.8244340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700510.06516" calcext:value-type="float">
            <text:p>1442700510.06516</text:p>
          </table:table-cell>
          <table:table-cell office:value-type="float" office:value="8096" calcext:value-type="float">
            <text:p>8096</text:p>
          </table:table-cell>
          <table:table-cell table:formula="of:=[.B1385]-[.B$2]" office:value-type="float" office:value="29.9096651077271" calcext:value-type="float">
            <text:p>29.9096651077</text:p>
          </table:table-cell>
          <table:table-cell table:formula="of:=[.C1385]/([.D1385]-[.D1384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700510.06872" calcext:value-type="float">
            <text:p>1442700510.06872</text:p>
          </table:table-cell>
          <table:table-cell office:value-type="float" office:value="8096" calcext:value-type="float">
            <text:p>8096</text:p>
          </table:table-cell>
          <table:table-cell table:formula="of:=[.B1386]-[.B$2]" office:value-type="float" office:value="29.9132285118103" calcext:value-type="float">
            <text:p>29.9132285118</text:p>
          </table:table-cell>
          <table:table-cell table:formula="of:=[.C1386]/([.D1386]-[.D1385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700510.07229" calcext:value-type="float">
            <text:p>1442700510.07229</text:p>
          </table:table-cell>
          <table:table-cell office:value-type="float" office:value="8096" calcext:value-type="float">
            <text:p>8096</text:p>
          </table:table-cell>
          <table:table-cell table:formula="of:=[.B1387]-[.B$2]" office:value-type="float" office:value="29.9167912006378" calcext:value-type="float">
            <text:p>29.9167912006</text:p>
          </table:table-cell>
          <table:table-cell table:formula="of:=[.C1387]/([.D1387]-[.D1386])" office:value-type="float" office:value="2272440.95456066" calcext:value-type="float">
            <text:p>2272440.95456066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700510.07583" calcext:value-type="float">
            <text:p>1442700510.07583</text:p>
          </table:table-cell>
          <table:table-cell office:value-type="float" office:value="8096" calcext:value-type="float">
            <text:p>8096</text:p>
          </table:table-cell>
          <table:table-cell table:formula="of:=[.B1388]-[.B$2]" office:value-type="float" office:value="29.9203300476074" calcext:value-type="float">
            <text:p>29.9203300476</text:p>
          </table:table-cell>
          <table:table-cell table:formula="of:=[.C1388]/([.D1388]-[.D1387])" office:value-type="float" office:value="2287750.80401536" calcext:value-type="float">
            <text:p>2287750.8040153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700510.07943" calcext:value-type="float">
            <text:p>1442700510.07943</text:p>
          </table:table-cell>
          <table:table-cell office:value-type="float" office:value="8096" calcext:value-type="float">
            <text:p>8096</text:p>
          </table:table-cell>
          <table:table-cell table:formula="of:=[.B1389]-[.B$2]" office:value-type="float" office:value="29.923930644989" calcext:value-type="float">
            <text:p>29.923930645</text:p>
          </table:table-cell>
          <table:table-cell table:formula="of:=[.C1389]/([.D1389]-[.D1388])" office:value-type="float" office:value="2248515.77168587" calcext:value-type="float">
            <text:p>2248515.77168587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700510.08296" calcext:value-type="float">
            <text:p>1442700510.08296</text:p>
          </table:table-cell>
          <table:table-cell office:value-type="float" office:value="8096" calcext:value-type="float">
            <text:p>8096</text:p>
          </table:table-cell>
          <table:table-cell table:formula="of:=[.B1390]-[.B$2]" office:value-type="float" office:value="29.9274668693542" calcext:value-type="float">
            <text:p>29.9274668694</text:p>
          </table:table-cell>
          <table:table-cell table:formula="of:=[.C1390]/([.D1390]-[.D1389])" office:value-type="float" office:value="2289447.49083064" calcext:value-type="float">
            <text:p>2289447.4908306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700510.08653" calcext:value-type="float">
            <text:p>1442700510.08653</text:p>
          </table:table-cell>
          <table:table-cell office:value-type="float" office:value="8096" calcext:value-type="float">
            <text:p>8096</text:p>
          </table:table-cell>
          <table:table-cell table:formula="of:=[.B1391]-[.B$2]" office:value-type="float" office:value="29.931031703949" calcext:value-type="float">
            <text:p>29.9310317039</text:p>
          </table:table-cell>
          <table:table-cell table:formula="of:=[.C1391]/([.D1391]-[.D1390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700510.09013" calcext:value-type="float">
            <text:p>1442700510.09013</text:p>
          </table:table-cell>
          <table:table-cell office:value-type="float" office:value="8096" calcext:value-type="float">
            <text:p>8096</text:p>
          </table:table-cell>
          <table:table-cell table:formula="of:=[.B1392]-[.B$2]" office:value-type="float" office:value="29.9346342086792" calcext:value-type="float">
            <text:p>29.9346342087</text:p>
          </table:table-cell>
          <table:table-cell table:formula="of:=[.C1392]/([.D1392]-[.D1391])" office:value-type="float" office:value="2247325.29344805" calcext:value-type="float">
            <text:p>2247325.2934480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700510.09369" calcext:value-type="float">
            <text:p>1442700510.09369</text:p>
          </table:table-cell>
          <table:table-cell office:value-type="float" office:value="8096" calcext:value-type="float">
            <text:p>8096</text:p>
          </table:table-cell>
          <table:table-cell table:formula="of:=[.B1393]-[.B$2]" office:value-type="float" office:value="29.9381990432739" calcext:value-type="float">
            <text:p>29.9381990433</text:p>
          </table:table-cell>
          <table:table-cell table:formula="of:=[.C1393]/([.D1393]-[.D1392])" office:value-type="float" office:value="2271073.1128946" calcext:value-type="float">
            <text:p>2271073.1128946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700510.09726" calcext:value-type="float">
            <text:p>1442700510.09726</text:p>
          </table:table-cell>
          <table:table-cell office:value-type="float" office:value="8096" calcext:value-type="float">
            <text:p>8096</text:p>
          </table:table-cell>
          <table:table-cell table:formula="of:=[.B1394]-[.B$2]" office:value-type="float" office:value="29.94176197052" calcext:value-type="float">
            <text:p>29.9417619705</text:p>
          </table:table-cell>
          <table:table-cell table:formula="of:=[.C1394]/([.D1394]-[.D1393])" office:value-type="float" office:value="2272288.89079229" calcext:value-type="float">
            <text:p>2272288.89079229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700510.1008" calcext:value-type="float">
            <text:p>1442700510.1008</text:p>
          </table:table-cell>
          <table:table-cell office:value-type="float" office:value="8096" calcext:value-type="float">
            <text:p>8096</text:p>
          </table:table-cell>
          <table:table-cell table:formula="of:=[.B1395]-[.B$2]" office:value-type="float" office:value="29.945307970047" calcext:value-type="float">
            <text:p>29.94530797</text:p>
          </table:table-cell>
          <table:table-cell table:formula="of:=[.C1395]/([.D1395]-[.D1394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700510.10432" calcext:value-type="float">
            <text:p>1442700510.10432</text:p>
          </table:table-cell>
          <table:table-cell office:value-type="float" office:value="8096" calcext:value-type="float">
            <text:p>8096</text:p>
          </table:table-cell>
          <table:table-cell table:formula="of:=[.B1396]-[.B$2]" office:value-type="float" office:value="29.9488213062286" calcext:value-type="float">
            <text:p>29.9488213062</text:p>
          </table:table-cell>
          <table:table-cell table:formula="of:=[.C1396]/([.D1396]-[.D1395])" office:value-type="float" office:value="2304362.45819761" calcext:value-type="float">
            <text:p>2304362.45819761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700510.10787" calcext:value-type="float">
            <text:p>1442700510.10787</text:p>
          </table:table-cell>
          <table:table-cell office:value-type="float" office:value="8096" calcext:value-type="float">
            <text:p>8096</text:p>
          </table:table-cell>
          <table:table-cell table:formula="of:=[.B1397]-[.B$2]" office:value-type="float" office:value="29.9523711204529" calcext:value-type="float">
            <text:p>29.9523711205</text:p>
          </table:table-cell>
          <table:table-cell table:formula="of:=[.C1397]/([.D1397]-[.D1396])" office:value-type="float" office:value="2280682.7311438" calcext:value-type="float">
            <text:p>2280682.731143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700510.11142" calcext:value-type="float">
            <text:p>1442700510.11142</text:p>
          </table:table-cell>
          <table:table-cell office:value-type="float" office:value="8096" calcext:value-type="float">
            <text:p>8096</text:p>
          </table:table-cell>
          <table:table-cell table:formula="of:=[.B1398]-[.B$2]" office:value-type="float" office:value="29.9559199810028" calcext:value-type="float">
            <text:p>29.955919981</text:p>
          </table:table-cell>
          <table:table-cell table:formula="of:=[.C1398]/([.D1398]-[.D1397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700510.11493" calcext:value-type="float">
            <text:p>1442700510.11493</text:p>
          </table:table-cell>
          <table:table-cell office:value-type="float" office:value="8096" calcext:value-type="float">
            <text:p>8096</text:p>
          </table:table-cell>
          <table:table-cell table:formula="of:=[.B1399]-[.B$2]" office:value-type="float" office:value="29.9594359397888" calcext:value-type="float">
            <text:p>29.9594359398</text:p>
          </table:table-cell>
          <table:table-cell table:formula="of:=[.C1399]/([.D1399]-[.D1398])" office:value-type="float" office:value="2302643.60100359" calcext:value-type="float">
            <text:p>2302643.60100359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700510.11848" calcext:value-type="float">
            <text:p>1442700510.11848</text:p>
          </table:table-cell>
          <table:table-cell office:value-type="float" office:value="8096" calcext:value-type="float">
            <text:p>8096</text:p>
          </table:table-cell>
          <table:table-cell table:formula="of:=[.B1400]-[.B$2]" office:value-type="float" office:value="29.9629890918732" calcext:value-type="float">
            <text:p>29.9629890919</text:p>
          </table:table-cell>
          <table:table-cell table:formula="of:=[.C1400]/([.D1400]-[.D1399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700510.12203" calcext:value-type="float">
            <text:p>1442700510.12203</text:p>
          </table:table-cell>
          <table:table-cell office:value-type="float" office:value="8096" calcext:value-type="float">
            <text:p>8096</text:p>
          </table:table-cell>
          <table:table-cell table:formula="of:=[.B1401]-[.B$2]" office:value-type="float" office:value="29.9665377140045" calcext:value-type="float">
            <text:p>29.966537714</text:p>
          </table:table-cell>
          <table:table-cell table:formula="of:=[.C1401]/([.D1401]-[.D1400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700510.12558" calcext:value-type="float">
            <text:p>1442700510.12558</text:p>
          </table:table-cell>
          <table:table-cell office:value-type="float" office:value="8096" calcext:value-type="float">
            <text:p>8096</text:p>
          </table:table-cell>
          <table:table-cell table:formula="of:=[.B1402]-[.B$2]" office:value-type="float" office:value="29.9700853824615" calcext:value-type="float">
            <text:p>29.9700853825</text:p>
          </table:table-cell>
          <table:table-cell table:formula="of:=[.C1402]/([.D1402]-[.D1401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700510.12912" calcext:value-type="float">
            <text:p>1442700510.12912</text:p>
          </table:table-cell>
          <table:table-cell office:value-type="float" office:value="8096" calcext:value-type="float">
            <text:p>8096</text:p>
          </table:table-cell>
          <table:table-cell table:formula="of:=[.B1403]-[.B$2]" office:value-type="float" office:value="29.9736287593842" calcext:value-type="float">
            <text:p>29.9736287594</text:p>
          </table:table-cell>
          <table:table-cell table:formula="of:=[.C1403]/([.D1403]-[.D1402])" office:value-type="float" office:value="2284826.07885883" calcext:value-type="float">
            <text:p>2284826.07885883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700510.13268" calcext:value-type="float">
            <text:p>1442700510.13268</text:p>
          </table:table-cell>
          <table:table-cell office:value-type="float" office:value="8096" calcext:value-type="float">
            <text:p>8096</text:p>
          </table:table-cell>
          <table:table-cell table:formula="of:=[.B1404]-[.B$2]" office:value-type="float" office:value="29.9771814346313" calcext:value-type="float">
            <text:p>29.9771814346</text:p>
          </table:table-cell>
          <table:table-cell table:formula="of:=[.C1404]/([.D1404]-[.D1403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700510.13623" calcext:value-type="float">
            <text:p>1442700510.13623</text:p>
          </table:table-cell>
          <table:table-cell office:value-type="float" office:value="8096" calcext:value-type="float">
            <text:p>8096</text:p>
          </table:table-cell>
          <table:table-cell table:formula="of:=[.B1405]-[.B$2]" office:value-type="float" office:value="29.9807345867157" calcext:value-type="float">
            <text:p>29.9807345867</text:p>
          </table:table-cell>
          <table:table-cell table:formula="of:=[.C1405]/([.D1405]-[.D1404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700510.13978" calcext:value-type="float">
            <text:p>1442700510.13978</text:p>
          </table:table-cell>
          <table:table-cell office:value-type="float" office:value="8096" calcext:value-type="float">
            <text:p>8096</text:p>
          </table:table-cell>
          <table:table-cell table:formula="of:=[.B1406]-[.B$2]" office:value-type="float" office:value="29.9842867851257" calcext:value-type="float">
            <text:p>29.9842867851</text:p>
          </table:table-cell>
          <table:table-cell table:formula="of:=[.C1406]/([.D1406]-[.D1405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700510.14332" calcext:value-type="float">
            <text:p>1442700510.14332</text:p>
          </table:table-cell>
          <table:table-cell office:value-type="float" office:value="8096" calcext:value-type="float">
            <text:p>8096</text:p>
          </table:table-cell>
          <table:table-cell table:formula="of:=[.B1407]-[.B$2]" office:value-type="float" office:value="29.9878289699554" calcext:value-type="float">
            <text:p>29.98782897</text:p>
          </table:table-cell>
          <table:table-cell table:formula="of:=[.C1407]/([.D1407]-[.D1406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700510.14688" calcext:value-type="float">
            <text:p>1442700510.14688</text:p>
          </table:table-cell>
          <table:table-cell office:value-type="float" office:value="8096" calcext:value-type="float">
            <text:p>8096</text:p>
          </table:table-cell>
          <table:table-cell table:formula="of:=[.B1408]-[.B$2]" office:value-type="float" office:value="29.9913802146912" calcext:value-type="float">
            <text:p>29.9913802147</text:p>
          </table:table-cell>
          <table:table-cell table:formula="of:=[.C1408]/([.D1408]-[.D1407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700510.15043" calcext:value-type="float">
            <text:p>1442700510.15043</text:p>
          </table:table-cell>
          <table:table-cell office:value-type="float" office:value="8096" calcext:value-type="float">
            <text:p>8096</text:p>
          </table:table-cell>
          <table:table-cell table:formula="of:=[.B1409]-[.B$2]" office:value-type="float" office:value="29.9949369430542" calcext:value-type="float">
            <text:p>29.9949369431</text:p>
          </table:table-cell>
          <table:table-cell table:formula="of:=[.C1409]/([.D1409]-[.D1408])" office:value-type="float" office:value="2276249.17442016" calcext:value-type="float">
            <text:p>2276249.17442016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700510.15398" calcext:value-type="float">
            <text:p>1442700510.15398</text:p>
          </table:table-cell>
          <table:table-cell office:value-type="float" office:value="8096" calcext:value-type="float">
            <text:p>8096</text:p>
          </table:table-cell>
          <table:table-cell table:formula="of:=[.B1410]-[.B$2]" office:value-type="float" office:value="29.9984858036041" calcext:value-type="float">
            <text:p>29.9984858036</text:p>
          </table:table-cell>
          <table:table-cell table:formula="of:=[.C1410]/([.D1410]-[.D1409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700510.15753" calcext:value-type="float">
            <text:p>1442700510.15753</text:p>
          </table:table-cell>
          <table:table-cell office:value-type="float" office:value="8096" calcext:value-type="float">
            <text:p>8096</text:p>
          </table:table-cell>
          <table:table-cell table:formula="of:=[.B1411]-[.B$2]" office:value-type="float" office:value="30.0020380020142" calcext:value-type="float">
            <text:p>30.002038002</text:p>
          </table:table-cell>
          <table:table-cell table:formula="of:=[.C1411]/([.D1411]-[.D1410])" office:value-type="float" office:value="2279151.96885697" calcext:value-type="float">
            <text:p>2279151.96885697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700510.16109" calcext:value-type="float">
            <text:p>1442700510.16109</text:p>
          </table:table-cell>
          <table:table-cell office:value-type="float" office:value="8096" calcext:value-type="float">
            <text:p>8096</text:p>
          </table:table-cell>
          <table:table-cell table:formula="of:=[.B1412]-[.B$2]" office:value-type="float" office:value="30.0055906772614" calcext:value-type="float">
            <text:p>30.0055906773</text:p>
          </table:table-cell>
          <table:table-cell table:formula="of:=[.C1412]/([.D1412]-[.D1411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700510.16464" calcext:value-type="float">
            <text:p>1442700510.16464</text:p>
          </table:table-cell>
          <table:table-cell office:value-type="float" office:value="8096" calcext:value-type="float">
            <text:p>8096</text:p>
          </table:table-cell>
          <table:table-cell table:formula="of:=[.B1413]-[.B$2]" office:value-type="float" office:value="30.0091409683228" calcext:value-type="float">
            <text:p>30.0091409683</text:p>
          </table:table-cell>
          <table:table-cell table:formula="of:=[.C1413]/([.D1413]-[.D1412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700510.16819" calcext:value-type="float">
            <text:p>1442700510.16819</text:p>
          </table:table-cell>
          <table:table-cell office:value-type="float" office:value="8096" calcext:value-type="float">
            <text:p>8096</text:p>
          </table:table-cell>
          <table:table-cell table:formula="of:=[.B1414]-[.B$2]" office:value-type="float" office:value="30.0126953125" calcext:value-type="float">
            <text:p>30.0126953125</text:p>
          </table:table-cell>
          <table:table-cell table:formula="of:=[.C1414]/([.D1414]-[.D1413])" office:value-type="float" office:value="2277776.03863697" calcext:value-type="float">
            <text:p>2277776.0386369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700510.17175" calcext:value-type="float">
            <text:p>1442700510.17175</text:p>
          </table:table-cell>
          <table:table-cell office:value-type="float" office:value="8096" calcext:value-type="float">
            <text:p>8096</text:p>
          </table:table-cell>
          <table:table-cell table:formula="of:=[.B1415]-[.B$2]" office:value-type="float" office:value="30.0162506103516" calcext:value-type="float">
            <text:p>30.0162506104</text:p>
          </table:table-cell>
          <table:table-cell table:formula="of:=[.C1415]/([.D1415]-[.D1414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700510.17529" calcext:value-type="float">
            <text:p>1442700510.17529</text:p>
          </table:table-cell>
          <table:table-cell office:value-type="float" office:value="8096" calcext:value-type="float">
            <text:p>8096</text:p>
          </table:table-cell>
          <table:table-cell table:formula="of:=[.B1416]-[.B$2]" office:value-type="float" office:value="30.0197925567627" calcext:value-type="float">
            <text:p>30.0197925568</text:p>
          </table:table-cell>
          <table:table-cell table:formula="of:=[.C1416]/([.D1416]-[.D1415])" office:value-type="float" office:value="2285748.86806677" calcext:value-type="float">
            <text:p>2285748.8680667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700510.17884" calcext:value-type="float">
            <text:p>1442700510.17884</text:p>
          </table:table-cell>
          <table:table-cell office:value-type="float" office:value="8096" calcext:value-type="float">
            <text:p>8096</text:p>
          </table:table-cell>
          <table:table-cell table:formula="of:=[.B1417]-[.B$2]" office:value-type="float" office:value="30.0233418941498" calcext:value-type="float">
            <text:p>30.0233418941</text:p>
          </table:table-cell>
          <table:table-cell table:formula="of:=[.C1417]/([.D1417]-[.D1416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700510.18239" calcext:value-type="float">
            <text:p>1442700510.18239</text:p>
          </table:table-cell>
          <table:table-cell office:value-type="float" office:value="8096" calcext:value-type="float">
            <text:p>8096</text:p>
          </table:table-cell>
          <table:table-cell table:formula="of:=[.B1418]-[.B$2]" office:value-type="float" office:value="30.0268976688385" calcext:value-type="float">
            <text:p>30.0268976688</text:p>
          </table:table-cell>
          <table:table-cell table:formula="of:=[.C1418]/([.D1418]-[.D1417])" office:value-type="float" office:value="2276859.67439989" calcext:value-type="float">
            <text:p>2276859.67439989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700510.18591" calcext:value-type="float">
            <text:p>1442700510.18591</text:p>
          </table:table-cell>
          <table:table-cell office:value-type="float" office:value="8096" calcext:value-type="float">
            <text:p>8096</text:p>
          </table:table-cell>
          <table:table-cell table:formula="of:=[.B1419]-[.B$2]" office:value-type="float" office:value="30.0304191112518" calcext:value-type="float">
            <text:p>30.0304191113</text:p>
          </table:table-cell>
          <table:table-cell table:formula="of:=[.C1419]/([.D1419]-[.D1418])" office:value-type="float" office:value="2299057.9000677" calcext:value-type="float">
            <text:p>2299057.900067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700510.18946" calcext:value-type="float">
            <text:p>1442700510.18946</text:p>
          </table:table-cell>
          <table:table-cell office:value-type="float" office:value="8096" calcext:value-type="float">
            <text:p>8096</text:p>
          </table:table-cell>
          <table:table-cell table:formula="of:=[.B1420]-[.B$2]" office:value-type="float" office:value="30.0339684486389" calcext:value-type="float">
            <text:p>30.0339684486</text:p>
          </table:table-cell>
          <table:table-cell table:formula="of:=[.C1420]/([.D1420]-[.D1419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442700510.19308" calcext:value-type="float">
            <text:p>1442700510.19308</text:p>
          </table:table-cell>
          <table:table-cell office:value-type="float" office:value="8096" calcext:value-type="float">
            <text:p>8096</text:p>
          </table:table-cell>
          <table:table-cell table:formula="of:=[.B1421]-[.B$2]" office:value-type="float" office:value="30.0375802516937" calcext:value-type="float">
            <text:p>30.0375802517</text:p>
          </table:table-cell>
          <table:table-cell table:formula="of:=[.C1421]/([.D1421]-[.D1420])" office:value-type="float" office:value="2241539.71773714" calcext:value-type="float">
            <text:p>2241539.7177371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442700510.19663" calcext:value-type="float">
            <text:p>1442700510.19663</text:p>
          </table:table-cell>
          <table:table-cell office:value-type="float" office:value="8096" calcext:value-type="float">
            <text:p>8096</text:p>
          </table:table-cell>
          <table:table-cell table:formula="of:=[.B1422]-[.B$2]" office:value-type="float" office:value="30.0411307811737" calcext:value-type="float">
            <text:p>30.0411307812</text:p>
          </table:table-cell>
          <table:table-cell table:formula="of:=[.C1422]/([.D1422]-[.D1421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1442700510.20019" calcext:value-type="float">
            <text:p>1442700510.20019</text:p>
          </table:table-cell>
          <table:table-cell office:value-type="float" office:value="8096" calcext:value-type="float">
            <text:p>8096</text:p>
          </table:table-cell>
          <table:table-cell table:formula="of:=[.B1423]-[.B$2]" office:value-type="float" office:value="30.0446982383728" calcext:value-type="float">
            <text:p>30.0446982384</text:p>
          </table:table-cell>
          <table:table-cell table:formula="of:=[.C1423]/([.D1423]-[.D1422])" office:value-type="float" office:value="2269403.54100114" calcext:value-type="float">
            <text:p>2269403.54100114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42700510.20376" calcext:value-type="float">
            <text:p>1442700510.20376</text:p>
          </table:table-cell>
          <table:table-cell office:value-type="float" office:value="8096" calcext:value-type="float">
            <text:p>8096</text:p>
          </table:table-cell>
          <table:table-cell table:formula="of:=[.B1424]-[.B$2]" office:value-type="float" office:value="30.0482616424561" calcext:value-type="float">
            <text:p>30.0482616425</text:p>
          </table:table-cell>
          <table:table-cell table:formula="of:=[.C1424]/([.D1424]-[.D1423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42700510.20731" calcext:value-type="float">
            <text:p>1442700510.20731</text:p>
          </table:table-cell>
          <table:table-cell office:value-type="float" office:value="8096" calcext:value-type="float">
            <text:p>8096</text:p>
          </table:table-cell>
          <table:table-cell table:formula="of:=[.B1425]-[.B$2]" office:value-type="float" office:value="30.0518100261688" calcext:value-type="float">
            <text:p>30.0518100262</text:p>
          </table:table-cell>
          <table:table-cell table:formula="of:=[.C1425]/([.D1425]-[.D1424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42700510.21085" calcext:value-type="float">
            <text:p>1442700510.21085</text:p>
          </table:table-cell>
          <table:table-cell office:value-type="float" office:value="8096" calcext:value-type="float">
            <text:p>8096</text:p>
          </table:table-cell>
          <table:table-cell table:formula="of:=[.B1426]-[.B$2]" office:value-type="float" office:value="30.0553579330444" calcext:value-type="float">
            <text:p>30.055357933</text:p>
          </table:table-cell>
          <table:table-cell table:formula="of:=[.C1426]/([.D1426]-[.D1425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42700510.2144" calcext:value-type="float">
            <text:p>1442700510.2144</text:p>
          </table:table-cell>
          <table:table-cell office:value-type="float" office:value="8096" calcext:value-type="float">
            <text:p>8096</text:p>
          </table:table-cell>
          <table:table-cell table:formula="of:=[.B1427]-[.B$2]" office:value-type="float" office:value="30.0589067935944" calcext:value-type="float">
            <text:p>30.0589067936</text:p>
          </table:table-cell>
          <table:table-cell table:formula="of:=[.C1427]/([.D1427]-[.D1426])" office:value-type="float" office:value="2281295.61195835" calcext:value-type="float">
            <text:p>2281295.6119583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42700510.21795" calcext:value-type="float">
            <text:p>1442700510.21795</text:p>
          </table:table-cell>
          <table:table-cell office:value-type="float" office:value="8096" calcext:value-type="float">
            <text:p>8096</text:p>
          </table:table-cell>
          <table:table-cell table:formula="of:=[.B1428]-[.B$2]" office:value-type="float" office:value="30.0624520778656" calcext:value-type="float">
            <text:p>30.0624520779</text:p>
          </table:table-cell>
          <table:table-cell table:formula="of:=[.C1428]/([.D1428]-[.D1427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2700510.22149" calcext:value-type="float">
            <text:p>1442700510.22149</text:p>
          </table:table-cell>
          <table:table-cell office:value-type="float" office:value="8096" calcext:value-type="float">
            <text:p>8096</text:p>
          </table:table-cell>
          <table:table-cell table:formula="of:=[.B1429]-[.B$2]" office:value-type="float" office:value="30.065999507904" calcext:value-type="float">
            <text:p>30.0659995079</text:p>
          </table:table-cell>
          <table:table-cell table:formula="of:=[.C1429]/([.D1429]-[.D1428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42700510.22504" calcext:value-type="float">
            <text:p>1442700510.22504</text:p>
          </table:table-cell>
          <table:table-cell office:value-type="float" office:value="8096" calcext:value-type="float">
            <text:p>8096</text:p>
          </table:table-cell>
          <table:table-cell table:formula="of:=[.B1430]-[.B$2]" office:value-type="float" office:value="30.0695474147797" calcext:value-type="float">
            <text:p>30.0695474148</text:p>
          </table:table-cell>
          <table:table-cell table:formula="of:=[.C1430]/([.D1430]-[.D1429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442700510.22859" calcext:value-type="float">
            <text:p>1442700510.22859</text:p>
          </table:table-cell>
          <table:table-cell office:value-type="float" office:value="8096" calcext:value-type="float">
            <text:p>8096</text:p>
          </table:table-cell>
          <table:table-cell table:formula="of:=[.B1431]-[.B$2]" office:value-type="float" office:value="30.0730950832367" calcext:value-type="float">
            <text:p>30.0730950832</text:p>
          </table:table-cell>
          <table:table-cell table:formula="of:=[.C1431]/([.D1431]-[.D1430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42700510.23212" calcext:value-type="float">
            <text:p>1442700510.23212</text:p>
          </table:table-cell>
          <table:table-cell office:value-type="float" office:value="8096" calcext:value-type="float">
            <text:p>8096</text:p>
          </table:table-cell>
          <table:table-cell table:formula="of:=[.B1432]-[.B$2]" office:value-type="float" office:value="30.0766294002533" calcext:value-type="float">
            <text:p>30.0766294003</text:p>
          </table:table-cell>
          <table:table-cell table:formula="of:=[.C1432]/([.D1432]-[.D1431])" office:value-type="float" office:value="2290683.0264436" calcext:value-type="float">
            <text:p>2290683.0264436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442700510.23568" calcext:value-type="float">
            <text:p>1442700510.23568</text:p>
          </table:table-cell>
          <table:table-cell office:value-type="float" office:value="8096" calcext:value-type="float">
            <text:p>8096</text:p>
          </table:table-cell>
          <table:table-cell table:formula="of:=[.B1433]-[.B$2]" office:value-type="float" office:value="30.0801858901978" calcext:value-type="float">
            <text:p>30.0801858902</text:p>
          </table:table-cell>
          <table:table-cell table:formula="of:=[.C1433]/([.D1433]-[.D1432])" office:value-type="float" office:value="2276401.76872025" calcext:value-type="float">
            <text:p>2276401.76872025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442700510.23923" calcext:value-type="float">
            <text:p>1442700510.23923</text:p>
          </table:table-cell>
          <table:table-cell office:value-type="float" office:value="8096" calcext:value-type="float">
            <text:p>8096</text:p>
          </table:table-cell>
          <table:table-cell table:formula="of:=[.B1434]-[.B$2]" office:value-type="float" office:value="30.0837326049805" calcext:value-type="float">
            <text:p>30.083732605</text:p>
          </table:table-cell>
          <table:table-cell table:formula="of:=[.C1434]/([.D1434]-[.D1433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42700510.24278" calcext:value-type="float">
            <text:p>1442700510.24278</text:p>
          </table:table-cell>
          <table:table-cell office:value-type="float" office:value="8096" calcext:value-type="float">
            <text:p>8096</text:p>
          </table:table-cell>
          <table:table-cell table:formula="of:=[.B1435]-[.B$2]" office:value-type="float" office:value="30.0872838497162" calcext:value-type="float">
            <text:p>30.0872838497</text:p>
          </table:table-cell>
          <table:table-cell table:formula="of:=[.C1435]/([.D1435]-[.D1434])" office:value-type="float" office:value="2279764.0271232" calcext:value-type="float">
            <text:p>2279764.0271232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442700510.2463" calcext:value-type="float">
            <text:p>1442700510.2463</text:p>
          </table:table-cell>
          <table:table-cell office:value-type="float" office:value="8096" calcext:value-type="float">
            <text:p>8096</text:p>
          </table:table-cell>
          <table:table-cell table:formula="of:=[.B1436]-[.B$2]" office:value-type="float" office:value="30.0908071994782" calcext:value-type="float">
            <text:p>30.0908071995</text:p>
          </table:table-cell>
          <table:table-cell table:formula="of:=[.C1436]/([.D1436]-[.D1435])" office:value-type="float" office:value="2297813.31601029" calcext:value-type="float">
            <text:p>2297813.31601029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1442700510.24986" calcext:value-type="float">
            <text:p>1442700510.24986</text:p>
          </table:table-cell>
          <table:table-cell office:value-type="float" office:value="8096" calcext:value-type="float">
            <text:p>8096</text:p>
          </table:table-cell>
          <table:table-cell table:formula="of:=[.B1437]-[.B$2]" office:value-type="float" office:value="30.0943646430969" calcext:value-type="float">
            <text:p>30.0943646431</text:p>
          </table:table-cell>
          <table:table-cell table:formula="of:=[.C1437]/([.D1437]-[.D1436])" office:value-type="float" office:value="2275791.51424167" calcext:value-type="float">
            <text:p>2275791.5142416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442700510.25341" calcext:value-type="float">
            <text:p>1442700510.25341</text:p>
          </table:table-cell>
          <table:table-cell office:value-type="float" office:value="8096" calcext:value-type="float">
            <text:p>8096</text:p>
          </table:table-cell>
          <table:table-cell table:formula="of:=[.B1438]-[.B$2]" office:value-type="float" office:value="30.0979173183441" calcext:value-type="float">
            <text:p>30.0979173183</text:p>
          </table:table-cell>
          <table:table-cell table:formula="of:=[.C1438]/([.D1438]-[.D1437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442700510.25695" calcext:value-type="float">
            <text:p>1442700510.25695</text:p>
          </table:table-cell>
          <table:table-cell office:value-type="float" office:value="8096" calcext:value-type="float">
            <text:p>8096</text:p>
          </table:table-cell>
          <table:table-cell table:formula="of:=[.B1439]-[.B$2]" office:value-type="float" office:value="30.101452589035" calcext:value-type="float">
            <text:p>30.101452589</text:p>
          </table:table-cell>
          <table:table-cell table:formula="of:=[.C1439]/([.D1439]-[.D1438])" office:value-type="float" office:value="2290065.09198813" calcext:value-type="float">
            <text:p>2290065.0919881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442700510.26053" calcext:value-type="float">
            <text:p>1442700510.26053</text:p>
          </table:table-cell>
          <table:table-cell office:value-type="float" office:value="8096" calcext:value-type="float">
            <text:p>8096</text:p>
          </table:table-cell>
          <table:table-cell table:formula="of:=[.B1440]-[.B$2]" office:value-type="float" office:value="30.1050355434418" calcext:value-type="float">
            <text:p>30.1050355434</text:p>
          </table:table-cell>
          <table:table-cell table:formula="of:=[.C1440]/([.D1440]-[.D1439])" office:value-type="float" office:value="2259587.78174075" calcext:value-type="float">
            <text:p>2259587.78174075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42700510.26406" calcext:value-type="float">
            <text:p>1442700510.26406</text:p>
          </table:table-cell>
          <table:table-cell office:value-type="float" office:value="8096" calcext:value-type="float">
            <text:p>8096</text:p>
          </table:table-cell>
          <table:table-cell table:formula="of:=[.B1441]-[.B$2]" office:value-type="float" office:value="30.1085693836212" calcext:value-type="float">
            <text:p>30.1085693836</text:p>
          </table:table-cell>
          <table:table-cell table:formula="of:=[.C1441]/([.D1441]-[.D1440])" office:value-type="float" office:value="2290992.11874241" calcext:value-type="float">
            <text:p>2290992.11874241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442700510.26761" calcext:value-type="float">
            <text:p>1442700510.26761</text:p>
          </table:table-cell>
          <table:table-cell office:value-type="float" office:value="8096" calcext:value-type="float">
            <text:p>8096</text:p>
          </table:table-cell>
          <table:table-cell table:formula="of:=[.B1442]-[.B$2]" office:value-type="float" office:value="30.1121163368225" calcext:value-type="float">
            <text:p>30.1121163368</text:p>
          </table:table-cell>
          <table:table-cell table:formula="of:=[.C1442]/([.D1442]-[.D1441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42700510.27114" calcext:value-type="float">
            <text:p>1442700510.27114</text:p>
          </table:table-cell>
          <table:table-cell office:value-type="float" office:value="8096" calcext:value-type="float">
            <text:p>8096</text:p>
          </table:table-cell>
          <table:table-cell table:formula="of:=[.B1443]-[.B$2]" office:value-type="float" office:value="30.1156485080719" calcext:value-type="float">
            <text:p>30.1156485081</text:p>
          </table:table-cell>
          <table:table-cell table:formula="of:=[.C1443]/([.D1443]-[.D1442])" office:value-type="float" office:value="2292074.59898751" calcext:value-type="float">
            <text:p>2292074.5989875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442700510.27468" calcext:value-type="float">
            <text:p>1442700510.27468</text:p>
          </table:table-cell>
          <table:table-cell office:value-type="float" office:value="8096" calcext:value-type="float">
            <text:p>8096</text:p>
          </table:table-cell>
          <table:table-cell table:formula="of:=[.B1444]-[.B$2]" office:value-type="float" office:value="30.1191825866699" calcext:value-type="float">
            <text:p>30.1191825867</text:p>
          </table:table-cell>
          <table:table-cell table:formula="of:=[.C1444]/([.D1444]-[.D1443])" office:value-type="float" office:value="2290837.5621669" calcext:value-type="float">
            <text:p>2290837.562166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2700510.27823" calcext:value-type="float">
            <text:p>1442700510.27823</text:p>
          </table:table-cell>
          <table:table-cell office:value-type="float" office:value="8096" calcext:value-type="float">
            <text:p>8096</text:p>
          </table:table-cell>
          <table:table-cell table:formula="of:=[.B1445]-[.B$2]" office:value-type="float" office:value="30.122731924057" calcext:value-type="float">
            <text:p>30.1227319241</text:p>
          </table:table-cell>
          <table:table-cell table:formula="of:=[.C1445]/([.D1445]-[.D1444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1442700510.28178" calcext:value-type="float">
            <text:p>1442700510.28178</text:p>
          </table:table-cell>
          <table:table-cell office:value-type="float" office:value="8096" calcext:value-type="float">
            <text:p>8096</text:p>
          </table:table-cell>
          <table:table-cell table:formula="of:=[.B1446]-[.B$2]" office:value-type="float" office:value="30.1262800693512" calcext:value-type="float">
            <text:p>30.1262800694</text:p>
          </table:table-cell>
          <table:table-cell table:formula="of:=[.C1446]/([.D1446]-[.D1445])" office:value-type="float" office:value="2281755.48877839" calcext:value-type="float">
            <text:p>2281755.4887783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442700510.28532" calcext:value-type="float">
            <text:p>1442700510.28532</text:p>
          </table:table-cell>
          <table:table-cell office:value-type="float" office:value="8096" calcext:value-type="float">
            <text:p>8096</text:p>
          </table:table-cell>
          <table:table-cell table:formula="of:=[.B1447]-[.B$2]" office:value-type="float" office:value="30.1298251152039" calcext:value-type="float">
            <text:p>30.1298251152</text:p>
          </table:table-cell>
          <table:table-cell table:formula="of:=[.C1447]/([.D1447]-[.D1446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442700510.28887" calcext:value-type="float">
            <text:p>1442700510.28887</text:p>
          </table:table-cell>
          <table:table-cell office:value-type="float" office:value="8096" calcext:value-type="float">
            <text:p>8096</text:p>
          </table:table-cell>
          <table:table-cell table:formula="of:=[.B1448]-[.B$2]" office:value-type="float" office:value="30.1333725452423" calcext:value-type="float">
            <text:p>30.1333725452</text:p>
          </table:table-cell>
          <table:table-cell table:formula="of:=[.C1448]/([.D1448]-[.D1447])" office:value-type="float" office:value="2282215.5510451" calcext:value-type="float">
            <text:p>2282215.551045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442700510.29238" calcext:value-type="float">
            <text:p>1442700510.29238</text:p>
          </table:table-cell>
          <table:table-cell office:value-type="float" office:value="8096" calcext:value-type="float">
            <text:p>8096</text:p>
          </table:table-cell>
          <table:table-cell table:formula="of:=[.B1449]-[.B$2]" office:value-type="float" office:value="30.1368868350983" calcext:value-type="float">
            <text:p>30.1368868351</text:p>
          </table:table-cell>
          <table:table-cell table:formula="of:=[.C1449]/([.D1449]-[.D1448])" office:value-type="float" office:value="2303737.12238806" calcext:value-type="float">
            <text:p>2303737.1223880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442700510.29592" calcext:value-type="float">
            <text:p>1442700510.29592</text:p>
          </table:table-cell>
          <table:table-cell office:value-type="float" office:value="8096" calcext:value-type="float">
            <text:p>8096</text:p>
          </table:table-cell>
          <table:table-cell table:formula="of:=[.B1450]-[.B$2]" office:value-type="float" office:value="30.1404280662537" calcext:value-type="float">
            <text:p>30.1404280663</text:p>
          </table:table-cell>
          <table:table-cell table:formula="of:=[.C1450]/([.D1450]-[.D1449])" office:value-type="float" office:value="2286210.54224736" calcext:value-type="float">
            <text:p>2286210.54224736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442700510.29947" calcext:value-type="float">
            <text:p>1442700510.29947</text:p>
          </table:table-cell>
          <table:table-cell office:value-type="float" office:value="8096" calcext:value-type="float">
            <text:p>8096</text:p>
          </table:table-cell>
          <table:table-cell table:formula="of:=[.B1451]-[.B$2]" office:value-type="float" office:value="30.1439731121063" calcext:value-type="float">
            <text:p>30.1439731121</text:p>
          </table:table-cell>
          <table:table-cell table:formula="of:=[.C1451]/([.D1451]-[.D1450])" office:value-type="float" office:value="2283750.43271235" calcext:value-type="float">
            <text:p>2283750.4327123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442700510.30301" calcext:value-type="float">
            <text:p>1442700510.30301</text:p>
          </table:table-cell>
          <table:table-cell office:value-type="float" office:value="8096" calcext:value-type="float">
            <text:p>8096</text:p>
          </table:table-cell>
          <table:table-cell table:formula="of:=[.B1452]-[.B$2]" office:value-type="float" office:value="30.1475191116333" calcext:value-type="float">
            <text:p>30.1475191116</text:p>
          </table:table-cell>
          <table:table-cell table:formula="of:=[.C1452]/([.D1452]-[.D1451])" office:value-type="float" office:value="2283136.23236738" calcext:value-type="float">
            <text:p>2283136.23236738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442700510.30656" calcext:value-type="float">
            <text:p>1442700510.30656</text:p>
          </table:table-cell>
          <table:table-cell office:value-type="float" office:value="8096" calcext:value-type="float">
            <text:p>8096</text:p>
          </table:table-cell>
          <table:table-cell table:formula="of:=[.B1453]-[.B$2]" office:value-type="float" office:value="30.1510667800903" calcext:value-type="float">
            <text:p>30.1510667801</text:p>
          </table:table-cell>
          <table:table-cell table:formula="of:=[.C1453]/([.D1453]-[.D1452])" office:value-type="float" office:value="2282062.17634409" calcext:value-type="float">
            <text:p>2282062.17634409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442700510.31016" calcext:value-type="float">
            <text:p>1442700510.31016</text:p>
          </table:table-cell>
          <table:table-cell office:value-type="float" office:value="8096" calcext:value-type="float">
            <text:p>8096</text:p>
          </table:table-cell>
          <table:table-cell table:formula="of:=[.B1454]-[.B$2]" office:value-type="float" office:value="30.1546618938446" calcext:value-type="float">
            <text:p>30.1546618938</text:p>
          </table:table-cell>
          <table:table-cell table:formula="of:=[.C1454]/([.D1454]-[.D1453])" office:value-type="float" office:value="2251945.43298627" calcext:value-type="float">
            <text:p>2251945.4329862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442700510.31369" calcext:value-type="float">
            <text:p>1442700510.31369</text:p>
          </table:table-cell>
          <table:table-cell office:value-type="float" office:value="8096" calcext:value-type="float">
            <text:p>8096</text:p>
          </table:table-cell>
          <table:table-cell table:formula="of:=[.B1455]-[.B$2]" office:value-type="float" office:value="30.1581964492798" calcext:value-type="float">
            <text:p>30.1581964493</text:p>
          </table:table-cell>
          <table:table-cell table:formula="of:=[.C1455]/([.D1455]-[.D1454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442700510.31722" calcext:value-type="float">
            <text:p>1442700510.31722</text:p>
          </table:table-cell>
          <table:table-cell office:value-type="float" office:value="8096" calcext:value-type="float">
            <text:p>8096</text:p>
          </table:table-cell>
          <table:table-cell table:formula="of:=[.B1456]-[.B$2]" office:value-type="float" office:value="30.1617252826691" calcext:value-type="float">
            <text:p>30.1617252827</text:p>
          </table:table-cell>
          <table:table-cell table:formula="of:=[.C1456]/([.D1456]-[.D1455])" office:value-type="float" office:value="2294242.63117357" calcext:value-type="float">
            <text:p>2294242.63117357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442700510.32077" calcext:value-type="float">
            <text:p>1442700510.32077</text:p>
          </table:table-cell>
          <table:table-cell office:value-type="float" office:value="8096" calcext:value-type="float">
            <text:p>8096</text:p>
          </table:table-cell>
          <table:table-cell table:formula="of:=[.B1457]-[.B$2]" office:value-type="float" office:value="30.1652772426605" calcext:value-type="float">
            <text:p>30.1652772427</text:p>
          </table:table-cell>
          <table:table-cell table:formula="of:=[.C1457]/([.D1457]-[.D1456])" office:value-type="float" office:value="2279304.95261109" calcext:value-type="float">
            <text:p>2279304.95261109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1442700510.3243" calcext:value-type="float">
            <text:p>1442700510.3243</text:p>
          </table:table-cell>
          <table:table-cell office:value-type="float" office:value="8096" calcext:value-type="float">
            <text:p>8096</text:p>
          </table:table-cell>
          <table:table-cell table:formula="of:=[.B1458]-[.B$2]" office:value-type="float" office:value="30.1688063144684" calcext:value-type="float">
            <text:p>30.1688063145</text:p>
          </table:table-cell>
          <table:table-cell table:formula="of:=[.C1458]/([.D1458]-[.D1457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442700510.32785" calcext:value-type="float">
            <text:p>1442700510.32785</text:p>
          </table:table-cell>
          <table:table-cell office:value-type="float" office:value="8096" calcext:value-type="float">
            <text:p>8096</text:p>
          </table:table-cell>
          <table:table-cell table:formula="of:=[.B1459]-[.B$2]" office:value-type="float" office:value="30.1723589897156" calcext:value-type="float">
            <text:p>30.1723589897</text:p>
          </table:table-cell>
          <table:table-cell table:formula="of:=[.C1459]/([.D1459]-[.D1458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1442700510.3314" calcext:value-type="float">
            <text:p>1442700510.3314</text:p>
          </table:table-cell>
          <table:table-cell office:value-type="float" office:value="8096" calcext:value-type="float">
            <text:p>8096</text:p>
          </table:table-cell>
          <table:table-cell table:formula="of:=[.B1460]-[.B$2]" office:value-type="float" office:value="30.175909280777" calcext:value-type="float">
            <text:p>30.1759092808</text:p>
          </table:table-cell>
          <table:table-cell table:formula="of:=[.C1460]/([.D1460]-[.D1459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442700510.33496" calcext:value-type="float">
            <text:p>1442700510.33496</text:p>
          </table:table-cell>
          <table:table-cell office:value-type="float" office:value="8096" calcext:value-type="float">
            <text:p>8096</text:p>
          </table:table-cell>
          <table:table-cell table:formula="of:=[.B1461]-[.B$2]" office:value-type="float" office:value="30.1794621944427" calcext:value-type="float">
            <text:p>30.1794621944</text:p>
          </table:table-cell>
          <table:table-cell table:formula="of:=[.C1461]/([.D1461]-[.D1460])" office:value-type="float" office:value="2278693.14078647" calcext:value-type="float">
            <text:p>2278693.1407864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442700510.33851" calcext:value-type="float">
            <text:p>1442700510.33851</text:p>
          </table:table-cell>
          <table:table-cell office:value-type="float" office:value="8096" calcext:value-type="float">
            <text:p>8096</text:p>
          </table:table-cell>
          <table:table-cell table:formula="of:=[.B1462]-[.B$2]" office:value-type="float" office:value="30.183013677597" calcext:value-type="float">
            <text:p>30.1830136776</text:p>
          </table:table-cell>
          <table:table-cell table:formula="of:=[.C1462]/([.D1462]-[.D1461])" office:value-type="float" office:value="2279610.98174006" calcext:value-type="float">
            <text:p>2279610.9817400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42700510.34204" calcext:value-type="float">
            <text:p>1442700510.34204</text:p>
          </table:table-cell>
          <table:table-cell office:value-type="float" office:value="8096" calcext:value-type="float">
            <text:p>8096</text:p>
          </table:table-cell>
          <table:table-cell table:formula="of:=[.B1463]-[.B$2]" office:value-type="float" office:value="30.1865427494049" calcext:value-type="float">
            <text:p>30.1865427494</text:p>
          </table:table-cell>
          <table:table-cell table:formula="of:=[.C1463]/([.D1463]-[.D1462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442700510.34558" calcext:value-type="float">
            <text:p>1442700510.34558</text:p>
          </table:table-cell>
          <table:table-cell office:value-type="float" office:value="8096" calcext:value-type="float">
            <text:p>8096</text:p>
          </table:table-cell>
          <table:table-cell table:formula="of:=[.B1464]-[.B$2]" office:value-type="float" office:value="30.1900873184204" calcext:value-type="float">
            <text:p>30.1900873184</text:p>
          </table:table-cell>
          <table:table-cell table:formula="of:=[.C1464]/([.D1464]-[.D1463])" office:value-type="float" office:value="2284057.65682384" calcext:value-type="float">
            <text:p>2284057.6568238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442700510.34913" calcext:value-type="float">
            <text:p>1442700510.34913</text:p>
          </table:table-cell>
          <table:table-cell office:value-type="float" office:value="8096" calcext:value-type="float">
            <text:p>8096</text:p>
          </table:table-cell>
          <table:table-cell table:formula="of:=[.B1465]-[.B$2]" office:value-type="float" office:value="30.193635225296" calcext:value-type="float">
            <text:p>30.1936352253</text:p>
          </table:table-cell>
          <table:table-cell table:formula="of:=[.C1465]/([.D1465]-[.D1464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1442700510.35266" calcext:value-type="float">
            <text:p>1442700510.35266</text:p>
          </table:table-cell>
          <table:table-cell office:value-type="float" office:value="8096" calcext:value-type="float">
            <text:p>8096</text:p>
          </table:table-cell>
          <table:table-cell table:formula="of:=[.B1466]-[.B$2]" office:value-type="float" office:value="30.1971604824066" calcext:value-type="float">
            <text:p>30.1971604824</text:p>
          </table:table-cell>
          <table:table-cell table:formula="of:=[.C1466]/([.D1466]-[.D1465])" office:value-type="float" office:value="2296570.07872312" calcext:value-type="float">
            <text:p>2296570.0787231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442700510.3562" calcext:value-type="float">
            <text:p>1442700510.3562</text:p>
          </table:table-cell>
          <table:table-cell office:value-type="float" office:value="8096" calcext:value-type="float">
            <text:p>8096</text:p>
          </table:table-cell>
          <table:table-cell table:formula="of:=[.B1467]-[.B$2]" office:value-type="float" office:value="30.200709104538" calcext:value-type="float">
            <text:p>30.2007091045</text:p>
          </table:table-cell>
          <table:table-cell table:formula="of:=[.C1467]/([.D1467]-[.D1466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442700510.35975" calcext:value-type="float">
            <text:p>1442700510.35975</text:p>
          </table:table-cell>
          <table:table-cell office:value-type="float" office:value="8096" calcext:value-type="float">
            <text:p>8096</text:p>
          </table:table-cell>
          <table:table-cell table:formula="of:=[.B1468]-[.B$2]" office:value-type="float" office:value="30.2042572498322" calcext:value-type="float">
            <text:p>30.2042572498</text:p>
          </table:table-cell>
          <table:table-cell table:formula="of:=[.C1468]/([.D1468]-[.D1467])" office:value-type="float" office:value="2281755.48877839" calcext:value-type="float">
            <text:p>2281755.4887783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442700510.3633" calcext:value-type="float">
            <text:p>1442700510.3633</text:p>
          </table:table-cell>
          <table:table-cell office:value-type="float" office:value="8096" calcext:value-type="float">
            <text:p>8096</text:p>
          </table:table-cell>
          <table:table-cell table:formula="of:=[.B1469]-[.B$2]" office:value-type="float" office:value="30.2078037261963" calcext:value-type="float">
            <text:p>30.2078037262</text:p>
          </table:table-cell>
          <table:table-cell table:formula="of:=[.C1469]/([.D1469]-[.D1468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442700510.36685" calcext:value-type="float">
            <text:p>1442700510.36685</text:p>
          </table:table-cell>
          <table:table-cell office:value-type="float" office:value="8096" calcext:value-type="float">
            <text:p>8096</text:p>
          </table:table-cell>
          <table:table-cell table:formula="of:=[.B1470]-[.B$2]" office:value-type="float" office:value="30.2113530635834" calcext:value-type="float">
            <text:p>30.2113530636</text:p>
          </table:table-cell>
          <table:table-cell table:formula="of:=[.C1470]/([.D1470]-[.D1469])" office:value-type="float" office:value="2280989.13038221" calcext:value-type="float">
            <text:p>2280989.13038221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442700510.3704" calcext:value-type="float">
            <text:p>1442700510.3704</text:p>
          </table:table-cell>
          <table:table-cell office:value-type="float" office:value="8096" calcext:value-type="float">
            <text:p>8096</text:p>
          </table:table-cell>
          <table:table-cell table:formula="of:=[.B1471]-[.B$2]" office:value-type="float" office:value="30.2149000167847" calcext:value-type="float">
            <text:p>30.2149000168</text:p>
          </table:table-cell>
          <table:table-cell table:formula="of:=[.C1471]/([.D1471]-[.D1470])" office:value-type="float" office:value="2282522.36230423" calcext:value-type="float">
            <text:p>2282522.3623042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442700510.37394" calcext:value-type="float">
            <text:p>1442700510.37394</text:p>
          </table:table-cell>
          <table:table-cell office:value-type="float" office:value="8096" calcext:value-type="float">
            <text:p>8096</text:p>
          </table:table-cell>
          <table:table-cell table:formula="of:=[.B1472]-[.B$2]" office:value-type="float" office:value="30.2184484004974" calcext:value-type="float">
            <text:p>30.2184484005</text:p>
          </table:table-cell>
          <table:table-cell table:formula="of:=[.C1472]/([.D1472]-[.D1471])" office:value-type="float" office:value="2281602.1759054" calcext:value-type="float">
            <text:p>2281602.175905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442700510.3775" calcext:value-type="float">
            <text:p>1442700510.3775</text:p>
          </table:table-cell>
          <table:table-cell office:value-type="float" office:value="8096" calcext:value-type="float">
            <text:p>8096</text:p>
          </table:table-cell>
          <table:table-cell table:formula="of:=[.B1473]-[.B$2]" office:value-type="float" office:value="30.2220010757446" calcext:value-type="float">
            <text:p>30.2220010757</text:p>
          </table:table-cell>
          <table:table-cell table:formula="of:=[.C1473]/([.D1473]-[.D1472])" office:value-type="float" office:value="2278846.0629488" calcext:value-type="float">
            <text:p>2278846.062948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442700510.38104" calcext:value-type="float">
            <text:p>1442700510.38104</text:p>
          </table:table-cell>
          <table:table-cell office:value-type="float" office:value="8096" calcext:value-type="float">
            <text:p>8096</text:p>
          </table:table-cell>
          <table:table-cell table:formula="of:=[.B1474]-[.B$2]" office:value-type="float" office:value="30.225549697876" calcext:value-type="float">
            <text:p>30.2255496979</text:p>
          </table:table-cell>
          <table:table-cell table:formula="of:=[.C1474]/([.D1474]-[.D1473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442700510.38457" calcext:value-type="float">
            <text:p>1442700510.38457</text:p>
          </table:table-cell>
          <table:table-cell office:value-type="float" office:value="8096" calcext:value-type="float">
            <text:p>8096</text:p>
          </table:table-cell>
          <table:table-cell table:formula="of:=[.B1475]-[.B$2]" office:value-type="float" office:value="30.229079246521" calcext:value-type="float">
            <text:p>30.2290792465</text:p>
          </table:table-cell>
          <table:table-cell table:formula="of:=[.C1475]/([.D1475]-[.D1474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442700510.3881" calcext:value-type="float">
            <text:p>1442700510.3881</text:p>
          </table:table-cell>
          <table:table-cell office:value-type="float" office:value="8096" calcext:value-type="float">
            <text:p>8096</text:p>
          </table:table-cell>
          <table:table-cell table:formula="of:=[.B1476]-[.B$2]" office:value-type="float" office:value="30.2326047420502" calcext:value-type="float">
            <text:p>30.2326047421</text:p>
          </table:table-cell>
          <table:table-cell table:formula="of:=[.C1476]/([.D1476]-[.D1475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442700510.39173" calcext:value-type="float">
            <text:p>1442700510.39173</text:p>
          </table:table-cell>
          <table:table-cell office:value-type="float" office:value="8096" calcext:value-type="float">
            <text:p>8096</text:p>
          </table:table-cell>
          <table:table-cell table:formula="of:=[.B1477]-[.B$2]" office:value-type="float" office:value="30.2362349033356" calcext:value-type="float">
            <text:p>30.2362349033</text:p>
          </table:table-cell>
          <table:table-cell table:formula="of:=[.C1477]/([.D1477]-[.D1476])" office:value-type="float" office:value="2230203.93957704" calcext:value-type="float">
            <text:p>2230203.93957704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442700510.39529" calcext:value-type="float">
            <text:p>1442700510.39529</text:p>
          </table:table-cell>
          <table:table-cell office:value-type="float" office:value="8096" calcext:value-type="float">
            <text:p>8096</text:p>
          </table:table-cell>
          <table:table-cell table:formula="of:=[.B1478]-[.B$2]" office:value-type="float" office:value="30.239795923233" calcext:value-type="float">
            <text:p>30.2397959232</text:p>
          </table:table-cell>
          <table:table-cell table:formula="of:=[.C1478]/([.D1478]-[.D1477])" office:value-type="float" office:value="2273505.97107659" calcext:value-type="float">
            <text:p>2273505.9710765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442700510.39881" calcext:value-type="float">
            <text:p>1442700510.39881</text:p>
          </table:table-cell>
          <table:table-cell office:value-type="float" office:value="8096" calcext:value-type="float">
            <text:p>8096</text:p>
          </table:table-cell>
          <table:table-cell table:formula="of:=[.B1479]-[.B$2]" office:value-type="float" office:value="30.2433183193207" calcext:value-type="float">
            <text:p>30.2433183193</text:p>
          </table:table-cell>
          <table:table-cell table:formula="of:=[.C1479]/([.D1479]-[.D1478])" office:value-type="float" office:value="2298435.43955598" calcext:value-type="float">
            <text:p>2298435.43955598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442700510.40235" calcext:value-type="float">
            <text:p>1442700510.40235</text:p>
          </table:table-cell>
          <table:table-cell office:value-type="float" office:value="8096" calcext:value-type="float">
            <text:p>8096</text:p>
          </table:table-cell>
          <table:table-cell table:formula="of:=[.B1480]-[.B$2]" office:value-type="float" office:value="30.2468519210815" calcext:value-type="float">
            <text:p>30.2468519211</text:p>
          </table:table-cell>
          <table:table-cell table:formula="of:=[.C1480]/([.D1480]-[.D1479])" office:value-type="float" office:value="2291146.69617435" calcext:value-type="float">
            <text:p>2291146.6961743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442700510.4059" calcext:value-type="float">
            <text:p>1442700510.4059</text:p>
          </table:table-cell>
          <table:table-cell office:value-type="float" office:value="8096" calcext:value-type="float">
            <text:p>8096</text:p>
          </table:table-cell>
          <table:table-cell table:formula="of:=[.B1481]-[.B$2]" office:value-type="float" office:value="30.2504072189331" calcext:value-type="float">
            <text:p>30.2504072189</text:p>
          </table:table-cell>
          <table:table-cell table:formula="of:=[.C1481]/([.D1481]-[.D1480])" office:value-type="float" office:value="2277165.0472103" calcext:value-type="float">
            <text:p>2277165.0472103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442700510.40944" calcext:value-type="float">
            <text:p>1442700510.40944</text:p>
          </table:table-cell>
          <table:table-cell office:value-type="float" office:value="8096" calcext:value-type="float">
            <text:p>8096</text:p>
          </table:table-cell>
          <table:table-cell table:formula="of:=[.B1482]-[.B$2]" office:value-type="float" office:value="30.2539494037628" calcext:value-type="float">
            <text:p>30.2539494038</text:p>
          </table:table-cell>
          <table:table-cell table:formula="of:=[.C1482]/([.D1482]-[.D1481])" office:value-type="float" office:value="2285595.01810594" calcext:value-type="float">
            <text:p>2285595.0181059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442700510.413" calcext:value-type="float">
            <text:p>1442700510.413</text:p>
          </table:table-cell>
          <table:table-cell office:value-type="float" office:value="8096" calcext:value-type="float">
            <text:p>8096</text:p>
          </table:table-cell>
          <table:table-cell table:formula="of:=[.B1483]-[.B$2]" office:value-type="float" office:value="30.2575042247772" calcext:value-type="float">
            <text:p>30.2575042248</text:p>
          </table:table-cell>
          <table:table-cell table:formula="of:=[.C1483]/([.D1483]-[.D1482])" office:value-type="float" office:value="2277470.501945" calcext:value-type="float">
            <text:p>2277470.501945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442700510.41655" calcext:value-type="float">
            <text:p>1442700510.41655</text:p>
          </table:table-cell>
          <table:table-cell office:value-type="float" office:value="8096" calcext:value-type="float">
            <text:p>8096</text:p>
          </table:table-cell>
          <table:table-cell table:formula="of:=[.B1484]-[.B$2]" office:value-type="float" office:value="30.2610547542572" calcext:value-type="float">
            <text:p>30.2610547543</text:p>
          </table:table-cell>
          <table:table-cell table:formula="of:=[.C1484]/([.D1484]-[.D1483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442700510.42014" calcext:value-type="float">
            <text:p>1442700510.42014</text:p>
          </table:table-cell>
          <table:table-cell office:value-type="float" office:value="8096" calcext:value-type="float">
            <text:p>8096</text:p>
          </table:table-cell>
          <table:table-cell table:formula="of:=[.B1485]-[.B$2]" office:value-type="float" office:value="30.2646484375" calcext:value-type="float">
            <text:p>30.2646484375</text:p>
          </table:table-cell>
          <table:table-cell table:formula="of:=[.C1485]/([.D1485]-[.D1484])" office:value-type="float" office:value="2252841.84860346" calcext:value-type="float">
            <text:p>2252841.84860346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442700510.4237" calcext:value-type="float">
            <text:p>1442700510.4237</text:p>
          </table:table-cell>
          <table:table-cell office:value-type="float" office:value="8096" calcext:value-type="float">
            <text:p>8096</text:p>
          </table:table-cell>
          <table:table-cell table:formula="of:=[.B1486]-[.B$2]" office:value-type="float" office:value="30.2682023048401" calcext:value-type="float">
            <text:p>30.2682023048</text:p>
          </table:table-cell>
          <table:table-cell table:formula="of:=[.C1486]/([.D1486]-[.D1485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442700510.42725" calcext:value-type="float">
            <text:p>1442700510.42725</text:p>
          </table:table-cell>
          <table:table-cell office:value-type="float" office:value="8096" calcext:value-type="float">
            <text:p>8096</text:p>
          </table:table-cell>
          <table:table-cell table:formula="of:=[.B1487]-[.B$2]" office:value-type="float" office:value="30.2717571258545" calcext:value-type="float">
            <text:p>30.2717571259</text:p>
          </table:table-cell>
          <table:table-cell table:formula="of:=[.C1487]/([.D1487]-[.D1486])" office:value-type="float" office:value="2277470.501945" calcext:value-type="float">
            <text:p>2277470.50194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442700510.43078" calcext:value-type="float">
            <text:p>1442700510.43078</text:p>
          </table:table-cell>
          <table:table-cell office:value-type="float" office:value="8096" calcext:value-type="float">
            <text:p>8096</text:p>
          </table:table-cell>
          <table:table-cell table:formula="of:=[.B1488]-[.B$2]" office:value-type="float" office:value="30.2752861976624" calcext:value-type="float">
            <text:p>30.2752861977</text:p>
          </table:table-cell>
          <table:table-cell table:formula="of:=[.C1488]/([.D1488]-[.D1487])" office:value-type="float" office:value="2294087.6357249" calcext:value-type="float">
            <text:p>2294087.635724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442700510.43432" calcext:value-type="float">
            <text:p>1442700510.43432</text:p>
          </table:table-cell>
          <table:table-cell office:value-type="float" office:value="8096" calcext:value-type="float">
            <text:p>8096</text:p>
          </table:table-cell>
          <table:table-cell table:formula="of:=[.B1489]-[.B$2]" office:value-type="float" office:value="30.2788207530975" calcext:value-type="float">
            <text:p>30.2788207531</text:p>
          </table:table-cell>
          <table:table-cell table:formula="of:=[.C1489]/([.D1489]-[.D1488])" office:value-type="float" office:value="2290528.5115683" calcext:value-type="float">
            <text:p>2290528.511568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442700510.43786" calcext:value-type="float">
            <text:p>1442700510.43786</text:p>
          </table:table-cell>
          <table:table-cell office:value-type="float" office:value="8096" calcext:value-type="float">
            <text:p>8096</text:p>
          </table:table-cell>
          <table:table-cell table:formula="of:=[.B1490]-[.B$2]" office:value-type="float" office:value="30.2823622226715" calcext:value-type="float">
            <text:p>30.2823622227</text:p>
          </table:table-cell>
          <table:table-cell table:formula="of:=[.C1490]/([.D1490]-[.D1489])" office:value-type="float" office:value="2286056.6301333" calcext:value-type="float">
            <text:p>2286056.6301333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442700510.44141" calcext:value-type="float">
            <text:p>1442700510.44141</text:p>
          </table:table-cell>
          <table:table-cell office:value-type="float" office:value="8096" calcext:value-type="float">
            <text:p>8096</text:p>
          </table:table-cell>
          <table:table-cell table:formula="of:=[.B1491]-[.B$2]" office:value-type="float" office:value="30.2859153747559" calcext:value-type="float">
            <text:p>30.2859153748</text:p>
          </table:table-cell>
          <table:table-cell table:formula="of:=[.C1491]/([.D1491]-[.D1490])" office:value-type="float" office:value="2278540.23914648" calcext:value-type="float">
            <text:p>2278540.2391464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442700510.44497" calcext:value-type="float">
            <text:p>1442700510.44497</text:p>
          </table:table-cell>
          <table:table-cell office:value-type="float" office:value="8096" calcext:value-type="float">
            <text:p>8096</text:p>
          </table:table-cell>
          <table:table-cell table:formula="of:=[.B1492]-[.B$2]" office:value-type="float" office:value="30.2894756793976" calcext:value-type="float">
            <text:p>30.2894756794</text:p>
          </table:table-cell>
          <table:table-cell table:formula="of:=[.C1492]/([.D1492]-[.D1491])" office:value-type="float" office:value="2273962.71238197" calcext:value-type="float">
            <text:p>2273962.71238197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442700510.44857" calcext:value-type="float">
            <text:p>1442700510.44857</text:p>
          </table:table-cell>
          <table:table-cell office:value-type="float" office:value="8096" calcext:value-type="float">
            <text:p>8096</text:p>
          </table:table-cell>
          <table:table-cell table:formula="of:=[.B1493]-[.B$2]" office:value-type="float" office:value="30.2930774688721" calcext:value-type="float">
            <text:p>30.2930774689</text:p>
          </table:table-cell>
          <table:table-cell table:formula="of:=[.C1493]/([.D1493]-[.D1492])" office:value-type="float" office:value="2247771.57503144" calcext:value-type="float">
            <text:p>2247771.57503144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442700510.45212" calcext:value-type="float">
            <text:p>1442700510.45212</text:p>
          </table:table-cell>
          <table:table-cell office:value-type="float" office:value="8096" calcext:value-type="float">
            <text:p>8096</text:p>
          </table:table-cell>
          <table:table-cell table:formula="of:=[.B1494]-[.B$2]" office:value-type="float" office:value="30.2966291904449" calcext:value-type="float">
            <text:p>30.2966291904</text:p>
          </table:table-cell>
          <table:table-cell table:formula="of:=[.C1494]/([.D1494]-[.D1493])" office:value-type="float" office:value="2279457.95690407" calcext:value-type="float">
            <text:p>2279457.9569040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442700510.45567" calcext:value-type="float">
            <text:p>1442700510.45567</text:p>
          </table:table-cell>
          <table:table-cell office:value-type="float" office:value="8096" calcext:value-type="float">
            <text:p>8096</text:p>
          </table:table-cell>
          <table:table-cell table:formula="of:=[.B1495]-[.B$2]" office:value-type="float" office:value="30.3001759052277" calcext:value-type="float">
            <text:p>30.3001759052</text:p>
          </table:table-cell>
          <table:table-cell table:formula="of:=[.C1495]/([.D1495]-[.D1494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1442700510.45919" calcext:value-type="float">
            <text:p>1442700510.45919</text:p>
          </table:table-cell>
          <table:table-cell office:value-type="float" office:value="8096" calcext:value-type="float">
            <text:p>8096</text:p>
          </table:table-cell>
          <table:table-cell table:formula="of:=[.B1496]-[.B$2]" office:value-type="float" office:value="30.3036911487579" calcext:value-type="float">
            <text:p>30.3036911488</text:p>
          </table:table-cell>
          <table:table-cell table:formula="of:=[.C1496]/([.D1496]-[.D1495])" office:value-type="float" office:value="2303112.12588171" calcext:value-type="float">
            <text:p>2303112.1258817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442700510.46273" calcext:value-type="float">
            <text:p>1442700510.46273</text:p>
          </table:table-cell>
          <table:table-cell office:value-type="float" office:value="8096" calcext:value-type="float">
            <text:p>8096</text:p>
          </table:table-cell>
          <table:table-cell table:formula="of:=[.B1497]-[.B$2]" office:value-type="float" office:value="30.3072390556335" calcext:value-type="float">
            <text:p>30.3072390556</text:p>
          </table:table-cell>
          <table:table-cell table:formula="of:=[.C1497]/([.D1497]-[.D1496])" office:value-type="float" office:value="2281908.82225657" calcext:value-type="float">
            <text:p>2281908.82225657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442700510.46628" calcext:value-type="float">
            <text:p>1442700510.46628</text:p>
          </table:table-cell>
          <table:table-cell office:value-type="float" office:value="8096" calcext:value-type="float">
            <text:p>8096</text:p>
          </table:table-cell>
          <table:table-cell table:formula="of:=[.B1498]-[.B$2]" office:value-type="float" office:value="30.3107876777649" calcext:value-type="float">
            <text:p>30.3107876778</text:p>
          </table:table-cell>
          <table:table-cell table:formula="of:=[.C1498]/([.D1498]-[.D1497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42700510.46983" calcext:value-type="float">
            <text:p>1442700510.46983</text:p>
          </table:table-cell>
          <table:table-cell office:value-type="float" office:value="8096" calcext:value-type="float">
            <text:p>8096</text:p>
          </table:table-cell>
          <table:table-cell table:formula="of:=[.B1499]-[.B$2]" office:value-type="float" office:value="30.3143382072449" calcext:value-type="float">
            <text:p>30.3143382072</text:p>
          </table:table-cell>
          <table:table-cell table:formula="of:=[.C1499]/([.D1499]-[.D1498])" office:value-type="float" office:value="2280223.28659683" calcext:value-type="float">
            <text:p>2280223.2865968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442700510.47339" calcext:value-type="float">
            <text:p>1442700510.47339</text:p>
          </table:table-cell>
          <table:table-cell office:value-type="float" office:value="8096" calcext:value-type="float">
            <text:p>8096</text:p>
          </table:table-cell>
          <table:table-cell table:formula="of:=[.B1500]-[.B$2]" office:value-type="float" office:value="30.3178987503052" calcext:value-type="float">
            <text:p>30.3178987503</text:p>
          </table:table-cell>
          <table:table-cell table:formula="of:=[.C1500]/([.D1500]-[.D1499])" office:value-type="float" office:value="2273810.44489085" calcext:value-type="float">
            <text:p>2273810.44489085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442700510.47694" calcext:value-type="float">
            <text:p>1442700510.47694</text:p>
          </table:table-cell>
          <table:table-cell office:value-type="float" office:value="8096" calcext:value-type="float">
            <text:p>8096</text:p>
          </table:table-cell>
          <table:table-cell table:formula="of:=[.B1501]-[.B$2]" office:value-type="float" office:value="30.3214433193207" calcext:value-type="float">
            <text:p>30.3214433193</text:p>
          </table:table-cell>
          <table:table-cell table:formula="of:=[.C1501]/([.D1501]-[.D1500])" office:value-type="float" office:value="2284057.65682384" calcext:value-type="float">
            <text:p>2284057.656823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42700510.48048" calcext:value-type="float">
            <text:p>1442700510.48048</text:p>
          </table:table-cell>
          <table:table-cell office:value-type="float" office:value="8096" calcext:value-type="float">
            <text:p>8096</text:p>
          </table:table-cell>
          <table:table-cell table:formula="of:=[.B1502]-[.B$2]" office:value-type="float" office:value="30.3249814510345" calcext:value-type="float">
            <text:p>30.324981451</text:p>
          </table:table-cell>
          <table:table-cell table:formula="of:=[.C1502]/([.D1502]-[.D1501])" office:value-type="float" office:value="2288213.28733154" calcext:value-type="float">
            <text:p>2288213.28733154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442700510.48402" calcext:value-type="float">
            <text:p>1442700510.48402</text:p>
          </table:table-cell>
          <table:table-cell office:value-type="float" office:value="8096" calcext:value-type="float">
            <text:p>8096</text:p>
          </table:table-cell>
          <table:table-cell table:formula="of:=[.B1503]-[.B$2]" office:value-type="float" office:value="30.3285267353058" calcext:value-type="float">
            <text:p>30.3285267353</text:p>
          </table:table-cell>
          <table:table-cell table:formula="of:=[.C1503]/([.D1503]-[.D1502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442700510.48759" calcext:value-type="float">
            <text:p>1442700510.48759</text:p>
          </table:table-cell>
          <table:table-cell office:value-type="float" office:value="8096" calcext:value-type="float">
            <text:p>8096</text:p>
          </table:table-cell>
          <table:table-cell table:formula="of:=[.B1504]-[.B$2]" office:value-type="float" office:value="30.3320934772491" calcext:value-type="float">
            <text:p>30.3320934772</text:p>
          </table:table-cell>
          <table:table-cell table:formula="of:=[.C1504]/([.D1504]-[.D1503])" office:value-type="float" office:value="2269858.63529412" calcext:value-type="float">
            <text:p>2269858.63529412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442700510.49114" calcext:value-type="float">
            <text:p>1442700510.49114</text:p>
          </table:table-cell>
          <table:table-cell office:value-type="float" office:value="8096" calcext:value-type="float">
            <text:p>8096</text:p>
          </table:table-cell>
          <table:table-cell table:formula="of:=[.B1505]-[.B$2]" office:value-type="float" office:value="30.3356442451477" calcext:value-type="float">
            <text:p>30.3356442451</text:p>
          </table:table-cell>
          <table:table-cell table:formula="of:=[.C1505]/([.D1505]-[.D1504])" office:value-type="float" office:value="2280070.17954744" calcext:value-type="float">
            <text:p>2280070.17954744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42700510.49469" calcext:value-type="float">
            <text:p>1442700510.49469</text:p>
          </table:table-cell>
          <table:table-cell office:value-type="float" office:value="8096" calcext:value-type="float">
            <text:p>8096</text:p>
          </table:table-cell>
          <table:table-cell table:formula="of:=[.B1506]-[.B$2]" office:value-type="float" office:value="30.3391907215118" calcext:value-type="float">
            <text:p>30.3391907215</text:p>
          </table:table-cell>
          <table:table-cell table:formula="of:=[.C1506]/([.D1506]-[.D1505])" office:value-type="float" office:value="2282829.25606723" calcext:value-type="float">
            <text:p>2282829.2560672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442700510.49829" calcext:value-type="float">
            <text:p>1442700510.49829</text:p>
          </table:table-cell>
          <table:table-cell office:value-type="float" office:value="8096" calcext:value-type="float">
            <text:p>8096</text:p>
          </table:table-cell>
          <table:table-cell table:formula="of:=[.B1507]-[.B$2]" office:value-type="float" office:value="30.3427920341492" calcext:value-type="float">
            <text:p>30.3427920341</text:p>
          </table:table-cell>
          <table:table-cell table:formula="of:=[.C1507]/([.D1507]-[.D1506])" office:value-type="float" office:value="2248069.19457133" calcext:value-type="float">
            <text:p>2248069.1945713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1442700510.50181" calcext:value-type="float">
            <text:p>1442700510.50181</text:p>
          </table:table-cell>
          <table:table-cell office:value-type="float" office:value="8096" calcext:value-type="float">
            <text:p>8096</text:p>
          </table:table-cell>
          <table:table-cell table:formula="of:=[.B1508]-[.B$2]" office:value-type="float" office:value="30.3463168144226" calcext:value-type="float">
            <text:p>30.3463168144</text:p>
          </table:table-cell>
          <table:table-cell table:formula="of:=[.C1508]/([.D1508]-[.D1507])" office:value-type="float" office:value="2296880.76190476" calcext:value-type="float">
            <text:p>2296880.76190476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1442700510.50534" calcext:value-type="float">
            <text:p>1442700510.50534</text:p>
          </table:table-cell>
          <table:table-cell office:value-type="float" office:value="8096" calcext:value-type="float">
            <text:p>8096</text:p>
          </table:table-cell>
          <table:table-cell table:formula="of:=[.B1509]-[.B$2]" office:value-type="float" office:value="30.3498425483704" calcext:value-type="float">
            <text:p>30.3498425484</text:p>
          </table:table-cell>
          <table:table-cell table:formula="of:=[.C1509]/([.D1509]-[.D1508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442700510.50887" calcext:value-type="float">
            <text:p>1442700510.50887</text:p>
          </table:table-cell>
          <table:table-cell office:value-type="float" office:value="8096" calcext:value-type="float">
            <text:p>8096</text:p>
          </table:table-cell>
          <table:table-cell table:formula="of:=[.B1510]-[.B$2]" office:value-type="float" office:value="30.3533699512482" calcext:value-type="float">
            <text:p>30.3533699512</text:p>
          </table:table-cell>
          <table:table-cell table:formula="of:=[.C1510]/([.D1510]-[.D1509])" office:value-type="float" office:value="2295173.04386617" calcext:value-type="float">
            <text:p>2295173.04386617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442700510.51239" calcext:value-type="float">
            <text:p>1442700510.51239</text:p>
          </table:table-cell>
          <table:table-cell office:value-type="float" office:value="8096" calcext:value-type="float">
            <text:p>8096</text:p>
          </table:table-cell>
          <table:table-cell table:formula="of:=[.B1511]-[.B$2]" office:value-type="float" office:value="30.3568966388702" calcext:value-type="float">
            <text:p>30.3568966389</text:p>
          </table:table-cell>
          <table:table-cell table:formula="of:=[.C1511]/([.D1511]-[.D1510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442700510.51592" calcext:value-type="float">
            <text:p>1442700510.51592</text:p>
          </table:table-cell>
          <table:table-cell office:value-type="float" office:value="8096" calcext:value-type="float">
            <text:p>8096</text:p>
          </table:table-cell>
          <table:table-cell table:formula="of:=[.B1512]-[.B$2]" office:value-type="float" office:value="30.3604295253754" calcext:value-type="float">
            <text:p>30.3604295254</text:p>
          </table:table-cell>
          <table:table-cell table:formula="of:=[.C1512]/([.D1512]-[.D1511])" office:value-type="float" office:value="2291610.55365096" calcext:value-type="float">
            <text:p>2291610.55365096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442700510.51946" calcext:value-type="float">
            <text:p>1442700510.51946</text:p>
          </table:table-cell>
          <table:table-cell office:value-type="float" office:value="8096" calcext:value-type="float">
            <text:p>8096</text:p>
          </table:table-cell>
          <table:table-cell table:formula="of:=[.B1513]-[.B$2]" office:value-type="float" office:value="30.3639659881592" calcext:value-type="float">
            <text:p>30.3639659882</text:p>
          </table:table-cell>
          <table:table-cell table:formula="of:=[.C1513]/([.D1513]-[.D1512])" office:value-type="float" office:value="2289293.14258747" calcext:value-type="float">
            <text:p>2289293.1425874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442700510.52301" calcext:value-type="float">
            <text:p>1442700510.52301</text:p>
          </table:table-cell>
          <table:table-cell office:value-type="float" office:value="8096" calcext:value-type="float">
            <text:p>8096</text:p>
          </table:table-cell>
          <table:table-cell table:formula="of:=[.B1514]-[.B$2]" office:value-type="float" office:value="30.3675127029419" calcext:value-type="float">
            <text:p>30.3675127029</text:p>
          </table:table-cell>
          <table:table-cell table:formula="of:=[.C1514]/([.D1514]-[.D1513])" office:value-type="float" office:value="2282675.79887066" calcext:value-type="float">
            <text:p>2282675.79887066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442700510.52656" calcext:value-type="float">
            <text:p>1442700510.52656</text:p>
          </table:table-cell>
          <table:table-cell office:value-type="float" office:value="8096" calcext:value-type="float">
            <text:p>8096</text:p>
          </table:table-cell>
          <table:table-cell table:formula="of:=[.B1515]-[.B$2]" office:value-type="float" office:value="30.3710613250732" calcext:value-type="float">
            <text:p>30.3710613251</text:p>
          </table:table-cell>
          <table:table-cell table:formula="of:=[.C1515]/([.D1515]-[.D1514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442700510.53011" calcext:value-type="float">
            <text:p>1442700510.53011</text:p>
          </table:table-cell>
          <table:table-cell office:value-type="float" office:value="8096" calcext:value-type="float">
            <text:p>8096</text:p>
          </table:table-cell>
          <table:table-cell table:formula="of:=[.B1516]-[.B$2]" office:value-type="float" office:value="30.3746149539948" calcext:value-type="float">
            <text:p>30.374614954</text:p>
          </table:table-cell>
          <table:table-cell table:formula="of:=[.C1516]/([.D1516]-[.D1515])" office:value-type="float" office:value="2278234.49741697" calcext:value-type="float">
            <text:p>2278234.4974169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442700510.53364" calcext:value-type="float">
            <text:p>1442700510.53364</text:p>
          </table:table-cell>
          <table:table-cell office:value-type="float" office:value="8096" calcext:value-type="float">
            <text:p>8096</text:p>
          </table:table-cell>
          <table:table-cell table:formula="of:=[.B1517]-[.B$2]" office:value-type="float" office:value="30.3781445026398" calcext:value-type="float">
            <text:p>30.3781445026</text:p>
          </table:table-cell>
          <table:table-cell table:formula="of:=[.C1517]/([.D1517]-[.D1516])" office:value-type="float" office:value="2293777.70764658" calcext:value-type="float">
            <text:p>2293777.70764658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42700510.5372" calcext:value-type="float">
            <text:p>1442700510.5372</text:p>
          </table:table-cell>
          <table:table-cell office:value-type="float" office:value="8096" calcext:value-type="float">
            <text:p>8096</text:p>
          </table:table-cell>
          <table:table-cell table:formula="of:=[.B1518]-[.B$2]" office:value-type="float" office:value="30.3817007541656" calcext:value-type="float">
            <text:p>30.3817007542</text:p>
          </table:table-cell>
          <table:table-cell table:formula="of:=[.C1518]/([.D1518]-[.D1517])" office:value-type="float" office:value="2276554.38348083" calcext:value-type="float">
            <text:p>2276554.3834808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42700510.54079" calcext:value-type="float">
            <text:p>1442700510.54079</text:p>
          </table:table-cell>
          <table:table-cell office:value-type="float" office:value="8096" calcext:value-type="float">
            <text:p>8096</text:p>
          </table:table-cell>
          <table:table-cell table:formula="of:=[.B1519]-[.B$2]" office:value-type="float" office:value="30.3852980136871" calcext:value-type="float">
            <text:p>30.3852980137</text:p>
          </table:table-cell>
          <table:table-cell table:formula="of:=[.C1519]/([.D1519]-[.D1518])" office:value-type="float" office:value="2250602.14634146" calcext:value-type="float">
            <text:p>2250602.14634146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442700510.54435" calcext:value-type="float">
            <text:p>1442700510.54435</text:p>
          </table:table-cell>
          <table:table-cell office:value-type="float" office:value="8096" calcext:value-type="float">
            <text:p>8096</text:p>
          </table:table-cell>
          <table:table-cell table:formula="of:=[.B1520]-[.B$2]" office:value-type="float" office:value="30.3888540267944" calcext:value-type="float">
            <text:p>30.3888540268</text:p>
          </table:table-cell>
          <table:table-cell table:formula="of:=[.C1520]/([.D1520]-[.D1519])" office:value-type="float" office:value="2276707.018706" calcext:value-type="float">
            <text:p>2276707.018706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442700510.54792" calcext:value-type="float">
            <text:p>1442700510.54792</text:p>
          </table:table-cell>
          <table:table-cell office:value-type="float" office:value="8096" calcext:value-type="float">
            <text:p>8096</text:p>
          </table:table-cell>
          <table:table-cell table:formula="of:=[.B1521]-[.B$2]" office:value-type="float" office:value="30.3924281597137" calcext:value-type="float">
            <text:p>30.3924281597</text:p>
          </table:table-cell>
          <table:table-cell table:formula="of:=[.C1521]/([.D1521]-[.D1520])" office:value-type="float" office:value="2265164.77780001" calcext:value-type="float">
            <text:p>2265164.7778000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442700510.55147" calcext:value-type="float">
            <text:p>1442700510.55147</text:p>
          </table:table-cell>
          <table:table-cell office:value-type="float" office:value="8096" calcext:value-type="float">
            <text:p>8096</text:p>
          </table:table-cell>
          <table:table-cell table:formula="of:=[.B1522]-[.B$2]" office:value-type="float" office:value="30.3959784507751" calcext:value-type="float">
            <text:p>30.3959784508</text:p>
          </table:table-cell>
          <table:table-cell table:formula="of:=[.C1522]/([.D1522]-[.D1521])" office:value-type="float" office:value="2280376.41420993" calcext:value-type="float">
            <text:p>2280376.41420993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442700510.55503" calcext:value-type="float">
            <text:p>1442700510.55503</text:p>
          </table:table-cell>
          <table:table-cell office:value-type="float" office:value="8096" calcext:value-type="float">
            <text:p>8096</text:p>
          </table:table-cell>
          <table:table-cell table:formula="of:=[.B1523]-[.B$2]" office:value-type="float" office:value="30.3995320796967" calcext:value-type="float">
            <text:p>30.3995320797</text:p>
          </table:table-cell>
          <table:table-cell table:formula="of:=[.C1523]/([.D1523]-[.D1522])" office:value-type="float" office:value="2278234.49741697" calcext:value-type="float">
            <text:p>2278234.4974169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42700510.55858" calcext:value-type="float">
            <text:p>1442700510.55858</text:p>
          </table:table-cell>
          <table:table-cell office:value-type="float" office:value="8096" calcext:value-type="float">
            <text:p>8096</text:p>
          </table:table-cell>
          <table:table-cell table:formula="of:=[.B1524]-[.B$2]" office:value-type="float" office:value="30.4030830860138" calcext:value-type="float">
            <text:p>30.403083086</text:p>
          </table:table-cell>
          <table:table-cell table:formula="of:=[.C1524]/([.D1524]-[.D1523])" office:value-type="float" office:value="2279917.09305761" calcext:value-type="float">
            <text:p>2279917.0930576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42700510.56213" calcext:value-type="float">
            <text:p>1442700510.56213</text:p>
          </table:table-cell>
          <table:table-cell office:value-type="float" office:value="8096" calcext:value-type="float">
            <text:p>8096</text:p>
          </table:table-cell>
          <table:table-cell table:formula="of:=[.B1525]-[.B$2]" office:value-type="float" office:value="30.4066317081451" calcext:value-type="float">
            <text:p>30.4066317081</text:p>
          </table:table-cell>
          <table:table-cell table:formula="of:=[.C1525]/([.D1525]-[.D1524])" office:value-type="float" office:value="2281448.88363343" calcext:value-type="float">
            <text:p>2281448.88363343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442700510.56565" calcext:value-type="float">
            <text:p>1442700510.56565</text:p>
          </table:table-cell>
          <table:table-cell office:value-type="float" office:value="8096" calcext:value-type="float">
            <text:p>8096</text:p>
          </table:table-cell>
          <table:table-cell table:formula="of:=[.B1526]-[.B$2]" office:value-type="float" office:value="30.4101572036743" calcext:value-type="float">
            <text:p>30.4101572037</text:p>
          </table:table-cell>
          <table:table-cell table:formula="of:=[.C1526]/([.D1526]-[.D1525])" office:value-type="float" office:value="2296414.76864814" calcext:value-type="float">
            <text:p>2296414.76864814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442700510.56917" calcext:value-type="float">
            <text:p>1442700510.56917</text:p>
          </table:table-cell>
          <table:table-cell office:value-type="float" office:value="8096" calcext:value-type="float">
            <text:p>8096</text:p>
          </table:table-cell>
          <table:table-cell table:formula="of:=[.B1527]-[.B$2]" office:value-type="float" office:value="30.4136793613434" calcext:value-type="float">
            <text:p>30.4136793613</text:p>
          </table:table-cell>
          <table:table-cell table:formula="of:=[.C1527]/([.D1527]-[.D1526])" office:value-type="float" office:value="2298591.02308265" calcext:value-type="float">
            <text:p>2298591.0230826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442700510.5727" calcext:value-type="float">
            <text:p>1442700510.5727</text:p>
          </table:table-cell>
          <table:table-cell office:value-type="float" office:value="8096" calcext:value-type="float">
            <text:p>8096</text:p>
          </table:table-cell>
          <table:table-cell table:formula="of:=[.B1528]-[.B$2]" office:value-type="float" office:value="30.4172050952911" calcext:value-type="float">
            <text:p>30.4172050953</text:p>
          </table:table-cell>
          <table:table-cell table:formula="of:=[.C1528]/([.D1528]-[.D1527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42700510.57621" calcext:value-type="float">
            <text:p>1442700510.57621</text:p>
          </table:table-cell>
          <table:table-cell office:value-type="float" office:value="8096" calcext:value-type="float">
            <text:p>8096</text:p>
          </table:table-cell>
          <table:table-cell table:formula="of:=[.B1529]-[.B$2]" office:value-type="float" office:value="30.4207143783569" calcext:value-type="float">
            <text:p>30.4207143784</text:p>
          </table:table-cell>
          <table:table-cell table:formula="of:=[.C1529]/([.D1529]-[.D1528])" office:value-type="float" office:value="2307023.92716897" calcext:value-type="float">
            <text:p>2307023.92716897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442700510.57973" calcext:value-type="float">
            <text:p>1442700510.57973</text:p>
          </table:table-cell>
          <table:table-cell office:value-type="float" office:value="8096" calcext:value-type="float">
            <text:p>8096</text:p>
          </table:table-cell>
          <table:table-cell table:formula="of:=[.B1530]-[.B$2]" office:value-type="float" office:value="30.4242362976074" calcext:value-type="float">
            <text:p>30.4242362976</text:p>
          </table:table-cell>
          <table:table-cell table:formula="of:=[.C1530]/([.D1530]-[.D1529])" office:value-type="float" office:value="2298746.62767398" calcext:value-type="float">
            <text:p>2298746.6276739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442700510.58325" calcext:value-type="float">
            <text:p>1442700510.58325</text:p>
          </table:table-cell>
          <table:table-cell office:value-type="float" office:value="8096" calcext:value-type="float">
            <text:p>8096</text:p>
          </table:table-cell>
          <table:table-cell table:formula="of:=[.B1531]-[.B$2]" office:value-type="float" office:value="30.4277560710907" calcext:value-type="float">
            <text:p>30.4277560711</text:p>
          </table:table-cell>
          <table:table-cell table:formula="of:=[.C1531]/([.D1531]-[.D1530])" office:value-type="float" office:value="2300148.0176116" calcext:value-type="float">
            <text:p>2300148.0176116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442700510.58678" calcext:value-type="float">
            <text:p>1442700510.58678</text:p>
          </table:table-cell>
          <table:table-cell office:value-type="float" office:value="8096" calcext:value-type="float">
            <text:p>8096</text:p>
          </table:table-cell>
          <table:table-cell table:formula="of:=[.B1532]-[.B$2]" office:value-type="float" office:value="30.4312887191772" calcext:value-type="float">
            <text:p>30.4312887192</text:p>
          </table:table-cell>
          <table:table-cell table:formula="of:=[.C1532]/([.D1532]-[.D1531])" office:value-type="float" office:value="2291765.21455085" calcext:value-type="float">
            <text:p>2291765.2145508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442700510.59034" calcext:value-type="float">
            <text:p>1442700510.59034</text:p>
          </table:table-cell>
          <table:table-cell office:value-type="float" office:value="8096" calcext:value-type="float">
            <text:p>8096</text:p>
          </table:table-cell>
          <table:table-cell table:formula="of:=[.B1533]-[.B$2]" office:value-type="float" office:value="30.4348425865173" calcext:value-type="float">
            <text:p>30.4348425865</text:p>
          </table:table-cell>
          <table:table-cell table:formula="of:=[.C1533]/([.D1533]-[.D1532])" office:value-type="float" office:value="2278081.6573192" calcext:value-type="float">
            <text:p>2278081.6573192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442700510.59386" calcext:value-type="float">
            <text:p>1442700510.59386</text:p>
          </table:table-cell>
          <table:table-cell office:value-type="float" office:value="8096" calcext:value-type="float">
            <text:p>8096</text:p>
          </table:table-cell>
          <table:table-cell table:formula="of:=[.B1534]-[.B$2]" office:value-type="float" office:value="30.4383685588837" calcext:value-type="float">
            <text:p>30.4383685589</text:p>
          </table:table-cell>
          <table:table-cell table:formula="of:=[.C1534]/([.D1534]-[.D1533])" office:value-type="float" office:value="2296104.21150855" calcext:value-type="float">
            <text:p>2296104.21150855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442700510.59739" calcext:value-type="float">
            <text:p>1442700510.59739</text:p>
          </table:table-cell>
          <table:table-cell office:value-type="float" office:value="8096" calcext:value-type="float">
            <text:p>8096</text:p>
          </table:table-cell>
          <table:table-cell table:formula="of:=[.B1535]-[.B$2]" office:value-type="float" office:value="30.4418995380402" calcext:value-type="float">
            <text:p>30.441899538</text:p>
          </table:table-cell>
          <table:table-cell table:formula="of:=[.C1535]/([.D1535]-[.D1534])" office:value-type="float" office:value="2292848.42565834" calcext:value-type="float">
            <text:p>2292848.42565834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442700510.60089" calcext:value-type="float">
            <text:p>1442700510.60089</text:p>
          </table:table-cell>
          <table:table-cell office:value-type="float" office:value="8096" calcext:value-type="float">
            <text:p>8096</text:p>
          </table:table-cell>
          <table:table-cell table:formula="of:=[.B1536]-[.B$2]" office:value-type="float" office:value="30.4453980922699" calcext:value-type="float">
            <text:p>30.4453980923</text:p>
          </table:table-cell>
          <table:table-cell table:formula="of:=[.C1536]/([.D1536]-[.D1535])" office:value-type="float" office:value="2314098.75862069" calcext:value-type="float">
            <text:p>2314098.75862069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442700510.60442" calcext:value-type="float">
            <text:p>1442700510.60442</text:p>
          </table:table-cell>
          <table:table-cell office:value-type="float" office:value="8096" calcext:value-type="float">
            <text:p>8096</text:p>
          </table:table-cell>
          <table:table-cell table:formula="of:=[.B1537]-[.B$2]" office:value-type="float" office:value="30.4489262104034" calcext:value-type="float">
            <text:p>30.4489262104</text:p>
          </table:table-cell>
          <table:table-cell table:formula="of:=[.C1537]/([.D1537]-[.D1536])" office:value-type="float" office:value="2294707.74320854" calcext:value-type="float">
            <text:p>2294707.74320854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442700510.60795" calcext:value-type="float">
            <text:p>1442700510.60795</text:p>
          </table:table-cell>
          <table:table-cell office:value-type="float" office:value="8096" calcext:value-type="float">
            <text:p>8096</text:p>
          </table:table-cell>
          <table:table-cell table:formula="of:=[.B1538]-[.B$2]" office:value-type="float" office:value="30.4524505138397" calcext:value-type="float">
            <text:p>30.4524505138</text:p>
          </table:table-cell>
          <table:table-cell table:formula="of:=[.C1538]/([.D1538]-[.D1537])" office:value-type="float" office:value="2297191.52915708" calcext:value-type="float">
            <text:p>2297191.5291570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442700510.61147" calcext:value-type="float">
            <text:p>1442700510.61147</text:p>
          </table:table-cell>
          <table:table-cell office:value-type="float" office:value="8096" calcext:value-type="float">
            <text:p>8096</text:p>
          </table:table-cell>
          <table:table-cell table:formula="of:=[.B1539]-[.B$2]" office:value-type="float" office:value="30.4559772014618" calcext:value-type="float">
            <text:p>30.4559772015</text:p>
          </table:table-cell>
          <table:table-cell table:formula="of:=[.C1539]/([.D1539]-[.D1538])" office:value-type="float" office:value="2295638.53326122" calcext:value-type="float">
            <text:p>2295638.53326122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442700510.61502" calcext:value-type="float">
            <text:p>1442700510.61502</text:p>
          </table:table-cell>
          <table:table-cell office:value-type="float" office:value="8096" calcext:value-type="float">
            <text:p>8096</text:p>
          </table:table-cell>
          <table:table-cell table:formula="of:=[.B1540]-[.B$2]" office:value-type="float" office:value="30.459522485733" calcext:value-type="float">
            <text:p>30.4595224857</text:p>
          </table:table-cell>
          <table:table-cell table:formula="of:=[.C1540]/([.D1540]-[.D1539])" office:value-type="float" office:value="2283596.85164761" calcext:value-type="float">
            <text:p>2283596.8516476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442700510.61854" calcext:value-type="float">
            <text:p>1442700510.61854</text:p>
          </table:table-cell>
          <table:table-cell office:value-type="float" office:value="8096" calcext:value-type="float">
            <text:p>8096</text:p>
          </table:table-cell>
          <table:table-cell table:formula="of:=[.B1541]-[.B$2]" office:value-type="float" office:value="30.4630494117737" calcext:value-type="float">
            <text:p>30.4630494118</text:p>
          </table:table-cell>
          <table:table-cell table:formula="of:=[.C1541]/([.D1541]-[.D1540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42700510.62207" calcext:value-type="float">
            <text:p>1442700510.62207</text:p>
          </table:table-cell>
          <table:table-cell office:value-type="float" office:value="8096" calcext:value-type="float">
            <text:p>8096</text:p>
          </table:table-cell>
          <table:table-cell table:formula="of:=[.B1542]-[.B$2]" office:value-type="float" office:value="30.4665703773499" calcext:value-type="float">
            <text:p>30.4665703773</text:p>
          </table:table-cell>
          <table:table-cell table:formula="of:=[.C1542]/([.D1542]-[.D1541])" office:value-type="float" office:value="2299369.2567714" calcext:value-type="float">
            <text:p>2299369.2567714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442700510.62563" calcext:value-type="float">
            <text:p>1442700510.62563</text:p>
          </table:table-cell>
          <table:table-cell office:value-type="float" office:value="8096" calcext:value-type="float">
            <text:p>8096</text:p>
          </table:table-cell>
          <table:table-cell table:formula="of:=[.B1543]-[.B$2]" office:value-type="float" office:value="30.4701337814331" calcext:value-type="float">
            <text:p>30.4701337814</text:p>
          </table:table-cell>
          <table:table-cell table:formula="of:=[.C1543]/([.D1543]-[.D1542])" office:value-type="float" office:value="2271984.82430082" calcext:value-type="float">
            <text:p>2271984.82430082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442700510.62913" calcext:value-type="float">
            <text:p>1442700510.62913</text:p>
          </table:table-cell>
          <table:table-cell office:value-type="float" office:value="8096" calcext:value-type="float">
            <text:p>8096</text:p>
          </table:table-cell>
          <table:table-cell table:formula="of:=[.B1544]-[.B$2]" office:value-type="float" office:value="30.4736347198486" calcext:value-type="float">
            <text:p>30.4736347198</text:p>
          </table:table-cell>
          <table:table-cell table:formula="of:=[.C1544]/([.D1544]-[.D1543])" office:value-type="float" office:value="2312522.8264778" calcext:value-type="float">
            <text:p>2312522.826477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442700510.63263" calcext:value-type="float">
            <text:p>1442700510.63263</text:p>
          </table:table-cell>
          <table:table-cell office:value-type="float" office:value="8096" calcext:value-type="float">
            <text:p>8096</text:p>
          </table:table-cell>
          <table:table-cell table:formula="of:=[.B1545]-[.B$2]" office:value-type="float" office:value="30.4771394729614" calcext:value-type="float">
            <text:p>30.477139473</text:p>
          </table:table-cell>
          <table:table-cell table:formula="of:=[.C1545]/([.D1545]-[.D1544])" office:value-type="float" office:value="2310005.79482993" calcext:value-type="float">
            <text:p>2310005.7948299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442700510.63614" calcext:value-type="float">
            <text:p>1442700510.63614</text:p>
          </table:table-cell>
          <table:table-cell office:value-type="float" office:value="8096" calcext:value-type="float">
            <text:p>8096</text:p>
          </table:table-cell>
          <table:table-cell table:formula="of:=[.B1546]-[.B$2]" office:value-type="float" office:value="30.4806485176086" calcext:value-type="float">
            <text:p>30.4806485176</text:p>
          </table:table-cell>
          <table:table-cell table:formula="of:=[.C1546]/([.D1546]-[.D1545])" office:value-type="float" office:value="2307180.67563528" calcext:value-type="float">
            <text:p>2307180.6756352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442700510.63965" calcext:value-type="float">
            <text:p>1442700510.63965</text:p>
          </table:table-cell>
          <table:table-cell office:value-type="float" office:value="8096" calcext:value-type="float">
            <text:p>8096</text:p>
          </table:table-cell>
          <table:table-cell table:formula="of:=[.B1547]-[.B$2]" office:value-type="float" office:value="30.4841539859772" calcext:value-type="float">
            <text:p>30.484153986</text:p>
          </table:table-cell>
          <table:table-cell table:formula="of:=[.C1547]/([.D1547]-[.D1546])" office:value-type="float" office:value="2309534.46126641" calcext:value-type="float">
            <text:p>2309534.46126641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442700510.64316" calcext:value-type="float">
            <text:p>1442700510.64316</text:p>
          </table:table-cell>
          <table:table-cell office:value-type="float" office:value="8096" calcext:value-type="float">
            <text:p>8096</text:p>
          </table:table-cell>
          <table:table-cell table:formula="of:=[.B1548]-[.B$2]" office:value-type="float" office:value="30.4876606464386" calcext:value-type="float">
            <text:p>30.4876606464</text:p>
          </table:table-cell>
          <table:table-cell table:formula="of:=[.C1548]/([.D1548]-[.D1547])" office:value-type="float" office:value="2308749.3326081" calcext:value-type="float">
            <text:p>2308749.3326081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1442700510.64667" calcext:value-type="float">
            <text:p>1442700510.64667</text:p>
          </table:table-cell>
          <table:table-cell office:value-type="float" office:value="8096" calcext:value-type="float">
            <text:p>8096</text:p>
          </table:table-cell>
          <table:table-cell table:formula="of:=[.B1549]-[.B$2]" office:value-type="float" office:value="30.491170167923" calcext:value-type="float">
            <text:p>30.4911701679</text:p>
          </table:table-cell>
          <table:table-cell table:formula="of:=[.C1549]/([.D1549]-[.D1548])" office:value-type="float" office:value="2306867.2" calcext:value-type="float">
            <text:p>2306867.2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442700510.65017" calcext:value-type="float">
            <text:p>1442700510.65017</text:p>
          </table:table-cell>
          <table:table-cell office:value-type="float" office:value="8096" calcext:value-type="float">
            <text:p>8096</text:p>
          </table:table-cell>
          <table:table-cell table:formula="of:=[.B1550]-[.B$2]" office:value-type="float" office:value="30.4946758747101" calcext:value-type="float">
            <text:p>30.4946758747</text:p>
          </table:table-cell>
          <table:table-cell table:formula="of:=[.C1550]/([.D1550]-[.D1549])" office:value-type="float" office:value="2309377.39281828" calcext:value-type="float">
            <text:p>2309377.3928182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442700510.65368" calcext:value-type="float">
            <text:p>1442700510.65368</text:p>
          </table:table-cell>
          <table:table-cell office:value-type="float" office:value="8096" calcext:value-type="float">
            <text:p>8096</text:p>
          </table:table-cell>
          <table:table-cell table:formula="of:=[.B1551]-[.B$2]" office:value-type="float" office:value="30.4981844425201" calcext:value-type="float">
            <text:p>30.4981844425</text:p>
          </table:table-cell>
          <table:table-cell table:formula="of:=[.C1551]/([.D1551]-[.D1550])" office:value-type="float" office:value="2307494.2364773" calcext:value-type="float">
            <text:p>2307494.236477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442700510.65719" calcext:value-type="float">
            <text:p>1442700510.65719</text:p>
          </table:table-cell>
          <table:table-cell office:value-type="float" office:value="8096" calcext:value-type="float">
            <text:p>8096</text:p>
          </table:table-cell>
          <table:table-cell table:formula="of:=[.B1552]-[.B$2]" office:value-type="float" office:value="30.5016920566559" calcext:value-type="float">
            <text:p>30.5016920567</text:p>
          </table:table-cell>
          <table:table-cell table:formula="of:=[.C1552]/([.D1552]-[.D1551])" office:value-type="float" office:value="2308121.61392061" calcext:value-type="float">
            <text:p>2308121.6139206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42700510.66069" calcext:value-type="float">
            <text:p>1442700510.66069</text:p>
          </table:table-cell>
          <table:table-cell office:value-type="float" office:value="8096" calcext:value-type="float">
            <text:p>8096</text:p>
          </table:table-cell>
          <table:table-cell table:formula="of:=[.B1553]-[.B$2]" office:value-type="float" office:value="30.5051982402802" calcext:value-type="float">
            <text:p>30.5051982403</text:p>
          </table:table-cell>
          <table:table-cell table:formula="of:=[.C1553]/([.D1553]-[.D1552])" office:value-type="float" office:value="2309063.32000544" calcext:value-type="float">
            <text:p>2309063.32000544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442700510.66422" calcext:value-type="float">
            <text:p>1442700510.66422</text:p>
          </table:table-cell>
          <table:table-cell office:value-type="float" office:value="8096" calcext:value-type="float">
            <text:p>8096</text:p>
          </table:table-cell>
          <table:table-cell table:formula="of:=[.B1554]-[.B$2]" office:value-type="float" office:value="30.5087239742279" calcext:value-type="float">
            <text:p>30.5087239742</text:p>
          </table:table-cell>
          <table:table-cell table:formula="of:=[.C1554]/([.D1554]-[.D1553])" office:value-type="float" office:value="2296259.47957804" calcext:value-type="float">
            <text:p>2296259.47957804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442700510.66773" calcext:value-type="float">
            <text:p>1442700510.66773</text:p>
          </table:table-cell>
          <table:table-cell office:value-type="float" office:value="8096" calcext:value-type="float">
            <text:p>8096</text:p>
          </table:table-cell>
          <table:table-cell table:formula="of:=[.B1555]-[.B$2]" office:value-type="float" office:value="30.5122311115265" calcext:value-type="float">
            <text:p>30.5122311115</text:p>
          </table:table-cell>
          <table:table-cell table:formula="of:=[.C1555]/([.D1555]-[.D1554])" office:value-type="float" office:value="2308435.43059143" calcext:value-type="float">
            <text:p>2308435.4305914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442700510.67122" calcext:value-type="float">
            <text:p>1442700510.67122</text:p>
          </table:table-cell>
          <table:table-cell office:value-type="float" office:value="8096" calcext:value-type="float">
            <text:p>8096</text:p>
          </table:table-cell>
          <table:table-cell table:formula="of:=[.B1556]-[.B$2]" office:value-type="float" office:value="30.5157210826874" calcext:value-type="float">
            <text:p>30.5157210827</text:p>
          </table:table-cell>
          <table:table-cell table:formula="of:=[.C1556]/([.D1556]-[.D1555])" office:value-type="float" office:value="2319789.94288837" calcext:value-type="float">
            <text:p>2319789.9428883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42700510.67482" calcext:value-type="float">
            <text:p>1442700510.67482</text:p>
          </table:table-cell>
          <table:table-cell office:value-type="float" office:value="8096" calcext:value-type="float">
            <text:p>8096</text:p>
          </table:table-cell>
          <table:table-cell table:formula="of:=[.B1557]-[.B$2]" office:value-type="float" office:value="30.5193257331848" calcext:value-type="float">
            <text:p>30.5193257332</text:p>
          </table:table-cell>
          <table:table-cell table:formula="of:=[.C1557]/([.D1557]-[.D1556])" office:value-type="float" office:value="2245987.51134334" calcext:value-type="float">
            <text:p>2245987.5113433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442700510.67832" calcext:value-type="float">
            <text:p>1442700510.67832</text:p>
          </table:table-cell>
          <table:table-cell office:value-type="float" office:value="8096" calcext:value-type="float">
            <text:p>8096</text:p>
          </table:table-cell>
          <table:table-cell table:formula="of:=[.B1558]-[.B$2]" office:value-type="float" office:value="30.5228226184845" calcext:value-type="float">
            <text:p>30.5228226185</text:p>
          </table:table-cell>
          <table:table-cell table:formula="of:=[.C1558]/([.D1558]-[.D1557])" office:value-type="float" office:value="2315203.18974569" calcext:value-type="float">
            <text:p>2315203.18974569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442700510.68183" calcext:value-type="float">
            <text:p>1442700510.68183</text:p>
          </table:table-cell>
          <table:table-cell office:value-type="float" office:value="8096" calcext:value-type="float">
            <text:p>8096</text:p>
          </table:table-cell>
          <table:table-cell table:formula="of:=[.B1559]-[.B$2]" office:value-type="float" office:value="30.5263321399689" calcext:value-type="float">
            <text:p>30.52633214</text:p>
          </table:table-cell>
          <table:table-cell table:formula="of:=[.C1559]/([.D1559]-[.D1558])" office:value-type="float" office:value="2306867.2" calcext:value-type="float">
            <text:p>2306867.2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442700510.68535" calcext:value-type="float">
            <text:p>1442700510.68535</text:p>
          </table:table-cell>
          <table:table-cell office:value-type="float" office:value="8096" calcext:value-type="float">
            <text:p>8096</text:p>
          </table:table-cell>
          <table:table-cell table:formula="of:=[.B1560]-[.B$2]" office:value-type="float" office:value="30.5298509597778" calcext:value-type="float">
            <text:p>30.5298509598</text:p>
          </table:table-cell>
          <table:table-cell table:formula="of:=[.C1560]/([.D1560]-[.D1559])" office:value-type="float" office:value="2300771.40619283" calcext:value-type="float">
            <text:p>2300771.4061928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2700510.68886" calcext:value-type="float">
            <text:p>1442700510.68886</text:p>
          </table:table-cell>
          <table:table-cell office:value-type="float" office:value="8096" calcext:value-type="float">
            <text:p>8096</text:p>
          </table:table-cell>
          <table:table-cell table:formula="of:=[.B1561]-[.B$2]" office:value-type="float" office:value="30.5333666801453" calcext:value-type="float">
            <text:p>30.5333666801</text:p>
          </table:table-cell>
          <table:table-cell table:formula="of:=[.C1561]/([.D1561]-[.D1560])" office:value-type="float" office:value="2302799.75478096" calcext:value-type="float">
            <text:p>2302799.7547809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442700510.69238" calcext:value-type="float">
            <text:p>1442700510.69238</text:p>
          </table:table-cell>
          <table:table-cell office:value-type="float" office:value="8096" calcext:value-type="float">
            <text:p>8096</text:p>
          </table:table-cell>
          <table:table-cell table:formula="of:=[.B1562]-[.B$2]" office:value-type="float" office:value="30.53688621521" calcext:value-type="float">
            <text:p>30.5368862152</text:p>
          </table:table-cell>
          <table:table-cell table:formula="of:=[.C1562]/([.D1562]-[.D1561])" office:value-type="float" office:value="2300303.83308495" calcext:value-type="float">
            <text:p>2300303.8330849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442700510.69591" calcext:value-type="float">
            <text:p>1442700510.69591</text:p>
          </table:table-cell>
          <table:table-cell office:value-type="float" office:value="8096" calcext:value-type="float">
            <text:p>8096</text:p>
          </table:table-cell>
          <table:table-cell table:formula="of:=[.B1563]-[.B$2]" office:value-type="float" office:value="30.5404148101807" calcext:value-type="float">
            <text:p>30.5404148102</text:p>
          </table:table-cell>
          <table:table-cell table:formula="of:=[.C1563]/([.D1563]-[.D1562])" office:value-type="float" office:value="2294397.64756757" calcext:value-type="float">
            <text:p>2294397.6475675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442700510.69941" calcext:value-type="float">
            <text:p>1442700510.69941</text:p>
          </table:table-cell>
          <table:table-cell office:value-type="float" office:value="8096" calcext:value-type="float">
            <text:p>8096</text:p>
          </table:table-cell>
          <table:table-cell table:formula="of:=[.B1564]-[.B$2]" office:value-type="float" office:value="30.5439183712006" calcext:value-type="float">
            <text:p>30.5439183712</text:p>
          </table:table-cell>
          <table:table-cell table:formula="of:=[.C1564]/([.D1564]-[.D1563])" office:value-type="float" office:value="2310791.77842804" calcext:value-type="float">
            <text:p>2310791.77842804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442700510.70291" calcext:value-type="float">
            <text:p>1442700510.70291</text:p>
          </table:table-cell>
          <table:table-cell office:value-type="float" office:value="8096" calcext:value-type="float">
            <text:p>8096</text:p>
          </table:table-cell>
          <table:table-cell table:formula="of:=[.B1565]-[.B$2]" office:value-type="float" office:value="30.5474116802216" calcext:value-type="float">
            <text:p>30.5474116802</text:p>
          </table:table-cell>
          <table:table-cell table:formula="of:=[.C1565]/([.D1565]-[.D1564])" office:value-type="float" office:value="2317573.38138138" calcext:value-type="float">
            <text:p>2317573.3813813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442700510.70645" calcext:value-type="float">
            <text:p>1442700510.70645</text:p>
          </table:table-cell>
          <table:table-cell office:value-type="float" office:value="8096" calcext:value-type="float">
            <text:p>8096</text:p>
          </table:table-cell>
          <table:table-cell table:formula="of:=[.B1566]-[.B$2]" office:value-type="float" office:value="30.5509498119354" calcext:value-type="float">
            <text:p>30.5509498119</text:p>
          </table:table-cell>
          <table:table-cell table:formula="of:=[.C1566]/([.D1566]-[.D1565])" office:value-type="float" office:value="2288213.28733154" calcext:value-type="float">
            <text:p>2288213.28733154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42700510.71001" calcext:value-type="float">
            <text:p>1442700510.71001</text:p>
          </table:table-cell>
          <table:table-cell office:value-type="float" office:value="8096" calcext:value-type="float">
            <text:p>8096</text:p>
          </table:table-cell>
          <table:table-cell table:formula="of:=[.B1567]-[.B$2]" office:value-type="float" office:value="30.5545196533203" calcext:value-type="float">
            <text:p>30.5545196533</text:p>
          </table:table-cell>
          <table:table-cell table:formula="of:=[.C1567]/([.D1567]-[.D1566])" office:value-type="float" office:value="2267887.87711214" calcext:value-type="float">
            <text:p>2267887.87711214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442700510.71354" calcext:value-type="float">
            <text:p>1442700510.71354</text:p>
          </table:table-cell>
          <table:table-cell office:value-type="float" office:value="8096" calcext:value-type="float">
            <text:p>8096</text:p>
          </table:table-cell>
          <table:table-cell table:formula="of:=[.B1568]-[.B$2]" office:value-type="float" office:value="30.558046579361" calcext:value-type="float">
            <text:p>30.5580465794</text:p>
          </table:table-cell>
          <table:table-cell table:formula="of:=[.C1568]/([.D1568]-[.D1567])" office:value-type="float" office:value="2295483.34915163" calcext:value-type="float">
            <text:p>2295483.34915163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442700520.15492" calcext:value-type="float">
            <text:p>1442700520.15492</text:p>
          </table:table-cell>
          <table:table-cell office:value-type="float" office:value="8096" calcext:value-type="float">
            <text:p>8096</text:p>
          </table:table-cell>
          <table:table-cell table:formula="of:=[.B1569]-[.B$2]" office:value-type="float" office:value="39.9994242191315" calcext:value-type="float">
            <text:p>39.9994242191</text:p>
          </table:table-cell>
          <table:table-cell table:formula="of:=[.C1569]/([.D1569]-[.D1568])" office:value-type="float" office:value="857.501977878388" calcext:value-type="float">
            <text:p>857.50197787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9T17:13:06.231572351</dc:date>
    <meta:editing-duration>PT1M38S</meta:editing-duration>
    <meta:editing-cycles>1</meta:editing-cycles>
    <meta:document-statistic meta:table-count="1" meta:cell-count="7845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01cm" svg:height="14.988cm" xlink:href=".." xlink:type="simple" chart:class="chart:scatter" chart:style-name="ch1">
        <chart:legend chart:legend-position="end" svg:x="20.934cm" svg:y="7.195cm" style:legend-expansion="high" chart:style-name="ch2"/>
        <chart:plot-area chart:style-name="ch3" table:cell-range-address="'sink_1.receiver_i.routed_msg_sub.network'.D1:'sink_1.receiver_i.routed_msg_sub.network'.E1569" chart:data-source-has-labels="row" svg:x="0.49cm" svg:y="0.299cm" svg:width="19.954cm" svg:height="14.39cm">
          <chartooo:coordinate-region svg:x="2.037cm" svg:y="0.499cm" svg:width="18.22cm" svg:height="13.5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E2:'sink_1.receiver_i.routed_msg_sub.network'.E1569" chart:label-cell-address="'sink_1.receiver_i.routed_msg_sub.network'.E1:'sink_1.receiver_i.routed_msg_sub.network'.E1" chart:class="chart:scatter">
            <chart:domain table:cell-range-address="'sink_1.receiver_i.routed_msg_sub.network'.D2:'sink_1.receiver_i.routed_msg_sub.network'.D1569"/>
            <chart:data-point chart:repeated="156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ata rate (bps)</text:p>
                <draw:g>
                  <svg:desc>'sink_1.receiver_i.routed_msg_sub.network'.E1:'sink_1.receiver_i.routed_msg_sub.network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D2:'sink_1.receiver_i.routed_msg_sub.network'.D1569</svg:desc>
                </draw:g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15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2152729034424">
                <text:p>0.0202152729034424</text:p>
              </table:table-cell>
              <table:table-cell office:value-type="float" office:value="400489.275542818">
                <text:p>400489.27554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4470062255859">
                <text:p>0.0304470062255859</text:p>
              </table:table-cell>
              <table:table-cell office:value-type="float" office:value="791263.781521613">
                <text:p>791263.781521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2092113494873">
                <text:p>0.0512092113494873</text:p>
              </table:table-cell>
              <table:table-cell office:value-type="float" office:value="389939.312885408">
                <text:p>389939.3128854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7099113464356">
                <text:p>0.0547099113464356</text:p>
              </table:table-cell>
              <table:table-cell office:value-type="float" office:value="2312680.32309474">
                <text:p>2312680.323094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15699291229248">
                <text:p>0.0615699291229248</text:p>
              </table:table-cell>
              <table:table-cell office:value-type="float" office:value="1180171.86890488">
                <text:p>1180171.868904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7024450302124">
                <text:p>0.087024450302124</text:p>
              </table:table-cell>
              <table:table-cell office:value-type="float" office:value="318057.44618036">
                <text:p>318057.446180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05723571777344">
                <text:p>0.0905723571777344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0354909896851">
                <text:p>0.100354909896851</text:p>
              </table:table-cell>
              <table:table-cell office:value-type="float" office:value="827595.846652531">
                <text:p>827595.846652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807149887085">
                <text:p>0.117807149887085</text:p>
              </table:table-cell>
              <table:table-cell office:value-type="float" office:value="463894.606338798">
                <text:p>463894.6063387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0107164382935">
                <text:p>0.130107164382935</text:p>
              </table:table-cell>
              <table:table-cell office:value-type="float" office:value="658210.606396588">
                <text:p>658210.606396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336350440979">
                <text:p>0.1336350440979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4627571105957">
                <text:p>0.144627571105957</text:p>
              </table:table-cell>
              <table:table-cell office:value-type="float" office:value="736500.351017221">
                <text:p>736500.351017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2712717056274">
                <text:p>0.262712717056274</text:p>
              </table:table-cell>
              <table:table-cell office:value-type="float" office:value="68560.6977477614">
                <text:p>68560.69774776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6252279281616">
                <text:p>0.266252279281616</text:p>
              </table:table-cell>
              <table:table-cell office:value-type="float" office:value="2287288.50761148">
                <text:p>2287288.5076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9780397415161">
                <text:p>0.269780397415161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3296594619751">
                <text:p>0.273296594619751</text:p>
              </table:table-cell>
              <table:table-cell office:value-type="float" office:value="2302487.4684025">
                <text:p>2302487.4684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6799917221069">
                <text:p>0.276799917221069</text:p>
              </table:table-cell>
              <table:table-cell office:value-type="float" office:value="2310949.03933578">
                <text:p>2310949.03933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0327558517456">
                <text:p>0.280327558517456</text:p>
              </table:table-cell>
              <table:table-cell office:value-type="float" office:value="2295017.92268181">
                <text:p>2295017.92268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7560214996338">
                <text:p>0.297560214996338</text:p>
              </table:table-cell>
              <table:table-cell office:value-type="float" office:value="469805.686077561">
                <text:p>469805.686077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1153182983398">
                <text:p>0.301153182983398</text:p>
              </table:table-cell>
              <table:table-cell office:value-type="float" office:value="2253290.32408759">
                <text:p>2253290.324087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04687738418579">
                <text:p>0.304687738418579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3749303817749">
                <text:p>0.323749303817749</text:p>
              </table:table-cell>
              <table:table-cell office:value-type="float" office:value="424729.020437774">
                <text:p>424729.0204377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7282667160034">
                <text:p>0.327282667160034</text:p>
              </table:table-cell>
              <table:table-cell office:value-type="float" office:value="2291301.29446694">
                <text:p>2291301.294466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30823659896851">
                <text:p>0.330823659896851</text:p>
              </table:table-cell>
              <table:table-cell office:value-type="float" office:value="2286364.47508753">
                <text:p>2286364.475087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0669145584106">
                <text:p>0.350669145584106</text:p>
              </table:table-cell>
              <table:table-cell office:value-type="float" office:value="407951.718974507">
                <text:p>407951.718974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4207515716553">
                <text:p>0.354207515716553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57704877853394">
                <text:p>0.357704877853394</text:p>
              </table:table-cell>
              <table:table-cell office:value-type="float" office:value="2314887.53043834">
                <text:p>2314887.530438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77379179000854">
                <text:p>0.377379179000854</text:p>
              </table:table-cell>
              <table:table-cell office:value-type="float" office:value="411501.27464857">
                <text:p>411501.27464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80908966064453">
                <text:p>0.380908966064453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0918970108032">
                <text:p>0.390918970108032</text:p>
              </table:table-cell>
              <table:table-cell office:value-type="float" office:value="808790.882076932">
                <text:p>808790.8820769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4442319869995">
                <text:p>0.394442319869995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4401779174805">
                <text:p>0.404401779174805</text:p>
              </table:table-cell>
              <table:table-cell office:value-type="float" office:value="812895.535010653">
                <text:p>812895.5350106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7801856994629">
                <text:p>0.417801856994629</text:p>
              </table:table-cell>
              <table:table-cell office:value-type="float" office:value="604175.595758309">
                <text:p>604175.5957583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21355962753296">
                <text:p>0.421355962753296</text:p>
              </table:table-cell>
              <table:table-cell office:value-type="float" office:value="2277928.83772724">
                <text:p>2277928.83772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31384325027466">
                <text:p>0.431384325027466</text:p>
              </table:table-cell>
              <table:table-cell office:value-type="float" office:value="807310.284437259">
                <text:p>807310.2844372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44820642471314">
                <text:p>0.444820642471314</text:p>
              </table:table-cell>
              <table:table-cell office:value-type="float" office:value="602546.049826105">
                <text:p>602546.049826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58090305328369">
                <text:p>0.458090305328369</text:p>
              </table:table-cell>
              <table:table-cell office:value-type="float" office:value="610113.46612286">
                <text:p>610113.46612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1626529693604">
                <text:p>0.461626529693604</text:p>
              </table:table-cell>
              <table:table-cell office:value-type="float" office:value="2289447.49083064">
                <text:p>2289447.490830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7816820144653">
                <text:p>0.477816820144653</text:p>
              </table:table-cell>
              <table:table-cell office:value-type="float" office:value="500052.795499728">
                <text:p>500052.7954997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1367101669312">
                <text:p>0.491367101669312</text:p>
              </table:table-cell>
              <table:table-cell office:value-type="float" office:value="597478.361262625">
                <text:p>597478.3612626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94883537292481">
                <text:p>0.494883537292481</text:p>
              </table:table-cell>
              <table:table-cell office:value-type="float" office:value="2302331.35697335">
                <text:p>2302331.356973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65646696090698">
                <text:p>0.765646696090698</text:p>
              </table:table-cell>
              <table:table-cell office:value-type="float" office:value="29900.6705193354">
                <text:p>29900.6705193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69180774688721">
                <text:p>0.769180774688721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72721290588379">
                <text:p>0.772721290588379</text:p>
              </table:table-cell>
              <table:table-cell office:value-type="float" office:value="2286672.40296296">
                <text:p>2286672.402962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5986881256104">
                <text:p>0.805986881256104</text:p>
              </table:table-cell>
              <table:table-cell office:value-type="float" office:value="243374.605335206">
                <text:p>243374.6053352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9517621994019">
                <text:p>0.809517621994019</text:p>
              </table:table-cell>
              <table:table-cell office:value-type="float" office:value="2293003.25369708">
                <text:p>2293003.253697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19972276687622">
                <text:p>0.819972276687622</text:p>
              </table:table-cell>
              <table:table-cell office:value-type="float" office:value="774391.908415051">
                <text:p>774391.908415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3501825332642">
                <text:p>0.823501825332642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705283164978">
                <text:p>0.82705283164978</text:p>
              </table:table-cell>
              <table:table-cell office:value-type="float" office:value="2279917.09305761">
                <text:p>2279917.093057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2844257354736">
                <text:p>0.832844257354736</text:p>
              </table:table-cell>
              <table:table-cell office:value-type="float" office:value="1397928.66427895">
                <text:p>1397928.664278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6374044418335">
                <text:p>0.836374044418335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4300746917725">
                <text:p>0.844300746917725</text:p>
              </table:table-cell>
              <table:table-cell office:value-type="float" office:value="1021357.87240954">
                <text:p>1021357.872409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66281509399414">
                <text:p>0.866281509399414</text:p>
              </table:table-cell>
              <table:table-cell office:value-type="float" office:value="368322.072846389">
                <text:p>368322.072846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6970591545105">
                <text:p>0.86970591545105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73128175735474">
                <text:p>0.873128175735474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76550674438477">
                <text:p>0.876550674438477</text:p>
              </table:table-cell>
              <table:table-cell office:value-type="float" office:value="2365523.17547893">
                <text:p>2365523.175478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79970073699951">
                <text:p>0.879970073699951</text:p>
              </table:table-cell>
              <table:table-cell office:value-type="float" office:value="2367667.35350718">
                <text:p>2367667.353507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83402347564697">
                <text:p>0.883402347564697</text:p>
              </table:table-cell>
              <table:table-cell office:value-type="float" office:value="2358786.13392609">
                <text:p>2358786.133926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86812210083008">
                <text:p>0.886812210083008</text:p>
              </table:table-cell>
              <table:table-cell office:value-type="float" office:value="2374289.27310866">
                <text:p>2374289.2731086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90243768692017">
                <text:p>0.890243768692017</text:p>
              </table:table-cell>
              <table:table-cell office:value-type="float" office:value="2359277.78670187">
                <text:p>2359277.78670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93660068511963">
                <text:p>0.893660068511963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06538486480713">
                <text:p>0.906538486480713</text:p>
              </table:table-cell>
              <table:table-cell office:value-type="float" office:value="628648.644549763">
                <text:p>628648.644549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09961462020874">
                <text:p>0.909961462020874</text:p>
              </table:table-cell>
              <table:table-cell office:value-type="float" office:value="2365193.64658355">
                <text:p>2365193.64658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3393259048462">
                <text:p>0.913393259048462</text:p>
              </table:table-cell>
              <table:table-cell office:value-type="float" office:value="2359113.87967209">
                <text:p>2359113.87967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3391571044922">
                <text:p>0.933391571044922</text:p>
              </table:table-cell>
              <table:table-cell office:value-type="float" office:value="404834.168075442">
                <text:p>404834.1680754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6811923980713">
                <text:p>0.936811923980713</text:p>
              </table:table-cell>
              <table:table-cell office:value-type="float" office:value="2367007.19252753">
                <text:p>2367007.19252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66761827468872">
                <text:p>0.966761827468872</text:p>
              </table:table-cell>
              <table:table-cell office:value-type="float" office:value="270318.066407152">
                <text:p>270318.0664071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70187664031982">
                <text:p>0.970187664031982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73611354827881">
                <text:p>0.973611354827881</text:p>
              </table:table-cell>
              <table:table-cell office:value-type="float" office:value="2364699.52534819">
                <text:p>2364699.525348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87079381942749">
                <text:p>0.987079381942749</text:p>
              </table:table-cell>
              <table:table-cell office:value-type="float" office:value="601127.390890262">
                <text:p>601127.3908902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0533590316772">
                <text:p>0.990533590316772</text:p>
              </table:table-cell>
              <table:table-cell office:value-type="float" office:value="2343807.64660409">
                <text:p>2343807.646604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3955612182617">
                <text:p>0.993955612182617</text:p>
              </table:table-cell>
              <table:table-cell office:value-type="float" office:value="2365852.79620985">
                <text:p>2365852.79620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3020548820496">
                <text:p>1.03020548820496</text:p>
              </table:table-cell>
              <table:table-cell office:value-type="float" office:value="223338.694869215">
                <text:p>223338.6948692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03362607955933">
                <text:p>1.03362607955933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3703260421753">
                <text:p>1.03703260421753</text:p>
              </table:table-cell>
              <table:table-cell office:value-type="float" office:value="2376615.7043673">
                <text:p>2376615.70436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06737899780273">
                <text:p>1.06737899780273</text:p>
              </table:table-cell>
              <table:table-cell office:value-type="float" office:value="266786.232020239">
                <text:p>266786.2320202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07080507278442">
                <text:p>1.07080507278442</text:p>
              </table:table-cell>
              <table:table-cell office:value-type="float" office:value="2363053.94460682">
                <text:p>2363053.944606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07422041893005">
                <text:p>1.07422041893005</text:p>
              </table:table-cell>
              <table:table-cell office:value-type="float" office:value="2370477.15071553">
                <text:p>2370477.150715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08745193481445">
                <text:p>1.08745193481445</text:p>
              </table:table-cell>
              <table:table-cell office:value-type="float" office:value="611872.446871002">
                <text:p>611872.446871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09086203575134">
                <text:p>1.09086203575134</text:p>
              </table:table-cell>
              <table:table-cell office:value-type="float" office:value="2374123.2737188">
                <text:p>2374123.27371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429621696472">
                <text:p>1.09429621696472</text:p>
              </table:table-cell>
              <table:table-cell office:value-type="float" office:value="2357476.06109414">
                <text:p>2357476.061094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3076257705688">
                <text:p>1.13076257705688</text:p>
              </table:table-cell>
              <table:table-cell office:value-type="float" office:value="222012.835378651">
                <text:p>222012.8353786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13420534133911">
                <text:p>1.13420534133911</text:p>
              </table:table-cell>
              <table:table-cell office:value-type="float" office:value="2351598.69695291">
                <text:p>2351598.696952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1376371383667">
                <text:p>1.1376371383667</text:p>
              </table:table-cell>
              <table:table-cell office:value-type="float" office:value="2359113.87967209">
                <text:p>2359113.87967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544176101685">
                <text:p>1.40544176101685</text:p>
              </table:table-cell>
              <table:table-cell office:value-type="float" office:value="30230.9942221439">
                <text:p>30230.99422214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1342973709106">
                <text:p>1.41342973709106</text:p>
              </table:table-cell>
              <table:table-cell office:value-type="float" office:value="1013523.31614136">
                <text:p>1013523.31614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2739820480347">
                <text:p>1.42739820480347</text:p>
              </table:table-cell>
              <table:table-cell office:value-type="float" office:value="579591.13101659">
                <text:p>579591.131016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3081879615784">
                <text:p>1.43081879615784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4119477272034">
                <text:p>1.44119477272034</text:p>
              </table:table-cell>
              <table:table-cell office:value-type="float" office:value="780263.905882353">
                <text:p>780263.9058823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6047210693359">
                <text:p>1.46047210693359</text:p>
              </table:table-cell>
              <table:table-cell office:value-type="float" office:value="419975.081120524">
                <text:p>419975.0811205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6392345428467">
                <text:p>1.46392345428467</text:p>
              </table:table-cell>
              <table:table-cell office:value-type="float" office:value="2345750.56534954">
                <text:p>2345750.56534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6903324127197">
                <text:p>1.46903324127197</text:p>
              </table:table-cell>
              <table:table-cell office:value-type="float" office:value="1584410.4695782">
                <text:p>1584410.46957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8848628997803">
                <text:p>1.48848628997803</text:p>
              </table:table-cell>
              <table:table-cell office:value-type="float" office:value="416181.551916855">
                <text:p>416181.551916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970235824585">
                <text:p>1.4970235824585</text:p>
              </table:table-cell>
              <table:table-cell office:value-type="float" office:value="948310.019660411">
                <text:p>948310.0196604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0042223930359">
                <text:p>1.50042223930359</text:p>
              </table:table-cell>
              <table:table-cell office:value-type="float" office:value="2382117.51553841">
                <text:p>2382117.515538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2489876747131">
                <text:p>1.52489876747131</text:p>
              </table:table-cell>
              <table:table-cell office:value-type="float" office:value="330765.86452631">
                <text:p>330765.864526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2832865715027">
                <text:p>1.52832865715027</text:p>
              </table:table-cell>
              <table:table-cell office:value-type="float" office:value="2360425.77394689">
                <text:p>2360425.77394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3175854682922">
                <text:p>1.53175854682922</text:p>
              </table:table-cell>
              <table:table-cell office:value-type="float" office:value="2360425.77394689">
                <text:p>2360425.773946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6099605560303">
                <text:p>1.56099605560303</text:p>
              </table:table-cell>
              <table:table-cell office:value-type="float" office:value="276904.5770156">
                <text:p>276904.57701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444525718689">
                <text:p>1.56444525718689</text:p>
              </table:table-cell>
              <table:table-cell office:value-type="float" office:value="2347209.86963434">
                <text:p>2347209.8696343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6797957420349">
                <text:p>1.56797957420349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8900308609009">
                <text:p>1.58900308609009</text:p>
              </table:table-cell>
              <table:table-cell office:value-type="float" office:value="385092.654532258">
                <text:p>385092.654532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9246730804443">
                <text:p>1.59246730804443</text:p>
              </table:table-cell>
              <table:table-cell office:value-type="float" office:value="2337032.70364763">
                <text:p>2337032.703647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605228424072">
                <text:p>1.72605228424072</text:p>
              </table:table-cell>
              <table:table-cell office:value-type="float" office:value="60605.6177163499">
                <text:p>60605.61771634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2947430610657">
                <text:p>1.72947430610657</text:p>
              </table:table-cell>
              <table:table-cell office:value-type="float" office:value="2365852.79620985">
                <text:p>2365852.796209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3292279243469">
                <text:p>1.73292279243469</text:p>
              </table:table-cell>
              <table:table-cell office:value-type="float" office:value="2347696.7079646">
                <text:p>2347696.70796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3631119728088">
                <text:p>1.73631119728088</text:p>
              </table:table-cell>
              <table:table-cell office:value-type="float" office:value="2389324.87925697">
                <text:p>2389324.879256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3972749710083">
                <text:p>1.73972749710083</text:p>
              </table:table-cell>
              <table:table-cell office:value-type="float" office:value="2369815.42215088">
                <text:p>2369815.422150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4315166473389">
                <text:p>1.74315166473389</text:p>
              </table:table-cell>
              <table:table-cell office:value-type="float" office:value="2364370.22587383">
                <text:p>2364370.225873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6218366622925">
                <text:p>1.76218366622925</text:p>
              </table:table-cell>
              <table:table-cell office:value-type="float" office:value="425388.785408263">
                <text:p>425388.7854082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6561164855957">
                <text:p>1.76561164855957</text:p>
              </table:table-cell>
              <table:table-cell office:value-type="float" office:value="2361739.12811239">
                <text:p>2361739.12811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6907706260681">
                <text:p>1.76907706260681</text:p>
              </table:table-cell>
              <table:table-cell office:value-type="float" office:value="2336228.77082903">
                <text:p>2336228.770829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8988552093506">
                <text:p>1.78988552093506</text:p>
              </table:table-cell>
              <table:table-cell office:value-type="float" office:value="389072.55272294">
                <text:p>389072.55272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9330611228943">
                <text:p>1.79330611228943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9670071601868">
                <text:p>1.79670071601868</text:p>
              </table:table-cell>
              <table:table-cell office:value-type="float" office:value="2384961.73507515">
                <text:p>2384961.735075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81767797470093">
                <text:p>1.81767797470093</text:p>
              </table:table-cell>
              <table:table-cell office:value-type="float" office:value="385941.753526169">
                <text:p>385941.75352616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2109785079956">
                <text:p>1.82109785079956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2451438903809">
                <text:p>1.82451438903809</text:p>
              </table:table-cell>
              <table:table-cell office:value-type="float" office:value="2369650.04773203">
                <text:p>2369650.047732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84533190727234">
                <text:p>1.84533190727234</text:p>
              </table:table-cell>
              <table:table-cell office:value-type="float" office:value="388903.226066541">
                <text:p>388903.2260665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84840893745422">
                <text:p>1.84840893745422</text:p>
              </table:table-cell>
              <table:table-cell office:value-type="float" office:value="2631108.41345111">
                <text:p>2631108.41345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8514940738678">
                <text:p>1.8514940738678</text:p>
              </table:table-cell>
              <table:table-cell office:value-type="float" office:value="2624195.14559505">
                <text:p>2624195.145595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86280822753906">
                <text:p>1.86280822753906</text:p>
              </table:table-cell>
              <table:table-cell office:value-type="float" office:value="715563.906521968">
                <text:p>715563.9065219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86590218544006">
                <text:p>1.86590218544006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87326383590698">
                <text:p>1.87326383590698</text:p>
              </table:table-cell>
              <table:table-cell office:value-type="float" office:value="1099753.38225864">
                <text:p>1099753.382258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87634992599487">
                <text:p>1.87634992599487</text:p>
              </table:table-cell>
              <table:table-cell office:value-type="float" office:value="2623384.20766378">
                <text:p>2623384.207663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87946438789368">
                <text:p>1.87946438789368</text:p>
              </table:table-cell>
              <table:table-cell office:value-type="float" office:value="2599485.96677639">
                <text:p>2599485.966776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91818523406982">
                <text:p>1.91818523406982</text:p>
              </table:table-cell>
              <table:table-cell office:value-type="float" office:value="209086.339775995">
                <text:p>209086.3397759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92127776145935">
                <text:p>1.92127776145935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92436718940735">
                <text:p>1.92436718940735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458532333374">
                <text:p>1.9458532333374</text:p>
              </table:table-cell>
              <table:table-cell office:value-type="float" office:value="376802.729546489">
                <text:p>376802.7295464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94896221160889">
                <text:p>1.94896221160889</text:p>
              </table:table-cell>
              <table:table-cell office:value-type="float" office:value="2604070.94969325">
                <text:p>2604070.949693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95205140113831">
                <text:p>1.95205140113831</text:p>
              </table:table-cell>
              <table:table-cell office:value-type="float" office:value="2620752.11731111">
                <text:p>2620752.11731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96321773529053">
                <text:p>1.96321773529053</text:p>
              </table:table-cell>
              <table:table-cell office:value-type="float" office:value="725036.515084872">
                <text:p>725036.5150848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96630954742432">
                <text:p>1.96630954742432</text:p>
              </table:table-cell>
              <table:table-cell office:value-type="float" office:value="2618529.08574954">
                <text:p>2618529.08574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96940207481384">
                <text:p>1.96940207481384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97374200820923">
                <text:p>1.97374200820923</text:p>
              </table:table-cell>
              <table:table-cell office:value-type="float" office:value="1865466.41674449">
                <text:p>1865466.41674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1965670585632">
                <text:p>2.21965670585632</text:p>
              </table:table-cell>
              <table:table-cell office:value-type="float" office:value="32921.9850519807">
                <text:p>32921.98505198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2274684906006">
                <text:p>2.22274684906006</text:p>
              </table:table-cell>
              <table:table-cell office:value-type="float" office:value="2619943.30560913">
                <text:p>2619943.305609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22586131095886">
                <text:p>2.22586131095886</text:p>
              </table:table-cell>
              <table:table-cell office:value-type="float" office:value="2599485.96677639">
                <text:p>2599485.966776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24746870994568">
                <text:p>2.24746870994568</text:p>
              </table:table-cell>
              <table:table-cell office:value-type="float" office:value="374686.467581763">
                <text:p>374686.4675817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2506000995636">
                <text:p>2.2506000995636</text:p>
              </table:table-cell>
              <table:table-cell office:value-type="float" office:value="2585433.62144054">
                <text:p>2585433.621440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25369715690613">
                <text:p>2.25369715690613</text:p>
              </table:table-cell>
              <table:table-cell office:value-type="float" office:value="2614094.31747498">
                <text:p>2614094.317474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26479434967041">
                <text:p>2.26479434967041</text:p>
              </table:table-cell>
              <table:table-cell office:value-type="float" office:value="729553.876549576">
                <text:p>729553.876549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6792645454407">
                <text:p>2.26792645454407</text:p>
              </table:table-cell>
              <table:table-cell office:value-type="float" office:value="2584843.20499353">
                <text:p>2584843.204993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27109551429749">
                <text:p>2.27109551429749</text:p>
              </table:table-cell>
              <table:table-cell office:value-type="float" office:value="2554700.96178152">
                <text:p>2554700.961781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0452132225037">
                <text:p>2.30452132225037</text:p>
              </table:table-cell>
              <table:table-cell office:value-type="float" office:value="242208.057062155">
                <text:p>242208.0570621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30761313438416">
                <text:p>2.30761313438416</text:p>
              </table:table-cell>
              <table:table-cell office:value-type="float" office:value="2618529.08574954">
                <text:p>2618529.085749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31072568893433">
                <text:p>2.31072568893433</text:p>
              </table:table-cell>
              <table:table-cell office:value-type="float" office:value="2601078.91106856">
                <text:p>2601078.911068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32001137733459">
                <text:p>2.32001137733459</text:p>
              </table:table-cell>
              <table:table-cell office:value-type="float" office:value="871879.353583075">
                <text:p>871879.3535830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2309937477112">
                <text:p>2.32309937477112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34792113304138">
                <text:p>2.34792113304138</text:p>
              </table:table-cell>
              <table:table-cell office:value-type="float" office:value="326165.451772164">
                <text:p>326165.4517721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35101366043091">
                <text:p>2.35101366043091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35410165786743">
                <text:p>2.35410165786743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36538743972778">
                <text:p>2.36538743972778</text:p>
              </table:table-cell>
              <table:table-cell office:value-type="float" office:value="717362.793307419">
                <text:p>717362.793307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36851739883423">
                <text:p>2.36851739883423</text:p>
              </table:table-cell>
              <table:table-cell office:value-type="float" office:value="2586615.2638635">
                <text:p>2586615.2638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37160778045654">
                <text:p>2.37160778045654</text:p>
              </table:table-cell>
              <table:table-cell office:value-type="float" office:value="2619741.18068199">
                <text:p>2619741.1806819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39486169815063">
                <text:p>2.39486169815063</text:p>
              </table:table-cell>
              <table:table-cell office:value-type="float" office:value="348156.388377386">
                <text:p>348156.3883773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39795827865601">
                <text:p>2.39795827865601</text:p>
              </table:table-cell>
              <table:table-cell office:value-type="float" office:value="2614496.85740684">
                <text:p>2614496.85740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40108323097229">
                <text:p>2.40108323097229</text:p>
              </table:table-cell>
              <table:table-cell office:value-type="float" office:value="2590759.53185321">
                <text:p>2590759.5318532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42058634757996">
                <text:p>2.42058634757996</text:p>
              </table:table-cell>
              <table:table-cell office:value-type="float" office:value="415113.141292389">
                <text:p>415113.141292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42368245124817">
                <text:p>2.42368245124817</text:p>
              </table:table-cell>
              <table:table-cell office:value-type="float" office:value="2614899.52133066">
                <text:p>2614899.521330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42674899101257">
                <text:p>2.42674899101257</text:p>
              </table:table-cell>
              <table:table-cell office:value-type="float" office:value="2640109.25081636">
                <text:p>2640109.250816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4484441280365">
                <text:p>2.4484441280365</text:p>
              </table:table-cell>
              <table:table-cell office:value-type="float" office:value="373171.185370786">
                <text:p>373171.1853707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5149898529053">
                <text:p>2.45149898529053</text:p>
              </table:table-cell>
              <table:table-cell office:value-type="float" office:value="2650205.66487161">
                <text:p>2650205.6648716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5459794998169">
                <text:p>2.45459794998169</text:p>
              </table:table-cell>
              <table:table-cell office:value-type="float" office:value="2612485.39652254">
                <text:p>2612485.396522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6588230133057">
                <text:p>2.46588230133057</text:p>
              </table:table-cell>
              <table:table-cell office:value-type="float" office:value="717453.733023452">
                <text:p>717453.7330234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6897721290588">
                <text:p>2.46897721290588</text:p>
              </table:table-cell>
              <table:table-cell office:value-type="float" office:value="2615906.7239812">
                <text:p>2615906.72398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7207021713257">
                <text:p>2.47207021713257</text:p>
              </table:table-cell>
              <table:table-cell office:value-type="float" office:value="2617519.86310029">
                <text:p>2617519.863100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49513292312622">
                <text:p>2.49513292312622</text:p>
              </table:table-cell>
              <table:table-cell office:value-type="float" office:value="351042.934954307">
                <text:p>351042.9349543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9822235107422">
                <text:p>2.49822235107422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52104091644287">
                <text:p>2.52104091644287</text:p>
              </table:table-cell>
              <table:table-cell office:value-type="float" office:value="354798.817068584">
                <text:p>354798.8170685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52410554885864">
                <text:p>2.52410554885864</text:p>
              </table:table-cell>
              <table:table-cell office:value-type="float" office:value="2641752.38711685">
                <text:p>2641752.387116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2719068527222">
                <text:p>2.52719068527222</text:p>
              </table:table-cell>
              <table:table-cell office:value-type="float" office:value="2624195.14559505">
                <text:p>2624195.145595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54888391494751">
                <text:p>2.54888391494751</text:p>
              </table:table-cell>
              <table:table-cell office:value-type="float" office:value="373203.995955511">
                <text:p>373203.99595551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55198073387146">
                <text:p>2.55198073387146</text:p>
              </table:table-cell>
              <table:table-cell office:value-type="float" office:value="2614295.57194549">
                <text:p>2614295.571945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55509305000305">
                <text:p>2.55509305000305</text:p>
              </table:table-cell>
              <table:table-cell office:value-type="float" office:value="2601278.16638578">
                <text:p>2601278.16638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59583830833435">
                <text:p>2.59583830833435</text:p>
              </table:table-cell>
              <table:table-cell office:value-type="float" office:value="198697.967114887">
                <text:p>198697.9671148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59893441200256">
                <text:p>2.59893441200256</text:p>
              </table:table-cell>
              <table:table-cell office:value-type="float" office:value="2614899.52133066">
                <text:p>2614899.521330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60201025009155">
                <text:p>2.60201025009155</text:p>
              </table:table-cell>
              <table:table-cell office:value-type="float" office:value="2632128.14386482">
                <text:p>2632128.143864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60508990287781">
                <text:p>2.60508990287781</text:p>
              </table:table-cell>
              <table:table-cell office:value-type="float" office:value="2628867.78539909">
                <text:p>2628867.785399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69653415679932">
                <text:p>2.69653415679932</text:p>
              </table:table-cell>
              <table:table-cell office:value-type="float" office:value="88534.8138653874">
                <text:p>88534.81386538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69962811470032">
                <text:p>2.69962811470032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70269894599915">
                <text:p>2.70269894599915</text:p>
              </table:table-cell>
              <table:table-cell office:value-type="float" office:value="2636419.65714286">
                <text:p>2636419.657142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0579123497009">
                <text:p>2.70579123497009</text:p>
              </table:table-cell>
              <table:table-cell office:value-type="float" office:value="2618125.30331534">
                <text:p>2618125.303315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70888519287109">
                <text:p>2.70888519287109</text:p>
              </table:table-cell>
              <table:table-cell office:value-type="float" office:value="2616713.04492564">
                <text:p>2616713.0449256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71198797225952">
                <text:p>2.71198797225952</text:p>
              </table:table-cell>
              <table:table-cell office:value-type="float" office:value="2609273.48885815">
                <text:p>2609273.488858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2199058532715">
                <text:p>2.72199058532715</text:p>
              </table:table-cell>
              <table:table-cell office:value-type="float" office:value="809388.50131096">
                <text:p>809388.50131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.72507834434509">
                <text:p>2.72507834434509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72817254066467">
                <text:p>2.72817254066467</text:p>
              </table:table-cell>
              <table:table-cell office:value-type="float" office:value="2616511.41809216">
                <text:p>2616511.418092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74474453926086">
                <text:p>2.74474453926086</text:p>
              </table:table-cell>
              <table:table-cell office:value-type="float" office:value="488534.919491282">
                <text:p>488534.91949128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74784111976624">
                <text:p>2.74784111976624</text:p>
              </table:table-cell>
              <table:table-cell office:value-type="float" office:value="2614496.85740684">
                <text:p>2614496.85740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75093626976013">
                <text:p>2.75093626976013</text:p>
              </table:table-cell>
              <table:table-cell office:value-type="float" office:value="2615705.22138345">
                <text:p>2615705.221383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2346682548523">
                <text:p>3.02346682548523</text:p>
              </table:table-cell>
              <table:table-cell office:value-type="float" office:value="29706.7606913276">
                <text:p>29706.76069132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0263090133667">
                <text:p>3.0263090133667</text:p>
              </table:table-cell>
              <table:table-cell office:value-type="float" office:value="2848509.78810502">
                <text:p>2848509.788105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2916383743286">
                <text:p>3.02916383743286</text:p>
              </table:table-cell>
              <table:table-cell office:value-type="float" office:value="2835901.5520294">
                <text:p>2835901.5520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09861636161804">
                <text:p>3.09861636161804</text:p>
              </table:table-cell>
              <table:table-cell office:value-type="float" office:value="116568.837417827">
                <text:p>116568.837417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10146617889404">
                <text:p>3.10146617889404</text:p>
              </table:table-cell>
              <table:table-cell office:value-type="float" office:value="2840883.89391784">
                <text:p>2840883.893917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10431241989136">
                <text:p>3.10431241989136</text:p>
              </table:table-cell>
              <table:table-cell office:value-type="float" office:value="2844453.44144748">
                <text:p>2844453.441447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10716795921326">
                <text:p>3.10716795921326</text:p>
              </table:table-cell>
              <table:table-cell office:value-type="float" office:value="2835191.21516239">
                <text:p>2835191.215162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11000728607178">
                <text:p>3.11000728607178</text:p>
              </table:table-cell>
              <table:table-cell office:value-type="float" office:value="2851380.06415316">
                <text:p>2851380.064153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11284470558166">
                <text:p>3.11284470558166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11563801765442">
                <text:p>3.11563801765442</text:p>
              </table:table-cell>
              <table:table-cell office:value-type="float" office:value="2898351.41550017">
                <text:p>2898351.415500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11847567558289">
                <text:p>3.11847567558289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12976598739624">
                <text:p>3.12976598739624</text:p>
              </table:table-cell>
              <table:table-cell office:value-type="float" office:value="717074.969570267">
                <text:p>717074.9695702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13260340690613">
                <text:p>3.13260340690613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3544464111328">
                <text:p>3.13544464111328</text:p>
              </table:table-cell>
              <table:table-cell office:value-type="float" office:value="2849465.90450617">
                <text:p>2849465.904506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15395021438599">
                <text:p>3.15395021438599</text:p>
              </table:table-cell>
              <table:table-cell office:value-type="float" office:value="437489.824319101">
                <text:p>437489.8243191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15679287910461">
                <text:p>3.15679287910461</text:p>
              </table:table-cell>
              <table:table-cell office:value-type="float" office:value="2848031.97047723">
                <text:p>2848031.970477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15963125228882">
                <text:p>3.15963125228882</text:p>
              </table:table-cell>
              <table:table-cell office:value-type="float" office:value="2852338.10869383">
                <text:p>2852338.108693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7812442779541">
                <text:p>3.17812442779541</text:p>
              </table:table-cell>
              <table:table-cell office:value-type="float" office:value="437783.116107573">
                <text:p>437783.116107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18096113204956">
                <text:p>3.18096113204956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18378520011902">
                <text:p>3.18378520011902</text:p>
              </table:table-cell>
              <table:table-cell office:value-type="float" office:value="2866786.42330097">
                <text:p>2866786.423300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20232152938843">
                <text:p>3.20232152938843</text:p>
              </table:table-cell>
              <table:table-cell office:value-type="float" office:value="436763.928949027">
                <text:p>436763.928949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20516610145569">
                <text:p>3.20516610145569</text:p>
              </table:table-cell>
              <table:table-cell office:value-type="float" office:value="2846122.30190261">
                <text:p>2846122.3019026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20799946784973">
                <text:p>3.20799946784973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22655177116394">
                <text:p>3.22655177116394</text:p>
              </table:table-cell>
              <table:table-cell office:value-type="float" office:value="436387.863160871">
                <text:p>436387.8631608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22938823699951">
                <text:p>3.22938823699951</text:p>
              </table:table-cell>
              <table:table-cell office:value-type="float" office:value="2854256.13045306">
                <text:p>2854256.130453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25076913833618">
                <text:p>3.25076913833618</text:p>
              </table:table-cell>
              <table:table-cell office:value-type="float" office:value="378655.692410625">
                <text:p>378655.6924106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536187171936">
                <text:p>3.2536187171936</text:p>
              </table:table-cell>
              <table:table-cell office:value-type="float" office:value="2841121.58500669">
                <text:p>2841121.585006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25645613670349">
                <text:p>3.25645613670349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27497053146362">
                <text:p>3.27497053146362</text:p>
              </table:table-cell>
              <table:table-cell office:value-type="float" office:value="437281.375107849">
                <text:p>437281.3751078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27780723571777">
                <text:p>3.27780723571777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28064441680908">
                <text:p>3.28064441680908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0284953117371">
                <text:p>3.30284953117371</text:p>
              </table:table-cell>
              <table:table-cell office:value-type="float" office:value="364600.689150158">
                <text:p>364600.6891501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30568337440491">
                <text:p>3.30568337440491</text:p>
              </table:table-cell>
              <table:table-cell office:value-type="float" office:value="2856897.62611476">
                <text:p>2856897.626114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30851316452026">
                <text:p>3.30851316452026</text:p>
              </table:table-cell>
              <table:table-cell office:value-type="float" office:value="2860989.56811863">
                <text:p>2860989.568118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32717227935791">
                <text:p>3.32717227935791</text:p>
              </table:table-cell>
              <table:table-cell office:value-type="float" office:value="433889.821164805">
                <text:p>433889.8211648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33000302314758">
                <text:p>3.33000302314758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33282446861267">
                <text:p>3.33282446861267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35134196281433">
                <text:p>3.35134196281433</text:p>
              </table:table-cell>
              <table:table-cell office:value-type="float" office:value="437208.183344492">
                <text:p>437208.1833444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45174551010132">
                <text:p>3.45174551010132</text:p>
              </table:table-cell>
              <table:table-cell office:value-type="float" office:value="80634.6012542654">
                <text:p>80634.60125426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45460414886475">
                <text:p>3.45460414886475</text:p>
              </table:table-cell>
              <table:table-cell office:value-type="float" office:value="2832117.19633028">
                <text:p>2832117.196330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45744395256042">
                <text:p>3.45744395256042</text:p>
              </table:table-cell>
              <table:table-cell office:value-type="float" office:value="2850901.28318361">
                <text:p>2850901.283183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47600388526916">
                <text:p>3.47600388526916</text:p>
              </table:table-cell>
              <table:table-cell office:value-type="float" office:value="436208.478072091">
                <text:p>436208.4780720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47884345054626">
                <text:p>3.47884345054626</text:p>
              </table:table-cell>
              <table:table-cell office:value-type="float" office:value="2851140.65356843">
                <text:p>2851140.65356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48167586326599">
                <text:p>3.48167586326599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5353856086731">
                <text:p>3.5353856086731</text:p>
              </table:table-cell>
              <table:table-cell office:value-type="float" office:value="150736.145528798">
                <text:p>150736.1455287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53821921348572">
                <text:p>3.53821921348572</text:p>
              </table:table-cell>
              <table:table-cell office:value-type="float" office:value="2857138.00454354">
                <text:p>2857138.0045435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54104900360107">
                <text:p>3.54104900360107</text:p>
              </table:table-cell>
              <table:table-cell office:value-type="float" office:value="2860989.56811863">
                <text:p>2860989.568118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55954480171204">
                <text:p>3.55954480171204</text:p>
              </table:table-cell>
              <table:table-cell office:value-type="float" office:value="437721.040823956">
                <text:p>437721.0408239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56238555908203">
                <text:p>3.56238555908203</text:p>
              </table:table-cell>
              <table:table-cell office:value-type="float" office:value="2849944.20344104">
                <text:p>2849944.20344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56522274017334">
                <text:p>3.56522274017334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58371782302856">
                <text:p>3.58371782302856</text:p>
              </table:table-cell>
              <table:table-cell office:value-type="float" office:value="437737.968700853">
                <text:p>437737.9687008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58658242225647">
                <text:p>3.58658242225647</text:p>
              </table:table-cell>
              <table:table-cell office:value-type="float" office:value="2826224.31826883">
                <text:p>2826224.3182688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5894148349762">
                <text:p>3.5894148349762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62853956222534">
                <text:p>3.62853956222534</text:p>
              </table:table-cell>
              <table:table-cell office:value-type="float" office:value="206927.96012212">
                <text:p>206927.960122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.63137531280518">
                <text:p>3.63137531280518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63600063323975">
                <text:p>3.63600063323975</text:p>
              </table:table-cell>
              <table:table-cell office:value-type="float" office:value="1750365.2156701">
                <text:p>1750365.21567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63883757591248">
                <text:p>3.63883757591248</text:p>
              </table:table-cell>
              <table:table-cell office:value-type="float" office:value="2853776.38322548">
                <text:p>2853776.383225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64168357849121">
                <text:p>3.64168357849121</text:p>
              </table:table-cell>
              <table:table-cell office:value-type="float" office:value="2844691.73025048">
                <text:p>2844691.7302504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86095070838928">
                <text:p>3.86095070838928</text:p>
              </table:table-cell>
              <table:table-cell office:value-type="float" office:value="36922.9989180937">
                <text:p>36922.99891809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86375617980957">
                <text:p>3.86375617980957</text:p>
              </table:table-cell>
              <table:table-cell office:value-type="float" office:value="2885789.51168522">
                <text:p>2885789.511685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86661291122437">
                <text:p>3.86661291122437</text:p>
              </table:table-cell>
              <table:table-cell office:value-type="float" office:value="2834008.11083292">
                <text:p>2834008.110832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.88515186309814">
                <text:p>3.88515186309814</text:p>
              </table:table-cell>
              <table:table-cell office:value-type="float" office:value="436702.142339052">
                <text:p>436702.1423390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880090713501">
                <text:p>3.8880090713501</text:p>
              </table:table-cell>
              <table:table-cell office:value-type="float" office:value="2833535.14552737">
                <text:p>2833535.1455273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9089155197144">
                <text:p>3.89089155197144</text:p>
              </table:table-cell>
              <table:table-cell office:value-type="float" office:value="2808691.90934657">
                <text:p>2808691.909346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89371967315674">
                <text:p>3.89371967315674</text:p>
              </table:table-cell>
              <table:table-cell office:value-type="float" office:value="2862677.89445287">
                <text:p>2862677.894452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89654397964478">
                <text:p>3.89654397964478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89936971664429">
                <text:p>3.89936971664429</text:p>
              </table:table-cell>
              <table:table-cell office:value-type="float" office:value="2865093.24873439">
                <text:p>2865093.2487343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0934300422668">
                <text:p>3.90934300422668</text:p>
              </table:table-cell>
              <table:table-cell office:value-type="float" office:value="811768.429729148">
                <text:p>811768.4297291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91214919090271">
                <text:p>3.91214919090271</text:p>
              </table:table-cell>
              <table:table-cell office:value-type="float" office:value="2885053.96635514">
                <text:p>2885053.966355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914959192276">
                <text:p>3.914959192276</text:p>
              </table:table-cell>
              <table:table-cell office:value-type="float" office:value="2881137.38197862">
                <text:p>2881137.381978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92985081672668">
                <text:p>3.92985081672668</text:p>
              </table:table-cell>
              <table:table-cell office:value-type="float" office:value="543661.306179955">
                <text:p>543661.3061799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3267369270325">
                <text:p>3.93267369270325</text:p>
              </table:table-cell>
              <table:table-cell office:value-type="float" office:value="2867997.05945946">
                <text:p>2867997.059459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93548345565796">
                <text:p>3.93548345565796</text:p>
              </table:table-cell>
              <table:table-cell office:value-type="float" office:value="2881381.85693678">
                <text:p>2881381.856936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95773339271545">
                <text:p>3.95773339271545</text:p>
              </table:table-cell>
              <table:table-cell office:value-type="float" office:value="363866.197871907">
                <text:p>363866.1978719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96053409576416">
                <text:p>3.96053409576416</text:p>
              </table:table-cell>
              <table:table-cell office:value-type="float" office:value="2890702.74827616">
                <text:p>2890702.748276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8179244995117">
                <text:p>3.98179244995117</text:p>
              </table:table-cell>
              <table:table-cell office:value-type="float" office:value="380838.513121888">
                <text:p>380838.5131218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98460865020752">
                <text:p>3.98460865020752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8739838600159">
                <text:p>3.98739838600159</text:p>
              </table:table-cell>
              <table:table-cell office:value-type="float" office:value="2902066.93308264">
                <text:p>2902066.933082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0610160827637">
                <text:p>4.00610160827637</text:p>
              </table:table-cell>
              <table:table-cell office:value-type="float" office:value="432866.587428455">
                <text:p>432866.587428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00892543792725">
                <text:p>4.00892543792725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1173877716064">
                <text:p>4.01173877716064</text:p>
              </table:table-cell>
              <table:table-cell office:value-type="float" office:value="2877719.08338983">
                <text:p>2877719.083389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0303680896759">
                <text:p>4.0303680896759</text:p>
              </table:table-cell>
              <table:table-cell office:value-type="float" office:value="434583.938262283">
                <text:p>434583.9382622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03320145606995">
                <text:p>4.03320145606995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0360152721405">
                <text:p>4.0360152721405</text:p>
              </table:table-cell>
              <table:table-cell office:value-type="float" office:value="2877231.41704796">
                <text:p>2877231.41704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05838465690613">
                <text:p>4.05838465690613</text:p>
              </table:table-cell>
              <table:table-cell office:value-type="float" office:value="361923.230559345">
                <text:p>361923.2305593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06119775772095">
                <text:p>4.06119775772095</text:p>
              </table:table-cell>
              <table:table-cell office:value-type="float" office:value="2877962.9785575">
                <text:p>2877962.97855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06399703025818">
                <text:p>4.06399703025818</text:p>
              </table:table-cell>
              <table:table-cell office:value-type="float" office:value="2892179.98330636">
                <text:p>2892179.983306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08228278160095">
                <text:p>4.08228278160095</text:p>
              </table:table-cell>
              <table:table-cell office:value-type="float" office:value="442749.102743298">
                <text:p>442749.10274329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08510994911194">
                <text:p>4.08510994911194</text:p>
              </table:table-cell>
              <table:table-cell office:value-type="float" office:value="2863643.54730983">
                <text:p>2863643.547309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08791375160217">
                <text:p>4.08791375160217</text:p>
              </table:table-cell>
              <table:table-cell office:value-type="float" office:value="2887507.24353741">
                <text:p>2887507.243537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12169909477234">
                <text:p>4.12169909477234</text:p>
              </table:table-cell>
              <table:table-cell office:value-type="float" office:value="239630.539172653">
                <text:p>239630.5391726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12451529502869">
                <text:p>4.12451529502869</text:p>
              </table:table-cell>
              <table:table-cell office:value-type="float" office:value="2874795.56247884">
                <text:p>2874795.562478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15914607048035">
                <text:p>4.15914607048035</text:p>
              </table:table-cell>
              <table:table-cell office:value-type="float" office:value="233780.499986231">
                <text:p>233780.4999862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16197276115418">
                <text:p>4.16197276115418</text:p>
              </table:table-cell>
              <table:table-cell office:value-type="float" office:value="2864126.61808367">
                <text:p>2864126.618083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16478633880615">
                <text:p>4.16478633880615</text:p>
              </table:table-cell>
              <table:table-cell office:value-type="float" office:value="2877475.22955682">
                <text:p>2877475.229556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1828830242157">
                <text:p>4.1828830242157</text:p>
              </table:table-cell>
              <table:table-cell office:value-type="float" office:value="447374.743870466">
                <text:p>447374.7438704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18570733070374">
                <text:p>4.18570733070374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18854665756226">
                <text:p>4.18854665756226</text:p>
              </table:table-cell>
              <table:table-cell office:value-type="float" office:value="2851380.06415316">
                <text:p>2851380.06415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2220706939697">
                <text:p>4.22220706939697</text:p>
              </table:table-cell>
              <table:table-cell office:value-type="float" office:value="240519.933022623">
                <text:p>240519.93302262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22500848770142">
                <text:p>4.22500848770142</text:p>
              </table:table-cell>
              <table:table-cell office:value-type="float" office:value="2889964.69651064">
                <text:p>2889964.69651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22782683372498">
                <text:p>4.22782683372498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23063278198242">
                <text:p>4.23063278198242</text:p>
              </table:table-cell>
              <table:table-cell office:value-type="float" office:value="2885299.10646614">
                <text:p>2885299.1064661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23344945907593">
                <text:p>4.23344945907593</text:p>
              </table:table-cell>
              <table:table-cell office:value-type="float" office:value="2874308.88640596">
                <text:p>2874308.886405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23627209663391">
                <text:p>4.23627209663391</text:p>
              </table:table-cell>
              <table:table-cell office:value-type="float" office:value="2868239.30940113">
                <text:p>2868239.309401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36013340950012">
                <text:p>4.36013340950012</text:p>
              </table:table-cell>
              <table:table-cell office:value-type="float" office:value="65363.4279554659">
                <text:p>65363.42795546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3629207611084">
                <text:p>4.3629207611084</text:p>
              </table:table-cell>
              <table:table-cell office:value-type="float" office:value="2904549.24163887">
                <text:p>2904549.2416388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36572337150574">
                <text:p>4.36572337150574</text:p>
              </table:table-cell>
              <table:table-cell office:value-type="float" office:value="2888735.44738409">
                <text:p>2888735.44738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3950457572937">
                <text:p>4.3950457572937</text:p>
              </table:table-cell>
              <table:table-cell office:value-type="float" office:value="276103.044907185">
                <text:p>276103.04490718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3978590965271">
                <text:p>4.3978590965271</text:p>
              </table:table-cell>
              <table:table-cell office:value-type="float" office:value="2877719.08338983">
                <text:p>2877719.0833898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40065860748291">
                <text:p>4.40065860748291</text:p>
              </table:table-cell>
              <table:table-cell office:value-type="float" office:value="2891933.67262817">
                <text:p>2891933.6726281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40346837043762">
                <text:p>4.40346837043762</text:p>
              </table:table-cell>
              <table:table-cell office:value-type="float" office:value="2881381.85693678">
                <text:p>2881381.8569367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.40623188018799">
                <text:p>4.40623188018799</text:p>
              </table:table-cell>
              <table:table-cell office:value-type="float" office:value="2929607.90130273">
                <text:p>2929607.901302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4231104850769">
                <text:p>4.4231104850769</text:p>
              </table:table-cell>
              <table:table-cell office:value-type="float" office:value="479660.496426251">
                <text:p>479660.4964262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42594814300537">
                <text:p>4.42594814300537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.42878818511963">
                <text:p>4.42878818511963</text:p>
              </table:table-cell>
              <table:table-cell office:value-type="float" office:value="2850661.95298858">
                <text:p>2850661.952988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.46037697792053">
                <text:p>4.46037697792053</text:p>
              </table:table-cell>
              <table:table-cell office:value-type="float" office:value="256293.428211302">
                <text:p>256293.42821130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.46318578720093">
                <text:p>4.46318578720093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46599459648132">
                <text:p>4.46599459648132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.49540710449219">
                <text:p>4.49540710449219</text:p>
              </table:table-cell>
              <table:table-cell office:value-type="float" office:value="275257.043602318">
                <text:p>275257.0436023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49821591377258">
                <text:p>4.49821591377258</text:p>
              </table:table-cell>
              <table:table-cell office:value-type="float" office:value="2882360.17180205">
                <text:p>2882360.171802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50104665756226">
                <text:p>4.50104665756226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79706907272339">
                <text:p>4.79706907272339</text:p>
              </table:table-cell>
              <table:table-cell office:value-type="float" office:value="27349.280275256">
                <text:p>27349.2802752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.79991793632507">
                <text:p>4.79991793632507</text:p>
              </table:table-cell>
              <table:table-cell office:value-type="float" office:value="2841834.89697883">
                <text:p>2841834.896978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802734375">
                <text:p>4.802734375</text:p>
              </table:table-cell>
              <table:table-cell office:value-type="float" office:value="2874552.20384322">
                <text:p>2874552.203843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8623366355896">
                <text:p>4.8623366355896</text:p>
              </table:table-cell>
              <table:table-cell office:value-type="float" office:value="135833.774086963">
                <text:p>135833.7740869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8649377822876">
                <text:p>4.8649377822876</text:p>
              </table:table-cell>
              <table:table-cell office:value-type="float" office:value="3112473.43574702">
                <text:p>3112473.435747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86753106117249">
                <text:p>4.86753106117249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87056851387024">
                <text:p>4.87056851387024</text:p>
              </table:table-cell>
              <table:table-cell office:value-type="float" office:value="2665391.30172684">
                <text:p>2665391.301726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.87314748764038">
                <text:p>4.87314748764038</text:p>
              </table:table-cell>
              <table:table-cell office:value-type="float" office:value="3139233.16853102">
                <text:p>3139233.1685310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.87572956085205">
                <text:p>4.87572956085205</text:p>
              </table:table-cell>
              <table:table-cell office:value-type="float" office:value="3135464.92927054">
                <text:p>3135464.92927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87839555740356">
                <text:p>4.87839555740356</text:p>
              </table:table-cell>
              <table:table-cell office:value-type="float" office:value="3036763.117868">
                <text:p>3036763.1178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88096308708191">
                <text:p>4.88096308708191</text:p>
              </table:table-cell>
              <table:table-cell office:value-type="float" office:value="3153225.47906027">
                <text:p>3153225.479060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89717578887939">
                <text:p>4.89717578887939</text:p>
              </table:table-cell>
              <table:table-cell office:value-type="float" office:value="499361.556212409">
                <text:p>499361.55621240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89976382255554">
                <text:p>4.89976382255554</text:p>
              </table:table-cell>
              <table:table-cell office:value-type="float" office:value="3128243.68346384">
                <text:p>3128243.683463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90235805511475">
                <text:p>4.90235805511475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91063451766968">
                <text:p>4.91063451766968</text:p>
              </table:table-cell>
              <table:table-cell office:value-type="float" office:value="978195.690038601">
                <text:p>978195.69003860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91322708129883">
                <text:p>4.91322708129883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9627366065979">
                <text:p>4.9627366065979</text:p>
              </table:table-cell>
              <table:table-cell office:value-type="float" office:value="163524.088568704">
                <text:p>163524.08856870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96530914306641">
                <text:p>4.96530914306641</text:p>
              </table:table-cell>
              <table:table-cell office:value-type="float" office:value="3147088.52493049">
                <text:p>3147088.524930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99130511283875">
                <text:p>4.99130511283875</text:p>
              </table:table-cell>
              <table:table-cell office:value-type="float" office:value="311432.890209566">
                <text:p>311432.8902095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99389219284058">
                <text:p>4.99389219284058</text:p>
              </table:table-cell>
              <table:table-cell office:value-type="float" office:value="3129396.84674224">
                <text:p>3129396.846742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.99648475646973">
                <text:p>4.99648475646973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01112222671509">
                <text:p>5.01112222671509</text:p>
              </table:table-cell>
              <table:table-cell office:value-type="float" office:value="553101.038928886">
                <text:p>553101.0389288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01371598243713">
                <text:p>5.01371598243713</text:p>
              </table:table-cell>
              <table:table-cell office:value-type="float" office:value="3121342.51162791">
                <text:p>3121342.511627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01628947257996">
                <text:p>5.01628947257996</text:p>
              </table:table-cell>
              <table:table-cell office:value-type="float" office:value="3145922.2886789">
                <text:p>3145922.288678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02459454536438">
                <text:p>5.02459454536438</text:p>
              </table:table-cell>
              <table:table-cell office:value-type="float" office:value="974825.893781937">
                <text:p>974825.8937819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02718877792358">
                <text:p>5.02718877792358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02978372573853">
                <text:p>5.02978372573853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04662799835205">
                <text:p>5.04662799835205</text:p>
              </table:table-cell>
              <table:table-cell office:value-type="float" office:value="480638.148393489">
                <text:p>480638.1483934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04922795295715">
                <text:p>5.04922795295715</text:p>
              </table:table-cell>
              <table:table-cell office:value-type="float" office:value="3113900.52122879">
                <text:p>3113900.521228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05180644989014">
                <text:p>5.05180644989014</text:p>
              </table:table-cell>
              <table:table-cell office:value-type="float" office:value="3139813.70171059">
                <text:p>3139813.7017105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06861066818237">
                <text:p>5.06861066818237</text:p>
              </table:table-cell>
              <table:table-cell office:value-type="float" office:value="481783.791379359">
                <text:p>481783.7913793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07121014595032">
                <text:p>5.07121014595032</text:p>
              </table:table-cell>
              <table:table-cell office:value-type="float" office:value="3114471.7219114">
                <text:p>3114471.72191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07380938529968">
                <text:p>5.07380938529968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0906674861908">
                <text:p>5.0906674861908</text:p>
              </table:table-cell>
              <table:table-cell office:value-type="float" office:value="480243.892968264">
                <text:p>480243.8929682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09326720237732">
                <text:p>5.09326720237732</text:p>
              </table:table-cell>
              <table:table-cell office:value-type="float" office:value="3114186.09537784">
                <text:p>3114186.095377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09588885307312">
                <text:p>5.09588885307312</text:p>
              </table:table-cell>
              <table:table-cell office:value-type="float" office:value="3088130.70061841">
                <text:p>3088130.7006184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11159777641296">
                <text:p>5.11159777641296</text:p>
              </table:table-cell>
              <table:table-cell office:value-type="float" office:value="515375.867897037">
                <text:p>515375.86789703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11418962478638">
                <text:p>5.11418962478638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13470578193665">
                <text:p>5.13470578193665</text:p>
              </table:table-cell>
              <table:table-cell office:value-type="float" office:value="394615.811367677">
                <text:p>394615.8113676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13730573654175">
                <text:p>5.13730573654175</text:p>
              </table:table-cell>
              <table:table-cell office:value-type="float" office:value="3113900.52122879">
                <text:p>3113900.5212287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1399040222168">
                <text:p>5.1399040222168</text:p>
              </table:table-cell>
              <table:table-cell office:value-type="float" office:value="3115900.64085153">
                <text:p>3115900.640851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15669417381287">
                <text:p>5.15669417381287</text:p>
              </table:table-cell>
              <table:table-cell office:value-type="float" office:value="482187.427175781">
                <text:p>482187.4271757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15929174423218">
                <text:p>5.15929174423218</text:p>
              </table:table-cell>
              <table:table-cell office:value-type="float" office:value="3116758.6217531">
                <text:p>3116758.621753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16189289093018">
                <text:p>5.16189289093018</text:p>
              </table:table-cell>
              <table:table-cell office:value-type="float" office:value="3112473.43574702">
                <text:p>3112473.435747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17867136001587">
                <text:p>5.17867136001587</text:p>
              </table:table-cell>
              <table:table-cell office:value-type="float" office:value="482523.164577827">
                <text:p>482523.1645778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18126463890076">
                <text:p>5.18126463890076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18388319015503">
                <text:p>5.18388319015503</text:p>
              </table:table-cell>
              <table:table-cell office:value-type="float" office:value="3091785.95866339">
                <text:p>3091785.958663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20060467720032">
                <text:p>5.20060467720032</text:p>
              </table:table-cell>
              <table:table-cell office:value-type="float" office:value="484167.465373922">
                <text:p>484167.46537392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.20320081710815">
                <text:p>5.20320081710815</text:p>
              </table:table-cell>
              <table:table-cell office:value-type="float" office:value="3118476.00183672">
                <text:p>3118476.00183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20580410957336">
                <text:p>5.20580410957336</text:p>
              </table:table-cell>
              <table:table-cell office:value-type="float" office:value="3109907.97545563">
                <text:p>3109907.975455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.23524355888367">
                <text:p>5.23524355888367</text:p>
              </table:table-cell>
              <table:table-cell office:value-type="float" office:value="275005.144106642">
                <text:p>275005.14410664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23782110214233">
                <text:p>5.23782110214233</text:p>
              </table:table-cell>
              <table:table-cell office:value-type="float" office:value="3140975.41245028">
                <text:p>3140975.412450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24042177200317">
                <text:p>5.24042177200317</text:p>
              </table:table-cell>
              <table:table-cell office:value-type="float" office:value="3113044.11294463">
                <text:p>3113044.112944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5725769996643">
                <text:p>5.25725769996643</text:p>
              </table:table-cell>
              <table:table-cell office:value-type="float" office:value="480876.374481343">
                <text:p>480876.37448134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.25987958908081">
                <text:p>5.25987958908081</text:p>
              </table:table-cell>
              <table:table-cell office:value-type="float" office:value="3087849.88487769">
                <text:p>3087849.884877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.262531042099">
                <text:p>5.262531042099</text:p>
              </table:table-cell>
              <table:table-cell office:value-type="float" office:value="3053420.12265084">
                <text:p>3053420.122650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.37959098815918">
                <text:p>5.37959098815918</text:p>
              </table:table-cell>
              <table:table-cell office:value-type="float" office:value="69161.1458272656">
                <text:p>69161.145827265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.38218760490418">
                <text:p>5.38218760490418</text:p>
              </table:table-cell>
              <table:table-cell office:value-type="float" office:value="3117903.33155817">
                <text:p>3117903.331558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40161657333374">
                <text:p>5.40161657333374</text:p>
              </table:table-cell>
              <table:table-cell office:value-type="float" office:value="416697.367611147">
                <text:p>416697.3676111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40426802635193">
                <text:p>5.40426802635193</text:p>
              </table:table-cell>
              <table:table-cell office:value-type="float" office:value="3053420.12265084">
                <text:p>3053420.122650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40690231323242">
                <text:p>5.40690231323242</text:p>
              </table:table-cell>
              <table:table-cell office:value-type="float" office:value="3073317.511449">
                <text:p>3073317.5114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43009066581726">
                <text:p>5.43009066581726</text:p>
              </table:table-cell>
              <table:table-cell office:value-type="float" office:value="349140.801200917">
                <text:p>349140.8012009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43270134925842">
                <text:p>5.43270134925842</text:p>
              </table:table-cell>
              <table:table-cell office:value-type="float" office:value="3101103.66977169">
                <text:p>3101103.669771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.43530011177063">
                <text:p>5.43530011177063</text:p>
              </table:table-cell>
              <table:table-cell office:value-type="float" office:value="3115328.9159633">
                <text:p>3115328.915963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45215749740601">
                <text:p>5.45215749740601</text:p>
              </table:table-cell>
              <table:table-cell office:value-type="float" office:value="480264.269627325">
                <text:p>480264.2696273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45475673675537">
                <text:p>5.45475673675537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45735573768616">
                <text:p>5.45735573768616</text:p>
              </table:table-cell>
              <table:table-cell office:value-type="float" office:value="3115043.13218971">
                <text:p>3115043.132189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.47424626350403">
                <text:p>5.47424626350403</text:p>
              </table:table-cell>
              <table:table-cell office:value-type="float" office:value="479321.963525493">
                <text:p>479321.9635254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47682547569275">
                <text:p>5.47682547569275</text:p>
              </table:table-cell>
              <table:table-cell office:value-type="float" office:value="3138942.98243668">
                <text:p>3138942.982436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47942709922791">
                <text:p>5.47942709922791</text:p>
              </table:table-cell>
              <table:table-cell office:value-type="float" office:value="3111902.96774194">
                <text:p>3111902.967741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4964394569397">
                <text:p>5.4964394569397</text:p>
              </table:table-cell>
              <table:table-cell office:value-type="float" office:value="475889.358615374">
                <text:p>475889.35861537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4990291595459">
                <text:p>5.4990291595459</text:p>
              </table:table-cell>
              <table:table-cell office:value-type="float" office:value="3126227.69140122">
                <text:p>3126227.6914012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.50162315368652">
                <text:p>5.50162315368652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51819777488709">
                <text:p>5.51819777488709</text:p>
              </table:table-cell>
              <table:table-cell office:value-type="float" office:value="488457.618550324">
                <text:p>488457.6185503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52077794075012">
                <text:p>5.52077794075012</text:p>
              </table:table-cell>
              <table:table-cell office:value-type="float" office:value="3137782.77434855">
                <text:p>3137782.774348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69743728637695">
                <text:p>5.69743728637695</text:p>
              </table:table-cell>
              <table:table-cell office:value-type="float" office:value="45828.3142127205">
                <text:p>45828.31421272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70004320144653">
                <text:p>5.70004320144653</text:p>
              </table:table-cell>
              <table:table-cell office:value-type="float" office:value="3106778.15041171">
                <text:p>3106778.150411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70278453826904">
                <text:p>5.70278453826904</text:p>
              </table:table-cell>
              <table:table-cell office:value-type="float" office:value="2953303.63402331">
                <text:p>2953303.6340233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.7053759098053">
                <text:p>5.7053759098053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.70797085762024">
                <text:p>5.70797085762024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.79197764396668">
                <text:p>5.79197764396668</text:p>
              </table:table-cell>
              <table:table-cell office:value-type="float" office:value="96373.1664084007">
                <text:p>96373.166408400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.79460644721985">
                <text:p>5.79460644721985</text:p>
              </table:table-cell>
              <table:table-cell office:value-type="float" office:value="3079728.38599674">
                <text:p>3079728.3859967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.79719829559326">
                <text:p>5.79719829559326</text:p>
              </table:table-cell>
              <table:table-cell office:value-type="float" office:value="3123639.51651182">
                <text:p>3123639.516511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.81377863883972">
                <text:p>5.81377863883972</text:p>
              </table:table-cell>
              <table:table-cell office:value-type="float" office:value="488289.046834333">
                <text:p>488289.046834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.8163468837738">
                <text:p>5.8163468837738</text:p>
              </table:table-cell>
              <table:table-cell office:value-type="float" office:value="3152347.3063498">
                <text:p>3152347.30634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.84063220024109">
                <text:p>5.84063220024109</text:p>
              </table:table-cell>
              <table:table-cell office:value-type="float" office:value="333370.166738661">
                <text:p>333370.1667386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84321761131287">
                <text:p>5.84321761131287</text:p>
              </table:table-cell>
              <table:table-cell office:value-type="float" office:value="3131416.92954629">
                <text:p>3131416.929546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.84573149681091">
                <text:p>5.84573149681091</text:p>
              </table:table-cell>
              <table:table-cell office:value-type="float" office:value="3220512.63125948">
                <text:p>3220512.631259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.86899852752686">
                <text:p>5.86899852752686</text:p>
              </table:table-cell>
              <table:table-cell office:value-type="float" office:value="347960.171576715">
                <text:p>347960.1715767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.87140893936157">
                <text:p>5.87140893936157</text:p>
              </table:table-cell>
              <table:table-cell office:value-type="float" office:value="3358762.13491592">
                <text:p>3358762.134915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87379503250122">
                <text:p>5.87379503250122</text:p>
              </table:table-cell>
              <table:table-cell office:value-type="float" office:value="3392994.12310152">
                <text:p>3392994.123101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87620043754578">
                <text:p>5.87620043754578</text:p>
              </table:table-cell>
              <table:table-cell office:value-type="float" office:value="3365753.31390623">
                <text:p>3365753.313906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87859392166138">
                <text:p>5.87859392166138</text:p>
              </table:table-cell>
              <table:table-cell office:value-type="float" office:value="3382516.7032573">
                <text:p>3382516.703257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88098478317261">
                <text:p>5.88098478317261</text:p>
              </table:table-cell>
              <table:table-cell office:value-type="float" office:value="3386227.08256881">
                <text:p>3386227.0825688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8908839225769">
                <text:p>5.8908839225769</text:p>
              </table:table-cell>
              <table:table-cell office:value-type="float" office:value="817848.872447014">
                <text:p>817848.8724470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89329743385315">
                <text:p>5.89329743385315</text:p>
              </table:table-cell>
              <table:table-cell office:value-type="float" office:value="3354448.79818236">
                <text:p>3354448.7981823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89567923545837">
                <text:p>5.89567923545837</text:p>
              </table:table-cell>
              <table:table-cell office:value-type="float" office:value="3399107.62602603">
                <text:p>3399107.626026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.91423654556274">
                <text:p>5.91423654556274</text:p>
              </table:table-cell>
              <table:table-cell office:value-type="float" office:value="436270.125059421">
                <text:p>436270.1250594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.91664147377014">
                <text:p>5.91664147377014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91904592514038">
                <text:p>5.91904592514038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.93633913993835">
                <text:p>5.93633913993835</text:p>
              </table:table-cell>
              <table:table-cell office:value-type="float" office:value="468160.495002275">
                <text:p>468160.4950022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.9387366771698">
                <text:p>5.9387366771698</text:p>
              </table:table-cell>
              <table:table-cell office:value-type="float" office:value="3376798.44709626">
                <text:p>3376798.447096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94113945960999">
                <text:p>5.94113945960999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.94354057312012">
                <text:p>5.94354057312012</text:p>
              </table:table-cell>
              <table:table-cell office:value-type="float" office:value="3371768.95879257">
                <text:p>3371768.958792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94594049453735">
                <text:p>5.94594049453735</text:p>
              </table:table-cell>
              <table:table-cell office:value-type="float" office:value="3373443.78939003">
                <text:p>3373443.7893900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95833921432495">
                <text:p>5.95833921432495</text:p>
              </table:table-cell>
              <table:table-cell office:value-type="float" office:value="652970.640412276">
                <text:p>652970.64041227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96073246002197">
                <text:p>5.96073246002197</text:p>
              </table:table-cell>
              <table:table-cell office:value-type="float" office:value="3382853.67443714">
                <text:p>3382853.674437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96312546730042">
                <text:p>5.96312546730042</text:p>
              </table:table-cell>
              <table:table-cell office:value-type="float" office:value="3383190.71276278">
                <text:p>3383190.712762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98026204109192">
                <text:p>5.98026204109192</text:p>
              </table:table-cell>
              <table:table-cell office:value-type="float" office:value="472439.829484112">
                <text:p>472439.829484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9826648235321">
                <text:p>5.9826648235321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98506665229797">
                <text:p>5.98506665229797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00222444534302">
                <text:p>6.00222444534302</text:p>
              </table:table-cell>
              <table:table-cell office:value-type="float" office:value="471855.557340374">
                <text:p>471855.5573403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.0046398639679">
                <text:p>6.0046398639679</text:p>
              </table:table-cell>
              <table:table-cell office:value-type="float" office:value="3351799.93919653">
                <text:p>3351799.939196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.00703024864197">
                <text:p>6.00703024864197</text:p>
              </table:table-cell>
              <table:table-cell office:value-type="float" office:value="3386902.57171354">
                <text:p>3386902.5717135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03683042526245">
                <text:p>6.03683042526245</text:p>
              </table:table-cell>
              <table:table-cell office:value-type="float" office:value="271676.242161436">
                <text:p>271676.24216143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.03923487663269">
                <text:p>6.03923487663269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.04164338111877">
                <text:p>6.04164338111877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04401850700378">
                <text:p>6.04401850700378</text:p>
              </table:table-cell>
              <table:table-cell office:value-type="float" office:value="3408661.431841">
                <text:p>3408661.43184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0464174747467">
                <text:p>6.0464174747467</text:p>
              </table:table-cell>
              <table:table-cell office:value-type="float" office:value="3374784.85231564">
                <text:p>3374784.8523156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048823595047">
                <text:p>6.048823595047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.05887174606323">
                <text:p>6.05887174606323</text:p>
              </table:table-cell>
              <table:table-cell office:value-type="float" office:value="805720.37451655">
                <text:p>805720.3745165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.06127452850342">
                <text:p>6.06127452850342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.06369948387146">
                <text:p>6.06369948387146</text:p>
              </table:table-cell>
              <table:table-cell office:value-type="float" office:value="3338618.14806804">
                <text:p>3338618.148068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8073163032532">
                <text:p>6.08073163032532</text:p>
              </table:table-cell>
              <table:table-cell office:value-type="float" office:value="475336.448164842">
                <text:p>475336.448164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08313250541687">
                <text:p>6.08313250541687</text:p>
              </table:table-cell>
              <table:table-cell office:value-type="float" office:value="3372103.791857">
                <text:p>3372103.7918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.10274600982666">
                <text:p>6.10274600982666</text:p>
              </table:table-cell>
              <table:table-cell office:value-type="float" office:value="412776.821053911">
                <text:p>412776.8210539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.10515427589417">
                <text:p>6.10515427589417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.10757088661194">
                <text:p>6.10757088661194</text:p>
              </table:table-cell>
              <table:table-cell office:value-type="float" office:value="3350146.52565114">
                <text:p>3350146.52565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.11790180206299">
                <text:p>6.11790180206299</text:p>
              </table:table-cell>
              <table:table-cell office:value-type="float" office:value="783667.240174471">
                <text:p>783667.2401744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12031197547913">
                <text:p>6.12031197547913</text:p>
              </table:table-cell>
              <table:table-cell office:value-type="float" office:value="3359094.38955386">
                <text:p>3359094.3895538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12273669242859">
                <text:p>6.12273669242859</text:p>
              </table:table-cell>
              <table:table-cell office:value-type="float" office:value="3338946.42910521">
                <text:p>3338946.429105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.13719272613525">
                <text:p>6.13719272613525</text:p>
              </table:table-cell>
              <table:table-cell office:value-type="float" office:value="560042.966437419">
                <text:p>560042.9664374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13959360122681">
                <text:p>6.13959360122681</text:p>
              </table:table-cell>
              <table:table-cell office:value-type="float" office:value="3372103.791857">
                <text:p>3372103.7918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14199805259705">
                <text:p>6.14199805259705</text:p>
              </table:table-cell>
              <table:table-cell office:value-type="float" office:value="3367088.26812097">
                <text:p>3367088.268120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15936231613159">
                <text:p>6.15936231613159</text:p>
              </table:table-cell>
              <table:table-cell office:value-type="float" office:value="466244.939435131">
                <text:p>466244.9394351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.16177368164063">
                <text:p>6.16177368164063</text:p>
              </table:table-cell>
              <table:table-cell office:value-type="float" office:value="3357433.77338343">
                <text:p>3357433.773383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.1641571521759">
                <text:p>6.1641571521759</text:p>
              </table:table-cell>
              <table:table-cell office:value-type="float" office:value="3396727.536661">
                <text:p>3396727.53666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18124485015869">
                <text:p>6.18124485015869</text:p>
              </table:table-cell>
              <table:table-cell office:value-type="float" office:value="473791.145428416">
                <text:p>473791.14542841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.18369293212891">
                <text:p>6.18369293212891</text:p>
              </table:table-cell>
              <table:table-cell office:value-type="float" office:value="3307078.80638878">
                <text:p>3307078.8063887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18609571456909">
                <text:p>6.18609571456909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.19844937324524">
                <text:p>6.19844937324524</text:p>
              </table:table-cell>
              <table:table-cell office:value-type="float" office:value="655352.411155071">
                <text:p>655352.41115507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.20089912414551">
                <text:p>6.20089912414551</text:p>
              </table:table-cell>
              <table:table-cell office:value-type="float" office:value="3304825.8086618">
                <text:p>3304825.808661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21192693710327">
                <text:p>6.21192693710327</text:p>
              </table:table-cell>
              <table:table-cell office:value-type="float" office:value="734143.753707787">
                <text:p>734143.75370778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.2143349647522">
                <text:p>6.2143349647522</text:p>
              </table:table-cell>
              <table:table-cell office:value-type="float" office:value="3362087.6419802">
                <text:p>3362087.64198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.26000499725342">
                <text:p>6.26000499725342</text:p>
              </table:table-cell>
              <table:table-cell office:value-type="float" office:value="177271.605834386">
                <text:p>177271.6058343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.2624077796936">
                <text:p>6.2624077796936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.26486706733704">
                <text:p>6.26486706733704</text:p>
              </table:table-cell>
              <table:table-cell office:value-type="float" office:value="3292010.19718856">
                <text:p>3292010.1971885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.2817862033844">
                <text:p>6.2817862033844</text:p>
              </table:table-cell>
              <table:table-cell office:value-type="float" office:value="478511.430922721">
                <text:p>478511.4309227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.28419733047485">
                <text:p>6.28419733047485</text:p>
              </table:table-cell>
              <table:table-cell office:value-type="float" office:value="3357765.76525264">
                <text:p>3357765.7652526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8659772872925">
                <text:p>6.28659772872925</text:p>
              </table:table-cell>
              <table:table-cell office:value-type="float" office:value="3372773.6575288">
                <text:p>3372773.657528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.43880105018616">
                <text:p>6.43880105018616</text:p>
              </table:table-cell>
              <table:table-cell office:value-type="float" office:value="53192.006077818">
                <text:p>53192.0060778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.44120955467224">
                <text:p>6.44120955467224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.44361448287964">
                <text:p>6.44361448287964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.44601964950562">
                <text:p>6.44601964950562</text:p>
              </table:table-cell>
              <table:table-cell office:value-type="float" office:value="3366086.95321174">
                <text:p>3366086.953211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44842147827148">
                <text:p>6.44842147827148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.46003675460815">
                <text:p>6.46003675460815</text:p>
              </table:table-cell>
              <table:table-cell office:value-type="float" office:value="697013.120078821">
                <text:p>697013.1200788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.46243953704834">
                <text:p>6.46243953704834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.46484279632568">
                <text:p>6.46484279632568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.48271322250366">
                <text:p>6.48271322250366</text:p>
              </table:table-cell>
              <table:table-cell office:value-type="float" office:value="453038.999706487">
                <text:p>453038.99970648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.48510313034058">
                <text:p>6.48510313034058</text:p>
              </table:table-cell>
              <table:table-cell office:value-type="float" office:value="3387578.33040702">
                <text:p>3387578.330407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4874894618988">
                <text:p>6.4874894618988</text:p>
              </table:table-cell>
              <table:table-cell office:value-type="float" office:value="3392655.12878409">
                <text:p>3392655.1287840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.4898943901062">
                <text:p>6.4898943901062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.513840675354">
                <text:p>6.513840675354</text:p>
              </table:table-cell>
              <table:table-cell office:value-type="float" office:value="338090.017563074">
                <text:p>338090.0175630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51624727249146">
                <text:p>6.51624727249146</text:p>
              </table:table-cell>
              <table:table-cell office:value-type="float" office:value="3364086.10897563">
                <text:p>3364086.1089756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.51864862442017">
                <text:p>6.51864862442017</text:p>
              </table:table-cell>
              <table:table-cell office:value-type="float" office:value="3371434.19221604">
                <text:p>3371434.192216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.56056785583496">
                <text:p>6.56056785583496</text:p>
              </table:table-cell>
              <table:table-cell office:value-type="float" office:value="193133.312008736">
                <text:p>193133.3120087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.56295418739319">
                <text:p>6.56295418739319</text:p>
              </table:table-cell>
              <table:table-cell office:value-type="float" office:value="3392655.12878409">
                <text:p>3392655.1287840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56536245346069">
                <text:p>6.56536245346069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.56773257255554">
                <text:p>6.56773257255554</text:p>
              </table:table-cell>
              <table:table-cell office:value-type="float" office:value="3415862.10481843">
                <text:p>3415862.104818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.57015657424927">
                <text:p>6.57015657424927</text:p>
              </table:table-cell>
              <table:table-cell office:value-type="float" office:value="3339931.65968329">
                <text:p>3339931.659683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57257890701294">
                <text:p>6.57257890701294</text:p>
              </table:table-cell>
              <table:table-cell office:value-type="float" office:value="3342232.79370079">
                <text:p>3342232.793700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.61439442634583">
                <text:p>6.61439442634583</text:p>
              </table:table-cell>
              <table:table-cell office:value-type="float" office:value="193612.326934151">
                <text:p>193612.3269341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.61680340766907">
                <text:p>6.61680340766907</text:p>
              </table:table-cell>
              <table:table-cell office:value-type="float" office:value="3360756.64924782">
                <text:p>3360756.6492478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.61921191215515">
                <text:p>6.61921191215515</text:p>
              </table:table-cell>
              <table:table-cell office:value-type="float" office:value="3361422.01385864">
                <text:p>3361422.0138586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63485836982727">
                <text:p>6.63485836982727</text:p>
              </table:table-cell>
              <table:table-cell office:value-type="float" office:value="517433.413342273">
                <text:p>517433.4133422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.63726115226746">
                <text:p>6.63726115226746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63962173461914">
                <text:p>6.63962173461914</text:p>
              </table:table-cell>
              <table:table-cell office:value-type="float" office:value="3429662.17392183">
                <text:p>3429662.173921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.64202356338501">
                <text:p>6.64202356338501</text:p>
              </table:table-cell>
              <table:table-cell office:value-type="float" office:value="3370764.85844749">
                <text:p>3370764.8584474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.86218333244324">
                <text:p>6.86218333244324</text:p>
              </table:table-cell>
              <table:table-cell office:value-type="float" office:value="36773.2943881258">
                <text:p>36773.29438812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4808611869812">
                <text:p>9.84808611869812</text:p>
              </table:table-cell>
              <table:table-cell office:value-type="float" office:value="2711.4077649375">
                <text:p>2711.407764937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516275882721">
                <text:p>9.8516275882721</text:p>
              </table:table-cell>
              <table:table-cell office:value-type="float" office:value="2286056.6301333">
                <text:p>2286056.6301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85524320602417">
                <text:p>9.85524320602417</text:p>
              </table:table-cell>
              <table:table-cell office:value-type="float" office:value="2239174.75661062">
                <text:p>2239174.756610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85880494117737">
                <text:p>9.85880494117737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86238837242126">
                <text:p>9.86238837242126</text:p>
              </table:table-cell>
              <table:table-cell office:value-type="float" office:value="2259287.10472389">
                <text:p>2259287.104723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86595344543457">
                <text:p>9.86595344543457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86959004402161">
                <text:p>9.86959004402161</text:p>
              </table:table-cell>
              <table:table-cell office:value-type="float" office:value="2226256.15839507">
                <text:p>2226256.1583950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.87315511703491">
                <text:p>9.87315511703491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87672138214111">
                <text:p>9.87672138214111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8802809715271">
                <text:p>9.8802809715271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88381195068359">
                <text:p>9.88381195068359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.88737630844116">
                <text:p>9.88737630844116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.89097785949707">
                <text:p>9.89097785949707</text:p>
              </table:table-cell>
              <table:table-cell office:value-type="float" office:value="2247920.37495035">
                <text:p>2247920.374950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.89457535743713">
                <text:p>9.89457535743713</text:p>
              </table:table-cell>
              <table:table-cell office:value-type="float" office:value="2250452.99118563">
                <text:p>2250452.9911856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.89814305305481">
                <text:p>9.89814305305481</text:p>
              </table:table-cell>
              <table:table-cell office:value-type="float" office:value="2269251.88345362">
                <text:p>2269251.883453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.90170407295227">
                <text:p>9.90170407295227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.90526056289673">
                <text:p>9.90526056289673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.90886211395264">
                <text:p>9.90886211395264</text:p>
              </table:table-cell>
              <table:table-cell office:value-type="float" office:value="2247920.37495035">
                <text:p>2247920.374950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.912428855896">
                <text:p>9.912428855896</text:p>
              </table:table-cell>
              <table:table-cell office:value-type="float" office:value="2269858.63529412">
                <text:p>2269858.6352941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.91600584983826">
                <text:p>9.91600584983826</text:p>
              </table:table-cell>
              <table:table-cell office:value-type="float" office:value="2263353.00833167">
                <text:p>2263353.008331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.9195864200592">
                <text:p>9.9195864200592</text:p>
              </table:table-cell>
              <table:table-cell office:value-type="float" office:value="2261092.36809162">
                <text:p>2261092.368091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.92313885688782">
                <text:p>9.92313885688782</text:p>
              </table:table-cell>
              <table:table-cell office:value-type="float" office:value="2278999.00563758">
                <text:p>2278999.005637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.92670512199402">
                <text:p>9.92670512199402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.93027186393738">
                <text:p>9.93027186393738</text:p>
              </table:table-cell>
              <table:table-cell office:value-type="float" office:value="2269858.63529412">
                <text:p>2269858.6352941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.93382525444031">
                <text:p>9.93382525444031</text:p>
              </table:table-cell>
              <table:table-cell office:value-type="float" office:value="2278387.35802469">
                <text:p>2278387.358024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.9373209476471">
                <text:p>9.9373209476471</text:p>
              </table:table-cell>
              <table:table-cell office:value-type="float" office:value="2315992.71477288">
                <text:p>2315992.7147728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.94090032577515">
                <text:p>9.94090032577515</text:p>
              </table:table-cell>
              <table:table-cell office:value-type="float" office:value="2261845.41290881">
                <text:p>2261845.412908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.94446873664856">
                <text:p>9.94446873664856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.94808912277222">
                <text:p>9.94808912277222</text:p>
              </table:table-cell>
              <table:table-cell office:value-type="float" office:value="2236225.56364834">
                <text:p>2236225.5636483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95165252685547">
                <text:p>9.95165252685547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.95523047447205">
                <text:p>9.95523047447205</text:p>
              </table:table-cell>
              <table:table-cell office:value-type="float" office:value="2262749.72905977">
                <text:p>2262749.7290597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95879602432251">
                <text:p>9.95879602432251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.96236038208008">
                <text:p>9.96236038208008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.96590042114258">
                <text:p>9.96590042114258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.96946525573731">
                <text:p>9.96946525573731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97301816940308">
                <text:p>9.97301816940308</text:p>
              </table:table-cell>
              <table:table-cell office:value-type="float" office:value="2278693.14078647">
                <text:p>2278693.1407864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.97658038139343">
                <text:p>9.97658038139343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.98014163970947">
                <text:p>9.98014163970947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.98383760452271">
                <text:p>9.98383760452271</text:p>
              </table:table-cell>
              <table:table-cell office:value-type="float" office:value="2190497.04451039">
                <text:p>2190497.0445103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.9874541759491">
                <text:p>9.9874541759491</text:p>
              </table:table-cell>
              <table:table-cell office:value-type="float" office:value="2238584.29586657">
                <text:p>2238584.295866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.9910192489624">
                <text:p>9.9910192489624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.99459171295166">
                <text:p>9.99459171295166</text:p>
              </table:table-cell>
              <table:table-cell office:value-type="float" office:value="2266222.98344901">
                <text:p>2266222.983449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.99815821647644">
                <text:p>9.99815821647644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0017223358154">
                <text:p>10.0017223358154</text:p>
              </table:table-cell>
              <table:table-cell office:value-type="float" office:value="2271528.87711553">
                <text:p>2271528.877115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0052843093872">
                <text:p>10.0052843093872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0088486671448">
                <text:p>10.0088486671448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0124037265778">
                <text:p>10.0124037265778</text:p>
              </table:table-cell>
              <table:table-cell office:value-type="float" office:value="2277317.76433505">
                <text:p>2277317.7643350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0160298347473">
                <text:p>10.0160298347473</text:p>
              </table:table-cell>
              <table:table-cell office:value-type="float" office:value="2232696.77059636">
                <text:p>2232696.7705963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019593000412">
                <text:p>10.019593000412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0231921672821">
                <text:p>10.0231921672821</text:p>
              </table:table-cell>
              <table:table-cell office:value-type="float" office:value="2249409.45839958">
                <text:p>2249409.458399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0267539024353">
                <text:p>10.0267539024353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0303387641907">
                <text:p>10.0303387641907</text:p>
              </table:table-cell>
              <table:table-cell office:value-type="float" office:value="2258385.55360468">
                <text:p>2258385.5536046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0339090824127">
                <text:p>10.0339090824127</text:p>
              </table:table-cell>
              <table:table-cell office:value-type="float" office:value="2267584.98724541">
                <text:p>2267584.9872454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0376811027527">
                <text:p>10.0376811027527</text:p>
              </table:table-cell>
              <table:table-cell office:value-type="float" office:value="2146329.88964035">
                <text:p>2146329.889640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0412428379059">
                <text:p>10.0412428379059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0448117256165">
                <text:p>10.0448117256165</text:p>
              </table:table-cell>
              <table:table-cell office:value-type="float" office:value="2268493.8996593">
                <text:p>2268493.899659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0483539104462">
                <text:p>10.0483539104462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.0519154071808">
                <text:p>10.0519154071808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.0554785728455">
                <text:p>10.0554785728455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.0590415000916">
                <text:p>10.0590415000916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.0626349449158">
                <text:p>10.0626349449158</text:p>
              </table:table-cell>
              <table:table-cell office:value-type="float" office:value="2252991.32059448">
                <text:p>2252991.320594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.0662014484406">
                <text:p>10.0662014484406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0697646141052">
                <text:p>10.0697646141052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.0733287334442">
                <text:p>10.0733287334442</text:p>
              </table:table-cell>
              <table:table-cell office:value-type="float" office:value="2271528.87711553">
                <text:p>2271528.877115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.076890707016">
                <text:p>10.076890707016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.0804553031921">
                <text:p>10.0804553031921</text:p>
              </table:table-cell>
              <table:table-cell office:value-type="float" office:value="2271225.013979">
                <text:p>2271225.0139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.0840239524841">
                <text:p>10.0840239524841</text:p>
              </table:table-cell>
              <table:table-cell office:value-type="float" office:value="2268645.45590593">
                <text:p>2268645.4559059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.0875873565674">
                <text:p>10.0875873565674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0911531448364">
                <text:p>10.0911531448364</text:p>
              </table:table-cell>
              <table:table-cell office:value-type="float" office:value="2270465.71168762">
                <text:p>2270465.711687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0946872234344">
                <text:p>10.0946872234344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.098249912262">
                <text:p>10.098249912262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1018083095551">
                <text:p>10.1018083095551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.1053919792175">
                <text:p>10.1053919792175</text:p>
              </table:table-cell>
              <table:table-cell office:value-type="float" office:value="2259136.79622114">
                <text:p>2259136.7962211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.1089572906494">
                <text:p>10.1089572906494</text:p>
              </table:table-cell>
              <table:table-cell office:value-type="float" office:value="2270769.37167313">
                <text:p>2270769.3716731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.1125147342682">
                <text:p>10.1125147342682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.1160748004913">
                <text:p>10.1160748004913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1196467876434">
                <text:p>10.1196467876434</text:p>
              </table:table-cell>
              <table:table-cell office:value-type="float" office:value="2266525.50954479">
                <text:p>2266525.509544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.1232087612152">
                <text:p>10.1232087612152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1267700195313">
                <text:p>10.1267700195313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.1303300857544">
                <text:p>10.1303300857544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1338877677917">
                <text:p>10.1338877677917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.1374456882477">
                <text:p>10.1374456882477</text:p>
              </table:table-cell>
              <table:table-cell office:value-type="float" office:value="2275486.50968304">
                <text:p>2275486.5096830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.1410067081451">
                <text:p>10.1410067081451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.1445677280426">
                <text:p>10.1445677280426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14812541008">
                <text:p>10.14812541008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.1516847610474">
                <text:p>10.1516847610474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1552464962006">
                <text:p>10.1552464962006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.1588101387024">
                <text:p>10.1588101387024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.1623709201813">
                <text:p>10.1623709201813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.1659309864044">
                <text:p>10.1659309864044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.1694889068604">
                <text:p>10.1694889068604</text:p>
              </table:table-cell>
              <table:table-cell office:value-type="float" office:value="2275486.50968304">
                <text:p>2275486.509683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1730628013611">
                <text:p>10.1730628013611</text:p>
              </table:table-cell>
              <table:table-cell office:value-type="float" office:value="2265315.88952635">
                <text:p>2265315.8895263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1766204833984">
                <text:p>10.1766204833984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1801571846008">
                <text:p>10.1801571846008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.1837179660797">
                <text:p>10.1837179660797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.1872773170471">
                <text:p>10.1872773170471</text:p>
              </table:table-cell>
              <table:table-cell office:value-type="float" office:value="2274571.98633532">
                <text:p>2274571.986335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.1908338069916">
                <text:p>10.1908338069916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.1943955421448">
                <text:p>10.1943955421448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.1979978084564">
                <text:p>10.1979978084564</text:p>
              </table:table-cell>
              <table:table-cell office:value-type="float" office:value="2247474.0342842">
                <text:p>2247474.03428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2015981674194">
                <text:p>10.2015981674194</text:p>
              </table:table-cell>
              <table:table-cell office:value-type="float" office:value="2248664.67015429">
                <text:p>2248664.670154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2051720619202">
                <text:p>10.2051720619202</text:p>
              </table:table-cell>
              <table:table-cell office:value-type="float" office:value="2265315.88952635">
                <text:p>2265315.889526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.2087316513062">
                <text:p>10.2087316513062</text:p>
              </table:table-cell>
              <table:table-cell office:value-type="float" office:value="2274419.63724046">
                <text:p>2274419.6372404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.2122893333435">
                <text:p>10.2122893333435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.2158250808716">
                <text:p>10.2158250808716</text:p>
              </table:table-cell>
              <table:table-cell office:value-type="float" office:value="2289756.24976399">
                <text:p>2289756.249763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2194092273712">
                <text:p>10.2194092273712</text:p>
              </table:table-cell>
              <table:table-cell office:value-type="float" office:value="2258836.23920708">
                <text:p>2258836.2392070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2229719161987">
                <text:p>10.2229719161987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.2265603542328">
                <text:p>10.2265603542328</text:p>
              </table:table-cell>
              <table:table-cell office:value-type="float" office:value="2256134.82054349">
                <text:p>2256134.8205434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.2301204204559">
                <text:p>10.2301204204559</text:p>
              </table:table-cell>
              <table:table-cell office:value-type="float" office:value="2274115.00026788">
                <text:p>2274115.000267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.2336790561676">
                <text:p>10.2336790561676</text:p>
              </table:table-cell>
              <table:table-cell office:value-type="float" office:value="2275029.15610344">
                <text:p>2275029.156103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.237236738205">
                <text:p>10.237236738205</text:p>
              </table:table-cell>
              <table:table-cell office:value-type="float" office:value="2275639.00174239">
                <text:p>2275639.0017423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2407763004303">
                <text:p>10.2407763004303</text:p>
              </table:table-cell>
              <table:table-cell office:value-type="float" office:value="2287288.50761148">
                <text:p>2287288.5076114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2443377971649">
                <text:p>10.2443377971649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2479219436646">
                <text:p>10.2479219436646</text:p>
              </table:table-cell>
              <table:table-cell office:value-type="float" office:value="2258836.23920708">
                <text:p>2258836.239207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251487493515">
                <text:p>10.251487493515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2550487518311">
                <text:p>10.2550487518311</text:p>
              </table:table-cell>
              <table:table-cell office:value-type="float" office:value="2273353.76474526">
                <text:p>2273353.7647452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2586178779602">
                <text:p>10.2586178779602</text:p>
              </table:table-cell>
              <table:table-cell office:value-type="float" office:value="2268342.36366065">
                <text:p>2268342.363660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2621829509735">
                <text:p>10.2621829509735</text:p>
              </table:table-cell>
              <table:table-cell office:value-type="float" office:value="2270921.23212733">
                <text:p>2270921.2321273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2657444477081">
                <text:p>10.2657444477081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2693092823029">
                <text:p>10.2693092823029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2728731632233">
                <text:p>10.2728731632233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2764136791229">
                <text:p>10.2764136791229</text:p>
              </table:table-cell>
              <table:table-cell office:value-type="float" office:value="2286672.40296296">
                <text:p>2286672.402962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2799751758575">
                <text:p>10.2799751758575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2835686206818">
                <text:p>10.2835686206818</text:p>
              </table:table-cell>
              <table:table-cell office:value-type="float" office:value="2252991.32059448">
                <text:p>2252991.3205944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2871506214142">
                <text:p>10.2871506214142</text:p>
              </table:table-cell>
              <table:table-cell office:value-type="float" office:value="2260189.37593184">
                <text:p>2260189.3759318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2907242774963">
                <text:p>10.2907242774963</text:p>
              </table:table-cell>
              <table:table-cell office:value-type="float" office:value="2265467.0214157">
                <text:p>2265467.02141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2942535877228">
                <text:p>10.2942535877228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2978267669678">
                <text:p>10.2978267669678</text:p>
              </table:table-cell>
              <table:table-cell office:value-type="float" office:value="2265769.34569961">
                <text:p>2265769.3456996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3016283512115">
                <text:p>10.3016283512115</text:p>
              </table:table-cell>
              <table:table-cell office:value-type="float" office:value="2129638.45619316">
                <text:p>2129638.456193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3051822185516">
                <text:p>10.3051822185516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3088200092316">
                <text:p>10.3088200092316</text:p>
              </table:table-cell>
              <table:table-cell office:value-type="float" office:value="2225526.62105125">
                <text:p>2225526.6210512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3123834133148">
                <text:p>10.3123834133148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3159415721893">
                <text:p>10.3159415721893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3195083141327">
                <text:p>10.3195083141327</text:p>
              </table:table-cell>
              <table:table-cell office:value-type="float" office:value="2269858.63529412">
                <text:p>2269858.6352941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3230714797974">
                <text:p>10.3230714797974</text:p>
              </table:table-cell>
              <table:table-cell office:value-type="float" office:value="2272136.8473737">
                <text:p>2272136.847373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3266654014587">
                <text:p>10.3266654014587</text:p>
              </table:table-cell>
              <table:table-cell office:value-type="float" office:value="2252692.39644421">
                <text:p>2252692.396444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3302271366119">
                <text:p>10.3302271366119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3337955474854">
                <text:p>10.3337955474854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3373582363129">
                <text:p>10.3373582363129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3409209251404">
                <text:p>10.3409209251404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3444592952728">
                <text:p>10.3444592952728</text:p>
              </table:table-cell>
              <table:table-cell office:value-type="float" office:value="2288059.10545111">
                <text:p>2288059.105451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347996711731">
                <text:p>10.347996711731</text:p>
              </table:table-cell>
              <table:table-cell office:value-type="float" office:value="2288675.95767338">
                <text:p>2288675.9576733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3515272140503">
                <text:p>10.3515272140503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3550591468811">
                <text:p>10.3550591468811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3586239814758">
                <text:p>10.3586239814758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3621544837952">
                <text:p>10.3621544837952</text:p>
              </table:table-cell>
              <table:table-cell office:value-type="float" office:value="2293158.10264722">
                <text:p>2293158.1026472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365663766861">
                <text:p>10.365663766861</text:p>
              </table:table-cell>
              <table:table-cell office:value-type="float" office:value="2307023.92716897">
                <text:p>2307023.927168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3691916465759">
                <text:p>10.3691916465759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3727743625641">
                <text:p>10.3727743625641</text:p>
              </table:table-cell>
              <table:table-cell office:value-type="float" office:value="2259738.15026286">
                <text:p>2259738.150262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3763108253479">
                <text:p>10.3763108253479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3798470497131">
                <text:p>10.3798470497131</text:p>
              </table:table-cell>
              <table:table-cell office:value-type="float" office:value="2289447.49083064">
                <text:p>2289447.4908306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3833832740784">
                <text:p>10.3833832740784</text:p>
              </table:table-cell>
              <table:table-cell office:value-type="float" office:value="2289447.49083064">
                <text:p>2289447.490830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3869154453278">
                <text:p>10.3869154453278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3905713558197">
                <text:p>10.3905713558197</text:p>
              </table:table-cell>
              <table:table-cell office:value-type="float" office:value="2214496.22955524">
                <text:p>2214496.2295552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3941099643707">
                <text:p>10.3941099643707</text:p>
              </table:table-cell>
              <table:table-cell office:value-type="float" office:value="2287904.94434712">
                <text:p>2287904.9443471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3976249694824">
                <text:p>10.3976249694824</text:p>
              </table:table-cell>
              <table:table-cell office:value-type="float" office:value="2303268.34321373">
                <text:p>2303268.343213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4011573791504">
                <text:p>10.4011573791504</text:p>
              </table:table-cell>
              <table:table-cell office:value-type="float" office:value="2291919.89632829">
                <text:p>2291919.896328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4046785831451">
                <text:p>10.4046785831451</text:p>
              </table:table-cell>
              <table:table-cell office:value-type="float" office:value="2299213.56787866">
                <text:p>2299213.5678786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4081766605377">
                <text:p>10.4081766605377</text:p>
              </table:table-cell>
              <table:table-cell office:value-type="float" office:value="2314414.20283533">
                <text:p>2314414.2028353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4116704463959">
                <text:p>10.4116704463959</text:p>
              </table:table-cell>
              <table:table-cell office:value-type="float" office:value="2317257.07547427">
                <text:p>2317257.0754742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4151813983917">
                <text:p>10.4151813983917</text:p>
              </table:table-cell>
              <table:table-cell office:value-type="float" office:value="2305927.2839875">
                <text:p>2305927.283987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4187209606171">
                <text:p>10.4187209606171</text:p>
              </table:table-cell>
              <table:table-cell office:value-type="float" office:value="2287288.50761148">
                <text:p>2287288.507611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4222178459167">
                <text:p>10.4222178459167</text:p>
              </table:table-cell>
              <table:table-cell office:value-type="float" office:value="2315203.18974569">
                <text:p>2315203.1897456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4257259368897">
                <text:p>10.4257259368897</text:p>
              </table:table-cell>
              <table:table-cell office:value-type="float" office:value="2307807.88256083">
                <text:p>2307807.882560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4292371273041">
                <text:p>10.4292371273041</text:p>
              </table:table-cell>
              <table:table-cell office:value-type="float" office:value="2305770.7057785">
                <text:p>2305770.70577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4327478408813">
                <text:p>10.4327478408813</text:p>
              </table:table-cell>
              <table:table-cell office:value-type="float" office:value="2306083.8834635">
                <text:p>2306083.88346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4362647533417">
                <text:p>10.4362647533417</text:p>
              </table:table-cell>
              <table:table-cell office:value-type="float" office:value="2302019.19761372">
                <text:p>2302019.197613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4397780895233">
                <text:p>10.4397780895233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443295955658">
                <text:p>10.443295955658</text:p>
              </table:table-cell>
              <table:table-cell office:value-type="float" office:value="2301395.13276855">
                <text:p>2301395.1327685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4468092918396">
                <text:p>10.4468092918396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4503374099731">
                <text:p>10.4503374099731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4538652896881">
                <text:p>10.4538652896881</text:p>
              </table:table-cell>
              <table:table-cell office:value-type="float" office:value="2294862.82246401">
                <text:p>2294862.822464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.4573945999146">
                <text:p>10.4573945999146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.4609241485596">
                <text:p>10.4609241485596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.4644522666931">
                <text:p>10.4644522666931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.4679706096649">
                <text:p>10.4679706096649</text:p>
              </table:table-cell>
              <table:table-cell office:value-type="float" office:value="2301083.2272142">
                <text:p>2301083.227214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4714860916138">
                <text:p>10.4714860916138</text:p>
              </table:table-cell>
              <table:table-cell office:value-type="float" office:value="2302955.92973889">
                <text:p>2302955.9297388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.4750156402588">
                <text:p>10.4750156402588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.4785130023956">
                <text:p>10.4785130023956</text:p>
              </table:table-cell>
              <table:table-cell office:value-type="float" office:value="2314887.53043834">
                <text:p>2314887.5304383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.4820692539215">
                <text:p>10.4820692539215</text:p>
              </table:table-cell>
              <table:table-cell office:value-type="float" office:value="2276554.38348083">
                <text:p>2276554.3834808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485559463501">
                <text:p>10.485559463501</text:p>
              </table:table-cell>
              <table:table-cell office:value-type="float" office:value="2319631.47646697">
                <text:p>2319631.4764669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.489068031311">
                <text:p>10.489068031311</text:p>
              </table:table-cell>
              <table:table-cell office:value-type="float" office:value="2307494.2364773">
                <text:p>2307494.23647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.4925997257233">
                <text:p>10.4925997257233</text:p>
              </table:table-cell>
              <table:table-cell office:value-type="float" office:value="2292384.0669682">
                <text:p>2292384.066968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.4961295127869">
                <text:p>10.4961295127869</text:p>
              </table:table-cell>
              <table:table-cell office:value-type="float" office:value="2293622.77500844">
                <text:p>2293622.775008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.4996614456177">
                <text:p>10.4996614456177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5031869411469">
                <text:p>10.5031869411469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.5067119598389">
                <text:p>10.5067119598389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.5102429389954">
                <text:p>10.5102429389954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.5138013362885">
                <text:p>10.5138013362885</text:p>
              </table:table-cell>
              <table:table-cell office:value-type="float" office:value="2275181.58686767">
                <text:p>2275181.5868676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.5173435211182">
                <text:p>10.5173435211182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.5209040641785">
                <text:p>10.5209040641785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.5244543552399">
                <text:p>10.5244543552399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.5280113220215">
                <text:p>10.5280113220215</text:p>
              </table:table-cell>
              <table:table-cell office:value-type="float" office:value="2276096.60057645">
                <text:p>2276096.6005764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.5315749645233">
                <text:p>10.5315749645233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5351085662842">
                <text:p>10.5351085662842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.5386617183685">
                <text:p>10.5386617183685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542219877243">
                <text:p>10.542219877243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.5457606315613">
                <text:p>10.5457606315613</text:p>
              </table:table-cell>
              <table:table-cell office:value-type="float" office:value="2286518.428658">
                <text:p>2286518.42865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.5492601394653">
                <text:p>10.5492601394653</text:p>
              </table:table-cell>
              <table:table-cell office:value-type="float" office:value="2313468.12808284">
                <text:p>2313468.128082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.5527696609497">
                <text:p>10.5527696609497</text:p>
              </table:table-cell>
              <table:table-cell office:value-type="float" office:value="2306867.2">
                <text:p>2306867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5563013553619">
                <text:p>10.5563013553619</text:p>
              </table:table-cell>
              <table:table-cell office:value-type="float" office:value="2292384.0669682">
                <text:p>2292384.066968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5598955154419">
                <text:p>10.5598955154419</text:p>
              </table:table-cell>
              <table:table-cell office:value-type="float" office:value="2252542.96411277">
                <text:p>2252542.964112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.5634417533875">
                <text:p>10.5634417533875</text:p>
              </table:table-cell>
              <table:table-cell office:value-type="float" office:value="2282982.73389808">
                <text:p>2282982.7338980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.5670056343079">
                <text:p>10.5670056343079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.570611000061">
                <text:p>10.570611000061</text:p>
              </table:table-cell>
              <table:table-cell office:value-type="float" office:value="2245541.93783891">
                <text:p>2245541.937838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.5741727352142">
                <text:p>10.5741727352142</text:p>
              </table:table-cell>
              <table:table-cell office:value-type="float" office:value="2273049.41321374">
                <text:p>2273049.4132137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5780310630798">
                <text:p>10.5780310630798</text:p>
              </table:table-cell>
              <table:table-cell office:value-type="float" office:value="2098318.30834827">
                <text:p>2098318.30834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.5815830230713">
                <text:p>10.5815830230713</text:p>
              </table:table-cell>
              <table:table-cell office:value-type="float" office:value="2279304.95261109">
                <text:p>2279304.9526110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.5851159095764">
                <text:p>10.5851159095764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5886948108673">
                <text:p>10.5886948108673</text:p>
              </table:table-cell>
              <table:table-cell office:value-type="float" office:value="2262146.77130105">
                <text:p>2262146.771301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.5922620296478">
                <text:p>10.5922620296478</text:p>
              </table:table-cell>
              <table:table-cell office:value-type="float" office:value="2269555.21882101">
                <text:p>2269555.2188210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.5958337783813">
                <text:p>10.5958337783813</text:p>
              </table:table-cell>
              <table:table-cell office:value-type="float" office:value="2266676.80288365">
                <text:p>2266676.802883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.5993962287903">
                <text:p>10.5993962287903</text:p>
              </table:table-cell>
              <table:table-cell office:value-type="float" office:value="2272593.03868291">
                <text:p>2272593.0386829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6029644012451">
                <text:p>10.6029644012451</text:p>
              </table:table-cell>
              <table:table-cell office:value-type="float" office:value="2268948.62915943">
                <text:p>2268948.6291594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.6065731048584">
                <text:p>10.6065731048584</text:p>
              </table:table-cell>
              <table:table-cell office:value-type="float" office:value="2243464.93023256">
                <text:p>2243464.9302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.6101021766663">
                <text:p>10.6101021766663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.6136665344238">
                <text:p>10.6136665344238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.617244720459">
                <text:p>10.617244720459</text:p>
              </table:table-cell>
              <table:table-cell office:value-type="float" office:value="2262598.95948827">
                <text:p>2262598.959488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.6208062171936">
                <text:p>10.6208062171936</text:p>
              </table:table-cell>
              <table:table-cell office:value-type="float" office:value="2273201.57879234">
                <text:p>2273201.5787923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.6243755817413">
                <text:p>10.6243755817413</text:p>
              </table:table-cell>
              <table:table-cell office:value-type="float" office:value="2268190.84790595">
                <text:p>2268190.847905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.6279344558716">
                <text:p>10.6279344558716</text:p>
              </table:table-cell>
              <table:table-cell office:value-type="float" office:value="2274876.74576271">
                <text:p>2274876.745762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.6314978599548">
                <text:p>10.6314978599548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.6350729465485">
                <text:p>10.6350729465485</text:p>
              </table:table-cell>
              <table:table-cell office:value-type="float" office:value="2264560.53244415">
                <text:p>2264560.5324441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.6386885643005">
                <text:p>10.6386885643005</text:p>
              </table:table-cell>
              <table:table-cell office:value-type="float" office:value="2239174.75661062">
                <text:p>2239174.7566106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.6422250270844">
                <text:p>10.6422250270844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.6458032131195">
                <text:p>10.6458032131195</text:p>
              </table:table-cell>
              <table:table-cell office:value-type="float" office:value="2262598.95948827">
                <text:p>2262598.9594882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.6493637561798">
                <text:p>10.6493637561798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.6529343128204">
                <text:p>10.6529343128204</text:p>
              </table:table-cell>
              <table:table-cell office:value-type="float" office:value="2267433.57264957">
                <text:p>2267433.572649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.6565089225769">
                <text:p>10.6565089225769</text:p>
              </table:table-cell>
              <table:table-cell office:value-type="float" office:value="2264862.61482025">
                <text:p>2264862.614820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.6601033210754">
                <text:p>10.6601033210754</text:p>
              </table:table-cell>
              <table:table-cell office:value-type="float" office:value="2252393.5516052">
                <text:p>2252393.551605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.6636669635773">
                <text:p>10.6636669635773</text:p>
              </table:table-cell>
              <table:table-cell office:value-type="float" office:value="2271832.82156955">
                <text:p>2271832.8215695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.6672337055206">
                <text:p>10.6672337055206</text:p>
              </table:table-cell>
              <table:table-cell office:value-type="float" office:value="2269858.63529412">
                <text:p>2269858.6352941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.670773267746">
                <text:p>10.670773267746</text:p>
              </table:table-cell>
              <table:table-cell office:value-type="float" office:value="2287288.50761148">
                <text:p>2287288.5076114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6743359565735">
                <text:p>10.6743359565735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.6779074668884">
                <text:p>10.6779074668884</text:p>
              </table:table-cell>
              <table:table-cell office:value-type="float" office:value="2266828.1164219">
                <text:p>2266828.116421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6814308166504">
                <text:p>10.6814308166504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.6850211620331">
                <text:p>10.6850211620331</text:p>
              </table:table-cell>
              <table:table-cell office:value-type="float" office:value="2254936.26296567">
                <text:p>2254936.262965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.6885817050934">
                <text:p>10.6885817050934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6921436786652">
                <text:p>10.6921436786652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.6957042217255">
                <text:p>10.6957042217255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.6992690563202">
                <text:p>10.6992690563202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.7028396129608">
                <text:p>10.7028396129608</text:p>
              </table:table-cell>
              <table:table-cell office:value-type="float" office:value="2267433.57264957">
                <text:p>2267433.572649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.7064018249512">
                <text:p>10.7064018249512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.7099616527557">
                <text:p>10.7099616527557</text:p>
              </table:table-cell>
              <table:table-cell office:value-type="float" office:value="2274267.30855268">
                <text:p>2274267.308552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.7135238647461">
                <text:p>10.7135238647461</text:p>
              </table:table-cell>
              <table:table-cell office:value-type="float" office:value="2272745.14316311">
                <text:p>2272745.143163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.7170865535736">
                <text:p>10.7170865535736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.7206528186798">
                <text:p>10.7206528186798</text:p>
              </table:table-cell>
              <table:table-cell office:value-type="float" office:value="2270162.13290547">
                <text:p>2270162.1329054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.7242147922516">
                <text:p>10.7242147922516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.7277626991272">
                <text:p>10.7277626991272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731324672699">
                <text:p>10.731324672699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7348885536194">
                <text:p>10.7348885536194</text:p>
              </table:table-cell>
              <table:table-cell office:value-type="float" office:value="2271680.83917581">
                <text:p>2271680.8391758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7384743690491">
                <text:p>10.7384743690491</text:p>
              </table:table-cell>
              <table:table-cell office:value-type="float" office:value="2257784.91914894">
                <text:p>2257784.919148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7419683933258">
                <text:p>10.7419683933258</text:p>
              </table:table-cell>
              <table:table-cell office:value-type="float" office:value="2317098.95489594">
                <text:p>2317098.954895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.7454948425293">
                <text:p>10.7454948425293</text:p>
              </table:table-cell>
              <table:table-cell office:value-type="float" office:value="2295793.7383544">
                <text:p>2295793.738354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.7490196228027">
                <text:p>10.7490196228027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.7525453567505">
                <text:p>10.7525453567505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.7560820579529">
                <text:p>10.7560820579529</text:p>
              </table:table-cell>
              <table:table-cell office:value-type="float" office:value="2289138.81515437">
                <text:p>2289138.8151543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.7596464157104">
                <text:p>10.7596464157104</text:p>
              </table:table-cell>
              <table:table-cell office:value-type="float" office:value="2271376.93538462">
                <text:p>2271376.9353846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.7631812095642">
                <text:p>10.7631812095642</text:p>
              </table:table-cell>
              <table:table-cell office:value-type="float" office:value="2290374.01753676">
                <text:p>2290374.0175367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.7666914463043">
                <text:p>10.7666914463043</text:p>
              </table:table-cell>
              <table:table-cell office:value-type="float" office:value="2306397.14623378">
                <text:p>2306397.146233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.7702164649963">
                <text:p>10.7702164649963</text:p>
              </table:table-cell>
              <table:table-cell office:value-type="float" office:value="2296725.40980724">
                <text:p>2296725.409807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.7737421989441">
                <text:p>10.7737421989441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.7772705554962">
                <text:p>10.7772705554962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.780797958374">
                <text:p>10.780797958374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784318447113">
                <text:p>10.784318447113</text:p>
              </table:table-cell>
              <table:table-cell office:value-type="float" office:value="2299680.69781931">
                <text:p>2299680.697819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.7878279685974">
                <text:p>10.7878279685974</text:p>
              </table:table-cell>
              <table:table-cell office:value-type="float" office:value="2306867.2">
                <text:p>2306867.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.7913620471954">
                <text:p>10.7913620471954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794894695282">
                <text:p>10.794894695282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.7984249591827">
                <text:p>10.7984249591827</text:p>
              </table:table-cell>
              <table:table-cell office:value-type="float" office:value="2293312.972513">
                <text:p>2293312.9725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.8019542694092">
                <text:p>10.8019542694092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.8054828643799">
                <text:p>10.8054828643799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.809011220932">
                <text:p>10.809011220932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.8125958442688">
                <text:p>10.8125958442688</text:p>
              </table:table-cell>
              <table:table-cell office:value-type="float" office:value="2258535.76215497">
                <text:p>2258535.7621549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.8161280155182">
                <text:p>10.8161280155182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819682598114">
                <text:p>10.819682598114</text:p>
              </table:table-cell>
              <table:table-cell office:value-type="float" office:value="2277623.26004427">
                <text:p>2277623.2600442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.8231954574585">
                <text:p>10.8231954574585</text:p>
              </table:table-cell>
              <table:table-cell office:value-type="float" office:value="2304675.25342745">
                <text:p>2304675.2534274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.8267250061035">
                <text:p>10.8267250061035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.8302564620972">
                <text:p>10.8302564620972</text:p>
              </table:table-cell>
              <table:table-cell office:value-type="float" office:value="2292538.83229814">
                <text:p>2292538.8322981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.833783864975">
                <text:p>10.833783864975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.8372921943665">
                <text:p>10.8372921943665</text:p>
              </table:table-cell>
              <table:table-cell office:value-type="float" office:value="2307651.04886171">
                <text:p>2307651.048861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.8408176898956">
                <text:p>10.8408176898956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.8443536758423">
                <text:p>10.8443536758423</text:p>
              </table:table-cell>
              <table:table-cell office:value-type="float" office:value="2289601.85988807">
                <text:p>2289601.8598880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.8477795124054">
                <text:p>10.8477795124054</text:p>
              </table:table-cell>
              <table:table-cell office:value-type="float" office:value="2363218.39961027">
                <text:p>2363218.3996102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.8512034416199">
                <text:p>10.8512034416199</text:p>
              </table:table-cell>
              <table:table-cell office:value-type="float" office:value="2364534.86414595">
                <text:p>2364534.8641459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.8546299934387">
                <text:p>10.8546299934387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.8580508232117">
                <text:p>10.8580508232117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.8615298271179">
                <text:p>10.8615298271179</text:p>
              </table:table-cell>
              <table:table-cell office:value-type="float" office:value="2327102.87719298">
                <text:p>2327102.877192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.8649506568909">
                <text:p>10.8649506568909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868369102478">
                <text:p>10.868369102478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.8717873096466">
                <text:p>10.8717873096466</text:p>
              </table:table-cell>
              <table:table-cell office:value-type="float" office:value="2368493.07274883">
                <text:p>2368493.072748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.8752443790436">
                <text:p>10.8752443790436</text:p>
              </table:table-cell>
              <table:table-cell office:value-type="float" office:value="2341867.94372414">
                <text:p>2341867.9437241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.8786585330963">
                <text:p>10.8786585330963</text:p>
              </table:table-cell>
              <table:table-cell office:value-type="float" office:value="2371304.83128492">
                <text:p>2371304.8312849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.8820657730103">
                <text:p>10.8820657730103</text:p>
              </table:table-cell>
              <table:table-cell office:value-type="float" office:value="2376116.79966412">
                <text:p>2376116.799664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.8854823112488">
                <text:p>10.8854823112488</text:p>
              </table:table-cell>
              <table:table-cell office:value-type="float" office:value="2369650.04773203">
                <text:p>2369650.0477320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.8889067173004">
                <text:p>10.8889067173004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9.9934129714966">
                <text:p>19.9934129714966</text:p>
              </table:table-cell>
              <table:table-cell office:value-type="float" office:value="889.229989409765">
                <text:p>889.22998940976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0140280723572">
                <text:p>20.0140280723572</text:p>
              </table:table-cell>
              <table:table-cell office:value-type="float" office:value="392721.823421923">
                <text:p>392721.82342192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0243916511536">
                <text:p>20.0243916511536</text:p>
              </table:table-cell>
              <table:table-cell office:value-type="float" office:value="781197.321799945">
                <text:p>781197.32179994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0453209877014">
                <text:p>20.0453209877014</text:p>
              </table:table-cell>
              <table:table-cell office:value-type="float" office:value="386825.448646678">
                <text:p>386825.44864667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0488603115082">
                <text:p>20.0488603115082</text:p>
              </table:table-cell>
              <table:table-cell office:value-type="float" office:value="2287442.58565173">
                <text:p>2287442.585651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0561616420746">
                <text:p>20.0561616420746</text:p>
              </table:table-cell>
              <table:table-cell office:value-type="float" office:value="1108838.98850575">
                <text:p>1108838.9885057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.0772590637207">
                <text:p>20.0772590637207</text:p>
              </table:table-cell>
              <table:table-cell office:value-type="float" office:value="383743.574726802">
                <text:p>383743.5747268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.0807874202728">
                <text:p>20.0807874202728</text:p>
              </table:table-cell>
              <table:table-cell office:value-type="float" office:value="2294552.68491114">
                <text:p>2294552.6849111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.0988261699676">
                <text:p>20.0988261699676</text:p>
              </table:table-cell>
              <table:table-cell office:value-type="float" office:value="448811.593761565">
                <text:p>448811.59376156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.1129357814789">
                <text:p>20.1129357814789</text:p>
              </table:table-cell>
              <table:table-cell office:value-type="float" office:value="573793.260966543">
                <text:p>573793.26096654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0.123565196991">
                <text:p>20.123565196991</text:p>
              </table:table-cell>
              <table:table-cell office:value-type="float" office:value="761659.941771527">
                <text:p>761659.94177152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0.1271064281464">
                <text:p>20.1271064281464</text:p>
              </table:table-cell>
              <table:table-cell office:value-type="float" office:value="2286210.54224736">
                <text:p>2286210.5422473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0.1391544342041">
                <text:p>20.1391544342041</text:p>
              </table:table-cell>
              <table:table-cell office:value-type="float" office:value="671978.413789009">
                <text:p>671978.41378900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0.1520128250122">
                <text:p>20.1520128250122</text:p>
              </table:table-cell>
              <table:table-cell office:value-type="float" office:value="629627.7754209">
                <text:p>629627.775420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0.1555783748627">
                <text:p>20.1555783748627</text:p>
              </table:table-cell>
              <table:table-cell office:value-type="float" office:value="2270617.53152792">
                <text:p>2270617.531527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0.1708920001984">
                <text:p>20.1708920001984</text:p>
              </table:table-cell>
              <table:table-cell office:value-type="float" office:value="528679.513996575">
                <text:p>528679.51399657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194652557373">
                <text:p>20.194652557373</text:p>
              </table:table-cell>
              <table:table-cell office:value-type="float" office:value="340732.750519271">
                <text:p>340732.7505192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0.198169708252">
                <text:p>20.198169708252</text:p>
              </table:table-cell>
              <table:table-cell office:value-type="float" office:value="2301863.14967462">
                <text:p>2301863.1496746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.205224275589">
                <text:p>20.205224275589</text:p>
              </table:table-cell>
              <table:table-cell office:value-type="float" office:value="1147625.30616107">
                <text:p>1147625.3061610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0.2240297794342">
                <text:p>20.2240297794342</text:p>
              </table:table-cell>
              <table:table-cell office:value-type="float" office:value="430512.262082256">
                <text:p>430512.26208225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2372491359711">
                <text:p>20.2372491359711</text:p>
              </table:table-cell>
              <table:table-cell office:value-type="float" office:value="612435.255636114">
                <text:p>612435.25563611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2407782077789">
                <text:p>20.2407782077789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0.2524650096893">
                <text:p>20.2524650096893</text:p>
              </table:table-cell>
              <table:table-cell office:value-type="float" office:value="692747.259863724">
                <text:p>692747.25986372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0.2610902786255">
                <text:p>20.2610902786255</text:p>
              </table:table-cell>
              <table:table-cell office:value-type="float" office:value="938637.399010421">
                <text:p>938637.39901042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.2646222114563">
                <text:p>20.2646222114563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.2772779464722">
                <text:p>20.2772779464722</text:p>
              </table:table-cell>
              <table:table-cell office:value-type="float" office:value="639709.980483026">
                <text:p>639709.98048302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0.2808065414429">
                <text:p>20.2808065414429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0.2901117801666">
                <text:p>20.2901117801666</text:p>
              </table:table-cell>
              <table:table-cell office:value-type="float" office:value="870047.533475108">
                <text:p>870047.5334751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0.3030846118927">
                <text:p>20.3030846118927</text:p>
              </table:table-cell>
              <table:table-cell office:value-type="float" office:value="624073.461442329">
                <text:p>624073.46144232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0.3221385478973">
                <text:p>20.3221385478973</text:p>
              </table:table-cell>
              <table:table-cell office:value-type="float" office:value="424899.086363523">
                <text:p>424899.08636352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0.3256993293762">
                <text:p>20.3256993293762</text:p>
              </table:table-cell>
              <table:table-cell office:value-type="float" office:value="2273658.19779042">
                <text:p>2273658.1977904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.3329622745514">
                <text:p>20.3329622745514</text:p>
              </table:table-cell>
              <table:table-cell office:value-type="float" office:value="1114699.31339658">
                <text:p>1114699.3133965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0.3615658283234">
                <text:p>20.3615658283234</text:p>
              </table:table-cell>
              <table:table-cell office:value-type="float" office:value="283041.752942353">
                <text:p>283041.7529423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0.3650977611542">
                <text:p>20.3650977611542</text:p>
              </table:table-cell>
              <table:table-cell office:value-type="float" office:value="2292229.32253274">
                <text:p>2292229.3225327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0.3748681545258">
                <text:p>20.3748681545258</text:p>
              </table:table-cell>
              <table:table-cell office:value-type="float" office:value="828625.797559785">
                <text:p>828625.79755978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0.3869919776916">
                <text:p>20.3869919776916</text:p>
              </table:table-cell>
              <table:table-cell office:value-type="float" office:value="667776.153546636">
                <text:p>667776.15354663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0.4035987854004">
                <text:p>20.4035987854004</text:p>
              </table:table-cell>
              <table:table-cell office:value-type="float" office:value="487510.91371637">
                <text:p>487510.913716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0.4071280956268">
                <text:p>20.4071280956268</text:p>
              </table:table-cell>
              <table:table-cell office:value-type="float" office:value="2293932.66121732">
                <text:p>2293932.6612173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0.4184534549713">
                <text:p>20.4184534549713</text:p>
              </table:table-cell>
              <table:table-cell office:value-type="float" office:value="714855.904677698">
                <text:p>714855.9046776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0.4279041290283">
                <text:p>20.4279041290283</text:p>
              </table:table-cell>
              <table:table-cell office:value-type="float" office:value="856658.472312621">
                <text:p>856658.47231262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0.431432723999">
                <text:p>20.431432723999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0.4385282993317">
                <text:p>20.4385282993317</text:p>
              </table:table-cell>
              <table:table-cell office:value-type="float" office:value="1140992.74836195">
                <text:p>1140992.7483619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0.4599506855011">
                <text:p>20.4599506855011</text:p>
              </table:table-cell>
              <table:table-cell office:value-type="float" office:value="377922.418911098">
                <text:p>377922.4189110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0.463485956192">
                <text:p>20.463485956192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0.4703469276428">
                <text:p>20.4703469276428</text:p>
              </table:table-cell>
              <table:table-cell office:value-type="float" office:value="1180007.82513813">
                <text:p>1180007.8251381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0.481116771698">
                <text:p>20.481116771698</text:p>
              </table:table-cell>
              <table:table-cell office:value-type="float" office:value="751728.619144603">
                <text:p>751728.6191446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0.5019853115082">
                <text:p>20.5019853115082</text:p>
              </table:table-cell>
              <table:table-cell office:value-type="float" office:value="387952.395023364">
                <text:p>387952.39502336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0.5055184364319">
                <text:p>20.5055184364319</text:p>
              </table:table-cell>
              <table:table-cell office:value-type="float" office:value="2291455.9136244">
                <text:p>2291455.91362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0.5123987197876">
                <text:p>20.5123987197876</text:p>
              </table:table-cell>
              <table:table-cell office:value-type="float" office:value="1176695.72333495">
                <text:p>1176695.7233349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.533725976944">
                <text:p>20.533725976944</text:p>
              </table:table-cell>
              <table:table-cell office:value-type="float" office:value="379608.120286631">
                <text:p>379608.1202866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.5372724533081">
                <text:p>20.5372724533081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0.5756721496582">
                <text:p>20.5756721496582</text:p>
              </table:table-cell>
              <table:table-cell office:value-type="float" office:value="210835.000521545">
                <text:p>210835.00052154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0.6485028266907">
                <text:p>20.6485028266907</text:p>
              </table:table-cell>
              <table:table-cell office:value-type="float" office:value="111161.94891873">
                <text:p>111161.9489187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0.6519582271576">
                <text:p>20.6519582271576</text:p>
              </table:table-cell>
              <table:table-cell office:value-type="float" office:value="2342999.04671221">
                <text:p>2342999.0467122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0.6554851531982">
                <text:p>20.6554851531982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.6726882457733">
                <text:p>20.6726882457733</text:p>
              </table:table-cell>
              <table:table-cell office:value-type="float" office:value="470613.057778394">
                <text:p>470613.0577783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0.6762120723724">
                <text:p>20.6762120723724</text:p>
              </table:table-cell>
              <table:table-cell office:value-type="float" office:value="2297502.38051421">
                <text:p>2297502.3805142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0.6797342300415">
                <text:p>20.6797342300415</text:p>
              </table:table-cell>
              <table:table-cell office:value-type="float" office:value="2298591.02308265">
                <text:p>2298591.023082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.6971004009247">
                <text:p>20.6971004009247</text:p>
              </table:table-cell>
              <table:table-cell office:value-type="float" office:value="466193.731160505">
                <text:p>466193.73116050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0.7006349563599">
                <text:p>20.7006349563599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0.7041616439819">
                <text:p>20.7041616439819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0.721253156662">
                <text:p>20.721253156662</text:p>
              </table:table-cell>
              <table:table-cell office:value-type="float" office:value="473685.39880313">
                <text:p>473685.3988031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0.7247948646545">
                <text:p>20.7247948646545</text:p>
              </table:table-cell>
              <table:table-cell office:value-type="float" office:value="2285902.73874116">
                <text:p>2285902.7387411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0.7283205986023">
                <text:p>20.7283205986023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0.7491245269775">
                <text:p>20.7491245269775</text:p>
              </table:table-cell>
              <table:table-cell office:value-type="float" office:value="389157.271356208">
                <text:p>389157.27135620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0.752646446228">
                <text:p>20.752646446228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0.884613275528">
                <text:p>20.884613275528</text:p>
              </table:table-cell>
              <table:table-cell office:value-type="float" office:value="61348.7498559192">
                <text:p>61348.74985591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0.888041973114">
                <text:p>20.888041973114</text:p>
              </table:table-cell>
              <table:table-cell office:value-type="float" office:value="2361246.44906474">
                <text:p>2361246.4490647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0.89146733284">
                <text:p>20.89146733284</text:p>
              </table:table-cell>
              <table:table-cell office:value-type="float" office:value="2363547.37829749">
                <text:p>2363547.378297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0.8948650360107">
                <text:p>20.8948650360107</text:p>
              </table:table-cell>
              <table:table-cell office:value-type="float" office:value="2382786.13318364">
                <text:p>2382786.1331836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0.8982834815979">
                <text:p>20.8982834815979</text:p>
              </table:table-cell>
              <table:table-cell office:value-type="float" office:value="2368327.88282885">
                <text:p>2368327.8828288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9017014503479">
                <text:p>20.9017014503479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9051036834717">
                <text:p>20.9051036834717</text:p>
              </table:table-cell>
              <table:table-cell office:value-type="float" office:value="2379613.53777155">
                <text:p>2379613.5377715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9085299968719">
                <text:p>20.9085299968719</text:p>
              </table:table-cell>
              <table:table-cell office:value-type="float" office:value="2362889.51249043">
                <text:p>2362889.5124904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0.9119441509247">
                <text:p>20.9119441509247</text:p>
              </table:table-cell>
              <table:table-cell office:value-type="float" office:value="2371304.83128492">
                <text:p>2371304.8312849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9223761558533">
                <text:p>20.9223761558533</text:p>
              </table:table-cell>
              <table:table-cell office:value-type="float" office:value="776073.252976803">
                <text:p>776073.25297680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0.9258551597595">
                <text:p>20.9258551597595</text:p>
              </table:table-cell>
              <table:table-cell office:value-type="float" office:value="2327102.87719298">
                <text:p>2327102.8771929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9292750358582">
                <text:p>20.9292750358582</text:p>
              </table:table-cell>
              <table:table-cell office:value-type="float" office:value="2367337.22699386">
                <text:p>2367337.226993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0.9523751735687">
                <text:p>20.9523751735687</text:p>
              </table:table-cell>
              <table:table-cell office:value-type="float" office:value="350474.101126031">
                <text:p>350474.1011260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.9557909965515">
                <text:p>20.9557909965515</text:p>
              </table:table-cell>
              <table:table-cell office:value-type="float" office:value="2370146.24024569">
                <text:p>2370146.2402456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9591841697693">
                <text:p>20.9591841697693</text:p>
              </table:table-cell>
              <table:table-cell office:value-type="float" office:value="2385967.19955031">
                <text:p>2385967.199550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9793028831482">
                <text:p>20.9793028831482</text:p>
              </table:table-cell>
              <table:table-cell office:value-type="float" office:value="402411.419036784">
                <text:p>402411.41903678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.9827241897583">
                <text:p>20.9827241897583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.9861392974854">
                <text:p>20.9861392974854</text:p>
              </table:table-cell>
              <table:table-cell office:value-type="float" office:value="2370642.64060318">
                <text:p>2370642.640603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1.0228922367096">
                <text:p>21.0228922367096</text:p>
              </table:table-cell>
              <table:table-cell office:value-type="float" office:value="220281.701841677">
                <text:p>220281.70184167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1.0263273715973">
                <text:p>21.0263273715973</text:p>
              </table:table-cell>
              <table:table-cell office:value-type="float" office:value="2356821.57023876">
                <text:p>2356821.5702387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1.1233913898468">
                <text:p>21.1233913898468</text:p>
              </table:table-cell>
              <table:table-cell office:value-type="float" office:value="83408.8691773352">
                <text:p>83408.869177335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1.1268236637115">
                <text:p>21.1268236637115</text:p>
              </table:table-cell>
              <table:table-cell office:value-type="float" office:value="2358786.13392609">
                <text:p>2358786.1339260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1.1302425861359">
                <text:p>21.1302425861359</text:p>
              </table:table-cell>
              <table:table-cell office:value-type="float" office:value="2367997.572106">
                <text:p>2367997.57210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1.1533532142639">
                <text:p>21.1533532142639</text:p>
              </table:table-cell>
              <table:table-cell office:value-type="float" office:value="350315.013297845">
                <text:p>350315.01329784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1.1567749977112">
                <text:p>21.1567749977112</text:p>
              </table:table-cell>
              <table:table-cell office:value-type="float" office:value="2366017.64102564">
                <text:p>2366017.6410256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1.1602301597595">
                <text:p>21.1602301597595</text:p>
              </table:table-cell>
              <table:table-cell office:value-type="float" office:value="2343160.72205355">
                <text:p>2343160.7220535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1.1803483963013">
                <text:p>21.1803483963013</text:p>
              </table:table-cell>
              <table:table-cell office:value-type="float" office:value="402420.95688654">
                <text:p>402420.9568865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1.1837663650513">
                <text:p>21.1837663650513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1.1871886253357">
                <text:p>21.1871886253357</text:p>
              </table:table-cell>
              <table:table-cell office:value-type="float" office:value="2365687.97436255">
                <text:p>2365687.9743625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1.2175073623657">
                <text:p>21.2175073623657</text:p>
              </table:table-cell>
              <table:table-cell office:value-type="float" office:value="267029.59268987">
                <text:p>267029.5926898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1.221006155014">
                <text:p>21.221006155014</text:p>
              </table:table-cell>
              <table:table-cell office:value-type="float" office:value="2313941.06875639">
                <text:p>2313941.068756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1.2243964672089">
                <text:p>21.2243964672089</text:p>
              </table:table-cell>
              <table:table-cell office:value-type="float" office:value="2387980.67398031">
                <text:p>2387980.673980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1.2451848983765">
                <text:p>21.2451848983765</text:p>
              </table:table-cell>
              <table:table-cell office:value-type="float" office:value="389447.377472962">
                <text:p>389447.37747296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1.2486073970795">
                <text:p>21.2486073970795</text:p>
              </table:table-cell>
              <table:table-cell office:value-type="float" office:value="2365523.17547893">
                <text:p>2365523.175478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1.2520318031311">
                <text:p>21.2520318031311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1.2728824615478">
                <text:p>21.2728824615478</text:p>
              </table:table-cell>
              <table:table-cell office:value-type="float" office:value="388285.100555721">
                <text:p>388285.10055572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.2762742042541">
                <text:p>21.2762742042541</text:p>
              </table:table-cell>
              <table:table-cell office:value-type="float" office:value="2386973.51216083">
                <text:p>2386973.512160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1.3179535865784">
                <text:p>21.3179535865784</text:p>
              </table:table-cell>
              <table:table-cell office:value-type="float" office:value="194244.721215449">
                <text:p>194244.72121544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1.3213715553284">
                <text:p>21.3213715553284</text:p>
              </table:table-cell>
              <table:table-cell office:value-type="float" office:value="2368658.28571429">
                <text:p>2368658.2857142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1.3248236179352">
                <text:p>21.3248236179352</text:p>
              </table:table-cell>
              <table:table-cell office:value-type="float" office:value="2345264.53373852">
                <text:p>2345264.533738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1.3282470703125">
                <text:p>21.3282470703125</text:p>
              </table:table-cell>
              <table:table-cell office:value-type="float" office:value="2364864.20948534">
                <text:p>2364864.2094853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1.3316740989685">
                <text:p>21.3316740989685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1.3351004123688">
                <text:p>21.3351004123688</text:p>
              </table:table-cell>
              <table:table-cell office:value-type="float" office:value="2362889.51249043">
                <text:p>2362889.512490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1.4462051391602">
                <text:p>21.4462051391602</text:p>
              </table:table-cell>
              <table:table-cell office:value-type="float" office:value="72868.1869242308">
                <text:p>72868.186924230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1.4496259689331">
                <text:p>21.4496259689331</text:p>
              </table:table-cell>
              <table:table-cell office:value-type="float" office:value="2366677.2500697">
                <text:p>2366677.250069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21.4530577659607">
                <text:p>21.4530577659607</text:p>
              </table:table-cell>
              <table:table-cell office:value-type="float" office:value="2359113.87967209">
                <text:p>2359113.8796720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1.4737310409546">
                <text:p>21.4737310409546</text:p>
              </table:table-cell>
              <table:table-cell office:value-type="float" office:value="391616.712997347">
                <text:p>391616.71299734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1.4771888256073">
                <text:p>21.4771888256073</text:p>
              </table:table-cell>
              <table:table-cell office:value-type="float" office:value="2341383.51954768">
                <text:p>2341383.519547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21.480607509613">
                <text:p>21.480607509613</text:p>
              </table:table-cell>
              <table:table-cell office:value-type="float" office:value="2368162.71594951">
                <text:p>2368162.7159495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21.519003868103">
                <text:p>21.519003868103</text:p>
              </table:table-cell>
              <table:table-cell office:value-type="float" office:value="210853.328763211">
                <text:p>210853.3287632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21.522430896759">
                <text:p>21.522430896759</text:p>
              </table:table-cell>
              <table:table-cell office:value-type="float" office:value="2362396.35341589">
                <text:p>2362396.3534158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1.5258462429047">
                <text:p>21.5258462429047</text:p>
              </table:table-cell>
              <table:table-cell office:value-type="float" office:value="2370477.15071553">
                <text:p>2370477.1507155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1.5293667316437">
                <text:p>21.5293667316437</text:p>
              </table:table-cell>
              <table:table-cell office:value-type="float" office:value="2299680.69781931">
                <text:p>2299680.697819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1.5327816009521">
                <text:p>21.5327816009521</text:p>
              </table:table-cell>
              <table:table-cell office:value-type="float" office:value="2370808.15359911">
                <text:p>2370808.1535991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1.5362055301666">
                <text:p>21.5362055301666</text:p>
              </table:table-cell>
              <table:table-cell office:value-type="float" office:value="2364534.86414595">
                <text:p>2364534.864145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21.5550236701965">
                <text:p>21.5550236701965</text:p>
              </table:table-cell>
              <table:table-cell office:value-type="float" office:value="430223.177589986">
                <text:p>430223.1775899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21.5584256649017">
                <text:p>21.5584256649017</text:p>
              </table:table-cell>
              <table:table-cell office:value-type="float" office:value="2379780.30583783">
                <text:p>2379780.3058378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1.61953997612">
                <text:p>21.61953997612</text:p>
              </table:table-cell>
              <table:table-cell office:value-type="float" office:value="132473.062996427">
                <text:p>132473.06299642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21.6229605674744">
                <text:p>21.6229605674744</text:p>
              </table:table-cell>
              <table:table-cell office:value-type="float" office:value="2366842.20979996">
                <text:p>2366842.2097999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21.6263818740845">
                <text:p>21.6263818740845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21.7200782299042">
                <text:p>21.7200782299042</text:p>
              </table:table-cell>
              <table:table-cell office:value-type="float" office:value="86406.775686975">
                <text:p>86406.7756869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1.7235014438629">
                <text:p>21.7235014438629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1.7269279956818">
                <text:p>21.7269279956818</text:p>
              </table:table-cell>
              <table:table-cell office:value-type="float" office:value="2362725.10325633">
                <text:p>2362725.1032563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21.7303512096405">
                <text:p>21.7303512096405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1.7337744235992">
                <text:p>21.7337744235992</text:p>
              </table:table-cell>
              <table:table-cell office:value-type="float" office:value="2365028.9165622">
                <text:p>2365028.91656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.7371926307678">
                <text:p>21.7371926307678</text:p>
              </table:table-cell>
              <table:table-cell office:value-type="float" office:value="2368493.07274883">
                <text:p>2368493.072748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21.7559671401978">
                <text:p>21.7559671401978</text:p>
              </table:table-cell>
              <table:table-cell office:value-type="float" office:value="431222.985091306">
                <text:p>431222.98509130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21.7593922615051">
                <text:p>21.7593922615051</text:p>
              </table:table-cell>
              <table:table-cell office:value-type="float" office:value="2363711.90199081">
                <text:p>2363711.9019908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21.7628135681152">
                <text:p>21.7628135681152</text:p>
              </table:table-cell>
              <table:table-cell office:value-type="float" office:value="2366347.39958188">
                <text:p>2366347.3995818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21.7841188907623">
                <text:p>21.7841188907623</text:p>
              </table:table-cell>
              <table:table-cell office:value-type="float" office:value="379998.938955473">
                <text:p>379998.93895547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21.7875547409058">
                <text:p>21.7875547409058</text:p>
              </table:table-cell>
              <table:table-cell office:value-type="float" office:value="2356330.94053154">
                <text:p>2356330.940531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1.7909641265869">
                <text:p>21.7909641265869</text:p>
              </table:table-cell>
              <table:table-cell office:value-type="float" office:value="2374621.34153846">
                <text:p>2374621.341538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21.8119513988495">
                <text:p>21.8119513988495</text:p>
              </table:table-cell>
              <table:table-cell office:value-type="float" office:value="385757.610551308">
                <text:p>385757.6105513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1.8153758049011">
                <text:p>21.8153758049011</text:p>
              </table:table-cell>
              <table:table-cell office:value-type="float" office:value="2364205.61052705">
                <text:p>2364205.6105270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21.8187987804413">
                <text:p>21.8187987804413</text:p>
              </table:table-cell>
              <table:table-cell office:value-type="float" office:value="2365193.64658355">
                <text:p>2365193.646583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1.8563511371613">
                <text:p>21.8563511371613</text:p>
              </table:table-cell>
              <table:table-cell office:value-type="float" office:value="215592.327809734">
                <text:p>215592.3278097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.859436750412">
                <text:p>21.859436750412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1.9851450920105">
                <text:p>21.9851450920105</text:p>
              </table:table-cell>
              <table:table-cell office:value-type="float" office:value="64403.0451523824">
                <text:p>64403.045152382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1.9882361888885">
                <text:p>21.9882361888885</text:p>
              </table:table-cell>
              <table:table-cell office:value-type="float" office:value="2619134.9929811">
                <text:p>2619134.992981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.9913218021393">
                <text:p>21.9913218021393</text:p>
              </table:table-cell>
              <table:table-cell office:value-type="float" office:value="2623789.61397002">
                <text:p>2623789.6139700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1.9944069385529">
                <text:p>21.9944069385529</text:p>
              </table:table-cell>
              <table:table-cell office:value-type="float" office:value="2624195.14559505">
                <text:p>2624195.1455950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.9974942207336">
                <text:p>21.9974942207336</text:p>
              </table:table-cell>
              <table:table-cell office:value-type="float" office:value="2622371.23978686">
                <text:p>2622371.2397868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2.000586271286">
                <text:p>22.000586271286</text:p>
              </table:table-cell>
              <table:table-cell office:value-type="float" office:value="2618327.17896522">
                <text:p>2618327.178965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2.01291680336">
                <text:p>22.01291680336</text:p>
              </table:table-cell>
              <table:table-cell office:value-type="float" office:value="656581.561235933">
                <text:p>656581.5612359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22.0160517692566">
                <text:p>22.0160517692566</text:p>
              </table:table-cell>
              <table:table-cell office:value-type="float" office:value="2582484.23332573">
                <text:p>2582484.2333257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22.0191586017609">
                <text:p>22.0191586017609</text:p>
              </table:table-cell>
              <table:table-cell office:value-type="float" office:value="2605869.47924181">
                <text:p>2605869.479241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22.0701866149902">
                <text:p>22.0701866149902</text:p>
              </table:table-cell>
              <table:table-cell office:value-type="float" office:value="158657.95055764">
                <text:p>158657.9505576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2.073267698288">
                <text:p>22.073267698288</text:p>
              </table:table-cell>
              <table:table-cell office:value-type="float" office:value="2627647.23237638">
                <text:p>2627647.2323763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2.0763554573059">
                <text:p>22.0763554573059</text:p>
              </table:table-cell>
              <table:table-cell office:value-type="float" office:value="2621966.27163926">
                <text:p>2621966.2716392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22.093522310257">
                <text:p>22.093522310257</text:p>
              </table:table-cell>
              <table:table-cell office:value-type="float" office:value="471606.53283891">
                <text:p>471606.5328389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2.0966110229492">
                <text:p>22.0966110229492</text:p>
              </table:table-cell>
              <table:table-cell office:value-type="float" office:value="2621156.71045928">
                <text:p>2621156.7104592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2.0997059345245">
                <text:p>22.0997059345245</text:p>
              </table:table-cell>
              <table:table-cell office:value-type="float" office:value="2615906.7239812">
                <text:p>2615906.723981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2.1448383331299">
                <text:p>22.1448383331299</text:p>
              </table:table-cell>
              <table:table-cell office:value-type="float" office:value="179383.331047708">
                <text:p>179383.33104770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2.147932767868">
                <text:p>22.147932767868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2.1510262489319">
                <text:p>22.1510262489319</text:p>
              </table:table-cell>
              <table:table-cell office:value-type="float" office:value="2617116.39183044">
                <text:p>2617116.3918304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2.1541185379028">
                <text:p>22.1541185379028</text:p>
              </table:table-cell>
              <table:table-cell office:value-type="float" office:value="2618125.30331534">
                <text:p>2618125.303315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2.157212972641">
                <text:p>22.157212972641</text:p>
              </table:table-cell>
              <table:table-cell office:value-type="float" office:value="2616309.82232838">
                <text:p>2616309.8223283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2.1706817150116">
                <text:p>22.1706817150116</text:p>
              </table:table-cell>
              <table:table-cell office:value-type="float" office:value="601095.468101678">
                <text:p>601095.46810167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2.173743724823">
                <text:p>22.173743724823</text:p>
              </table:table-cell>
              <table:table-cell office:value-type="float" office:value="2644015.04196839">
                <text:p>2644015.0419683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2.1768186092377">
                <text:p>22.1768186092377</text:p>
              </table:table-cell>
              <table:table-cell office:value-type="float" office:value="2632944.49748003">
                <text:p>2632944.4974800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2.3458786010742">
                <text:p>22.3458786010742</text:p>
              </table:table-cell>
              <table:table-cell office:value-type="float" office:value="47888.3259844674">
                <text:p>47888.325984467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2.3489427566528">
                <text:p>22.3489427566528</text:p>
              </table:table-cell>
              <table:table-cell office:value-type="float" office:value="2642163.49081855">
                <text:p>2642163.49081855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2.3520090579987">
                <text:p>22.3520090579987</text:p>
              </table:table-cell>
              <table:table-cell office:value-type="float" office:value="2640314.5310629">
                <text:p>2640314.531062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2.3550491333008">
                <text:p>22.3550491333008</text:p>
              </table:table-cell>
              <table:table-cell office:value-type="float" office:value="2663091.9287899">
                <text:p>2663091.9287899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2.3581025600433">
                <text:p>22.3581025600433</text:p>
              </table:table-cell>
              <table:table-cell office:value-type="float" office:value="2651447.26977434">
                <text:p>2651447.2697743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2.3611555099487">
                <text:p>22.3611555099487</text:p>
              </table:table-cell>
              <table:table-cell office:value-type="float" office:value="2651861.39664194">
                <text:p>2651861.3966419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2.3642108440399">
                <text:p>22.3642108440399</text:p>
              </table:table-cell>
              <table:table-cell office:value-type="float" office:value="2649792.05493562">
                <text:p>2649792.0549356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2.3672707080841">
                <text:p>22.3672707080841</text:p>
              </table:table-cell>
              <table:table-cell office:value-type="float" office:value="2645869.18996416">
                <text:p>2645869.1899641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.3703291416168">
                <text:p>22.3703291416168</text:p>
              </table:table-cell>
              <table:table-cell office:value-type="float" office:value="2647106.73401933">
                <text:p>2647106.734019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2.3791518211365">
                <text:p>22.3791518211365</text:p>
              </table:table-cell>
              <table:table-cell office:value-type="float" office:value="917635.054289961">
                <text:p>917635.05428996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2.3822247982025">
                <text:p>22.3822247982025</text:p>
              </table:table-cell>
              <table:table-cell office:value-type="float" office:value="2634578.7248041">
                <text:p>2634578.72480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2.3853147029877">
                <text:p>22.3853147029877</text:p>
              </table:table-cell>
              <table:table-cell office:value-type="float" office:value="2620145.46172839">
                <text:p>2620145.4617283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2.4048902988434">
                <text:p>22.4048902988434</text:p>
              </table:table-cell>
              <table:table-cell office:value-type="float" office:value="413576.172070251">
                <text:p>413576.17207025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.4079782962799">
                <text:p>22.4079782962799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2.4307053089142">
                <text:p>22.4307053089142</text:p>
              </table:table-cell>
              <table:table-cell office:value-type="float" office:value="356228.07670681">
                <text:p>356228.0767068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2.4337923526764">
                <text:p>22.4337923526764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2.43687915802">
                <text:p>22.43687915802</text:p>
              </table:table-cell>
              <table:table-cell office:value-type="float" office:value="2622776.33305013">
                <text:p>2622776.3330501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2.4563817977905">
                <text:p>22.4563817977905</text:p>
              </table:table-cell>
              <table:table-cell office:value-type="float" office:value="415123.290757946">
                <text:p>415123.29075794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2.4594702720642">
                <text:p>22.4594702720642</text:p>
              </table:table-cell>
              <table:table-cell office:value-type="float" office:value="2621359.05388297">
                <text:p>2621359.0538829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.4625437259674">
                <text:p>22.4625437259674</text:p>
              </table:table-cell>
              <table:table-cell office:value-type="float" office:value="2634169.97781398">
                <text:p>2634169.9778139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2.4823548793793">
                <text:p>22.4823548793793</text:p>
              </table:table-cell>
              <table:table-cell office:value-type="float" office:value="408658.689965581">
                <text:p>408658.68996558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2.4854438304901">
                <text:p>22.4854438304901</text:p>
              </table:table-cell>
              <table:table-cell office:value-type="float" office:value="2620954.39827107">
                <text:p>2620954.3982710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2.4885318279266">
                <text:p>22.4885318279266</text:p>
              </table:table-cell>
              <table:table-cell office:value-type="float" office:value="2621763.83446572">
                <text:p>2621763.834465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.5079772472382">
                <text:p>22.5079772472382</text:p>
              </table:table-cell>
              <table:table-cell office:value-type="float" office:value="416344.840411967">
                <text:p>416344.84041196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2.5110647678375">
                <text:p>22.5110647678375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2.5141541957855">
                <text:p>22.5141541957855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2.5336282253265">
                <text:p>22.5336282253265</text:p>
              </table:table-cell>
              <table:table-cell office:value-type="float" office:value="415733.168266405">
                <text:p>415733.16826640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.5367240905762">
                <text:p>22.5367240905762</text:p>
              </table:table-cell>
              <table:table-cell office:value-type="float" office:value="2615100.89980747">
                <text:p>2615100.8998074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.5397934913635">
                <text:p>22.5397934913635</text:p>
              </table:table-cell>
              <table:table-cell office:value-type="float" office:value="2637648.37533012">
                <text:p>2637648.375330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.5594255924225">
                <text:p>22.5594255924225</text:p>
              </table:table-cell>
              <table:table-cell office:value-type="float" office:value="412385.815236268">
                <text:p>412385.81523626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2.5625088214874">
                <text:p>22.5625088214874</text:p>
              </table:table-cell>
              <table:table-cell office:value-type="float" office:value="2625818.52644603">
                <text:p>2625818.5264460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.5655884742737">
                <text:p>22.5655884742737</text:p>
              </table:table-cell>
              <table:table-cell office:value-type="float" office:value="2628867.78539909">
                <text:p>2628867.7853990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.5851335525513">
                <text:p>22.5851335525513</text:p>
              </table:table-cell>
              <table:table-cell office:value-type="float" office:value="414221.927639123">
                <text:p>414221.9276391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.5882129669189">
                <text:p>22.5882129669189</text:p>
              </table:table-cell>
              <table:table-cell office:value-type="float" office:value="2629071.32115206">
                <text:p>2629071.3211520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.6108772754669">
                <text:p>22.6108772754669</text:p>
              </table:table-cell>
              <table:table-cell office:value-type="float" office:value="357213.633182904">
                <text:p>357213.6331829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.6139869689941">
                <text:p>22.6139869689941</text:p>
              </table:table-cell>
              <table:table-cell office:value-type="float" office:value="2603471.99141302">
                <text:p>2603471.9914130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2.6170690059662">
                <text:p>22.6170690059662</text:p>
              </table:table-cell>
              <table:table-cell office:value-type="float" office:value="2626834.15982053">
                <text:p>2626834.1598205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2.6368923187256">
                <text:p>22.6368923187256</text:p>
              </table:table-cell>
              <table:table-cell office:value-type="float" office:value="408408.024343015">
                <text:p>408408.02434301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2.639979839325">
                <text:p>22.639979839325</text:p>
              </table:table-cell>
              <table:table-cell office:value-type="float" office:value="2622168.74007722">
                <text:p>2622168.7400772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2.6430668830872">
                <text:p>22.6430668830872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2.6626443862915">
                <text:p>22.6626443862915</text:p>
              </table:table-cell>
              <table:table-cell office:value-type="float" office:value="413535.879192342">
                <text:p>413535.87919234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2.6657285690308">
                <text:p>22.6657285690308</text:p>
              </table:table-cell>
              <table:table-cell office:value-type="float" office:value="2625006.58503401">
                <text:p>2625006.5850340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.6687805652618">
                <text:p>22.6687805652618</text:p>
              </table:table-cell>
              <table:table-cell office:value-type="float" office:value="2652690.03859074">
                <text:p>2652690.038590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22.6884820461273">
                <text:p>22.6884820461273</text:p>
              </table:table-cell>
              <table:table-cell office:value-type="float" office:value="410933.576784375">
                <text:p>410933.57678437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.691565990448">
                <text:p>22.691565990448</text:p>
              </table:table-cell>
              <table:table-cell office:value-type="float" office:value="2625209.52330885">
                <text:p>2625209.5233088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.694655418396">
                <text:p>22.694655418396</text:p>
              </table:table-cell>
              <table:table-cell office:value-type="float" office:value="2620549.86757216">
                <text:p>2620549.8675721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.7141914367676">
                <text:p>22.7141914367676</text:p>
              </table:table-cell>
              <table:table-cell office:value-type="float" office:value="414414.024701001">
                <text:p>414414.02470100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.7172839641571">
                <text:p>22.7172839641571</text:p>
              </table:table-cell>
              <table:table-cell office:value-type="float" office:value="2617923.45879269">
                <text:p>2617923.45879269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2.7203855514526">
                <text:p>22.7203855514526</text:p>
              </table:table-cell>
              <table:table-cell office:value-type="float" office:value="2610276.36128834">
                <text:p>2610276.3612883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2.7399315834045">
                <text:p>22.7399315834045</text:p>
              </table:table-cell>
              <table:table-cell office:value-type="float" office:value="414201.717255007">
                <text:p>414201.71725500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.7430107593536">
                <text:p>22.7430107593536</text:p>
              </table:table-cell>
              <table:table-cell office:value-type="float" office:value="2629274.88842431">
                <text:p>2629274.888424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.7656235694885">
                <text:p>22.7656235694885</text:p>
              </table:table-cell>
              <table:table-cell office:value-type="float" office:value="358027.151499815">
                <text:p>358027.15149981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.7686986923218">
                <text:p>22.7686986923218</text:p>
              </table:table-cell>
              <table:table-cell office:value-type="float" office:value="2632740.36160645">
                <text:p>2632740.3616064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2.7717616558075">
                <text:p>22.7717616558075</text:p>
              </table:table-cell>
              <table:table-cell office:value-type="float" office:value="2643191.81007239">
                <text:p>2643191.8100723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2.7914397716522">
                <text:p>22.7914397716522</text:p>
              </table:table-cell>
              <table:table-cell office:value-type="float" office:value="411421.503150141">
                <text:p>411421.50315014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2.7945268154144">
                <text:p>22.7945268154144</text:p>
              </table:table-cell>
              <table:table-cell office:value-type="float" office:value="2622573.77077541">
                <text:p>2622573.7707754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2.7975881099701">
                <text:p>22.7975881099701</text:p>
              </table:table-cell>
              <table:table-cell office:value-type="float" office:value="2644632.80249221">
                <text:p>2644632.8024922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2.8171620368958">
                <text:p>22.8171620368958</text:p>
              </table:table-cell>
              <table:table-cell office:value-type="float" office:value="413611.434779961">
                <text:p>413611.43477996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2.8202388286591">
                <text:p>22.8202388286591</text:p>
              </table:table-cell>
              <table:table-cell office:value-type="float" office:value="2631312.29631926">
                <text:p>2631312.2963192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2.8233187198639">
                <text:p>22.8233187198639</text:p>
              </table:table-cell>
              <table:table-cell office:value-type="float" office:value="2628664.28115807">
                <text:p>2628664.2811580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2.8428757190704">
                <text:p>22.8428757190704</text:p>
              </table:table-cell>
              <table:table-cell office:value-type="float" office:value="413969.439508461">
                <text:p>413969.43950846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2.8458511829376">
                <text:p>22.8458511829376</text:p>
              </table:table-cell>
              <table:table-cell office:value-type="float" office:value="2720920.28717949">
                <text:p>2720920.2871794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2.8486568927765">
                <text:p>22.8486568927765</text:p>
              </table:table-cell>
              <table:table-cell office:value-type="float" office:value="2885544.28823929">
                <text:p>2885544.2882392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2.8662004470825">
                <text:p>22.8662004470825</text:p>
              </table:table-cell>
              <table:table-cell office:value-type="float" office:value="461480.031855184">
                <text:p>461480.03185518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2.8690476417542">
                <text:p>22.8690476417542</text:p>
              </table:table-cell>
              <table:table-cell office:value-type="float" office:value="2843500.68531234">
                <text:p>2843500.6853123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2.8719079494476">
                <text:p>22.8719079494476</text:p>
              </table:table-cell>
              <table:table-cell office:value-type="float" office:value="2830464.71484538">
                <text:p>2830464.7148453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2.8747324943542">
                <text:p>22.8747324943542</text:p>
              </table:table-cell>
              <table:table-cell office:value-type="float" office:value="2866302.4549675">
                <text:p>2866302.454967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2.8775825500488">
                <text:p>22.8775825500488</text:p>
              </table:table-cell>
              <table:table-cell office:value-type="float" office:value="2840646.24259662">
                <text:p>2840646.2425966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2.8804211616516">
                <text:p>22.8804211616516</text:p>
              </table:table-cell>
              <table:table-cell office:value-type="float" office:value="2852098.53720813">
                <text:p>2852098.5372081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2.8920478820801">
                <text:p>22.8920478820801</text:p>
              </table:table-cell>
              <table:table-cell office:value-type="float" office:value="696327.055407456">
                <text:p>696327.05540745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.8948924541473">
                <text:p>22.8948924541473</text:p>
              </table:table-cell>
              <table:table-cell office:value-type="float" office:value="2846122.30190261">
                <text:p>2846122.3019026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22.9175658226013">
                <text:p>22.9175658226013</text:p>
              </table:table-cell>
              <table:table-cell office:value-type="float" office:value="357070.896476304">
                <text:p>357070.89647630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2.9204006195068">
                <text:p>22.9204006195068</text:p>
              </table:table-cell>
              <table:table-cell office:value-type="float" office:value="2855936.51673675">
                <text:p>2855936.5167367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22.9232335090637">
                <text:p>22.9232335090637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.943363904953">
                <text:p>22.943363904953</text:p>
              </table:table-cell>
              <table:table-cell office:value-type="float" office:value="402177.882865704">
                <text:p>402177.88286570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2.946170091629">
                <text:p>22.946170091629</text:p>
              </table:table-cell>
              <table:table-cell office:value-type="float" office:value="2885053.96635514">
                <text:p>2885053.9663551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22.9490082263947">
                <text:p>22.9490082263947</text:p>
              </table:table-cell>
              <table:table-cell office:value-type="float" office:value="2852577.72043011">
                <text:p>2852577.7204301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2.9667019844055">
                <text:p>22.9667019844055</text:p>
              </table:table-cell>
              <table:table-cell office:value-type="float" office:value="457562.491531133">
                <text:p>457562.4915311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22.9695336818695">
                <text:p>22.9695336818695</text:p>
              </table:table-cell>
              <table:table-cell office:value-type="float" office:value="2859062.48918077">
                <text:p>2859062.4891807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2.9724333286285">
                <text:p>22.9724333286285</text:p>
              </table:table-cell>
              <table:table-cell office:value-type="float" office:value="2792064.23154086">
                <text:p>2792064.2315408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2.9752655029297">
                <text:p>22.9752655029297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2.9781086444855">
                <text:p>22.9781086444855</text:p>
              </table:table-cell>
              <table:table-cell office:value-type="float" office:value="2847554.31312369">
                <text:p>2847554.313123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2.9809393882751">
                <text:p>22.9809393882751</text:p>
              </table:table-cell>
              <table:table-cell office:value-type="float" office:value="2860025.70403436">
                <text:p>2860025.7040343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22.9973926544189">
                <text:p>22.9973926544189</text:p>
              </table:table-cell>
              <table:table-cell office:value-type="float" office:value="492060.356238226">
                <text:p>492060.35623822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23.0001974105835">
                <text:p>23.0001974105835</text:p>
              </table:table-cell>
              <table:table-cell office:value-type="float" office:value="2886525.43216593">
                <text:p>2886525.4321659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3.0031003952026">
                <text:p>23.0031003952026</text:p>
              </table:table-cell>
              <table:table-cell office:value-type="float" office:value="2788853.90801577">
                <text:p>2788853.9080157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3.0286180973053">
                <text:p>23.0286180973053</text:p>
              </table:table-cell>
              <table:table-cell office:value-type="float" office:value="317269.947247942">
                <text:p>317269.94724794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3.0314557552338">
                <text:p>23.0314557552338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23.0342950820923">
                <text:p>23.0342950820923</text:p>
              </table:table-cell>
              <table:table-cell office:value-type="float" office:value="2851380.06415316">
                <text:p>2851380.064153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3.0438275337219">
                <text:p>23.0438275337219</text:p>
              </table:table-cell>
              <table:table-cell office:value-type="float" office:value="849309.318793457">
                <text:p>849309.31879345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23.0466635227203">
                <text:p>23.0466635227203</text:p>
              </table:table-cell>
              <table:table-cell office:value-type="float" office:value="2854736.03900799">
                <text:p>2854736.039007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23.0722672939301">
                <text:p>23.0722672939301</text:p>
              </table:table-cell>
              <table:table-cell office:value-type="float" office:value="316203.419163796">
                <text:p>316203.41916379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.0751001834869">
                <text:p>23.0751001834869</text:p>
              </table:table-cell>
              <table:table-cell office:value-type="float" office:value="2857859.38259552">
                <text:p>2857859.382595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3.077933549881">
                <text:p>23.077933549881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3.0978772640228">
                <text:p>23.0978772640228</text:p>
              </table:table-cell>
              <table:table-cell office:value-type="float" office:value="405942.440932457">
                <text:p>405942.440932457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.1006803512573">
                <text:p>23.1006803512573</text:p>
              </table:table-cell>
              <table:table-cell office:value-type="float" office:value="2888244.04048652">
                <text:p>2888244.0404865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3.1035220623016">
                <text:p>23.1035220623016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3.2296075820923">
                <text:p>23.2296075820923</text:p>
              </table:table-cell>
              <table:table-cell office:value-type="float" office:value="64210.3868346062">
                <text:p>64210.386834606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23.2325041294098">
                <text:p>23.2325041294098</text:p>
              </table:table-cell>
              <table:table-cell office:value-type="float" office:value="2795051.87126512">
                <text:p>2795051.87126512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.2353172302246">
                <text:p>23.2353172302246</text:p>
              </table:table-cell>
              <table:table-cell office:value-type="float" office:value="2877962.9785575">
                <text:p>2877962.978557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3.2381377220154">
                <text:p>23.2381377220154</text:p>
              </table:table-cell>
              <table:table-cell office:value-type="float" office:value="2870421.40185968">
                <text:p>2870421.4018596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.2409753799438">
                <text:p>23.2409753799438</text:p>
              </table:table-cell>
              <table:table-cell office:value-type="float" office:value="2853057.06469501">
                <text:p>2853057.0646950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3.2438125610352">
                <text:p>23.2438125610352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23.2611176967621">
                <text:p>23.2611176967621</text:p>
              </table:table-cell>
              <table:table-cell office:value-type="float" office:value="467837.994902388">
                <text:p>467837.9949023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23.2639594078064">
                <text:p>23.2639594078064</text:p>
              </table:table-cell>
              <table:table-cell office:value-type="float" office:value="2848987.76608776">
                <text:p>2848987.7660877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3.2668335437775">
                <text:p>23.2668335437775</text:p>
              </table:table-cell>
              <table:table-cell office:value-type="float" office:value="2816846.55197014">
                <text:p>2816846.5519701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3.2732667922974">
                <text:p>23.2732667922974</text:p>
              </table:table-cell>
              <table:table-cell office:value-type="float" office:value="1258462.18671015">
                <text:p>1258462.1867101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3.2761039733887">
                <text:p>23.2761039733887</text:p>
              </table:table-cell>
              <table:table-cell office:value-type="float" office:value="2853536.57008403">
                <text:p>2853536.57008403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3.2988758087158">
                <text:p>23.2988758087158</text:p>
              </table:table-cell>
              <table:table-cell office:value-type="float" office:value="355526.899070274">
                <text:p>355526.899070274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23.3017082214355">
                <text:p>23.3017082214355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3.3045392036438">
                <text:p>23.3045392036438</text:p>
              </table:table-cell>
              <table:table-cell office:value-type="float" office:value="2859784.83948122">
                <text:p>2859784.8394812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3.3300468921661">
                <text:p>23.3300468921661</text:p>
              </table:table-cell>
              <table:table-cell office:value-type="float" office:value="317394.498247451">
                <text:p>317394.498247451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3.332861661911">
                <text:p>23.332861661911</text:p>
              </table:table-cell>
              <table:table-cell office:value-type="float" office:value="2876256.58004405">
                <text:p>2876256.580044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3.3356609344482">
                <text:p>23.3356609344482</text:p>
              </table:table-cell>
              <table:table-cell office:value-type="float" office:value="2892179.98330636">
                <text:p>2892179.9833063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3.35782122612">
                <text:p>23.35782122612</text:p>
              </table:table-cell>
              <table:table-cell office:value-type="float" office:value="365338.151677838">
                <text:p>365338.15167783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3.3606569766998">
                <text:p>23.3606569766998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3.363489151001">
                <text:p>23.363489151001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3.3738286495209">
                <text:p>23.3738286495209</text:p>
              </table:table-cell>
              <table:table-cell office:value-type="float" office:value="783016.698964651">
                <text:p>783016.698964651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3.3766644001007">
                <text:p>23.3766644001007</text:p>
              </table:table-cell>
              <table:table-cell office:value-type="float" office:value="2854976.05380864">
                <text:p>2854976.0538086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3.3794956207275">
                <text:p>23.3794956207275</text:p>
              </table:table-cell>
              <table:table-cell office:value-type="float" office:value="2859544.01549474">
                <text:p>2859544.0154947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3.3994045257568">
                <text:p>23.3994045257568</text:p>
              </table:table-cell>
              <table:table-cell office:value-type="float" office:value="406652.198505461">
                <text:p>406652.19850546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3.4022541046143">
                <text:p>23.4022541046143</text:p>
              </table:table-cell>
              <table:table-cell office:value-type="float" office:value="2841121.58500669">
                <text:p>2841121.58500669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3.4050893783569">
                <text:p>23.4050893783569</text:p>
              </table:table-cell>
              <table:table-cell office:value-type="float" office:value="2855456.20450723">
                <text:p>2855456.2045072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3.4304518699646">
                <text:p>23.4304518699646</text:p>
              </table:table-cell>
              <table:table-cell office:value-type="float" office:value="319211.539829664">
                <text:p>319211.5398296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3.4332840442657">
                <text:p>23.4332840442657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23.4361162185669">
                <text:p>23.4361162185669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3.4545238018036">
                <text:p>23.4545238018036</text:p>
              </table:table-cell>
              <table:table-cell office:value-type="float" office:value="439818.736435815">
                <text:p>439818.73643581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3.4573376178741">
                <text:p>23.4573376178741</text:p>
              </table:table-cell>
              <table:table-cell office:value-type="float" office:value="2877231.41704796">
                <text:p>2877231.41704796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3.4741733074188">
                <text:p>23.4741733074188</text:p>
              </table:table-cell>
              <table:table-cell office:value-type="float" office:value="480883.184411023">
                <text:p>480883.18441102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3.4770069122314">
                <text:p>23.4770069122314</text:p>
              </table:table-cell>
              <table:table-cell office:value-type="float" office:value="2857138.00454354">
                <text:p>2857138.0045435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23.4798436164856">
                <text:p>23.4798436164856</text:p>
              </table:table-cell>
              <table:table-cell office:value-type="float" office:value="2854016.23667843">
                <text:p>2854016.2366784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3.4999196529388">
                <text:p>23.4999196529388</text:p>
              </table:table-cell>
              <table:table-cell office:value-type="float" office:value="403266.850947093">
                <text:p>403266.85094709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3.5027716159821">
                <text:p>23.5027716159821</text:p>
              </table:table-cell>
              <table:table-cell office:value-type="float" office:value="2838746.46246447">
                <text:p>2838746.4624644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3.5056164264679">
                <text:p>23.5056164264679</text:p>
              </table:table-cell>
              <table:table-cell office:value-type="float" office:value="2845883.7733825">
                <text:p>2845883.77338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.5272219181061">
                <text:p>23.5272219181061</text:p>
              </table:table-cell>
              <table:table-cell office:value-type="float" office:value="374719.545177665">
                <text:p>374719.54517766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3.5300543308258">
                <text:p>23.5300543308258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3.5328683853149">
                <text:p>23.5328683853149</text:p>
              </table:table-cell>
              <table:table-cell office:value-type="float" office:value="2876987.64585275">
                <text:p>2876987.6458527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3.5515093803406">
                <text:p>23.5515093803406</text:p>
              </table:table-cell>
              <table:table-cell office:value-type="float" office:value="434311.579873635">
                <text:p>434311.57987363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.5543336868286">
                <text:p>23.5543336868286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.5571660995483">
                <text:p>23.5571660995483</text:p>
              </table:table-cell>
              <table:table-cell office:value-type="float" office:value="2858340.5037037">
                <text:p>2858340.5037037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23.5746974945068">
                <text:p>23.5746974945068</text:p>
              </table:table-cell>
              <table:table-cell office:value-type="float" office:value="461800.10313877">
                <text:p>461800.1031387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.5775802135468">
                <text:p>23.5775802135468</text:p>
              </table:table-cell>
              <table:table-cell office:value-type="float" office:value="2808459.61326607">
                <text:p>2808459.6132660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3.5804135799408">
                <text:p>23.5804135799408</text:p>
              </table:table-cell>
              <table:table-cell office:value-type="float" office:value="2857378.42342646">
                <text:p>2857378.4234264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3.5999228954315">
                <text:p>23.5999228954315</text:p>
              </table:table-cell>
              <table:table-cell office:value-type="float" office:value="414981.243388571">
                <text:p>414981.24338857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3.6028227806091">
                <text:p>23.6028227806091</text:p>
              </table:table-cell>
              <table:table-cell office:value-type="float" office:value="2791834.67762887">
                <text:p>2791834.67762887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3.6056542396545">
                <text:p>23.6056542396545</text:p>
              </table:table-cell>
              <table:table-cell office:value-type="float" office:value="2859303.23206467">
                <text:p>2859303.23206467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.6279337406158">
                <text:p>23.6279337406158</text:p>
              </table:table-cell>
              <table:table-cell office:value-type="float" office:value="363383.363660685">
                <text:p>363383.36366068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3.6307699680328">
                <text:p>23.6307699680328</text:p>
              </table:table-cell>
              <table:table-cell office:value-type="float" office:value="2854496.06455952">
                <text:p>2854496.06455952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23.8287439346313">
                <text:p>23.8287439346313</text:p>
              </table:table-cell>
              <table:table-cell office:value-type="float" office:value="40894.2657416094">
                <text:p>40894.265741609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23.8315844535828">
                <text:p>23.8315844535828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3.8344268798828">
                <text:p>23.8344268798828</text:p>
              </table:table-cell>
              <table:table-cell office:value-type="float" office:value="2848270.8592518">
                <text:p>2848270.85925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3.8529727458954">
                <text:p>23.8529727458954</text:p>
              </table:table-cell>
              <table:table-cell office:value-type="float" office:value="436539.334130382">
                <text:p>436539.33413038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3.8557767868042">
                <text:p>23.8557767868042</text:p>
              </table:table-cell>
              <table:table-cell office:value-type="float" office:value="2887261.72808435">
                <text:p>2887261.7280843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3.8586463928223">
                <text:p>23.8586463928223</text:p>
              </table:table-cell>
              <table:table-cell office:value-type="float" office:value="2821293.21900964">
                <text:p>2821293.2190096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3.8724231719971">
                <text:p>23.8724231719971</text:p>
              </table:table-cell>
              <table:table-cell office:value-type="float" office:value="587655.496054271">
                <text:p>587655.49605427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3.8752372264862">
                <text:p>23.8752372264862</text:p>
              </table:table-cell>
              <table:table-cell office:value-type="float" office:value="2876987.64585275">
                <text:p>2876987.6458527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23.8780663013458">
                <text:p>23.8780663013458</text:p>
              </table:table-cell>
              <table:table-cell office:value-type="float" office:value="2861712.89263442">
                <text:p>2861712.8926344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23.8808882236481">
                <text:p>23.8808882236481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3.8837130069733">
                <text:p>23.8837130069733</text:p>
              </table:table-cell>
              <table:table-cell office:value-type="float" office:value="2866060.53207292">
                <text:p>2866060.53207292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3.8865504264832">
                <text:p>23.8865504264832</text:p>
              </table:table-cell>
              <table:table-cell office:value-type="float" office:value="2853296.79724393">
                <text:p>2853296.7972439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23.8893547058105">
                <text:p>23.8893547058105</text:p>
              </table:table-cell>
              <table:table-cell office:value-type="float" office:value="2887016.25437851">
                <text:p>2887016.2543785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23.8966197967529">
                <text:p>23.8966197967529</text:p>
              </table:table-cell>
              <table:table-cell office:value-type="float" office:value="1114370.08348648">
                <text:p>1114370.0834864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23.8994724750519">
                <text:p>23.8994724750519</text:p>
              </table:table-cell>
              <table:table-cell office:value-type="float" office:value="2838034.69987463">
                <text:p>2838034.69987463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3.9022963047028">
                <text:p>23.9022963047028</text:p>
              </table:table-cell>
              <table:table-cell office:value-type="float" office:value="2867028.46876055">
                <text:p>2867028.4687605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3.9206516742706">
                <text:p>23.9206516742706</text:p>
              </table:table-cell>
              <table:table-cell office:value-type="float" office:value="441069.84444329">
                <text:p>441069.8444432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3.9234731197357">
                <text:p>23.9234731197357</text:p>
              </table:table-cell>
              <table:table-cell office:value-type="float" office:value="2869451.17322968">
                <text:p>2869451.1732296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3.9262909889221">
                <text:p>23.9262909889221</text:p>
              </table:table-cell>
              <table:table-cell office:value-type="float" office:value="2873092.91682883">
                <text:p>2873092.916828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.9532899856567">
                <text:p>23.9532899856567</text:p>
              </table:table-cell>
              <table:table-cell office:value-type="float" office:value="299862.994154112">
                <text:p>299862.994154112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23.9561085700989">
                <text:p>23.9561085700989</text:p>
              </table:table-cell>
              <table:table-cell office:value-type="float" office:value="2872363.82879377">
                <text:p>2872363.8287937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23.9589116573334">
                <text:p>23.9589116573334</text:p>
              </table:table-cell>
              <table:table-cell office:value-type="float" office:value="2888244.04048652">
                <text:p>2888244.0404865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23.9775702953339">
                <text:p>23.9775702953339</text:p>
              </table:table-cell>
              <table:table-cell office:value-type="float" office:value="433900.90958344">
                <text:p>433900.90958344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3.9803893566132">
                <text:p>23.9803893566132</text:p>
              </table:table-cell>
              <table:table-cell office:value-type="float" office:value="2871877.97564276">
                <text:p>2871877.9756427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3.9832077026367">
                <text:p>23.9832077026367</text:p>
              </table:table-cell>
              <table:table-cell office:value-type="float" office:value="2872606.81702056">
                <text:p>2872606.8170205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24.0012948513031">
                <text:p>24.0012948513031</text:p>
              </table:table-cell>
              <table:table-cell office:value-type="float" office:value="447610.62947682">
                <text:p>447610.6294768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24.0041060447693">
                <text:p>24.0041060447693</text:p>
              </table:table-cell>
              <table:table-cell office:value-type="float" office:value="2879915.62920872">
                <text:p>2879915.6292087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4.053733587265">
                <text:p>24.053733587265</text:p>
              </table:table-cell>
              <table:table-cell office:value-type="float" office:value="163135.218728531">
                <text:p>163135.21872853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24.0565388202667">
                <text:p>24.0565388202667</text:p>
              </table:table-cell>
              <table:table-cell office:value-type="float" office:value="2886034.77681455">
                <text:p>2886034.77681455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24.0593547821045">
                <text:p>24.0593547821045</text:p>
              </table:table-cell>
              <table:table-cell office:value-type="float" office:value="2875038.96232326">
                <text:p>2875038.9623232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4.0779540538788">
                <text:p>24.0779540538788</text:p>
              </table:table-cell>
              <table:table-cell office:value-type="float" office:value="435285.859481355">
                <text:p>435285.859481355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24.0807721614838">
                <text:p>24.0807721614838</text:p>
              </table:table-cell>
              <table:table-cell office:value-type="float" office:value="2872849.8463621">
                <text:p>2872849.84636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4.0835909843445">
                <text:p>24.0835909843445</text:p>
              </table:table-cell>
              <table:table-cell office:value-type="float" office:value="2872120.88167132">
                <text:p>2872120.8816713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4.0863847732544">
                <text:p>24.0863847732544</text:p>
              </table:table-cell>
              <table:table-cell office:value-type="float" office:value="2897856.73186551">
                <text:p>2897856.7318655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24.0891852378845">
                <text:p>24.0891852378845</text:p>
              </table:table-cell>
              <table:table-cell office:value-type="float" office:value="2890948.8493104">
                <text:p>2890948.84931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4.2553381919861">
                <text:p>24.2553381919861</text:p>
              </table:table-cell>
              <table:table-cell office:value-type="float" office:value="48726.1875286987">
                <text:p>48726.187528698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4.2581663131714">
                <text:p>24.2581663131714</text:p>
              </table:table-cell>
              <table:table-cell office:value-type="float" office:value="2862677.89445287">
                <text:p>2862677.8944528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4.2627780437469">
                <text:p>24.2627780437469</text:p>
              </table:table-cell>
              <table:table-cell office:value-type="float" office:value="1755523.19619501">
                <text:p>1755523.196195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4.265602350235">
                <text:p>24.265602350235</text:p>
              </table:table-cell>
              <table:table-cell office:value-type="float" office:value="2866544.41870674">
                <text:p>2866544.4187067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4.2684211730957">
                <text:p>24.2684211730957</text:p>
              </table:table-cell>
              <table:table-cell office:value-type="float" office:value="2872120.88167132">
                <text:p>2872120.8816713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4.2897179126739">
                <text:p>24.2897179126739</text:p>
              </table:table-cell>
              <table:table-cell office:value-type="float" office:value="380152.087142457">
                <text:p>380152.08714245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4.2925386428833">
                <text:p>24.2925386428833</text:p>
              </table:table-cell>
              <table:table-cell office:value-type="float" office:value="2870178.78319669">
                <text:p>2870178.783196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.2953679561615">
                <text:p>24.2953679561615</text:p>
              </table:table-cell>
              <table:table-cell office:value-type="float" office:value="2861471.74382742">
                <text:p>2861471.743827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4.3211092948914">
                <text:p>24.3211092948914</text:p>
              </table:table-cell>
              <table:table-cell office:value-type="float" office:value="314513.556771977">
                <text:p>314513.556771977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24.3239061832428">
                <text:p>24.3239061832428</text:p>
              </table:table-cell>
              <table:table-cell office:value-type="float" office:value="2894645.39971017">
                <text:p>2894645.39971017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24.3267383575439">
                <text:p>24.3267383575439</text:p>
              </table:table-cell>
              <table:table-cell office:value-type="float" office:value="2858581.12501052">
                <text:p>2858581.1250105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4.3298945426941">
                <text:p>24.3298945426941</text:p>
              </table:table-cell>
              <table:table-cell office:value-type="float" office:value="2565122.01117994">
                <text:p>2565122.0111799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4.3559436798096">
                <text:p>24.3559436798096</text:p>
              </table:table-cell>
              <table:table-cell office:value-type="float" office:value="310797.243076022">
                <text:p>310797.24307602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4.3587658405304">
                <text:p>24.3587658405304</text:p>
              </table:table-cell>
              <table:table-cell office:value-type="float" office:value="2868723.93207738">
                <text:p>2868723.9320773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4.3615834712982">
                <text:p>24.3615834712982</text:p>
              </table:table-cell>
              <table:table-cell office:value-type="float" office:value="2873336.02843121">
                <text:p>2873336.0284312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24.3704378604889">
                <text:p>24.3704378604889</text:p>
              </table:table-cell>
              <table:table-cell office:value-type="float" office:value="914348.7851796">
                <text:p>914348.785179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24.3732552528381">
                <text:p>24.3732552528381</text:p>
              </table:table-cell>
              <table:table-cell office:value-type="float" office:value="2873579.18117966">
                <text:p>2873579.1811796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24.4216821193695">
                <text:p>24.4216821193695</text:p>
              </table:table-cell>
              <table:table-cell office:value-type="float" office:value="167179.926761423">
                <text:p>167179.92676142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4.4245140552521">
                <text:p>24.4245140552521</text:p>
              </table:table-cell>
              <table:table-cell office:value-type="float" office:value="2858821.7868328">
                <text:p>2858821.786832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24.4273338317871">
                <text:p>24.4273338317871</text:p>
              </table:table-cell>
              <table:table-cell office:value-type="float" office:value="2871149.50401623">
                <text:p>2871149.50401623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4.430148601532">
                <text:p>24.430148601532</text:p>
              </table:table-cell>
              <table:table-cell office:value-type="float" office:value="2876256.58004405">
                <text:p>2876256.58004405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4.5568776130676">
                <text:p>24.5568776130676</text:p>
              </table:table-cell>
              <table:table-cell office:value-type="float" office:value="63884.345832863">
                <text:p>63884.34583286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4.5596852302551">
                <text:p>24.5596852302551</text:p>
              </table:table-cell>
              <table:table-cell office:value-type="float" office:value="2883584">
                <text:p>28835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24.5625061988831">
                <text:p>24.5625061988831</text:p>
              </table:table-cell>
              <table:table-cell office:value-type="float" office:value="2869936.20554429">
                <text:p>2869936.2055442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24.5662488937378">
                <text:p>24.5662488937378</text:p>
              </table:table-cell>
              <table:table-cell office:value-type="float" office:value="2163147.22792712">
                <text:p>2163147.227927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4.6131067276001">
                <text:p>24.6131067276001</text:p>
              </table:table-cell>
              <table:table-cell office:value-type="float" office:value="172777.939837994">
                <text:p>172777.93983799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4.6159472465515">
                <text:p>24.6159472465515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24.6187674999237">
                <text:p>24.6187674999237</text:p>
              </table:table-cell>
              <table:table-cell office:value-type="float" office:value="2870664.06154366">
                <text:p>2870664.0615436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4.6215534210205">
                <text:p>24.6215534210205</text:p>
              </table:table-cell>
              <table:table-cell office:value-type="float" office:value="2906040.66615319">
                <text:p>2906040.6661531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24.6243693828583">
                <text:p>24.6243693828583</text:p>
              </table:table-cell>
              <table:table-cell office:value-type="float" office:value="2875038.96232326">
                <text:p>2875038.9623232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4.6271860599518">
                <text:p>24.6271860599518</text:p>
              </table:table-cell>
              <table:table-cell office:value-type="float" office:value="2874308.88640596">
                <text:p>2874308.88640596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4.6573534011841">
                <text:p>24.6573534011841</text:p>
              </table:table-cell>
              <table:table-cell office:value-type="float" office:value="268369.689514822">
                <text:p>268369.68951482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4.6601753234863">
                <text:p>24.6601753234863</text:p>
              </table:table-cell>
              <table:table-cell office:value-type="float" office:value="2868966.30483271">
                <text:p>2868966.3048327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4.6629800796509">
                <text:p>24.6629800796509</text:p>
              </table:table-cell>
              <table:table-cell office:value-type="float" office:value="2886525.43216593">
                <text:p>2886525.4321659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24.6759159564972">
                <text:p>24.6759159564972</text:p>
              </table:table-cell>
              <table:table-cell office:value-type="float" office:value="625856.298431539">
                <text:p>625856.29843153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24.6787490844727">
                <text:p>24.6787490844727</text:p>
              </table:table-cell>
              <table:table-cell office:value-type="float" office:value="2857618.88277371">
                <text:p>2857618.8827737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4.6816086769104">
                <text:p>24.6816086769104</text:p>
              </table:table-cell>
              <table:table-cell office:value-type="float" office:value="2831172.68500917">
                <text:p>2831172.685009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4.713675737381">
                <text:p>24.713675737381</text:p>
              </table:table-cell>
              <table:table-cell office:value-type="float" office:value="252470.911932431">
                <text:p>252470.911932431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24.8141574859619">
                <text:p>24.8141574859619</text:p>
              </table:table-cell>
              <table:table-cell office:value-type="float" office:value="80571.8462739441">
                <text:p>80571.846273944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4.8169980049133">
                <text:p>24.8169980049133</text:p>
              </table:table-cell>
              <table:table-cell office:value-type="float" office:value="2850183.41312741">
                <text:p>2850183.4131274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24.8198146820068">
                <text:p>24.8198146820068</text:p>
              </table:table-cell>
              <table:table-cell office:value-type="float" office:value="2874308.88640596">
                <text:p>2874308.88640596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4.822692155838">
                <text:p>24.822692155838</text:p>
              </table:table-cell>
              <table:table-cell office:value-type="float" office:value="2813579.01930566">
                <text:p>2813579.01930566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4.8583958148956">
                <text:p>24.8583958148956</text:p>
              </table:table-cell>
              <table:table-cell office:value-type="float" office:value="226755.470270848">
                <text:p>226755.47027084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4.8610084056854">
                <text:p>24.8610084056854</text:p>
              </table:table-cell>
              <table:table-cell office:value-type="float" office:value="3098839.67731338">
                <text:p>3098839.6773133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4.8636167049408">
                <text:p>24.8636167049408</text:p>
              </table:table-cell>
              <table:table-cell office:value-type="float" office:value="3103938.3166362">
                <text:p>3103938.316636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4.8766751289368">
                <text:p>24.8766751289368</text:p>
              </table:table-cell>
              <table:table-cell office:value-type="float" office:value="619982.932281682">
                <text:p>619982.93228168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4.8792536258698">
                <text:p>24.8792536258698</text:p>
              </table:table-cell>
              <table:table-cell office:value-type="float" office:value="3139813.70171059">
                <text:p>3139813.7017105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4.8818426132202">
                <text:p>24.8818426132202</text:p>
              </table:table-cell>
              <table:table-cell office:value-type="float" office:value="3127091.36973939">
                <text:p>3127091.3697393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24.8844401836395">
                <text:p>24.8844401836395</text:p>
              </table:table-cell>
              <table:table-cell office:value-type="float" office:value="3116758.6217531">
                <text:p>3116758.621753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24.8869850635529">
                <text:p>24.8869850635529</text:p>
              </table:table-cell>
              <table:table-cell office:value-type="float" office:value="3181289.59940041">
                <text:p>3181289.5994004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4.8895359039307">
                <text:p>24.8895359039307</text:p>
              </table:table-cell>
              <table:table-cell office:value-type="float" office:value="3173855.98504533">
                <text:p>3173855.9850453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4.8921344280243">
                <text:p>24.8921344280243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4.8947329521179">
                <text:p>24.8947329521179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4.8973300457001">
                <text:p>24.8973300457001</text:p>
              </table:table-cell>
              <table:table-cell office:value-type="float" office:value="3117330.8715689">
                <text:p>3117330.871568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4.9432828426361">
                <text:p>24.9432828426361</text:p>
              </table:table-cell>
              <table:table-cell office:value-type="float" office:value="176180.788544153">
                <text:p>176180.78854415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4.945919752121">
                <text:p>24.945919752121</text:p>
              </table:table-cell>
              <table:table-cell office:value-type="float" office:value="3070260.86654611">
                <text:p>3070260.8665461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24.9485156536102">
                <text:p>24.9485156536102</text:p>
              </table:table-cell>
              <table:table-cell office:value-type="float" office:value="3118762.41587068">
                <text:p>3118762.4158706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24.9588758945465">
                <text:p>24.9588758945465</text:p>
              </table:table-cell>
              <table:table-cell office:value-type="float" office:value="781449.00777834">
                <text:p>781449.007778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4.9614763259888">
                <text:p>24.9614763259888</text:p>
              </table:table-cell>
              <table:table-cell office:value-type="float" office:value="3113329.53002659">
                <text:p>3113329.5300265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4.9770615100861">
                <text:p>24.9770615100861</text:p>
              </table:table-cell>
              <table:table-cell office:value-type="float" office:value="519467.716868852">
                <text:p>519467.71686885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4.979656457901">
                <text:p>24.979656457901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24.9822206497192">
                <text:p>24.9822206497192</text:p>
              </table:table-cell>
              <table:table-cell office:value-type="float" office:value="3157330.09614133">
                <text:p>3157330.0961413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25.0152068138123">
                <text:p>25.0152068138123</text:p>
              </table:table-cell>
              <table:table-cell office:value-type="float" office:value="245436.237362129">
                <text:p>245436.23736212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5.0178010463715">
                <text:p>25.0178010463715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5.0203835964203">
                <text:p>25.0203835964203</text:p>
              </table:table-cell>
              <table:table-cell office:value-type="float" office:value="3134886.00295421">
                <text:p>3134886.0029542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5.0437750816345">
                <text:p>25.0437750816345</text:p>
              </table:table-cell>
              <table:table-cell office:value-type="float" office:value="346108.84797831">
                <text:p>346108.8479783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25.0463681221008">
                <text:p>25.0463681221008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5.0489616394043">
                <text:p>25.0489616394043</text:p>
              </table:table-cell>
              <table:table-cell office:value-type="float" office:value="3121629.45247288">
                <text:p>3121629.4524728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5.0592586994171">
                <text:p>25.0592586994171</text:p>
              </table:table-cell>
              <table:table-cell office:value-type="float" office:value="786243.839496168">
                <text:p>786243.83949616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25.061854839325">
                <text:p>25.061854839325</text:p>
              </table:table-cell>
              <table:table-cell office:value-type="float" office:value="3118476.00183672">
                <text:p>3118476.0018367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25.0644443035126">
                <text:p>25.0644443035126</text:p>
              </table:table-cell>
              <table:table-cell office:value-type="float" office:value="3126515.53116656">
                <text:p>3126515.5311665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5.0774803161621">
                <text:p>25.0774803161621</text:p>
              </table:table-cell>
              <table:table-cell office:value-type="float" office:value="621048.799019698">
                <text:p>621048.79901969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5.0800724029541">
                <text:p>25.0800724029541</text:p>
              </table:table-cell>
              <table:table-cell office:value-type="float" office:value="3123352.20603385">
                <text:p>3123352.2060338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5.082688331604">
                <text:p>25.082688331604</text:p>
              </table:table-cell>
              <table:table-cell office:value-type="float" office:value="3094885.63470653">
                <text:p>3094885.6347065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25.1001846790314">
                <text:p>25.1001846790314</text:p>
              </table:table-cell>
              <table:table-cell office:value-type="float" office:value="462725.150698372">
                <text:p>462725.150698372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25.1027870178223">
                <text:p>25.1027870178223</text:p>
              </table:table-cell>
              <table:table-cell office:value-type="float" office:value="3111047.65771874">
                <text:p>3111047.65771874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.1053783893585">
                <text:p>25.1053783893585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5.1156651973724">
                <text:p>25.1156651973724</text:p>
              </table:table-cell>
              <table:table-cell office:value-type="float" office:value="787027.422797015">
                <text:p>787027.42279701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5.1182653903961">
                <text:p>25.1182653903961</text:p>
              </table:table-cell>
              <table:table-cell office:value-type="float" office:value="3113614.99944984">
                <text:p>3113614.999449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25.1445503234863">
                <text:p>25.1445503234863</text:p>
              </table:table-cell>
              <table:table-cell office:value-type="float" office:value="308009.153845456">
                <text:p>308009.153845456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5.1471424102783">
                <text:p>25.1471424102783</text:p>
              </table:table-cell>
              <table:table-cell office:value-type="float" office:value="3123352.20603385">
                <text:p>3123352.2060338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.1497354507446">
                <text:p>25.1497354507446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5.1598088741302">
                <text:p>25.1598088741302</text:p>
              </table:table-cell>
              <table:table-cell office:value-type="float" office:value="803698.97005988">
                <text:p>803698.97005988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5.1623995304108">
                <text:p>25.1623995304108</text:p>
              </table:table-cell>
              <table:table-cell office:value-type="float" office:value="3125076.86213878">
                <text:p>3125076.8621387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25.1649928092957">
                <text:p>25.1649928092957</text:p>
              </table:table-cell>
              <table:table-cell office:value-type="float" office:value="3121916.44607888">
                <text:p>3121916.4460788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25.2007558345795">
                <text:p>25.2007558345795</text:p>
              </table:table-cell>
              <table:table-cell office:value-type="float" office:value="226379.058699609">
                <text:p>226379.05869960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5.2033472061157">
                <text:p>25.2033472061157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5.2059421539307">
                <text:p>25.2059421539307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5.2161345481873">
                <text:p>25.2161345481873</text:p>
              </table:table-cell>
              <table:table-cell office:value-type="float" office:value="794317.782081871">
                <text:p>794317.78208187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25.2187209129333">
                <text:p>25.2187209129333</text:p>
              </table:table-cell>
              <table:table-cell office:value-type="float" office:value="3130262.27728614">
                <text:p>3130262.2772861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5.2213273048401">
                <text:p>25.2213273048401</text:p>
              </table:table-cell>
              <table:table-cell office:value-type="float" office:value="3106209.76802049">
                <text:p>3106209.76802049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5.2451598644257">
                <text:p>25.2451598644257</text:p>
              </table:table-cell>
              <table:table-cell office:value-type="float" office:value="339703.336141095">
                <text:p>339703.33614109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.2477910518646">
                <text:p>25.2477910518646</text:p>
              </table:table-cell>
              <table:table-cell office:value-type="float" office:value="3076937.76585719">
                <text:p>3076937.7658571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5.2504127025604">
                <text:p>25.2504127025604</text:p>
              </table:table-cell>
              <table:table-cell office:value-type="float" office:value="3088130.70061841">
                <text:p>3088130.700618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.2603514194489">
                <text:p>25.2603514194489</text:p>
              </table:table-cell>
              <table:table-cell office:value-type="float" office:value="814592.073693806">
                <text:p>814592.07369380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5.2629442214966">
                <text:p>25.2629442214966</text:p>
              </table:table-cell>
              <table:table-cell office:value-type="float" office:value="3122490.59163218">
                <text:p>3122490.5916321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25.2655379772186">
                <text:p>25.2655379772186</text:p>
              </table:table-cell>
              <table:table-cell office:value-type="float" office:value="3121342.51162791">
                <text:p>3121342.51162791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25.3012609481812">
                <text:p>25.3012609481812</text:p>
              </table:table-cell>
              <table:table-cell office:value-type="float" office:value="226632.885839568">
                <text:p>226632.88583956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5.3038859367371">
                <text:p>25.3038859367371</text:p>
              </table:table-cell>
              <table:table-cell office:value-type="float" office:value="3084203.9222525">
                <text:p>3084203.922252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5.306471824646">
                <text:p>25.306471824646</text:p>
              </table:table-cell>
              <table:table-cell office:value-type="float" office:value="3130839.4969574">
                <text:p>3130839.4969574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5.3090667724609">
                <text:p>25.3090667724609</text:p>
              </table:table-cell>
              <table:table-cell office:value-type="float" office:value="3119908.59830945">
                <text:p>3119908.5983094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5.3116335868835">
                <text:p>25.3116335868835</text:p>
              </table:table-cell>
              <table:table-cell office:value-type="float" office:value="3154104.14118521">
                <text:p>3154104.1411852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5.4169688224792">
                <text:p>25.4169688224792</text:p>
              </table:table-cell>
              <table:table-cell office:value-type="float" office:value="76859.3714554739">
                <text:p>76859.371455473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25.4195392131805">
                <text:p>25.4195392131805</text:p>
              </table:table-cell>
              <table:table-cell office:value-type="float" office:value="3149715.72061961">
                <text:p>3149715.7206196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5.422101020813">
                <text:p>25.422101020813</text:p>
              </table:table-cell>
              <table:table-cell office:value-type="float" office:value="3160268.51409958">
                <text:p>3160268.5140995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25.4346642494202">
                <text:p>25.4346642494202</text:p>
              </table:table-cell>
              <table:table-cell office:value-type="float" office:value="644420.335977531">
                <text:p>644420.33597753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5.4566345214844">
                <text:p>25.4566345214844</text:p>
              </table:table-cell>
              <table:table-cell office:value-type="float" office:value="368497.940141074">
                <text:p>368497.94014107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5.4592270851135">
                <text:p>25.4592270851135</text:p>
              </table:table-cell>
              <table:table-cell office:value-type="float" office:value="3122777.74360861">
                <text:p>3122777.7436086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5.4618217945099">
                <text:p>25.4618217945099</text:p>
              </table:table-cell>
              <table:table-cell office:value-type="float" office:value="3120195.2755674">
                <text:p>3120195.275567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5.478741645813">
                <text:p>25.478741645813</text:p>
              </table:table-cell>
              <table:table-cell office:value-type="float" office:value="478491.202728029">
                <text:p>478491.202728029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25.4813408851624">
                <text:p>25.4813408851624</text:p>
              </table:table-cell>
              <table:table-cell office:value-type="float" office:value="3114757.40084388">
                <text:p>3114757.400843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25.483939409256">
                <text:p>25.483939409256</text:p>
              </table:table-cell>
              <table:table-cell office:value-type="float" office:value="3115614.7521791">
                <text:p>3115614.75217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5.500697851181">
                <text:p>25.500697851181</text:p>
              </table:table-cell>
              <table:table-cell office:value-type="float" office:value="483099.80344288">
                <text:p>483099.8034428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5.5032594203949">
                <text:p>25.5032594203949</text:p>
              </table:table-cell>
              <table:table-cell office:value-type="float" office:value="3160562.65673864">
                <text:p>3160562.6567386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5.5058608055115">
                <text:p>25.5058608055115</text:p>
              </table:table-cell>
              <table:table-cell office:value-type="float" office:value="3112188.1756026">
                <text:p>3112188.175602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25.5173456668854">
                <text:p>25.5173456668854</text:p>
              </table:table-cell>
              <table:table-cell office:value-type="float" office:value="704927.968777895">
                <text:p>704927.96877789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25.5199370384216">
                <text:p>25.5199370384216</text:p>
              </table:table-cell>
              <table:table-cell office:value-type="float" office:value="3124214.2960714">
                <text:p>3124214.296071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5.5225462913513">
                <text:p>25.5225462913513</text:p>
              </table:table-cell>
              <table:table-cell office:value-type="float" office:value="3102803.83625731">
                <text:p>3102803.8362573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5.5445961952209">
                <text:p>25.5445961952209</text:p>
              </table:table-cell>
              <table:table-cell office:value-type="float" office:value="367167.133601488">
                <text:p>367167.13360148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25.5471827983856">
                <text:p>25.5471827983856</text:p>
              </table:table-cell>
              <table:table-cell office:value-type="float" office:value="3129973.74725781">
                <text:p>3129973.7472578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5.5497767925262">
                <text:p>25.5497767925262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25.5667464733124">
                <text:p>25.5667464733124</text:p>
              </table:table-cell>
              <table:table-cell office:value-type="float" office:value="477086.169270541">
                <text:p>477086.16927054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25.5693407058716">
                <text:p>25.5693407058716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5.5719349384308">
                <text:p>25.5719349384308</text:p>
              </table:table-cell>
              <table:table-cell office:value-type="float" office:value="3120768.78816285">
                <text:p>3120768.7881628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25.5887117385864">
                <text:p>25.5887117385864</text:p>
              </table:table-cell>
              <table:table-cell office:value-type="float" office:value="482571.165233703">
                <text:p>482571.16523370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5.591305732727">
                <text:p>25.591305732727</text:p>
              </table:table-cell>
              <table:table-cell office:value-type="float" office:value="3121055.62352941">
                <text:p>3121055.623529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5.6106836795807">
                <text:p>25.6106836795807</text:p>
              </table:table-cell>
              <table:table-cell office:value-type="float" office:value="417794.519778043">
                <text:p>417794.51977804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.6132807731628">
                <text:p>25.6132807731628</text:p>
              </table:table-cell>
              <table:table-cell office:value-type="float" office:value="3117330.8715689">
                <text:p>3117330.8715689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25.6159107685089">
                <text:p>25.6159107685089</text:p>
              </table:table-cell>
              <table:table-cell office:value-type="float" office:value="3078332.44347747">
                <text:p>3078332.4434774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5.6325922012329">
                <text:p>25.6325922012329</text:p>
              </table:table-cell>
              <table:table-cell office:value-type="float" office:value="485330.015350094">
                <text:p>485330.01535009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25.635192155838">
                <text:p>25.635192155838</text:p>
              </table:table-cell>
              <table:table-cell office:value-type="float" office:value="3113900.52122879">
                <text:p>3113900.52122879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5.6377599239349">
                <text:p>25.6377599239349</text:p>
              </table:table-cell>
              <table:table-cell office:value-type="float" office:value="3152932.70046425">
                <text:p>3152932.7004642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5.6547198295593">
                <text:p>25.6547198295593</text:p>
              </table:table-cell>
              <table:table-cell office:value-type="float" office:value="477361.146889717">
                <text:p>477361.14688971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25.6573126316071">
                <text:p>25.6573126316071</text:p>
              </table:table-cell>
              <table:table-cell office:value-type="float" office:value="3122490.59163218">
                <text:p>3122490.591632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25.6599085330963">
                <text:p>25.6599085330963</text:p>
              </table:table-cell>
              <table:table-cell office:value-type="float" office:value="3118762.41587068">
                <text:p>3118762.4158706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25.6766464710236">
                <text:p>25.6766464710236</text:p>
              </table:table-cell>
              <table:table-cell office:value-type="float" office:value="483691.601390234">
                <text:p>483691.60139023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25.6792283058166">
                <text:p>25.6792283058166</text:p>
              </table:table-cell>
              <table:table-cell office:value-type="float" office:value="3135754.47261982">
                <text:p>3135754.4726198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25.681821346283">
                <text:p>25.681821346283</text:p>
              </table:table-cell>
              <table:table-cell office:value-type="float" office:value="3122203.49246046">
                <text:p>3122203.492460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25.7111306190491">
                <text:p>25.7111306190491</text:p>
              </table:table-cell>
              <table:table-cell office:value-type="float" office:value="276226.57391078">
                <text:p>276226.5739107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5.713737487793">
                <text:p>25.713737487793</text:p>
              </table:table-cell>
              <table:table-cell office:value-type="float" office:value="3105641.59356137">
                <text:p>3105641.59356137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25.7162992954254">
                <text:p>25.7162992954254</text:p>
              </table:table-cell>
              <table:table-cell office:value-type="float" office:value="3160268.51409958">
                <text:p>3160268.5140995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25.7330243587494">
                <text:p>25.7330243587494</text:p>
              </table:table-cell>
              <table:table-cell office:value-type="float" office:value="484063.93704918">
                <text:p>484063.93704918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25.7356305122375">
                <text:p>25.7356305122375</text:p>
              </table:table-cell>
              <table:table-cell office:value-type="float" office:value="3106493.93321746">
                <text:p>3106493.933217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25.7382256984711">
                <text:p>25.7382256984711</text:p>
              </table:table-cell>
              <table:table-cell office:value-type="float" office:value="3119621.97372531">
                <text:p>3119621.9737253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5.8777985572815">
                <text:p>25.8777985572815</text:p>
              </table:table-cell>
              <table:table-cell office:value-type="float" office:value="58005.5468448663">
                <text:p>58005.546844866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25.8802523612976">
                <text:p>25.8802523612976</text:p>
              </table:table-cell>
              <table:table-cell office:value-type="float" office:value="3299367.00194326">
                <text:p>3299367.00194326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25.882661819458">
                <text:p>25.882661819458</text:p>
              </table:table-cell>
              <table:table-cell office:value-type="float" office:value="3360091.54799129">
                <text:p>3360091.5479912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25.8850708007812">
                <text:p>25.8850708007812</text:p>
              </table:table-cell>
              <table:table-cell office:value-type="float" office:value="3360756.64924782">
                <text:p>3360756.64924782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5.8874740600586">
                <text:p>25.8874740600586</text:p>
              </table:table-cell>
              <table:table-cell office:value-type="float" office:value="3368758.45079365">
                <text:p>3368758.4507936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5.8898828029633">
                <text:p>25.8898828029633</text:p>
              </table:table-cell>
              <table:table-cell office:value-type="float" office:value="3361089.29862417">
                <text:p>3361089.2986241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25.8922941684723">
                <text:p>25.8922941684723</text:p>
              </table:table-cell>
              <table:table-cell office:value-type="float" office:value="3357433.77338343">
                <text:p>3357433.7733834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5.8946695327759">
                <text:p>25.8946695327759</text:p>
              </table:table-cell>
              <table:table-cell office:value-type="float" office:value="3408319.29980929">
                <text:p>3408319.2998092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25.8970773220062">
                <text:p>25.8970773220062</text:p>
              </table:table-cell>
              <table:table-cell office:value-type="float" office:value="3362420.55490643">
                <text:p>3362420.55490643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5.8994550704956">
                <text:p>25.8994550704956</text:p>
              </table:table-cell>
              <table:table-cell office:value-type="float" office:value="3404901.75313346">
                <text:p>3404901.75313346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5.917186498642">
                <text:p>25.917186498642</text:p>
              </table:table-cell>
              <table:table-cell office:value-type="float" office:value="456590.407336193">
                <text:p>456590.40733619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5.9195919036865">
                <text:p>25.9195919036865</text:p>
              </table:table-cell>
              <table:table-cell office:value-type="float" office:value="3365753.31390623">
                <text:p>3365753.3139062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25.956202507019">
                <text:p>25.956202507019</text:p>
              </table:table-cell>
              <table:table-cell office:value-type="float" office:value="221138.12019068">
                <text:p>221138.1201906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25.9586300849915">
                <text:p>25.9586300849915</text:p>
              </table:table-cell>
              <table:table-cell office:value-type="float" office:value="3335011.31251228">
                <text:p>3335011.3125122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25.9610772132874">
                <text:p>25.9610772132874</text:p>
              </table:table-cell>
              <table:table-cell office:value-type="float" office:value="3308367.61340608">
                <text:p>3308367.6134060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5.9781451225281">
                <text:p>25.9781451225281</text:p>
              </table:table-cell>
              <table:table-cell office:value-type="float" office:value="474340.464658881">
                <text:p>474340.464658881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25.9805490970612">
                <text:p>25.9805490970612</text:p>
              </table:table-cell>
              <table:table-cell office:value-type="float" office:value="3367756.14241793">
                <text:p>3367756.142417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5.9829533100128">
                <text:p>25.9829533100128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6.0177383422852">
                <text:p>26.0177383422852</text:p>
              </table:table-cell>
              <table:table-cell office:value-type="float" office:value="232743.78291832">
                <text:p>232743.78291832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26.0201501846313">
                <text:p>26.0201501846313</text:p>
              </table:table-cell>
              <table:table-cell office:value-type="float" office:value="3356769.98655595">
                <text:p>3356769.9865559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26.0225343704224">
                <text:p>26.0225343704224</text:p>
              </table:table-cell>
              <table:table-cell office:value-type="float" office:value="3395708.5184">
                <text:p>3395708.5184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6.0249419212341">
                <text:p>26.0249419212341</text:p>
              </table:table-cell>
              <table:table-cell office:value-type="float" office:value="3362753.53376906">
                <text:p>3362753.5337690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6.0566363334656">
                <text:p>26.0566363334656</text:p>
              </table:table-cell>
              <table:table-cell office:value-type="float" office:value="255439.34813745">
                <text:p>255439.3481374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26.0590398311615">
                <text:p>26.0590398311615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6.0614268779755">
                <text:p>26.0614268779755</text:p>
              </table:table-cell>
              <table:table-cell office:value-type="float" office:value="3391638.55213743">
                <text:p>3391638.5521374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26.0638294219971">
                <text:p>26.0638294219971</text:p>
              </table:table-cell>
              <table:table-cell office:value-type="float" office:value="3369761.35595911">
                <text:p>3369761.3559591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26.0662314891815">
                <text:p>26.0662314891815</text:p>
              </table:table-cell>
              <table:table-cell office:value-type="float" office:value="3370430.29121588">
                <text:p>3370430.2912158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26.1430110931396">
                <text:p>26.1430110931396</text:p>
              </table:table-cell>
              <table:table-cell office:value-type="float" office:value="105444.669972705">
                <text:p>105444.6699727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6.1454427242279">
                <text:p>26.1454427242279</text:p>
              </table:table-cell>
              <table:table-cell office:value-type="float" office:value="3329452.41533484">
                <text:p>3329452.41533484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26.179030418396">
                <text:p>26.179030418396</text:p>
              </table:table-cell>
              <table:table-cell office:value-type="float" office:value="241040.660888577">
                <text:p>241040.660888577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26.1814363002777">
                <text:p>26.1814363002777</text:p>
              </table:table-cell>
              <table:table-cell office:value-type="float" office:value="3365086.23367357">
                <text:p>3365086.2336735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6.1838352680206">
                <text:p>26.1838352680206</text:p>
              </table:table-cell>
              <table:table-cell office:value-type="float" office:value="3374784.85231564">
                <text:p>3374784.85231564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26.1929762363434">
                <text:p>26.1929762363434</text:p>
              </table:table-cell>
              <table:table-cell office:value-type="float" office:value="885682.972978612">
                <text:p>885682.97297861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6.195380449295">
                <text:p>26.195380449295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6.1977696418762">
                <text:p>26.1977696418762</text:p>
              </table:table-cell>
              <table:table-cell office:value-type="float" office:value="3388592.47420417">
                <text:p>3388592.47420417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6.2086889743805">
                <text:p>26.2086889743805</text:p>
              </table:table-cell>
              <table:table-cell office:value-type="float" office:value="741437.26247298">
                <text:p>741437.2624729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6.2110571861267">
                <text:p>26.2110571861267</text:p>
              </table:table-cell>
              <table:table-cell office:value-type="float" office:value="3418613.22702104">
                <text:p>3418613.22702104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26.2134599685669">
                <text:p>26.2134599685669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26.2185370922089">
                <text:p>26.2185370922089</text:p>
              </table:table-cell>
              <table:table-cell office:value-type="float" office:value="1594603.67147218">
                <text:p>1594603.6714721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26.2353405952454">
                <text:p>26.2353405952454</text:p>
              </table:table-cell>
              <table:table-cell office:value-type="float" office:value="481804.298925921">
                <text:p>481804.29892592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6.2377552986145">
                <text:p>26.2377552986145</text:p>
              </table:table-cell>
              <table:table-cell office:value-type="float" office:value="3352792.77093207">
                <text:p>3352792.7709320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26.2401633262634">
                <text:p>26.2401633262634</text:p>
              </table:table-cell>
              <table:table-cell office:value-type="float" office:value="3362087.6419802">
                <text:p>3362087.641980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26.263964176178">
                <text:p>26.263964176178</text:p>
              </table:table-cell>
              <table:table-cell office:value-type="float" office:value="340155.920022439">
                <text:p>340155.92002243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26.2663724422455">
                <text:p>26.2663724422455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26.268780708313">
                <text:p>26.268780708313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6.2795367240906">
                <text:p>26.2795367240906</text:p>
              </table:table-cell>
              <table:table-cell office:value-type="float" office:value="752695.065478565">
                <text:p>752695.065478565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6.281941652298">
                <text:p>26.281941652298</text:p>
              </table:table-cell>
              <table:table-cell office:value-type="float" office:value="3366420.65866957">
                <text:p>3366420.65866957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6.2843477725983">
                <text:p>26.2843477725983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26.293443441391">
                <text:p>26.293443441391</text:p>
              </table:table-cell>
              <table:table-cell office:value-type="float" office:value="890093.975989515">
                <text:p>890093.975989515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6.2958250045776">
                <text:p>26.2958250045776</text:p>
              </table:table-cell>
              <table:table-cell office:value-type="float" office:value="3399447.91110221">
                <text:p>3399447.9111022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6.2982285022736">
                <text:p>26.2982285022736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26.3177993297577">
                <text:p>26.3177993297577</text:p>
              </table:table-cell>
              <table:table-cell office:value-type="float" office:value="413676.938625344">
                <text:p>413676.93862534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26.3201897144318">
                <text:p>26.3201897144318</text:p>
              </table:table-cell>
              <table:table-cell office:value-type="float" office:value="3386902.57171354">
                <text:p>3386902.57171354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6.3226289749146">
                <text:p>26.3226289749146</text:p>
              </table:table-cell>
              <table:table-cell office:value-type="float" office:value="3319038.72387841">
                <text:p>3319038.7238784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6.3644165992737">
                <text:p>26.3644165992737</text:p>
              </table:table-cell>
              <table:table-cell office:value-type="float" office:value="193741.571198722">
                <text:p>193741.57119872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26.3668208122253">
                <text:p>26.3668208122253</text:p>
              </table:table-cell>
              <table:table-cell office:value-type="float" office:value="3367422.17215391">
                <text:p>3367422.1721539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6.3692078590393">
                <text:p>26.3692078590393</text:p>
              </table:table-cell>
              <table:table-cell office:value-type="float" office:value="3391638.55213743">
                <text:p>3391638.5521374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26.3799993991852">
                <text:p>26.3799993991852</text:p>
              </table:table-cell>
              <table:table-cell office:value-type="float" office:value="750217.289706825">
                <text:p>750217.289706825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26.3824021816254">
                <text:p>26.3824021816254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6.4182109832764">
                <text:p>26.4182109832764</text:p>
              </table:table-cell>
              <table:table-cell office:value-type="float" office:value="226089.665856598">
                <text:p>226089.66585659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26.4206178188324">
                <text:p>26.4206178188324</text:p>
              </table:table-cell>
              <table:table-cell office:value-type="float" office:value="3363752.86617137">
                <text:p>3363752.8661713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6.4230198860168">
                <text:p>26.4230198860168</text:p>
              </table:table-cell>
              <table:table-cell office:value-type="float" office:value="3370430.29121588">
                <text:p>3370430.2912158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6.4361636638641">
                <text:p>26.4361636638641</text:p>
              </table:table-cell>
              <table:table-cell office:value-type="float" office:value="615956.850006349">
                <text:p>615956.85000634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6.438606262207">
                <text:p>26.438606262207</text:p>
              </table:table-cell>
              <table:table-cell office:value-type="float" office:value="3314503.19023914">
                <text:p>3314503.1902391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26.4410092830658">
                <text:p>26.4410092830658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6.4649028778076">
                <text:p>26.4649028778076</text:p>
              </table:table-cell>
              <table:table-cell office:value-type="float" office:value="338835.578634363">
                <text:p>338835.57863436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26.4673044681549">
                <text:p>26.4673044681549</text:p>
              </table:table-cell>
              <table:table-cell office:value-type="float" office:value="3371099.49210761">
                <text:p>3371099.492107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26.4697072505951">
                <text:p>26.4697072505951</text:p>
              </table:table-cell>
              <table:table-cell office:value-type="float" office:value="3369426.98789442">
                <text:p>3369426.98789442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6.4790623188019">
                <text:p>26.4790623188019</text:p>
              </table:table-cell>
              <table:table-cell office:value-type="float" office:value="865413.252051583">
                <text:p>865413.25205158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6.4814670085907">
                <text:p>26.4814670085907</text:p>
              </table:table-cell>
              <table:table-cell office:value-type="float" office:value="3366754.43029943">
                <text:p>3366754.4302994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6.4839375019073">
                <text:p>26.4839375019073</text:p>
              </table:table-cell>
              <table:table-cell office:value-type="float" office:value="3277078.28450106">
                <text:p>3277078.2845010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6.5059561729431">
                <text:p>26.5059561729431</text:p>
              </table:table-cell>
              <table:table-cell office:value-type="float" office:value="367687.949324873">
                <text:p>367687.94932487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6.5083608627319">
                <text:p>26.5083608627319</text:p>
              </table:table-cell>
              <table:table-cell office:value-type="float" office:value="3366754.43029943">
                <text:p>3366754.4302994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26.5107643604279">
                <text:p>26.5107643604279</text:p>
              </table:table-cell>
              <table:table-cell office:value-type="float" office:value="3368424.28171808">
                <text:p>3368424.28171808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26.5366241931915">
                <text:p>26.5366241931915</text:p>
              </table:table-cell>
              <table:table-cell office:value-type="float" office:value="313072.403599351">
                <text:p>313072.40359935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6.5390646457672">
                <text:p>26.5390646457672</text:p>
              </table:table-cell>
              <table:table-cell office:value-type="float" office:value="3317417.46619773">
                <text:p>3317417.46619773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6.5414707660675">
                <text:p>26.5414707660675</text:p>
              </table:table-cell>
              <table:table-cell office:value-type="float" office:value="3364752.79270709">
                <text:p>3364752.7927070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6.5463557243347">
                <text:p>26.5463557243347</text:p>
              </table:table-cell>
              <table:table-cell office:value-type="float" office:value="1657332.48006247">
                <text:p>1657332.4800624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26.8024775981903">
                <text:p>26.8024775981903</text:p>
              </table:table-cell>
              <table:table-cell office:value-type="float" office:value="31609.9514583622">
                <text:p>31609.951458362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6.8048710823059">
                <text:p>26.8048710823059</text:p>
              </table:table-cell>
              <table:table-cell office:value-type="float" office:value="3382516.7032573">
                <text:p>3382516.7032573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6.8072793483734">
                <text:p>26.8072793483734</text:p>
              </table:table-cell>
              <table:table-cell office:value-type="float" office:value="3361754.79497079">
                <text:p>3361754.7949707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26.8202645778656">
                <text:p>26.8202645778656</text:p>
              </table:table-cell>
              <table:table-cell office:value-type="float" office:value="623477.621621622">
                <text:p>623477.62162162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6.8379073143005">
                <text:p>26.8379073143005</text:p>
              </table:table-cell>
              <table:table-cell office:value-type="float" office:value="458885.730672036">
                <text:p>458885.730672036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6.8403103351593">
                <text:p>26.8403103351593</text:p>
              </table:table-cell>
              <table:table-cell office:value-type="float" office:value="3369092.68617918">
                <text:p>3369092.6861791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6.8427472114563">
                <text:p>26.8427472114563</text:p>
              </table:table-cell>
              <table:table-cell office:value-type="float" office:value="3322285.99784757">
                <text:p>3322285.9978475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29.8454713821411">
                <text:p>29.8454713821411</text:p>
              </table:table-cell>
              <table:table-cell office:value-type="float" office:value="2696.21834700641">
                <text:p>2696.2183470064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9.8490343093872">
                <text:p>29.8490343093872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29.8526027202606">
                <text:p>29.8526027202606</text:p>
              </table:table-cell>
              <table:table-cell office:value-type="float" office:value="2268797.03240462">
                <text:p>2268797.03240462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9.8561608791351">
                <text:p>29.8561608791351</text:p>
              </table:table-cell>
              <table:table-cell office:value-type="float" office:value="2275334.0380595">
                <text:p>2275334.038059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9.8596966266632">
                <text:p>29.8596966266632</text:p>
              </table:table-cell>
              <table:table-cell office:value-type="float" office:value="2289756.24976399">
                <text:p>2289756.24976399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29.8632893562317">
                <text:p>29.8632893562317</text:p>
              </table:table-cell>
              <table:table-cell office:value-type="float" office:value="2253439.85559758">
                <text:p>2253439.8555975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9.8668215274811">
                <text:p>29.8668215274811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9.8703656196594">
                <text:p>29.8703656196594</text:p>
              </table:table-cell>
              <table:table-cell office:value-type="float" office:value="2284364.96360579">
                <text:p>2284364.9636057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9.8740091323853">
                <text:p>29.8740091323853</text:p>
              </table:table-cell>
              <table:table-cell office:value-type="float" office:value="2222031.48697814">
                <text:p>2222031.48697814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29.8775491714478">
                <text:p>29.8775491714478</text:p>
              </table:table-cell>
              <table:table-cell office:value-type="float" office:value="2286980.4137931">
                <text:p>2286980.4137931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29.8811111450195">
                <text:p>29.8811111450195</text:p>
              </table:table-cell>
              <table:table-cell office:value-type="float" office:value="2272897.26800535">
                <text:p>2272897.2680053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29.8846850395203">
                <text:p>29.8846850395203</text:p>
              </table:table-cell>
              <table:table-cell office:value-type="float" office:value="2265315.88952635">
                <text:p>2265315.88952635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9.8882081508636">
                <text:p>29.8882081508636</text:p>
              </table:table-cell>
              <table:table-cell office:value-type="float" office:value="2297968.81532111">
                <text:p>2297968.8153211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29.891795873642">
                <text:p>29.891795873642</text:p>
              </table:table-cell>
              <table:table-cell office:value-type="float" office:value="2256584.60818713">
                <text:p>2256584.6081871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9.8953523635864">
                <text:p>29.8953523635864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29.8989188671112">
                <text:p>29.8989188671112</text:p>
              </table:table-cell>
              <table:table-cell office:value-type="float" office:value="2270010.37395548">
                <text:p>2270010.3739554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29.9024901390076">
                <text:p>29.9024901390076</text:p>
              </table:table-cell>
              <table:table-cell office:value-type="float" office:value="2266979.45016356">
                <text:p>2266979.4501635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29.9061024188995">
                <text:p>29.9061024188995</text:p>
              </table:table-cell>
              <table:table-cell office:value-type="float" office:value="2241243.82443403">
                <text:p>2241243.8244340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9.9096651077271">
                <text:p>29.9096651077271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9.9132285118103">
                <text:p>29.9132285118103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29.9167912006378">
                <text:p>29.9167912006378</text:p>
              </table:table-cell>
              <table:table-cell office:value-type="float" office:value="2272440.95456066">
                <text:p>2272440.9545606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9.9203300476074">
                <text:p>29.9203300476074</text:p>
              </table:table-cell>
              <table:table-cell office:value-type="float" office:value="2287750.80401536">
                <text:p>2287750.8040153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29.923930644989">
                <text:p>29.923930644989</text:p>
              </table:table-cell>
              <table:table-cell office:value-type="float" office:value="2248515.77168587">
                <text:p>2248515.7716858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29.9274668693542">
                <text:p>29.9274668693542</text:p>
              </table:table-cell>
              <table:table-cell office:value-type="float" office:value="2289447.49083064">
                <text:p>2289447.4908306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9.931031703949">
                <text:p>29.931031703949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9.9346342086792">
                <text:p>29.9346342086792</text:p>
              </table:table-cell>
              <table:table-cell office:value-type="float" office:value="2247325.29344805">
                <text:p>2247325.2934480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29.9381990432739">
                <text:p>29.9381990432739</text:p>
              </table:table-cell>
              <table:table-cell office:value-type="float" office:value="2271073.1128946">
                <text:p>2271073.1128946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29.94176197052">
                <text:p>29.94176197052</text:p>
              </table:table-cell>
              <table:table-cell office:value-type="float" office:value="2272288.89079229">
                <text:p>2272288.89079229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9.945307970047">
                <text:p>29.945307970047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29.9488213062286">
                <text:p>29.9488213062286</text:p>
              </table:table-cell>
              <table:table-cell office:value-type="float" office:value="2304362.45819761">
                <text:p>2304362.45819761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9.9523711204529">
                <text:p>29.9523711204529</text:p>
              </table:table-cell>
              <table:table-cell office:value-type="float" office:value="2280682.7311438">
                <text:p>2280682.731143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9.9559199810028">
                <text:p>29.9559199810028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9.9594359397888">
                <text:p>29.9594359397888</text:p>
              </table:table-cell>
              <table:table-cell office:value-type="float" office:value="2302643.60100359">
                <text:p>2302643.6010035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9.9629890918732">
                <text:p>29.9629890918732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9.9665377140045">
                <text:p>29.9665377140045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29.9700853824615">
                <text:p>29.9700853824615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29.9736287593842">
                <text:p>29.9736287593842</text:p>
              </table:table-cell>
              <table:table-cell office:value-type="float" office:value="2284826.07885883">
                <text:p>2284826.0788588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9.9771814346313">
                <text:p>29.9771814346313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29.9807345867157">
                <text:p>29.9807345867157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9.9842867851257">
                <text:p>29.9842867851257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9.9878289699554">
                <text:p>29.9878289699554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9.9913802146912">
                <text:p>29.9913802146912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9.9949369430542">
                <text:p>29.9949369430542</text:p>
              </table:table-cell>
              <table:table-cell office:value-type="float" office:value="2276249.17442016">
                <text:p>2276249.17442016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29.9984858036041">
                <text:p>29.9984858036041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30.0020380020142">
                <text:p>30.0020380020142</text:p>
              </table:table-cell>
              <table:table-cell office:value-type="float" office:value="2279151.96885697">
                <text:p>2279151.9688569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30.0055906772614">
                <text:p>30.0055906772614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30.0091409683228">
                <text:p>30.0091409683228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30.0126953125">
                <text:p>30.0126953125</text:p>
              </table:table-cell>
              <table:table-cell office:value-type="float" office:value="2277776.03863697">
                <text:p>2277776.0386369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0.0162506103516">
                <text:p>30.0162506103516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30.0197925567627">
                <text:p>30.0197925567627</text:p>
              </table:table-cell>
              <table:table-cell office:value-type="float" office:value="2285748.86806677">
                <text:p>2285748.8680667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30.0233418941498">
                <text:p>30.0233418941498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30.0268976688385">
                <text:p>30.0268976688385</text:p>
              </table:table-cell>
              <table:table-cell office:value-type="float" office:value="2276859.67439989">
                <text:p>2276859.6743998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30.0304191112518">
                <text:p>30.0304191112518</text:p>
              </table:table-cell>
              <table:table-cell office:value-type="float" office:value="2299057.9000677">
                <text:p>2299057.900067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30.0339684486389">
                <text:p>30.0339684486389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30.0375802516937">
                <text:p>30.0375802516937</text:p>
              </table:table-cell>
              <table:table-cell office:value-type="float" office:value="2241539.71773714">
                <text:p>2241539.7177371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30.0411307811737">
                <text:p>30.0411307811737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30.0446982383728">
                <text:p>30.0446982383728</text:p>
              </table:table-cell>
              <table:table-cell office:value-type="float" office:value="2269403.54100114">
                <text:p>2269403.5410011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30.0482616424561">
                <text:p>30.0482616424561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30.0518100261688">
                <text:p>30.0518100261688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30.0553579330444">
                <text:p>30.0553579330444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0.0589067935944">
                <text:p>30.0589067935944</text:p>
              </table:table-cell>
              <table:table-cell office:value-type="float" office:value="2281295.61195835">
                <text:p>2281295.6119583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30.0624520778656">
                <text:p>30.0624520778656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30.065999507904">
                <text:p>30.065999507904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0.0695474147797">
                <text:p>30.0695474147797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0.0730950832367">
                <text:p>30.0730950832367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0.0766294002533">
                <text:p>30.0766294002533</text:p>
              </table:table-cell>
              <table:table-cell office:value-type="float" office:value="2290683.0264436">
                <text:p>2290683.026443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30.0801858901978">
                <text:p>30.0801858901978</text:p>
              </table:table-cell>
              <table:table-cell office:value-type="float" office:value="2276401.76872025">
                <text:p>2276401.7687202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0.0837326049805">
                <text:p>30.0837326049805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30.0872838497162">
                <text:p>30.0872838497162</text:p>
              </table:table-cell>
              <table:table-cell office:value-type="float" office:value="2279764.0271232">
                <text:p>2279764.0271232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0.0908071994782">
                <text:p>30.0908071994782</text:p>
              </table:table-cell>
              <table:table-cell office:value-type="float" office:value="2297813.31601029">
                <text:p>2297813.31601029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30.0943646430969">
                <text:p>30.0943646430969</text:p>
              </table:table-cell>
              <table:table-cell office:value-type="float" office:value="2275791.51424167">
                <text:p>2275791.5142416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0.0979173183441">
                <text:p>30.0979173183441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0.101452589035">
                <text:p>30.101452589035</text:p>
              </table:table-cell>
              <table:table-cell office:value-type="float" office:value="2290065.09198813">
                <text:p>2290065.0919881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0.1050355434418">
                <text:p>30.1050355434418</text:p>
              </table:table-cell>
              <table:table-cell office:value-type="float" office:value="2259587.78174075">
                <text:p>2259587.7817407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30.1085693836212">
                <text:p>30.1085693836212</text:p>
              </table:table-cell>
              <table:table-cell office:value-type="float" office:value="2290992.11874241">
                <text:p>2290992.11874241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0.1121163368225">
                <text:p>30.1121163368225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30.1156485080719">
                <text:p>30.1156485080719</text:p>
              </table:table-cell>
              <table:table-cell office:value-type="float" office:value="2292074.59898751">
                <text:p>2292074.5989875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30.1191825866699">
                <text:p>30.1191825866699</text:p>
              </table:table-cell>
              <table:table-cell office:value-type="float" office:value="2290837.5621669">
                <text:p>2290837.56216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0.122731924057">
                <text:p>30.122731924057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30.1262800693512">
                <text:p>30.1262800693512</text:p>
              </table:table-cell>
              <table:table-cell office:value-type="float" office:value="2281755.48877839">
                <text:p>2281755.4887783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0.1298251152039">
                <text:p>30.1298251152039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30.1333725452423">
                <text:p>30.1333725452423</text:p>
              </table:table-cell>
              <table:table-cell office:value-type="float" office:value="2282215.5510451">
                <text:p>2282215.5510451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30.1368868350983">
                <text:p>30.1368868350983</text:p>
              </table:table-cell>
              <table:table-cell office:value-type="float" office:value="2303737.12238806">
                <text:p>2303737.12238806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30.1404280662537">
                <text:p>30.1404280662537</text:p>
              </table:table-cell>
              <table:table-cell office:value-type="float" office:value="2286210.54224736">
                <text:p>2286210.54224736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0.1439731121063">
                <text:p>30.1439731121063</text:p>
              </table:table-cell>
              <table:table-cell office:value-type="float" office:value="2283750.43271235">
                <text:p>2283750.43271235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30.1475191116333">
                <text:p>30.1475191116333</text:p>
              </table:table-cell>
              <table:table-cell office:value-type="float" office:value="2283136.23236738">
                <text:p>2283136.2323673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30.1510667800903">
                <text:p>30.1510667800903</text:p>
              </table:table-cell>
              <table:table-cell office:value-type="float" office:value="2282062.17634409">
                <text:p>2282062.1763440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30.1546618938446">
                <text:p>30.1546618938446</text:p>
              </table:table-cell>
              <table:table-cell office:value-type="float" office:value="2251945.43298627">
                <text:p>2251945.4329862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0.1581964492798">
                <text:p>30.1581964492798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30.1617252826691">
                <text:p>30.1617252826691</text:p>
              </table:table-cell>
              <table:table-cell office:value-type="float" office:value="2294242.63117357">
                <text:p>2294242.6311735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30.1652772426605">
                <text:p>30.1652772426605</text:p>
              </table:table-cell>
              <table:table-cell office:value-type="float" office:value="2279304.95261109">
                <text:p>2279304.9526110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0.1688063144684">
                <text:p>30.1688063144684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0.1723589897156">
                <text:p>30.1723589897156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30.175909280777">
                <text:p>30.175909280777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30.1794621944427">
                <text:p>30.1794621944427</text:p>
              </table:table-cell>
              <table:table-cell office:value-type="float" office:value="2278693.14078647">
                <text:p>2278693.1407864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30.183013677597">
                <text:p>30.183013677597</text:p>
              </table:table-cell>
              <table:table-cell office:value-type="float" office:value="2279610.98174006">
                <text:p>2279610.9817400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30.1865427494049">
                <text:p>30.1865427494049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30.1900873184204">
                <text:p>30.1900873184204</text:p>
              </table:table-cell>
              <table:table-cell office:value-type="float" office:value="2284057.65682384">
                <text:p>2284057.65682384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0.193635225296">
                <text:p>30.193635225296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30.1971604824066">
                <text:p>30.1971604824066</text:p>
              </table:table-cell>
              <table:table-cell office:value-type="float" office:value="2296570.07872312">
                <text:p>2296570.0787231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30.200709104538">
                <text:p>30.200709104538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30.2042572498322">
                <text:p>30.2042572498322</text:p>
              </table:table-cell>
              <table:table-cell office:value-type="float" office:value="2281755.48877839">
                <text:p>2281755.48877839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30.2078037261963">
                <text:p>30.2078037261963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30.2113530635834">
                <text:p>30.2113530635834</text:p>
              </table:table-cell>
              <table:table-cell office:value-type="float" office:value="2280989.13038221">
                <text:p>2280989.1303822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30.2149000167847">
                <text:p>30.2149000167847</text:p>
              </table:table-cell>
              <table:table-cell office:value-type="float" office:value="2282522.36230423">
                <text:p>2282522.3623042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30.2184484004974">
                <text:p>30.2184484004974</text:p>
              </table:table-cell>
              <table:table-cell office:value-type="float" office:value="2281602.1759054">
                <text:p>2281602.1759054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30.2220010757446">
                <text:p>30.2220010757446</text:p>
              </table:table-cell>
              <table:table-cell office:value-type="float" office:value="2278846.0629488">
                <text:p>2278846.062948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0.225549697876">
                <text:p>30.225549697876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0.229079246521">
                <text:p>30.229079246521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30.2326047420502">
                <text:p>30.2326047420502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30.2362349033356">
                <text:p>30.2362349033356</text:p>
              </table:table-cell>
              <table:table-cell office:value-type="float" office:value="2230203.93957704">
                <text:p>2230203.939577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0.239795923233">
                <text:p>30.239795923233</text:p>
              </table:table-cell>
              <table:table-cell office:value-type="float" office:value="2273505.97107659">
                <text:p>2273505.9710765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0.2433183193207">
                <text:p>30.2433183193207</text:p>
              </table:table-cell>
              <table:table-cell office:value-type="float" office:value="2298435.43955598">
                <text:p>2298435.43955598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0.2468519210815">
                <text:p>30.2468519210815</text:p>
              </table:table-cell>
              <table:table-cell office:value-type="float" office:value="2291146.69617435">
                <text:p>2291146.6961743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30.2504072189331">
                <text:p>30.2504072189331</text:p>
              </table:table-cell>
              <table:table-cell office:value-type="float" office:value="2277165.0472103">
                <text:p>2277165.047210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30.2539494037628">
                <text:p>30.2539494037628</text:p>
              </table:table-cell>
              <table:table-cell office:value-type="float" office:value="2285595.01810594">
                <text:p>2285595.0181059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30.2575042247772">
                <text:p>30.2575042247772</text:p>
              </table:table-cell>
              <table:table-cell office:value-type="float" office:value="2277470.501945">
                <text:p>2277470.50194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30.2610547542572">
                <text:p>30.2610547542572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30.2646484375">
                <text:p>30.2646484375</text:p>
              </table:table-cell>
              <table:table-cell office:value-type="float" office:value="2252841.84860346">
                <text:p>2252841.8486034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30.2682023048401">
                <text:p>30.2682023048401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0.2717571258545">
                <text:p>30.2717571258545</text:p>
              </table:table-cell>
              <table:table-cell office:value-type="float" office:value="2277470.501945">
                <text:p>2277470.50194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30.2752861976624">
                <text:p>30.2752861976624</text:p>
              </table:table-cell>
              <table:table-cell office:value-type="float" office:value="2294087.6357249">
                <text:p>2294087.635724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30.2788207530975">
                <text:p>30.2788207530975</text:p>
              </table:table-cell>
              <table:table-cell office:value-type="float" office:value="2290528.5115683">
                <text:p>2290528.511568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0.2823622226715">
                <text:p>30.2823622226715</text:p>
              </table:table-cell>
              <table:table-cell office:value-type="float" office:value="2286056.6301333">
                <text:p>2286056.630133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30.2859153747559">
                <text:p>30.2859153747559</text:p>
              </table:table-cell>
              <table:table-cell office:value-type="float" office:value="2278540.23914648">
                <text:p>2278540.2391464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30.2894756793976">
                <text:p>30.2894756793976</text:p>
              </table:table-cell>
              <table:table-cell office:value-type="float" office:value="2273962.71238197">
                <text:p>2273962.7123819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30.2930774688721">
                <text:p>30.2930774688721</text:p>
              </table:table-cell>
              <table:table-cell office:value-type="float" office:value="2247771.57503144">
                <text:p>2247771.5750314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30.2966291904449">
                <text:p>30.2966291904449</text:p>
              </table:table-cell>
              <table:table-cell office:value-type="float" office:value="2279457.95690407">
                <text:p>2279457.95690407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0.3001759052277">
                <text:p>30.3001759052277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0.3036911487579">
                <text:p>30.3036911487579</text:p>
              </table:table-cell>
              <table:table-cell office:value-type="float" office:value="2303112.12588171">
                <text:p>2303112.1258817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30.3072390556335">
                <text:p>30.3072390556335</text:p>
              </table:table-cell>
              <table:table-cell office:value-type="float" office:value="2281908.82225657">
                <text:p>2281908.82225657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30.3107876777649">
                <text:p>30.3107876777649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30.3143382072449">
                <text:p>30.3143382072449</text:p>
              </table:table-cell>
              <table:table-cell office:value-type="float" office:value="2280223.28659683">
                <text:p>2280223.28659683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0.3178987503052">
                <text:p>30.3178987503052</text:p>
              </table:table-cell>
              <table:table-cell office:value-type="float" office:value="2273810.44489085">
                <text:p>2273810.44489085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30.3214433193207">
                <text:p>30.3214433193207</text:p>
              </table:table-cell>
              <table:table-cell office:value-type="float" office:value="2284057.65682384">
                <text:p>2284057.6568238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30.3249814510345">
                <text:p>30.3249814510345</text:p>
              </table:table-cell>
              <table:table-cell office:value-type="float" office:value="2288213.28733154">
                <text:p>2288213.28733154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30.3285267353058">
                <text:p>30.3285267353058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0.3320934772491">
                <text:p>30.3320934772491</text:p>
              </table:table-cell>
              <table:table-cell office:value-type="float" office:value="2269858.63529412">
                <text:p>2269858.63529412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0.3356442451477">
                <text:p>30.3356442451477</text:p>
              </table:table-cell>
              <table:table-cell office:value-type="float" office:value="2280070.17954744">
                <text:p>2280070.1795474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0.3391907215118">
                <text:p>30.3391907215118</text:p>
              </table:table-cell>
              <table:table-cell office:value-type="float" office:value="2282829.25606723">
                <text:p>2282829.25606723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30.3427920341492">
                <text:p>30.3427920341492</text:p>
              </table:table-cell>
              <table:table-cell office:value-type="float" office:value="2248069.19457133">
                <text:p>2248069.1945713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0.3463168144226">
                <text:p>30.3463168144226</text:p>
              </table:table-cell>
              <table:table-cell office:value-type="float" office:value="2296880.76190476">
                <text:p>2296880.76190476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0.3498425483704">
                <text:p>30.3498425483704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0.3533699512482">
                <text:p>30.3533699512482</text:p>
              </table:table-cell>
              <table:table-cell office:value-type="float" office:value="2295173.04386617">
                <text:p>2295173.04386617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30.3568966388702">
                <text:p>30.3568966388702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30.3604295253754">
                <text:p>30.3604295253754</text:p>
              </table:table-cell>
              <table:table-cell office:value-type="float" office:value="2291610.55365096">
                <text:p>2291610.5536509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30.3639659881592">
                <text:p>30.3639659881592</text:p>
              </table:table-cell>
              <table:table-cell office:value-type="float" office:value="2289293.14258747">
                <text:p>2289293.1425874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0.3675127029419">
                <text:p>30.3675127029419</text:p>
              </table:table-cell>
              <table:table-cell office:value-type="float" office:value="2282675.79887066">
                <text:p>2282675.79887066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0.3710613250732">
                <text:p>30.3710613250732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.3746149539948">
                <text:p>30.3746149539948</text:p>
              </table:table-cell>
              <table:table-cell office:value-type="float" office:value="2278234.49741697">
                <text:p>2278234.4974169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0.3781445026398">
                <text:p>30.3781445026398</text:p>
              </table:table-cell>
              <table:table-cell office:value-type="float" office:value="2293777.70764658">
                <text:p>2293777.7076465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0.3817007541656">
                <text:p>30.3817007541656</text:p>
              </table:table-cell>
              <table:table-cell office:value-type="float" office:value="2276554.38348083">
                <text:p>2276554.3834808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30.3852980136871">
                <text:p>30.3852980136871</text:p>
              </table:table-cell>
              <table:table-cell office:value-type="float" office:value="2250602.14634146">
                <text:p>2250602.14634146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.3888540267944">
                <text:p>30.3888540267944</text:p>
              </table:table-cell>
              <table:table-cell office:value-type="float" office:value="2276707.018706">
                <text:p>2276707.018706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30.3924281597137">
                <text:p>30.3924281597137</text:p>
              </table:table-cell>
              <table:table-cell office:value-type="float" office:value="2265164.77780001">
                <text:p>2265164.77780001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30.3959784507751">
                <text:p>30.3959784507751</text:p>
              </table:table-cell>
              <table:table-cell office:value-type="float" office:value="2280376.41420993">
                <text:p>2280376.414209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0.3995320796967">
                <text:p>30.3995320796967</text:p>
              </table:table-cell>
              <table:table-cell office:value-type="float" office:value="2278234.49741697">
                <text:p>2278234.4974169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30.4030830860138">
                <text:p>30.4030830860138</text:p>
              </table:table-cell>
              <table:table-cell office:value-type="float" office:value="2279917.09305761">
                <text:p>2279917.093057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0.4066317081451">
                <text:p>30.4066317081451</text:p>
              </table:table-cell>
              <table:table-cell office:value-type="float" office:value="2281448.88363343">
                <text:p>2281448.8836334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.4101572036743">
                <text:p>30.4101572036743</text:p>
              </table:table-cell>
              <table:table-cell office:value-type="float" office:value="2296414.76864814">
                <text:p>2296414.7686481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30.4136793613434">
                <text:p>30.4136793613434</text:p>
              </table:table-cell>
              <table:table-cell office:value-type="float" office:value="2298591.02308265">
                <text:p>2298591.0230826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30.4172050952911">
                <text:p>30.4172050952911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30.4207143783569">
                <text:p>30.4207143783569</text:p>
              </table:table-cell>
              <table:table-cell office:value-type="float" office:value="2307023.92716897">
                <text:p>2307023.92716897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0.4242362976074">
                <text:p>30.4242362976074</text:p>
              </table:table-cell>
              <table:table-cell office:value-type="float" office:value="2298746.62767398">
                <text:p>2298746.6276739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30.4277560710907">
                <text:p>30.4277560710907</text:p>
              </table:table-cell>
              <table:table-cell office:value-type="float" office:value="2300148.0176116">
                <text:p>2300148.017611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30.4312887191772">
                <text:p>30.4312887191772</text:p>
              </table:table-cell>
              <table:table-cell office:value-type="float" office:value="2291765.21455085">
                <text:p>2291765.2145508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0.4348425865173">
                <text:p>30.4348425865173</text:p>
              </table:table-cell>
              <table:table-cell office:value-type="float" office:value="2278081.6573192">
                <text:p>2278081.6573192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30.4383685588837">
                <text:p>30.4383685588837</text:p>
              </table:table-cell>
              <table:table-cell office:value-type="float" office:value="2296104.21150855">
                <text:p>2296104.2115085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30.4418995380402">
                <text:p>30.4418995380402</text:p>
              </table:table-cell>
              <table:table-cell office:value-type="float" office:value="2292848.42565834">
                <text:p>2292848.4256583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30.4453980922699">
                <text:p>30.4453980922699</text:p>
              </table:table-cell>
              <table:table-cell office:value-type="float" office:value="2314098.75862069">
                <text:p>2314098.7586206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30.4489262104034">
                <text:p>30.4489262104034</text:p>
              </table:table-cell>
              <table:table-cell office:value-type="float" office:value="2294707.74320854">
                <text:p>2294707.74320854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0.4524505138397">
                <text:p>30.4524505138397</text:p>
              </table:table-cell>
              <table:table-cell office:value-type="float" office:value="2297191.52915708">
                <text:p>2297191.5291570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30.4559772014618">
                <text:p>30.4559772014618</text:p>
              </table:table-cell>
              <table:table-cell office:value-type="float" office:value="2295638.53326122">
                <text:p>2295638.5332612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0.459522485733">
                <text:p>30.459522485733</text:p>
              </table:table-cell>
              <table:table-cell office:value-type="float" office:value="2283596.85164761">
                <text:p>2283596.851647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0.4630494117737">
                <text:p>30.4630494117737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30.4665703773499">
                <text:p>30.4665703773499</text:p>
              </table:table-cell>
              <table:table-cell office:value-type="float" office:value="2299369.2567714">
                <text:p>2299369.256771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.4701337814331">
                <text:p>30.4701337814331</text:p>
              </table:table-cell>
              <table:table-cell office:value-type="float" office:value="2271984.82430082">
                <text:p>2271984.82430082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30.4736347198486">
                <text:p>30.4736347198486</text:p>
              </table:table-cell>
              <table:table-cell office:value-type="float" office:value="2312522.8264778">
                <text:p>2312522.826477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30.4771394729614">
                <text:p>30.4771394729614</text:p>
              </table:table-cell>
              <table:table-cell office:value-type="float" office:value="2310005.79482993">
                <text:p>2310005.7948299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0.4806485176086">
                <text:p>30.4806485176086</text:p>
              </table:table-cell>
              <table:table-cell office:value-type="float" office:value="2307180.67563528">
                <text:p>2307180.6756352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30.4841539859772">
                <text:p>30.4841539859772</text:p>
              </table:table-cell>
              <table:table-cell office:value-type="float" office:value="2309534.46126641">
                <text:p>2309534.4612664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30.4876606464386">
                <text:p>30.4876606464386</text:p>
              </table:table-cell>
              <table:table-cell office:value-type="float" office:value="2308749.3326081">
                <text:p>2308749.332608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30.491170167923">
                <text:p>30.491170167923</text:p>
              </table:table-cell>
              <table:table-cell office:value-type="float" office:value="2306867.2">
                <text:p>2306867.2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30.4946758747101">
                <text:p>30.4946758747101</text:p>
              </table:table-cell>
              <table:table-cell office:value-type="float" office:value="2309377.39281828">
                <text:p>2309377.3928182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0.4981844425201">
                <text:p>30.4981844425201</text:p>
              </table:table-cell>
              <table:table-cell office:value-type="float" office:value="2307494.2364773">
                <text:p>2307494.2364773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0.5016920566559">
                <text:p>30.5016920566559</text:p>
              </table:table-cell>
              <table:table-cell office:value-type="float" office:value="2308121.61392061">
                <text:p>2308121.61392061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0.5051982402802">
                <text:p>30.5051982402802</text:p>
              </table:table-cell>
              <table:table-cell office:value-type="float" office:value="2309063.32000544">
                <text:p>2309063.3200054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0.5087239742279">
                <text:p>30.5087239742279</text:p>
              </table:table-cell>
              <table:table-cell office:value-type="float" office:value="2296259.47957804">
                <text:p>2296259.47957804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30.5122311115265">
                <text:p>30.5122311115265</text:p>
              </table:table-cell>
              <table:table-cell office:value-type="float" office:value="2308435.43059143">
                <text:p>2308435.4305914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30.5157210826874">
                <text:p>30.5157210826874</text:p>
              </table:table-cell>
              <table:table-cell office:value-type="float" office:value="2319789.94288837">
                <text:p>2319789.9428883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30.5193257331848">
                <text:p>30.5193257331848</text:p>
              </table:table-cell>
              <table:table-cell office:value-type="float" office:value="2245987.51134334">
                <text:p>2245987.5113433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30.5228226184845">
                <text:p>30.5228226184845</text:p>
              </table:table-cell>
              <table:table-cell office:value-type="float" office:value="2315203.18974569">
                <text:p>2315203.18974569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30.5263321399689">
                <text:p>30.5263321399689</text:p>
              </table:table-cell>
              <table:table-cell office:value-type="float" office:value="2306867.2">
                <text:p>2306867.2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30.5298509597778">
                <text:p>30.5298509597778</text:p>
              </table:table-cell>
              <table:table-cell office:value-type="float" office:value="2300771.40619283">
                <text:p>2300771.40619283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30.5333666801453">
                <text:p>30.5333666801453</text:p>
              </table:table-cell>
              <table:table-cell office:value-type="float" office:value="2302799.75478096">
                <text:p>2302799.75478096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30.53688621521">
                <text:p>30.53688621521</text:p>
              </table:table-cell>
              <table:table-cell office:value-type="float" office:value="2300303.83308495">
                <text:p>2300303.8330849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30.5404148101807">
                <text:p>30.5404148101807</text:p>
              </table:table-cell>
              <table:table-cell office:value-type="float" office:value="2294397.64756757">
                <text:p>2294397.6475675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0.5439183712006">
                <text:p>30.5439183712006</text:p>
              </table:table-cell>
              <table:table-cell office:value-type="float" office:value="2310791.77842804">
                <text:p>2310791.77842804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0.5474116802216">
                <text:p>30.5474116802216</text:p>
              </table:table-cell>
              <table:table-cell office:value-type="float" office:value="2317573.38138138">
                <text:p>2317573.3813813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.5509498119354">
                <text:p>30.5509498119354</text:p>
              </table:table-cell>
              <table:table-cell office:value-type="float" office:value="2288213.28733154">
                <text:p>2288213.28733154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30.5545196533203">
                <text:p>30.5545196533203</text:p>
              </table:table-cell>
              <table:table-cell office:value-type="float" office:value="2267887.87711214">
                <text:p>2267887.87711214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0.558046579361">
                <text:p>30.558046579361</text:p>
              </table:table-cell>
              <table:table-cell office:value-type="float" office:value="2295483.34915163">
                <text:p>2295483.34915163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9.9994242191315">
                <text:p>39.9994242191315</text:p>
              </table:table-cell>
              <table:table-cell office:value-type="float" office:value="857.501977878388">
                <text:p>857.501977878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